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54cm"/>
    </style:style>
    <style:style style:name="co2" style:family="table-column">
      <style:table-column-properties fo:break-before="auto" style:column-width="4.133cm"/>
    </style:style>
    <style:style style:name="co3" style:family="table-column">
      <style:table-column-properties fo:break-before="auto" style:column-width="1.33cm"/>
    </style:style>
    <style:style style:name="co4" style:family="table-column">
      <style:table-column-properties fo:break-before="auto" style:column-width="0.787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4.78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6.929cm"/>
    </style:style>
    <style:style style:name="co9" style:family="table-column">
      <style:table-column-properties fo:break-before="auto" style:column-width="0.907cm"/>
    </style:style>
    <style:style style:name="co10" style:family="table-column">
      <style:table-column-properties fo:break-before="auto" style:column-width="2.983cm"/>
    </style:style>
    <style:style style:name="co11" style:family="table-column">
      <style:table-column-properties fo:break-before="auto" style:column-width="1.43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908cm"/>
    </style:style>
    <style:style style:name="co14" style:family="table-column">
      <style:table-column-properties fo:break-before="auto" style:column-width="3.323cm"/>
    </style:style>
    <style:style style:name="co15" style:family="table-column">
      <style:table-column-properties fo:break-before="auto" style:column-width="1.425cm"/>
    </style:style>
    <style:style style:name="co16" style:family="table-column">
      <style:table-column-properties fo:break-before="auto" style:column-width="0.737cm"/>
    </style:style>
    <style:style style:name="co17" style:family="table-column">
      <style:table-column-properties fo:break-before="auto" style:column-width="1.249cm"/>
    </style:style>
    <style:style style:name="co18" style:family="table-column">
      <style:table-column-properties fo:break-before="auto" style:column-width="4.743cm"/>
    </style:style>
    <style:style style:name="co19" style:family="table-column">
      <style:table-column-properties fo:break-before="auto" style:column-width="1.461cm"/>
    </style:style>
    <style:style style:name="co20" style:family="table-column">
      <style:table-column-properties fo:break-before="auto" style:column-width="6.902cm"/>
    </style:style>
    <style:style style:name="co21" style:family="table-column">
      <style:table-column-properties fo:break-before="auto" style:column-width="0.965cm"/>
    </style:style>
    <style:style style:name="co22" style:family="table-column">
      <style:table-column-properties fo:break-before="auto" style:column-width="3.664cm"/>
    </style:style>
    <style:style style:name="co23" style:family="table-column">
      <style:table-column-properties fo:break-before="auto" style:column-width="1.028cm"/>
    </style:style>
    <style:style style:name="co24" style:family="table-column">
      <style:table-column-properties fo:break-before="auto" style:column-width="0.877cm"/>
    </style:style>
    <style:style style:name="co25" style:family="table-column">
      <style:table-column-properties fo:break-before="auto" style:column-width="1.21cm"/>
    </style:style>
    <style:style style:name="co26" style:family="table-column">
      <style:table-column-properties fo:break-before="auto" style:column-width="5.295cm"/>
    </style:style>
    <style:style style:name="co27" style:family="table-column">
      <style:table-column-properties fo:break-before="auto" style:column-width="1.18cm"/>
    </style:style>
    <style:style style:name="co28" style:family="table-column">
      <style:table-column-properties fo:break-before="auto" style:column-width="6.717cm"/>
    </style:style>
    <style:style style:name="co29" style:family="table-column">
      <style:table-column-properties fo:break-before="auto" style:column-width="0.695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818cm" fo:break-before="auto" style:use-optimal-row-height="true"/>
    </style:style>
    <style:style style:name="ro4" style:family="table-row">
      <style:table-row-properties style:row-height="1.198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788cm" fo:break-before="auto" style:use-optimal-row-height="true"/>
    </style:style>
    <style:style style:name="ro8" style:family="table-row">
      <style:table-row-properties style:row-height="1.637cm" fo:break-before="auto" style:use-optimal-row-height="true"/>
    </style:style>
    <style:style style:name="ro9" style:family="table-row">
      <style:table-row-properties style:row-height="1.579cm" fo:break-before="auto" style:use-optimal-row-height="true"/>
    </style:style>
    <style:style style:name="ro10" style:family="table-row">
      <style:table-row-properties style:row-height="1.432cm" fo:break-before="auto" style:use-optimal-row-height="false"/>
    </style:style>
    <style:style style:name="ro11" style:family="table-row">
      <style:table-row-properties style:row-height="0.437cm" fo:break-before="auto" style:use-optimal-row-height="true"/>
    </style:style>
    <style:style style:name="ro12" style:family="table-row">
      <style:table-row-properties style:row-height="1.1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1" fo:background-color="#cc0000" fo:border-left="0.06pt solid #000001" fo:border-right="0.51pt solid #000001" fo:border-top="0.06pt solid #000001"/>
      <style:text-properties fo:color="#ffffff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1" fo:background-color="#93cddd" style:text-align-source="fix" style:repeat-content="false" fo:border-left="0.06pt solid #000001" fo:border-right="0.51pt solid #000001" fo:border-top="none"/>
      <style:paragraph-properties fo:text-align="center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1" fo:background-color="#ccc0da" style:text-align-source="fix" style:repeat-content="false" fo:border-left="0.06pt solid #000001" fo:border-right="0.51pt solid #000001" fo:border-top="none"/>
      <style:paragraph-properties fo:text-align="center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1" fo:background-color="#ffffff" style:text-align-source="fix" style:repeat-content="false" fo:border-left="0.06pt solid #000001" fo:border-right="0.51pt solid #000001" fo:border-top="none"/>
      <style:paragraph-properties fo:text-align="center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1" fo:background-color="#92cddc" style:text-align-source="fix" style:repeat-content="false" fo:border-left="0.06pt solid #000001" fo:border-right="0.51pt solid #000001" fo:border-top="none"/>
      <style:paragraph-properties fo:text-align="center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1" fo:background-color="#cc0000" fo:border-left="none" fo:border-right="0.51pt solid #000001" fo:border-top="0.06pt solid #000001"/>
      <style:text-properties fo:color="#ffffff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1" fo:background-color="#93cddd" fo:border-left="none" fo:border-right="0.51pt solid #000001" fo:border-top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1" fo:background-color="#ccc0da" fo:border-left="none" fo:border-right="0.51pt solid #000001" fo:border-top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1" fo:background-color="#ffffff" fo:border-left="none" fo:border-right="0.51pt solid #000001" fo:border-top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1" fo:background-color="#92cddc" fo:border-left="none" fo:border-right="0.51pt solid #000001" fo:border-top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1" fo:background-color="#cc0000" fo:border-left="none" fo:border-right="0.51pt solid #000001" style:shrink-to-fit="true" fo:border-top="0.06pt solid #000001"/>
      <style:text-properties fo:color="#ffffff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1" fo:background-color="#93cddd" fo:border-left="none" fo:border-right="0.51pt solid #000001" style:shrink-to-fit="true" fo:border-top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1" fo:background-color="#ccc0da" fo:border-left="none" fo:border-right="0.51pt solid #000001" style:shrink-to-fit="true" fo:border-top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1" fo:background-color="#ffffff" fo:border-left="none" fo:border-right="0.51pt solid #000001" style:shrink-to-fit="true" fo:border-top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1" fo:background-color="#92cddc" fo:border-left="none" fo:border-right="0.51pt solid #000001" style:shrink-to-fit="true" fo:border-top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shrink-to-fit="true"/>
    </style:style>
    <style:style style:name="ce17" style:family="table-cell" style:parent-style-name="Default">
      <style:table-cell-properties fo:border-bottom="0.06pt solid #000001" fo:background-color="#93cddd" style:text-align-source="fix" style:repeat-content="false" fo:border-left="none" fo:border-right="0.51pt solid #000001" style:shrink-to-fit="true" fo:border-top="none"/>
      <style:paragraph-properties fo:text-align="end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1" fo:background-color="#ccc0da" style:text-align-source="fix" style:repeat-content="false" fo:border-left="none" fo:border-right="0.51pt solid #000001" style:shrink-to-fit="true" fo:border-top="none"/>
      <style:paragraph-properties fo:text-align="end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1" fo:background-color="#ffffff" style:text-align-source="fix" style:repeat-content="false" fo:border-left="none" fo:border-right="0.51pt solid #000001" style:shrink-to-fit="true" fo:border-top="none"/>
      <style:paragraph-properties fo:text-align="end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1" fo:background-color="#92cddc" style:text-align-source="fix" style:repeat-content="false" fo:border-left="none" fo:border-right="0.51pt solid #000001" style:shrink-to-fit="true" fo:border-top="none"/>
      <style:paragraph-properties fo:text-align="end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1" fo:background-color="#cc0000" fo:border-left="none" fo:border-right="0.51pt solid #000001" style:shrink-to-fit="true" fo:border-top="0.06pt solid #000001"/>
      <style:text-properties fo:color="#ffffff" style:text-outline="false" style:text-line-through-style="none" style:font-name="Calibri" fo:font-size="7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7pt" style:language-asian="nl" style:country-asian="BE" style:font-style-asian="normal" style:font-weight-asian="bold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1" fo:background-color="#cc0000" fo:wrap-option="wrap" fo:border-left="none" fo:border-right="0.51pt solid #000001" fo:border-top="0.06pt solid #000001"/>
      <style:text-properties fo:color="#ffffff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 fo:hyphenate="true"/>
    </style:style>
    <style:style style:name="ce23" style:family="table-cell" style:parent-style-name="Default">
      <style:table-cell-properties fo:border-bottom="0.06pt solid #000001" fo:background-color="#93cddd" fo:wrap-option="wrap" fo:border-left="none" fo:border-right="0.51pt solid #000001" fo:border-top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 fo:hyphenate="true"/>
    </style:style>
    <style:style style:name="ce24" style:family="table-cell" style:parent-style-name="Default">
      <style:table-cell-properties fo:border-bottom="0.06pt solid #000001" fo:background-color="#ccc0da" fo:wrap-option="wrap" fo:border-left="none" fo:border-right="0.51pt solid #000001" fo:border-top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 fo:hyphenate="true"/>
    </style:style>
    <style:style style:name="ce25" style:family="table-cell" style:parent-style-name="Default">
      <style:table-cell-properties fo:border-bottom="0.06pt solid #000001" fo:background-color="#ffffff" fo:wrap-option="wrap" fo:border-left="none" fo:border-right="0.51pt solid #000001" fo:border-top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26" style:family="table-cell" style:parent-style-name="Default">
      <style:table-cell-properties fo:border-bottom="0.06pt solid #000001" fo:background-color="#ffffff" fo:wrap-option="wrap" fo:border-left="none" fo:border-right="0.51pt solid #000001" fo:border-top="none"/>
      <style:text-properties fo:color="#000000" style:text-outline="false" style:text-line-through-styl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27" style:family="table-cell" style:parent-style-name="Default">
      <style:table-cell-properties fo:border-bottom="0.06pt solid #000001" fo:background-color="#92cddc" fo:wrap-option="wrap" fo:border-left="none" fo:border-right="0.51pt solid #000001" fo:border-top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 fo:hyphenate="true"/>
    </style:style>
    <style:style style:name="ce28" style:family="table-cell" style:parent-style-name="Default">
      <style:table-cell-properties fo:border-bottom="0.06pt solid #000001" fo:background-color="#92cddc" fo:wrap-option="wrap" fo:border-left="none" fo:border-right="0.51pt solid #000001" fo:border-top="none"/>
      <style:text-properties fo:color="#000000" style:text-outline="false" style:text-line-through-style="none" style:font-name="Calibri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 fo:hyphenate="true"/>
    </style:style>
    <style:style style:name="ce29" style:family="table-cell" style:parent-style-name="Default">
      <style:table-cell-properties fo:wrap-option="wrap"/>
      <style:text-properties fo:hyphenate="true"/>
    </style:style>
    <style:style style:name="ce30" style:family="table-cell" style:parent-style-name="Default">
      <style:table-cell-properties fo:border-bottom="0.06pt solid #000001" fo:background-color="#93cddd" fo:border-left="none" fo:border-right="0.51pt solid #000001" fo:border-top="none"/>
      <style:text-properties fo:color="#000000" style:text-outline="false" style:text-line-through-style="none" style:font-name="Calibri" fo:font-size="11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1" fo:background-color="#ccc0da" fo:border-left="none" fo:border-right="0.51pt solid #000001" fo:border-top="none"/>
      <style:text-properties fo:color="#000000" style:text-outline="false" style:text-line-through-style="none" style:font-name="Calibri" fo:font-size="11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1" fo:background-color="#ffffff" fo:border-left="none" fo:border-right="0.51pt solid #000001" fo:border-top="none"/>
      <style:text-properties fo:color="#000000" style:text-outline="false" style:text-line-through-style="none" style:font-name="Calibri" fo:font-size="11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1" fo:background-color="#ffffff" fo:border-left="none" fo:border-right="0.51pt solid #000001" fo:border-top="non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1" fo:background-color="#92cddc" fo:border-left="none" fo:border-right="0.51pt solid #000001" fo:border-top="none"/>
      <style:text-properties fo:color="#000000" style:text-outline="false" style:text-line-through-style="none" style:font-name="Calibri" fo:font-size="11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1" fo:background-color="#92cddc" fo:border-left="none" fo:border-right="0.51pt solid #000001" fo:border-top="non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1" fo:background-color="#cc0000" fo:wrap-option="wrap" fo:border-left="none" fo:border-right="0.51pt solid #000001" style:shrink-to-fit="true" fo:border-top="0.06pt solid #000001"/>
      <style:text-properties fo:color="#ffffff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 fo:hyphenate="true"/>
    </style:style>
    <style:style style:name="ce37" style:family="table-cell" style:parent-style-name="Default">
      <style:table-cell-properties fo:border-bottom="0.06pt solid #000001" fo:background-color="#93cddd" fo:wrap-option="wrap" fo:border-left="none" fo:border-right="0.51pt solid #000001" fo:border-top="none"/>
      <style:text-properties fo:color="#000000" style:text-outline="false" style:text-line-through-style="none" style:font-name="Calibri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 fo:hyphenate="true"/>
    </style:style>
    <style:style style:name="ce38" style:family="table-cell" style:parent-style-name="Default">
      <style:table-cell-properties fo:border-bottom="0.06pt solid #000001" fo:background-color="#ffffff" fo:wrap-option="wrap" fo:border-left="none" fo:border-right="0.51pt solid #000001" fo:border-top="none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39" style:family="table-cell" style:parent-style-name="Default">
      <style:table-cell-properties fo:wrap-option="wrap" style:shrink-to-fit="true"/>
    </style:style>
    <style:style style:name="ce40" style:family="table-cell" style:parent-style-name="Default">
      <style:text-properties style:font-name="Liberation Sans" style:font-name-asian="DejaVu Sans" style:font-name-complex="Lohit Hindi"/>
    </style:style>
    <style:style style:name="ce41" style:family="table-cell" style:parent-style-name="Default">
      <style:table-cell-properties fo:border-bottom="0.06pt solid #000001" fo:background-color="#ccc0d9" style:text-align-source="fix" style:repeat-content="false" fo:border-left="0.06pt solid #000001" fo:border-right="0.51pt solid #000001" fo:border-top="none"/>
      <style:paragraph-properties fo:text-align="center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1" fo:background-color="#ccc0d9" fo:border-left="none" fo:border-right="0.51pt solid #000001" fo:border-top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1" fo:background-color="#92cddc" style:text-align-source="fix" style:repeat-content="false" fo:border-left="none" fo:border-right="0.51pt solid #000001" fo:border-top="none"/>
      <style:paragraph-properties fo:text-align="end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1" fo:background-color="#ffffff" style:text-align-source="fix" style:repeat-content="false" fo:border-left="none" fo:border-right="0.51pt solid #000001" fo:border-top="none"/>
      <style:paragraph-properties fo:text-align="end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1" fo:background-color="#ccc0d9" style:text-align-source="fix" style:repeat-content="false" fo:border-left="none" fo:border-right="0.51pt solid #000001" fo:border-top="none"/>
      <style:paragraph-properties fo:text-align="end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1" fo:background-color="#cc0000" fo:border-left="none" fo:border-right="0.51pt solid #000001" fo:border-top="0.06pt solid #000001"/>
      <style:text-properties fo:color="#ffffff" style:text-outline="false" style:text-line-through-style="none" style:font-name="Calibri" fo:font-size="7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7pt" style:language-asian="nl" style:country-asian="BE" style:font-style-asian="normal" style:font-weight-asian="bold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1" fo:background-color="#92cddc" fo:border-left="none" fo:border-right="0.51pt solid #000001" fo:border-top="none"/>
      <style:text-properties fo:color="#000000" style:text-outline="false" style:text-line-through-style="none" style:font-name="Calibri" fo:font-size="7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7pt" style:language-asian="nl" style:country-asian="BE" style:font-style-asian="normal" style:font-weight-asian="bold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1" fo:background-color="#ffffff" fo:border-left="none" fo:border-right="0.51pt solid #000001" fo:border-top="none"/>
      <style:text-properties fo:color="#000000" style:text-outline="false" style:text-line-through-style="none" style:font-name="Calibri" fo:font-size="7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7pt" style:language-asian="nl" style:country-asian="BE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font-size="7pt" style:font-size-asian="7pt" style:font-size-complex="7pt"/>
    </style:style>
    <style:style style:name="ce50" style:family="table-cell" style:parent-style-name="Default">
      <style:table-cell-properties fo:border-bottom="0.06pt solid #000001" fo:background-color="#cc0000" fo:wrap-option="wrap" fo:border-left="none" fo:border-right="0.51pt solid #000001" fo:border-top="0.06pt solid #000001"/>
      <style:text-properties fo:color="#ffffff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1" fo:background-color="#92cddc" fo:wrap-option="wrap" fo:border-left="none" fo:border-right="0.51pt solid #000001" fo:border-top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1" fo:background-color="#ffffff" fo:wrap-option="wrap" fo:border-left="none" fo:border-right="0.51pt solid #000001" fo:border-top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1" fo:background-color="#ffffff" fo:wrap-option="wrap" fo:border-left="none" fo:border-right="0.51pt solid #000001" fo:border-top="none"/>
      <style:text-properties fo:color="#000000" style:text-outline="false" style:text-line-through-styl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1" fo:background-color="#ccc0d9" fo:wrap-option="wrap" fo:border-left="none" fo:border-right="0.51pt solid #000001" fo:border-top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1" fo:background-color="#92cddc" fo:wrap-option="wrap" fo:border-left="none" fo:border-right="0.51pt solid #000001" fo:border-top="none"/>
      <style:text-properties fo:color="#000000" style:text-outline="false" style:text-line-through-style="none" style:font-name="Calibri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</style:style>
    <style:style style:name="ce57" style:family="table-cell" style:parent-style-name="Default">
      <style:table-cell-properties fo:border-bottom="0.06pt solid #000001" fo:background-color="#ccc0d9" fo:border-left="none" fo:border-right="0.51pt solid #000001" fo:border-top="none"/>
      <style:text-properties fo:color="#000000" style:text-outline="false" style:text-line-through-style="none" style:font-name="Calibri" fo:font-size="11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1" fo:background-color="#cc0000" fo:wrap-option="wrap" fo:border-left="none" fo:border-right="0.51pt solid #000001" style:shrink-to-fit="true" fo:border-top="0.06pt solid #000001"/>
      <style:text-properties fo:color="#ffffff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1" fo:background-color="#92cddc" fo:wrap-option="wrap" fo:border-left="none" fo:border-right="0.51pt solid #000001" style:shrink-to-fit="true" fo:border-top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1" fo:background-color="#92cddc" fo:wrap-option="wrap" fo:border-left="none" fo:border-right="0.51pt solid #000001" style:shrink-to-fit="true" fo:border-top="none"/>
      <style:text-properties fo:color="#000000" style:text-outline="false" style:text-line-through-style="none" style:font-name="Calibri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1" fo:background-color="#ffffff" fo:wrap-option="wrap" fo:border-left="none" fo:border-right="0.51pt solid #000001" style:shrink-to-fit="true" fo:border-top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6pt solid #000001" fo:background-color="#ffffff" fo:wrap-option="wrap" fo:border-left="none" fo:border-right="0.51pt solid #000001" style:shrink-to-fit="true" fo:border-top="none"/>
      <style:text-properties fo:color="#000000" style:text-outline="false" style:text-line-through-styl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1" fo:background-color="#ccc0d9" fo:wrap-option="wrap" fo:border-left="none" fo:border-right="0.51pt solid #000001" style:shrink-to-fit="true" fo:border-top="none"/>
      <style:text-properties fo:color="#000000" style:text-outline="false" style:text-line-through-style="none" style:font-name="Calibri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06pt solid #000001" fo:background-color="#cc0000" fo:wrap-option="no-wrap" fo:border-left="none" fo:border-right="0.51pt solid #000001" style:shrink-to-fit="true" fo:border-top="0.06pt solid #000001"/>
      <style:text-properties fo:color="#ffffff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06pt solid #000001" fo:background-color="#93cddd" fo:wrap-option="no-wrap" fo:border-left="none" fo:border-right="0.51pt solid #000001" style:shrink-to-fit="true" fo:border-top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1" fo:background-color="#ffffff" fo:wrap-option="no-wrap" fo:border-left="none" fo:border-right="0.51pt solid #000001" style:shrink-to-fit="true" fo:border-top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6pt solid #000001" fo:background-color="#92cddc" fo:wrap-option="no-wrap" fo:border-left="none" fo:border-right="0.51pt solid #000001" style:shrink-to-fit="true" fo:border-top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no-wrap" style:shrink-to-fit="true"/>
    </style:style>
    <style:style style:name="ce69" style:family="table-cell" style:parent-style-name="Default">
      <style:table-cell-properties fo:border-bottom="0.06pt solid #000001" fo:background-color="#93cddd" style:text-align-source="fix" style:repeat-content="false" fo:wrap-option="no-wrap" fo:border-left="none" fo:border-right="0.51pt solid #000001" style:shrink-to-fit="true" fo:border-top="none"/>
      <style:paragraph-properties fo:text-align="end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1" fo:background-color="#ffffff" style:text-align-source="fix" style:repeat-content="false" fo:wrap-option="no-wrap" fo:border-left="none" fo:border-right="0.51pt solid #000001" style:shrink-to-fit="true" fo:border-top="none"/>
      <style:paragraph-properties fo:text-align="end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1" fo:background-color="#92cddc" style:text-align-source="fix" style:repeat-content="false" fo:wrap-option="no-wrap" fo:border-left="none" fo:border-right="0.51pt solid #000001" style:shrink-to-fit="true" fo:border-top="none"/>
      <style:paragraph-properties fo:text-align="end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no-wrap" style:shrink-to-fit="true"/>
      <style:text-properties fo:hyphenate="true"/>
    </style:style>
    <style:style style:name="ce73" style:family="table-cell" style:parent-style-name="Default">
      <style:table-cell-properties fo:border-bottom="0.06pt solid #000001" fo:background-color="#93cddd" fo:wrap-option="wrap" fo:border-left="none" fo:border-right="0.51pt solid #000001" fo:border-top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1" fo:background-color="#93cddd" fo:wrap-option="wrap" fo:border-left="none" fo:border-right="0.51pt solid #000001" fo:border-top="none"/>
      <style:text-properties fo:color="#000000" style:text-outline="false" style:text-line-through-style="none" style:font-name="Calibri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000001" fo:background-color="#93cddd" fo:wrap-option="no-wrap" fo:border-left="none" fo:border-right="0.51pt solid #000001" style:shrink-to-fit="true" fo:border-top="none"/>
      <style:text-properties fo:color="#000000" style:text-outline="false" style:text-line-through-style="none" style:font-name="Calibri" fo:font-size="11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6pt solid #000001" fo:background-color="#ffffff" fo:wrap-option="no-wrap" fo:border-left="none" fo:border-right="0.51pt solid #000001" style:shrink-to-fit="true" fo:border-top="none"/>
      <style:text-properties fo:color="#000000" style:text-outline="false" style:text-line-through-style="none" style:font-name="Calibri" fo:font-size="11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6pt solid #000001" fo:background-color="#92cddc" fo:wrap-option="no-wrap" fo:border-left="none" fo:border-right="0.51pt solid #000001" style:shrink-to-fit="true" fo:border-top="none"/>
      <style:text-properties fo:color="#000000" style:text-outline="false" style:text-line-through-style="none" style:font-name="Calibri" fo:font-size="11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6pt solid #000001" fo:background-color="#93cddd" fo:wrap-option="no-wrap" fo:border-left="none" fo:border-right="0.51pt solid #000001" style:shrink-to-fit="true" fo:border-top="non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6pt solid #000001" fo:background-color="#ffffff" fo:wrap-option="no-wrap" fo:border-left="none" fo:border-right="0.51pt solid #000001" style:shrink-to-fit="true" fo:border-top="non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1" fo:background-color="#92cddc" fo:wrap-option="no-wrap" fo:border-left="none" fo:border-right="0.51pt solid #000001" style:shrink-to-fit="true" fo:border-top="non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transparent" fo:border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transparent" fo:border="none"/>
      <style:text-properties fo:color="#000000" style:text-outline="false" style:text-line-through-style="none" style:font-name="Calibri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transparent" fo:border="none"/>
      <style:text-properties fo:color="#000000" style:text-outline="false" style:text-line-through-style="none" style:font-name="Calibri" fo:font-size="8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transparent" fo:border="none"/>
      <style:text-properties fo:color="#000000" style:text-outline="false" style:text-line-through-styl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transparent" fo:border="none"/>
      <style:text-properties fo:color="#ffffff" style:text-outline="false" style:text-line-through-style="none" style:font-name="Calibri" fo:font-size="8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nl" style:country-asian="B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transparent"/>
    </style:style>
    <style:style style:name="T1" style:family="text">
      <style:text-properties fo:color="#000000" style:font-name="Calibri" fo:font-size="8pt" fo:language="en" fo:country="US" style:letter-kerning="true" style:font-name-asian="Times New Roman" style:font-size-asian="8pt" style:language-asian="nl" style:country-asian="BE"/>
    </style:style>
  </office:automatic-styles>
  <office:body>
    <office:spreadsheet>
      <table:table table:name="sk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29"/>
        <table:table-column table:style-name="co7" table:default-cell-style-name="Default"/>
        <table:table-column table:style-name="co8" table:default-cell-style-name="ce2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6" office:value-type="string" calcext:value-type="string">
            <text:p>Name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Length</text:p>
          </table:table-cell>
          <table:table-cell table:style-name="ce21" office:value-type="string" calcext:value-type="string">
            <text:p>Required</text:p>
          </table:table-cell>
          <table:table-cell table:style-name="ce22" office:value-type="string" calcext:value-type="string">
            <text:p>Allowed Values</text:p>
          </table:table-cell>
          <table:table-cell table:style-name="ce6" office:value-type="string" calcext:value-type="string">
            <text:p>Default</text:p>
          </table:table-cell>
          <table:table-cell table:style-name="ce36" office:value-type="string" calcext:value-type="string">
            <text:p>Comments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done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ecord Type</text:p>
          </table:table-cell>
          <table:table-cell table:style-name="ce12" office:value-type="string" calcext:value-type="string">
            <text:p>String</text:p>
          </table:table-cell>
          <table:table-cell table:style-name="ce17" office:value-type="float" office:value="3" calcext:value-type="float">
            <text:p>3</text:p>
          </table:table-cell>
          <table:table-cell table:style-name="ce12" office:value-type="string" calcext:value-type="string">
            <text:p>Required</text:p>
          </table:table-cell>
          <table:table-cell table:style-name="ce23" office:value-type="string" calcext:value-type="string">
            <text:p>'SKU'</text:p>
          </table:table-cell>
          <table:table-cell table:style-name="ce30" office:value-type="string" calcext:value-type="string">
            <text:p> </text:p>
          </table:table-cell>
          <table:table-cell table:style-name="ce23" office:value-type="string" calcext:value-type="string">
            <text:p>Record type</text:p>
          </table:table-cell>
          <table:table-cell table:style-name="ce39"/>
          <table:table-cell table:formula="of:=&quot;&quot;&quot;&quot; &amp; [.$B2] &amp; &quot;&quot;&quot;: ,&quot;" office:value-type="string" office:string-value="&quot;Record Type&quot;: ," calcext:value-type="string">
            <text:p>"Record Type": ,</text:p>
          </table:table-cell>
          <table:table-cell table:style-name="ce40" table:formula="of:=&quot;{&quot;&quot;&quot; &amp; [.$A$1] &amp; &quot;&quot;&quot;: &quot;&quot;&quot; &amp; [.A2] &amp; &quot;&quot;&quot;, &quot;&quot;&quot; &amp; [.$B$1] &amp; &quot;&quot;&quot;: &quot;&quot;&quot; &amp; [.B2] &amp; &quot;&quot;&quot;, &quot;&quot;&quot; &amp; [.$C$1] &amp; &quot;&quot;&quot;: &quot;&quot;&quot; &amp; [.C2] &amp; &quot;&quot;&quot;, &quot;&quot;&quot; &amp; [.$D$1] &amp; &quot;&quot;&quot;: &quot;&quot;&quot; &amp; [.D2] &amp; &quot;&quot;&quot;, &quot;&quot;&quot; &amp; [.$E$1] &amp; &quot;&quot;&quot;: &quot;&quot;&quot; &amp; [.E2] &amp; &quot;&quot;&quot;, &quot;&quot;&quot; &amp; [.$F$1] &amp; &quot;&quot;&quot;: &quot;&quot;&quot; &amp; [.F2] &amp; &quot;&quot;&quot;, &quot;&quot;&quot; &amp; [.$G$1] &amp; &quot;&quot;&quot;: &quot;&quot;&quot; &amp; [.G2] &amp; &quot;&quot;&quot;, &quot;&quot;&quot; &amp; [.$H$1] &amp; &quot;&quot;&quot;: &quot;&quot;&quot; &amp; [.H2] &amp;  &quot;&quot;&quot;},&quot;" office:value-type="string" office:string-value="{&quot;Number&quot;: &quot;1&quot;, &quot;Name&quot;: &quot;Record Type&quot;, &quot;Type&quot;: &quot;String&quot;, &quot;Length&quot;: &quot;3&quot;, &quot;Required&quot;: &quot;Required&quot;, &quot;Allowed Values&quot;: &quot;'SKU'&quot;, &quot;Default&quot;: &quot; &quot;, &quot;Comments&quot;: &quot;Record type&quot;}," calcext:value-type="string">
            <text:p>{"Number": "1", "Name": "Record Type", "Type": "String", "Length": "3", "Required": "Required", "Allowed Values": "'SKU'", "Default": " ", "Comments": "Record type"},</text:p>
          </table:table-cell>
        </table:table-row>
        <table:table-row table:style-name="ro3" table:visibility="filter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Merge Action</text:p>
          </table:table-cell>
          <table:table-cell table:style-name="ce12" office:value-type="string" calcext:value-type="string">
            <text:p>Flag</text:p>
          </table:table-cell>
          <table:table-cell table:style-name="ce17" office:value-type="float" office:value="1" calcext:value-type="float">
            <text:p>1</text:p>
          </table:table-cell>
          <table:table-cell table:style-name="ce12" office:value-type="string" calcext:value-type="string">
            <text:p>Required</text:p>
          </table:table-cell>
          <table:table-cell table:style-name="ce23" office:value-type="string" calcext:value-type="string">
            <text:p>'A' | 'U' | 'D'</text:p>
          </table:table-cell>
          <table:table-cell table:style-name="ce30" office:value-type="string" calcext:value-type="string">
            <text:p>A</text:p>
          </table:table-cell>
          <table:table-cell table:style-name="ce37" office:value-type="string" calcext:value-type="string">
            <text:p>Merge action - 'A' (add), 'U' (update), 'D' (delete)</text:p>
          </table:table-cell>
          <table:table-cell table:style-name="ce39"/>
          <table:table-cell table:formula="of:=&quot;'&quot; &amp; [.$B3] &amp; &quot;': '',&quot;" office:value-type="string" office:string-value="'Merge Action': ''," calcext:value-type="string">
            <text:p>'Merge Action': '',</text:p>
          </table:table-cell>
          <table:table-cell table:style-name="ce40" table:formula="of:=&quot;{&quot;&quot;&quot; &amp; [.$A$1] &amp; &quot;&quot;&quot;: &quot;&quot;&quot; &amp; [.A3] &amp; &quot;&quot;&quot;, &quot;&quot;&quot; &amp; [.$B$1] &amp; &quot;&quot;&quot;: &quot;&quot;&quot; &amp; [.B3] &amp; &quot;&quot;&quot;, &quot;&quot;&quot; &amp; [.$C$1] &amp; &quot;&quot;&quot;: &quot;&quot;&quot; &amp; [.C3] &amp; &quot;&quot;&quot;, &quot;&quot;&quot; &amp; [.$D$1] &amp; &quot;&quot;&quot;: &quot;&quot;&quot; &amp; [.D3] &amp; &quot;&quot;&quot;, &quot;&quot;&quot; &amp; [.$E$1] &amp; &quot;&quot;&quot;: &quot;&quot;&quot; &amp; [.E3] &amp; &quot;&quot;&quot;, &quot;&quot;&quot; &amp; [.$F$1] &amp; &quot;&quot;&quot;: &quot;&quot;&quot; &amp; [.F3] &amp; &quot;&quot;&quot;, &quot;&quot;&quot; &amp; [.$G$1] &amp; &quot;&quot;&quot;: &quot;&quot;&quot; &amp; [.G3] &amp; &quot;&quot;&quot;, &quot;&quot;&quot; &amp; [.$H$1] &amp; &quot;&quot;&quot;: &quot;&quot;&quot; &amp; [.H3] &amp;  &quot;&quot;&quot;},&quot;" office:value-type="string" office:string-value="{&quot;Number&quot;: &quot;2&quot;, &quot;Name&quot;: &quot;Merge Action&quot;, &quot;Type&quot;: &quot;Flag&quot;, &quot;Length&quot;: &quot;1&quot;, &quot;Required&quot;: &quot;Required&quot;, &quot;Allowed Values&quot;: &quot;'A' | 'U' | 'D'&quot;, &quot;Default&quot;: &quot;A&quot;, &quot;Comments&quot;: &quot;Merge action - 'A' (add), 'U' (update), 'D' (delete)&quot;}," calcext:value-type="string">
            <text:p>{"Number": "2", "Name": "Merge Action", "Type": "Flag", "Length": "1", "Required": "Required", "Allowed Values": "'A' | 'U' | 'D'", "Default": "A", "Comments": "Merge action - 'A' (add), 'U' (update), 'D' (delete)"},</text:p>
          </table:table-cell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ku Id</text:p>
          </table:table-cell>
          <table:table-cell table:style-name="ce12" office:value-type="string" calcext:value-type="string">
            <text:p>String</text:p>
          </table:table-cell>
          <table:table-cell table:style-name="ce17" office:value-type="float" office:value="50" calcext:value-type="float">
            <text:p>50</text:p>
          </table:table-cell>
          <table:table-cell table:style-name="ce12" office:value-type="string" calcext:value-type="string">
            <text:p>Required</text:p>
          </table:table-cell>
          <table:table-cell table:style-name="ce23" office:value-type="string" calcext:value-type="string">
            <text:p>Upper Case</text:p>
          </table:table-cell>
          <table:table-cell table:style-name="ce30" office:value-type="string" calcext:value-type="string">
            <text:p> </text:p>
          </table:table-cell>
          <table:table-cell table:style-name="ce37" office:value-type="string" calcext:value-type="string">
            <text:p>Product code identifier (Style-Color.Size)</text:p>
          </table:table-cell>
          <table:table-cell/>
          <table:table-cell table:formula="of:=&quot;&quot;&quot;&quot; &amp; [.$B4] &amp; &quot;&quot;&quot;: ,&quot;" office:value-type="string" office:string-value="&quot;Sku Id&quot;: ," calcext:value-type="string">
            <text:p>"Sku Id": ,</text:p>
          </table:table-cell>
          <table:table-cell table:style-name="ce40" table:formula="of:=&quot;{&quot;&quot;&quot; &amp; [.$A$1] &amp; &quot;&quot;&quot;: &quot;&quot;&quot; &amp; [.A4] &amp; &quot;&quot;&quot;, &quot;&quot;&quot; &amp; [.$B$1] &amp; &quot;&quot;&quot;: &quot;&quot;&quot; &amp; [.B4] &amp; &quot;&quot;&quot;, &quot;&quot;&quot; &amp; [.$C$1] &amp; &quot;&quot;&quot;: &quot;&quot;&quot; &amp; [.C4] &amp; &quot;&quot;&quot;, &quot;&quot;&quot; &amp; [.$D$1] &amp; &quot;&quot;&quot;: &quot;&quot;&quot; &amp; [.D4] &amp; &quot;&quot;&quot;, &quot;&quot;&quot; &amp; [.$E$1] &amp; &quot;&quot;&quot;: &quot;&quot;&quot; &amp; [.E4] &amp; &quot;&quot;&quot;, &quot;&quot;&quot; &amp; [.$F$1] &amp; &quot;&quot;&quot;: &quot;&quot;&quot; &amp; [.F4] &amp; &quot;&quot;&quot;, &quot;&quot;&quot; &amp; [.$G$1] &amp; &quot;&quot;&quot;: &quot;&quot;&quot; &amp; [.G4] &amp; &quot;&quot;&quot;, &quot;&quot;&quot; &amp; [.$H$1] &amp; &quot;&quot;&quot;: &quot;&quot;&quot; &amp; [.H4] &amp;  &quot;&quot;&quot;},&quot;" office:value-type="string" office:string-value="{&quot;Number&quot;: &quot;3&quot;, &quot;Name&quot;: &quot;Sku Id&quot;, &quot;Type&quot;: &quot;String&quot;, &quot;Length&quot;: &quot;50&quot;, &quot;Required&quot;: &quot;Required&quot;, &quot;Allowed Values&quot;: &quot;Upper Case&quot;, &quot;Default&quot;: &quot; &quot;, &quot;Comments&quot;: &quot;Product code identifier (Style-Color.Size)&quot;}," calcext:value-type="string">
            <text:p>{"Number": "3", "Name": "Sku Id", "Type": "String", "Length": "50", "Required": "Required", "Allowed Values": "Upper Case", "Default": " ", "Comments": "Product code identifier (Style-Color.Size)"},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Ean</text:p>
          </table:table-cell>
          <table:table-cell table:style-name="ce13" office:value-type="string" calcext:value-type="string">
            <text:p>String</text:p>
          </table:table-cell>
          <table:table-cell table:style-name="ce18" office:value-type="float" office:value="14" calcext:value-type="float">
            <text:p>14</text:p>
          </table:table-cell>
          <table:table-cell table:style-name="ce13" office:value-type="string" calcext:value-type="string">
            <text:p>Optional</text:p>
          </table:table-cell>
          <table:table-cell table:style-name="ce24" office:value-type="string" calcext:value-type="string">
            <text:p>Upper Case</text:p>
          </table:table-cell>
          <table:table-cell table:style-name="ce31" office:value-type="string" calcext:value-type="string">
            <text:p> </text:p>
          </table:table-cell>
          <table:table-cell table:style-name="ce24" office:value-type="string" calcext:value-type="string">
            <text:p>European article number</text:p>
          </table:table-cell>
          <table:table-cell/>
          <table:table-cell table:formula="of:=&quot;'&quot; &amp; [.$B5] &amp; &quot;': '',&quot;" office:value-type="string" office:string-value="'Ean': ''," calcext:value-type="string">
            <text:p>'Ean': '',</text:p>
          </table:table-cell>
          <table:table-cell table:style-name="ce40" table:formula="of:=&quot;{&quot;&quot;&quot; &amp; [.$A$1] &amp; &quot;&quot;&quot;: &quot;&quot;&quot; &amp; [.A5] &amp; &quot;&quot;&quot;, &quot;&quot;&quot; &amp; [.$B$1] &amp; &quot;&quot;&quot;: &quot;&quot;&quot; &amp; [.B5] &amp; &quot;&quot;&quot;, &quot;&quot;&quot; &amp; [.$C$1] &amp; &quot;&quot;&quot;: &quot;&quot;&quot; &amp; [.C5] &amp; &quot;&quot;&quot;, &quot;&quot;&quot; &amp; [.$D$1] &amp; &quot;&quot;&quot;: &quot;&quot;&quot; &amp; [.D5] &amp; &quot;&quot;&quot;, &quot;&quot;&quot; &amp; [.$E$1] &amp; &quot;&quot;&quot;: &quot;&quot;&quot; &amp; [.E5] &amp; &quot;&quot;&quot;, &quot;&quot;&quot; &amp; [.$F$1] &amp; &quot;&quot;&quot;: &quot;&quot;&quot; &amp; [.F5] &amp; &quot;&quot;&quot;, &quot;&quot;&quot; &amp; [.$G$1] &amp; &quot;&quot;&quot;: &quot;&quot;&quot; &amp; [.G5] &amp; &quot;&quot;&quot;, &quot;&quot;&quot; &amp; [.$H$1] &amp; &quot;&quot;&quot;: &quot;&quot;&quot; &amp; [.H5] &amp;  &quot;&quot;&quot;},&quot;" office:value-type="string" office:string-value="{&quot;Number&quot;: &quot;4&quot;, &quot;Name&quot;: &quot;Ean&quot;, &quot;Type&quot;: &quot;String&quot;, &quot;Length&quot;: &quot;14&quot;, &quot;Required&quot;: &quot;Optional&quot;, &quot;Allowed Values&quot;: &quot;Upper Case&quot;, &quot;Default&quot;: &quot; &quot;, &quot;Comments&quot;: &quot;European article number&quot;}," calcext:value-type="string">
            <text:p>{"Number": "4", "Name": "Ean", "Type": "String", "Length": "14", "Required": "Optional", "Allowed Values": "Upper Case", "Default": " ", "Comments": "European article number"},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Description</text:p>
          </table:table-cell>
          <table:table-cell table:style-name="ce12" office:value-type="string" calcext:value-type="string">
            <text:p>String</text:p>
          </table:table-cell>
          <table:table-cell table:style-name="ce17" office:value-type="float" office:value="40" calcext:value-type="float">
            <text:p>40</text:p>
          </table:table-cell>
          <table:table-cell table:style-name="ce12" office:value-type="string" calcext:value-type="string">
            <text:p>Required</text:p>
          </table:table-cell>
          <table:table-cell table:style-name="ce23" office:value-type="string" calcext:value-type="string">
            <text:p>Mixed Case</text:p>
          </table:table-cell>
          <table:table-cell table:style-name="ce30" office:value-type="string" calcext:value-type="string">
            <text:p> </text:p>
          </table:table-cell>
          <table:table-cell table:style-name="ce23" office:value-type="string" calcext:value-type="string">
            <text:p>Product description</text:p>
          </table:table-cell>
          <table:table-cell/>
          <table:table-cell table:formula="of:=&quot;&quot;&quot;&quot; &amp; [.$B6] &amp; &quot;&quot;&quot;: ,&quot;" office:value-type="string" office:string-value="&quot;Description&quot;: ," calcext:value-type="string">
            <text:p>"Description": ,</text:p>
          </table:table-cell>
          <table:table-cell table:style-name="ce40" table:formula="of:=&quot;{&quot;&quot;&quot; &amp; [.$A$1] &amp; &quot;&quot;&quot;: &quot;&quot;&quot; &amp; [.A6] &amp; &quot;&quot;&quot;, &quot;&quot;&quot; &amp; [.$B$1] &amp; &quot;&quot;&quot;: &quot;&quot;&quot; &amp; [.B6] &amp; &quot;&quot;&quot;, &quot;&quot;&quot; &amp; [.$C$1] &amp; &quot;&quot;&quot;: &quot;&quot;&quot; &amp; [.C6] &amp; &quot;&quot;&quot;, &quot;&quot;&quot; &amp; [.$D$1] &amp; &quot;&quot;&quot;: &quot;&quot;&quot; &amp; [.D6] &amp; &quot;&quot;&quot;, &quot;&quot;&quot; &amp; [.$E$1] &amp; &quot;&quot;&quot;: &quot;&quot;&quot; &amp; [.E6] &amp; &quot;&quot;&quot;, &quot;&quot;&quot; &amp; [.$F$1] &amp; &quot;&quot;&quot;: &quot;&quot;&quot; &amp; [.F6] &amp; &quot;&quot;&quot;, &quot;&quot;&quot; &amp; [.$G$1] &amp; &quot;&quot;&quot;: &quot;&quot;&quot; &amp; [.G6] &amp; &quot;&quot;&quot;, &quot;&quot;&quot; &amp; [.$H$1] &amp; &quot;&quot;&quot;: &quot;&quot;&quot; &amp; [.H6] &amp;  &quot;&quot;&quot;},&quot;" office:value-type="string" office:string-value="{&quot;Number&quot;: &quot;5&quot;, &quot;Name&quot;: &quot;Description&quot;, &quot;Type&quot;: &quot;String&quot;, &quot;Length&quot;: &quot;40&quot;, &quot;Required&quot;: &quot;Required&quot;, &quot;Allowed Values&quot;: &quot;Mixed Case&quot;, &quot;Default&quot;: &quot; &quot;, &quot;Comments&quot;: &quot;Product description&quot;}," calcext:value-type="string">
            <text:p>{"Number": "5", "Name": "Description", "Type": "String", "Length": "40", "Required": "Required", "Allowed Values": "Mixed Case", "Default": " ", "Comments": "Product description"},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Product Group</text:p>
          </table:table-cell>
          <table:table-cell table:style-name="ce12" office:value-type="string" calcext:value-type="string">
            <text:p>String</text:p>
          </table:table-cell>
          <table:table-cell table:style-name="ce17" office:value-type="float" office:value="10" calcext:value-type="float">
            <text:p>10</text:p>
          </table:table-cell>
          <table:table-cell table:style-name="ce12" office:value-type="string" calcext:value-type="string">
            <text:p>Required</text:p>
          </table:table-cell>
          <table:table-cell table:style-name="ce23" office:value-type="string" calcext:value-type="string">
            <text:p>Upper Case</text:p>
          </table:table-cell>
          <table:table-cell table:style-name="ce30" office:value-type="string" calcext:value-type="string">
            <text:p> </text:p>
          </table:table-cell>
          <table:table-cell table:style-name="ce23" office:value-type="string" calcext:value-type="string">
            <text:p>Same as field 43</text:p>
          </table:table-cell>
          <table:table-cell/>
          <table:table-cell table:formula="of:=&quot;'&quot; &amp; [.$B7] &amp; &quot;': '',&quot;" office:value-type="string" office:string-value="'Product Group': ''," calcext:value-type="string">
            <text:p>'Product Group': '',</text:p>
          </table:table-cell>
          <table:table-cell table:style-name="ce40" table:formula="of:=&quot;{&quot;&quot;&quot; &amp; [.$A$1] &amp; &quot;&quot;&quot;: &quot;&quot;&quot; &amp; [.A7] &amp; &quot;&quot;&quot;, &quot;&quot;&quot; &amp; [.$B$1] &amp; &quot;&quot;&quot;: &quot;&quot;&quot; &amp; [.B7] &amp; &quot;&quot;&quot;, &quot;&quot;&quot; &amp; [.$C$1] &amp; &quot;&quot;&quot;: &quot;&quot;&quot; &amp; [.C7] &amp; &quot;&quot;&quot;, &quot;&quot;&quot; &amp; [.$D$1] &amp; &quot;&quot;&quot;: &quot;&quot;&quot; &amp; [.D7] &amp; &quot;&quot;&quot;, &quot;&quot;&quot; &amp; [.$E$1] &amp; &quot;&quot;&quot;: &quot;&quot;&quot; &amp; [.E7] &amp; &quot;&quot;&quot;, &quot;&quot;&quot; &amp; [.$F$1] &amp; &quot;&quot;&quot;: &quot;&quot;&quot; &amp; [.F7] &amp; &quot;&quot;&quot;, &quot;&quot;&quot; &amp; [.$G$1] &amp; &quot;&quot;&quot;: &quot;&quot;&quot; &amp; [.G7] &amp; &quot;&quot;&quot;, &quot;&quot;&quot; &amp; [.$H$1] &amp; &quot;&quot;&quot;: &quot;&quot;&quot; &amp; [.H7] &amp;  &quot;&quot;&quot;},&quot;" office:value-type="string" office:string-value="{&quot;Number&quot;: &quot;6&quot;, &quot;Name&quot;: &quot;Product Group&quot;, &quot;Type&quot;: &quot;String&quot;, &quot;Length&quot;: &quot;10&quot;, &quot;Required&quot;: &quot;Required&quot;, &quot;Allowed Values&quot;: &quot;Upper Case&quot;, &quot;Default&quot;: &quot; &quot;, &quot;Comments&quot;: &quot;Same as field 43&quot;}," calcext:value-type="string">
            <text:p>{"Number": "6", "Name": "Product Group", "Type": "String", "Length": "10", "Required": "Required", "Allowed Values": "Upper Case", "Default": " ", "Comments": "Same as field 43"},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Allocation Group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10" calcext:value-type="float">
            <text:p>10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6" office:value-type="string" calcext:value-type="string">
            <text:p>For linking to allocation algorithms</text:p>
          </table:table-cell>
          <table:table-cell/>
          <table:table-cell table:formula="of:=&quot;&quot;&quot;&quot; &amp; [.$B8] &amp; &quot;&quot;&quot;: ,&quot;" office:value-type="string" office:string-value="&quot;Allocation Group&quot;: ," calcext:value-type="string">
            <text:p>"Allocation Group": ,</text:p>
          </table:table-cell>
          <table:table-cell table:style-name="ce40" table:formula="of:=&quot;{&quot;&quot;&quot; &amp; [.$A$1] &amp; &quot;&quot;&quot;: &quot;&quot;&quot; &amp; [.A8] &amp; &quot;&quot;&quot;, &quot;&quot;&quot; &amp; [.$B$1] &amp; &quot;&quot;&quot;: &quot;&quot;&quot; &amp; [.B8] &amp; &quot;&quot;&quot;, &quot;&quot;&quot; &amp; [.$C$1] &amp; &quot;&quot;&quot;: &quot;&quot;&quot; &amp; [.C8] &amp; &quot;&quot;&quot;, &quot;&quot;&quot; &amp; [.$D$1] &amp; &quot;&quot;&quot;: &quot;&quot;&quot; &amp; [.D8] &amp; &quot;&quot;&quot;, &quot;&quot;&quot; &amp; [.$E$1] &amp; &quot;&quot;&quot;: &quot;&quot;&quot; &amp; [.E8] &amp; &quot;&quot;&quot;, &quot;&quot;&quot; &amp; [.$F$1] &amp; &quot;&quot;&quot;: &quot;&quot;&quot; &amp; [.F8] &amp; &quot;&quot;&quot;, &quot;&quot;&quot; &amp; [.$G$1] &amp; &quot;&quot;&quot;: &quot;&quot;&quot; &amp; [.G8] &amp; &quot;&quot;&quot;, &quot;&quot;&quot; &amp; [.$H$1] &amp; &quot;&quot;&quot;: &quot;&quot;&quot; &amp; [.H8] &amp;  &quot;&quot;&quot;},&quot;" office:value-type="string" office:string-value="{&quot;Number&quot;: &quot;7&quot;, &quot;Name&quot;: &quot;Allocation Group&quot;, &quot;Type&quot;: &quot;String&quot;, &quot;Length&quot;: &quot;10&quot;, &quot;Required&quot;: &quot;Optional&quot;, &quot;Allowed Values&quot;: &quot;Upper Case&quot;, &quot;Default&quot;: &quot; &quot;, &quot;Comments&quot;: &quot;For linking to allocation algorithms&quot;}," calcext:value-type="string">
            <text:p>{"Number": "7", "Name": "Allocation Group", "Type": "String", "Length": "10", "Required": "Optional", "Allowed Values": "Upper Case", "Default": " ", "Comments": "For linking to allocation algorithms"},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Putaway Group</text:p>
          </table:table-cell>
          <table:table-cell table:style-name="ce12" office:value-type="string" calcext:value-type="string">
            <text:p>String</text:p>
          </table:table-cell>
          <table:table-cell table:style-name="ce17" office:value-type="float" office:value="10" calcext:value-type="float">
            <text:p>10</text:p>
          </table:table-cell>
          <table:table-cell table:style-name="ce12" office:value-type="string" calcext:value-type="string">
            <text:p>Required</text:p>
          </table:table-cell>
          <table:table-cell table:style-name="ce23" office:value-type="string" calcext:value-type="string">
            <text:p>Upper Case</text:p>
          </table:table-cell>
          <table:table-cell table:style-name="ce30" office:value-type="string" calcext:value-type="string">
            <text:p> </text:p>
          </table:table-cell>
          <table:table-cell table:style-name="ce23" office:value-type="string" calcext:value-type="string">
            <text:p>Same as field 43</text:p>
          </table:table-cell>
          <table:table-cell/>
          <table:table-cell table:formula="of:=&quot;'&quot; &amp; [.$B9] &amp; &quot;': '',&quot;" office:value-type="string" office:string-value="'Putaway Group': ''," calcext:value-type="string">
            <text:p>'Putaway Group': '',</text:p>
          </table:table-cell>
          <table:table-cell table:style-name="ce40" table:formula="of:=&quot;{&quot;&quot;&quot; &amp; [.$A$1] &amp; &quot;&quot;&quot;: &quot;&quot;&quot; &amp; [.A9] &amp; &quot;&quot;&quot;, &quot;&quot;&quot; &amp; [.$B$1] &amp; &quot;&quot;&quot;: &quot;&quot;&quot; &amp; [.B9] &amp; &quot;&quot;&quot;, &quot;&quot;&quot; &amp; [.$C$1] &amp; &quot;&quot;&quot;: &quot;&quot;&quot; &amp; [.C9] &amp; &quot;&quot;&quot;, &quot;&quot;&quot; &amp; [.$D$1] &amp; &quot;&quot;&quot;: &quot;&quot;&quot; &amp; [.D9] &amp; &quot;&quot;&quot;, &quot;&quot;&quot; &amp; [.$E$1] &amp; &quot;&quot;&quot;: &quot;&quot;&quot; &amp; [.E9] &amp; &quot;&quot;&quot;, &quot;&quot;&quot; &amp; [.$F$1] &amp; &quot;&quot;&quot;: &quot;&quot;&quot; &amp; [.F9] &amp; &quot;&quot;&quot;, &quot;&quot;&quot; &amp; [.$G$1] &amp; &quot;&quot;&quot;: &quot;&quot;&quot; &amp; [.G9] &amp; &quot;&quot;&quot;, &quot;&quot;&quot; &amp; [.$H$1] &amp; &quot;&quot;&quot;: &quot;&quot;&quot; &amp; [.H9] &amp;  &quot;&quot;&quot;},&quot;" office:value-type="string" office:string-value="{&quot;Number&quot;: &quot;8&quot;, &quot;Name&quot;: &quot;Putaway Group&quot;, &quot;Type&quot;: &quot;String&quot;, &quot;Length&quot;: &quot;10&quot;, &quot;Required&quot;: &quot;Required&quot;, &quot;Allowed Values&quot;: &quot;Upper Case&quot;, &quot;Default&quot;: &quot; &quot;, &quot;Comments&quot;: &quot;Same as field 43&quot;}," calcext:value-type="string">
            <text:p>{"Number": "8", "Name": "Putaway Group", "Type": "String", "Length": "10", "Required": "Required", "Allowed Values": "Upper Case", "Default": " ", "Comments": "Same as field 43"},</text:p>
          </table:table-cell>
        </table:table-row>
        <table:table-row table:style-name="ro4" table:visibility="filter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Each Height</text:p>
          </table:table-cell>
          <table:table-cell table:style-name="ce14" office:value-type="string" calcext:value-type="string">
            <text:p>Decimal</text:p>
          </table:table-cell>
          <table:table-cell table:style-name="ce19" office:value-type="float" office:value="15.6" calcext:value-type="float">
            <text:p>15,6</text:p>
          </table:table-cell>
          <table:table-cell table:style-name="ce14" office:value-type="string" calcext:value-type="string">
            <text:p>Optional</text:p>
          </table:table-cell>
          <table:table-cell table:style-name="ce26" office:value-type="string" calcext:value-type="string">
            <text:p>'99999999.999999' | '999999999999999' (6 decimal places implied)</text:p>
          </table:table-cell>
          <table:table-cell table:style-name="ce33" office:value-type="string" calcext:value-type="string">
            <text:p> </text:p>
          </table:table-cell>
          <table:table-cell table:style-name="ce25" office:value-type="string" calcext:value-type="string">
            <text:p>Each height</text:p>
          </table:table-cell>
          <table:table-cell/>
          <table:table-cell table:formula="of:=&quot;'&quot; &amp; [.$B10] &amp; &quot;': '',&quot;" office:value-type="string" office:string-value="'Each Height': ''," calcext:value-type="string">
            <text:p>'Each Height': '',</text:p>
          </table:table-cell>
          <table:table-cell table:style-name="ce40" table:formula="of:=&quot;{&quot;&quot;&quot; &amp; [.$A$1] &amp; &quot;&quot;&quot;: &quot;&quot;&quot; &amp; [.A10] &amp; &quot;&quot;&quot;, &quot;&quot;&quot; &amp; [.$B$1] &amp; &quot;&quot;&quot;: &quot;&quot;&quot; &amp; [.B10] &amp; &quot;&quot;&quot;, &quot;&quot;&quot; &amp; [.$C$1] &amp; &quot;&quot;&quot;: &quot;&quot;&quot; &amp; [.C10] &amp; &quot;&quot;&quot;, &quot;&quot;&quot; &amp; [.$D$1] &amp; &quot;&quot;&quot;: &quot;&quot;&quot; &amp; [.D10] &amp; &quot;&quot;&quot;, &quot;&quot;&quot; &amp; [.$E$1] &amp; &quot;&quot;&quot;: &quot;&quot;&quot; &amp; [.E10] &amp; &quot;&quot;&quot;, &quot;&quot;&quot; &amp; [.$F$1] &amp; &quot;&quot;&quot;: &quot;&quot;&quot; &amp; [.F10] &amp; &quot;&quot;&quot;, &quot;&quot;&quot; &amp; [.$G$1] &amp; &quot;&quot;&quot;: &quot;&quot;&quot; &amp; [.G10] &amp; &quot;&quot;&quot;, &quot;&quot;&quot; &amp; [.$H$1] &amp; &quot;&quot;&quot;: &quot;&quot;&quot; &amp; [.H10] &amp;  &quot;&quot;&quot;},&quot;" office:value-type="string" office:string-value="{&quot;Number&quot;: &quot;9&quot;, &quot;Name&quot;: &quot;Each Height&quot;, &quot;Type&quot;: &quot;Decimal&quot;, &quot;Length&quot;: &quot;15,6&quot;, &quot;Required&quot;: &quot;Optional&quot;, &quot;Allowed Values&quot;: &quot;'99999999.999999' | '999999999999999' (6 decimal places implied)&quot;, &quot;Default&quot;: &quot; &quot;, &quot;Comments&quot;: &quot;Each height&quot;}," calcext:value-type="string">
            <text:p>{"Number": "9", "Name": "Each Height", "Type": "Decimal", "Length": "15,6", "Required": "Optional", "Allowed Values": "'99999999.999999' | '999999999999999' (6 decimal places implied)", "Default": " ", "Comments": "Each height"},</text:p>
          </table:table-cell>
        </table:table-row>
        <table:table-row table:style-name="ro5" table:visibility="filter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Each Weight</text:p>
          </table:table-cell>
          <table:table-cell table:style-name="ce14" office:value-type="string" calcext:value-type="string">
            <text:p>Decimal</text:p>
          </table:table-cell>
          <table:table-cell table:style-name="ce19" office:value-type="float" office:value="13.6" calcext:value-type="float">
            <text:p>13,6</text:p>
          </table:table-cell>
          <table:table-cell table:style-name="ce14" office:value-type="string" calcext:value-type="string">
            <text:p>Optional</text:p>
          </table:table-cell>
          <table:table-cell table:style-name="ce26" office:value-type="string" calcext:value-type="string">
            <text:p>'999999.999999' | '9999999999999' (6 decimal places implied)</text:p>
          </table:table-cell>
          <table:table-cell table:style-name="ce33" office:value-type="string" calcext:value-type="string">
            <text:p> </text:p>
          </table:table-cell>
          <table:table-cell table:style-name="ce25" office:value-type="string" calcext:value-type="string">
            <text:p>Each weight</text:p>
          </table:table-cell>
          <table:table-cell/>
          <table:table-cell table:formula="of:=&quot;'&quot; &amp; [.$B11] &amp; &quot;': '',&quot;" office:value-type="string" office:string-value="'Each Weight': ''," calcext:value-type="string">
            <text:p>'Each Weight': '',</text:p>
          </table:table-cell>
          <table:table-cell table:style-name="ce40" table:formula="of:=&quot;{&quot;&quot;&quot; &amp; [.$A$1] &amp; &quot;&quot;&quot;: &quot;&quot;&quot; &amp; [.A11] &amp; &quot;&quot;&quot;, &quot;&quot;&quot; &amp; [.$B$1] &amp; &quot;&quot;&quot;: &quot;&quot;&quot; &amp; [.B11] &amp; &quot;&quot;&quot;, &quot;&quot;&quot; &amp; [.$C$1] &amp; &quot;&quot;&quot;: &quot;&quot;&quot; &amp; [.C11] &amp; &quot;&quot;&quot;, &quot;&quot;&quot; &amp; [.$D$1] &amp; &quot;&quot;&quot;: &quot;&quot;&quot; &amp; [.D11] &amp; &quot;&quot;&quot;, &quot;&quot;&quot; &amp; [.$E$1] &amp; &quot;&quot;&quot;: &quot;&quot;&quot; &amp; [.E11] &amp; &quot;&quot;&quot;, &quot;&quot;&quot; &amp; [.$F$1] &amp; &quot;&quot;&quot;: &quot;&quot;&quot; &amp; [.F11] &amp; &quot;&quot;&quot;, &quot;&quot;&quot; &amp; [.$G$1] &amp; &quot;&quot;&quot;: &quot;&quot;&quot; &amp; [.G11] &amp; &quot;&quot;&quot;, &quot;&quot;&quot; &amp; [.$H$1] &amp; &quot;&quot;&quot;: &quot;&quot;&quot; &amp; [.H11] &amp;  &quot;&quot;&quot;},&quot;" office:value-type="string" office:string-value="{&quot;Number&quot;: &quot;10&quot;, &quot;Name&quot;: &quot;Each Weight&quot;, &quot;Type&quot;: &quot;Decimal&quot;, &quot;Length&quot;: &quot;13,6&quot;, &quot;Required&quot;: &quot;Optional&quot;, &quot;Allowed Values&quot;: &quot;'999999.999999' | '9999999999999' (6 decimal places implied)&quot;, &quot;Default&quot;: &quot; &quot;, &quot;Comments&quot;: &quot;Each weight&quot;}," calcext:value-type="string">
            <text:p>{"Number": "10", "Name": "Each Weight", "Type": "Decimal", "Length": "13,6", "Required": "Optional", "Allowed Values": "'999999.999999' | '9999999999999' (6 decimal places implied)", "Default": " ", "Comments": "Each weight"},</text:p>
          </table:table-cell>
        </table:table-row>
        <table:table-row table:style-name="ro5" table:visibility="filter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Each Volume</text:p>
          </table:table-cell>
          <table:table-cell table:style-name="ce14" office:value-type="string" calcext:value-type="string">
            <text:p>Decimal</text:p>
          </table:table-cell>
          <table:table-cell table:style-name="ce19" office:value-type="float" office:value="13.6" calcext:value-type="float">
            <text:p>13,6</text:p>
          </table:table-cell>
          <table:table-cell table:style-name="ce14" office:value-type="string" calcext:value-type="string">
            <text:p>Optional</text:p>
          </table:table-cell>
          <table:table-cell table:style-name="ce26" office:value-type="string" calcext:value-type="string">
            <text:p>'999999.999999' | '9999999999999' (6 decimal places implied)</text:p>
          </table:table-cell>
          <table:table-cell table:style-name="ce33" office:value-type="string" calcext:value-type="string">
            <text:p> </text:p>
          </table:table-cell>
          <table:table-cell table:style-name="ce25" office:value-type="string" calcext:value-type="string">
            <text:p>Each volume</text:p>
          </table:table-cell>
          <table:table-cell/>
          <table:table-cell table:formula="of:=&quot;'&quot; &amp; [.$B12] &amp; &quot;': '',&quot;" office:value-type="string" office:string-value="'Each Volume': ''," calcext:value-type="string">
            <text:p>'Each Volume': '',</text:p>
          </table:table-cell>
          <table:table-cell table:style-name="ce40" table:formula="of:=&quot;{&quot;&quot;&quot; &amp; [.$A$1] &amp; &quot;&quot;&quot;: &quot;&quot;&quot; &amp; [.A12] &amp; &quot;&quot;&quot;, &quot;&quot;&quot; &amp; [.$B$1] &amp; &quot;&quot;&quot;: &quot;&quot;&quot; &amp; [.B12] &amp; &quot;&quot;&quot;, &quot;&quot;&quot; &amp; [.$C$1] &amp; &quot;&quot;&quot;: &quot;&quot;&quot; &amp; [.C12] &amp; &quot;&quot;&quot;, &quot;&quot;&quot; &amp; [.$D$1] &amp; &quot;&quot;&quot;: &quot;&quot;&quot; &amp; [.D12] &amp; &quot;&quot;&quot;, &quot;&quot;&quot; &amp; [.$E$1] &amp; &quot;&quot;&quot;: &quot;&quot;&quot; &amp; [.E12] &amp; &quot;&quot;&quot;, &quot;&quot;&quot; &amp; [.$F$1] &amp; &quot;&quot;&quot;: &quot;&quot;&quot; &amp; [.F12] &amp; &quot;&quot;&quot;, &quot;&quot;&quot; &amp; [.$G$1] &amp; &quot;&quot;&quot;: &quot;&quot;&quot; &amp; [.G12] &amp; &quot;&quot;&quot;, &quot;&quot;&quot; &amp; [.$H$1] &amp; &quot;&quot;&quot;: &quot;&quot;&quot; &amp; [.H12] &amp;  &quot;&quot;&quot;},&quot;" office:value-type="string" office:string-value="{&quot;Number&quot;: &quot;11&quot;, &quot;Name&quot;: &quot;Each Volume&quot;, &quot;Type&quot;: &quot;Decimal&quot;, &quot;Length&quot;: &quot;13,6&quot;, &quot;Required&quot;: &quot;Optional&quot;, &quot;Allowed Values&quot;: &quot;'999999.999999' | '9999999999999' (6 decimal places implied)&quot;, &quot;Default&quot;: &quot; &quot;, &quot;Comments&quot;: &quot;Each volume&quot;}," calcext:value-type="string">
            <text:p>{"Number": "11", "Name": "Each Volume", "Type": "Decimal", "Length": "13,6", "Required": "Optional", "Allowed Values": "'999999.999999' | '9999999999999' (6 decimal places implied)", "Default": " ", "Comments": "Each volume"},</text:p>
          </table:table-cell>
        </table:table-row>
        <table:table-row table:style-name="ro5"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>
            <text:p>Qc Status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20" calcext:value-type="float">
            <text:p>20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Hold' | 'Released' | 'Rejected'</text:p>
          </table:table-cell>
          <table:table-cell table:style-name="ce32" office:value-type="string" calcext:value-type="string">
            <text:p> </text:p>
          </table:table-cell>
          <table:table-cell table:style-name="ce26" office:value-type="string" calcext:value-type="string">
            <text:p>Quality control status - 'Hold' (qc hold), 'Released' (qc released), 'Rejected' (qc rejected), null (no batch control)</text:p>
          </table:table-cell>
          <table:table-cell/>
          <table:table-cell table:formula="of:=&quot;'&quot; &amp; [.$B13] &amp; &quot;': '',&quot;" office:value-type="string" office:string-value="'Qc Status': ''," calcext:value-type="string">
            <text:p>'Qc Status': '',</text:p>
          </table:table-cell>
          <table:table-cell table:style-name="ce40" table:formula="of:=&quot;{&quot;&quot;&quot; &amp; [.$A$1] &amp; &quot;&quot;&quot;: &quot;&quot;&quot; &amp; [.A13] &amp; &quot;&quot;&quot;, &quot;&quot;&quot; &amp; [.$B$1] &amp; &quot;&quot;&quot;: &quot;&quot;&quot; &amp; [.B13] &amp; &quot;&quot;&quot;, &quot;&quot;&quot; &amp; [.$C$1] &amp; &quot;&quot;&quot;: &quot;&quot;&quot; &amp; [.C13] &amp; &quot;&quot;&quot;, &quot;&quot;&quot; &amp; [.$D$1] &amp; &quot;&quot;&quot;: &quot;&quot;&quot; &amp; [.D13] &amp; &quot;&quot;&quot;, &quot;&quot;&quot; &amp; [.$E$1] &amp; &quot;&quot;&quot;: &quot;&quot;&quot; &amp; [.E13] &amp; &quot;&quot;&quot;, &quot;&quot;&quot; &amp; [.$F$1] &amp; &quot;&quot;&quot;: &quot;&quot;&quot; &amp; [.F13] &amp; &quot;&quot;&quot;, &quot;&quot;&quot; &amp; [.$G$1] &amp; &quot;&quot;&quot;: &quot;&quot;&quot; &amp; [.G13] &amp; &quot;&quot;&quot;, &quot;&quot;&quot; &amp; [.$H$1] &amp; &quot;&quot;&quot;: &quot;&quot;&quot; &amp; [.H13] &amp;  &quot;&quot;&quot;},&quot;" office:value-type="string" office:string-value="{&quot;Number&quot;: &quot;12&quot;, &quot;Name&quot;: &quot;Qc Status&quot;, &quot;Type&quot;: &quot;String&quot;, &quot;Length&quot;: &quot;20&quot;, &quot;Required&quot;: &quot;Optional&quot;, &quot;Allowed Values&quot;: &quot;'Hold' | 'Released' | 'Rejected'&quot;, &quot;Default&quot;: &quot; &quot;, &quot;Comments&quot;: &quot;Quality control status - 'Hold' (qc hold), 'Released' (qc released), 'Rejected' (qc rejected), null (no batch control)&quot;}," calcext:value-type="string">
            <text:p>{"Number": "12", "Name": "Qc Status", "Type": "String", "Length": "20", "Required": "Optional", "Allowed Values": "'Hold' | 'Released' | 'Rejected'", "Default": " ", "Comments": "Quality control status - 'Hold' (qc hold), 'Released' (qc released), 'Rejected' (qc rejected), null (no batch control)"},</text:p>
          </table:table-cell>
        </table:table-row>
        <table:table-row table:style-name="ro6" table:visibility="filter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Expiry Reqd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5" office:value-type="string" calcext:value-type="string">
            <text:p>Expiry date required</text:p>
          </table:table-cell>
          <table:table-cell/>
          <table:table-cell table:formula="of:=&quot;'&quot; &amp; [.$B14] &amp; &quot;': '',&quot;" office:value-type="string" office:string-value="'Expiry Reqd': ''," calcext:value-type="string">
            <text:p>'Expiry Reqd': '',</text:p>
          </table:table-cell>
          <table:table-cell table:style-name="ce40" table:formula="of:=&quot;{&quot;&quot;&quot; &amp; [.$A$1] &amp; &quot;&quot;&quot;: &quot;&quot;&quot; &amp; [.A14] &amp; &quot;&quot;&quot;, &quot;&quot;&quot; &amp; [.$B$1] &amp; &quot;&quot;&quot;: &quot;&quot;&quot; &amp; [.B14] &amp; &quot;&quot;&quot;, &quot;&quot;&quot; &amp; [.$C$1] &amp; &quot;&quot;&quot;: &quot;&quot;&quot; &amp; [.C14] &amp; &quot;&quot;&quot;, &quot;&quot;&quot; &amp; [.$D$1] &amp; &quot;&quot;&quot;: &quot;&quot;&quot; &amp; [.D14] &amp; &quot;&quot;&quot;, &quot;&quot;&quot; &amp; [.$E$1] &amp; &quot;&quot;&quot;: &quot;&quot;&quot; &amp; [.E14] &amp; &quot;&quot;&quot;, &quot;&quot;&quot; &amp; [.$F$1] &amp; &quot;&quot;&quot;: &quot;&quot;&quot; &amp; [.F14] &amp; &quot;&quot;&quot;, &quot;&quot;&quot; &amp; [.$G$1] &amp; &quot;&quot;&quot;: &quot;&quot;&quot; &amp; [.G14] &amp; &quot;&quot;&quot;, &quot;&quot;&quot; &amp; [.$H$1] &amp; &quot;&quot;&quot;: &quot;&quot;&quot; &amp; [.H14] &amp;  &quot;&quot;&quot;},&quot;" office:value-type="string" office:string-value="{&quot;Number&quot;: &quot;13&quot;, &quot;Name&quot;: &quot;Expiry Reqd&quot;, &quot;Type&quot;: &quot;Flag&quot;, &quot;Length&quot;: &quot;1&quot;, &quot;Required&quot;: &quot;Optional&quot;, &quot;Allowed Values&quot;: &quot;'Y' | 'N'&quot;, &quot;Default&quot;: &quot;'N'&quot;, &quot;Comments&quot;: &quot;Expiry date required&quot;}," calcext:value-type="string">
            <text:p>{"Number": "13", "Name": "Expiry Reqd", "Type": "Flag", "Length": "1", "Required": "Optional", "Allowed Values": "'Y' | 'N'", "Default": "'N'", "Comments": "Expiry date required"},</text:p>
          </table:table-cell>
        </table:table-row>
        <table:table-row table:style-name="ro2" table:visibility="filter">
          <table:table-cell table:style-name="ce4" office:value-type="float" office:value="14" calcext:value-type="float">
            <text:p>14</text:p>
          </table:table-cell>
          <table:table-cell table:style-name="ce9" office:value-type="string" calcext:value-type="string">
            <text:p>Shelf Life</text:p>
          </table:table-cell>
          <table:table-cell table:style-name="ce14" office:value-type="string" calcext:value-type="string">
            <text:p>Integer</text:p>
          </table:table-cell>
          <table:table-cell table:style-name="ce19" office:value-type="float" office:value="5" calcext:value-type="float">
            <text:p>5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99999'</text:p>
          </table:table-cell>
          <table:table-cell table:style-name="ce32" office:value-type="string" calcext:value-type="string">
            <text:p> </text:p>
          </table:table-cell>
          <table:table-cell table:style-name="ce26" office:value-type="string" calcext:value-type="string">
            <text:p>Number of days before expiry</text:p>
          </table:table-cell>
          <table:table-cell/>
          <table:table-cell table:formula="of:=&quot;'&quot; &amp; [.$B15] &amp; &quot;': '',&quot;" office:value-type="string" office:string-value="'Shelf Life': ''," calcext:value-type="string">
            <text:p>'Shelf Life': '',</text:p>
          </table:table-cell>
          <table:table-cell table:style-name="ce40" table:formula="of:=&quot;{&quot;&quot;&quot; &amp; [.$A$1] &amp; &quot;&quot;&quot;: &quot;&quot;&quot; &amp; [.A15] &amp; &quot;&quot;&quot;, &quot;&quot;&quot; &amp; [.$B$1] &amp; &quot;&quot;&quot;: &quot;&quot;&quot; &amp; [.B15] &amp; &quot;&quot;&quot;, &quot;&quot;&quot; &amp; [.$C$1] &amp; &quot;&quot;&quot;: &quot;&quot;&quot; &amp; [.C15] &amp; &quot;&quot;&quot;, &quot;&quot;&quot; &amp; [.$D$1] &amp; &quot;&quot;&quot;: &quot;&quot;&quot; &amp; [.D15] &amp; &quot;&quot;&quot;, &quot;&quot;&quot; &amp; [.$E$1] &amp; &quot;&quot;&quot;: &quot;&quot;&quot; &amp; [.E15] &amp; &quot;&quot;&quot;, &quot;&quot;&quot; &amp; [.$F$1] &amp; &quot;&quot;&quot;: &quot;&quot;&quot; &amp; [.F15] &amp; &quot;&quot;&quot;, &quot;&quot;&quot; &amp; [.$G$1] &amp; &quot;&quot;&quot;: &quot;&quot;&quot; &amp; [.G15] &amp; &quot;&quot;&quot;, &quot;&quot;&quot; &amp; [.$H$1] &amp; &quot;&quot;&quot;: &quot;&quot;&quot; &amp; [.H15] &amp;  &quot;&quot;&quot;},&quot;" office:value-type="string" office:string-value="{&quot;Number&quot;: &quot;14&quot;, &quot;Name&quot;: &quot;Shelf Life&quot;, &quot;Type&quot;: &quot;Integer&quot;, &quot;Length&quot;: &quot;5&quot;, &quot;Required&quot;: &quot;Optional&quot;, &quot;Allowed Values&quot;: &quot;'99999'&quot;, &quot;Default&quot;: &quot; &quot;, &quot;Comments&quot;: &quot;Number of days before expiry&quot;}," calcext:value-type="string">
            <text:p>{"Number": "14", "Name": "Shelf Life", "Type": "Integer", "Length": "5", "Required": "Optional", "Allowed Values": "'99999'", "Default": " ", "Comments": "Number of days before expiry"},</text:p>
          </table:table-cell>
        </table:table-row>
        <table:table-row table:style-name="ro2" table:visibility="filter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Qc Frequency</text:p>
          </table:table-cell>
          <table:table-cell table:style-name="ce14" office:value-type="string" calcext:value-type="string">
            <text:p>Integer</text:p>
          </table:table-cell>
          <table:table-cell table:style-name="ce19" office:value-type="float" office:value="4" calcext:value-type="float">
            <text:p>4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9999'</text:p>
          </table:table-cell>
          <table:table-cell table:style-name="ce32" office:value-type="string" calcext:value-type="string">
            <text:p> </text:p>
          </table:table-cell>
          <table:table-cell table:style-name="ce26" office:value-type="string" calcext:value-type="string">
            <text:p>Sample inventory after 'n' receipts</text:p>
          </table:table-cell>
          <table:table-cell/>
          <table:table-cell table:formula="of:=&quot;'&quot; &amp; [.$B16] &amp; &quot;': '',&quot;" office:value-type="string" office:string-value="'Qc Frequency': ''," calcext:value-type="string">
            <text:p>'Qc Frequency': '',</text:p>
          </table:table-cell>
          <table:table-cell table:style-name="ce40" table:formula="of:=&quot;{&quot;&quot;&quot; &amp; [.$A$1] &amp; &quot;&quot;&quot;: &quot;&quot;&quot; &amp; [.A16] &amp; &quot;&quot;&quot;, &quot;&quot;&quot; &amp; [.$B$1] &amp; &quot;&quot;&quot;: &quot;&quot;&quot; &amp; [.B16] &amp; &quot;&quot;&quot;, &quot;&quot;&quot; &amp; [.$C$1] &amp; &quot;&quot;&quot;: &quot;&quot;&quot; &amp; [.C16] &amp; &quot;&quot;&quot;, &quot;&quot;&quot; &amp; [.$D$1] &amp; &quot;&quot;&quot;: &quot;&quot;&quot; &amp; [.D16] &amp; &quot;&quot;&quot;, &quot;&quot;&quot; &amp; [.$E$1] &amp; &quot;&quot;&quot;: &quot;&quot;&quot; &amp; [.E16] &amp; &quot;&quot;&quot;, &quot;&quot;&quot; &amp; [.$F$1] &amp; &quot;&quot;&quot;: &quot;&quot;&quot; &amp; [.F16] &amp; &quot;&quot;&quot;, &quot;&quot;&quot; &amp; [.$G$1] &amp; &quot;&quot;&quot;: &quot;&quot;&quot; &amp; [.G16] &amp; &quot;&quot;&quot;, &quot;&quot;&quot; &amp; [.$H$1] &amp; &quot;&quot;&quot;: &quot;&quot;&quot; &amp; [.H16] &amp;  &quot;&quot;&quot;},&quot;" office:value-type="string" office:string-value="{&quot;Number&quot;: &quot;15&quot;, &quot;Name&quot;: &quot;Qc Frequency&quot;, &quot;Type&quot;: &quot;Integer&quot;, &quot;Length&quot;: &quot;4&quot;, &quot;Required&quot;: &quot;Optional&quot;, &quot;Allowed Values&quot;: &quot;'9999'&quot;, &quot;Default&quot;: &quot; &quot;, &quot;Comments&quot;: &quot;Sample inventory after 'n' receipts&quot;}," calcext:value-type="string">
            <text:p>{"Number": "15", "Name": "Qc Frequency", "Type": "Integer", "Length": "4", "Required": "Optional", "Allowed Values": "'9999'", "Default": " ", "Comments": "Sample inventory after 'n' receipts"},</text:p>
          </table:table-cell>
        </table:table-row>
        <table:table-row table:style-name="ro6" table:visibility="filter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Split Lowest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5" office:value-type="string" calcext:value-type="string">
            <text:p>Split lowest</text:p>
          </table:table-cell>
          <table:table-cell/>
          <table:table-cell table:formula="of:=&quot;'&quot; &amp; [.$B17] &amp; &quot;': '',&quot;" office:value-type="string" office:string-value="'Split Lowest': ''," calcext:value-type="string">
            <text:p>'Split Lowest': '',</text:p>
          </table:table-cell>
          <table:table-cell table:style-name="ce40" table:formula="of:=&quot;{&quot;&quot;&quot; &amp; [.$A$1] &amp; &quot;&quot;&quot;: &quot;&quot;&quot; &amp; [.A17] &amp; &quot;&quot;&quot;, &quot;&quot;&quot; &amp; [.$B$1] &amp; &quot;&quot;&quot;: &quot;&quot;&quot; &amp; [.B17] &amp; &quot;&quot;&quot;, &quot;&quot;&quot; &amp; [.$C$1] &amp; &quot;&quot;&quot;: &quot;&quot;&quot; &amp; [.C17] &amp; &quot;&quot;&quot;, &quot;&quot;&quot; &amp; [.$D$1] &amp; &quot;&quot;&quot;: &quot;&quot;&quot; &amp; [.D17] &amp; &quot;&quot;&quot;, &quot;&quot;&quot; &amp; [.$E$1] &amp; &quot;&quot;&quot;: &quot;&quot;&quot; &amp; [.E17] &amp; &quot;&quot;&quot;, &quot;&quot;&quot; &amp; [.$F$1] &amp; &quot;&quot;&quot;: &quot;&quot;&quot; &amp; [.F17] &amp; &quot;&quot;&quot;, &quot;&quot;&quot; &amp; [.$G$1] &amp; &quot;&quot;&quot;: &quot;&quot;&quot; &amp; [.G17] &amp; &quot;&quot;&quot;, &quot;&quot;&quot; &amp; [.$H$1] &amp; &quot;&quot;&quot;: &quot;&quot;&quot; &amp; [.H17] &amp;  &quot;&quot;&quot;},&quot;" office:value-type="string" office:string-value="{&quot;Number&quot;: &quot;16&quot;, &quot;Name&quot;: &quot;Split Lowest&quot;, &quot;Type&quot;: &quot;Flag&quot;, &quot;Length&quot;: &quot;1&quot;, &quot;Required&quot;: &quot;Optional&quot;, &quot;Allowed Values&quot;: &quot;'Y' | 'N'&quot;, &quot;Default&quot;: &quot;'N'&quot;, &quot;Comments&quot;: &quot;Split lowest&quot;}," calcext:value-type="string">
            <text:p>{"Number": "16", "Name": "Split Lowest", "Type": "Flag", "Length": "1", "Required": "Optional", "Allowed Values": "'Y' | 'N'", "Default": "'N'", "Comments": "Split lowest"},</text:p>
          </table:table-cell>
        </table:table-row>
        <table:table-row table:style-name="ro6" table:visibility="filter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Condition Reqd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5" office:value-type="string" calcext:value-type="string">
            <text:p>Whether condition code required</text:p>
          </table:table-cell>
          <table:table-cell/>
          <table:table-cell table:formula="of:=&quot;'&quot; &amp; [.$B18] &amp; &quot;': '',&quot;" office:value-type="string" office:string-value="'Condition Reqd': ''," calcext:value-type="string">
            <text:p>'Condition Reqd': '',</text:p>
          </table:table-cell>
          <table:table-cell table:style-name="ce40" table:formula="of:=&quot;{&quot;&quot;&quot; &amp; [.$A$1] &amp; &quot;&quot;&quot;: &quot;&quot;&quot; &amp; [.A18] &amp; &quot;&quot;&quot;, &quot;&quot;&quot; &amp; [.$B$1] &amp; &quot;&quot;&quot;: &quot;&quot;&quot; &amp; [.B18] &amp; &quot;&quot;&quot;, &quot;&quot;&quot; &amp; [.$C$1] &amp; &quot;&quot;&quot;: &quot;&quot;&quot; &amp; [.C18] &amp; &quot;&quot;&quot;, &quot;&quot;&quot; &amp; [.$D$1] &amp; &quot;&quot;&quot;: &quot;&quot;&quot; &amp; [.D18] &amp; &quot;&quot;&quot;, &quot;&quot;&quot; &amp; [.$E$1] &amp; &quot;&quot;&quot;: &quot;&quot;&quot; &amp; [.E18] &amp; &quot;&quot;&quot;, &quot;&quot;&quot; &amp; [.$F$1] &amp; &quot;&quot;&quot;: &quot;&quot;&quot; &amp; [.F18] &amp; &quot;&quot;&quot;, &quot;&quot;&quot; &amp; [.$G$1] &amp; &quot;&quot;&quot;: &quot;&quot;&quot; &amp; [.G18] &amp; &quot;&quot;&quot;, &quot;&quot;&quot; &amp; [.$H$1] &amp; &quot;&quot;&quot;: &quot;&quot;&quot; &amp; [.H18] &amp;  &quot;&quot;&quot;},&quot;" office:value-type="string" office:string-value="{&quot;Number&quot;: &quot;17&quot;, &quot;Name&quot;: &quot;Condition Reqd&quot;, &quot;Type&quot;: &quot;Flag&quot;, &quot;Length&quot;: &quot;1&quot;, &quot;Required&quot;: &quot;Optional&quot;, &quot;Allowed Values&quot;: &quot;'Y' | 'N'&quot;, &quot;Default&quot;: &quot;'N'&quot;, &quot;Comments&quot;: &quot;Whether condition code required&quot;}," calcext:value-type="string">
            <text:p>{"Number": "17", "Name": "Condition Reqd", "Type": "Flag", "Length": "1", "Required": "Optional", "Allowed Values": "'Y' | 'N'", "Default": "'N'", "Comments": "Whether condition code required"},</text:p>
          </table:table-cell>
        </table:table-row>
        <table:table-row table:style-name="ro6" table:visibility="filter">
          <table:table-cell table:style-name="ce4" office:value-type="float" office:value="18" calcext:value-type="float">
            <text:p>18</text:p>
          </table:table-cell>
          <table:table-cell table:style-name="ce9" office:value-type="string" calcext:value-type="string">
            <text:p>Origin Reqd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5" office:value-type="string" calcext:value-type="string">
            <text:p>Whether origin code required</text:p>
          </table:table-cell>
          <table:table-cell/>
          <table:table-cell table:formula="of:=&quot;'&quot; &amp; [.$B19] &amp; &quot;': '',&quot;" office:value-type="string" office:string-value="'Origin Reqd': ''," calcext:value-type="string">
            <text:p>'Origin Reqd': '',</text:p>
          </table:table-cell>
          <table:table-cell table:style-name="ce40" table:formula="of:=&quot;{&quot;&quot;&quot; &amp; [.$A$1] &amp; &quot;&quot;&quot;: &quot;&quot;&quot; &amp; [.A19] &amp; &quot;&quot;&quot;, &quot;&quot;&quot; &amp; [.$B$1] &amp; &quot;&quot;&quot;: &quot;&quot;&quot; &amp; [.B19] &amp; &quot;&quot;&quot;, &quot;&quot;&quot; &amp; [.$C$1] &amp; &quot;&quot;&quot;: &quot;&quot;&quot; &amp; [.C19] &amp; &quot;&quot;&quot;, &quot;&quot;&quot; &amp; [.$D$1] &amp; &quot;&quot;&quot;: &quot;&quot;&quot; &amp; [.D19] &amp; &quot;&quot;&quot;, &quot;&quot;&quot; &amp; [.$E$1] &amp; &quot;&quot;&quot;: &quot;&quot;&quot; &amp; [.E19] &amp; &quot;&quot;&quot;, &quot;&quot;&quot; &amp; [.$F$1] &amp; &quot;&quot;&quot;: &quot;&quot;&quot; &amp; [.F19] &amp; &quot;&quot;&quot;, &quot;&quot;&quot; &amp; [.$G$1] &amp; &quot;&quot;&quot;: &quot;&quot;&quot; &amp; [.G19] &amp; &quot;&quot;&quot;, &quot;&quot;&quot; &amp; [.$H$1] &amp; &quot;&quot;&quot;: &quot;&quot;&quot; &amp; [.H19] &amp;  &quot;&quot;&quot;},&quot;" office:value-type="string" office:string-value="{&quot;Number&quot;: &quot;18&quot;, &quot;Name&quot;: &quot;Origin Reqd&quot;, &quot;Type&quot;: &quot;Flag&quot;, &quot;Length&quot;: &quot;1&quot;, &quot;Required&quot;: &quot;Optional&quot;, &quot;Allowed Values&quot;: &quot;'Y' | 'N'&quot;, &quot;Default&quot;: &quot;'N'&quot;, &quot;Comments&quot;: &quot;Whether origin code required&quot;}," calcext:value-type="string">
            <text:p>{"Number": "18", "Name": "Origin Reqd", "Type": "Flag", "Length": "1", "Required": "Optional", "Allowed Values": "'Y' | 'N'", "Default": "'N'", "Comments": "Whether origin code required"},</text:p>
          </table:table-cell>
        </table:table-row>
        <table:table-row table:style-name="ro7" table:visibility="filter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Serial At Pick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6" office:value-type="string" calcext:value-type="string">
            <text:p>Whether to capture serial numbers at picking</text:p>
          </table:table-cell>
          <table:table-cell/>
          <table:table-cell table:formula="of:=&quot;'&quot; &amp; [.$B20] &amp; &quot;': '',&quot;" office:value-type="string" office:string-value="'Serial At Pick': ''," calcext:value-type="string">
            <text:p>'Serial At Pick': '',</text:p>
          </table:table-cell>
          <table:table-cell table:style-name="ce40" table:formula="of:=&quot;{&quot;&quot;&quot; &amp; [.$A$1] &amp; &quot;&quot;&quot;: &quot;&quot;&quot; &amp; [.A20] &amp; &quot;&quot;&quot;, &quot;&quot;&quot; &amp; [.$B$1] &amp; &quot;&quot;&quot;: &quot;&quot;&quot; &amp; [.B20] &amp; &quot;&quot;&quot;, &quot;&quot;&quot; &amp; [.$C$1] &amp; &quot;&quot;&quot;: &quot;&quot;&quot; &amp; [.C20] &amp; &quot;&quot;&quot;, &quot;&quot;&quot; &amp; [.$D$1] &amp; &quot;&quot;&quot;: &quot;&quot;&quot; &amp; [.D20] &amp; &quot;&quot;&quot;, &quot;&quot;&quot; &amp; [.$E$1] &amp; &quot;&quot;&quot;: &quot;&quot;&quot; &amp; [.E20] &amp; &quot;&quot;&quot;, &quot;&quot;&quot; &amp; [.$F$1] &amp; &quot;&quot;&quot;: &quot;&quot;&quot; &amp; [.F20] &amp; &quot;&quot;&quot;, &quot;&quot;&quot; &amp; [.$G$1] &amp; &quot;&quot;&quot;: &quot;&quot;&quot; &amp; [.G20] &amp; &quot;&quot;&quot;, &quot;&quot;&quot; &amp; [.$H$1] &amp; &quot;&quot;&quot;: &quot;&quot;&quot; &amp; [.H20] &amp;  &quot;&quot;&quot;},&quot;" office:value-type="string" office:string-value="{&quot;Number&quot;: &quot;19&quot;, &quot;Name&quot;: &quot;Serial At Pick&quot;, &quot;Type&quot;: &quot;Flag&quot;, &quot;Length&quot;: &quot;1&quot;, &quot;Required&quot;: &quot;Optional&quot;, &quot;Allowed Values&quot;: &quot;'Y' | 'N'&quot;, &quot;Default&quot;: &quot;'N'&quot;, &quot;Comments&quot;: &quot;Whether to capture serial numbers at picking&quot;}," calcext:value-type="string">
            <text:p>{"Number": "19", "Name": "Serial At Pick", "Type": "Flag", "Length": "1", "Required": "Optional", "Allowed Values": "'Y' | 'N'", "Default": "'N'", "Comments": "Whether to capture serial numbers at picking"},</text:p>
          </table:table-cell>
        </table:table-row>
        <table:table-row table:style-name="ro7" table:visibility="filter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Serial At Pack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6" office:value-type="string" calcext:value-type="string">
            <text:p>Whether to capture serial numbers at packing</text:p>
          </table:table-cell>
          <table:table-cell/>
          <table:table-cell table:formula="of:=&quot;'&quot; &amp; [.$B21] &amp; &quot;': '',&quot;" office:value-type="string" office:string-value="'Serial At Pack': ''," calcext:value-type="string">
            <text:p>'Serial At Pack': '',</text:p>
          </table:table-cell>
          <table:table-cell table:style-name="ce40" table:formula="of:=&quot;{&quot;&quot;&quot; &amp; [.$A$1] &amp; &quot;&quot;&quot;: &quot;&quot;&quot; &amp; [.A21] &amp; &quot;&quot;&quot;, &quot;&quot;&quot; &amp; [.$B$1] &amp; &quot;&quot;&quot;: &quot;&quot;&quot; &amp; [.B21] &amp; &quot;&quot;&quot;, &quot;&quot;&quot; &amp; [.$C$1] &amp; &quot;&quot;&quot;: &quot;&quot;&quot; &amp; [.C21] &amp; &quot;&quot;&quot;, &quot;&quot;&quot; &amp; [.$D$1] &amp; &quot;&quot;&quot;: &quot;&quot;&quot; &amp; [.D21] &amp; &quot;&quot;&quot;, &quot;&quot;&quot; &amp; [.$E$1] &amp; &quot;&quot;&quot;: &quot;&quot;&quot; &amp; [.E21] &amp; &quot;&quot;&quot;, &quot;&quot;&quot; &amp; [.$F$1] &amp; &quot;&quot;&quot;: &quot;&quot;&quot; &amp; [.F21] &amp; &quot;&quot;&quot;, &quot;&quot;&quot; &amp; [.$G$1] &amp; &quot;&quot;&quot;: &quot;&quot;&quot; &amp; [.G21] &amp; &quot;&quot;&quot;, &quot;&quot;&quot; &amp; [.$H$1] &amp; &quot;&quot;&quot;: &quot;&quot;&quot; &amp; [.H21] &amp;  &quot;&quot;&quot;},&quot;" office:value-type="string" office:string-value="{&quot;Number&quot;: &quot;20&quot;, &quot;Name&quot;: &quot;Serial At Pack&quot;, &quot;Type&quot;: &quot;Flag&quot;, &quot;Length&quot;: &quot;1&quot;, &quot;Required&quot;: &quot;Optional&quot;, &quot;Allowed Values&quot;: &quot;'Y' | 'N'&quot;, &quot;Default&quot;: &quot;'N'&quot;, &quot;Comments&quot;: &quot;Whether to capture serial numbers at packing&quot;}," calcext:value-type="string">
            <text:p>{"Number": "20", "Name": "Serial At Pack", "Type": "Flag", "Length": "1", "Required": "Optional", "Allowed Values": "'Y' | 'N'", "Default": "'N'", "Comments": "Whether to capture serial numbers at packing"},</text:p>
          </table:table-cell>
        </table:table-row>
        <table:table-row table:style-name="ro5" table:visibility="filter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Pick Count Qty</text:p>
          </table:table-cell>
          <table:table-cell table:style-name="ce14" office:value-type="string" calcext:value-type="string">
            <text:p>Decimal</text:p>
          </table:table-cell>
          <table:table-cell table:style-name="ce19" office:value-type="float" office:value="15.6" calcext:value-type="float">
            <text:p>15,6</text:p>
          </table:table-cell>
          <table:table-cell table:style-name="ce14" office:value-type="string" calcext:value-type="string">
            <text:p>Optional</text:p>
          </table:table-cell>
          <table:table-cell table:style-name="ce26" office:value-type="string" calcext:value-type="string">
            <text:p>'99999999.999999' | '999999999999999' (6 decimal places implied)</text:p>
          </table:table-cell>
          <table:table-cell table:style-name="ce33" office:value-type="string" calcext:value-type="string">
            <text:p> </text:p>
          </table:table-cell>
          <table:table-cell table:style-name="ce26" office:value-type="string" calcext:value-type="string">
            <text:p>A stock check will be required when you pick below this quantity</text:p>
          </table:table-cell>
          <table:table-cell/>
          <table:table-cell table:formula="of:=&quot;'&quot; &amp; [.$B22] &amp; &quot;': '',&quot;" office:value-type="string" office:string-value="'Pick Count Qty': ''," calcext:value-type="string">
            <text:p>'Pick Count Qty': '',</text:p>
          </table:table-cell>
          <table:table-cell table:style-name="ce40" table:formula="of:=&quot;{&quot;&quot;&quot; &amp; [.$A$1] &amp; &quot;&quot;&quot;: &quot;&quot;&quot; &amp; [.A22] &amp; &quot;&quot;&quot;, &quot;&quot;&quot; &amp; [.$B$1] &amp; &quot;&quot;&quot;: &quot;&quot;&quot; &amp; [.B22] &amp; &quot;&quot;&quot;, &quot;&quot;&quot; &amp; [.$C$1] &amp; &quot;&quot;&quot;: &quot;&quot;&quot; &amp; [.C22] &amp; &quot;&quot;&quot;, &quot;&quot;&quot; &amp; [.$D$1] &amp; &quot;&quot;&quot;: &quot;&quot;&quot; &amp; [.D22] &amp; &quot;&quot;&quot;, &quot;&quot;&quot; &amp; [.$E$1] &amp; &quot;&quot;&quot;: &quot;&quot;&quot; &amp; [.E22] &amp; &quot;&quot;&quot;, &quot;&quot;&quot; &amp; [.$F$1] &amp; &quot;&quot;&quot;: &quot;&quot;&quot; &amp; [.F22] &amp; &quot;&quot;&quot;, &quot;&quot;&quot; &amp; [.$G$1] &amp; &quot;&quot;&quot;: &quot;&quot;&quot; &amp; [.G22] &amp; &quot;&quot;&quot;, &quot;&quot;&quot; &amp; [.$H$1] &amp; &quot;&quot;&quot;: &quot;&quot;&quot; &amp; [.H22] &amp;  &quot;&quot;&quot;},&quot;" office:value-type="string" office:string-value="{&quot;Number&quot;: &quot;21&quot;, &quot;Name&quot;: &quot;Pick Count Qty&quot;, &quot;Type&quot;: &quot;Decimal&quot;, &quot;Length&quot;: &quot;15,6&quot;, &quot;Required&quot;: &quot;Optional&quot;, &quot;Allowed Values&quot;: &quot;'99999999.999999' | '999999999999999' (6 decimal places implied)&quot;, &quot;Default&quot;: &quot; &quot;, &quot;Comments&quot;: &quot;A stock check will be required when you pick below this quantity&quot;}," calcext:value-type="string">
            <text:p>{"Number": "21", "Name": "Pick Count Qty", "Type": "Decimal", "Length": "15,6", "Required": "Optional", "Allowed Values": "'99999999.999999' | '999999999999999' (6 decimal places implied)", "Default": " ", "Comments": "A stock check will be required when you pick below this quantity"},</text:p>
          </table:table-cell>
        </table:table-row>
        <table:table-row table:style-name="ro7" table:visibility="filter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Count Frequency</text:p>
          </table:table-cell>
          <table:table-cell table:style-name="ce14" office:value-type="string" calcext:value-type="string">
            <text:p>Integer</text:p>
          </table:table-cell>
          <table:table-cell table:style-name="ce19" office:value-type="float" office:value="3" calcext:value-type="float">
            <text:p>3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999'</text:p>
          </table:table-cell>
          <table:table-cell table:style-name="ce32" office:value-type="string" calcext:value-type="string">
            <text:p> </text:p>
          </table:table-cell>
          <table:table-cell table:style-name="ce26" office:value-type="string" calcext:value-type="string">
            <text:p>Generate a stock check task every 'n' days, set this field to zero to disable it</text:p>
          </table:table-cell>
          <table:table-cell/>
          <table:table-cell table:formula="of:=&quot;'&quot; &amp; [.$B23] &amp; &quot;': '',&quot;" office:value-type="string" office:string-value="'Count Frequency': ''," calcext:value-type="string">
            <text:p>'Count Frequency': '',</text:p>
          </table:table-cell>
          <table:table-cell table:style-name="ce40" table:formula="of:=&quot;{&quot;&quot;&quot; &amp; [.$A$1] &amp; &quot;&quot;&quot;: &quot;&quot;&quot; &amp; [.A23] &amp; &quot;&quot;&quot;, &quot;&quot;&quot; &amp; [.$B$1] &amp; &quot;&quot;&quot;: &quot;&quot;&quot; &amp; [.B23] &amp; &quot;&quot;&quot;, &quot;&quot;&quot; &amp; [.$C$1] &amp; &quot;&quot;&quot;: &quot;&quot;&quot; &amp; [.C23] &amp; &quot;&quot;&quot;, &quot;&quot;&quot; &amp; [.$D$1] &amp; &quot;&quot;&quot;: &quot;&quot;&quot; &amp; [.D23] &amp; &quot;&quot;&quot;, &quot;&quot;&quot; &amp; [.$E$1] &amp; &quot;&quot;&quot;: &quot;&quot;&quot; &amp; [.E23] &amp; &quot;&quot;&quot;, &quot;&quot;&quot; &amp; [.$F$1] &amp; &quot;&quot;&quot;: &quot;&quot;&quot; &amp; [.F23] &amp; &quot;&quot;&quot;, &quot;&quot;&quot; &amp; [.$G$1] &amp; &quot;&quot;&quot;: &quot;&quot;&quot; &amp; [.G23] &amp; &quot;&quot;&quot;, &quot;&quot;&quot; &amp; [.$H$1] &amp; &quot;&quot;&quot;: &quot;&quot;&quot; &amp; [.H23] &amp;  &quot;&quot;&quot;},&quot;" office:value-type="string" office:string-value="{&quot;Number&quot;: &quot;22&quot;, &quot;Name&quot;: &quot;Count Frequency&quot;, &quot;Type&quot;: &quot;Integer&quot;, &quot;Length&quot;: &quot;3&quot;, &quot;Required&quot;: &quot;Optional&quot;, &quot;Allowed Values&quot;: &quot;'999'&quot;, &quot;Default&quot;: &quot; &quot;, &quot;Comments&quot;: &quot;Generate a stock check task every 'n' days, set this field to zero to disable it&quot;}," calcext:value-type="string">
            <text:p>{"Number": "22", "Name": "Count Frequency", "Type": "Integer", "Length": "3", "Required": "Optional", "Allowed Values": "'999'", "Default": " ", "Comments": "Generate a stock check task every 'n' days, set this field to zero to disable it"},</text:p>
          </table:table-cell>
        </table:table-row>
        <table:table-row table:style-name="ro6" table:visibility="filter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Kit Sku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5" office:value-type="string" calcext:value-type="string">
            <text:p>Whether a kit sku</text:p>
          </table:table-cell>
          <table:table-cell/>
          <table:table-cell table:formula="of:=&quot;'&quot; &amp; [.$B24] &amp; &quot;': '',&quot;" office:value-type="string" office:string-value="'Kit Sku': ''," calcext:value-type="string">
            <text:p>'Kit Sku': '',</text:p>
          </table:table-cell>
          <table:table-cell table:style-name="ce40" table:formula="of:=&quot;{&quot;&quot;&quot; &amp; [.$A$1] &amp; &quot;&quot;&quot;: &quot;&quot;&quot; &amp; [.A24] &amp; &quot;&quot;&quot;, &quot;&quot;&quot; &amp; [.$B$1] &amp; &quot;&quot;&quot;: &quot;&quot;&quot; &amp; [.B24] &amp; &quot;&quot;&quot;, &quot;&quot;&quot; &amp; [.$C$1] &amp; &quot;&quot;&quot;: &quot;&quot;&quot; &amp; [.C24] &amp; &quot;&quot;&quot;, &quot;&quot;&quot; &amp; [.$D$1] &amp; &quot;&quot;&quot;: &quot;&quot;&quot; &amp; [.D24] &amp; &quot;&quot;&quot;, &quot;&quot;&quot; &amp; [.$E$1] &amp; &quot;&quot;&quot;: &quot;&quot;&quot; &amp; [.E24] &amp; &quot;&quot;&quot;, &quot;&quot;&quot; &amp; [.$F$1] &amp; &quot;&quot;&quot;: &quot;&quot;&quot; &amp; [.F24] &amp; &quot;&quot;&quot;, &quot;&quot;&quot; &amp; [.$G$1] &amp; &quot;&quot;&quot;: &quot;&quot;&quot; &amp; [.G24] &amp; &quot;&quot;&quot;, &quot;&quot;&quot; &amp; [.$H$1] &amp; &quot;&quot;&quot;: &quot;&quot;&quot; &amp; [.H24] &amp;  &quot;&quot;&quot;},&quot;" office:value-type="string" office:string-value="{&quot;Number&quot;: &quot;23&quot;, &quot;Name&quot;: &quot;Kit Sku&quot;, &quot;Type&quot;: &quot;Flag&quot;, &quot;Length&quot;: &quot;1&quot;, &quot;Required&quot;: &quot;Optional&quot;, &quot;Allowed Values&quot;: &quot;'Y' | 'N'&quot;, &quot;Default&quot;: &quot;'N'&quot;, &quot;Comments&quot;: &quot;Whether a kit sku&quot;}," calcext:value-type="string">
            <text:p>{"Number": "23", "Name": "Kit Sku", "Type": "Flag", "Length": "1", "Required": "Optional", "Allowed Values": "'Y' | 'N'", "Default": "'N'", "Comments": "Whether a kit sku"},</text:p>
          </table:table-cell>
        </table:table-row>
        <table:table-row table:style-name="ro6" table:visibility="filter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Kit Split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6" office:value-type="string" calcext:value-type="string">
            <text:p>Whether the kit is split</text:p>
          </table:table-cell>
          <table:table-cell/>
          <table:table-cell table:formula="of:=&quot;'&quot; &amp; [.$B25] &amp; &quot;': '',&quot;" office:value-type="string" office:string-value="'Kit Split': ''," calcext:value-type="string">
            <text:p>'Kit Split': '',</text:p>
          </table:table-cell>
          <table:table-cell table:style-name="ce40" table:formula="of:=&quot;{&quot;&quot;&quot; &amp; [.$A$1] &amp; &quot;&quot;&quot;: &quot;&quot;&quot; &amp; [.A25] &amp; &quot;&quot;&quot;, &quot;&quot;&quot; &amp; [.$B$1] &amp; &quot;&quot;&quot;: &quot;&quot;&quot; &amp; [.B25] &amp; &quot;&quot;&quot;, &quot;&quot;&quot; &amp; [.$C$1] &amp; &quot;&quot;&quot;: &quot;&quot;&quot; &amp; [.C25] &amp; &quot;&quot;&quot;, &quot;&quot;&quot; &amp; [.$D$1] &amp; &quot;&quot;&quot;: &quot;&quot;&quot; &amp; [.D25] &amp; &quot;&quot;&quot;, &quot;&quot;&quot; &amp; [.$E$1] &amp; &quot;&quot;&quot;: &quot;&quot;&quot; &amp; [.E25] &amp; &quot;&quot;&quot;, &quot;&quot;&quot; &amp; [.$F$1] &amp; &quot;&quot;&quot;: &quot;&quot;&quot; &amp; [.F25] &amp; &quot;&quot;&quot;, &quot;&quot;&quot; &amp; [.$G$1] &amp; &quot;&quot;&quot;: &quot;&quot;&quot; &amp; [.G25] &amp; &quot;&quot;&quot;, &quot;&quot;&quot; &amp; [.$H$1] &amp; &quot;&quot;&quot;: &quot;&quot;&quot; &amp; [.H25] &amp;  &quot;&quot;&quot;},&quot;" office:value-type="string" office:string-value="{&quot;Number&quot;: &quot;24&quot;, &quot;Name&quot;: &quot;Kit Split&quot;, &quot;Type&quot;: &quot;Flag&quot;, &quot;Length&quot;: &quot;1&quot;, &quot;Required&quot;: &quot;Optional&quot;, &quot;Allowed Values&quot;: &quot;'Y' | 'N'&quot;, &quot;Default&quot;: &quot;'N'&quot;, &quot;Comments&quot;: &quot;Whether the kit is split&quot;}," calcext:value-type="string">
            <text:p>{"Number": "24", "Name": "Kit Split", "Type": "Flag", "Length": "1", "Required": "Optional", "Allowed Values": "'Y' | 'N'", "Default": "'N'", "Comments": "Whether the kit is split"},</text:p>
          </table:table-cell>
        </table:table-row>
        <table:table-row table:style-name="ro7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Kitting Loc Id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10" calcext:value-type="float">
            <text:p>10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6" office:value-type="string" calcext:value-type="string">
            <text:p>Kitting location for the product, where kits are built/split</text:p>
          </table:table-cell>
          <table:table-cell/>
          <table:table-cell table:formula="of:=&quot;'&quot; &amp; [.$B26] &amp; &quot;': '',&quot;" office:value-type="string" office:string-value="'Kitting Loc Id': ''," calcext:value-type="string">
            <text:p>'Kitting Loc Id': '',</text:p>
          </table:table-cell>
          <table:table-cell table:style-name="ce40" table:formula="of:=&quot;{&quot;&quot;&quot; &amp; [.$A$1] &amp; &quot;&quot;&quot;: &quot;&quot;&quot; &amp; [.A26] &amp; &quot;&quot;&quot;, &quot;&quot;&quot; &amp; [.$B$1] &amp; &quot;&quot;&quot;: &quot;&quot;&quot; &amp; [.B26] &amp; &quot;&quot;&quot;, &quot;&quot;&quot; &amp; [.$C$1] &amp; &quot;&quot;&quot;: &quot;&quot;&quot; &amp; [.C26] &amp; &quot;&quot;&quot;, &quot;&quot;&quot; &amp; [.$D$1] &amp; &quot;&quot;&quot;: &quot;&quot;&quot; &amp; [.D26] &amp; &quot;&quot;&quot;, &quot;&quot;&quot; &amp; [.$E$1] &amp; &quot;&quot;&quot;: &quot;&quot;&quot; &amp; [.E26] &amp; &quot;&quot;&quot;, &quot;&quot;&quot; &amp; [.$F$1] &amp; &quot;&quot;&quot;: &quot;&quot;&quot; &amp; [.F26] &amp; &quot;&quot;&quot;, &quot;&quot;&quot; &amp; [.$G$1] &amp; &quot;&quot;&quot;: &quot;&quot;&quot; &amp; [.G26] &amp; &quot;&quot;&quot;, &quot;&quot;&quot; &amp; [.$H$1] &amp; &quot;&quot;&quot;: &quot;&quot;&quot; &amp; [.H26] &amp;  &quot;&quot;&quot;},&quot;" office:value-type="string" office:string-value="{&quot;Number&quot;: &quot;25&quot;, &quot;Name&quot;: &quot;Kitting Loc Id&quot;, &quot;Type&quot;: &quot;String&quot;, &quot;Length&quot;: &quot;10&quot;, &quot;Required&quot;: &quot;Optional&quot;, &quot;Allowed Values&quot;: &quot;Upper Case&quot;, &quot;Default&quot;: &quot; &quot;, &quot;Comments&quot;: &quot;Kitting location for the product, where kits are built/split&quot;}," calcext:value-type="string">
            <text:p>{"Number": "25", "Name": "Kitting Loc Id", "Type": "String", "Length": "10", "Required": "Optional", "Allowed Values": "Upper Case", "Default": " ", "Comments": "Kitting location for the product, where kits are built/split"},</text:p>
          </table:table-cell>
        </table:table-row>
        <table:table-row table:style-name="ro6" table:visibility="filter"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Abc Disable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5" office:value-type="string" calcext:value-type="string">
            <text:p>ABC disable</text:p>
          </table:table-cell>
          <table:table-cell/>
          <table:table-cell table:formula="of:=&quot;'&quot; &amp; [.$B27] &amp; &quot;': '',&quot;" office:value-type="string" office:string-value="'Abc Disable': ''," calcext:value-type="string">
            <text:p>'Abc Disable': '',</text:p>
          </table:table-cell>
          <table:table-cell table:style-name="ce40" table:formula="of:=&quot;{&quot;&quot;&quot; &amp; [.$A$1] &amp; &quot;&quot;&quot;: &quot;&quot;&quot; &amp; [.A27] &amp; &quot;&quot;&quot;, &quot;&quot;&quot; &amp; [.$B$1] &amp; &quot;&quot;&quot;: &quot;&quot;&quot; &amp; [.B27] &amp; &quot;&quot;&quot;, &quot;&quot;&quot; &amp; [.$C$1] &amp; &quot;&quot;&quot;: &quot;&quot;&quot; &amp; [.C27] &amp; &quot;&quot;&quot;, &quot;&quot;&quot; &amp; [.$D$1] &amp; &quot;&quot;&quot;: &quot;&quot;&quot; &amp; [.D27] &amp; &quot;&quot;&quot;, &quot;&quot;&quot; &amp; [.$E$1] &amp; &quot;&quot;&quot;: &quot;&quot;&quot; &amp; [.E27] &amp; &quot;&quot;&quot;, &quot;&quot;&quot; &amp; [.$F$1] &amp; &quot;&quot;&quot;: &quot;&quot;&quot; &amp; [.F27] &amp; &quot;&quot;&quot;, &quot;&quot;&quot; &amp; [.$G$1] &amp; &quot;&quot;&quot;: &quot;&quot;&quot; &amp; [.G27] &amp; &quot;&quot;&quot;, &quot;&quot;&quot; &amp; [.$H$1] &amp; &quot;&quot;&quot;: &quot;&quot;&quot; &amp; [.H27] &amp;  &quot;&quot;&quot;},&quot;" office:value-type="string" office:string-value="{&quot;Number&quot;: &quot;26&quot;, &quot;Name&quot;: &quot;Abc Disable&quot;, &quot;Type&quot;: &quot;Flag&quot;, &quot;Length&quot;: &quot;1&quot;, &quot;Required&quot;: &quot;Optional&quot;, &quot;Allowed Values&quot;: &quot;'Y' | 'N'&quot;, &quot;Default&quot;: &quot;'N'&quot;, &quot;Comments&quot;: &quot;ABC disable&quot;}," calcext:value-type="string">
            <text:p>{"Number": "26", "Name": "Abc Disable", "Type": "Flag", "Length": "1", "Required": "Optional", "Allowed Values": "'Y' | 'N'", "Default": "'N'", "Comments": "ABC disable"},</text:p>
          </table:table-cell>
        </table:table-row>
        <table:table-row table:style-name="ro7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Handling Class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10" calcext:value-type="float">
            <text:p>10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6" office:value-type="string" calcext:value-type="string">
            <text:p>For controlling handling (equipment) access to the inventory</text:p>
          </table:table-cell>
          <table:table-cell/>
          <table:table-cell table:formula="of:=&quot;'&quot; &amp; [.$B28] &amp; &quot;': '',&quot;" office:value-type="string" office:string-value="'Handling Class': ''," calcext:value-type="string">
            <text:p>'Handling Class': '',</text:p>
          </table:table-cell>
          <table:table-cell table:style-name="ce40" table:formula="of:=&quot;{&quot;&quot;&quot; &amp; [.$A$1] &amp; &quot;&quot;&quot;: &quot;&quot;&quot; &amp; [.A28] &amp; &quot;&quot;&quot;, &quot;&quot;&quot; &amp; [.$B$1] &amp; &quot;&quot;&quot;: &quot;&quot;&quot; &amp; [.B28] &amp; &quot;&quot;&quot;, &quot;&quot;&quot; &amp; [.$C$1] &amp; &quot;&quot;&quot;: &quot;&quot;&quot; &amp; [.C28] &amp; &quot;&quot;&quot;, &quot;&quot;&quot; &amp; [.$D$1] &amp; &quot;&quot;&quot;: &quot;&quot;&quot; &amp; [.D28] &amp; &quot;&quot;&quot;, &quot;&quot;&quot; &amp; [.$E$1] &amp; &quot;&quot;&quot;: &quot;&quot;&quot; &amp; [.E28] &amp; &quot;&quot;&quot;, &quot;&quot;&quot; &amp; [.$F$1] &amp; &quot;&quot;&quot;: &quot;&quot;&quot; &amp; [.F28] &amp; &quot;&quot;&quot;, &quot;&quot;&quot; &amp; [.$G$1] &amp; &quot;&quot;&quot;: &quot;&quot;&quot; &amp; [.G28] &amp; &quot;&quot;&quot;, &quot;&quot;&quot; &amp; [.$H$1] &amp; &quot;&quot;&quot;: &quot;&quot;&quot; &amp; [.H28] &amp;  &quot;&quot;&quot;},&quot;" office:value-type="string" office:string-value="{&quot;Number&quot;: &quot;27&quot;, &quot;Name&quot;: &quot;Handling Class&quot;, &quot;Type&quot;: &quot;String&quot;, &quot;Length&quot;: &quot;10&quot;, &quot;Required&quot;: &quot;Optional&quot;, &quot;Allowed Values&quot;: &quot;Upper Case&quot;, &quot;Default&quot;: &quot; &quot;, &quot;Comments&quot;: &quot;For controlling handling (equipment) access to the inventory&quot;}," calcext:value-type="string">
            <text:p>{"Number": "27", "Name": "Handling Class", "Type": "String", "Length": "10", "Required": "Optional", "Allowed Values": "Upper Case", "Default": " ", "Comments": "For controlling handling (equipment) access to the inventory"},</text:p>
          </table:table-cell>
        </table:table-row>
        <table:table-row table:style-name="ro6" table:visibility="filter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Obsolete Product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6" office:value-type="string" calcext:value-type="string">
            <text:p>Disables further receiving of the product</text:p>
          </table:table-cell>
          <table:table-cell/>
          <table:table-cell table:formula="of:=&quot;'&quot; &amp; [.$B29] &amp; &quot;': '',&quot;" office:value-type="string" office:string-value="'Obsolete Product': ''," calcext:value-type="string">
            <text:p>'Obsolete Product': '',</text:p>
          </table:table-cell>
          <table:table-cell table:style-name="ce40" table:formula="of:=&quot;{&quot;&quot;&quot; &amp; [.$A$1] &amp; &quot;&quot;&quot;: &quot;&quot;&quot; &amp; [.A29] &amp; &quot;&quot;&quot;, &quot;&quot;&quot; &amp; [.$B$1] &amp; &quot;&quot;&quot;: &quot;&quot;&quot; &amp; [.B29] &amp; &quot;&quot;&quot;, &quot;&quot;&quot; &amp; [.$C$1] &amp; &quot;&quot;&quot;: &quot;&quot;&quot; &amp; [.C29] &amp; &quot;&quot;&quot;, &quot;&quot;&quot; &amp; [.$D$1] &amp; &quot;&quot;&quot;: &quot;&quot;&quot; &amp; [.D29] &amp; &quot;&quot;&quot;, &quot;&quot;&quot; &amp; [.$E$1] &amp; &quot;&quot;&quot;: &quot;&quot;&quot; &amp; [.E29] &amp; &quot;&quot;&quot;, &quot;&quot;&quot; &amp; [.$F$1] &amp; &quot;&quot;&quot;: &quot;&quot;&quot; &amp; [.F29] &amp; &quot;&quot;&quot;, &quot;&quot;&quot; &amp; [.$G$1] &amp; &quot;&quot;&quot;: &quot;&quot;&quot; &amp; [.G29] &amp; &quot;&quot;&quot;, &quot;&quot;&quot; &amp; [.$H$1] &amp; &quot;&quot;&quot;: &quot;&quot;&quot; &amp; [.H29] &amp;  &quot;&quot;&quot;},&quot;" office:value-type="string" office:string-value="{&quot;Number&quot;: &quot;28&quot;, &quot;Name&quot;: &quot;Obsolete Product&quot;, &quot;Type&quot;: &quot;Flag&quot;, &quot;Length&quot;: &quot;1&quot;, &quot;Required&quot;: &quot;Optional&quot;, &quot;Allowed Values&quot;: &quot;'Y' | 'N'&quot;, &quot;Default&quot;: &quot;'N'&quot;, &quot;Comments&quot;: &quot;Disables further receiving of the product&quot;}," calcext:value-type="string">
            <text:p>{"Number": "28", "Name": "Obsolete Product", "Type": "Flag", "Length": "1", "Required": "Optional", "Allowed Values": "'Y' | 'N'", "Default": "'N'", "Comments": "Disables further receiving of the product"},</text:p>
          </table:table-cell>
        </table:table-row>
        <table:table-row table:style-name="ro6" table:visibility="filter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New Product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Y'</text:p>
          </table:table-cell>
          <table:table-cell table:style-name="ce25" office:value-type="string" calcext:value-type="string">
            <text:p>New sku</text:p>
          </table:table-cell>
          <table:table-cell/>
          <table:table-cell table:formula="of:=&quot;'&quot; &amp; [.$B30] &amp; &quot;': '',&quot;" office:value-type="string" office:string-value="'New Product': ''," calcext:value-type="string">
            <text:p>'New Product': '',</text:p>
          </table:table-cell>
          <table:table-cell table:style-name="ce40" table:formula="of:=&quot;{&quot;&quot;&quot; &amp; [.$A$1] &amp; &quot;&quot;&quot;: &quot;&quot;&quot; &amp; [.A30] &amp; &quot;&quot;&quot;, &quot;&quot;&quot; &amp; [.$B$1] &amp; &quot;&quot;&quot;: &quot;&quot;&quot; &amp; [.B30] &amp; &quot;&quot;&quot;, &quot;&quot;&quot; &amp; [.$C$1] &amp; &quot;&quot;&quot;: &quot;&quot;&quot; &amp; [.C30] &amp; &quot;&quot;&quot;, &quot;&quot;&quot; &amp; [.$D$1] &amp; &quot;&quot;&quot;: &quot;&quot;&quot; &amp; [.D30] &amp; &quot;&quot;&quot;, &quot;&quot;&quot; &amp; [.$E$1] &amp; &quot;&quot;&quot;: &quot;&quot;&quot; &amp; [.E30] &amp; &quot;&quot;&quot;, &quot;&quot;&quot; &amp; [.$F$1] &amp; &quot;&quot;&quot;: &quot;&quot;&quot; &amp; [.F30] &amp; &quot;&quot;&quot;, &quot;&quot;&quot; &amp; [.$G$1] &amp; &quot;&quot;&quot;: &quot;&quot;&quot; &amp; [.G30] &amp; &quot;&quot;&quot;, &quot;&quot;&quot; &amp; [.$H$1] &amp; &quot;&quot;&quot;: &quot;&quot;&quot; &amp; [.H30] &amp;  &quot;&quot;&quot;},&quot;" office:value-type="string" office:string-value="{&quot;Number&quot;: &quot;29&quot;, &quot;Name&quot;: &quot;New Product&quot;, &quot;Type&quot;: &quot;Flag&quot;, &quot;Length&quot;: &quot;1&quot;, &quot;Required&quot;: &quot;Optional&quot;, &quot;Allowed Values&quot;: &quot;'Y' | 'N'&quot;, &quot;Default&quot;: &quot;'Y'&quot;, &quot;Comments&quot;: &quot;New sku&quot;}," calcext:value-type="string">
            <text:p>{"Number": "29", "Name": "New Product", "Type": "Flag", "Length": "1", "Required": "Optional", "Allowed Values": "'Y' | 'N'", "Default": "'Y'", "Comments": "New sku"},</text:p>
          </table:table-cell>
        </table:table-row>
        <table:table-row table:style-name="ro7" table:visibility="filter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Disallow Upload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6" office:value-type="string" calcext:value-type="string">
            <text:p>Prevents upload of the product to a host system</text:p>
          </table:table-cell>
          <table:table-cell/>
          <table:table-cell table:formula="of:=&quot;'&quot; &amp; [.$B31] &amp; &quot;': '',&quot;" office:value-type="string" office:string-value="'Disallow Upload': ''," calcext:value-type="string">
            <text:p>'Disallow Upload': '',</text:p>
          </table:table-cell>
          <table:table-cell table:style-name="ce40" table:formula="of:=&quot;{&quot;&quot;&quot; &amp; [.$A$1] &amp; &quot;&quot;&quot;: &quot;&quot;&quot; &amp; [.A31] &amp; &quot;&quot;&quot;, &quot;&quot;&quot; &amp; [.$B$1] &amp; &quot;&quot;&quot;: &quot;&quot;&quot; &amp; [.B31] &amp; &quot;&quot;&quot;, &quot;&quot;&quot; &amp; [.$C$1] &amp; &quot;&quot;&quot;: &quot;&quot;&quot; &amp; [.C31] &amp; &quot;&quot;&quot;, &quot;&quot;&quot; &amp; [.$D$1] &amp; &quot;&quot;&quot;: &quot;&quot;&quot; &amp; [.D31] &amp; &quot;&quot;&quot;, &quot;&quot;&quot; &amp; [.$E$1] &amp; &quot;&quot;&quot;: &quot;&quot;&quot; &amp; [.E31] &amp; &quot;&quot;&quot;, &quot;&quot;&quot; &amp; [.$F$1] &amp; &quot;&quot;&quot;: &quot;&quot;&quot; &amp; [.F31] &amp; &quot;&quot;&quot;, &quot;&quot;&quot; &amp; [.$G$1] &amp; &quot;&quot;&quot;: &quot;&quot;&quot; &amp; [.G31] &amp; &quot;&quot;&quot;, &quot;&quot;&quot; &amp; [.$H$1] &amp; &quot;&quot;&quot;: &quot;&quot;&quot; &amp; [.H31] &amp;  &quot;&quot;&quot;},&quot;" office:value-type="string" office:string-value="{&quot;Number&quot;: &quot;30&quot;, &quot;Name&quot;: &quot;Disallow Upload&quot;, &quot;Type&quot;: &quot;Flag&quot;, &quot;Length&quot;: &quot;1&quot;, &quot;Required&quot;: &quot;Optional&quot;, &quot;Allowed Values&quot;: &quot;'Y' | 'N'&quot;, &quot;Default&quot;: &quot;'N'&quot;, &quot;Comments&quot;: &quot;Prevents upload of the product to a host system&quot;}," calcext:value-type="string">
            <text:p>{"Number": "30", "Name": "Disallow Upload", "Type": "Flag", "Length": "1", "Required": "Optional", "Allowed Values": "'Y' | 'N'", "Default": "'N'", "Comments": "Prevents upload of the product to a host system"},</text:p>
          </table:table-cell>
        </table:table-row>
        <table:table-row table:style-name="ro6" table:visibility="filter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Manuf Dstamp Reqd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5" office:value-type="string" calcext:value-type="string">
            <text:p>Whether manufacture date required</text:p>
          </table:table-cell>
          <table:table-cell/>
          <table:table-cell table:formula="of:=&quot;'&quot; &amp; [.$B32] &amp; &quot;': '',&quot;" office:value-type="string" office:string-value="'Manuf Dstamp Reqd': ''," calcext:value-type="string">
            <text:p>'Manuf Dstamp Reqd': '',</text:p>
          </table:table-cell>
          <table:table-cell table:style-name="ce40" table:formula="of:=&quot;{&quot;&quot;&quot; &amp; [.$A$1] &amp; &quot;&quot;&quot;: &quot;&quot;&quot; &amp; [.A32] &amp; &quot;&quot;&quot;, &quot;&quot;&quot; &amp; [.$B$1] &amp; &quot;&quot;&quot;: &quot;&quot;&quot; &amp; [.B32] &amp; &quot;&quot;&quot;, &quot;&quot;&quot; &amp; [.$C$1] &amp; &quot;&quot;&quot;: &quot;&quot;&quot; &amp; [.C32] &amp; &quot;&quot;&quot;, &quot;&quot;&quot; &amp; [.$D$1] &amp; &quot;&quot;&quot;: &quot;&quot;&quot; &amp; [.D32] &amp; &quot;&quot;&quot;, &quot;&quot;&quot; &amp; [.$E$1] &amp; &quot;&quot;&quot;: &quot;&quot;&quot; &amp; [.E32] &amp; &quot;&quot;&quot;, &quot;&quot;&quot; &amp; [.$F$1] &amp; &quot;&quot;&quot;: &quot;&quot;&quot; &amp; [.F32] &amp; &quot;&quot;&quot;, &quot;&quot;&quot; &amp; [.$G$1] &amp; &quot;&quot;&quot;: &quot;&quot;&quot; &amp; [.G32] &amp; &quot;&quot;&quot;, &quot;&quot;&quot; &amp; [.$H$1] &amp; &quot;&quot;&quot;: &quot;&quot;&quot; &amp; [.H32] &amp;  &quot;&quot;&quot;},&quot;" office:value-type="string" office:string-value="{&quot;Number&quot;: &quot;31&quot;, &quot;Name&quot;: &quot;Manuf Dstamp Reqd&quot;, &quot;Type&quot;: &quot;Flag&quot;, &quot;Length&quot;: &quot;1&quot;, &quot;Required&quot;: &quot;Optional&quot;, &quot;Allowed Values&quot;: &quot;'Y' | 'N'&quot;, &quot;Default&quot;: &quot;'N'&quot;, &quot;Comments&quot;: &quot;Whether manufacture date required&quot;}," calcext:value-type="string">
            <text:p>{"Number": "31", "Name": "Manuf Dstamp Reqd", "Type": "Flag", "Length": "1", "Required": "Optional", "Allowed Values": "'Y' | 'N'", "Default": "'N'", "Comments": "Whether manufacture date required"},</text:p>
          </table:table-cell>
        </table:table-row>
        <table:table-row table:style-name="ro7" table:visibility="filter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Manuf Dstamp Dflt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6" office:value-type="string" calcext:value-type="string">
            <text:p>Whether the manufacture date can be defaulted to the receipt date</text:p>
          </table:table-cell>
          <table:table-cell/>
          <table:table-cell table:formula="of:=&quot;'&quot; &amp; [.$B33] &amp; &quot;': '',&quot;" office:value-type="string" office:string-value="'Manuf Dstamp Dflt': ''," calcext:value-type="string">
            <text:p>'Manuf Dstamp Dflt': '',</text:p>
          </table:table-cell>
          <table:table-cell table:style-name="ce40" table:formula="of:=&quot;{&quot;&quot;&quot; &amp; [.$A$1] &amp; &quot;&quot;&quot;: &quot;&quot;&quot; &amp; [.A33] &amp; &quot;&quot;&quot;, &quot;&quot;&quot; &amp; [.$B$1] &amp; &quot;&quot;&quot;: &quot;&quot;&quot; &amp; [.B33] &amp; &quot;&quot;&quot;, &quot;&quot;&quot; &amp; [.$C$1] &amp; &quot;&quot;&quot;: &quot;&quot;&quot; &amp; [.C33] &amp; &quot;&quot;&quot;, &quot;&quot;&quot; &amp; [.$D$1] &amp; &quot;&quot;&quot;: &quot;&quot;&quot; &amp; [.D33] &amp; &quot;&quot;&quot;, &quot;&quot;&quot; &amp; [.$E$1] &amp; &quot;&quot;&quot;: &quot;&quot;&quot; &amp; [.E33] &amp; &quot;&quot;&quot;, &quot;&quot;&quot; &amp; [.$F$1] &amp; &quot;&quot;&quot;: &quot;&quot;&quot; &amp; [.F33] &amp; &quot;&quot;&quot;, &quot;&quot;&quot; &amp; [.$G$1] &amp; &quot;&quot;&quot;: &quot;&quot;&quot; &amp; [.G33] &amp; &quot;&quot;&quot;, &quot;&quot;&quot; &amp; [.$H$1] &amp; &quot;&quot;&quot;: &quot;&quot;&quot; &amp; [.H33] &amp;  &quot;&quot;&quot;},&quot;" office:value-type="string" office:string-value="{&quot;Number&quot;: &quot;32&quot;, &quot;Name&quot;: &quot;Manuf Dstamp Dflt&quot;, &quot;Type&quot;: &quot;Flag&quot;, &quot;Length&quot;: &quot;1&quot;, &quot;Required&quot;: &quot;Optional&quot;, &quot;Allowed Values&quot;: &quot;'Y' | 'N'&quot;, &quot;Default&quot;: &quot;'N'&quot;, &quot;Comments&quot;: &quot;Whether the manufacture date can be defaulted to the receipt date&quot;}," calcext:value-type="string">
            <text:p>{"Number": "32", "Name": "Manuf Dstamp Dflt", "Type": "Flag", "Length": "1", "Required": "Optional", "Allowed Values": "'Y' | 'N'", "Default": "'N'", "Comments": "Whether the manufacture date can be defaulted to the receipt date"},</text:p>
          </table:table-cell>
        </table:table-row>
        <table:table-row table:style-name="ro7" table:visibility="filter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Min Shelf Life</text:p>
          </table:table-cell>
          <table:table-cell table:style-name="ce14" office:value-type="string" calcext:value-type="string">
            <text:p>Integer</text:p>
          </table:table-cell>
          <table:table-cell table:style-name="ce19" office:value-type="float" office:value="5" calcext:value-type="float">
            <text:p>5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99999'</text:p>
          </table:table-cell>
          <table:table-cell table:style-name="ce32" office:value-type="string" calcext:value-type="string">
            <text:p> </text:p>
          </table:table-cell>
          <table:table-cell table:style-name="ce26" office:value-type="string" calcext:value-type="string">
            <text:p>Disallows receipt if there are this number of days or less before expiry</text:p>
          </table:table-cell>
          <table:table-cell/>
          <table:table-cell table:formula="of:=&quot;'&quot; &amp; [.$B34] &amp; &quot;': '',&quot;" office:value-type="string" office:string-value="'Min Shelf Life': ''," calcext:value-type="string">
            <text:p>'Min Shelf Life': '',</text:p>
          </table:table-cell>
          <table:table-cell table:style-name="ce40" table:formula="of:=&quot;{&quot;&quot;&quot; &amp; [.$A$1] &amp; &quot;&quot;&quot;: &quot;&quot;&quot; &amp; [.A34] &amp; &quot;&quot;&quot;, &quot;&quot;&quot; &amp; [.$B$1] &amp; &quot;&quot;&quot;: &quot;&quot;&quot; &amp; [.B34] &amp; &quot;&quot;&quot;, &quot;&quot;&quot; &amp; [.$C$1] &amp; &quot;&quot;&quot;: &quot;&quot;&quot; &amp; [.C34] &amp; &quot;&quot;&quot;, &quot;&quot;&quot; &amp; [.$D$1] &amp; &quot;&quot;&quot;: &quot;&quot;&quot; &amp; [.D34] &amp; &quot;&quot;&quot;, &quot;&quot;&quot; &amp; [.$E$1] &amp; &quot;&quot;&quot;: &quot;&quot;&quot; &amp; [.E34] &amp; &quot;&quot;&quot;, &quot;&quot;&quot; &amp; [.$F$1] &amp; &quot;&quot;&quot;: &quot;&quot;&quot; &amp; [.F34] &amp; &quot;&quot;&quot;, &quot;&quot;&quot; &amp; [.$G$1] &amp; &quot;&quot;&quot;: &quot;&quot;&quot; &amp; [.G34] &amp; &quot;&quot;&quot;, &quot;&quot;&quot; &amp; [.$H$1] &amp; &quot;&quot;&quot;: &quot;&quot;&quot; &amp; [.H34] &amp;  &quot;&quot;&quot;},&quot;" office:value-type="string" office:string-value="{&quot;Number&quot;: &quot;33&quot;, &quot;Name&quot;: &quot;Min Shelf Life&quot;, &quot;Type&quot;: &quot;Integer&quot;, &quot;Length&quot;: &quot;5&quot;, &quot;Required&quot;: &quot;Optional&quot;, &quot;Allowed Values&quot;: &quot;'99999'&quot;, &quot;Default&quot;: &quot; &quot;, &quot;Comments&quot;: &quot;Disallows receipt if there are this number of days or less before expiry&quot;}," calcext:value-type="string">
            <text:p>{"Number": "33", "Name": "Min Shelf Life", "Type": "Integer", "Length": "5", "Required": "Optional", "Allowed Values": "'99999'", "Default": " ", "Comments": "Disallows receipt if there are this number of days or less before expiry"},</text:p>
          </table:table-cell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Colour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20" calcext:value-type="float">
            <text:p>20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Free text</text:p>
          </table:table-cell>
          <table:table-cell/>
          <table:table-cell table:formula="of:=&quot;'&quot; &amp; [.$B35] &amp; &quot;': '',&quot;" office:value-type="string" office:string-value="'Colour': ''," calcext:value-type="string">
            <text:p>'Colour': '',</text:p>
          </table:table-cell>
          <table:table-cell table:style-name="ce40" table:formula="of:=&quot;{&quot;&quot;&quot; &amp; [.$A$1] &amp; &quot;&quot;&quot;: &quot;&quot;&quot; &amp; [.A35] &amp; &quot;&quot;&quot;, &quot;&quot;&quot; &amp; [.$B$1] &amp; &quot;&quot;&quot;: &quot;&quot;&quot; &amp; [.B35] &amp; &quot;&quot;&quot;, &quot;&quot;&quot; &amp; [.$C$1] &amp; &quot;&quot;&quot;: &quot;&quot;&quot; &amp; [.C35] &amp; &quot;&quot;&quot;, &quot;&quot;&quot; &amp; [.$D$1] &amp; &quot;&quot;&quot;: &quot;&quot;&quot; &amp; [.D35] &amp; &quot;&quot;&quot;, &quot;&quot;&quot; &amp; [.$E$1] &amp; &quot;&quot;&quot;: &quot;&quot;&quot; &amp; [.E35] &amp; &quot;&quot;&quot;, &quot;&quot;&quot; &amp; [.$F$1] &amp; &quot;&quot;&quot;: &quot;&quot;&quot; &amp; [.F35] &amp; &quot;&quot;&quot;, &quot;&quot;&quot; &amp; [.$G$1] &amp; &quot;&quot;&quot;: &quot;&quot;&quot; &amp; [.G35] &amp; &quot;&quot;&quot;, &quot;&quot;&quot; &amp; [.$H$1] &amp; &quot;&quot;&quot;: &quot;&quot;&quot; &amp; [.H35] &amp;  &quot;&quot;&quot;},&quot;" office:value-type="string" office:string-value="{&quot;Number&quot;: &quot;34&quot;, &quot;Name&quot;: &quot;Colour&quot;, &quot;Type&quot;: &quot;String&quot;, &quot;Length&quot;: &quot;20&quot;, &quot;Required&quot;: &quot;Optional&quot;, &quot;Allowed Values&quot;: &quot;Upper Case&quot;, &quot;Default&quot;: &quot; &quot;, &quot;Comments&quot;: &quot;Free text&quot;}," calcext:value-type="string">
            <text:p>{"Number": "34", "Name": "Colour", "Type": "String", "Length": "20", "Required": "Optional", "Allowed Values": "Upper Case", "Default": " ", "Comments": "Free text"},</text:p>
          </table:table-cell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Sku Size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10" calcext:value-type="float">
            <text:p>10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Sku size</text:p>
          </table:table-cell>
          <table:table-cell/>
          <table:table-cell table:formula="of:=&quot;'&quot; &amp; [.$B36] &amp; &quot;': '',&quot;" office:value-type="string" office:string-value="'Sku Size': ''," calcext:value-type="string">
            <text:p>'Sku Size': '',</text:p>
          </table:table-cell>
          <table:table-cell table:style-name="ce40" table:formula="of:=&quot;{&quot;&quot;&quot; &amp; [.$A$1] &amp; &quot;&quot;&quot;: &quot;&quot;&quot; &amp; [.A36] &amp; &quot;&quot;&quot;, &quot;&quot;&quot; &amp; [.$B$1] &amp; &quot;&quot;&quot;: &quot;&quot;&quot; &amp; [.B36] &amp; &quot;&quot;&quot;, &quot;&quot;&quot; &amp; [.$C$1] &amp; &quot;&quot;&quot;: &quot;&quot;&quot; &amp; [.C36] &amp; &quot;&quot;&quot;, &quot;&quot;&quot; &amp; [.$D$1] &amp; &quot;&quot;&quot;: &quot;&quot;&quot; &amp; [.D36] &amp; &quot;&quot;&quot;, &quot;&quot;&quot; &amp; [.$E$1] &amp; &quot;&quot;&quot;: &quot;&quot;&quot; &amp; [.E36] &amp; &quot;&quot;&quot;, &quot;&quot;&quot; &amp; [.$F$1] &amp; &quot;&quot;&quot;: &quot;&quot;&quot; &amp; [.F36] &amp; &quot;&quot;&quot;, &quot;&quot;&quot; &amp; [.$G$1] &amp; &quot;&quot;&quot;: &quot;&quot;&quot; &amp; [.G36] &amp; &quot;&quot;&quot;, &quot;&quot;&quot; &amp; [.$H$1] &amp; &quot;&quot;&quot;: &quot;&quot;&quot; &amp; [.H36] &amp;  &quot;&quot;&quot;},&quot;" office:value-type="string" office:string-value="{&quot;Number&quot;: &quot;35&quot;, &quot;Name&quot;: &quot;Sku Size&quot;, &quot;Type&quot;: &quot;String&quot;, &quot;Length&quot;: &quot;10&quot;, &quot;Required&quot;: &quot;Optional&quot;, &quot;Allowed Values&quot;: &quot;Upper Case&quot;, &quot;Default&quot;: &quot; &quot;, &quot;Comments&quot;: &quot;Sku size&quot;}," calcext:value-type="string">
            <text:p>{"Number": "35", "Name": "Sku Size", "Type": "String", "Length": "10", "Required": "Optional", "Allowed Values": "Upper Case", "Default": " ", "Comments": "Sku size"},</text:p>
          </table:table-cell>
        </table:table-row>
        <table:table-row table:style-name="ro6" table:visibility="filter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Hazmat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5" office:value-type="string" calcext:value-type="string">
            <text:p>Whether hazardous material</text:p>
          </table:table-cell>
          <table:table-cell/>
          <table:table-cell table:formula="of:=&quot;'&quot; &amp; [.$B37] &amp; &quot;': '',&quot;" office:value-type="string" office:string-value="'Hazmat': ''," calcext:value-type="string">
            <text:p>'Hazmat': '',</text:p>
          </table:table-cell>
          <table:table-cell table:style-name="ce40" table:formula="of:=&quot;{&quot;&quot;&quot; &amp; [.$A$1] &amp; &quot;&quot;&quot;: &quot;&quot;&quot; &amp; [.A37] &amp; &quot;&quot;&quot;, &quot;&quot;&quot; &amp; [.$B$1] &amp; &quot;&quot;&quot;: &quot;&quot;&quot; &amp; [.B37] &amp; &quot;&quot;&quot;, &quot;&quot;&quot; &amp; [.$C$1] &amp; &quot;&quot;&quot;: &quot;&quot;&quot; &amp; [.C37] &amp; &quot;&quot;&quot;, &quot;&quot;&quot; &amp; [.$D$1] &amp; &quot;&quot;&quot;: &quot;&quot;&quot; &amp; [.D37] &amp; &quot;&quot;&quot;, &quot;&quot;&quot; &amp; [.$E$1] &amp; &quot;&quot;&quot;: &quot;&quot;&quot; &amp; [.E37] &amp; &quot;&quot;&quot;, &quot;&quot;&quot; &amp; [.$F$1] &amp; &quot;&quot;&quot;: &quot;&quot;&quot; &amp; [.F37] &amp; &quot;&quot;&quot;, &quot;&quot;&quot; &amp; [.$G$1] &amp; &quot;&quot;&quot;: &quot;&quot;&quot; &amp; [.G37] &amp; &quot;&quot;&quot;, &quot;&quot;&quot; &amp; [.$H$1] &amp; &quot;&quot;&quot;: &quot;&quot;&quot; &amp; [.H37] &amp;  &quot;&quot;&quot;},&quot;" office:value-type="string" office:string-value="{&quot;Number&quot;: &quot;36&quot;, &quot;Name&quot;: &quot;Hazmat&quot;, &quot;Type&quot;: &quot;Flag&quot;, &quot;Length&quot;: &quot;1&quot;, &quot;Required&quot;: &quot;Optional&quot;, &quot;Allowed Values&quot;: &quot;'Y' | 'N'&quot;, &quot;Default&quot;: &quot;'N'&quot;, &quot;Comments&quot;: &quot;Whether hazardous material&quot;}," calcext:value-type="string">
            <text:p>{"Number": "36", "Name": "Hazmat", "Type": "Flag", "Length": "1", "Required": "Optional", "Allowed Values": "'Y' | 'N'", "Default": "'N'", "Comments": "Whether hazardous material"},</text:p>
          </table:table-cell>
        </table:table-row>
        <table:table-row table:style-name="ro7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Hazmat Id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10" calcext:value-type="float">
            <text:p>10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6" office:value-type="string" calcext:value-type="string">
            <text:p>Hazardous materials identifier (only valid if hazardous material product)</text:p>
          </table:table-cell>
          <table:table-cell/>
          <table:table-cell table:formula="of:=&quot;'&quot; &amp; [.$B38] &amp; &quot;': '',&quot;" office:value-type="string" office:string-value="'Hazmat Id': ''," calcext:value-type="string">
            <text:p>'Hazmat Id': '',</text:p>
          </table:table-cell>
          <table:table-cell table:style-name="ce40" table:formula="of:=&quot;{&quot;&quot;&quot; &amp; [.$A$1] &amp; &quot;&quot;&quot;: &quot;&quot;&quot; &amp; [.A38] &amp; &quot;&quot;&quot;, &quot;&quot;&quot; &amp; [.$B$1] &amp; &quot;&quot;&quot;: &quot;&quot;&quot; &amp; [.B38] &amp; &quot;&quot;&quot;, &quot;&quot;&quot; &amp; [.$C$1] &amp; &quot;&quot;&quot;: &quot;&quot;&quot; &amp; [.C38] &amp; &quot;&quot;&quot;, &quot;&quot;&quot; &amp; [.$D$1] &amp; &quot;&quot;&quot;: &quot;&quot;&quot; &amp; [.D38] &amp; &quot;&quot;&quot;, &quot;&quot;&quot; &amp; [.$E$1] &amp; &quot;&quot;&quot;: &quot;&quot;&quot; &amp; [.E38] &amp; &quot;&quot;&quot;, &quot;&quot;&quot; &amp; [.$F$1] &amp; &quot;&quot;&quot;: &quot;&quot;&quot; &amp; [.F38] &amp; &quot;&quot;&quot;, &quot;&quot;&quot; &amp; [.$G$1] &amp; &quot;&quot;&quot;: &quot;&quot;&quot; &amp; [.G38] &amp; &quot;&quot;&quot;, &quot;&quot;&quot; &amp; [.$H$1] &amp; &quot;&quot;&quot;: &quot;&quot;&quot; &amp; [.H38] &amp;  &quot;&quot;&quot;},&quot;" office:value-type="string" office:string-value="{&quot;Number&quot;: &quot;37&quot;, &quot;Name&quot;: &quot;Hazmat Id&quot;, &quot;Type&quot;: &quot;String&quot;, &quot;Length&quot;: &quot;10&quot;, &quot;Required&quot;: &quot;Optional&quot;, &quot;Allowed Values&quot;: &quot;Upper Case&quot;, &quot;Default&quot;: &quot; &quot;, &quot;Comments&quot;: &quot;Hazardous materials identifier (only valid if hazardous material product)&quot;}," calcext:value-type="string">
            <text:p>{"Number": "37", "Name": "Hazmat Id", "Type": "String", "Length": "10", "Required": "Optional", "Allowed Values": "Upper Case", "Default": " ", "Comments": "Hazardous materials identifier (only valid if hazardous material product)"},</text:p>
          </table:table-cell>
        </table:table-row>
        <table:table-row table:style-name="ro6" table:visibility="filter"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Disallow Cross Dock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5" office:value-type="string" calcext:value-type="string">
            <text:p>Disallow cross dock</text:p>
          </table:table-cell>
          <table:table-cell/>
          <table:table-cell table:formula="of:=&quot;'&quot; &amp; [.$B39] &amp; &quot;': '',&quot;" office:value-type="string" office:string-value="'Disallow Cross Dock': ''," calcext:value-type="string">
            <text:p>'Disallow Cross Dock': '',</text:p>
          </table:table-cell>
          <table:table-cell table:style-name="ce40" table:formula="of:=&quot;{&quot;&quot;&quot; &amp; [.$A$1] &amp; &quot;&quot;&quot;: &quot;&quot;&quot; &amp; [.A39] &amp; &quot;&quot;&quot;, &quot;&quot;&quot; &amp; [.$B$1] &amp; &quot;&quot;&quot;: &quot;&quot;&quot; &amp; [.B39] &amp; &quot;&quot;&quot;, &quot;&quot;&quot; &amp; [.$C$1] &amp; &quot;&quot;&quot;: &quot;&quot;&quot; &amp; [.C39] &amp; &quot;&quot;&quot;, &quot;&quot;&quot; &amp; [.$D$1] &amp; &quot;&quot;&quot;: &quot;&quot;&quot; &amp; [.D39] &amp; &quot;&quot;&quot;, &quot;&quot;&quot; &amp; [.$E$1] &amp; &quot;&quot;&quot;: &quot;&quot;&quot; &amp; [.E39] &amp; &quot;&quot;&quot;, &quot;&quot;&quot; &amp; [.$F$1] &amp; &quot;&quot;&quot;: &quot;&quot;&quot; &amp; [.F39] &amp; &quot;&quot;&quot;, &quot;&quot;&quot; &amp; [.$G$1] &amp; &quot;&quot;&quot;: &quot;&quot;&quot; &amp; [.G39] &amp; &quot;&quot;&quot;, &quot;&quot;&quot; &amp; [.$H$1] &amp; &quot;&quot;&quot;: &quot;&quot;&quot; &amp; [.H39] &amp;  &quot;&quot;&quot;},&quot;" office:value-type="string" office:string-value="{&quot;Number&quot;: &quot;38&quot;, &quot;Name&quot;: &quot;Disallow Cross Dock&quot;, &quot;Type&quot;: &quot;Flag&quot;, &quot;Length&quot;: &quot;1&quot;, &quot;Required&quot;: &quot;Optional&quot;, &quot;Allowed Values&quot;: &quot;'Y' | 'N'&quot;, &quot;Default&quot;: &quot;'N'&quot;, &quot;Comments&quot;: &quot;Disallow cross dock&quot;}," calcext:value-type="string">
            <text:p>{"Number": "38", "Name": "Disallow Cross Dock", "Type": "Flag", "Length": "1", "Required": "Optional", "Allowed Values": "'Y' | 'N'", "Default": "'N'", "Comments": "Disallow cross dock"},</text:p>
          </table:table-cell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Upc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14" calcext:value-type="float">
            <text:p>14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Universal product code</text:p>
          </table:table-cell>
          <table:table-cell/>
          <table:table-cell table:formula="of:=&quot;'&quot; &amp; [.$B40] &amp; &quot;': '',&quot;" office:value-type="string" office:string-value="'Upc': ''," calcext:value-type="string">
            <text:p>'Upc': '',</text:p>
          </table:table-cell>
          <table:table-cell table:style-name="ce40" table:formula="of:=&quot;{&quot;&quot;&quot; &amp; [.$A$1] &amp; &quot;&quot;&quot;: &quot;&quot;&quot; &amp; [.A40] &amp; &quot;&quot;&quot;, &quot;&quot;&quot; &amp; [.$B$1] &amp; &quot;&quot;&quot;: &quot;&quot;&quot; &amp; [.B40] &amp; &quot;&quot;&quot;, &quot;&quot;&quot; &amp; [.$C$1] &amp; &quot;&quot;&quot;: &quot;&quot;&quot; &amp; [.C40] &amp; &quot;&quot;&quot;, &quot;&quot;&quot; &amp; [.$D$1] &amp; &quot;&quot;&quot;: &quot;&quot;&quot; &amp; [.D40] &amp; &quot;&quot;&quot;, &quot;&quot;&quot; &amp; [.$E$1] &amp; &quot;&quot;&quot;: &quot;&quot;&quot; &amp; [.E40] &amp; &quot;&quot;&quot;, &quot;&quot;&quot; &amp; [.$F$1] &amp; &quot;&quot;&quot;: &quot;&quot;&quot; &amp; [.F40] &amp; &quot;&quot;&quot;, &quot;&quot;&quot; &amp; [.$G$1] &amp; &quot;&quot;&quot;: &quot;&quot;&quot; &amp; [.G40] &amp; &quot;&quot;&quot;, &quot;&quot;&quot; &amp; [.$H$1] &amp; &quot;&quot;&quot;: &quot;&quot;&quot; &amp; [.H40] &amp;  &quot;&quot;&quot;},&quot;" office:value-type="string" office:string-value="{&quot;Number&quot;: &quot;39&quot;, &quot;Name&quot;: &quot;Upc&quot;, &quot;Type&quot;: &quot;String&quot;, &quot;Length&quot;: &quot;14&quot;, &quot;Required&quot;: &quot;Optional&quot;, &quot;Allowed Values&quot;: &quot;Upper Case&quot;, &quot;Default&quot;: &quot; &quot;, &quot;Comments&quot;: &quot;Universal product code&quot;}," calcext:value-type="string">
            <text:p>{"Number": "39", "Name": "Upc", "Type": "String", "Length": "14", "Required": "Optional", "Allowed Values": "Upper Case", "Default": " ", "Comments": "Universal product code"},</text:p>
          </table:table-cell>
        </table:table-row>
        <table:table-row table:style-name="ro7" table:visibility="filter">
          <table:table-cell table:style-name="ce4" office:value-type="float" office:value="40" calcext:value-type="float">
            <text:p>40</text:p>
          </table:table-cell>
          <table:table-cell table:style-name="ce9" office:value-type="string" calcext:value-type="string">
            <text:p>Ship Shelf Life</text:p>
          </table:table-cell>
          <table:table-cell table:style-name="ce14" office:value-type="string" calcext:value-type="string">
            <text:p>Integer</text:p>
          </table:table-cell>
          <table:table-cell table:style-name="ce19" office:value-type="float" office:value="5" calcext:value-type="float">
            <text:p>5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99999'</text:p>
          </table:table-cell>
          <table:table-cell table:style-name="ce32" office:value-type="string" calcext:value-type="string">
            <text:p> </text:p>
          </table:table-cell>
          <table:table-cell table:style-name="ce26" office:value-type="string" calcext:value-type="string">
            <text:p>Only allocate goods if this number of shipment shelf life days available before expiry</text:p>
          </table:table-cell>
          <table:table-cell/>
          <table:table-cell table:formula="of:=&quot;'&quot; &amp; [.$B41] &amp; &quot;': '',&quot;" office:value-type="string" office:string-value="'Ship Shelf Life': ''," calcext:value-type="string">
            <text:p>'Ship Shelf Life': '',</text:p>
          </table:table-cell>
          <table:table-cell table:style-name="ce40" table:formula="of:=&quot;{&quot;&quot;&quot; &amp; [.$A$1] &amp; &quot;&quot;&quot;: &quot;&quot;&quot; &amp; [.A41] &amp; &quot;&quot;&quot;, &quot;&quot;&quot; &amp; [.$B$1] &amp; &quot;&quot;&quot;: &quot;&quot;&quot; &amp; [.B41] &amp; &quot;&quot;&quot;, &quot;&quot;&quot; &amp; [.$C$1] &amp; &quot;&quot;&quot;: &quot;&quot;&quot; &amp; [.C41] &amp; &quot;&quot;&quot;, &quot;&quot;&quot; &amp; [.$D$1] &amp; &quot;&quot;&quot;: &quot;&quot;&quot; &amp; [.D41] &amp; &quot;&quot;&quot;, &quot;&quot;&quot; &amp; [.$E$1] &amp; &quot;&quot;&quot;: &quot;&quot;&quot; &amp; [.E41] &amp; &quot;&quot;&quot;, &quot;&quot;&quot; &amp; [.$F$1] &amp; &quot;&quot;&quot;: &quot;&quot;&quot; &amp; [.F41] &amp; &quot;&quot;&quot;, &quot;&quot;&quot; &amp; [.$G$1] &amp; &quot;&quot;&quot;: &quot;&quot;&quot; &amp; [.G41] &amp; &quot;&quot;&quot;, &quot;&quot;&quot; &amp; [.$H$1] &amp; &quot;&quot;&quot;: &quot;&quot;&quot; &amp; [.H41] &amp;  &quot;&quot;&quot;},&quot;" office:value-type="string" office:string-value="{&quot;Number&quot;: &quot;40&quot;, &quot;Name&quot;: &quot;Ship Shelf Life&quot;, &quot;Type&quot;: &quot;Integer&quot;, &quot;Length&quot;: &quot;5&quot;, &quot;Required&quot;: &quot;Optional&quot;, &quot;Allowed Values&quot;: &quot;'99999'&quot;, &quot;Default&quot;: &quot; &quot;, &quot;Comments&quot;: &quot;Only allocate goods if this number of shipment shelf life days available before expiry&quot;}," calcext:value-type="string">
            <text:p>{"Number": "40", "Name": "Ship Shelf Life", "Type": "Integer", "Length": "5", "Required": "Optional", "Allowed Values": "'99999'", "Default": " ", "Comments": "Only allocate goods if this number of shipment shelf life days available before expiry"},</text:p>
          </table:table-cell>
        </table:table-row>
        <table:table-row table:style-name="ro2" table:visibility="filter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Nmfc Number</text:p>
          </table:table-cell>
          <table:table-cell table:style-name="ce14" office:value-type="string" calcext:value-type="string">
            <text:p>Integer</text:p>
          </table:table-cell>
          <table:table-cell table:style-name="ce19" office:value-type="float" office:value="6" calcext:value-type="float">
            <text:p>6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999999'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USA carrier association number</text:p>
          </table:table-cell>
          <table:table-cell/>
          <table:table-cell table:formula="of:=&quot;'&quot; &amp; [.$B42] &amp; &quot;': '',&quot;" office:value-type="string" office:string-value="'Nmfc Number': ''," calcext:value-type="string">
            <text:p>'Nmfc Number': '',</text:p>
          </table:table-cell>
          <table:table-cell table:style-name="ce40" table:formula="of:=&quot;{&quot;&quot;&quot; &amp; [.$A$1] &amp; &quot;&quot;&quot;: &quot;&quot;&quot; &amp; [.A42] &amp; &quot;&quot;&quot;, &quot;&quot;&quot; &amp; [.$B$1] &amp; &quot;&quot;&quot;: &quot;&quot;&quot; &amp; [.B42] &amp; &quot;&quot;&quot;, &quot;&quot;&quot; &amp; [.$C$1] &amp; &quot;&quot;&quot;: &quot;&quot;&quot; &amp; [.C42] &amp; &quot;&quot;&quot;, &quot;&quot;&quot; &amp; [.$D$1] &amp; &quot;&quot;&quot;: &quot;&quot;&quot; &amp; [.D42] &amp; &quot;&quot;&quot;, &quot;&quot;&quot; &amp; [.$E$1] &amp; &quot;&quot;&quot;: &quot;&quot;&quot; &amp; [.E42] &amp; &quot;&quot;&quot;, &quot;&quot;&quot; &amp; [.$F$1] &amp; &quot;&quot;&quot;: &quot;&quot;&quot; &amp; [.F42] &amp; &quot;&quot;&quot;, &quot;&quot;&quot; &amp; [.$G$1] &amp; &quot;&quot;&quot;: &quot;&quot;&quot; &amp; [.G42] &amp; &quot;&quot;&quot;, &quot;&quot;&quot; &amp; [.$H$1] &amp; &quot;&quot;&quot;: &quot;&quot;&quot; &amp; [.H42] &amp;  &quot;&quot;&quot;},&quot;" office:value-type="string" office:string-value="{&quot;Number&quot;: &quot;41&quot;, &quot;Name&quot;: &quot;Nmfc Number&quot;, &quot;Type&quot;: &quot;Integer&quot;, &quot;Length&quot;: &quot;6&quot;, &quot;Required&quot;: &quot;Optional&quot;, &quot;Allowed Values&quot;: &quot;'999999'&quot;, &quot;Default&quot;: &quot; &quot;, &quot;Comments&quot;: &quot;USA carrier association number&quot;}," calcext:value-type="string">
            <text:p>{"Number": "41", "Name": "Nmfc Number", "Type": "Integer", "Length": "6", "Required": "Optional", "Allowed Values": "'999999'", "Default": " ", "Comments": "USA carrier association number"},</text:p>
          </table:table-cell>
        </table:table-row>
        <table:table-row table:style-name="ro5" table:visibility="filter">
          <table:table-cell table:style-name="ce4" office:value-type="float" office:value="42" calcext:value-type="float">
            <text:p>42</text:p>
          </table:table-cell>
          <table:table-cell table:style-name="ce9" office:value-type="string" calcext:value-type="string">
            <text:p>Each Value</text:p>
          </table:table-cell>
          <table:table-cell table:style-name="ce14" office:value-type="string" calcext:value-type="string">
            <text:p>Decimal</text:p>
          </table:table-cell>
          <table:table-cell table:style-name="ce19" office:value-type="float" office:value="12.3" calcext:value-type="float">
            <text:p>12,3</text:p>
          </table:table-cell>
          <table:table-cell table:style-name="ce14" office:value-type="string" calcext:value-type="string">
            <text:p>Optional</text:p>
          </table:table-cell>
          <table:table-cell table:style-name="ce26" office:value-type="string" calcext:value-type="string">
            <text:p>'99999999.999' | '999999999999' (3 decimal places implied)</text:p>
          </table:table-cell>
          <table:table-cell table:style-name="ce33" office:value-type="string" calcext:value-type="string">
            <text:p> </text:p>
          </table:table-cell>
          <table:table-cell table:style-name="ce26" office:value-type="string" calcext:value-type="string">
            <text:p>Used to calculate the line value of order lines</text:p>
          </table:table-cell>
          <table:table-cell/>
          <table:table-cell table:formula="of:=&quot;'&quot; &amp; [.$B43] &amp; &quot;': '',&quot;" office:value-type="string" office:string-value="'Each Value': ''," calcext:value-type="string">
            <text:p>'Each Value': '',</text:p>
          </table:table-cell>
          <table:table-cell table:style-name="ce40" table:formula="of:=&quot;{&quot;&quot;&quot; &amp; [.$A$1] &amp; &quot;&quot;&quot;: &quot;&quot;&quot; &amp; [.A43] &amp; &quot;&quot;&quot;, &quot;&quot;&quot; &amp; [.$B$1] &amp; &quot;&quot;&quot;: &quot;&quot;&quot; &amp; [.B43] &amp; &quot;&quot;&quot;, &quot;&quot;&quot; &amp; [.$C$1] &amp; &quot;&quot;&quot;: &quot;&quot;&quot; &amp; [.C43] &amp; &quot;&quot;&quot;, &quot;&quot;&quot; &amp; [.$D$1] &amp; &quot;&quot;&quot;: &quot;&quot;&quot; &amp; [.D43] &amp; &quot;&quot;&quot;, &quot;&quot;&quot; &amp; [.$E$1] &amp; &quot;&quot;&quot;: &quot;&quot;&quot; &amp; [.E43] &amp; &quot;&quot;&quot;, &quot;&quot;&quot; &amp; [.$F$1] &amp; &quot;&quot;&quot;: &quot;&quot;&quot; &amp; [.F43] &amp; &quot;&quot;&quot;, &quot;&quot;&quot; &amp; [.$G$1] &amp; &quot;&quot;&quot;: &quot;&quot;&quot; &amp; [.G43] &amp; &quot;&quot;&quot;, &quot;&quot;&quot; &amp; [.$H$1] &amp; &quot;&quot;&quot;: &quot;&quot;&quot; &amp; [.H43] &amp;  &quot;&quot;&quot;},&quot;" office:value-type="string" office:string-value="{&quot;Number&quot;: &quot;42&quot;, &quot;Name&quot;: &quot;Each Value&quot;, &quot;Type&quot;: &quot;Decimal&quot;, &quot;Length&quot;: &quot;12,3&quot;, &quot;Required&quot;: &quot;Optional&quot;, &quot;Allowed Values&quot;: &quot;'99999999.999' | '999999999999' (3 decimal places implied)&quot;, &quot;Default&quot;: &quot; &quot;, &quot;Comments&quot;: &quot;Used to calculate the line value of order lines&quot;}," calcext:value-type="string">
            <text:p>{"Number": "42", "Name": "Each Value", "Type": "Decimal", "Length": "12,3", "Required": "Optional", "Allowed Values": "'99999999.999' | '999999999999' (3 decimal places implied)", "Default": " ", "Comments": "Used to calculate the line value of order lines"},</text:p>
          </table:table-cell>
        </table:table-row>
        <table:table-row table:style-name="ro5">
          <table:table-cell table:style-name="ce2" office:value-type="float" office:value="43" calcext:value-type="float">
            <text:p>43</text:p>
          </table:table-cell>
          <table:table-cell table:style-name="ce7" office:value-type="string" calcext:value-type="string">
            <text:p>Client Id</text:p>
          </table:table-cell>
          <table:table-cell table:style-name="ce12" office:value-type="string" calcext:value-type="string">
            <text:p>String</text:p>
          </table:table-cell>
          <table:table-cell table:style-name="ce17" office:value-type="float" office:value="10" calcext:value-type="float">
            <text:p>10</text:p>
          </table:table-cell>
          <table:table-cell table:style-name="ce12" office:value-type="string" calcext:value-type="string">
            <text:p>Required</text:p>
          </table:table-cell>
          <table:table-cell table:style-name="ce23" office:value-type="string" calcext:value-type="string">
            <text:p>Upper Case</text:p>
          </table:table-cell>
          <table:table-cell table:style-name="ce30" office:value-type="string" calcext:value-type="string">
            <text:p> </text:p>
          </table:table-cell>
          <table:table-cell table:style-name="ce37" office:value-type="string" calcext:value-type="string">
            <text:p>Identifier for the customer of a 3rd party logistics warehousing company (Supplied by Belspeed)</text:p>
          </table:table-cell>
          <table:table-cell/>
          <table:table-cell table:formula="of:=&quot;'&quot; &amp; [.$B44] &amp; &quot;': '',&quot;" office:value-type="string" office:string-value="'Client Id': ''," calcext:value-type="string">
            <text:p>'Client Id': '',</text:p>
          </table:table-cell>
          <table:table-cell table:style-name="ce40" table:formula="of:=&quot;{&quot;&quot;&quot; &amp; [.$A$1] &amp; &quot;&quot;&quot;: &quot;&quot;&quot; &amp; [.A44] &amp; &quot;&quot;&quot;, &quot;&quot;&quot; &amp; [.$B$1] &amp; &quot;&quot;&quot;: &quot;&quot;&quot; &amp; [.B44] &amp; &quot;&quot;&quot;, &quot;&quot;&quot; &amp; [.$C$1] &amp; &quot;&quot;&quot;: &quot;&quot;&quot; &amp; [.C44] &amp; &quot;&quot;&quot;, &quot;&quot;&quot; &amp; [.$D$1] &amp; &quot;&quot;&quot;: &quot;&quot;&quot; &amp; [.D44] &amp; &quot;&quot;&quot;, &quot;&quot;&quot; &amp; [.$E$1] &amp; &quot;&quot;&quot;: &quot;&quot;&quot; &amp; [.E44] &amp; &quot;&quot;&quot;, &quot;&quot;&quot; &amp; [.$F$1] &amp; &quot;&quot;&quot;: &quot;&quot;&quot; &amp; [.F44] &amp; &quot;&quot;&quot;, &quot;&quot;&quot; &amp; [.$G$1] &amp; &quot;&quot;&quot;: &quot;&quot;&quot; &amp; [.G44] &amp; &quot;&quot;&quot;, &quot;&quot;&quot; &amp; [.$H$1] &amp; &quot;&quot;&quot;: &quot;&quot;&quot; &amp; [.H44] &amp;  &quot;&quot;&quot;},&quot;" office:value-type="string" office:string-value="{&quot;Number&quot;: &quot;43&quot;, &quot;Name&quot;: &quot;Client Id&quot;, &quot;Type&quot;: &quot;String&quot;, &quot;Length&quot;: &quot;10&quot;, &quot;Required&quot;: &quot;Required&quot;, &quot;Allowed Values&quot;: &quot;Upper Case&quot;, &quot;Default&quot;: &quot; &quot;, &quot;Comments&quot;: &quot;Identifier for the customer of a 3rd party logistics warehousing company (Supplied by Belspeed)&quot;}," calcext:value-type="string">
            <text:p>{"Number": "43", "Name": "Client Id", "Type": "String", "Length": "10", "Required": "Required", "Allowed Values": "Upper Case", "Default": " ", "Comments": "Identifier for the customer of a 3rd party logistics warehousing company (Supplied by Belspeed)"},</text:p>
          </table:table-cell>
        </table:table-row>
        <table:table-row table:style-name="ro5" table:visibility="filter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Incub Rule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R' | 'M'</text:p>
          </table:table-cell>
          <table:table-cell table:style-name="ce32" office:value-type="string" calcext:value-type="string">
            <text:p> </text:p>
          </table:table-cell>
          <table:table-cell table:style-name="ce26" office:value-type="string" calcext:value-type="string">
            <text:p>Incubation rule - 'R' (incubation set from the receipt date), 'M' (incubation set from the manufacture date)</text:p>
          </table:table-cell>
          <table:table-cell/>
          <table:table-cell table:formula="of:=&quot;'&quot; &amp; [.$B45] &amp; &quot;': '',&quot;" office:value-type="string" office:string-value="'Incub Rule': ''," calcext:value-type="string">
            <text:p>'Incub Rule': '',</text:p>
          </table:table-cell>
          <table:table-cell table:style-name="ce40" table:formula="of:=&quot;{&quot;&quot;&quot; &amp; [.$A$1] &amp; &quot;&quot;&quot;: &quot;&quot;&quot; &amp; [.A45] &amp; &quot;&quot;&quot;, &quot;&quot;&quot; &amp; [.$B$1] &amp; &quot;&quot;&quot;: &quot;&quot;&quot; &amp; [.B45] &amp; &quot;&quot;&quot;, &quot;&quot;&quot; &amp; [.$C$1] &amp; &quot;&quot;&quot;: &quot;&quot;&quot; &amp; [.C45] &amp; &quot;&quot;&quot;, &quot;&quot;&quot; &amp; [.$D$1] &amp; &quot;&quot;&quot;: &quot;&quot;&quot; &amp; [.D45] &amp; &quot;&quot;&quot;, &quot;&quot;&quot; &amp; [.$E$1] &amp; &quot;&quot;&quot;: &quot;&quot;&quot; &amp; [.E45] &amp; &quot;&quot;&quot;, &quot;&quot;&quot; &amp; [.$F$1] &amp; &quot;&quot;&quot;: &quot;&quot;&quot; &amp; [.F45] &amp; &quot;&quot;&quot;, &quot;&quot;&quot; &amp; [.$G$1] &amp; &quot;&quot;&quot;: &quot;&quot;&quot; &amp; [.G45] &amp; &quot;&quot;&quot;, &quot;&quot;&quot; &amp; [.$H$1] &amp; &quot;&quot;&quot;: &quot;&quot;&quot; &amp; [.H45] &amp;  &quot;&quot;&quot;},&quot;" office:value-type="string" office:string-value="{&quot;Number&quot;: &quot;44&quot;, &quot;Name&quot;: &quot;Incub Rule&quot;, &quot;Type&quot;: &quot;Flag&quot;, &quot;Length&quot;: &quot;1&quot;, &quot;Required&quot;: &quot;Optional&quot;, &quot;Allowed Values&quot;: &quot;'R' | 'M'&quot;, &quot;Default&quot;: &quot; &quot;, &quot;Comments&quot;: &quot;Incubation rule - 'R' (incubation set from the receipt date), 'M' (incubation set from the manufacture date)&quot;}," calcext:value-type="string">
            <text:p>{"Number": "44", "Name": "Incub Rule", "Type": "Flag", "Length": "1", "Required": "Optional", "Allowed Values": "'R' | 'M'", "Default": " ", "Comments": "Incubation rule - 'R' (incubation set from the receipt date), 'M' (incubation set from the manufacture date)"},</text:p>
          </table:table-cell>
        </table:table-row>
        <table:table-row table:style-name="ro2" table:visibility="filter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Incub Hours</text:p>
          </table:table-cell>
          <table:table-cell table:style-name="ce14" office:value-type="string" calcext:value-type="string">
            <text:p>Integer</text:p>
          </table:table-cell>
          <table:table-cell table:style-name="ce19" office:value-type="float" office:value="4" calcext:value-type="float">
            <text:p>4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9999'</text:p>
          </table:table-cell>
          <table:table-cell table:style-name="ce32" office:value-type="string" calcext:value-type="string">
            <text:p> </text:p>
          </table:table-cell>
          <table:table-cell table:style-name="ce26" office:value-type="string" calcext:value-type="string">
            <text:p>Incubation hours (zero treated as null)</text:p>
          </table:table-cell>
          <table:table-cell/>
          <table:table-cell table:formula="of:=&quot;'&quot; &amp; [.$B46] &amp; &quot;': '',&quot;" office:value-type="string" office:string-value="'Incub Hours': ''," calcext:value-type="string">
            <text:p>'Incub Hours': '',</text:p>
          </table:table-cell>
          <table:table-cell table:style-name="ce40" table:formula="of:=&quot;{&quot;&quot;&quot; &amp; [.$A$1] &amp; &quot;&quot;&quot;: &quot;&quot;&quot; &amp; [.A46] &amp; &quot;&quot;&quot;, &quot;&quot;&quot; &amp; [.$B$1] &amp; &quot;&quot;&quot;: &quot;&quot;&quot; &amp; [.B46] &amp; &quot;&quot;&quot;, &quot;&quot;&quot; &amp; [.$C$1] &amp; &quot;&quot;&quot;: &quot;&quot;&quot; &amp; [.C46] &amp; &quot;&quot;&quot;, &quot;&quot;&quot; &amp; [.$D$1] &amp; &quot;&quot;&quot;: &quot;&quot;&quot; &amp; [.D46] &amp; &quot;&quot;&quot;, &quot;&quot;&quot; &amp; [.$E$1] &amp; &quot;&quot;&quot;: &quot;&quot;&quot; &amp; [.E46] &amp; &quot;&quot;&quot;, &quot;&quot;&quot; &amp; [.$F$1] &amp; &quot;&quot;&quot;: &quot;&quot;&quot; &amp; [.F46] &amp; &quot;&quot;&quot;, &quot;&quot;&quot; &amp; [.$G$1] &amp; &quot;&quot;&quot;: &quot;&quot;&quot; &amp; [.G46] &amp; &quot;&quot;&quot;, &quot;&quot;&quot; &amp; [.$H$1] &amp; &quot;&quot;&quot;: &quot;&quot;&quot; &amp; [.H46] &amp;  &quot;&quot;&quot;},&quot;" office:value-type="string" office:string-value="{&quot;Number&quot;: &quot;45&quot;, &quot;Name&quot;: &quot;Incub Hours&quot;, &quot;Type&quot;: &quot;Integer&quot;, &quot;Length&quot;: &quot;4&quot;, &quot;Required&quot;: &quot;Optional&quot;, &quot;Allowed Values&quot;: &quot;'9999'&quot;, &quot;Default&quot;: &quot; &quot;, &quot;Comments&quot;: &quot;Incubation hours (zero treated as null)&quot;}," calcext:value-type="string">
            <text:p>{"Number": "45", "Name": "Incub Hours", "Type": "Integer", "Length": "4", "Required": "Optional", "Allowed Values": "'9999'", "Default": " ", "Comments": "Incubation hours (zero treated as null)"},</text:p>
          </table:table-cell>
        </table:table-row>
        <table:table-row table:style-name="ro7" table:visibility="filter">
          <table:table-cell table:style-name="ce4" office:value-type="float" office:value="46" calcext:value-type="float">
            <text:p>46</text:p>
          </table:table-cell>
          <table:table-cell table:style-name="ce9" office:value-type="string" calcext:value-type="string">
            <text:p>Each Width</text:p>
          </table:table-cell>
          <table:table-cell table:style-name="ce14" office:value-type="string" calcext:value-type="string">
            <text:p>Decimal</text:p>
          </table:table-cell>
          <table:table-cell table:style-name="ce19" office:value-type="float" office:value="7.3" calcext:value-type="float">
            <text:p>7,3</text:p>
          </table:table-cell>
          <table:table-cell table:style-name="ce14" office:value-type="string" calcext:value-type="string">
            <text:p>Optional</text:p>
          </table:table-cell>
          <table:table-cell table:style-name="ce26" office:value-type="string" calcext:value-type="string">
            <text:p>'999.999' | '9999999' (3 decimal places implied)</text:p>
          </table:table-cell>
          <table:table-cell table:style-name="ce33" office:value-type="string" calcext:value-type="string">
            <text:p> </text:p>
          </table:table-cell>
          <table:table-cell table:style-name="ce25" office:value-type="string" calcext:value-type="string">
            <text:p>Each width</text:p>
          </table:table-cell>
          <table:table-cell/>
          <table:table-cell table:formula="of:=&quot;'&quot; &amp; [.$B47] &amp; &quot;': '',&quot;" office:value-type="string" office:string-value="'Each Width': ''," calcext:value-type="string">
            <text:p>'Each Width': '',</text:p>
          </table:table-cell>
          <table:table-cell table:style-name="ce40" table:formula="of:=&quot;{&quot;&quot;&quot; &amp; [.$A$1] &amp; &quot;&quot;&quot;: &quot;&quot;&quot; &amp; [.A47] &amp; &quot;&quot;&quot;, &quot;&quot;&quot; &amp; [.$B$1] &amp; &quot;&quot;&quot;: &quot;&quot;&quot; &amp; [.B47] &amp; &quot;&quot;&quot;, &quot;&quot;&quot; &amp; [.$C$1] &amp; &quot;&quot;&quot;: &quot;&quot;&quot; &amp; [.C47] &amp; &quot;&quot;&quot;, &quot;&quot;&quot; &amp; [.$D$1] &amp; &quot;&quot;&quot;: &quot;&quot;&quot; &amp; [.D47] &amp; &quot;&quot;&quot;, &quot;&quot;&quot; &amp; [.$E$1] &amp; &quot;&quot;&quot;: &quot;&quot;&quot; &amp; [.E47] &amp; &quot;&quot;&quot;, &quot;&quot;&quot; &amp; [.$F$1] &amp; &quot;&quot;&quot;: &quot;&quot;&quot; &amp; [.F47] &amp; &quot;&quot;&quot;, &quot;&quot;&quot; &amp; [.$G$1] &amp; &quot;&quot;&quot;: &quot;&quot;&quot; &amp; [.G47] &amp; &quot;&quot;&quot;, &quot;&quot;&quot; &amp; [.$H$1] &amp; &quot;&quot;&quot;: &quot;&quot;&quot; &amp; [.H47] &amp;  &quot;&quot;&quot;},&quot;" office:value-type="string" office:string-value="{&quot;Number&quot;: &quot;46&quot;, &quot;Name&quot;: &quot;Each Width&quot;, &quot;Type&quot;: &quot;Decimal&quot;, &quot;Length&quot;: &quot;7,3&quot;, &quot;Required&quot;: &quot;Optional&quot;, &quot;Allowed Values&quot;: &quot;'999.999' | '9999999' (3 decimal places implied)&quot;, &quot;Default&quot;: &quot; &quot;, &quot;Comments&quot;: &quot;Each width&quot;}," calcext:value-type="string">
            <text:p>{"Number": "46", "Name": "Each Width", "Type": "Decimal", "Length": "7,3", "Required": "Optional", "Allowed Values": "'999.999' | '9999999' (3 decimal places implied)", "Default": " ", "Comments": "Each width"},</text:p>
          </table:table-cell>
        </table:table-row>
        <table:table-row table:style-name="ro7" table:visibility="filter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Each Depth</text:p>
          </table:table-cell>
          <table:table-cell table:style-name="ce14" office:value-type="string" calcext:value-type="string">
            <text:p>Decimal</text:p>
          </table:table-cell>
          <table:table-cell table:style-name="ce19" office:value-type="float" office:value="7.3" calcext:value-type="float">
            <text:p>7,3</text:p>
          </table:table-cell>
          <table:table-cell table:style-name="ce14" office:value-type="string" calcext:value-type="string">
            <text:p>Optional</text:p>
          </table:table-cell>
          <table:table-cell table:style-name="ce26" office:value-type="string" calcext:value-type="string">
            <text:p>'999.999' | '9999999' (3 decimal places implied)</text:p>
          </table:table-cell>
          <table:table-cell table:style-name="ce33" office:value-type="string" calcext:value-type="string">
            <text:p> </text:p>
          </table:table-cell>
          <table:table-cell table:style-name="ce25" office:value-type="string" calcext:value-type="string">
            <text:p>Each depth</text:p>
          </table:table-cell>
          <table:table-cell/>
          <table:table-cell table:formula="of:=&quot;'&quot; &amp; [.$B48] &amp; &quot;': '',&quot;" office:value-type="string" office:string-value="'Each Depth': ''," calcext:value-type="string">
            <text:p>'Each Depth': '',</text:p>
          </table:table-cell>
          <table:table-cell table:style-name="ce40" table:formula="of:=&quot;{&quot;&quot;&quot; &amp; [.$A$1] &amp; &quot;&quot;&quot;: &quot;&quot;&quot; &amp; [.A48] &amp; &quot;&quot;&quot;, &quot;&quot;&quot; &amp; [.$B$1] &amp; &quot;&quot;&quot;: &quot;&quot;&quot; &amp; [.B48] &amp; &quot;&quot;&quot;, &quot;&quot;&quot; &amp; [.$C$1] &amp; &quot;&quot;&quot;: &quot;&quot;&quot; &amp; [.C48] &amp; &quot;&quot;&quot;, &quot;&quot;&quot; &amp; [.$D$1] &amp; &quot;&quot;&quot;: &quot;&quot;&quot; &amp; [.D48] &amp; &quot;&quot;&quot;, &quot;&quot;&quot; &amp; [.$E$1] &amp; &quot;&quot;&quot;: &quot;&quot;&quot; &amp; [.E48] &amp; &quot;&quot;&quot;, &quot;&quot;&quot; &amp; [.$F$1] &amp; &quot;&quot;&quot;: &quot;&quot;&quot; &amp; [.F48] &amp; &quot;&quot;&quot;, &quot;&quot;&quot; &amp; [.$G$1] &amp; &quot;&quot;&quot;: &quot;&quot;&quot; &amp; [.G48] &amp; &quot;&quot;&quot;, &quot;&quot;&quot; &amp; [.$H$1] &amp; &quot;&quot;&quot;: &quot;&quot;&quot; &amp; [.H48] &amp;  &quot;&quot;&quot;},&quot;" office:value-type="string" office:string-value="{&quot;Number&quot;: &quot;47&quot;, &quot;Name&quot;: &quot;Each Depth&quot;, &quot;Type&quot;: &quot;Decimal&quot;, &quot;Length&quot;: &quot;7,3&quot;, &quot;Required&quot;: &quot;Optional&quot;, &quot;Allowed Values&quot;: &quot;'999.999' | '9999999' (3 decimal places implied)&quot;, &quot;Default&quot;: &quot; &quot;, &quot;Comments&quot;: &quot;Each depth&quot;}," calcext:value-type="string">
            <text:p>{"Number": "47", "Name": "Each Depth", "Type": "Decimal", "Length": "7,3", "Required": "Optional", "Allowed Values": "'999.999' | '9999999' (3 decimal places implied)", "Default": " ", "Comments": "Each depth"},</text:p>
          </table:table-cell>
        </table:table-row>
        <table:table-row table:style-name="ro5" table:visibility="filter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Reorder Trigger Qty</text:p>
          </table:table-cell>
          <table:table-cell table:style-name="ce14" office:value-type="string" calcext:value-type="string">
            <text:p>Decimal</text:p>
          </table:table-cell>
          <table:table-cell table:style-name="ce19" office:value-type="float" office:value="15.6" calcext:value-type="float">
            <text:p>15,6</text:p>
          </table:table-cell>
          <table:table-cell table:style-name="ce14" office:value-type="string" calcext:value-type="string">
            <text:p>Optional</text:p>
          </table:table-cell>
          <table:table-cell table:style-name="ce26" office:value-type="string" calcext:value-type="string">
            <text:p>'99999999.999999' | '999999999999999' (6 decimal places implied)</text:p>
          </table:table-cell>
          <table:table-cell table:style-name="ce33" office:value-type="string" calcext:value-type="string">
            <text:p> </text:p>
          </table:table-cell>
          <table:table-cell table:style-name="ce25" office:value-type="string" calcext:value-type="string">
            <text:p>Reorder trigger quantity</text:p>
          </table:table-cell>
          <table:table-cell/>
          <table:table-cell table:formula="of:=&quot;'&quot; &amp; [.$B49] &amp; &quot;': '',&quot;" office:value-type="string" office:string-value="'Reorder Trigger Qty': ''," calcext:value-type="string">
            <text:p>'Reorder Trigger Qty': '',</text:p>
          </table:table-cell>
          <table:table-cell table:style-name="ce40" table:formula="of:=&quot;{&quot;&quot;&quot; &amp; [.$A$1] &amp; &quot;&quot;&quot;: &quot;&quot;&quot; &amp; [.A49] &amp; &quot;&quot;&quot;, &quot;&quot;&quot; &amp; [.$B$1] &amp; &quot;&quot;&quot;: &quot;&quot;&quot; &amp; [.B49] &amp; &quot;&quot;&quot;, &quot;&quot;&quot; &amp; [.$C$1] &amp; &quot;&quot;&quot;: &quot;&quot;&quot; &amp; [.C49] &amp; &quot;&quot;&quot;, &quot;&quot;&quot; &amp; [.$D$1] &amp; &quot;&quot;&quot;: &quot;&quot;&quot; &amp; [.D49] &amp; &quot;&quot;&quot;, &quot;&quot;&quot; &amp; [.$E$1] &amp; &quot;&quot;&quot;: &quot;&quot;&quot; &amp; [.E49] &amp; &quot;&quot;&quot;, &quot;&quot;&quot; &amp; [.$F$1] &amp; &quot;&quot;&quot;: &quot;&quot;&quot; &amp; [.F49] &amp; &quot;&quot;&quot;, &quot;&quot;&quot; &amp; [.$G$1] &amp; &quot;&quot;&quot;: &quot;&quot;&quot; &amp; [.G49] &amp; &quot;&quot;&quot;, &quot;&quot;&quot; &amp; [.$H$1] &amp; &quot;&quot;&quot;: &quot;&quot;&quot; &amp; [.H49] &amp;  &quot;&quot;&quot;},&quot;" office:value-type="string" office:string-value="{&quot;Number&quot;: &quot;48&quot;, &quot;Name&quot;: &quot;Reorder Trigger Qty&quot;, &quot;Type&quot;: &quot;Decimal&quot;, &quot;Length&quot;: &quot;15,6&quot;, &quot;Required&quot;: &quot;Optional&quot;, &quot;Allowed Values&quot;: &quot;'99999999.999999' | '999999999999999' (6 decimal places implied)&quot;, &quot;Default&quot;: &quot; &quot;, &quot;Comments&quot;: &quot;Reorder trigger quantity&quot;}," calcext:value-type="string">
            <text:p>{"Number": "48", "Name": "Reorder Trigger Qty", "Type": "Decimal", "Length": "15,6", "Required": "Optional", "Allowed Values": "'99999999.999999' | '999999999999999' (6 decimal places implied)", "Default": " ", "Comments": "Reorder trigger quantity"},</text:p>
          </table:table-cell>
        </table:table-row>
        <table:table-row table:style-name="ro5" table:visibility="filter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Low Trigger Qty</text:p>
          </table:table-cell>
          <table:table-cell table:style-name="ce14" office:value-type="string" calcext:value-type="string">
            <text:p>Decimal</text:p>
          </table:table-cell>
          <table:table-cell table:style-name="ce19" office:value-type="float" office:value="15.6" calcext:value-type="float">
            <text:p>15,6</text:p>
          </table:table-cell>
          <table:table-cell table:style-name="ce14" office:value-type="string" calcext:value-type="string">
            <text:p>Optional</text:p>
          </table:table-cell>
          <table:table-cell table:style-name="ce26" office:value-type="string" calcext:value-type="string">
            <text:p>'99999999.999999' | '999999999999999' (6 decimal places implied)</text:p>
          </table:table-cell>
          <table:table-cell table:style-name="ce33" office:value-type="string" calcext:value-type="string">
            <text:p> </text:p>
          </table:table-cell>
          <table:table-cell table:style-name="ce25" office:value-type="string" calcext:value-type="string">
            <text:p>Low trigger quantity</text:p>
          </table:table-cell>
          <table:table-cell/>
          <table:table-cell table:formula="of:=&quot;'&quot; &amp; [.$B50] &amp; &quot;': '',&quot;" office:value-type="string" office:string-value="'Low Trigger Qty': ''," calcext:value-type="string">
            <text:p>'Low Trigger Qty': '',</text:p>
          </table:table-cell>
          <table:table-cell table:style-name="ce40" table:formula="of:=&quot;{&quot;&quot;&quot; &amp; [.$A$1] &amp; &quot;&quot;&quot;: &quot;&quot;&quot; &amp; [.A50] &amp; &quot;&quot;&quot;, &quot;&quot;&quot; &amp; [.$B$1] &amp; &quot;&quot;&quot;: &quot;&quot;&quot; &amp; [.B50] &amp; &quot;&quot;&quot;, &quot;&quot;&quot; &amp; [.$C$1] &amp; &quot;&quot;&quot;: &quot;&quot;&quot; &amp; [.C50] &amp; &quot;&quot;&quot;, &quot;&quot;&quot; &amp; [.$D$1] &amp; &quot;&quot;&quot;: &quot;&quot;&quot; &amp; [.D50] &amp; &quot;&quot;&quot;, &quot;&quot;&quot; &amp; [.$E$1] &amp; &quot;&quot;&quot;: &quot;&quot;&quot; &amp; [.E50] &amp; &quot;&quot;&quot;, &quot;&quot;&quot; &amp; [.$F$1] &amp; &quot;&quot;&quot;: &quot;&quot;&quot; &amp; [.F50] &amp; &quot;&quot;&quot;, &quot;&quot;&quot; &amp; [.$G$1] &amp; &quot;&quot;&quot;: &quot;&quot;&quot; &amp; [.G50] &amp; &quot;&quot;&quot;, &quot;&quot;&quot; &amp; [.$H$1] &amp; &quot;&quot;&quot;: &quot;&quot;&quot; &amp; [.H50] &amp;  &quot;&quot;&quot;},&quot;" office:value-type="string" office:string-value="{&quot;Number&quot;: &quot;49&quot;, &quot;Name&quot;: &quot;Low Trigger Qty&quot;, &quot;Type&quot;: &quot;Decimal&quot;, &quot;Length&quot;: &quot;15,6&quot;, &quot;Required&quot;: &quot;Optional&quot;, &quot;Allowed Values&quot;: &quot;'99999999.999999' | '999999999999999' (6 decimal places implied)&quot;, &quot;Default&quot;: &quot; &quot;, &quot;Comments&quot;: &quot;Low trigger quantity&quot;}," calcext:value-type="string">
            <text:p>{"Number": "49", "Name": "Low Trigger Qty", "Type": "Decimal", "Length": "15,6", "Required": "Optional", "Allowed Values": "'99999999.999999' | '999999999999999' (6 decimal places implied)", "Default": " ", "Comments": "Low trigger quantity"},</text:p>
          </table:table-cell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User Def Type 1</text:p>
          </table:table-cell>
          <table:table-cell table:style-name="ce15" office:value-type="string" calcext:value-type="string">
            <text:p>String</text:p>
          </table:table-cell>
          <table:table-cell table:style-name="ce20" office:value-type="float" office:value="30" calcext:value-type="float">
            <text:p>30</text:p>
          </table:table-cell>
          <table:table-cell table:style-name="ce15" office:value-type="string" calcext:value-type="string">
            <text:p>Required</text:p>
          </table:table-cell>
          <table:table-cell table:style-name="ce27" office:value-type="string" calcext:value-type="string">
            <text:p>Upper Case</text:p>
          </table:table-cell>
          <table:table-cell table:style-name="ce34" office:value-type="string" calcext:value-type="string">
            <text:p> </text:p>
          </table:table-cell>
          <table:table-cell table:style-name="ce28" office:value-type="string" calcext:value-type="string">
            <text:p>Country of Origin (ISO 3166-1 alpha-3 format)</text:p>
          </table:table-cell>
          <table:table-cell/>
          <table:table-cell table:formula="of:=&quot;'&quot; &amp; [.$B51] &amp; &quot;': '',&quot;" office:value-type="string" office:string-value="'User Def Type 1': ''," calcext:value-type="string">
            <text:p>'User Def Type 1': '',</text:p>
          </table:table-cell>
          <table:table-cell table:style-name="ce40" table:formula="of:=&quot;{&quot;&quot;&quot; &amp; [.$A$1] &amp; &quot;&quot;&quot;: &quot;&quot;&quot; &amp; [.A51] &amp; &quot;&quot;&quot;, &quot;&quot;&quot; &amp; [.$B$1] &amp; &quot;&quot;&quot;: &quot;&quot;&quot; &amp; [.B51] &amp; &quot;&quot;&quot;, &quot;&quot;&quot; &amp; [.$C$1] &amp; &quot;&quot;&quot;: &quot;&quot;&quot; &amp; [.C51] &amp; &quot;&quot;&quot;, &quot;&quot;&quot; &amp; [.$D$1] &amp; &quot;&quot;&quot;: &quot;&quot;&quot; &amp; [.D51] &amp; &quot;&quot;&quot;, &quot;&quot;&quot; &amp; [.$E$1] &amp; &quot;&quot;&quot;: &quot;&quot;&quot; &amp; [.E51] &amp; &quot;&quot;&quot;, &quot;&quot;&quot; &amp; [.$F$1] &amp; &quot;&quot;&quot;: &quot;&quot;&quot; &amp; [.F51] &amp; &quot;&quot;&quot;, &quot;&quot;&quot; &amp; [.$G$1] &amp; &quot;&quot;&quot;: &quot;&quot;&quot; &amp; [.G51] &amp; &quot;&quot;&quot;, &quot;&quot;&quot; &amp; [.$H$1] &amp; &quot;&quot;&quot;: &quot;&quot;&quot; &amp; [.H51] &amp;  &quot;&quot;&quot;},&quot;" office:value-type="string" office:string-value="{&quot;Number&quot;: &quot;50&quot;, &quot;Name&quot;: &quot;User Def Type 1&quot;, &quot;Type&quot;: &quot;String&quot;, &quot;Length&quot;: &quot;30&quot;, &quot;Required&quot;: &quot;Required&quot;, &quot;Allowed Values&quot;: &quot;Upper Case&quot;, &quot;Default&quot;: &quot; &quot;, &quot;Comments&quot;: &quot;Country of Origin (ISO 3166-1 alpha-3 format)&quot;}," calcext:value-type="string">
            <text:p>{"Number": "50", "Name": "User Def Type 1", "Type": "String", "Length": "30", "Required": "Required", "Allowed Values": "Upper Case", "Default": " ", "Comments": "Country of Origin (ISO 3166-1 alpha-3 format)"},</text:p>
          </table:table-cell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User Def Type 2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30" calcext:value-type="float">
            <text:p>30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User defined type 2</text:p>
          </table:table-cell>
          <table:table-cell/>
          <table:table-cell table:formula="of:=&quot;'&quot; &amp; [.$B52] &amp; &quot;': '',&quot;" office:value-type="string" office:string-value="'User Def Type 2': ''," calcext:value-type="string">
            <text:p>'User Def Type 2': '',</text:p>
          </table:table-cell>
          <table:table-cell table:style-name="ce40" table:formula="of:=&quot;{&quot;&quot;&quot; &amp; [.$A$1] &amp; &quot;&quot;&quot;: &quot;&quot;&quot; &amp; [.A52] &amp; &quot;&quot;&quot;, &quot;&quot;&quot; &amp; [.$B$1] &amp; &quot;&quot;&quot;: &quot;&quot;&quot; &amp; [.B52] &amp; &quot;&quot;&quot;, &quot;&quot;&quot; &amp; [.$C$1] &amp; &quot;&quot;&quot;: &quot;&quot;&quot; &amp; [.C52] &amp; &quot;&quot;&quot;, &quot;&quot;&quot; &amp; [.$D$1] &amp; &quot;&quot;&quot;: &quot;&quot;&quot; &amp; [.D52] &amp; &quot;&quot;&quot;, &quot;&quot;&quot; &amp; [.$E$1] &amp; &quot;&quot;&quot;: &quot;&quot;&quot; &amp; [.E52] &amp; &quot;&quot;&quot;, &quot;&quot;&quot; &amp; [.$F$1] &amp; &quot;&quot;&quot;: &quot;&quot;&quot; &amp; [.F52] &amp; &quot;&quot;&quot;, &quot;&quot;&quot; &amp; [.$G$1] &amp; &quot;&quot;&quot;: &quot;&quot;&quot; &amp; [.G52] &amp; &quot;&quot;&quot;, &quot;&quot;&quot; &amp; [.$H$1] &amp; &quot;&quot;&quot;: &quot;&quot;&quot; &amp; [.H52] &amp;  &quot;&quot;&quot;},&quot;" office:value-type="string" office:string-value="{&quot;Number&quot;: &quot;51&quot;, &quot;Name&quot;: &quot;User Def Type 2&quot;, &quot;Type&quot;: &quot;String&quot;, &quot;Length&quot;: &quot;30&quot;, &quot;Required&quot;: &quot;Optional&quot;, &quot;Allowed Values&quot;: &quot;Upper Case&quot;, &quot;Default&quot;: &quot; &quot;, &quot;Comments&quot;: &quot;User defined type 2&quot;}," calcext:value-type="string">
            <text:p>{"Number": "51", "Name": "User Def Type 2", "Type": "String", "Length": "30", "Required": "Optional", "Allowed Values": "Upper Case", "Default": " ", "Comments": "User defined type 2"},</text:p>
          </table:table-cell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User Def Type 3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30" calcext:value-type="float">
            <text:p>30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User defined type 3</text:p>
          </table:table-cell>
          <table:table-cell/>
          <table:table-cell table:formula="of:=&quot;'&quot; &amp; [.$B53] &amp; &quot;': '',&quot;" office:value-type="string" office:string-value="'User Def Type 3': ''," calcext:value-type="string">
            <text:p>'User Def Type 3': '',</text:p>
          </table:table-cell>
          <table:table-cell table:style-name="ce40" table:formula="of:=&quot;{&quot;&quot;&quot; &amp; [.$A$1] &amp; &quot;&quot;&quot;: &quot;&quot;&quot; &amp; [.A53] &amp; &quot;&quot;&quot;, &quot;&quot;&quot; &amp; [.$B$1] &amp; &quot;&quot;&quot;: &quot;&quot;&quot; &amp; [.B53] &amp; &quot;&quot;&quot;, &quot;&quot;&quot; &amp; [.$C$1] &amp; &quot;&quot;&quot;: &quot;&quot;&quot; &amp; [.C53] &amp; &quot;&quot;&quot;, &quot;&quot;&quot; &amp; [.$D$1] &amp; &quot;&quot;&quot;: &quot;&quot;&quot; &amp; [.D53] &amp; &quot;&quot;&quot;, &quot;&quot;&quot; &amp; [.$E$1] &amp; &quot;&quot;&quot;: &quot;&quot;&quot; &amp; [.E53] &amp; &quot;&quot;&quot;, &quot;&quot;&quot; &amp; [.$F$1] &amp; &quot;&quot;&quot;: &quot;&quot;&quot; &amp; [.F53] &amp; &quot;&quot;&quot;, &quot;&quot;&quot; &amp; [.$G$1] &amp; &quot;&quot;&quot;: &quot;&quot;&quot; &amp; [.G53] &amp; &quot;&quot;&quot;, &quot;&quot;&quot; &amp; [.$H$1] &amp; &quot;&quot;&quot;: &quot;&quot;&quot; &amp; [.H53] &amp;  &quot;&quot;&quot;},&quot;" office:value-type="string" office:string-value="{&quot;Number&quot;: &quot;52&quot;, &quot;Name&quot;: &quot;User Def Type 3&quot;, &quot;Type&quot;: &quot;String&quot;, &quot;Length&quot;: &quot;30&quot;, &quot;Required&quot;: &quot;Optional&quot;, &quot;Allowed Values&quot;: &quot;Upper Case&quot;, &quot;Default&quot;: &quot; &quot;, &quot;Comments&quot;: &quot;User defined type 3&quot;}," calcext:value-type="string">
            <text:p>{"Number": "52", "Name": "User Def Type 3", "Type": "String", "Length": "30", "Required": "Optional", "Allowed Values": "Upper Case", "Default": " ", "Comments": "User defined type 3"},</text:p>
          </table:table-cell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User Def Type 4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30" calcext:value-type="float">
            <text:p>30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User defined type 4</text:p>
          </table:table-cell>
          <table:table-cell/>
          <table:table-cell table:formula="of:=&quot;'&quot; &amp; [.$B54] &amp; &quot;': '',&quot;" office:value-type="string" office:string-value="'User Def Type 4': ''," calcext:value-type="string">
            <text:p>'User Def Type 4': '',</text:p>
          </table:table-cell>
          <table:table-cell table:style-name="ce40" table:formula="of:=&quot;{&quot;&quot;&quot; &amp; [.$A$1] &amp; &quot;&quot;&quot;: &quot;&quot;&quot; &amp; [.A54] &amp; &quot;&quot;&quot;, &quot;&quot;&quot; &amp; [.$B$1] &amp; &quot;&quot;&quot;: &quot;&quot;&quot; &amp; [.B54] &amp; &quot;&quot;&quot;, &quot;&quot;&quot; &amp; [.$C$1] &amp; &quot;&quot;&quot;: &quot;&quot;&quot; &amp; [.C54] &amp; &quot;&quot;&quot;, &quot;&quot;&quot; &amp; [.$D$1] &amp; &quot;&quot;&quot;: &quot;&quot;&quot; &amp; [.D54] &amp; &quot;&quot;&quot;, &quot;&quot;&quot; &amp; [.$E$1] &amp; &quot;&quot;&quot;: &quot;&quot;&quot; &amp; [.E54] &amp; &quot;&quot;&quot;, &quot;&quot;&quot; &amp; [.$F$1] &amp; &quot;&quot;&quot;: &quot;&quot;&quot; &amp; [.F54] &amp; &quot;&quot;&quot;, &quot;&quot;&quot; &amp; [.$G$1] &amp; &quot;&quot;&quot;: &quot;&quot;&quot; &amp; [.G54] &amp; &quot;&quot;&quot;, &quot;&quot;&quot; &amp; [.$H$1] &amp; &quot;&quot;&quot;: &quot;&quot;&quot; &amp; [.H54] &amp;  &quot;&quot;&quot;},&quot;" office:value-type="string" office:string-value="{&quot;Number&quot;: &quot;53&quot;, &quot;Name&quot;: &quot;User Def Type 4&quot;, &quot;Type&quot;: &quot;String&quot;, &quot;Length&quot;: &quot;30&quot;, &quot;Required&quot;: &quot;Optional&quot;, &quot;Allowed Values&quot;: &quot;Upper Case&quot;, &quot;Default&quot;: &quot; &quot;, &quot;Comments&quot;: &quot;User defined type 4&quot;}," calcext:value-type="string">
            <text:p>{"Number": "53", "Name": "User Def Type 4", "Type": "String", "Length": "30", "Required": "Optional", "Allowed Values": "Upper Case", "Default": " ", "Comments": "User defined type 4"},</text:p>
          </table:table-cell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User Def Type 5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30" calcext:value-type="float">
            <text:p>30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User defined type 5</text:p>
          </table:table-cell>
          <table:table-cell/>
          <table:table-cell table:formula="of:=&quot;'&quot; &amp; [.$B55] &amp; &quot;': '',&quot;" office:value-type="string" office:string-value="'User Def Type 5': ''," calcext:value-type="string">
            <text:p>'User Def Type 5': '',</text:p>
          </table:table-cell>
          <table:table-cell table:style-name="ce40" table:formula="of:=&quot;{&quot;&quot;&quot; &amp; [.$A$1] &amp; &quot;&quot;&quot;: &quot;&quot;&quot; &amp; [.A55] &amp; &quot;&quot;&quot;, &quot;&quot;&quot; &amp; [.$B$1] &amp; &quot;&quot;&quot;: &quot;&quot;&quot; &amp; [.B55] &amp; &quot;&quot;&quot;, &quot;&quot;&quot; &amp; [.$C$1] &amp; &quot;&quot;&quot;: &quot;&quot;&quot; &amp; [.C55] &amp; &quot;&quot;&quot;, &quot;&quot;&quot; &amp; [.$D$1] &amp; &quot;&quot;&quot;: &quot;&quot;&quot; &amp; [.D55] &amp; &quot;&quot;&quot;, &quot;&quot;&quot; &amp; [.$E$1] &amp; &quot;&quot;&quot;: &quot;&quot;&quot; &amp; [.E55] &amp; &quot;&quot;&quot;, &quot;&quot;&quot; &amp; [.$F$1] &amp; &quot;&quot;&quot;: &quot;&quot;&quot; &amp; [.F55] &amp; &quot;&quot;&quot;, &quot;&quot;&quot; &amp; [.$G$1] &amp; &quot;&quot;&quot;: &quot;&quot;&quot; &amp; [.G55] &amp; &quot;&quot;&quot;, &quot;&quot;&quot; &amp; [.$H$1] &amp; &quot;&quot;&quot;: &quot;&quot;&quot; &amp; [.H55] &amp;  &quot;&quot;&quot;},&quot;" office:value-type="string" office:string-value="{&quot;Number&quot;: &quot;54&quot;, &quot;Name&quot;: &quot;User Def Type 5&quot;, &quot;Type&quot;: &quot;String&quot;, &quot;Length&quot;: &quot;30&quot;, &quot;Required&quot;: &quot;Optional&quot;, &quot;Allowed Values&quot;: &quot;Upper Case&quot;, &quot;Default&quot;: &quot; &quot;, &quot;Comments&quot;: &quot;User defined type 5&quot;}," calcext:value-type="string">
            <text:p>{"Number": "54", "Name": "User Def Type 5", "Type": "String", "Length": "30", "Required": "Optional", "Allowed Values": "Upper Case", "Default": " ", "Comments": "User defined type 5"},</text:p>
          </table:table-cell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User Def Type 6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30" calcext:value-type="float">
            <text:p>30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User defined type 6</text:p>
          </table:table-cell>
          <table:table-cell/>
          <table:table-cell table:formula="of:=&quot;'&quot; &amp; [.$B56] &amp; &quot;': '',&quot;" office:value-type="string" office:string-value="'User Def Type 6': ''," calcext:value-type="string">
            <text:p>'User Def Type 6': '',</text:p>
          </table:table-cell>
          <table:table-cell table:style-name="ce40" table:formula="of:=&quot;{&quot;&quot;&quot; &amp; [.$A$1] &amp; &quot;&quot;&quot;: &quot;&quot;&quot; &amp; [.A56] &amp; &quot;&quot;&quot;, &quot;&quot;&quot; &amp; [.$B$1] &amp; &quot;&quot;&quot;: &quot;&quot;&quot; &amp; [.B56] &amp; &quot;&quot;&quot;, &quot;&quot;&quot; &amp; [.$C$1] &amp; &quot;&quot;&quot;: &quot;&quot;&quot; &amp; [.C56] &amp; &quot;&quot;&quot;, &quot;&quot;&quot; &amp; [.$D$1] &amp; &quot;&quot;&quot;: &quot;&quot;&quot; &amp; [.D56] &amp; &quot;&quot;&quot;, &quot;&quot;&quot; &amp; [.$E$1] &amp; &quot;&quot;&quot;: &quot;&quot;&quot; &amp; [.E56] &amp; &quot;&quot;&quot;, &quot;&quot;&quot; &amp; [.$F$1] &amp; &quot;&quot;&quot;: &quot;&quot;&quot; &amp; [.F56] &amp; &quot;&quot;&quot;, &quot;&quot;&quot; &amp; [.$G$1] &amp; &quot;&quot;&quot;: &quot;&quot;&quot; &amp; [.G56] &amp; &quot;&quot;&quot;, &quot;&quot;&quot; &amp; [.$H$1] &amp; &quot;&quot;&quot;: &quot;&quot;&quot; &amp; [.H56] &amp;  &quot;&quot;&quot;},&quot;" office:value-type="string" office:string-value="{&quot;Number&quot;: &quot;55&quot;, &quot;Name&quot;: &quot;User Def Type 6&quot;, &quot;Type&quot;: &quot;String&quot;, &quot;Length&quot;: &quot;30&quot;, &quot;Required&quot;: &quot;Optional&quot;, &quot;Allowed Values&quot;: &quot;Upper Case&quot;, &quot;Default&quot;: &quot; &quot;, &quot;Comments&quot;: &quot;User defined type 6&quot;}," calcext:value-type="string">
            <text:p>{"Number": "55", "Name": "User Def Type 6", "Type": "String", "Length": "30", "Required": "Optional", "Allowed Values": "Upper Case", "Default": " ", "Comments": "User defined type 6"},</text:p>
          </table:table-cell>
        </table:table-row>
        <table:table-row table:style-name="ro7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User Def Type 7</text:p>
          </table:table-cell>
          <table:table-cell table:style-name="ce15" office:value-type="string" calcext:value-type="string">
            <text:p>String</text:p>
          </table:table-cell>
          <table:table-cell table:style-name="ce20" office:value-type="float" office:value="30" calcext:value-type="float">
            <text:p>30</text:p>
          </table:table-cell>
          <table:table-cell table:style-name="ce15" office:value-type="string" calcext:value-type="string">
            <text:p>Required</text:p>
          </table:table-cell>
          <table:table-cell table:style-name="ce27" office:value-type="string" calcext:value-type="string">
            <text:p>Upper Case</text:p>
          </table:table-cell>
          <table:table-cell table:style-name="ce34" office:value-type="string" calcext:value-type="string">
            <text:p> </text:p>
          </table:table-cell>
          <table:table-cell table:style-name="ce28" office:value-type="string" calcext:value-type="string">
            <text:p>Collection or Brand identifier used for exporting inventory lists per Collection</text:p>
          </table:table-cell>
          <table:table-cell/>
          <table:table-cell table:formula="of:=&quot;'&quot; &amp; [.$B57] &amp; &quot;': '',&quot;" office:value-type="string" office:string-value="'User Def Type 7': ''," calcext:value-type="string">
            <text:p>'User Def Type 7': '',</text:p>
          </table:table-cell>
          <table:table-cell table:style-name="ce40" table:formula="of:=&quot;{&quot;&quot;&quot; &amp; [.$A$1] &amp; &quot;&quot;&quot;: &quot;&quot;&quot; &amp; [.A57] &amp; &quot;&quot;&quot;, &quot;&quot;&quot; &amp; [.$B$1] &amp; &quot;&quot;&quot;: &quot;&quot;&quot; &amp; [.B57] &amp; &quot;&quot;&quot;, &quot;&quot;&quot; &amp; [.$C$1] &amp; &quot;&quot;&quot;: &quot;&quot;&quot; &amp; [.C57] &amp; &quot;&quot;&quot;, &quot;&quot;&quot; &amp; [.$D$1] &amp; &quot;&quot;&quot;: &quot;&quot;&quot; &amp; [.D57] &amp; &quot;&quot;&quot;, &quot;&quot;&quot; &amp; [.$E$1] &amp; &quot;&quot;&quot;: &quot;&quot;&quot; &amp; [.E57] &amp; &quot;&quot;&quot;, &quot;&quot;&quot; &amp; [.$F$1] &amp; &quot;&quot;&quot;: &quot;&quot;&quot; &amp; [.F57] &amp; &quot;&quot;&quot;, &quot;&quot;&quot; &amp; [.$G$1] &amp; &quot;&quot;&quot;: &quot;&quot;&quot; &amp; [.G57] &amp; &quot;&quot;&quot;, &quot;&quot;&quot; &amp; [.$H$1] &amp; &quot;&quot;&quot;: &quot;&quot;&quot; &amp; [.H57] &amp;  &quot;&quot;&quot;},&quot;" office:value-type="string" office:string-value="{&quot;Number&quot;: &quot;56&quot;, &quot;Name&quot;: &quot;User Def Type 7&quot;, &quot;Type&quot;: &quot;String&quot;, &quot;Length&quot;: &quot;30&quot;, &quot;Required&quot;: &quot;Required&quot;, &quot;Allowed Values&quot;: &quot;Upper Case&quot;, &quot;Default&quot;: &quot; &quot;, &quot;Comments&quot;: &quot;Collection or Brand identifier used for exporting inventory lists per Collection&quot;}," calcext:value-type="string">
            <text:p>{"Number": "56", "Name": "User Def Type 7", "Type": "String", "Length": "30", "Required": "Required", "Allowed Values": "Upper Case", "Default": " ", "Comments": "Collection or Brand identifier used for exporting inventory lists per Collection"},</text:p>
          </table:table-cell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User Def Type 8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30" calcext:value-type="float">
            <text:p>30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User defined type 8</text:p>
          </table:table-cell>
          <table:table-cell/>
          <table:table-cell table:formula="of:=&quot;'&quot; &amp; [.$B58] &amp; &quot;': '',&quot;" office:value-type="string" office:string-value="'User Def Type 8': ''," calcext:value-type="string">
            <text:p>'User Def Type 8': '',</text:p>
          </table:table-cell>
          <table:table-cell table:style-name="ce40" table:formula="of:=&quot;{&quot;&quot;&quot; &amp; [.$A$1] &amp; &quot;&quot;&quot;: &quot;&quot;&quot; &amp; [.A58] &amp; &quot;&quot;&quot;, &quot;&quot;&quot; &amp; [.$B$1] &amp; &quot;&quot;&quot;: &quot;&quot;&quot; &amp; [.B58] &amp; &quot;&quot;&quot;, &quot;&quot;&quot; &amp; [.$C$1] &amp; &quot;&quot;&quot;: &quot;&quot;&quot; &amp; [.C58] &amp; &quot;&quot;&quot;, &quot;&quot;&quot; &amp; [.$D$1] &amp; &quot;&quot;&quot;: &quot;&quot;&quot; &amp; [.D58] &amp; &quot;&quot;&quot;, &quot;&quot;&quot; &amp; [.$E$1] &amp; &quot;&quot;&quot;: &quot;&quot;&quot; &amp; [.E58] &amp; &quot;&quot;&quot;, &quot;&quot;&quot; &amp; [.$F$1] &amp; &quot;&quot;&quot;: &quot;&quot;&quot; &amp; [.F58] &amp; &quot;&quot;&quot;, &quot;&quot;&quot; &amp; [.$G$1] &amp; &quot;&quot;&quot;: &quot;&quot;&quot; &amp; [.G58] &amp; &quot;&quot;&quot;, &quot;&quot;&quot; &amp; [.$H$1] &amp; &quot;&quot;&quot;: &quot;&quot;&quot; &amp; [.H58] &amp;  &quot;&quot;&quot;},&quot;" office:value-type="string" office:string-value="{&quot;Number&quot;: &quot;57&quot;, &quot;Name&quot;: &quot;User Def Type 8&quot;, &quot;Type&quot;: &quot;String&quot;, &quot;Length&quot;: &quot;30&quot;, &quot;Required&quot;: &quot;Optional&quot;, &quot;Allowed Values&quot;: &quot;Upper Case&quot;, &quot;Default&quot;: &quot; &quot;, &quot;Comments&quot;: &quot;User defined type 8&quot;}," calcext:value-type="string">
            <text:p>{"Number": "57", "Name": "User Def Type 8", "Type": "String", "Length": "30", "Required": "Optional", "Allowed Values": "Upper Case", "Default": " ", "Comments": "User defined type 8"},</text:p>
          </table:table-cell>
        </table:table-row>
        <table:table-row table:style-name="ro6" table:visibility="filter">
          <table:table-cell table:style-name="ce4" office:value-type="float" office:value="58" calcext:value-type="float">
            <text:p>58</text:p>
          </table:table-cell>
          <table:table-cell table:style-name="ce9" office:value-type="string" calcext:value-type="string">
            <text:p>User Def Chk 1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5" office:value-type="string" calcext:value-type="string">
            <text:p>User defined check box 1</text:p>
          </table:table-cell>
          <table:table-cell/>
          <table:table-cell table:formula="of:=&quot;'&quot; &amp; [.$B59] &amp; &quot;': '',&quot;" office:value-type="string" office:string-value="'User Def Chk 1': ''," calcext:value-type="string">
            <text:p>'User Def Chk 1': '',</text:p>
          </table:table-cell>
          <table:table-cell table:style-name="ce40" table:formula="of:=&quot;{&quot;&quot;&quot; &amp; [.$A$1] &amp; &quot;&quot;&quot;: &quot;&quot;&quot; &amp; [.A59] &amp; &quot;&quot;&quot;, &quot;&quot;&quot; &amp; [.$B$1] &amp; &quot;&quot;&quot;: &quot;&quot;&quot; &amp; [.B59] &amp; &quot;&quot;&quot;, &quot;&quot;&quot; &amp; [.$C$1] &amp; &quot;&quot;&quot;: &quot;&quot;&quot; &amp; [.C59] &amp; &quot;&quot;&quot;, &quot;&quot;&quot; &amp; [.$D$1] &amp; &quot;&quot;&quot;: &quot;&quot;&quot; &amp; [.D59] &amp; &quot;&quot;&quot;, &quot;&quot;&quot; &amp; [.$E$1] &amp; &quot;&quot;&quot;: &quot;&quot;&quot; &amp; [.E59] &amp; &quot;&quot;&quot;, &quot;&quot;&quot; &amp; [.$F$1] &amp; &quot;&quot;&quot;: &quot;&quot;&quot; &amp; [.F59] &amp; &quot;&quot;&quot;, &quot;&quot;&quot; &amp; [.$G$1] &amp; &quot;&quot;&quot;: &quot;&quot;&quot; &amp; [.G59] &amp; &quot;&quot;&quot;, &quot;&quot;&quot; &amp; [.$H$1] &amp; &quot;&quot;&quot;: &quot;&quot;&quot; &amp; [.H59] &amp;  &quot;&quot;&quot;},&quot;" office:value-type="string" office:string-value="{&quot;Number&quot;: &quot;58&quot;, &quot;Name&quot;: &quot;User Def Chk 1&quot;, &quot;Type&quot;: &quot;Flag&quot;, &quot;Length&quot;: &quot;1&quot;, &quot;Required&quot;: &quot;Optional&quot;, &quot;Allowed Values&quot;: &quot;'Y' | 'N'&quot;, &quot;Default&quot;: &quot;'N'&quot;, &quot;Comments&quot;: &quot;User defined check box 1&quot;}," calcext:value-type="string">
            <text:p>{"Number": "58", "Name": "User Def Chk 1", "Type": "Flag", "Length": "1", "Required": "Optional", "Allowed Values": "'Y' | 'N'", "Default": "'N'", "Comments": "User defined check box 1"},</text:p>
          </table:table-cell>
        </table:table-row>
        <table:table-row table:style-name="ro6" table:visibility="filter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User Def Chk 2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5" office:value-type="string" calcext:value-type="string">
            <text:p>User defined check box 2</text:p>
          </table:table-cell>
          <table:table-cell/>
          <table:table-cell table:formula="of:=&quot;'&quot; &amp; [.$B60] &amp; &quot;': '',&quot;" office:value-type="string" office:string-value="'User Def Chk 2': ''," calcext:value-type="string">
            <text:p>'User Def Chk 2': '',</text:p>
          </table:table-cell>
          <table:table-cell table:style-name="ce40" table:formula="of:=&quot;{&quot;&quot;&quot; &amp; [.$A$1] &amp; &quot;&quot;&quot;: &quot;&quot;&quot; &amp; [.A60] &amp; &quot;&quot;&quot;, &quot;&quot;&quot; &amp; [.$B$1] &amp; &quot;&quot;&quot;: &quot;&quot;&quot; &amp; [.B60] &amp; &quot;&quot;&quot;, &quot;&quot;&quot; &amp; [.$C$1] &amp; &quot;&quot;&quot;: &quot;&quot;&quot; &amp; [.C60] &amp; &quot;&quot;&quot;, &quot;&quot;&quot; &amp; [.$D$1] &amp; &quot;&quot;&quot;: &quot;&quot;&quot; &amp; [.D60] &amp; &quot;&quot;&quot;, &quot;&quot;&quot; &amp; [.$E$1] &amp; &quot;&quot;&quot;: &quot;&quot;&quot; &amp; [.E60] &amp; &quot;&quot;&quot;, &quot;&quot;&quot; &amp; [.$F$1] &amp; &quot;&quot;&quot;: &quot;&quot;&quot; &amp; [.F60] &amp; &quot;&quot;&quot;, &quot;&quot;&quot; &amp; [.$G$1] &amp; &quot;&quot;&quot;: &quot;&quot;&quot; &amp; [.G60] &amp; &quot;&quot;&quot;, &quot;&quot;&quot; &amp; [.$H$1] &amp; &quot;&quot;&quot;: &quot;&quot;&quot; &amp; [.H60] &amp;  &quot;&quot;&quot;},&quot;" office:value-type="string" office:string-value="{&quot;Number&quot;: &quot;59&quot;, &quot;Name&quot;: &quot;User Def Chk 2&quot;, &quot;Type&quot;: &quot;Flag&quot;, &quot;Length&quot;: &quot;1&quot;, &quot;Required&quot;: &quot;Optional&quot;, &quot;Allowed Values&quot;: &quot;'Y' | 'N'&quot;, &quot;Default&quot;: &quot;'N'&quot;, &quot;Comments&quot;: &quot;User defined check box 2&quot;}," calcext:value-type="string">
            <text:p>{"Number": "59", "Name": "User Def Chk 2", "Type": "Flag", "Length": "1", "Required": "Optional", "Allowed Values": "'Y' | 'N'", "Default": "'N'", "Comments": "User defined check box 2"},</text:p>
          </table:table-cell>
        </table:table-row>
        <table:table-row table:style-name="ro6" table:visibility="filter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User Def Chk 3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5" office:value-type="string" calcext:value-type="string">
            <text:p>User defined check box 3</text:p>
          </table:table-cell>
          <table:table-cell/>
          <table:table-cell table:formula="of:=&quot;'&quot; &amp; [.$B61] &amp; &quot;': '',&quot;" office:value-type="string" office:string-value="'User Def Chk 3': ''," calcext:value-type="string">
            <text:p>'User Def Chk 3': '',</text:p>
          </table:table-cell>
          <table:table-cell table:style-name="ce40" table:formula="of:=&quot;{&quot;&quot;&quot; &amp; [.$A$1] &amp; &quot;&quot;&quot;: &quot;&quot;&quot; &amp; [.A61] &amp; &quot;&quot;&quot;, &quot;&quot;&quot; &amp; [.$B$1] &amp; &quot;&quot;&quot;: &quot;&quot;&quot; &amp; [.B61] &amp; &quot;&quot;&quot;, &quot;&quot;&quot; &amp; [.$C$1] &amp; &quot;&quot;&quot;: &quot;&quot;&quot; &amp; [.C61] &amp; &quot;&quot;&quot;, &quot;&quot;&quot; &amp; [.$D$1] &amp; &quot;&quot;&quot;: &quot;&quot;&quot; &amp; [.D61] &amp; &quot;&quot;&quot;, &quot;&quot;&quot; &amp; [.$E$1] &amp; &quot;&quot;&quot;: &quot;&quot;&quot; &amp; [.E61] &amp; &quot;&quot;&quot;, &quot;&quot;&quot; &amp; [.$F$1] &amp; &quot;&quot;&quot;: &quot;&quot;&quot; &amp; [.F61] &amp; &quot;&quot;&quot;, &quot;&quot;&quot; &amp; [.$G$1] &amp; &quot;&quot;&quot;: &quot;&quot;&quot; &amp; [.G61] &amp; &quot;&quot;&quot;, &quot;&quot;&quot; &amp; [.$H$1] &amp; &quot;&quot;&quot;: &quot;&quot;&quot; &amp; [.H61] &amp;  &quot;&quot;&quot;},&quot;" office:value-type="string" office:string-value="{&quot;Number&quot;: &quot;60&quot;, &quot;Name&quot;: &quot;User Def Chk 3&quot;, &quot;Type&quot;: &quot;Flag&quot;, &quot;Length&quot;: &quot;1&quot;, &quot;Required&quot;: &quot;Optional&quot;, &quot;Allowed Values&quot;: &quot;'Y' | 'N'&quot;, &quot;Default&quot;: &quot;'N'&quot;, &quot;Comments&quot;: &quot;User defined check box 3&quot;}," calcext:value-type="string">
            <text:p>{"Number": "60", "Name": "User Def Chk 3", "Type": "Flag", "Length": "1", "Required": "Optional", "Allowed Values": "'Y' | 'N'", "Default": "'N'", "Comments": "User defined check box 3"},</text:p>
          </table:table-cell>
        </table:table-row>
        <table:table-row table:style-name="ro6" table:visibility="filter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User Def Chk 4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5" office:value-type="string" calcext:value-type="string">
            <text:p>User defined check box 4</text:p>
          </table:table-cell>
          <table:table-cell/>
          <table:table-cell table:formula="of:=&quot;'&quot; &amp; [.$B62] &amp; &quot;': '',&quot;" office:value-type="string" office:string-value="'User Def Chk 4': ''," calcext:value-type="string">
            <text:p>'User Def Chk 4': '',</text:p>
          </table:table-cell>
          <table:table-cell table:style-name="ce40" table:formula="of:=&quot;{&quot;&quot;&quot; &amp; [.$A$1] &amp; &quot;&quot;&quot;: &quot;&quot;&quot; &amp; [.A62] &amp; &quot;&quot;&quot;, &quot;&quot;&quot; &amp; [.$B$1] &amp; &quot;&quot;&quot;: &quot;&quot;&quot; &amp; [.B62] &amp; &quot;&quot;&quot;, &quot;&quot;&quot; &amp; [.$C$1] &amp; &quot;&quot;&quot;: &quot;&quot;&quot; &amp; [.C62] &amp; &quot;&quot;&quot;, &quot;&quot;&quot; &amp; [.$D$1] &amp; &quot;&quot;&quot;: &quot;&quot;&quot; &amp; [.D62] &amp; &quot;&quot;&quot;, &quot;&quot;&quot; &amp; [.$E$1] &amp; &quot;&quot;&quot;: &quot;&quot;&quot; &amp; [.E62] &amp; &quot;&quot;&quot;, &quot;&quot;&quot; &amp; [.$F$1] &amp; &quot;&quot;&quot;: &quot;&quot;&quot; &amp; [.F62] &amp; &quot;&quot;&quot;, &quot;&quot;&quot; &amp; [.$G$1] &amp; &quot;&quot;&quot;: &quot;&quot;&quot; &amp; [.G62] &amp; &quot;&quot;&quot;, &quot;&quot;&quot; &amp; [.$H$1] &amp; &quot;&quot;&quot;: &quot;&quot;&quot; &amp; [.H62] &amp;  &quot;&quot;&quot;},&quot;" office:value-type="string" office:string-value="{&quot;Number&quot;: &quot;61&quot;, &quot;Name&quot;: &quot;User Def Chk 4&quot;, &quot;Type&quot;: &quot;Flag&quot;, &quot;Length&quot;: &quot;1&quot;, &quot;Required&quot;: &quot;Optional&quot;, &quot;Allowed Values&quot;: &quot;'Y' | 'N'&quot;, &quot;Default&quot;: &quot;'N'&quot;, &quot;Comments&quot;: &quot;User defined check box 4&quot;}," calcext:value-type="string">
            <text:p>{"Number": "61", "Name": "User Def Chk 4", "Type": "Flag", "Length": "1", "Required": "Optional", "Allowed Values": "'Y' | 'N'", "Default": "'N'", "Comments": "User defined check box 4"},</text:p>
          </table:table-cell>
        </table:table-row>
        <table:table-row table:style-name="ro2" table:visibility="filter">
          <table:table-cell table:style-name="ce4" office:value-type="float" office:value="62" calcext:value-type="float">
            <text:p>62</text:p>
          </table:table-cell>
          <table:table-cell table:style-name="ce9" office:value-type="string" calcext:value-type="string">
            <text:p>User Def Date 1</text:p>
          </table:table-cell>
          <table:table-cell table:style-name="ce14" office:value-type="string" calcext:value-type="string">
            <text:p>Date</text:p>
          </table:table-cell>
          <table:table-cell table:style-name="ce19" office:value-type="float" office:value="14" calcext:value-type="float">
            <text:p>14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YYYMMDDHHMISS'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User defined date 1</text:p>
          </table:table-cell>
          <table:table-cell/>
          <table:table-cell table:formula="of:=&quot;'&quot; &amp; [.$B63] &amp; &quot;': '',&quot;" office:value-type="string" office:string-value="'User Def Date 1': ''," calcext:value-type="string">
            <text:p>'User Def Date 1': '',</text:p>
          </table:table-cell>
          <table:table-cell table:style-name="ce40" table:formula="of:=&quot;{&quot;&quot;&quot; &amp; [.$A$1] &amp; &quot;&quot;&quot;: &quot;&quot;&quot; &amp; [.A63] &amp; &quot;&quot;&quot;, &quot;&quot;&quot; &amp; [.$B$1] &amp; &quot;&quot;&quot;: &quot;&quot;&quot; &amp; [.B63] &amp; &quot;&quot;&quot;, &quot;&quot;&quot; &amp; [.$C$1] &amp; &quot;&quot;&quot;: &quot;&quot;&quot; &amp; [.C63] &amp; &quot;&quot;&quot;, &quot;&quot;&quot; &amp; [.$D$1] &amp; &quot;&quot;&quot;: &quot;&quot;&quot; &amp; [.D63] &amp; &quot;&quot;&quot;, &quot;&quot;&quot; &amp; [.$E$1] &amp; &quot;&quot;&quot;: &quot;&quot;&quot; &amp; [.E63] &amp; &quot;&quot;&quot;, &quot;&quot;&quot; &amp; [.$F$1] &amp; &quot;&quot;&quot;: &quot;&quot;&quot; &amp; [.F63] &amp; &quot;&quot;&quot;, &quot;&quot;&quot; &amp; [.$G$1] &amp; &quot;&quot;&quot;: &quot;&quot;&quot; &amp; [.G63] &amp; &quot;&quot;&quot;, &quot;&quot;&quot; &amp; [.$H$1] &amp; &quot;&quot;&quot;: &quot;&quot;&quot; &amp; [.H63] &amp;  &quot;&quot;&quot;},&quot;" office:value-type="string" office:string-value="{&quot;Number&quot;: &quot;62&quot;, &quot;Name&quot;: &quot;User Def Date 1&quot;, &quot;Type&quot;: &quot;Date&quot;, &quot;Length&quot;: &quot;14&quot;, &quot;Required&quot;: &quot;Optional&quot;, &quot;Allowed Values&quot;: &quot;'YYYYMMDDHHMISS'&quot;, &quot;Default&quot;: &quot; &quot;, &quot;Comments&quot;: &quot;User defined date 1&quot;}," calcext:value-type="string">
            <text:p>{"Number": "62", "Name": "User Def Date 1", "Type": "Date", "Length": "14", "Required": "Optional", "Allowed Values": "'YYYYMMDDHHMISS'", "Default": " ", "Comments": "User defined date 1"},</text:p>
          </table:table-cell>
        </table:table-row>
        <table:table-row table:style-name="ro2" table:visibility="filter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User Def Date 2</text:p>
          </table:table-cell>
          <table:table-cell table:style-name="ce14" office:value-type="string" calcext:value-type="string">
            <text:p>Date</text:p>
          </table:table-cell>
          <table:table-cell table:style-name="ce19" office:value-type="float" office:value="14" calcext:value-type="float">
            <text:p>14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YYYMMDDHHMISS'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User defined date 2</text:p>
          </table:table-cell>
          <table:table-cell/>
          <table:table-cell table:formula="of:=&quot;'&quot; &amp; [.$B64] &amp; &quot;': '',&quot;" office:value-type="string" office:string-value="'User Def Date 2': ''," calcext:value-type="string">
            <text:p>'User Def Date 2': '',</text:p>
          </table:table-cell>
          <table:table-cell table:style-name="ce40" table:formula="of:=&quot;{&quot;&quot;&quot; &amp; [.$A$1] &amp; &quot;&quot;&quot;: &quot;&quot;&quot; &amp; [.A64] &amp; &quot;&quot;&quot;, &quot;&quot;&quot; &amp; [.$B$1] &amp; &quot;&quot;&quot;: &quot;&quot;&quot; &amp; [.B64] &amp; &quot;&quot;&quot;, &quot;&quot;&quot; &amp; [.$C$1] &amp; &quot;&quot;&quot;: &quot;&quot;&quot; &amp; [.C64] &amp; &quot;&quot;&quot;, &quot;&quot;&quot; &amp; [.$D$1] &amp; &quot;&quot;&quot;: &quot;&quot;&quot; &amp; [.D64] &amp; &quot;&quot;&quot;, &quot;&quot;&quot; &amp; [.$E$1] &amp; &quot;&quot;&quot;: &quot;&quot;&quot; &amp; [.E64] &amp; &quot;&quot;&quot;, &quot;&quot;&quot; &amp; [.$F$1] &amp; &quot;&quot;&quot;: &quot;&quot;&quot; &amp; [.F64] &amp; &quot;&quot;&quot;, &quot;&quot;&quot; &amp; [.$G$1] &amp; &quot;&quot;&quot;: &quot;&quot;&quot; &amp; [.G64] &amp; &quot;&quot;&quot;, &quot;&quot;&quot; &amp; [.$H$1] &amp; &quot;&quot;&quot;: &quot;&quot;&quot; &amp; [.H64] &amp;  &quot;&quot;&quot;},&quot;" office:value-type="string" office:string-value="{&quot;Number&quot;: &quot;63&quot;, &quot;Name&quot;: &quot;User Def Date 2&quot;, &quot;Type&quot;: &quot;Date&quot;, &quot;Length&quot;: &quot;14&quot;, &quot;Required&quot;: &quot;Optional&quot;, &quot;Allowed Values&quot;: &quot;'YYYYMMDDHHMISS'&quot;, &quot;Default&quot;: &quot; &quot;, &quot;Comments&quot;: &quot;User defined date 2&quot;}," calcext:value-type="string">
            <text:p>{"Number": "63", "Name": "User Def Date 2", "Type": "Date", "Length": "14", "Required": "Optional", "Allowed Values": "'YYYYMMDDHHMISS'", "Default": " ", "Comments": "User defined date 2"},</text:p>
          </table:table-cell>
        </table:table-row>
        <table:table-row table:style-name="ro2" table:visibility="filter">
          <table:table-cell table:style-name="ce4" office:value-type="float" office:value="64" calcext:value-type="float">
            <text:p>64</text:p>
          </table:table-cell>
          <table:table-cell table:style-name="ce9" office:value-type="string" calcext:value-type="string">
            <text:p>User Def Date 3</text:p>
          </table:table-cell>
          <table:table-cell table:style-name="ce14" office:value-type="string" calcext:value-type="string">
            <text:p>Date</text:p>
          </table:table-cell>
          <table:table-cell table:style-name="ce19" office:value-type="float" office:value="14" calcext:value-type="float">
            <text:p>14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YYYMMDDHHMISS'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User defined date 3</text:p>
          </table:table-cell>
          <table:table-cell/>
          <table:table-cell table:formula="of:=&quot;'&quot; &amp; [.$B65] &amp; &quot;': '',&quot;" office:value-type="string" office:string-value="'User Def Date 3': ''," calcext:value-type="string">
            <text:p>'User Def Date 3': '',</text:p>
          </table:table-cell>
          <table:table-cell table:style-name="ce40" table:formula="of:=&quot;{&quot;&quot;&quot; &amp; [.$A$1] &amp; &quot;&quot;&quot;: &quot;&quot;&quot; &amp; [.A65] &amp; &quot;&quot;&quot;, &quot;&quot;&quot; &amp; [.$B$1] &amp; &quot;&quot;&quot;: &quot;&quot;&quot; &amp; [.B65] &amp; &quot;&quot;&quot;, &quot;&quot;&quot; &amp; [.$C$1] &amp; &quot;&quot;&quot;: &quot;&quot;&quot; &amp; [.C65] &amp; &quot;&quot;&quot;, &quot;&quot;&quot; &amp; [.$D$1] &amp; &quot;&quot;&quot;: &quot;&quot;&quot; &amp; [.D65] &amp; &quot;&quot;&quot;, &quot;&quot;&quot; &amp; [.$E$1] &amp; &quot;&quot;&quot;: &quot;&quot;&quot; &amp; [.E65] &amp; &quot;&quot;&quot;, &quot;&quot;&quot; &amp; [.$F$1] &amp; &quot;&quot;&quot;: &quot;&quot;&quot; &amp; [.F65] &amp; &quot;&quot;&quot;, &quot;&quot;&quot; &amp; [.$G$1] &amp; &quot;&quot;&quot;: &quot;&quot;&quot; &amp; [.G65] &amp; &quot;&quot;&quot;, &quot;&quot;&quot; &amp; [.$H$1] &amp; &quot;&quot;&quot;: &quot;&quot;&quot; &amp; [.H65] &amp;  &quot;&quot;&quot;},&quot;" office:value-type="string" office:string-value="{&quot;Number&quot;: &quot;64&quot;, &quot;Name&quot;: &quot;User Def Date 3&quot;, &quot;Type&quot;: &quot;Date&quot;, &quot;Length&quot;: &quot;14&quot;, &quot;Required&quot;: &quot;Optional&quot;, &quot;Allowed Values&quot;: &quot;'YYYYMMDDHHMISS'&quot;, &quot;Default&quot;: &quot; &quot;, &quot;Comments&quot;: &quot;User defined date 3&quot;}," calcext:value-type="string">
            <text:p>{"Number": "64", "Name": "User Def Date 3", "Type": "Date", "Length": "14", "Required": "Optional", "Allowed Values": "'YYYYMMDDHHMISS'", "Default": " ", "Comments": "User defined date 3"},</text:p>
          </table:table-cell>
        </table:table-row>
        <table:table-row table:style-name="ro2" table:visibility="filter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User Def Date 4</text:p>
          </table:table-cell>
          <table:table-cell table:style-name="ce14" office:value-type="string" calcext:value-type="string">
            <text:p>Date</text:p>
          </table:table-cell>
          <table:table-cell table:style-name="ce19" office:value-type="float" office:value="14" calcext:value-type="float">
            <text:p>14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YYYMMDDHHMISS'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User defined date 4</text:p>
          </table:table-cell>
          <table:table-cell/>
          <table:table-cell table:formula="of:=&quot;'&quot; &amp; [.$B66] &amp; &quot;': '',&quot;" office:value-type="string" office:string-value="'User Def Date 4': ''," calcext:value-type="string">
            <text:p>'User Def Date 4': '',</text:p>
          </table:table-cell>
          <table:table-cell table:style-name="ce40" table:formula="of:=&quot;{&quot;&quot;&quot; &amp; [.$A$1] &amp; &quot;&quot;&quot;: &quot;&quot;&quot; &amp; [.A66] &amp; &quot;&quot;&quot;, &quot;&quot;&quot; &amp; [.$B$1] &amp; &quot;&quot;&quot;: &quot;&quot;&quot; &amp; [.B66] &amp; &quot;&quot;&quot;, &quot;&quot;&quot; &amp; [.$C$1] &amp; &quot;&quot;&quot;: &quot;&quot;&quot; &amp; [.C66] &amp; &quot;&quot;&quot;, &quot;&quot;&quot; &amp; [.$D$1] &amp; &quot;&quot;&quot;: &quot;&quot;&quot; &amp; [.D66] &amp; &quot;&quot;&quot;, &quot;&quot;&quot; &amp; [.$E$1] &amp; &quot;&quot;&quot;: &quot;&quot;&quot; &amp; [.E66] &amp; &quot;&quot;&quot;, &quot;&quot;&quot; &amp; [.$F$1] &amp; &quot;&quot;&quot;: &quot;&quot;&quot; &amp; [.F66] &amp; &quot;&quot;&quot;, &quot;&quot;&quot; &amp; [.$G$1] &amp; &quot;&quot;&quot;: &quot;&quot;&quot; &amp; [.G66] &amp; &quot;&quot;&quot;, &quot;&quot;&quot; &amp; [.$H$1] &amp; &quot;&quot;&quot;: &quot;&quot;&quot; &amp; [.H66] &amp;  &quot;&quot;&quot;},&quot;" office:value-type="string" office:string-value="{&quot;Number&quot;: &quot;65&quot;, &quot;Name&quot;: &quot;User Def Date 4&quot;, &quot;Type&quot;: &quot;Date&quot;, &quot;Length&quot;: &quot;14&quot;, &quot;Required&quot;: &quot;Optional&quot;, &quot;Allowed Values&quot;: &quot;'YYYYMMDDHHMISS'&quot;, &quot;Default&quot;: &quot; &quot;, &quot;Comments&quot;: &quot;User defined date 4&quot;}," calcext:value-type="string">
            <text:p>{"Number": "65", "Name": "User Def Date 4", "Type": "Date", "Length": "14", "Required": "Optional", "Allowed Values": "'YYYYMMDDHHMISS'", "Default": " ", "Comments": "User defined date 4"},</text:p>
          </table:table-cell>
        </table:table-row>
        <table:table-row table:style-name="ro5" table:visibility="filter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User Def Num 1</text:p>
          </table:table-cell>
          <table:table-cell table:style-name="ce15" office:value-type="string" calcext:value-type="string">
            <text:p>Decimal</text:p>
          </table:table-cell>
          <table:table-cell table:style-name="ce20" office:value-type="float" office:value="15.6" calcext:value-type="float">
            <text:p>15,6</text:p>
          </table:table-cell>
          <table:table-cell table:style-name="ce15" office:value-type="string" calcext:value-type="string">
            <text:p>Optional</text:p>
          </table:table-cell>
          <table:table-cell table:style-name="ce28" office:value-type="string" calcext:value-type="string">
            <text:p>'99999999.999999' | '999999999999999' (6 decimal places implied)</text:p>
          </table:table-cell>
          <table:table-cell table:style-name="ce35" office:value-type="string" calcext:value-type="string">
            <text:p> </text:p>
          </table:table-cell>
          <table:table-cell table:style-name="ce27" office:value-type="string" calcext:value-type="string">
            <text:p>Factory Price</text:p>
          </table:table-cell>
          <table:table-cell/>
          <table:table-cell table:formula="of:=&quot;'&quot; &amp; [.$B67] &amp; &quot;': '',&quot;" office:value-type="string" office:string-value="'User Def Num 1': ''," calcext:value-type="string">
            <text:p>'User Def Num 1': '',</text:p>
          </table:table-cell>
          <table:table-cell table:style-name="ce40" table:formula="of:=&quot;{&quot;&quot;&quot; &amp; [.$A$1] &amp; &quot;&quot;&quot;: &quot;&quot;&quot; &amp; [.A67] &amp; &quot;&quot;&quot;, &quot;&quot;&quot; &amp; [.$B$1] &amp; &quot;&quot;&quot;: &quot;&quot;&quot; &amp; [.B67] &amp; &quot;&quot;&quot;, &quot;&quot;&quot; &amp; [.$C$1] &amp; &quot;&quot;&quot;: &quot;&quot;&quot; &amp; [.C67] &amp; &quot;&quot;&quot;, &quot;&quot;&quot; &amp; [.$D$1] &amp; &quot;&quot;&quot;: &quot;&quot;&quot; &amp; [.D67] &amp; &quot;&quot;&quot;, &quot;&quot;&quot; &amp; [.$E$1] &amp; &quot;&quot;&quot;: &quot;&quot;&quot; &amp; [.E67] &amp; &quot;&quot;&quot;, &quot;&quot;&quot; &amp; [.$F$1] &amp; &quot;&quot;&quot;: &quot;&quot;&quot; &amp; [.F67] &amp; &quot;&quot;&quot;, &quot;&quot;&quot; &amp; [.$G$1] &amp; &quot;&quot;&quot;: &quot;&quot;&quot; &amp; [.G67] &amp; &quot;&quot;&quot;, &quot;&quot;&quot; &amp; [.$H$1] &amp; &quot;&quot;&quot;: &quot;&quot;&quot; &amp; [.H67] &amp;  &quot;&quot;&quot;},&quot;" office:value-type="string" office:string-value="{&quot;Number&quot;: &quot;66&quot;, &quot;Name&quot;: &quot;User Def Num 1&quot;, &quot;Type&quot;: &quot;Decimal&quot;, &quot;Length&quot;: &quot;15,6&quot;, &quot;Required&quot;: &quot;Optional&quot;, &quot;Allowed Values&quot;: &quot;'99999999.999999' | '999999999999999' (6 decimal places implied)&quot;, &quot;Default&quot;: &quot; &quot;, &quot;Comments&quot;: &quot;Factory Price&quot;}," calcext:value-type="string">
            <text:p>{"Number": "66", "Name": "User Def Num 1", "Type": "Decimal", "Length": "15,6", "Required": "Optional", "Allowed Values": "'99999999.999999' | '999999999999999' (6 decimal places implied)", "Default": " ", "Comments": "Factory Price"},</text:p>
          </table:table-cell>
        </table:table-row>
        <table:table-row table:style-name="ro5" table:visibility="filter">
          <table:table-cell table:style-name="ce5" office:value-type="float" office:value="67" calcext:value-type="float">
            <text:p>67</text:p>
          </table:table-cell>
          <table:table-cell table:style-name="ce10" office:value-type="string" calcext:value-type="string">
            <text:p>User Def Num 2</text:p>
          </table:table-cell>
          <table:table-cell table:style-name="ce15" office:value-type="string" calcext:value-type="string">
            <text:p>Decimal</text:p>
          </table:table-cell>
          <table:table-cell table:style-name="ce20" office:value-type="float" office:value="15.6" calcext:value-type="float">
            <text:p>15,6</text:p>
          </table:table-cell>
          <table:table-cell table:style-name="ce15" office:value-type="string" calcext:value-type="string">
            <text:p>Optional</text:p>
          </table:table-cell>
          <table:table-cell table:style-name="ce28" office:value-type="string" calcext:value-type="string">
            <text:p>'99999999.999999' | '999999999999999' (6 decimal places implied)</text:p>
          </table:table-cell>
          <table:table-cell table:style-name="ce35" office:value-type="string" calcext:value-type="string">
            <text:p> </text:p>
          </table:table-cell>
          <table:table-cell table:style-name="ce27" office:value-type="string" calcext:value-type="string">
            <text:p>Whole Sale Price</text:p>
          </table:table-cell>
          <table:table-cell/>
          <table:table-cell table:formula="of:=&quot;'&quot; &amp; [.$B68] &amp; &quot;': '',&quot;" office:value-type="string" office:string-value="'User Def Num 2': ''," calcext:value-type="string">
            <text:p>'User Def Num 2': '',</text:p>
          </table:table-cell>
          <table:table-cell table:style-name="ce40" table:formula="of:=&quot;{&quot;&quot;&quot; &amp; [.$A$1] &amp; &quot;&quot;&quot;: &quot;&quot;&quot; &amp; [.A68] &amp; &quot;&quot;&quot;, &quot;&quot;&quot; &amp; [.$B$1] &amp; &quot;&quot;&quot;: &quot;&quot;&quot; &amp; [.B68] &amp; &quot;&quot;&quot;, &quot;&quot;&quot; &amp; [.$C$1] &amp; &quot;&quot;&quot;: &quot;&quot;&quot; &amp; [.C68] &amp; &quot;&quot;&quot;, &quot;&quot;&quot; &amp; [.$D$1] &amp; &quot;&quot;&quot;: &quot;&quot;&quot; &amp; [.D68] &amp; &quot;&quot;&quot;, &quot;&quot;&quot; &amp; [.$E$1] &amp; &quot;&quot;&quot;: &quot;&quot;&quot; &amp; [.E68] &amp; &quot;&quot;&quot;, &quot;&quot;&quot; &amp; [.$F$1] &amp; &quot;&quot;&quot;: &quot;&quot;&quot; &amp; [.F68] &amp; &quot;&quot;&quot;, &quot;&quot;&quot; &amp; [.$G$1] &amp; &quot;&quot;&quot;: &quot;&quot;&quot; &amp; [.G68] &amp; &quot;&quot;&quot;, &quot;&quot;&quot; &amp; [.$H$1] &amp; &quot;&quot;&quot;: &quot;&quot;&quot; &amp; [.H68] &amp;  &quot;&quot;&quot;},&quot;" office:value-type="string" office:string-value="{&quot;Number&quot;: &quot;67&quot;, &quot;Name&quot;: &quot;User Def Num 2&quot;, &quot;Type&quot;: &quot;Decimal&quot;, &quot;Length&quot;: &quot;15,6&quot;, &quot;Required&quot;: &quot;Optional&quot;, &quot;Allowed Values&quot;: &quot;'99999999.999999' | '999999999999999' (6 decimal places implied)&quot;, &quot;Default&quot;: &quot; &quot;, &quot;Comments&quot;: &quot;Whole Sale Price&quot;}," calcext:value-type="string">
            <text:p>{"Number": "67", "Name": "User Def Num 2", "Type": "Decimal", "Length": "15,6", "Required": "Optional", "Allowed Values": "'99999999.999999' | '999999999999999' (6 decimal places implied)", "Default": " ", "Comments": "Whole Sale Price"},</text:p>
          </table:table-cell>
        </table:table-row>
        <table:table-row table:style-name="ro5" table:visibility="filter">
          <table:table-cell table:style-name="ce4" office:value-type="float" office:value="68" calcext:value-type="float">
            <text:p>68</text:p>
          </table:table-cell>
          <table:table-cell table:style-name="ce9" office:value-type="string" calcext:value-type="string">
            <text:p>User Def Num 3</text:p>
          </table:table-cell>
          <table:table-cell table:style-name="ce14" office:value-type="string" calcext:value-type="string">
            <text:p>Decimal</text:p>
          </table:table-cell>
          <table:table-cell table:style-name="ce19" office:value-type="float" office:value="15.6" calcext:value-type="float">
            <text:p>15,6</text:p>
          </table:table-cell>
          <table:table-cell table:style-name="ce14" office:value-type="string" calcext:value-type="string">
            <text:p>Optional</text:p>
          </table:table-cell>
          <table:table-cell table:style-name="ce26" office:value-type="string" calcext:value-type="string">
            <text:p>'99999999.999999' | '999999999999999' (6 decimal places implied)</text:p>
          </table:table-cell>
          <table:table-cell table:style-name="ce33" office:value-type="string" calcext:value-type="string">
            <text:p> </text:p>
          </table:table-cell>
          <table:table-cell table:style-name="ce25" office:value-type="string" calcext:value-type="string">
            <text:p>User defined number 3</text:p>
          </table:table-cell>
          <table:table-cell/>
          <table:table-cell table:formula="of:=&quot;'&quot; &amp; [.$B69] &amp; &quot;': '',&quot;" office:value-type="string" office:string-value="'User Def Num 3': ''," calcext:value-type="string">
            <text:p>'User Def Num 3': '',</text:p>
          </table:table-cell>
          <table:table-cell table:style-name="ce40" table:formula="of:=&quot;{&quot;&quot;&quot; &amp; [.$A$1] &amp; &quot;&quot;&quot;: &quot;&quot;&quot; &amp; [.A69] &amp; &quot;&quot;&quot;, &quot;&quot;&quot; &amp; [.$B$1] &amp; &quot;&quot;&quot;: &quot;&quot;&quot; &amp; [.B69] &amp; &quot;&quot;&quot;, &quot;&quot;&quot; &amp; [.$C$1] &amp; &quot;&quot;&quot;: &quot;&quot;&quot; &amp; [.C69] &amp; &quot;&quot;&quot;, &quot;&quot;&quot; &amp; [.$D$1] &amp; &quot;&quot;&quot;: &quot;&quot;&quot; &amp; [.D69] &amp; &quot;&quot;&quot;, &quot;&quot;&quot; &amp; [.$E$1] &amp; &quot;&quot;&quot;: &quot;&quot;&quot; &amp; [.E69] &amp; &quot;&quot;&quot;, &quot;&quot;&quot; &amp; [.$F$1] &amp; &quot;&quot;&quot;: &quot;&quot;&quot; &amp; [.F69] &amp; &quot;&quot;&quot;, &quot;&quot;&quot; &amp; [.$G$1] &amp; &quot;&quot;&quot;: &quot;&quot;&quot; &amp; [.G69] &amp; &quot;&quot;&quot;, &quot;&quot;&quot; &amp; [.$H$1] &amp; &quot;&quot;&quot;: &quot;&quot;&quot; &amp; [.H69] &amp;  &quot;&quot;&quot;},&quot;" office:value-type="string" office:string-value="{&quot;Number&quot;: &quot;68&quot;, &quot;Name&quot;: &quot;User Def Num 3&quot;, &quot;Type&quot;: &quot;Decimal&quot;, &quot;Length&quot;: &quot;15,6&quot;, &quot;Required&quot;: &quot;Optional&quot;, &quot;Allowed Values&quot;: &quot;'99999999.999999' | '999999999999999' (6 decimal places implied)&quot;, &quot;Default&quot;: &quot; &quot;, &quot;Comments&quot;: &quot;User defined number 3&quot;}," calcext:value-type="string">
            <text:p>{"Number": "68", "Name": "User Def Num 3", "Type": "Decimal", "Length": "15,6", "Required": "Optional", "Allowed Values": "'99999999.999999' | '999999999999999' (6 decimal places implied)", "Default": " ", "Comments": "User defined number 3"},</text:p>
          </table:table-cell>
        </table:table-row>
        <table:table-row table:style-name="ro5" table:visibility="filter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User Def Num 4</text:p>
          </table:table-cell>
          <table:table-cell table:style-name="ce14" office:value-type="string" calcext:value-type="string">
            <text:p>Decimal</text:p>
          </table:table-cell>
          <table:table-cell table:style-name="ce19" office:value-type="float" office:value="15.6" calcext:value-type="float">
            <text:p>15,6</text:p>
          </table:table-cell>
          <table:table-cell table:style-name="ce14" office:value-type="string" calcext:value-type="string">
            <text:p>Optional</text:p>
          </table:table-cell>
          <table:table-cell table:style-name="ce26" office:value-type="string" calcext:value-type="string">
            <text:p>'99999999.999999' | '999999999999999' (6 decimal places implied)</text:p>
          </table:table-cell>
          <table:table-cell table:style-name="ce33" office:value-type="string" calcext:value-type="string">
            <text:p> </text:p>
          </table:table-cell>
          <table:table-cell table:style-name="ce25" office:value-type="string" calcext:value-type="string">
            <text:p>User defined number 4</text:p>
          </table:table-cell>
          <table:table-cell/>
          <table:table-cell table:formula="of:=&quot;'&quot; &amp; [.$B70] &amp; &quot;': '',&quot;" office:value-type="string" office:string-value="'User Def Num 4': ''," calcext:value-type="string">
            <text:p>'User Def Num 4': '',</text:p>
          </table:table-cell>
          <table:table-cell table:style-name="ce40" table:formula="of:=&quot;{&quot;&quot;&quot; &amp; [.$A$1] &amp; &quot;&quot;&quot;: &quot;&quot;&quot; &amp; [.A70] &amp; &quot;&quot;&quot;, &quot;&quot;&quot; &amp; [.$B$1] &amp; &quot;&quot;&quot;: &quot;&quot;&quot; &amp; [.B70] &amp; &quot;&quot;&quot;, &quot;&quot;&quot; &amp; [.$C$1] &amp; &quot;&quot;&quot;: &quot;&quot;&quot; &amp; [.C70] &amp; &quot;&quot;&quot;, &quot;&quot;&quot; &amp; [.$D$1] &amp; &quot;&quot;&quot;: &quot;&quot;&quot; &amp; [.D70] &amp; &quot;&quot;&quot;, &quot;&quot;&quot; &amp; [.$E$1] &amp; &quot;&quot;&quot;: &quot;&quot;&quot; &amp; [.E70] &amp; &quot;&quot;&quot;, &quot;&quot;&quot; &amp; [.$F$1] &amp; &quot;&quot;&quot;: &quot;&quot;&quot; &amp; [.F70] &amp; &quot;&quot;&quot;, &quot;&quot;&quot; &amp; [.$G$1] &amp; &quot;&quot;&quot;: &quot;&quot;&quot; &amp; [.G70] &amp; &quot;&quot;&quot;, &quot;&quot;&quot; &amp; [.$H$1] &amp; &quot;&quot;&quot;: &quot;&quot;&quot; &amp; [.H70] &amp;  &quot;&quot;&quot;},&quot;" office:value-type="string" office:string-value="{&quot;Number&quot;: &quot;69&quot;, &quot;Name&quot;: &quot;User Def Num 4&quot;, &quot;Type&quot;: &quot;Decimal&quot;, &quot;Length&quot;: &quot;15,6&quot;, &quot;Required&quot;: &quot;Optional&quot;, &quot;Allowed Values&quot;: &quot;'99999999.999999' | '999999999999999' (6 decimal places implied)&quot;, &quot;Default&quot;: &quot; &quot;, &quot;Comments&quot;: &quot;User defined number 4&quot;}," calcext:value-type="string">
            <text:p>{"Number": "69", "Name": "User Def Num 4", "Type": "Decimal", "Length": "15,6", "Required": "Optional", "Allowed Values": "'99999999.999999' | '999999999999999' (6 decimal places implied)", "Default": " ", "Comments": "User defined number 4"},</text:p>
          </table:table-cell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9" office:value-type="string" calcext:value-type="string">
            <text:p>User Def Note 1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200" calcext:value-type="float">
            <text:p>200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Mixed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User defined notes 1</text:p>
          </table:table-cell>
          <table:table-cell/>
          <table:table-cell table:formula="of:=&quot;'&quot; &amp; [.$B71] &amp; &quot;': '',&quot;" office:value-type="string" office:string-value="'User Def Note 1': ''," calcext:value-type="string">
            <text:p>'User Def Note 1': '',</text:p>
          </table:table-cell>
          <table:table-cell table:style-name="ce40" table:formula="of:=&quot;{&quot;&quot;&quot; &amp; [.$A$1] &amp; &quot;&quot;&quot;: &quot;&quot;&quot; &amp; [.A71] &amp; &quot;&quot;&quot;, &quot;&quot;&quot; &amp; [.$B$1] &amp; &quot;&quot;&quot;: &quot;&quot;&quot; &amp; [.B71] &amp; &quot;&quot;&quot;, &quot;&quot;&quot; &amp; [.$C$1] &amp; &quot;&quot;&quot;: &quot;&quot;&quot; &amp; [.C71] &amp; &quot;&quot;&quot;, &quot;&quot;&quot; &amp; [.$D$1] &amp; &quot;&quot;&quot;: &quot;&quot;&quot; &amp; [.D71] &amp; &quot;&quot;&quot;, &quot;&quot;&quot; &amp; [.$E$1] &amp; &quot;&quot;&quot;: &quot;&quot;&quot; &amp; [.E71] &amp; &quot;&quot;&quot;, &quot;&quot;&quot; &amp; [.$F$1] &amp; &quot;&quot;&quot;: &quot;&quot;&quot; &amp; [.F71] &amp; &quot;&quot;&quot;, &quot;&quot;&quot; &amp; [.$G$1] &amp; &quot;&quot;&quot;: &quot;&quot;&quot; &amp; [.G71] &amp; &quot;&quot;&quot;, &quot;&quot;&quot; &amp; [.$H$1] &amp; &quot;&quot;&quot;: &quot;&quot;&quot; &amp; [.H71] &amp;  &quot;&quot;&quot;},&quot;" office:value-type="string" office:string-value="{&quot;Number&quot;: &quot;70&quot;, &quot;Name&quot;: &quot;User Def Note 1&quot;, &quot;Type&quot;: &quot;String&quot;, &quot;Length&quot;: &quot;200&quot;, &quot;Required&quot;: &quot;Optional&quot;, &quot;Allowed Values&quot;: &quot;Mixed Case&quot;, &quot;Default&quot;: &quot; &quot;, &quot;Comments&quot;: &quot;User defined notes 1&quot;}," calcext:value-type="string">
            <text:p>{"Number": "70", "Name": "User Def Note 1", "Type": "String", "Length": "200", "Required": "Optional", "Allowed Values": "Mixed Case", "Default": " ", "Comments": "User defined notes 1"},</text:p>
          </table:table-cell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User Def Note 2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200" calcext:value-type="float">
            <text:p>200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Mixed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User defined notes 2</text:p>
          </table:table-cell>
          <table:table-cell/>
          <table:table-cell table:formula="of:=&quot;'&quot; &amp; [.$B72] &amp; &quot;': '',&quot;" office:value-type="string" office:string-value="'User Def Note 2': ''," calcext:value-type="string">
            <text:p>'User Def Note 2': '',</text:p>
          </table:table-cell>
          <table:table-cell table:style-name="ce40" table:formula="of:=&quot;{&quot;&quot;&quot; &amp; [.$A$1] &amp; &quot;&quot;&quot;: &quot;&quot;&quot; &amp; [.A72] &amp; &quot;&quot;&quot;, &quot;&quot;&quot; &amp; [.$B$1] &amp; &quot;&quot;&quot;: &quot;&quot;&quot; &amp; [.B72] &amp; &quot;&quot;&quot;, &quot;&quot;&quot; &amp; [.$C$1] &amp; &quot;&quot;&quot;: &quot;&quot;&quot; &amp; [.C72] &amp; &quot;&quot;&quot;, &quot;&quot;&quot; &amp; [.$D$1] &amp; &quot;&quot;&quot;: &quot;&quot;&quot; &amp; [.D72] &amp; &quot;&quot;&quot;, &quot;&quot;&quot; &amp; [.$E$1] &amp; &quot;&quot;&quot;: &quot;&quot;&quot; &amp; [.E72] &amp; &quot;&quot;&quot;, &quot;&quot;&quot; &amp; [.$F$1] &amp; &quot;&quot;&quot;: &quot;&quot;&quot; &amp; [.F72] &amp; &quot;&quot;&quot;, &quot;&quot;&quot; &amp; [.$G$1] &amp; &quot;&quot;&quot;: &quot;&quot;&quot; &amp; [.G72] &amp; &quot;&quot;&quot;, &quot;&quot;&quot; &amp; [.$H$1] &amp; &quot;&quot;&quot;: &quot;&quot;&quot; &amp; [.H72] &amp;  &quot;&quot;&quot;},&quot;" office:value-type="string" office:string-value="{&quot;Number&quot;: &quot;71&quot;, &quot;Name&quot;: &quot;User Def Note 2&quot;, &quot;Type&quot;: &quot;String&quot;, &quot;Length&quot;: &quot;200&quot;, &quot;Required&quot;: &quot;Optional&quot;, &quot;Allowed Values&quot;: &quot;Mixed Case&quot;, &quot;Default&quot;: &quot; &quot;, &quot;Comments&quot;: &quot;User defined notes 2&quot;}," calcext:value-type="string">
            <text:p>{"Number": "71", "Name": "User Def Note 2", "Type": "String", "Length": "200", "Required": "Optional", "Allowed Values": "Mixed Case", "Default": " ", "Comments": "User defined notes 2"},</text:p>
          </table:table-cell>
        </table:table-row>
        <table:table-row table:style-name="ro6" table:visibility="filter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Disallow Merge Rules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5" office:value-type="string" calcext:value-type="string">
            <text:p>Whether merge rules disallowed</text:p>
          </table:table-cell>
          <table:table-cell/>
          <table:table-cell table:formula="of:=&quot;'&quot; &amp; [.$B73] &amp; &quot;': '',&quot;" office:value-type="string" office:string-value="'Disallow Merge Rules': ''," calcext:value-type="string">
            <text:p>'Disallow Merge Rules': '',</text:p>
          </table:table-cell>
          <table:table-cell table:style-name="ce40" table:formula="of:=&quot;{&quot;&quot;&quot; &amp; [.$A$1] &amp; &quot;&quot;&quot;: &quot;&quot;&quot; &amp; [.A73] &amp; &quot;&quot;&quot;, &quot;&quot;&quot; &amp; [.$B$1] &amp; &quot;&quot;&quot;: &quot;&quot;&quot; &amp; [.B73] &amp; &quot;&quot;&quot;, &quot;&quot;&quot; &amp; [.$C$1] &amp; &quot;&quot;&quot;: &quot;&quot;&quot; &amp; [.C73] &amp; &quot;&quot;&quot;, &quot;&quot;&quot; &amp; [.$D$1] &amp; &quot;&quot;&quot;: &quot;&quot;&quot; &amp; [.D73] &amp; &quot;&quot;&quot;, &quot;&quot;&quot; &amp; [.$E$1] &amp; &quot;&quot;&quot;: &quot;&quot;&quot; &amp; [.E73] &amp; &quot;&quot;&quot;, &quot;&quot;&quot; &amp; [.$F$1] &amp; &quot;&quot;&quot;: &quot;&quot;&quot; &amp; [.F73] &amp; &quot;&quot;&quot;, &quot;&quot;&quot; &amp; [.$G$1] &amp; &quot;&quot;&quot;: &quot;&quot;&quot; &amp; [.G73] &amp; &quot;&quot;&quot;, &quot;&quot;&quot; &amp; [.$H$1] &amp; &quot;&quot;&quot;: &quot;&quot;&quot; &amp; [.H73] &amp;  &quot;&quot;&quot;},&quot;" office:value-type="string" office:string-value="{&quot;Number&quot;: &quot;72&quot;, &quot;Name&quot;: &quot;Disallow Merge Rules&quot;, &quot;Type&quot;: &quot;Flag&quot;, &quot;Length&quot;: &quot;1&quot;, &quot;Required&quot;: &quot;Optional&quot;, &quot;Allowed Values&quot;: &quot;'Y' | 'N'&quot;, &quot;Default&quot;: &quot;'N'&quot;, &quot;Comments&quot;: &quot;Whether merge rules disallowed&quot;}," calcext:value-type="string">
            <text:p>{"Number": "72", "Name": "Disallow Merge Rules", "Type": "Flag", "Length": "1", "Required": "Optional", "Allowed Values": "'Y' | 'N'", "Default": "'N'", "Comments": "Whether merge rules disallowed"},</text:p>
          </table:table-cell>
        </table:table-row>
        <table:table-row table:style-name="ro6" table:visibility="filter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Pack Despatch Repack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5" office:value-type="string" calcext:value-type="string">
            <text:p>Pack and despatch</text:p>
          </table:table-cell>
          <table:table-cell/>
          <table:table-cell table:formula="of:=&quot;'&quot; &amp; [.$B74] &amp; &quot;': '',&quot;" office:value-type="string" office:string-value="'Pack Despatch Repack': ''," calcext:value-type="string">
            <text:p>'Pack Despatch Repack': '',</text:p>
          </table:table-cell>
          <table:table-cell table:style-name="ce40" table:formula="of:=&quot;{&quot;&quot;&quot; &amp; [.$A$1] &amp; &quot;&quot;&quot;: &quot;&quot;&quot; &amp; [.A74] &amp; &quot;&quot;&quot;, &quot;&quot;&quot; &amp; [.$B$1] &amp; &quot;&quot;&quot;: &quot;&quot;&quot; &amp; [.B74] &amp; &quot;&quot;&quot;, &quot;&quot;&quot; &amp; [.$C$1] &amp; &quot;&quot;&quot;: &quot;&quot;&quot; &amp; [.C74] &amp; &quot;&quot;&quot;, &quot;&quot;&quot; &amp; [.$D$1] &amp; &quot;&quot;&quot;: &quot;&quot;&quot; &amp; [.D74] &amp; &quot;&quot;&quot;, &quot;&quot;&quot; &amp; [.$E$1] &amp; &quot;&quot;&quot;: &quot;&quot;&quot; &amp; [.E74] &amp; &quot;&quot;&quot;, &quot;&quot;&quot; &amp; [.$F$1] &amp; &quot;&quot;&quot;: &quot;&quot;&quot; &amp; [.F74] &amp; &quot;&quot;&quot;, &quot;&quot;&quot; &amp; [.$G$1] &amp; &quot;&quot;&quot;: &quot;&quot;&quot; &amp; [.G74] &amp; &quot;&quot;&quot;, &quot;&quot;&quot; &amp; [.$H$1] &amp; &quot;&quot;&quot;: &quot;&quot;&quot; &amp; [.H74] &amp;  &quot;&quot;&quot;},&quot;" office:value-type="string" office:string-value="{&quot;Number&quot;: &quot;73&quot;, &quot;Name&quot;: &quot;Pack Despatch Repack&quot;, &quot;Type&quot;: &quot;Flag&quot;, &quot;Length&quot;: &quot;1&quot;, &quot;Required&quot;: &quot;Optional&quot;, &quot;Allowed Values&quot;: &quot;'Y' | 'N'&quot;, &quot;Default&quot;: &quot;'N'&quot;, &quot;Comments&quot;: &quot;Pack and despatch&quot;}," calcext:value-type="string">
            <text:p>{"Number": "73", "Name": "Pack Despatch Repack", "Type": "Flag", "Length": "1", "Required": "Optional", "Allowed Values": "'Y' | 'N'", "Default": "'N'", "Comments": "Pack and despatch"},</text:p>
          </table:table-cell>
        </table:table-row>
        <table:table-row table:style-name="ro6" table:visibility="filter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Serial At Receipt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6" office:value-type="string" calcext:value-type="string">
            <text:p>Whether to capture serial number at receipt</text:p>
          </table:table-cell>
          <table:table-cell/>
          <table:table-cell table:formula="of:=&quot;'&quot; &amp; [.$B75] &amp; &quot;': '',&quot;" office:value-type="string" office:string-value="'Serial At Receipt': ''," calcext:value-type="string">
            <text:p>'Serial At Receipt': '',</text:p>
          </table:table-cell>
          <table:table-cell table:style-name="ce40" table:formula="of:=&quot;{&quot;&quot;&quot; &amp; [.$A$1] &amp; &quot;&quot;&quot;: &quot;&quot;&quot; &amp; [.A75] &amp; &quot;&quot;&quot;, &quot;&quot;&quot; &amp; [.$B$1] &amp; &quot;&quot;&quot;: &quot;&quot;&quot; &amp; [.B75] &amp; &quot;&quot;&quot;, &quot;&quot;&quot; &amp; [.$C$1] &amp; &quot;&quot;&quot;: &quot;&quot;&quot; &amp; [.C75] &amp; &quot;&quot;&quot;, &quot;&quot;&quot; &amp; [.$D$1] &amp; &quot;&quot;&quot;: &quot;&quot;&quot; &amp; [.D75] &amp; &quot;&quot;&quot;, &quot;&quot;&quot; &amp; [.$E$1] &amp; &quot;&quot;&quot;: &quot;&quot;&quot; &amp; [.E75] &amp; &quot;&quot;&quot;, &quot;&quot;&quot; &amp; [.$F$1] &amp; &quot;&quot;&quot;: &quot;&quot;&quot; &amp; [.F75] &amp; &quot;&quot;&quot;, &quot;&quot;&quot; &amp; [.$G$1] &amp; &quot;&quot;&quot;: &quot;&quot;&quot; &amp; [.G75] &amp; &quot;&quot;&quot;, &quot;&quot;&quot; &amp; [.$H$1] &amp; &quot;&quot;&quot;: &quot;&quot;&quot; &amp; [.H75] &amp;  &quot;&quot;&quot;},&quot;" office:value-type="string" office:string-value="{&quot;Number&quot;: &quot;74&quot;, &quot;Name&quot;: &quot;Serial At Receipt&quot;, &quot;Type&quot;: &quot;Flag&quot;, &quot;Length&quot;: &quot;1&quot;, &quot;Required&quot;: &quot;Optional&quot;, &quot;Allowed Values&quot;: &quot;'Y' | 'N'&quot;, &quot;Default&quot;: &quot;'N'&quot;, &quot;Comments&quot;: &quot;Whether to capture serial number at receipt&quot;}," calcext:value-type="string">
            <text:p>{"Number": "74", "Name": "Serial At Receipt", "Type": "Flag", "Length": "1", "Required": "Optional", "Allowed Values": "'Y' | 'N'", "Default": "'N'", "Comments": "Whether to capture serial number at receipt"},</text:p>
          </table:table-cell>
        </table:table-row>
        <table:table-row table:style-name="ro7" table:visibility="filter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Serial Valid Merge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6" office:value-type="string" calcext:value-type="string">
            <text:p>Whether serial numbers must already exist at receipt time</text:p>
          </table:table-cell>
          <table:table-cell/>
          <table:table-cell table:formula="of:=&quot;'&quot; &amp; [.$B76] &amp; &quot;': '',&quot;" office:value-type="string" office:string-value="'Serial Valid Merge': ''," calcext:value-type="string">
            <text:p>'Serial Valid Merge': '',</text:p>
          </table:table-cell>
          <table:table-cell table:style-name="ce40" table:formula="of:=&quot;{&quot;&quot;&quot; &amp; [.$A$1] &amp; &quot;&quot;&quot;: &quot;&quot;&quot; &amp; [.A76] &amp; &quot;&quot;&quot;, &quot;&quot;&quot; &amp; [.$B$1] &amp; &quot;&quot;&quot;: &quot;&quot;&quot; &amp; [.B76] &amp; &quot;&quot;&quot;, &quot;&quot;&quot; &amp; [.$C$1] &amp; &quot;&quot;&quot;: &quot;&quot;&quot; &amp; [.C76] &amp; &quot;&quot;&quot;, &quot;&quot;&quot; &amp; [.$D$1] &amp; &quot;&quot;&quot;: &quot;&quot;&quot; &amp; [.D76] &amp; &quot;&quot;&quot;, &quot;&quot;&quot; &amp; [.$E$1] &amp; &quot;&quot;&quot;: &quot;&quot;&quot; &amp; [.E76] &amp; &quot;&quot;&quot;, &quot;&quot;&quot; &amp; [.$F$1] &amp; &quot;&quot;&quot;: &quot;&quot;&quot; &amp; [.F76] &amp; &quot;&quot;&quot;, &quot;&quot;&quot; &amp; [.$G$1] &amp; &quot;&quot;&quot;: &quot;&quot;&quot; &amp; [.G76] &amp; &quot;&quot;&quot;, &quot;&quot;&quot; &amp; [.$H$1] &amp; &quot;&quot;&quot;: &quot;&quot;&quot; &amp; [.H76] &amp;  &quot;&quot;&quot;},&quot;" office:value-type="string" office:string-value="{&quot;Number&quot;: &quot;75&quot;, &quot;Name&quot;: &quot;Serial Valid Merge&quot;, &quot;Type&quot;: &quot;Flag&quot;, &quot;Length&quot;: &quot;1&quot;, &quot;Required&quot;: &quot;Optional&quot;, &quot;Allowed Values&quot;: &quot;'Y' | 'N'&quot;, &quot;Default&quot;: &quot;'N'&quot;, &quot;Comments&quot;: &quot;Whether serial numbers must already exist at receipt time&quot;}," calcext:value-type="string">
            <text:p>{"Number": "75", "Name": "Serial Valid Merge", "Type": "Flag", "Length": "1", "Required": "Optional", "Allowed Values": "'Y' | 'N'", "Default": "'N'", "Comments": "Whether serial numbers must already exist at receipt time"},</text:p>
          </table:table-cell>
        </table:table-row>
        <table:table-row table:style-name="ro6" table:visibility="filter">
          <table:table-cell table:style-name="ce4" office:value-type="float" office:value="76" calcext:value-type="float">
            <text:p>76</text:p>
          </table:table-cell>
          <table:table-cell table:style-name="ce9" office:value-type="string" calcext:value-type="string">
            <text:p>Serial No Reuse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6" office:value-type="string" calcext:value-type="string">
            <text:p>Whether serial number reuse allowed</text:p>
          </table:table-cell>
          <table:table-cell/>
          <table:table-cell table:formula="of:=&quot;'&quot; &amp; [.$B77] &amp; &quot;': '',&quot;" office:value-type="string" office:string-value="'Serial No Reuse': ''," calcext:value-type="string">
            <text:p>'Serial No Reuse': '',</text:p>
          </table:table-cell>
          <table:table-cell table:style-name="ce40" table:formula="of:=&quot;{&quot;&quot;&quot; &amp; [.$A$1] &amp; &quot;&quot;&quot;: &quot;&quot;&quot; &amp; [.A77] &amp; &quot;&quot;&quot;, &quot;&quot;&quot; &amp; [.$B$1] &amp; &quot;&quot;&quot;: &quot;&quot;&quot; &amp; [.B77] &amp; &quot;&quot;&quot;, &quot;&quot;&quot; &amp; [.$C$1] &amp; &quot;&quot;&quot;: &quot;&quot;&quot; &amp; [.C77] &amp; &quot;&quot;&quot;, &quot;&quot;&quot; &amp; [.$D$1] &amp; &quot;&quot;&quot;: &quot;&quot;&quot; &amp; [.D77] &amp; &quot;&quot;&quot;, &quot;&quot;&quot; &amp; [.$E$1] &amp; &quot;&quot;&quot;: &quot;&quot;&quot; &amp; [.E77] &amp; &quot;&quot;&quot;, &quot;&quot;&quot; &amp; [.$F$1] &amp; &quot;&quot;&quot;: &quot;&quot;&quot; &amp; [.F77] &amp; &quot;&quot;&quot;, &quot;&quot;&quot; &amp; [.$G$1] &amp; &quot;&quot;&quot;: &quot;&quot;&quot; &amp; [.G77] &amp; &quot;&quot;&quot;, &quot;&quot;&quot; &amp; [.$H$1] &amp; &quot;&quot;&quot;: &quot;&quot;&quot; &amp; [.H77] &amp;  &quot;&quot;&quot;},&quot;" office:value-type="string" office:string-value="{&quot;Number&quot;: &quot;76&quot;, &quot;Name&quot;: &quot;Serial No Reuse&quot;, &quot;Type&quot;: &quot;Flag&quot;, &quot;Length&quot;: &quot;1&quot;, &quot;Required&quot;: &quot;Optional&quot;, &quot;Allowed Values&quot;: &quot;'Y' | 'N'&quot;, &quot;Default&quot;: &quot;'N'&quot;, &quot;Comments&quot;: &quot;Whether serial number reuse allowed&quot;}," calcext:value-type="string">
            <text:p>{"Number": "76", "Name": "Serial No Reuse", "Type": "Flag", "Length": "1", "Required": "Optional", "Allowed Values": "'Y' | 'N'", "Default": "'N'", "Comments": "Whether serial number reuse allowed"},</text:p>
          </table:table-cell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9" office:value-type="string" calcext:value-type="string">
            <text:p>Serial Format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20" calcext:value-type="float">
            <text:p>20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Format of serial numbers</text:p>
          </table:table-cell>
          <table:table-cell/>
          <table:table-cell table:formula="of:=&quot;'&quot; &amp; [.$B78] &amp; &quot;': '',&quot;" office:value-type="string" office:string-value="'Serial Format': ''," calcext:value-type="string">
            <text:p>'Serial Format': '',</text:p>
          </table:table-cell>
          <table:table-cell table:style-name="ce40" table:formula="of:=&quot;{&quot;&quot;&quot; &amp; [.$A$1] &amp; &quot;&quot;&quot;: &quot;&quot;&quot; &amp; [.A78] &amp; &quot;&quot;&quot;, &quot;&quot;&quot; &amp; [.$B$1] &amp; &quot;&quot;&quot;: &quot;&quot;&quot; &amp; [.B78] &amp; &quot;&quot;&quot;, &quot;&quot;&quot; &amp; [.$C$1] &amp; &quot;&quot;&quot;: &quot;&quot;&quot; &amp; [.C78] &amp; &quot;&quot;&quot;, &quot;&quot;&quot; &amp; [.$D$1] &amp; &quot;&quot;&quot;: &quot;&quot;&quot; &amp; [.D78] &amp; &quot;&quot;&quot;, &quot;&quot;&quot; &amp; [.$E$1] &amp; &quot;&quot;&quot;: &quot;&quot;&quot; &amp; [.E78] &amp; &quot;&quot;&quot;, &quot;&quot;&quot; &amp; [.$F$1] &amp; &quot;&quot;&quot;: &quot;&quot;&quot; &amp; [.F78] &amp; &quot;&quot;&quot;, &quot;&quot;&quot; &amp; [.$G$1] &amp; &quot;&quot;&quot;: &quot;&quot;&quot; &amp; [.G78] &amp; &quot;&quot;&quot;, &quot;&quot;&quot; &amp; [.$H$1] &amp; &quot;&quot;&quot;: &quot;&quot;&quot; &amp; [.H78] &amp;  &quot;&quot;&quot;},&quot;" office:value-type="string" office:string-value="{&quot;Number&quot;: &quot;77&quot;, &quot;Name&quot;: &quot;Serial Format&quot;, &quot;Type&quot;: &quot;String&quot;, &quot;Length&quot;: &quot;20&quot;, &quot;Required&quot;: &quot;Optional&quot;, &quot;Allowed Values&quot;: &quot;Upper Case&quot;, &quot;Default&quot;: &quot; &quot;, &quot;Comments&quot;: &quot;Format of serial numbers&quot;}," calcext:value-type="string">
            <text:p>{"Number": "77", "Name": "Serial Format", "Type": "String", "Length": "20", "Required": "Optional", "Allowed Values": "Upper Case", "Default": " ", "Comments": "Format of serial numbers"},</text:p>
          </table:table-cell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9" office:value-type="string" calcext:value-type="string">
            <text:p>Serial Range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4" calcext:value-type="float">
            <text:p>4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Range of serial numbers</text:p>
          </table:table-cell>
          <table:table-cell/>
          <table:table-cell table:formula="of:=&quot;'&quot; &amp; [.$B79] &amp; &quot;': '',&quot;" office:value-type="string" office:string-value="'Serial Range': ''," calcext:value-type="string">
            <text:p>'Serial Range': '',</text:p>
          </table:table-cell>
          <table:table-cell table:style-name="ce40" table:formula="of:=&quot;{&quot;&quot;&quot; &amp; [.$A$1] &amp; &quot;&quot;&quot;: &quot;&quot;&quot; &amp; [.A79] &amp; &quot;&quot;&quot;, &quot;&quot;&quot; &amp; [.$B$1] &amp; &quot;&quot;&quot;: &quot;&quot;&quot; &amp; [.B79] &amp; &quot;&quot;&quot;, &quot;&quot;&quot; &amp; [.$C$1] &amp; &quot;&quot;&quot;: &quot;&quot;&quot; &amp; [.C79] &amp; &quot;&quot;&quot;, &quot;&quot;&quot; &amp; [.$D$1] &amp; &quot;&quot;&quot;: &quot;&quot;&quot; &amp; [.D79] &amp; &quot;&quot;&quot;, &quot;&quot;&quot; &amp; [.$E$1] &amp; &quot;&quot;&quot;: &quot;&quot;&quot; &amp; [.E79] &amp; &quot;&quot;&quot;, &quot;&quot;&quot; &amp; [.$F$1] &amp; &quot;&quot;&quot;: &quot;&quot;&quot; &amp; [.F79] &amp; &quot;&quot;&quot;, &quot;&quot;&quot; &amp; [.$G$1] &amp; &quot;&quot;&quot;: &quot;&quot;&quot; &amp; [.G79] &amp; &quot;&quot;&quot;, &quot;&quot;&quot; &amp; [.$H$1] &amp; &quot;&quot;&quot;: &quot;&quot;&quot; &amp; [.H79] &amp;  &quot;&quot;&quot;},&quot;" office:value-type="string" office:string-value="{&quot;Number&quot;: &quot;78&quot;, &quot;Name&quot;: &quot;Serial Range&quot;, &quot;Type&quot;: &quot;String&quot;, &quot;Length&quot;: &quot;4&quot;, &quot;Required&quot;: &quot;Optional&quot;, &quot;Allowed Values&quot;: &quot;Upper Case&quot;, &quot;Default&quot;: &quot; &quot;, &quot;Comments&quot;: &quot;Range of serial numbers&quot;}," calcext:value-type="string">
            <text:p>{"Number": "78", "Name": "Serial Range", "Type": "String", "Length": "4", "Required": "Optional", "Allowed Values": "Upper Case", "Default": " ", "Comments": "Range of serial numbers"},</text:p>
          </table:table-cell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Spec Id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10" calcext:value-type="float">
            <text:p>10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6" office:value-type="string" calcext:value-type="string">
            <text:p>Specification used in value added services</text:p>
          </table:table-cell>
          <table:table-cell/>
          <table:table-cell table:formula="of:=&quot;'&quot; &amp; [.$B80] &amp; &quot;': '',&quot;" office:value-type="string" office:string-value="'Spec Id': ''," calcext:value-type="string">
            <text:p>'Spec Id': '',</text:p>
          </table:table-cell>
          <table:table-cell table:style-name="ce40" table:formula="of:=&quot;{&quot;&quot;&quot; &amp; [.$A$1] &amp; &quot;&quot;&quot;: &quot;&quot;&quot; &amp; [.A80] &amp; &quot;&quot;&quot;, &quot;&quot;&quot; &amp; [.$B$1] &amp; &quot;&quot;&quot;: &quot;&quot;&quot; &amp; [.B80] &amp; &quot;&quot;&quot;, &quot;&quot;&quot; &amp; [.$C$1] &amp; &quot;&quot;&quot;: &quot;&quot;&quot; &amp; [.C80] &amp; &quot;&quot;&quot;, &quot;&quot;&quot; &amp; [.$D$1] &amp; &quot;&quot;&quot;: &quot;&quot;&quot; &amp; [.D80] &amp; &quot;&quot;&quot;, &quot;&quot;&quot; &amp; [.$E$1] &amp; &quot;&quot;&quot;: &quot;&quot;&quot; &amp; [.E80] &amp; &quot;&quot;&quot;, &quot;&quot;&quot; &amp; [.$F$1] &amp; &quot;&quot;&quot;: &quot;&quot;&quot; &amp; [.F80] &amp; &quot;&quot;&quot;, &quot;&quot;&quot; &amp; [.$G$1] &amp; &quot;&quot;&quot;: &quot;&quot;&quot; &amp; [.G80] &amp; &quot;&quot;&quot;, &quot;&quot;&quot; &amp; [.$H$1] &amp; &quot;&quot;&quot;: &quot;&quot;&quot; &amp; [.H80] &amp;  &quot;&quot;&quot;},&quot;" office:value-type="string" office:string-value="{&quot;Number&quot;: &quot;79&quot;, &quot;Name&quot;: &quot;Spec Id&quot;, &quot;Type&quot;: &quot;String&quot;, &quot;Length&quot;: &quot;10&quot;, &quot;Required&quot;: &quot;Optional&quot;, &quot;Allowed Values&quot;: &quot;Upper Case&quot;, &quot;Default&quot;: &quot; &quot;, &quot;Comments&quot;: &quot;Specification used in value added services&quot;}," calcext:value-type="string">
            <text:p>{"Number": "79", "Name": "Spec Id", "Type": "String", "Length": "10", "Required": "Optional", "Allowed Values": "Upper Case", "Default": " ", "Comments": "Specification used in value added services"},</text:p>
          </table:table-cell>
        </table:table-row>
        <table:table-row table:style-name="ro7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Time Zone Name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64" calcext:value-type="float">
            <text:p>64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Mixed Case</text:p>
          </table:table-cell>
          <table:table-cell table:style-name="ce32" office:value-type="string" calcext:value-type="string">
            <text:p> </text:p>
          </table:table-cell>
          <table:table-cell table:style-name="ce26" office:value-type="string" calcext:value-type="string">
            <text:p>Name of time zone - from v$timezone_names.tzname column</text:p>
          </table:table-cell>
          <table:table-cell/>
          <table:table-cell table:formula="of:=&quot;'&quot; &amp; [.$B81] &amp; &quot;': '',&quot;" office:value-type="string" office:string-value="'Time Zone Name': ''," calcext:value-type="string">
            <text:p>'Time Zone Name': '',</text:p>
          </table:table-cell>
          <table:table-cell table:style-name="ce40" table:formula="of:=&quot;{&quot;&quot;&quot; &amp; [.$A$1] &amp; &quot;&quot;&quot;: &quot;&quot;&quot; &amp; [.A81] &amp; &quot;&quot;&quot;, &quot;&quot;&quot; &amp; [.$B$1] &amp; &quot;&quot;&quot;: &quot;&quot;&quot; &amp; [.B81] &amp; &quot;&quot;&quot;, &quot;&quot;&quot; &amp; [.$C$1] &amp; &quot;&quot;&quot;: &quot;&quot;&quot; &amp; [.C81] &amp; &quot;&quot;&quot;, &quot;&quot;&quot; &amp; [.$D$1] &amp; &quot;&quot;&quot;: &quot;&quot;&quot; &amp; [.D81] &amp; &quot;&quot;&quot;, &quot;&quot;&quot; &amp; [.$E$1] &amp; &quot;&quot;&quot;: &quot;&quot;&quot; &amp; [.E81] &amp; &quot;&quot;&quot;, &quot;&quot;&quot; &amp; [.$F$1] &amp; &quot;&quot;&quot;: &quot;&quot;&quot; &amp; [.F81] &amp; &quot;&quot;&quot;, &quot;&quot;&quot; &amp; [.$G$1] &amp; &quot;&quot;&quot;: &quot;&quot;&quot; &amp; [.G81] &amp; &quot;&quot;&quot;, &quot;&quot;&quot; &amp; [.$H$1] &amp; &quot;&quot;&quot;: &quot;&quot;&quot; &amp; [.H81] &amp;  &quot;&quot;&quot;},&quot;" office:value-type="string" office:string-value="{&quot;Number&quot;: &quot;80&quot;, &quot;Name&quot;: &quot;Time Zone Name&quot;, &quot;Type&quot;: &quot;String&quot;, &quot;Length&quot;: &quot;64&quot;, &quot;Required&quot;: &quot;Optional&quot;, &quot;Allowed Values&quot;: &quot;Mixed Case&quot;, &quot;Default&quot;: &quot; &quot;, &quot;Comments&quot;: &quot;Name of time zone - from v$timezone_names.tzname column&quot;}," calcext:value-type="string">
            <text:p>{"Number": "80", "Name": "Time Zone Name", "Type": "String", "Length": "64", "Required": "Optional", "Allowed Values": "Mixed Case", "Default": " ", "Comments": "Name of time zone - from v$timezone_names.tzname column"},</text:p>
          </table:table-cell>
        </table:table-row>
        <table:table-row table:style-name="ro2" table:visibility="filter">
          <table:table-cell table:style-name="ce4" office:value-type="float" office:value="81" calcext:value-type="float">
            <text:p>81</text:p>
          </table:table-cell>
          <table:table-cell table:style-name="ce9" office:value-type="string" calcext:value-type="string">
            <text:p>Beam Units</text:p>
          </table:table-cell>
          <table:table-cell table:style-name="ce14" office:value-type="string" calcext:value-type="string">
            <text:p>Integer</text:p>
          </table:table-cell>
          <table:table-cell table:style-name="ce19" office:value-type="float" office:value="2" calcext:value-type="float">
            <text:p>2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99'</text:p>
          </table:table-cell>
          <table:table-cell table:style-name="ce32" office:value-type="string" calcext:value-type="string">
            <text:p> </text:p>
          </table:table-cell>
          <table:table-cell table:style-name="ce26" office:value-type="string" calcext:value-type="string">
            <text:p>Sub-division of a beam location</text:p>
          </table:table-cell>
          <table:table-cell/>
          <table:table-cell table:formula="of:=&quot;'&quot; &amp; [.$B82] &amp; &quot;': '',&quot;" office:value-type="string" office:string-value="'Beam Units': ''," calcext:value-type="string">
            <text:p>'Beam Units': '',</text:p>
          </table:table-cell>
          <table:table-cell table:style-name="ce40" table:formula="of:=&quot;{&quot;&quot;&quot; &amp; [.$A$1] &amp; &quot;&quot;&quot;: &quot;&quot;&quot; &amp; [.A82] &amp; &quot;&quot;&quot;, &quot;&quot;&quot; &amp; [.$B$1] &amp; &quot;&quot;&quot;: &quot;&quot;&quot; &amp; [.B82] &amp; &quot;&quot;&quot;, &quot;&quot;&quot; &amp; [.$C$1] &amp; &quot;&quot;&quot;: &quot;&quot;&quot; &amp; [.C82] &amp; &quot;&quot;&quot;, &quot;&quot;&quot; &amp; [.$D$1] &amp; &quot;&quot;&quot;: &quot;&quot;&quot; &amp; [.D82] &amp; &quot;&quot;&quot;, &quot;&quot;&quot; &amp; [.$E$1] &amp; &quot;&quot;&quot;: &quot;&quot;&quot; &amp; [.E82] &amp; &quot;&quot;&quot;, &quot;&quot;&quot; &amp; [.$F$1] &amp; &quot;&quot;&quot;: &quot;&quot;&quot; &amp; [.F82] &amp; &quot;&quot;&quot;, &quot;&quot;&quot; &amp; [.$G$1] &amp; &quot;&quot;&quot;: &quot;&quot;&quot; &amp; [.G82] &amp; &quot;&quot;&quot;, &quot;&quot;&quot; &amp; [.$H$1] &amp; &quot;&quot;&quot;: &quot;&quot;&quot; &amp; [.H82] &amp;  &quot;&quot;&quot;},&quot;" office:value-type="string" office:string-value="{&quot;Number&quot;: &quot;81&quot;, &quot;Name&quot;: &quot;Beam Units&quot;, &quot;Type&quot;: &quot;Integer&quot;, &quot;Length&quot;: &quot;2&quot;, &quot;Required&quot;: &quot;Optional&quot;, &quot;Allowed Values&quot;: &quot;'99'&quot;, &quot;Default&quot;: &quot; &quot;, &quot;Comments&quot;: &quot;Sub-division of a beam location&quot;}," calcext:value-type="string">
            <text:p>{"Number": "81", "Name": "Beam Units", "Type": "Integer", "Length": "2", "Required": "Optional", "Allowed Values": "'99'", "Default": " ", "Comments": "Sub-division of a beam location"},</text:p>
          </table:table-cell>
        </table:table-row>
        <table:table-row table:style-name="ro7" table:visibility="filter">
          <table:table-cell table:style-name="ce4" office:value-type="float" office:value="82" calcext:value-type="float">
            <text:p>82</text:p>
          </table:table-cell>
          <table:table-cell table:style-name="ce9" office:value-type="string" calcext:value-type="string">
            <text:p>Pick Sequence</text:p>
          </table:table-cell>
          <table:table-cell table:style-name="ce14" office:value-type="string" calcext:value-type="string">
            <text:p>Integer</text:p>
          </table:table-cell>
          <table:table-cell table:style-name="ce19" office:value-type="float" office:value="3" calcext:value-type="float">
            <text:p>3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999'</text:p>
          </table:table-cell>
          <table:table-cell table:style-name="ce32" office:value-type="string" calcext:value-type="string">
            <text:p> </text:p>
          </table:table-cell>
          <table:table-cell table:style-name="ce26" office:value-type="string" calcext:value-type="string">
            <text:p>Provides detail about the order in which a product should be picked</text:p>
          </table:table-cell>
          <table:table-cell/>
          <table:table-cell table:formula="of:=&quot;'&quot; &amp; [.$B83] &amp; &quot;': '',&quot;" office:value-type="string" office:string-value="'Pick Sequence': ''," calcext:value-type="string">
            <text:p>'Pick Sequence': '',</text:p>
          </table:table-cell>
          <table:table-cell table:style-name="ce40" table:formula="of:=&quot;{&quot;&quot;&quot; &amp; [.$A$1] &amp; &quot;&quot;&quot;: &quot;&quot;&quot; &amp; [.A83] &amp; &quot;&quot;&quot;, &quot;&quot;&quot; &amp; [.$B$1] &amp; &quot;&quot;&quot;: &quot;&quot;&quot; &amp; [.B83] &amp; &quot;&quot;&quot;, &quot;&quot;&quot; &amp; [.$C$1] &amp; &quot;&quot;&quot;: &quot;&quot;&quot; &amp; [.C83] &amp; &quot;&quot;&quot;, &quot;&quot;&quot; &amp; [.$D$1] &amp; &quot;&quot;&quot;: &quot;&quot;&quot; &amp; [.D83] &amp; &quot;&quot;&quot;, &quot;&quot;&quot; &amp; [.$E$1] &amp; &quot;&quot;&quot;: &quot;&quot;&quot; &amp; [.E83] &amp; &quot;&quot;&quot;, &quot;&quot;&quot; &amp; [.$F$1] &amp; &quot;&quot;&quot;: &quot;&quot;&quot; &amp; [.F83] &amp; &quot;&quot;&quot;, &quot;&quot;&quot; &amp; [.$G$1] &amp; &quot;&quot;&quot;: &quot;&quot;&quot; &amp; [.G83] &amp; &quot;&quot;&quot;, &quot;&quot;&quot; &amp; [.$H$1] &amp; &quot;&quot;&quot;: &quot;&quot;&quot; &amp; [.H83] &amp;  &quot;&quot;&quot;},&quot;" office:value-type="string" office:string-value="{&quot;Number&quot;: &quot;82&quot;, &quot;Name&quot;: &quot;Pick Sequence&quot;, &quot;Type&quot;: &quot;Integer&quot;, &quot;Length&quot;: &quot;3&quot;, &quot;Required&quot;: &quot;Optional&quot;, &quot;Allowed Values&quot;: &quot;'999'&quot;, &quot;Default&quot;: &quot; &quot;, &quot;Comments&quot;: &quot;Provides detail about the order in which a product should be picked&quot;}," calcext:value-type="string">
            <text:p>{"Number": "82", "Name": "Pick Sequence", "Type": "Integer", "Length": "3", "Required": "Optional", "Allowed Values": "'999'", "Default": " ", "Comments": "Provides detail about the order in which a product should be picked"},</text:p>
          </table:table-cell>
        </table:table-row>
        <table:table-row table:style-name="ro7" table:visibility="filter">
          <table:table-cell table:style-name="ce4" office:value-type="float" office:value="83" calcext:value-type="float">
            <text:p>83</text:p>
          </table:table-cell>
          <table:table-cell table:style-name="ce9" office:value-type="string" calcext:value-type="string">
            <text:p>Ce Warehouse Type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C' | 'E' | 'N'</text:p>
          </table:table-cell>
          <table:table-cell table:style-name="ce32" office:value-type="string" calcext:value-type="string">
            <text:p> </text:p>
          </table:table-cell>
          <table:table-cell table:style-name="ce26" office:value-type="string" calcext:value-type="string">
            <text:p>Type of C&amp;E warehouse - 'C' (customs), 'E' (excise), 'N' (neither)</text:p>
          </table:table-cell>
          <table:table-cell/>
          <table:table-cell table:formula="of:=&quot;'&quot; &amp; [.$B84] &amp; &quot;': '',&quot;" office:value-type="string" office:string-value="'Ce Warehouse Type': ''," calcext:value-type="string">
            <text:p>'Ce Warehouse Type': '',</text:p>
          </table:table-cell>
          <table:table-cell table:style-name="ce40" table:formula="of:=&quot;{&quot;&quot;&quot; &amp; [.$A$1] &amp; &quot;&quot;&quot;: &quot;&quot;&quot; &amp; [.A84] &amp; &quot;&quot;&quot;, &quot;&quot;&quot; &amp; [.$B$1] &amp; &quot;&quot;&quot;: &quot;&quot;&quot; &amp; [.B84] &amp; &quot;&quot;&quot;, &quot;&quot;&quot; &amp; [.$C$1] &amp; &quot;&quot;&quot;: &quot;&quot;&quot; &amp; [.C84] &amp; &quot;&quot;&quot;, &quot;&quot;&quot; &amp; [.$D$1] &amp; &quot;&quot;&quot;: &quot;&quot;&quot; &amp; [.D84] &amp; &quot;&quot;&quot;, &quot;&quot;&quot; &amp; [.$E$1] &amp; &quot;&quot;&quot;: &quot;&quot;&quot; &amp; [.E84] &amp; &quot;&quot;&quot;, &quot;&quot;&quot; &amp; [.$F$1] &amp; &quot;&quot;&quot;: &quot;&quot;&quot; &amp; [.F84] &amp; &quot;&quot;&quot;, &quot;&quot;&quot; &amp; [.$G$1] &amp; &quot;&quot;&quot;: &quot;&quot;&quot; &amp; [.G84] &amp; &quot;&quot;&quot;, &quot;&quot;&quot; &amp; [.$H$1] &amp; &quot;&quot;&quot;: &quot;&quot;&quot; &amp; [.H84] &amp;  &quot;&quot;&quot;},&quot;" office:value-type="string" office:string-value="{&quot;Number&quot;: &quot;83&quot;, &quot;Name&quot;: &quot;Ce Warehouse Type&quot;, &quot;Type&quot;: &quot;Flag&quot;, &quot;Length&quot;: &quot;1&quot;, &quot;Required&quot;: &quot;Optional&quot;, &quot;Allowed Values&quot;: &quot;'C' | 'E' | 'N'&quot;, &quot;Default&quot;: &quot; &quot;, &quot;Comments&quot;: &quot;Type of C&amp;E warehouse - 'C' (customs), 'E' (excise), 'N' (neither)&quot;}," calcext:value-type="string">
            <text:p>{"Number": "83", "Name": "Ce Warehouse Type", "Type": "Flag", "Length": "1", "Required": "Optional", "Allowed Values": "'C' | 'E' | 'N'", "Default": " ", "Comments": "Type of C&amp;E warehouse - 'C' (customs), 'E' (excise), 'N' (neither)"},</text:p>
          </table:table-cell>
        </table:table-row>
        <table:table-row table:style-name="ro6" table:visibility="filter">
          <table:table-cell table:style-name="ce4" office:value-type="float" office:value="84" calcext:value-type="float">
            <text:p>84</text:p>
          </table:table-cell>
          <table:table-cell table:style-name="ce9" office:value-type="string" calcext:value-type="string">
            <text:p>Ce Customs Excise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6" office:value-type="string" calcext:value-type="string">
            <text:p>Whether this is a C&amp;E warehouse</text:p>
          </table:table-cell>
          <table:table-cell/>
          <table:table-cell table:formula="of:=&quot;'&quot; &amp; [.$B85] &amp; &quot;': '',&quot;" office:value-type="string" office:string-value="'Ce Customs Excise': ''," calcext:value-type="string">
            <text:p>'Ce Customs Excise': '',</text:p>
          </table:table-cell>
          <table:table-cell table:style-name="ce40" table:formula="of:=&quot;{&quot;&quot;&quot; &amp; [.$A$1] &amp; &quot;&quot;&quot;: &quot;&quot;&quot; &amp; [.A85] &amp; &quot;&quot;&quot;, &quot;&quot;&quot; &amp; [.$B$1] &amp; &quot;&quot;&quot;: &quot;&quot;&quot; &amp; [.B85] &amp; &quot;&quot;&quot;, &quot;&quot;&quot; &amp; [.$C$1] &amp; &quot;&quot;&quot;: &quot;&quot;&quot; &amp; [.C85] &amp; &quot;&quot;&quot;, &quot;&quot;&quot; &amp; [.$D$1] &amp; &quot;&quot;&quot;: &quot;&quot;&quot; &amp; [.D85] &amp; &quot;&quot;&quot;, &quot;&quot;&quot; &amp; [.$E$1] &amp; &quot;&quot;&quot;: &quot;&quot;&quot; &amp; [.E85] &amp; &quot;&quot;&quot;, &quot;&quot;&quot; &amp; [.$F$1] &amp; &quot;&quot;&quot;: &quot;&quot;&quot; &amp; [.F85] &amp; &quot;&quot;&quot;, &quot;&quot;&quot; &amp; [.$G$1] &amp; &quot;&quot;&quot;: &quot;&quot;&quot; &amp; [.G85] &amp; &quot;&quot;&quot;, &quot;&quot;&quot; &amp; [.$H$1] &amp; &quot;&quot;&quot;: &quot;&quot;&quot; &amp; [.H85] &amp;  &quot;&quot;&quot;},&quot;" office:value-type="string" office:string-value="{&quot;Number&quot;: &quot;84&quot;, &quot;Name&quot;: &quot;Ce Customs Excise&quot;, &quot;Type&quot;: &quot;Flag&quot;, &quot;Length&quot;: &quot;1&quot;, &quot;Required&quot;: &quot;Optional&quot;, &quot;Allowed Values&quot;: &quot;'Y' | 'N'&quot;, &quot;Default&quot;: &quot;'N'&quot;, &quot;Comments&quot;: &quot;Whether this is a C&amp;E warehouse&quot;}," calcext:value-type="string">
            <text:p>{"Number": "84", "Name": "Ce Customs Excise", "Type": "Flag", "Length": "1", "Required": "Optional", "Allowed Values": "'Y' | 'N'", "Default": "'N'", "Comments": "Whether this is a C&amp;E warehouse"},</text:p>
          </table:table-cell>
        </table:table-row>
        <table:table-row table:style-name="ro5" table:visibility="filter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e Standard Cost</text:p>
          </table:table-cell>
          <table:table-cell table:style-name="ce14" office:value-type="string" calcext:value-type="string">
            <text:p>Decimal</text:p>
          </table:table-cell>
          <table:table-cell table:style-name="ce19" office:value-type="float" office:value="15.2" calcext:value-type="float">
            <text:p>15,2</text:p>
          </table:table-cell>
          <table:table-cell table:style-name="ce14" office:value-type="string" calcext:value-type="string">
            <text:p>Optional</text:p>
          </table:table-cell>
          <table:table-cell table:style-name="ce26" office:value-type="string" calcext:value-type="string">
            <text:p>'999999999999.99' | '999999999999999' (2 decimal places implied)</text:p>
          </table:table-cell>
          <table:table-cell table:style-name="ce33" office:value-type="string" calcext:value-type="string">
            <text:p> </text:p>
          </table:table-cell>
          <table:table-cell table:style-name="ce26" office:value-type="string" calcext:value-type="string">
            <text:p>C&amp;E standard cost of product</text:p>
          </table:table-cell>
          <table:table-cell/>
          <table:table-cell table:formula="of:=&quot;'&quot; &amp; [.$B86] &amp; &quot;': '',&quot;" office:value-type="string" office:string-value="'Ce Standard Cost': ''," calcext:value-type="string">
            <text:p>'Ce Standard Cost': '',</text:p>
          </table:table-cell>
          <table:table-cell table:style-name="ce40" table:formula="of:=&quot;{&quot;&quot;&quot; &amp; [.$A$1] &amp; &quot;&quot;&quot;: &quot;&quot;&quot; &amp; [.A86] &amp; &quot;&quot;&quot;, &quot;&quot;&quot; &amp; [.$B$1] &amp; &quot;&quot;&quot;: &quot;&quot;&quot; &amp; [.B86] &amp; &quot;&quot;&quot;, &quot;&quot;&quot; &amp; [.$C$1] &amp; &quot;&quot;&quot;: &quot;&quot;&quot; &amp; [.C86] &amp; &quot;&quot;&quot;, &quot;&quot;&quot; &amp; [.$D$1] &amp; &quot;&quot;&quot;: &quot;&quot;&quot; &amp; [.D86] &amp; &quot;&quot;&quot;, &quot;&quot;&quot; &amp; [.$E$1] &amp; &quot;&quot;&quot;: &quot;&quot;&quot; &amp; [.E86] &amp; &quot;&quot;&quot;, &quot;&quot;&quot; &amp; [.$F$1] &amp; &quot;&quot;&quot;: &quot;&quot;&quot; &amp; [.F86] &amp; &quot;&quot;&quot;, &quot;&quot;&quot; &amp; [.$G$1] &amp; &quot;&quot;&quot;: &quot;&quot;&quot; &amp; [.G86] &amp; &quot;&quot;&quot;, &quot;&quot;&quot; &amp; [.$H$1] &amp; &quot;&quot;&quot;: &quot;&quot;&quot; &amp; [.H86] &amp;  &quot;&quot;&quot;},&quot;" office:value-type="string" office:string-value="{&quot;Number&quot;: &quot;85&quot;, &quot;Name&quot;: &quot;Ce Standard Cost&quot;, &quot;Type&quot;: &quot;Decimal&quot;, &quot;Length&quot;: &quot;15,2&quot;, &quot;Required&quot;: &quot;Optional&quot;, &quot;Allowed Values&quot;: &quot;'999999999999.99' | '999999999999999' (2 decimal places implied)&quot;, &quot;Default&quot;: &quot; &quot;, &quot;Comments&quot;: &quot;C&amp;E standard cost of product&quot;}," calcext:value-type="string">
            <text:p>{"Number": "85", "Name": "Ce Standard Cost", "Type": "Decimal", "Length": "15,2", "Required": "Optional", "Allowed Values": "'999999999999.99' | '999999999999999' (2 decimal places implied)", "Default": " ", "Comments": "C&amp;E standard cost of product"},</text:p>
          </table:table-cell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Ce Standard Currency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3" calcext:value-type="float">
            <text:p>3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6" office:value-type="string" calcext:value-type="string">
            <text:p>C&amp;E standard currency used for costs</text:p>
          </table:table-cell>
          <table:table-cell/>
          <table:table-cell table:formula="of:=&quot;'&quot; &amp; [.$B87] &amp; &quot;': '',&quot;" office:value-type="string" office:string-value="'Ce Standard Currency': ''," calcext:value-type="string">
            <text:p>'Ce Standard Currency': '',</text:p>
          </table:table-cell>
          <table:table-cell table:style-name="ce40" table:formula="of:=&quot;{&quot;&quot;&quot; &amp; [.$A$1] &amp; &quot;&quot;&quot;: &quot;&quot;&quot; &amp; [.A87] &amp; &quot;&quot;&quot;, &quot;&quot;&quot; &amp; [.$B$1] &amp; &quot;&quot;&quot;: &quot;&quot;&quot; &amp; [.B87] &amp; &quot;&quot;&quot;, &quot;&quot;&quot; &amp; [.$C$1] &amp; &quot;&quot;&quot;: &quot;&quot;&quot; &amp; [.C87] &amp; &quot;&quot;&quot;, &quot;&quot;&quot; &amp; [.$D$1] &amp; &quot;&quot;&quot;: &quot;&quot;&quot; &amp; [.D87] &amp; &quot;&quot;&quot;, &quot;&quot;&quot; &amp; [.$E$1] &amp; &quot;&quot;&quot;: &quot;&quot;&quot; &amp; [.E87] &amp; &quot;&quot;&quot;, &quot;&quot;&quot; &amp; [.$F$1] &amp; &quot;&quot;&quot;: &quot;&quot;&quot; &amp; [.F87] &amp; &quot;&quot;&quot;, &quot;&quot;&quot; &amp; [.$G$1] &amp; &quot;&quot;&quot;: &quot;&quot;&quot; &amp; [.G87] &amp; &quot;&quot;&quot;, &quot;&quot;&quot; &amp; [.$H$1] &amp; &quot;&quot;&quot;: &quot;&quot;&quot; &amp; [.H87] &amp;  &quot;&quot;&quot;},&quot;" office:value-type="string" office:string-value="{&quot;Number&quot;: &quot;86&quot;, &quot;Name&quot;: &quot;Ce Standard Currency&quot;, &quot;Type&quot;: &quot;String&quot;, &quot;Length&quot;: &quot;3&quot;, &quot;Required&quot;: &quot;Optional&quot;, &quot;Allowed Values&quot;: &quot;Upper Case&quot;, &quot;Default&quot;: &quot; &quot;, &quot;Comments&quot;: &quot;C&amp;E standard currency used for costs&quot;}," calcext:value-type="string">
            <text:p>{"Number": "86", "Name": "Ce Standard Currency", "Type": "String", "Length": "3", "Required": "Optional", "Allowed Values": "Upper Case", "Default": " ", "Comments": "C&amp;E standard currency used for costs"},</text:p>
          </table:table-cell>
        </table:table-row>
        <table:table-row table:style-name="ro7" table:visibility="filter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Disallow Clustering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6" office:value-type="string" calcext:value-type="string">
            <text:p>Whether this product will be processed by the clustering functionality</text:p>
          </table:table-cell>
          <table:table-cell/>
          <table:table-cell table:formula="of:=&quot;'&quot; &amp; [.$B88] &amp; &quot;': '',&quot;" office:value-type="string" office:string-value="'Disallow Clustering': ''," calcext:value-type="string">
            <text:p>'Disallow Clustering': '',</text:p>
          </table:table-cell>
          <table:table-cell table:style-name="ce40" table:formula="of:=&quot;{&quot;&quot;&quot; &amp; [.$A$1] &amp; &quot;&quot;&quot;: &quot;&quot;&quot; &amp; [.A88] &amp; &quot;&quot;&quot;, &quot;&quot;&quot; &amp; [.$B$1] &amp; &quot;&quot;&quot;: &quot;&quot;&quot; &amp; [.B88] &amp; &quot;&quot;&quot;, &quot;&quot;&quot; &amp; [.$C$1] &amp; &quot;&quot;&quot;: &quot;&quot;&quot; &amp; [.C88] &amp; &quot;&quot;&quot;, &quot;&quot;&quot; &amp; [.$D$1] &amp; &quot;&quot;&quot;: &quot;&quot;&quot; &amp; [.D88] &amp; &quot;&quot;&quot;, &quot;&quot;&quot; &amp; [.$E$1] &amp; &quot;&quot;&quot;: &quot;&quot;&quot; &amp; [.E88] &amp; &quot;&quot;&quot;, &quot;&quot;&quot; &amp; [.$F$1] &amp; &quot;&quot;&quot;: &quot;&quot;&quot; &amp; [.F88] &amp; &quot;&quot;&quot;, &quot;&quot;&quot; &amp; [.$G$1] &amp; &quot;&quot;&quot;: &quot;&quot;&quot; &amp; [.G88] &amp; &quot;&quot;&quot;, &quot;&quot;&quot; &amp; [.$H$1] &amp; &quot;&quot;&quot;: &quot;&quot;&quot; &amp; [.H88] &amp;  &quot;&quot;&quot;},&quot;" office:value-type="string" office:string-value="{&quot;Number&quot;: &quot;87&quot;, &quot;Name&quot;: &quot;Disallow Clustering&quot;, &quot;Type&quot;: &quot;Flag&quot;, &quot;Length&quot;: &quot;1&quot;, &quot;Required&quot;: &quot;Optional&quot;, &quot;Allowed Values&quot;: &quot;'Y' | 'N'&quot;, &quot;Default&quot;: &quot;'N'&quot;, &quot;Comments&quot;: &quot;Whether this product will be processed by the clustering functionality&quot;}," calcext:value-type="string">
            <text:p>{"Number": "87", "Name": "Disallow Clustering", "Type": "Flag", "Length": "1", "Required": "Optional", "Allowed Values": "'Y' | 'N'", "Default": "'N'", "Comments": "Whether this product will be processed by the clustering functionality"},</text:p>
          </table:table-cell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9" office:value-type="string" calcext:value-type="string">
            <text:p>Client Group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10" calcext:value-type="float">
            <text:p>10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Client visibility group</text:p>
          </table:table-cell>
          <table:table-cell/>
          <table:table-cell table:formula="of:=&quot;'&quot; &amp; [.$B89] &amp; &quot;': '',&quot;" office:value-type="string" office:string-value="'Client Group': ''," calcext:value-type="string">
            <text:p>'Client Group': '',</text:p>
          </table:table-cell>
          <table:table-cell table:style-name="ce40" table:formula="of:=&quot;{&quot;&quot;&quot; &amp; [.$A$1] &amp; &quot;&quot;&quot;: &quot;&quot;&quot; &amp; [.A89] &amp; &quot;&quot;&quot;, &quot;&quot;&quot; &amp; [.$B$1] &amp; &quot;&quot;&quot;: &quot;&quot;&quot; &amp; [.B89] &amp; &quot;&quot;&quot;, &quot;&quot;&quot; &amp; [.$C$1] &amp; &quot;&quot;&quot;: &quot;&quot;&quot; &amp; [.C89] &amp; &quot;&quot;&quot;, &quot;&quot;&quot; &amp; [.$D$1] &amp; &quot;&quot;&quot;: &quot;&quot;&quot; &amp; [.D89] &amp; &quot;&quot;&quot;, &quot;&quot;&quot; &amp; [.$E$1] &amp; &quot;&quot;&quot;: &quot;&quot;&quot; &amp; [.E89] &amp; &quot;&quot;&quot;, &quot;&quot;&quot; &amp; [.$F$1] &amp; &quot;&quot;&quot;: &quot;&quot;&quot; &amp; [.F89] &amp; &quot;&quot;&quot;, &quot;&quot;&quot; &amp; [.$G$1] &amp; &quot;&quot;&quot;: &quot;&quot;&quot; &amp; [.G89] &amp; &quot;&quot;&quot;, &quot;&quot;&quot; &amp; [.$H$1] &amp; &quot;&quot;&quot;: &quot;&quot;&quot; &amp; [.H89] &amp;  &quot;&quot;&quot;},&quot;" office:value-type="string" office:string-value="{&quot;Number&quot;: &quot;88&quot;, &quot;Name&quot;: &quot;Client Group&quot;, &quot;Type&quot;: &quot;String&quot;, &quot;Length&quot;: &quot;10&quot;, &quot;Required&quot;: &quot;Optional&quot;, &quot;Allowed Values&quot;: &quot;Upper Case&quot;, &quot;Default&quot;: &quot; &quot;, &quot;Comments&quot;: &quot;Client visibility group&quot;}," calcext:value-type="string">
            <text:p>{"Number": "88", "Name": "Client Group", "Type": "String", "Length": "10", "Required": "Optional", "Allowed Values": "Upper Case", "Default": " ", "Comments": "Client visibility group"},</text:p>
          </table:table-cell>
        </table:table-row>
        <table:table-row table:style-name="ro2" table:visibility="filter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Max Stack</text:p>
          </table:table-cell>
          <table:table-cell table:style-name="ce14" office:value-type="string" calcext:value-type="string">
            <text:p>Integer</text:p>
          </table:table-cell>
          <table:table-cell table:style-name="ce19" office:value-type="float" office:value="2" calcext:value-type="float">
            <text:p>2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99'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Maximum stack size</text:p>
          </table:table-cell>
          <table:table-cell/>
          <table:table-cell table:formula="of:=&quot;'&quot; &amp; [.$B90] &amp; &quot;': '',&quot;" office:value-type="string" office:string-value="'Max Stack': ''," calcext:value-type="string">
            <text:p>'Max Stack': '',</text:p>
          </table:table-cell>
          <table:table-cell table:style-name="ce40" table:formula="of:=&quot;{&quot;&quot;&quot; &amp; [.$A$1] &amp; &quot;&quot;&quot;: &quot;&quot;&quot; &amp; [.A90] &amp; &quot;&quot;&quot;, &quot;&quot;&quot; &amp; [.$B$1] &amp; &quot;&quot;&quot;: &quot;&quot;&quot; &amp; [.B90] &amp; &quot;&quot;&quot;, &quot;&quot;&quot; &amp; [.$C$1] &amp; &quot;&quot;&quot;: &quot;&quot;&quot; &amp; [.C90] &amp; &quot;&quot;&quot;, &quot;&quot;&quot; &amp; [.$D$1] &amp; &quot;&quot;&quot;: &quot;&quot;&quot; &amp; [.D90] &amp; &quot;&quot;&quot;, &quot;&quot;&quot; &amp; [.$E$1] &amp; &quot;&quot;&quot;: &quot;&quot;&quot; &amp; [.E90] &amp; &quot;&quot;&quot;, &quot;&quot;&quot; &amp; [.$F$1] &amp; &quot;&quot;&quot;: &quot;&quot;&quot; &amp; [.F90] &amp; &quot;&quot;&quot;, &quot;&quot;&quot; &amp; [.$G$1] &amp; &quot;&quot;&quot;: &quot;&quot;&quot; &amp; [.G90] &amp; &quot;&quot;&quot;, &quot;&quot;&quot; &amp; [.$H$1] &amp; &quot;&quot;&quot;: &quot;&quot;&quot; &amp; [.H90] &amp;  &quot;&quot;&quot;},&quot;" office:value-type="string" office:string-value="{&quot;Number&quot;: &quot;89&quot;, &quot;Name&quot;: &quot;Max Stack&quot;, &quot;Type&quot;: &quot;Integer&quot;, &quot;Length&quot;: &quot;2&quot;, &quot;Required&quot;: &quot;Optional&quot;, &quot;Allowed Values&quot;: &quot;'99'&quot;, &quot;Default&quot;: &quot; &quot;, &quot;Comments&quot;: &quot;Maximum stack size&quot;}," calcext:value-type="string">
            <text:p>{"Number": "89", "Name": "Max Stack", "Type": "Integer", "Length": "2", "Required": "Optional", "Allowed Values": "'99'", "Default": " ", "Comments": "Maximum stack size"},</text:p>
          </table:table-cell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Stack Description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30" calcext:value-type="float">
            <text:p>30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Mixed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Stack description</text:p>
          </table:table-cell>
          <table:table-cell/>
          <table:table-cell table:formula="of:=&quot;'&quot; &amp; [.$B91] &amp; &quot;': '',&quot;" office:value-type="string" office:string-value="'Stack Description': ''," calcext:value-type="string">
            <text:p>'Stack Description': '',</text:p>
          </table:table-cell>
          <table:table-cell table:style-name="ce40" table:formula="of:=&quot;{&quot;&quot;&quot; &amp; [.$A$1] &amp; &quot;&quot;&quot;: &quot;&quot;&quot; &amp; [.A91] &amp; &quot;&quot;&quot;, &quot;&quot;&quot; &amp; [.$B$1] &amp; &quot;&quot;&quot;: &quot;&quot;&quot; &amp; [.B91] &amp; &quot;&quot;&quot;, &quot;&quot;&quot; &amp; [.$C$1] &amp; &quot;&quot;&quot;: &quot;&quot;&quot; &amp; [.C91] &amp; &quot;&quot;&quot;, &quot;&quot;&quot; &amp; [.$D$1] &amp; &quot;&quot;&quot;: &quot;&quot;&quot; &amp; [.D91] &amp; &quot;&quot;&quot;, &quot;&quot;&quot; &amp; [.$E$1] &amp; &quot;&quot;&quot;: &quot;&quot;&quot; &amp; [.E91] &amp; &quot;&quot;&quot;, &quot;&quot;&quot; &amp; [.$F$1] &amp; &quot;&quot;&quot;: &quot;&quot;&quot; &amp; [.F91] &amp; &quot;&quot;&quot;, &quot;&quot;&quot; &amp; [.$G$1] &amp; &quot;&quot;&quot;: &quot;&quot;&quot; &amp; [.G91] &amp; &quot;&quot;&quot;, &quot;&quot;&quot; &amp; [.$H$1] &amp; &quot;&quot;&quot;: &quot;&quot;&quot; &amp; [.H91] &amp;  &quot;&quot;&quot;},&quot;" office:value-type="string" office:string-value="{&quot;Number&quot;: &quot;90&quot;, &quot;Name&quot;: &quot;Stack Description&quot;, &quot;Type&quot;: &quot;String&quot;, &quot;Length&quot;: &quot;30&quot;, &quot;Required&quot;: &quot;Optional&quot;, &quot;Allowed Values&quot;: &quot;Mixed Case&quot;, &quot;Default&quot;: &quot; &quot;, &quot;Comments&quot;: &quot;Stack description&quot;}," calcext:value-type="string">
            <text:p>{"Number": "90", "Name": "Stack Description", "Type": "String", "Length": "30", "Required": "Optional", "Allowed Values": "Mixed Case", "Default": " ", "Comments": "Stack description"},</text:p>
          </table:table-cell>
        </table:table-row>
        <table:table-row table:style-name="ro2" table:visibility="filter">
          <table:table-cell table:style-name="ce4" office:value-type="float" office:value="91" calcext:value-type="float">
            <text:p>91</text:p>
          </table:table-cell>
          <table:table-cell table:style-name="ce9" office:value-type="string" calcext:value-type="string">
            <text:p>Stack Limitation</text:p>
          </table:table-cell>
          <table:table-cell table:style-name="ce14" office:value-type="string" calcext:value-type="string">
            <text:p>Integer</text:p>
          </table:table-cell>
          <table:table-cell table:style-name="ce19" office:value-type="float" office:value="2" calcext:value-type="float">
            <text:p>2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99'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Stack limitation</text:p>
          </table:table-cell>
          <table:table-cell/>
          <table:table-cell table:formula="of:=&quot;'&quot; &amp; [.$B92] &amp; &quot;': '',&quot;" office:value-type="string" office:string-value="'Stack Limitation': ''," calcext:value-type="string">
            <text:p>'Stack Limitation': '',</text:p>
          </table:table-cell>
          <table:table-cell table:style-name="ce40" table:formula="of:=&quot;{&quot;&quot;&quot; &amp; [.$A$1] &amp; &quot;&quot;&quot;: &quot;&quot;&quot; &amp; [.A92] &amp; &quot;&quot;&quot;, &quot;&quot;&quot; &amp; [.$B$1] &amp; &quot;&quot;&quot;: &quot;&quot;&quot; &amp; [.B92] &amp; &quot;&quot;&quot;, &quot;&quot;&quot; &amp; [.$C$1] &amp; &quot;&quot;&quot;: &quot;&quot;&quot; &amp; [.C92] &amp; &quot;&quot;&quot;, &quot;&quot;&quot; &amp; [.$D$1] &amp; &quot;&quot;&quot;: &quot;&quot;&quot; &amp; [.D92] &amp; &quot;&quot;&quot;, &quot;&quot;&quot; &amp; [.$E$1] &amp; &quot;&quot;&quot;: &quot;&quot;&quot; &amp; [.E92] &amp; &quot;&quot;&quot;, &quot;&quot;&quot; &amp; [.$F$1] &amp; &quot;&quot;&quot;: &quot;&quot;&quot; &amp; [.F92] &amp; &quot;&quot;&quot;, &quot;&quot;&quot; &amp; [.$G$1] &amp; &quot;&quot;&quot;: &quot;&quot;&quot; &amp; [.G92] &amp; &quot;&quot;&quot;, &quot;&quot;&quot; &amp; [.$H$1] &amp; &quot;&quot;&quot;: &quot;&quot;&quot; &amp; [.H92] &amp;  &quot;&quot;&quot;},&quot;" office:value-type="string" office:string-value="{&quot;Number&quot;: &quot;91&quot;, &quot;Name&quot;: &quot;Stack Limitation&quot;, &quot;Type&quot;: &quot;Integer&quot;, &quot;Length&quot;: &quot;2&quot;, &quot;Required&quot;: &quot;Optional&quot;, &quot;Allowed Values&quot;: &quot;'99'&quot;, &quot;Default&quot;: &quot; &quot;, &quot;Comments&quot;: &quot;Stack limitation&quot;}," calcext:value-type="string">
            <text:p>{"Number": "91", "Name": "Stack Limitation", "Type": "Integer", "Length": "2", "Required": "Optional", "Allowed Values": "'99'", "Default": " ", "Comments": "Stack limitation"},</text:p>
          </table:table-cell>
        </table:table-row>
        <table:table-row table:style-name="ro6" table:visibility="filter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Ce Duty Stamp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5" office:value-type="string" calcext:value-type="string">
            <text:p>Excise Duty Stamp</text:p>
          </table:table-cell>
          <table:table-cell/>
          <table:table-cell table:formula="of:=&quot;'&quot; &amp; [.$B93] &amp; &quot;': '',&quot;" office:value-type="string" office:string-value="'Ce Duty Stamp': ''," calcext:value-type="string">
            <text:p>'Ce Duty Stamp': '',</text:p>
          </table:table-cell>
          <table:table-cell table:style-name="ce40" table:formula="of:=&quot;{&quot;&quot;&quot; &amp; [.$A$1] &amp; &quot;&quot;&quot;: &quot;&quot;&quot; &amp; [.A93] &amp; &quot;&quot;&quot;, &quot;&quot;&quot; &amp; [.$B$1] &amp; &quot;&quot;&quot;: &quot;&quot;&quot; &amp; [.B93] &amp; &quot;&quot;&quot;, &quot;&quot;&quot; &amp; [.$C$1] &amp; &quot;&quot;&quot;: &quot;&quot;&quot; &amp; [.C93] &amp; &quot;&quot;&quot;, &quot;&quot;&quot; &amp; [.$D$1] &amp; &quot;&quot;&quot;: &quot;&quot;&quot; &amp; [.D93] &amp; &quot;&quot;&quot;, &quot;&quot;&quot; &amp; [.$E$1] &amp; &quot;&quot;&quot;: &quot;&quot;&quot; &amp; [.E93] &amp; &quot;&quot;&quot;, &quot;&quot;&quot; &amp; [.$F$1] &amp; &quot;&quot;&quot;: &quot;&quot;&quot; &amp; [.F93] &amp; &quot;&quot;&quot;, &quot;&quot;&quot; &amp; [.$G$1] &amp; &quot;&quot;&quot;: &quot;&quot;&quot; &amp; [.G93] &amp; &quot;&quot;&quot;, &quot;&quot;&quot; &amp; [.$H$1] &amp; &quot;&quot;&quot;: &quot;&quot;&quot; &amp; [.H93] &amp;  &quot;&quot;&quot;},&quot;" office:value-type="string" office:string-value="{&quot;Number&quot;: &quot;92&quot;, &quot;Name&quot;: &quot;Ce Duty Stamp&quot;, &quot;Type&quot;: &quot;Flag&quot;, &quot;Length&quot;: &quot;1&quot;, &quot;Required&quot;: &quot;Optional&quot;, &quot;Allowed Values&quot;: &quot;'Y' | 'N'&quot;, &quot;Default&quot;: &quot;'N'&quot;, &quot;Comments&quot;: &quot;Excise Duty Stamp&quot;}," calcext:value-type="string">
            <text:p>{"Number": "92", "Name": "Ce Duty Stamp", "Type": "Flag", "Length": "1", "Required": "Optional", "Allowed Values": "'Y' | 'N'", "Default": "'N'", "Comments": "Excise Duty Stamp"},</text:p>
          </table:table-cell>
        </table:table-row>
        <table:table-row table:style-name="ro6" table:visibility="filter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Capture Weight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5" office:value-type="string" calcext:value-type="string">
            <text:p>Capture weight at picking</text:p>
          </table:table-cell>
          <table:table-cell/>
          <table:table-cell table:formula="of:=&quot;'&quot; &amp; [.$B94] &amp; &quot;': '',&quot;" office:value-type="string" office:string-value="'Capture Weight': ''," calcext:value-type="string">
            <text:p>'Capture Weight': '',</text:p>
          </table:table-cell>
          <table:table-cell table:style-name="ce40" table:formula="of:=&quot;{&quot;&quot;&quot; &amp; [.$A$1] &amp; &quot;&quot;&quot;: &quot;&quot;&quot; &amp; [.A94] &amp; &quot;&quot;&quot;, &quot;&quot;&quot; &amp; [.$B$1] &amp; &quot;&quot;&quot;: &quot;&quot;&quot; &amp; [.B94] &amp; &quot;&quot;&quot;, &quot;&quot;&quot; &amp; [.$C$1] &amp; &quot;&quot;&quot;: &quot;&quot;&quot; &amp; [.C94] &amp; &quot;&quot;&quot;, &quot;&quot;&quot; &amp; [.$D$1] &amp; &quot;&quot;&quot;: &quot;&quot;&quot; &amp; [.D94] &amp; &quot;&quot;&quot;, &quot;&quot;&quot; &amp; [.$E$1] &amp; &quot;&quot;&quot;: &quot;&quot;&quot; &amp; [.E94] &amp; &quot;&quot;&quot;, &quot;&quot;&quot; &amp; [.$F$1] &amp; &quot;&quot;&quot;: &quot;&quot;&quot; &amp; [.F94] &amp; &quot;&quot;&quot;, &quot;&quot;&quot; &amp; [.$G$1] &amp; &quot;&quot;&quot;: &quot;&quot;&quot; &amp; [.G94] &amp; &quot;&quot;&quot;, &quot;&quot;&quot; &amp; [.$H$1] &amp; &quot;&quot;&quot;: &quot;&quot;&quot; &amp; [.H94] &amp;  &quot;&quot;&quot;},&quot;" office:value-type="string" office:string-value="{&quot;Number&quot;: &quot;93&quot;, &quot;Name&quot;: &quot;Capture Weight&quot;, &quot;Type&quot;: &quot;Flag&quot;, &quot;Length&quot;: &quot;1&quot;, &quot;Required&quot;: &quot;Optional&quot;, &quot;Allowed Values&quot;: &quot;'Y' | 'N'&quot;, &quot;Default&quot;: &quot;'N'&quot;, &quot;Comments&quot;: &quot;Capture weight at picking&quot;}," calcext:value-type="string">
            <text:p>{"Number": "93", "Name": "Capture Weight", "Type": "Flag", "Length": "1", "Required": "Optional", "Allowed Values": "'Y' | 'N'", "Default": "'N'", "Comments": "Capture weight at picking"},</text:p>
          </table:table-cell>
        </table:table-row>
        <table:table-row table:style-name="ro6" table:visibility="filter">
          <table:table-cell table:style-name="ce4" office:value-type="float" office:value="94" calcext:value-type="float">
            <text:p>94</text:p>
          </table:table-cell>
          <table:table-cell table:style-name="ce9" office:value-type="string" calcext:value-type="string">
            <text:p>Weigh At Receipt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5" office:value-type="string" calcext:value-type="string">
            <text:p>Capture weight at receipt</text:p>
          </table:table-cell>
          <table:table-cell/>
          <table:table-cell table:formula="of:=&quot;'&quot; &amp; [.$B95] &amp; &quot;': '',&quot;" office:value-type="string" office:string-value="'Weigh At Receipt': ''," calcext:value-type="string">
            <text:p>'Weigh At Receipt': '',</text:p>
          </table:table-cell>
          <table:table-cell table:style-name="ce40" table:formula="of:=&quot;{&quot;&quot;&quot; &amp; [.$A$1] &amp; &quot;&quot;&quot;: &quot;&quot;&quot; &amp; [.A95] &amp; &quot;&quot;&quot;, &quot;&quot;&quot; &amp; [.$B$1] &amp; &quot;&quot;&quot;: &quot;&quot;&quot; &amp; [.B95] &amp; &quot;&quot;&quot;, &quot;&quot;&quot; &amp; [.$C$1] &amp; &quot;&quot;&quot;: &quot;&quot;&quot; &amp; [.C95] &amp; &quot;&quot;&quot;, &quot;&quot;&quot; &amp; [.$D$1] &amp; &quot;&quot;&quot;: &quot;&quot;&quot; &amp; [.D95] &amp; &quot;&quot;&quot;, &quot;&quot;&quot; &amp; [.$E$1] &amp; &quot;&quot;&quot;: &quot;&quot;&quot; &amp; [.E95] &amp; &quot;&quot;&quot;, &quot;&quot;&quot; &amp; [.$F$1] &amp; &quot;&quot;&quot;: &quot;&quot;&quot; &amp; [.F95] &amp; &quot;&quot;&quot;, &quot;&quot;&quot; &amp; [.$G$1] &amp; &quot;&quot;&quot;: &quot;&quot;&quot; &amp; [.G95] &amp; &quot;&quot;&quot;, &quot;&quot;&quot; &amp; [.$H$1] &amp; &quot;&quot;&quot;: &quot;&quot;&quot; &amp; [.H95] &amp;  &quot;&quot;&quot;},&quot;" office:value-type="string" office:string-value="{&quot;Number&quot;: &quot;94&quot;, &quot;Name&quot;: &quot;Weigh At Receipt&quot;, &quot;Type&quot;: &quot;Flag&quot;, &quot;Length&quot;: &quot;1&quot;, &quot;Required&quot;: &quot;Optional&quot;, &quot;Allowed Values&quot;: &quot;'Y' | 'N'&quot;, &quot;Default&quot;: &quot;'N'&quot;, &quot;Comments&quot;: &quot;Capture weight at receipt&quot;}," calcext:value-type="string">
            <text:p>{"Number": "94", "Name": "Weigh At Receipt", "Type": "Flag", "Length": "1", "Required": "Optional", "Allowed Values": "'Y' | 'N'", "Default": "'N'", "Comments": "Capture weight at receipt"},</text:p>
          </table:table-cell>
        </table:table-row>
        <table:table-row table:style-name="ro7" table:visibility="filter">
          <table:table-cell table:style-name="ce4" office:value-type="float" office:value="95" calcext:value-type="float">
            <text:p>95</text:p>
          </table:table-cell>
          <table:table-cell table:style-name="ce9" office:value-type="string" calcext:value-type="string">
            <text:p>Upper Weight Tolerance</text:p>
          </table:table-cell>
          <table:table-cell table:style-name="ce14" office:value-type="string" calcext:value-type="string">
            <text:p>Decimal</text:p>
          </table:table-cell>
          <table:table-cell table:style-name="ce19" office:value-type="float" office:value="6.3" calcext:value-type="float">
            <text:p>6,3</text:p>
          </table:table-cell>
          <table:table-cell table:style-name="ce14" office:value-type="string" calcext:value-type="string">
            <text:p>Optional</text:p>
          </table:table-cell>
          <table:table-cell table:style-name="ce26" office:value-type="string" calcext:value-type="string">
            <text:p>'99.999' | '999999' (3 decimal places implied)</text:p>
          </table:table-cell>
          <table:table-cell table:style-name="ce33" office:value-type="string" calcext:value-type="string">
            <text:p> </text:p>
          </table:table-cell>
          <table:table-cell table:style-name="ce25" office:value-type="string" calcext:value-type="string">
            <text:p>Upper weight tolerance</text:p>
          </table:table-cell>
          <table:table-cell/>
          <table:table-cell table:formula="of:=&quot;'&quot; &amp; [.$B96] &amp; &quot;': '',&quot;" office:value-type="string" office:string-value="'Upper Weight Tolerance': ''," calcext:value-type="string">
            <text:p>'Upper Weight Tolerance': '',</text:p>
          </table:table-cell>
          <table:table-cell table:style-name="ce40" table:formula="of:=&quot;{&quot;&quot;&quot; &amp; [.$A$1] &amp; &quot;&quot;&quot;: &quot;&quot;&quot; &amp; [.A96] &amp; &quot;&quot;&quot;, &quot;&quot;&quot; &amp; [.$B$1] &amp; &quot;&quot;&quot;: &quot;&quot;&quot; &amp; [.B96] &amp; &quot;&quot;&quot;, &quot;&quot;&quot; &amp; [.$C$1] &amp; &quot;&quot;&quot;: &quot;&quot;&quot; &amp; [.C96] &amp; &quot;&quot;&quot;, &quot;&quot;&quot; &amp; [.$D$1] &amp; &quot;&quot;&quot;: &quot;&quot;&quot; &amp; [.D96] &amp; &quot;&quot;&quot;, &quot;&quot;&quot; &amp; [.$E$1] &amp; &quot;&quot;&quot;: &quot;&quot;&quot; &amp; [.E96] &amp; &quot;&quot;&quot;, &quot;&quot;&quot; &amp; [.$F$1] &amp; &quot;&quot;&quot;: &quot;&quot;&quot; &amp; [.F96] &amp; &quot;&quot;&quot;, &quot;&quot;&quot; &amp; [.$G$1] &amp; &quot;&quot;&quot;: &quot;&quot;&quot; &amp; [.G96] &amp; &quot;&quot;&quot;, &quot;&quot;&quot; &amp; [.$H$1] &amp; &quot;&quot;&quot;: &quot;&quot;&quot; &amp; [.H96] &amp;  &quot;&quot;&quot;},&quot;" office:value-type="string" office:string-value="{&quot;Number&quot;: &quot;95&quot;, &quot;Name&quot;: &quot;Upper Weight Tolerance&quot;, &quot;Type&quot;: &quot;Decimal&quot;, &quot;Length&quot;: &quot;6,3&quot;, &quot;Required&quot;: &quot;Optional&quot;, &quot;Allowed Values&quot;: &quot;'99.999' | '999999' (3 decimal places implied)&quot;, &quot;Default&quot;: &quot; &quot;, &quot;Comments&quot;: &quot;Upper weight tolerance&quot;}," calcext:value-type="string">
            <text:p>{"Number": "95", "Name": "Upper Weight Tolerance", "Type": "Decimal", "Length": "6,3", "Required": "Optional", "Allowed Values": "'99.999' | '999999' (3 decimal places implied)", "Default": " ", "Comments": "Upper weight tolerance"},</text:p>
          </table:table-cell>
        </table:table-row>
        <table:table-row table:style-name="ro7" table:visibility="filter">
          <table:table-cell table:style-name="ce4" office:value-type="float" office:value="96" calcext:value-type="float">
            <text:p>96</text:p>
          </table:table-cell>
          <table:table-cell table:style-name="ce9" office:value-type="string" calcext:value-type="string">
            <text:p>Lower Weight Tolerance</text:p>
          </table:table-cell>
          <table:table-cell table:style-name="ce14" office:value-type="string" calcext:value-type="string">
            <text:p>Decimal</text:p>
          </table:table-cell>
          <table:table-cell table:style-name="ce19" office:value-type="float" office:value="6.3" calcext:value-type="float">
            <text:p>6,3</text:p>
          </table:table-cell>
          <table:table-cell table:style-name="ce14" office:value-type="string" calcext:value-type="string">
            <text:p>Optional</text:p>
          </table:table-cell>
          <table:table-cell table:style-name="ce26" office:value-type="string" calcext:value-type="string">
            <text:p>'99.999' | '999999' (3 decimal places implied)</text:p>
          </table:table-cell>
          <table:table-cell table:style-name="ce33" office:value-type="string" calcext:value-type="string">
            <text:p> </text:p>
          </table:table-cell>
          <table:table-cell table:style-name="ce25" office:value-type="string" calcext:value-type="string">
            <text:p>Lower weight tolerance</text:p>
          </table:table-cell>
          <table:table-cell/>
          <table:table-cell table:formula="of:=&quot;'&quot; &amp; [.$B97] &amp; &quot;': '',&quot;" office:value-type="string" office:string-value="'Lower Weight Tolerance': ''," calcext:value-type="string">
            <text:p>'Lower Weight Tolerance': '',</text:p>
          </table:table-cell>
          <table:table-cell table:style-name="ce40" table:formula="of:=&quot;{&quot;&quot;&quot; &amp; [.$A$1] &amp; &quot;&quot;&quot;: &quot;&quot;&quot; &amp; [.A97] &amp; &quot;&quot;&quot;, &quot;&quot;&quot; &amp; [.$B$1] &amp; &quot;&quot;&quot;: &quot;&quot;&quot; &amp; [.B97] &amp; &quot;&quot;&quot;, &quot;&quot;&quot; &amp; [.$C$1] &amp; &quot;&quot;&quot;: &quot;&quot;&quot; &amp; [.C97] &amp; &quot;&quot;&quot;, &quot;&quot;&quot; &amp; [.$D$1] &amp; &quot;&quot;&quot;: &quot;&quot;&quot; &amp; [.D97] &amp; &quot;&quot;&quot;, &quot;&quot;&quot; &amp; [.$E$1] &amp; &quot;&quot;&quot;: &quot;&quot;&quot; &amp; [.E97] &amp; &quot;&quot;&quot;, &quot;&quot;&quot; &amp; [.$F$1] &amp; &quot;&quot;&quot;: &quot;&quot;&quot; &amp; [.F97] &amp; &quot;&quot;&quot;, &quot;&quot;&quot; &amp; [.$G$1] &amp; &quot;&quot;&quot;: &quot;&quot;&quot; &amp; [.G97] &amp; &quot;&quot;&quot;, &quot;&quot;&quot; &amp; [.$H$1] &amp; &quot;&quot;&quot;: &quot;&quot;&quot; &amp; [.H97] &amp;  &quot;&quot;&quot;},&quot;" office:value-type="string" office:string-value="{&quot;Number&quot;: &quot;96&quot;, &quot;Name&quot;: &quot;Lower Weight Tolerance&quot;, &quot;Type&quot;: &quot;Decimal&quot;, &quot;Length&quot;: &quot;6,3&quot;, &quot;Required&quot;: &quot;Optional&quot;, &quot;Allowed Values&quot;: &quot;'99.999' | '999999' (3 decimal places implied)&quot;, &quot;Default&quot;: &quot; &quot;, &quot;Comments&quot;: &quot;Lower weight tolerance&quot;}," calcext:value-type="string">
            <text:p>{"Number": "96", "Name": "Lower Weight Tolerance", "Type": "Decimal", "Length": "6,3", "Required": "Optional", "Allowed Values": "'99.999' | '999999' (3 decimal places implied)", "Default": " ", "Comments": "Lower weight tolerance"},</text:p>
          </table:table-cell>
        </table:table-row>
        <table:table-row table:style-name="ro7" table:visibility="filter">
          <table:table-cell table:style-name="ce4" office:value-type="float" office:value="97" calcext:value-type="float">
            <text:p>97</text:p>
          </table:table-cell>
          <table:table-cell table:style-name="ce9" office:value-type="string" calcext:value-type="string">
            <text:p>Serial At Loading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6" office:value-type="string" calcext:value-type="string">
            <text:p>Whether to capture serial numbers at vehicle loading</text:p>
          </table:table-cell>
          <table:table-cell/>
          <table:table-cell table:formula="of:=&quot;'&quot; &amp; [.$B98] &amp; &quot;': '',&quot;" office:value-type="string" office:string-value="'Serial At Loading': ''," calcext:value-type="string">
            <text:p>'Serial At Loading': '',</text:p>
          </table:table-cell>
          <table:table-cell table:style-name="ce40" table:formula="of:=&quot;{&quot;&quot;&quot; &amp; [.$A$1] &amp; &quot;&quot;&quot;: &quot;&quot;&quot; &amp; [.A98] &amp; &quot;&quot;&quot;, &quot;&quot;&quot; &amp; [.$B$1] &amp; &quot;&quot;&quot;: &quot;&quot;&quot; &amp; [.B98] &amp; &quot;&quot;&quot;, &quot;&quot;&quot; &amp; [.$C$1] &amp; &quot;&quot;&quot;: &quot;&quot;&quot; &amp; [.C98] &amp; &quot;&quot;&quot;, &quot;&quot;&quot; &amp; [.$D$1] &amp; &quot;&quot;&quot;: &quot;&quot;&quot; &amp; [.D98] &amp; &quot;&quot;&quot;, &quot;&quot;&quot; &amp; [.$E$1] &amp; &quot;&quot;&quot;: &quot;&quot;&quot; &amp; [.E98] &amp; &quot;&quot;&quot;, &quot;&quot;&quot; &amp; [.$F$1] &amp; &quot;&quot;&quot;: &quot;&quot;&quot; &amp; [.F98] &amp; &quot;&quot;&quot;, &quot;&quot;&quot; &amp; [.$G$1] &amp; &quot;&quot;&quot;: &quot;&quot;&quot; &amp; [.G98] &amp; &quot;&quot;&quot;, &quot;&quot;&quot; &amp; [.$H$1] &amp; &quot;&quot;&quot;: &quot;&quot;&quot; &amp; [.H98] &amp;  &quot;&quot;&quot;},&quot;" office:value-type="string" office:string-value="{&quot;Number&quot;: &quot;97&quot;, &quot;Name&quot;: &quot;Serial At Loading&quot;, &quot;Type&quot;: &quot;Flag&quot;, &quot;Length&quot;: &quot;1&quot;, &quot;Required&quot;: &quot;Optional&quot;, &quot;Allowed Values&quot;: &quot;'Y' | 'N'&quot;, &quot;Default&quot;: &quot;'N'&quot;, &quot;Comments&quot;: &quot;Whether to capture serial numbers at vehicle loading&quot;}," calcext:value-type="string">
            <text:p>{"Number": "97", "Name": "Serial At Loading", "Type": "Flag", "Length": "1", "Required": "Optional", "Allowed Values": "'Y' | 'N'", "Default": "'N'", "Comments": "Whether to capture serial numbers at vehicle loading"},</text:p>
          </table:table-cell>
        </table:table-row>
        <table:table-row table:style-name="ro7" table:visibility="filter">
          <table:table-cell table:style-name="ce4" office:value-type="float" office:value="98" calcext:value-type="float">
            <text:p>98</text:p>
          </table:table-cell>
          <table:table-cell table:style-name="ce9" office:value-type="string" calcext:value-type="string">
            <text:p>Serial At Kitting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6" office:value-type="string" calcext:value-type="string">
            <text:p>Whether to capture serial numbers at kitting</text:p>
          </table:table-cell>
          <table:table-cell/>
          <table:table-cell table:formula="of:=&quot;'&quot; &amp; [.$B99] &amp; &quot;': '',&quot;" office:value-type="string" office:string-value="'Serial At Kitting': ''," calcext:value-type="string">
            <text:p>'Serial At Kitting': '',</text:p>
          </table:table-cell>
          <table:table-cell table:style-name="ce40" table:formula="of:=&quot;{&quot;&quot;&quot; &amp; [.$A$1] &amp; &quot;&quot;&quot;: &quot;&quot;&quot; &amp; [.A99] &amp; &quot;&quot;&quot;, &quot;&quot;&quot; &amp; [.$B$1] &amp; &quot;&quot;&quot;: &quot;&quot;&quot; &amp; [.B99] &amp; &quot;&quot;&quot;, &quot;&quot;&quot; &amp; [.$C$1] &amp; &quot;&quot;&quot;: &quot;&quot;&quot; &amp; [.C99] &amp; &quot;&quot;&quot;, &quot;&quot;&quot; &amp; [.$D$1] &amp; &quot;&quot;&quot;: &quot;&quot;&quot; &amp; [.D99] &amp; &quot;&quot;&quot;, &quot;&quot;&quot; &amp; [.$E$1] &amp; &quot;&quot;&quot;: &quot;&quot;&quot; &amp; [.E99] &amp; &quot;&quot;&quot;, &quot;&quot;&quot; &amp; [.$F$1] &amp; &quot;&quot;&quot;: &quot;&quot;&quot; &amp; [.F99] &amp; &quot;&quot;&quot;, &quot;&quot;&quot; &amp; [.$G$1] &amp; &quot;&quot;&quot;: &quot;&quot;&quot; &amp; [.G99] &amp; &quot;&quot;&quot;, &quot;&quot;&quot; &amp; [.$H$1] &amp; &quot;&quot;&quot;: &quot;&quot;&quot; &amp; [.H99] &amp;  &quot;&quot;&quot;},&quot;" office:value-type="string" office:string-value="{&quot;Number&quot;: &quot;98&quot;, &quot;Name&quot;: &quot;Serial At Kitting&quot;, &quot;Type&quot;: &quot;Flag&quot;, &quot;Length&quot;: &quot;1&quot;, &quot;Required&quot;: &quot;Optional&quot;, &quot;Allowed Values&quot;: &quot;'Y' | 'N'&quot;, &quot;Default&quot;: &quot;'N'&quot;, &quot;Comments&quot;: &quot;Whether to capture serial numbers at kitting&quot;}," calcext:value-type="string">
            <text:p>{"Number": "98", "Name": "Serial At Kitting", "Type": "Flag", "Length": "1", "Required": "Optional", "Allowed Values": "'Y' | 'N'", "Default": "'N'", "Comments": "Whether to capture serial numbers at kitting"},</text:p>
          </table:table-cell>
        </table:table-row>
        <table:table-row table:style-name="ro7" table:visibility="filter">
          <table:table-cell table:style-name="ce4" office:value-type="float" office:value="99" calcext:value-type="float">
            <text:p>99</text:p>
          </table:table-cell>
          <table:table-cell table:style-name="ce9" office:value-type="string" calcext:value-type="string">
            <text:p>Serial At Unkitting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6" office:value-type="string" calcext:value-type="string">
            <text:p>Whether to capture serial numbers at unkitting</text:p>
          </table:table-cell>
          <table:table-cell/>
          <table:table-cell table:formula="of:=&quot;'&quot; &amp; [.$B100] &amp; &quot;': '',&quot;" office:value-type="string" office:string-value="'Serial At Unkitting': ''," calcext:value-type="string">
            <text:p>'Serial At Unkitting': '',</text:p>
          </table:table-cell>
          <table:table-cell table:style-name="ce40" table:formula="of:=&quot;{&quot;&quot;&quot; &amp; [.$A$1] &amp; &quot;&quot;&quot;: &quot;&quot;&quot; &amp; [.A100] &amp; &quot;&quot;&quot;, &quot;&quot;&quot; &amp; [.$B$1] &amp; &quot;&quot;&quot;: &quot;&quot;&quot; &amp; [.B100] &amp; &quot;&quot;&quot;, &quot;&quot;&quot; &amp; [.$C$1] &amp; &quot;&quot;&quot;: &quot;&quot;&quot; &amp; [.C100] &amp; &quot;&quot;&quot;, &quot;&quot;&quot; &amp; [.$D$1] &amp; &quot;&quot;&quot;: &quot;&quot;&quot; &amp; [.D100] &amp; &quot;&quot;&quot;, &quot;&quot;&quot; &amp; [.$E$1] &amp; &quot;&quot;&quot;: &quot;&quot;&quot; &amp; [.E100] &amp; &quot;&quot;&quot;, &quot;&quot;&quot; &amp; [.$F$1] &amp; &quot;&quot;&quot;: &quot;&quot;&quot; &amp; [.F100] &amp; &quot;&quot;&quot;, &quot;&quot;&quot; &amp; [.$G$1] &amp; &quot;&quot;&quot;: &quot;&quot;&quot; &amp; [.G100] &amp; &quot;&quot;&quot;, &quot;&quot;&quot; &amp; [.$H$1] &amp; &quot;&quot;&quot;: &quot;&quot;&quot; &amp; [.H100] &amp;  &quot;&quot;&quot;},&quot;" office:value-type="string" office:string-value="{&quot;Number&quot;: &quot;99&quot;, &quot;Name&quot;: &quot;Serial At Unkitting&quot;, &quot;Type&quot;: &quot;Flag&quot;, &quot;Length&quot;: &quot;1&quot;, &quot;Required&quot;: &quot;Optional&quot;, &quot;Allowed Values&quot;: &quot;'Y' | 'N'&quot;, &quot;Default&quot;: &quot;'N'&quot;, &quot;Comments&quot;: &quot;Whether to capture serial numbers at unkitting&quot;}," calcext:value-type="string">
            <text:p>{"Number": "99", "Name": "Serial At Unkitting", "Type": "Flag", "Length": "1", "Required": "Optional", "Allowed Values": "'Y' | 'N'", "Default": "'N'", "Comments": "Whether to capture serial numbers at unkitting"},</text:p>
          </table:table-cell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9" office:value-type="string" calcext:value-type="string">
            <text:p>Ce Commodity Code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20" calcext:value-type="float">
            <text:p>20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C&amp;E Commodity code</text:p>
          </table:table-cell>
          <table:table-cell/>
          <table:table-cell table:formula="of:=&quot;'&quot; &amp; [.$B101] &amp; &quot;': '',&quot;" office:value-type="string" office:string-value="'Ce Commodity Code': ''," calcext:value-type="string">
            <text:p>'Ce Commodity Code': '',</text:p>
          </table:table-cell>
          <table:table-cell table:style-name="ce40" table:formula="of:=&quot;{&quot;&quot;&quot; &amp; [.$A$1] &amp; &quot;&quot;&quot;: &quot;&quot;&quot; &amp; [.A101] &amp; &quot;&quot;&quot;, &quot;&quot;&quot; &amp; [.$B$1] &amp; &quot;&quot;&quot;: &quot;&quot;&quot; &amp; [.B101] &amp; &quot;&quot;&quot;, &quot;&quot;&quot; &amp; [.$C$1] &amp; &quot;&quot;&quot;: &quot;&quot;&quot; &amp; [.C101] &amp; &quot;&quot;&quot;, &quot;&quot;&quot; &amp; [.$D$1] &amp; &quot;&quot;&quot;: &quot;&quot;&quot; &amp; [.D101] &amp; &quot;&quot;&quot;, &quot;&quot;&quot; &amp; [.$E$1] &amp; &quot;&quot;&quot;: &quot;&quot;&quot; &amp; [.E101] &amp; &quot;&quot;&quot;, &quot;&quot;&quot; &amp; [.$F$1] &amp; &quot;&quot;&quot;: &quot;&quot;&quot; &amp; [.F101] &amp; &quot;&quot;&quot;, &quot;&quot;&quot; &amp; [.$G$1] &amp; &quot;&quot;&quot;: &quot;&quot;&quot; &amp; [.G101] &amp; &quot;&quot;&quot;, &quot;&quot;&quot; &amp; [.$H$1] &amp; &quot;&quot;&quot;: &quot;&quot;&quot; &amp; [.H101] &amp;  &quot;&quot;&quot;},&quot;" office:value-type="string" office:string-value="{&quot;Number&quot;: &quot;100&quot;, &quot;Name&quot;: &quot;Ce Commodity Code&quot;, &quot;Type&quot;: &quot;String&quot;, &quot;Length&quot;: &quot;20&quot;, &quot;Required&quot;: &quot;Optional&quot;, &quot;Allowed Values&quot;: &quot;Upper Case&quot;, &quot;Default&quot;: &quot; &quot;, &quot;Comments&quot;: &quot;C&amp;E Commodity code&quot;}," calcext:value-type="string">
            <text:p>{"Number": "100", "Name": "Ce Commodity Code", "Type": "String", "Length": "20", "Required": "Optional", "Allowed Values": "Upper Case", "Default": " ", "Comments": "C&amp;E Commodity code"},</text:p>
          </table:table-cell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9" office:value-type="string" calcext:value-type="string">
            <text:p>Ce Coo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3" calcext:value-type="float">
            <text:p>3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ISO3 Country of origin</text:p>
          </table:table-cell>
          <table:table-cell/>
          <table:table-cell table:formula="of:=&quot;'&quot; &amp; [.$B102] &amp; &quot;': '',&quot;" office:value-type="string" office:string-value="'Ce Coo': ''," calcext:value-type="string">
            <text:p>'Ce Coo': '',</text:p>
          </table:table-cell>
          <table:table-cell table:style-name="ce40" table:formula="of:=&quot;{&quot;&quot;&quot; &amp; [.$A$1] &amp; &quot;&quot;&quot;: &quot;&quot;&quot; &amp; [.A102] &amp; &quot;&quot;&quot;, &quot;&quot;&quot; &amp; [.$B$1] &amp; &quot;&quot;&quot;: &quot;&quot;&quot; &amp; [.B102] &amp; &quot;&quot;&quot;, &quot;&quot;&quot; &amp; [.$C$1] &amp; &quot;&quot;&quot;: &quot;&quot;&quot; &amp; [.C102] &amp; &quot;&quot;&quot;, &quot;&quot;&quot; &amp; [.$D$1] &amp; &quot;&quot;&quot;: &quot;&quot;&quot; &amp; [.D102] &amp; &quot;&quot;&quot;, &quot;&quot;&quot; &amp; [.$E$1] &amp; &quot;&quot;&quot;: &quot;&quot;&quot; &amp; [.E102] &amp; &quot;&quot;&quot;, &quot;&quot;&quot; &amp; [.$F$1] &amp; &quot;&quot;&quot;: &quot;&quot;&quot; &amp; [.F102] &amp; &quot;&quot;&quot;, &quot;&quot;&quot; &amp; [.$G$1] &amp; &quot;&quot;&quot;: &quot;&quot;&quot; &amp; [.G102] &amp; &quot;&quot;&quot;, &quot;&quot;&quot; &amp; [.$H$1] &amp; &quot;&quot;&quot;: &quot;&quot;&quot; &amp; [.H102] &amp;  &quot;&quot;&quot;},&quot;" office:value-type="string" office:string-value="{&quot;Number&quot;: &quot;101&quot;, &quot;Name&quot;: &quot;Ce Coo&quot;, &quot;Type&quot;: &quot;String&quot;, &quot;Length&quot;: &quot;3&quot;, &quot;Required&quot;: &quot;Optional&quot;, &quot;Allowed Values&quot;: &quot;Upper Case&quot;, &quot;Default&quot;: &quot; &quot;, &quot;Comments&quot;: &quot;ISO3 Country of origin&quot;}," calcext:value-type="string">
            <text:p>{"Number": "101", "Name": "Ce Coo", "Type": "String", "Length": "3", "Required": "Optional", "Allowed Values": "Upper Case", "Default": " ", "Comments": "ISO3 Country of origin"},</text:p>
          </table:table-cell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9" office:value-type="string" calcext:value-type="string">
            <text:p>Ce Cwc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3" calcext:value-type="float">
            <text:p>3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ISO3 Country where consigned</text:p>
          </table:table-cell>
          <table:table-cell/>
          <table:table-cell table:formula="of:=&quot;'&quot; &amp; [.$B103] &amp; &quot;': '',&quot;" office:value-type="string" office:string-value="'Ce Cwc': ''," calcext:value-type="string">
            <text:p>'Ce Cwc': '',</text:p>
          </table:table-cell>
          <table:table-cell table:style-name="ce40" table:formula="of:=&quot;{&quot;&quot;&quot; &amp; [.$A$1] &amp; &quot;&quot;&quot;: &quot;&quot;&quot; &amp; [.A103] &amp; &quot;&quot;&quot;, &quot;&quot;&quot; &amp; [.$B$1] &amp; &quot;&quot;&quot;: &quot;&quot;&quot; &amp; [.B103] &amp; &quot;&quot;&quot;, &quot;&quot;&quot; &amp; [.$C$1] &amp; &quot;&quot;&quot;: &quot;&quot;&quot; &amp; [.C103] &amp; &quot;&quot;&quot;, &quot;&quot;&quot; &amp; [.$D$1] &amp; &quot;&quot;&quot;: &quot;&quot;&quot; &amp; [.D103] &amp; &quot;&quot;&quot;, &quot;&quot;&quot; &amp; [.$E$1] &amp; &quot;&quot;&quot;: &quot;&quot;&quot; &amp; [.E103] &amp; &quot;&quot;&quot;, &quot;&quot;&quot; &amp; [.$F$1] &amp; &quot;&quot;&quot;: &quot;&quot;&quot; &amp; [.F103] &amp; &quot;&quot;&quot;, &quot;&quot;&quot; &amp; [.$G$1] &amp; &quot;&quot;&quot;: &quot;&quot;&quot; &amp; [.G103] &amp; &quot;&quot;&quot;, &quot;&quot;&quot; &amp; [.$H$1] &amp; &quot;&quot;&quot;: &quot;&quot;&quot; &amp; [.H103] &amp;  &quot;&quot;&quot;},&quot;" office:value-type="string" office:string-value="{&quot;Number&quot;: &quot;102&quot;, &quot;Name&quot;: &quot;Ce Cwc&quot;, &quot;Type&quot;: &quot;String&quot;, &quot;Length&quot;: &quot;3&quot;, &quot;Required&quot;: &quot;Optional&quot;, &quot;Allowed Values&quot;: &quot;Upper Case&quot;, &quot;Default&quot;: &quot; &quot;, &quot;Comments&quot;: &quot;ISO3 Country where consigned&quot;}," calcext:value-type="string">
            <text:p>{"Number": "102", "Name": "Ce Cwc", "Type": "String", "Length": "3", "Required": "Optional", "Allowed Values": "Upper Case", "Default": " ", "Comments": "ISO3 Country where consigned"},</text:p>
          </table:table-cell>
        </table:table-row>
        <table:table-row table:style-name="ro7" table:visibility="filter">
          <table:table-cell table:style-name="ce4" office:value-type="float" office:value="103" calcext:value-type="float">
            <text:p>103</text:p>
          </table:table-cell>
          <table:table-cell table:style-name="ce9" office:value-type="string" calcext:value-type="string">
            <text:p>Ce Vat Code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S' | 'Z'</text:p>
          </table:table-cell>
          <table:table-cell table:style-name="ce32" office:value-type="string" calcext:value-type="string">
            <text:p> </text:p>
          </table:table-cell>
          <table:table-cell table:style-name="ce26" office:value-type="string" calcext:value-type="string">
            <text:p>VAT Code 'S' (standard rate) or 'Z' (zero rate)</text:p>
          </table:table-cell>
          <table:table-cell/>
          <table:table-cell table:formula="of:=&quot;'&quot; &amp; [.$B104] &amp; &quot;': '',&quot;" office:value-type="string" office:string-value="'Ce Vat Code': ''," calcext:value-type="string">
            <text:p>'Ce Vat Code': '',</text:p>
          </table:table-cell>
          <table:table-cell table:style-name="ce40" table:formula="of:=&quot;{&quot;&quot;&quot; &amp; [.$A$1] &amp; &quot;&quot;&quot;: &quot;&quot;&quot; &amp; [.A104] &amp; &quot;&quot;&quot;, &quot;&quot;&quot; &amp; [.$B$1] &amp; &quot;&quot;&quot;: &quot;&quot;&quot; &amp; [.B104] &amp; &quot;&quot;&quot;, &quot;&quot;&quot; &amp; [.$C$1] &amp; &quot;&quot;&quot;: &quot;&quot;&quot; &amp; [.C104] &amp; &quot;&quot;&quot;, &quot;&quot;&quot; &amp; [.$D$1] &amp; &quot;&quot;&quot;: &quot;&quot;&quot; &amp; [.D104] &amp; &quot;&quot;&quot;, &quot;&quot;&quot; &amp; [.$E$1] &amp; &quot;&quot;&quot;: &quot;&quot;&quot; &amp; [.E104] &amp; &quot;&quot;&quot;, &quot;&quot;&quot; &amp; [.$F$1] &amp; &quot;&quot;&quot;: &quot;&quot;&quot; &amp; [.F104] &amp; &quot;&quot;&quot;, &quot;&quot;&quot; &amp; [.$G$1] &amp; &quot;&quot;&quot;: &quot;&quot;&quot; &amp; [.G104] &amp; &quot;&quot;&quot;, &quot;&quot;&quot; &amp; [.$H$1] &amp; &quot;&quot;&quot;: &quot;&quot;&quot; &amp; [.H104] &amp;  &quot;&quot;&quot;},&quot;" office:value-type="string" office:string-value="{&quot;Number&quot;: &quot;103&quot;, &quot;Name&quot;: &quot;Ce Vat Code&quot;, &quot;Type&quot;: &quot;Flag&quot;, &quot;Length&quot;: &quot;1&quot;, &quot;Required&quot;: &quot;Optional&quot;, &quot;Allowed Values&quot;: &quot;'S' | 'Z'&quot;, &quot;Default&quot;: &quot; &quot;, &quot;Comments&quot;: &quot;VAT Code 'S' (standard rate) or 'Z' (zero rate)&quot;}," calcext:value-type="string">
            <text:p>{"Number": "103", "Name": "Ce Vat Code", "Type": "Flag", "Length": "1", "Required": "Optional", "Allowed Values": "'S' | 'Z'", "Default": " ", "Comments": "VAT Code 'S' (standard rate) or 'Z' (zero rate)"},</text:p>
          </table:table-cell>
        </table:table-row>
        <table:table-row table:style-name="ro2" table:visibility="filter">
          <table:table-cell table:style-name="ce4" office:value-type="float" office:value="104" calcext:value-type="float">
            <text:p>104</text:p>
          </table:table-cell>
          <table:table-cell table:style-name="ce9" office:value-type="string" calcext:value-type="string">
            <text:p>Ce Product Type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SKU Product Type</text:p>
          </table:table-cell>
          <table:table-cell/>
          <table:table-cell table:formula="of:=&quot;'&quot; &amp; [.$B105] &amp; &quot;': '',&quot;" office:value-type="string" office:string-value="'Ce Product Type': ''," calcext:value-type="string">
            <text:p>'Ce Product Type': '',</text:p>
          </table:table-cell>
          <table:table-cell table:style-name="ce40" table:formula="of:=&quot;{&quot;&quot;&quot; &amp; [.$A$1] &amp; &quot;&quot;&quot;: &quot;&quot;&quot; &amp; [.A105] &amp; &quot;&quot;&quot;, &quot;&quot;&quot; &amp; [.$B$1] &amp; &quot;&quot;&quot;: &quot;&quot;&quot; &amp; [.B105] &amp; &quot;&quot;&quot;, &quot;&quot;&quot; &amp; [.$C$1] &amp; &quot;&quot;&quot;: &quot;&quot;&quot; &amp; [.C105] &amp; &quot;&quot;&quot;, &quot;&quot;&quot; &amp; [.$D$1] &amp; &quot;&quot;&quot;: &quot;&quot;&quot; &amp; [.D105] &amp; &quot;&quot;&quot;, &quot;&quot;&quot; &amp; [.$E$1] &amp; &quot;&quot;&quot;: &quot;&quot;&quot; &amp; [.E105] &amp; &quot;&quot;&quot;, &quot;&quot;&quot; &amp; [.$F$1] &amp; &quot;&quot;&quot;: &quot;&quot;&quot; &amp; [.F105] &amp; &quot;&quot;&quot;, &quot;&quot;&quot; &amp; [.$G$1] &amp; &quot;&quot;&quot;: &quot;&quot;&quot; &amp; [.G105] &amp; &quot;&quot;&quot;, &quot;&quot;&quot; &amp; [.$H$1] &amp; &quot;&quot;&quot;: &quot;&quot;&quot; &amp; [.H105] &amp;  &quot;&quot;&quot;},&quot;" office:value-type="string" office:string-value="{&quot;Number&quot;: &quot;104&quot;, &quot;Name&quot;: &quot;Ce Product Type&quot;, &quot;Type&quot;: &quot;Flag&quot;, &quot;Length&quot;: &quot;1&quot;, &quot;Required&quot;: &quot;Optional&quot;, &quot;Allowed Values&quot;: &quot;Upper Case&quot;, &quot;Default&quot;: &quot; &quot;, &quot;Comments&quot;: &quot;SKU Product Type&quot;}," calcext:value-type="string">
            <text:p>{"Number": "104", "Name": "Ce Product Type", "Type": "Flag", "Length": "1", "Required": "Optional", "Allowed Values": "Upper Case", "Default": " ", "Comments": "SKU Product Type"},</text:p>
          </table:table-cell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9" office:value-type="string" calcext:value-type="string">
            <text:p>Commodity Code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22" calcext:value-type="float">
            <text:p>22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Commodity code</text:p>
          </table:table-cell>
          <table:table-cell/>
          <table:table-cell table:formula="of:=&quot;'&quot; &amp; [.$B106] &amp; &quot;': '',&quot;" office:value-type="string" office:string-value="'Commodity Code': ''," calcext:value-type="string">
            <text:p>'Commodity Code': '',</text:p>
          </table:table-cell>
          <table:table-cell table:style-name="ce40" table:formula="of:=&quot;{&quot;&quot;&quot; &amp; [.$A$1] &amp; &quot;&quot;&quot;: &quot;&quot;&quot; &amp; [.A106] &amp; &quot;&quot;&quot;, &quot;&quot;&quot; &amp; [.$B$1] &amp; &quot;&quot;&quot;: &quot;&quot;&quot; &amp; [.B106] &amp; &quot;&quot;&quot;, &quot;&quot;&quot; &amp; [.$C$1] &amp; &quot;&quot;&quot;: &quot;&quot;&quot; &amp; [.C106] &amp; &quot;&quot;&quot;, &quot;&quot;&quot; &amp; [.$D$1] &amp; &quot;&quot;&quot;: &quot;&quot;&quot; &amp; [.D106] &amp; &quot;&quot;&quot;, &quot;&quot;&quot; &amp; [.$E$1] &amp; &quot;&quot;&quot;: &quot;&quot;&quot; &amp; [.E106] &amp; &quot;&quot;&quot;, &quot;&quot;&quot; &amp; [.$F$1] &amp; &quot;&quot;&quot;: &quot;&quot;&quot; &amp; [.F106] &amp; &quot;&quot;&quot;, &quot;&quot;&quot; &amp; [.$G$1] &amp; &quot;&quot;&quot;: &quot;&quot;&quot; &amp; [.G106] &amp; &quot;&quot;&quot;, &quot;&quot;&quot; &amp; [.$H$1] &amp; &quot;&quot;&quot;: &quot;&quot;&quot; &amp; [.H106] &amp;  &quot;&quot;&quot;},&quot;" office:value-type="string" office:string-value="{&quot;Number&quot;: &quot;105&quot;, &quot;Name&quot;: &quot;Commodity Code&quot;, &quot;Type&quot;: &quot;String&quot;, &quot;Length&quot;: &quot;22&quot;, &quot;Required&quot;: &quot;Optional&quot;, &quot;Allowed Values&quot;: &quot;Upper Case&quot;, &quot;Default&quot;: &quot; &quot;, &quot;Comments&quot;: &quot;Commodity code&quot;}," calcext:value-type="string">
            <text:p>{"Number": "105", "Name": "Commodity Code", "Type": "String", "Length": "22", "Required": "Optional", "Allowed Values": "Upper Case", "Default": " ", "Comments": "Commodity code"},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9" office:value-type="string" calcext:value-type="string">
            <text:p>Commodity Desc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35" calcext:value-type="float">
            <text:p>35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Mixed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Commodity description</text:p>
          </table:table-cell>
          <table:table-cell/>
          <table:table-cell table:formula="of:=&quot;'&quot; &amp; [.$B107] &amp; &quot;': '',&quot;" office:value-type="string" office:string-value="'Commodity Desc': ''," calcext:value-type="string">
            <text:p>'Commodity Desc': '',</text:p>
          </table:table-cell>
          <table:table-cell table:style-name="ce40" table:formula="of:=&quot;{&quot;&quot;&quot; &amp; [.$A$1] &amp; &quot;&quot;&quot;: &quot;&quot;&quot; &amp; [.A107] &amp; &quot;&quot;&quot;, &quot;&quot;&quot; &amp; [.$B$1] &amp; &quot;&quot;&quot;: &quot;&quot;&quot; &amp; [.B107] &amp; &quot;&quot;&quot;, &quot;&quot;&quot; &amp; [.$C$1] &amp; &quot;&quot;&quot;: &quot;&quot;&quot; &amp; [.C107] &amp; &quot;&quot;&quot;, &quot;&quot;&quot; &amp; [.$D$1] &amp; &quot;&quot;&quot;: &quot;&quot;&quot; &amp; [.D107] &amp; &quot;&quot;&quot;, &quot;&quot;&quot; &amp; [.$E$1] &amp; &quot;&quot;&quot;: &quot;&quot;&quot; &amp; [.E107] &amp; &quot;&quot;&quot;, &quot;&quot;&quot; &amp; [.$F$1] &amp; &quot;&quot;&quot;: &quot;&quot;&quot; &amp; [.F107] &amp; &quot;&quot;&quot;, &quot;&quot;&quot; &amp; [.$G$1] &amp; &quot;&quot;&quot;: &quot;&quot;&quot; &amp; [.G107] &amp; &quot;&quot;&quot;, &quot;&quot;&quot; &amp; [.$H$1] &amp; &quot;&quot;&quot;: &quot;&quot;&quot; &amp; [.H107] &amp;  &quot;&quot;&quot;},&quot;" office:value-type="string" office:string-value="{&quot;Number&quot;: &quot;106&quot;, &quot;Name&quot;: &quot;Commodity Desc&quot;, &quot;Type&quot;: &quot;String&quot;, &quot;Length&quot;: &quot;35&quot;, &quot;Required&quot;: &quot;Optional&quot;, &quot;Allowed Values&quot;: &quot;Mixed Case&quot;, &quot;Default&quot;: &quot; &quot;, &quot;Comments&quot;: &quot;Commodity description&quot;}," calcext:value-type="string">
            <text:p>{"Number": "106", "Name": "Commodity Desc", "Type": "String", "Length": "35", "Required": "Optional", "Allowed Values": "Mixed Case", "Default": " ", "Comments": "Commodity description"},</text:p>
          </table:table-cell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7" office:value-type="string" calcext:value-type="string">
            <text:p>Family Group</text:p>
          </table:table-cell>
          <table:table-cell table:style-name="ce12" office:value-type="string" calcext:value-type="string">
            <text:p>String</text:p>
          </table:table-cell>
          <table:table-cell table:style-name="ce17" office:value-type="float" office:value="15" calcext:value-type="float">
            <text:p>15</text:p>
          </table:table-cell>
          <table:table-cell table:style-name="ce12" office:value-type="string" calcext:value-type="string">
            <text:p>Required</text:p>
          </table:table-cell>
          <table:table-cell table:style-name="ce23" office:value-type="string" calcext:value-type="string">
            <text:p>Upper Case</text:p>
          </table:table-cell>
          <table:table-cell table:style-name="ce30" office:value-type="string" calcext:value-type="string">
            <text:p> </text:p>
          </table:table-cell>
          <table:table-cell table:style-name="ce23" office:value-type="string" calcext:value-type="string">
            <text:p>Abbreviation of the brand</text:p>
          </table:table-cell>
          <table:table-cell/>
          <table:table-cell table:formula="of:=&quot;'&quot; &amp; [.$B108] &amp; &quot;': '',&quot;" office:value-type="string" office:string-value="'Family Group': ''," calcext:value-type="string">
            <text:p>'Family Group': '',</text:p>
          </table:table-cell>
          <table:table-cell table:style-name="ce40" table:formula="of:=&quot;{&quot;&quot;&quot; &amp; [.$A$1] &amp; &quot;&quot;&quot;: &quot;&quot;&quot; &amp; [.A108] &amp; &quot;&quot;&quot;, &quot;&quot;&quot; &amp; [.$B$1] &amp; &quot;&quot;&quot;: &quot;&quot;&quot; &amp; [.B108] &amp; &quot;&quot;&quot;, &quot;&quot;&quot; &amp; [.$C$1] &amp; &quot;&quot;&quot;: &quot;&quot;&quot; &amp; [.C108] &amp; &quot;&quot;&quot;, &quot;&quot;&quot; &amp; [.$D$1] &amp; &quot;&quot;&quot;: &quot;&quot;&quot; &amp; [.D108] &amp; &quot;&quot;&quot;, &quot;&quot;&quot; &amp; [.$E$1] &amp; &quot;&quot;&quot;: &quot;&quot;&quot; &amp; [.E108] &amp; &quot;&quot;&quot;, &quot;&quot;&quot; &amp; [.$F$1] &amp; &quot;&quot;&quot;: &quot;&quot;&quot; &amp; [.F108] &amp; &quot;&quot;&quot;, &quot;&quot;&quot; &amp; [.$G$1] &amp; &quot;&quot;&quot;: &quot;&quot;&quot; &amp; [.G108] &amp; &quot;&quot;&quot;, &quot;&quot;&quot; &amp; [.$H$1] &amp; &quot;&quot;&quot;: &quot;&quot;&quot; &amp; [.H108] &amp;  &quot;&quot;&quot;},&quot;" office:value-type="string" office:string-value="{&quot;Number&quot;: &quot;107&quot;, &quot;Name&quot;: &quot;Family Group&quot;, &quot;Type&quot;: &quot;String&quot;, &quot;Length&quot;: &quot;15&quot;, &quot;Required&quot;: &quot;Required&quot;, &quot;Allowed Values&quot;: &quot;Upper Case&quot;, &quot;Default&quot;: &quot; &quot;, &quot;Comments&quot;: &quot;Abbreviation of the brand&quot;}," calcext:value-type="string">
            <text:p>{"Number": "107", "Name": "Family Group", "Type": "String", "Length": "15", "Required": "Required", "Allowed Values": "Upper Case", "Default": " ", "Comments": "Abbreviation of the brand"},</text:p>
          </table:table-cell>
        </table:table-row>
        <table:table-row table:style-name="ro5" table:visibility="filter">
          <table:table-cell table:style-name="ce4" office:value-type="float" office:value="108" calcext:value-type="float">
            <text:p>108</text:p>
          </table:table-cell>
          <table:table-cell table:style-name="ce9" office:value-type="string" calcext:value-type="string">
            <text:p>Breakpack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6" office:value-type="string" calcext:value-type="string">
            <text:p>Indicates whether the SKU arrives in packaging that should be removed prior to picking (for Grid Picking)</text:p>
          </table:table-cell>
          <table:table-cell/>
          <table:table-cell table:formula="of:=&quot;'&quot; &amp; [.$B109] &amp; &quot;': '',&quot;" office:value-type="string" office:string-value="'Breakpack': ''," calcext:value-type="string">
            <text:p>'Breakpack': '',</text:p>
          </table:table-cell>
          <table:table-cell table:style-name="ce40" table:formula="of:=&quot;{&quot;&quot;&quot; &amp; [.$A$1] &amp; &quot;&quot;&quot;: &quot;&quot;&quot; &amp; [.A109] &amp; &quot;&quot;&quot;, &quot;&quot;&quot; &amp; [.$B$1] &amp; &quot;&quot;&quot;: &quot;&quot;&quot; &amp; [.B109] &amp; &quot;&quot;&quot;, &quot;&quot;&quot; &amp; [.$C$1] &amp; &quot;&quot;&quot;: &quot;&quot;&quot; &amp; [.C109] &amp; &quot;&quot;&quot;, &quot;&quot;&quot; &amp; [.$D$1] &amp; &quot;&quot;&quot;: &quot;&quot;&quot; &amp; [.D109] &amp; &quot;&quot;&quot;, &quot;&quot;&quot; &amp; [.$E$1] &amp; &quot;&quot;&quot;: &quot;&quot;&quot; &amp; [.E109] &amp; &quot;&quot;&quot;, &quot;&quot;&quot; &amp; [.$F$1] &amp; &quot;&quot;&quot;: &quot;&quot;&quot; &amp; [.F109] &amp; &quot;&quot;&quot;, &quot;&quot;&quot; &amp; [.$G$1] &amp; &quot;&quot;&quot;: &quot;&quot;&quot; &amp; [.G109] &amp; &quot;&quot;&quot;, &quot;&quot;&quot; &amp; [.$H$1] &amp; &quot;&quot;&quot;: &quot;&quot;&quot; &amp; [.H109] &amp;  &quot;&quot;&quot;},&quot;" office:value-type="string" office:string-value="{&quot;Number&quot;: &quot;108&quot;, &quot;Name&quot;: &quot;Breakpack&quot;, &quot;Type&quot;: &quot;Flag&quot;, &quot;Length&quot;: &quot;1&quot;, &quot;Required&quot;: &quot;Optional&quot;, &quot;Allowed Values&quot;: &quot;'Y' | 'N'&quot;, &quot;Default&quot;: &quot;'N'&quot;, &quot;Comments&quot;: &quot;Indicates whether the SKU arrives in packaging that should be removed prior to picking (for Grid Picking)&quot;}," calcext:value-type="string">
            <text:p>{"Number": "108", "Name": "Breakpack", "Type": "Flag", "Length": "1", "Required": "Optional", "Allowed Values": "'Y' | 'N'", "Default": "'N'", "Comments": "Indicates whether the SKU arrives in packaging that should be removed prior to picking (for Grid Picking)"},</text:p>
          </table:table-cell>
        </table:table-row>
        <table:table-row table:style-name="ro7" table:visibility="filter">
          <table:table-cell table:style-name="ce4" office:value-type="float" office:value="109" calcext:value-type="float">
            <text:p>109</text:p>
          </table:table-cell>
          <table:table-cell table:style-name="ce9" office:value-type="string" calcext:value-type="string">
            <text:p>Clearable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6" office:value-type="string" calcext:value-type="string">
            <text:p>Whether the SKU is a daily clearable product (for Grid Picking)</text:p>
          </table:table-cell>
          <table:table-cell/>
          <table:table-cell table:formula="of:=&quot;'&quot; &amp; [.$B110] &amp; &quot;': '',&quot;" office:value-type="string" office:string-value="'Clearable': ''," calcext:value-type="string">
            <text:p>'Clearable': '',</text:p>
          </table:table-cell>
          <table:table-cell table:style-name="ce40" table:formula="of:=&quot;{&quot;&quot;&quot; &amp; [.$A$1] &amp; &quot;&quot;&quot;: &quot;&quot;&quot; &amp; [.A110] &amp; &quot;&quot;&quot;, &quot;&quot;&quot; &amp; [.$B$1] &amp; &quot;&quot;&quot;: &quot;&quot;&quot; &amp; [.B110] &amp; &quot;&quot;&quot;, &quot;&quot;&quot; &amp; [.$C$1] &amp; &quot;&quot;&quot;: &quot;&quot;&quot; &amp; [.C110] &amp; &quot;&quot;&quot;, &quot;&quot;&quot; &amp; [.$D$1] &amp; &quot;&quot;&quot;: &quot;&quot;&quot; &amp; [.D110] &amp; &quot;&quot;&quot;, &quot;&quot;&quot; &amp; [.$E$1] &amp; &quot;&quot;&quot;: &quot;&quot;&quot; &amp; [.E110] &amp; &quot;&quot;&quot;, &quot;&quot;&quot; &amp; [.$F$1] &amp; &quot;&quot;&quot;: &quot;&quot;&quot; &amp; [.F110] &amp; &quot;&quot;&quot;, &quot;&quot;&quot; &amp; [.$G$1] &amp; &quot;&quot;&quot;: &quot;&quot;&quot; &amp; [.G110] &amp; &quot;&quot;&quot;, &quot;&quot;&quot; &amp; [.$H$1] &amp; &quot;&quot;&quot;: &quot;&quot;&quot; &amp; [.H110] &amp;  &quot;&quot;&quot;},&quot;" office:value-type="string" office:string-value="{&quot;Number&quot;: &quot;109&quot;, &quot;Name&quot;: &quot;Clearable&quot;, &quot;Type&quot;: &quot;Flag&quot;, &quot;Length&quot;: &quot;1&quot;, &quot;Required&quot;: &quot;Optional&quot;, &quot;Allowed Values&quot;: &quot;'Y' | 'N'&quot;, &quot;Default&quot;: &quot;'N'&quot;, &quot;Comments&quot;: &quot;Whether the SKU is a daily clearable product (for Grid Picking)&quot;}," calcext:value-type="string">
            <text:p>{"Number": "109", "Name": "Clearable", "Type": "Flag", "Length": "1", "Required": "Optional", "Allowed Values": "'Y' | 'N'", "Default": "'N'", "Comments": "Whether the SKU is a daily clearable product (for Grid Picking)"},</text:p>
          </table:table-cell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9" office:value-type="string" calcext:value-type="string">
            <text:p>Stage Route Id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20" calcext:value-type="float">
            <text:p>20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Stage route ID</text:p>
          </table:table-cell>
          <table:table-cell/>
          <table:table-cell table:formula="of:=&quot;'&quot; &amp; [.$B111] &amp; &quot;': '',&quot;" office:value-type="string" office:string-value="'Stage Route Id': ''," calcext:value-type="string">
            <text:p>'Stage Route Id': '',</text:p>
          </table:table-cell>
          <table:table-cell table:style-name="ce40" table:formula="of:=&quot;{&quot;&quot;&quot; &amp; [.$A$1] &amp; &quot;&quot;&quot;: &quot;&quot;&quot; &amp; [.A111] &amp; &quot;&quot;&quot;, &quot;&quot;&quot; &amp; [.$B$1] &amp; &quot;&quot;&quot;: &quot;&quot;&quot; &amp; [.B111] &amp; &quot;&quot;&quot;, &quot;&quot;&quot; &amp; [.$C$1] &amp; &quot;&quot;&quot;: &quot;&quot;&quot; &amp; [.C111] &amp; &quot;&quot;&quot;, &quot;&quot;&quot; &amp; [.$D$1] &amp; &quot;&quot;&quot;: &quot;&quot;&quot; &amp; [.D111] &amp; &quot;&quot;&quot;, &quot;&quot;&quot; &amp; [.$E$1] &amp; &quot;&quot;&quot;: &quot;&quot;&quot; &amp; [.E111] &amp; &quot;&quot;&quot;, &quot;&quot;&quot; &amp; [.$F$1] &amp; &quot;&quot;&quot;: &quot;&quot;&quot; &amp; [.F111] &amp; &quot;&quot;&quot;, &quot;&quot;&quot; &amp; [.$G$1] &amp; &quot;&quot;&quot;: &quot;&quot;&quot; &amp; [.G111] &amp; &quot;&quot;&quot;, &quot;&quot;&quot; &amp; [.$H$1] &amp; &quot;&quot;&quot;: &quot;&quot;&quot; &amp; [.H111] &amp;  &quot;&quot;&quot;},&quot;" office:value-type="string" office:string-value="{&quot;Number&quot;: &quot;110&quot;, &quot;Name&quot;: &quot;Stage Route Id&quot;, &quot;Type&quot;: &quot;String&quot;, &quot;Length&quot;: &quot;20&quot;, &quot;Required&quot;: &quot;Optional&quot;, &quot;Allowed Values&quot;: &quot;Upper Case&quot;, &quot;Default&quot;: &quot; &quot;, &quot;Comments&quot;: &quot;Stage route ID&quot;}," calcext:value-type="string">
            <text:p>{"Number": "110", "Name": "Stage Route Id", "Type": "String", "Length": "20", "Required": "Optional", "Allowed Values": "Upper Case", "Default": " ", "Comments": "Stage route ID"},</text:p>
          </table:table-cell>
        </table:table-row>
        <table:table-row table:style-name="ro7" table:visibility="filter">
          <table:table-cell table:style-name="ce4" office:value-type="float" office:value="111" calcext:value-type="float">
            <text:p>111</text:p>
          </table:table-cell>
          <table:table-cell table:style-name="ce9" office:value-type="string" calcext:value-type="string">
            <text:p>Serial Max Range</text:p>
          </table:table-cell>
          <table:table-cell table:style-name="ce14" office:value-type="string" calcext:value-type="string">
            <text:p>Integer</text:p>
          </table:table-cell>
          <table:table-cell table:style-name="ce19" office:value-type="float" office:value="4" calcext:value-type="float">
            <text:p>4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9999'</text:p>
          </table:table-cell>
          <table:table-cell table:style-name="ce32" office:value-type="string" calcext:value-type="string">
            <text:p> </text:p>
          </table:table-cell>
          <table:table-cell table:style-name="ce26" office:value-type="string" calcext:value-type="string">
            <text:p>Maximum Range for dynamic scanning of serial numbers</text:p>
          </table:table-cell>
          <table:table-cell/>
          <table:table-cell table:formula="of:=&quot;'&quot; &amp; [.$B112] &amp; &quot;': '',&quot;" office:value-type="string" office:string-value="'Serial Max Range': ''," calcext:value-type="string">
            <text:p>'Serial Max Range': '',</text:p>
          </table:table-cell>
          <table:table-cell table:style-name="ce40" table:formula="of:=&quot;{&quot;&quot;&quot; &amp; [.$A$1] &amp; &quot;&quot;&quot;: &quot;&quot;&quot; &amp; [.A112] &amp; &quot;&quot;&quot;, &quot;&quot;&quot; &amp; [.$B$1] &amp; &quot;&quot;&quot;: &quot;&quot;&quot; &amp; [.B112] &amp; &quot;&quot;&quot;, &quot;&quot;&quot; &amp; [.$C$1] &amp; &quot;&quot;&quot;: &quot;&quot;&quot; &amp; [.C112] &amp; &quot;&quot;&quot;, &quot;&quot;&quot; &amp; [.$D$1] &amp; &quot;&quot;&quot;: &quot;&quot;&quot; &amp; [.D112] &amp; &quot;&quot;&quot;, &quot;&quot;&quot; &amp; [.$E$1] &amp; &quot;&quot;&quot;: &quot;&quot;&quot; &amp; [.E112] &amp; &quot;&quot;&quot;, &quot;&quot;&quot; &amp; [.$F$1] &amp; &quot;&quot;&quot;: &quot;&quot;&quot; &amp; [.F112] &amp; &quot;&quot;&quot;, &quot;&quot;&quot; &amp; [.$G$1] &amp; &quot;&quot;&quot;: &quot;&quot;&quot; &amp; [.G112] &amp; &quot;&quot;&quot;, &quot;&quot;&quot; &amp; [.$H$1] &amp; &quot;&quot;&quot;: &quot;&quot;&quot; &amp; [.H112] &amp;  &quot;&quot;&quot;},&quot;" office:value-type="string" office:string-value="{&quot;Number&quot;: &quot;111&quot;, &quot;Name&quot;: &quot;Serial Max Range&quot;, &quot;Type&quot;: &quot;Integer&quot;, &quot;Length&quot;: &quot;4&quot;, &quot;Required&quot;: &quot;Optional&quot;, &quot;Allowed Values&quot;: &quot;'9999'&quot;, &quot;Default&quot;: &quot; &quot;, &quot;Comments&quot;: &quot;Maximum Range for dynamic scanning of serial numbers&quot;}," calcext:value-type="string">
            <text:p>{"Number": "111", "Name": "Serial Max Range", "Type": "Integer", "Length": "4", "Required": "Optional", "Allowed Values": "'9999'", "Default": " ", "Comments": "Maximum Range for dynamic scanning of serial numbers"},</text:p>
          </table:table-cell>
        </table:table-row>
        <table:table-row table:style-name="ro7" table:visibility="filter">
          <table:table-cell table:style-name="ce4" office:value-type="float" office:value="112" calcext:value-type="float">
            <text:p>112</text:p>
          </table:table-cell>
          <table:table-cell table:style-name="ce9" office:value-type="string" calcext:value-type="string">
            <text:p>Serial Dynamic Range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6" office:value-type="string" calcext:value-type="string">
            <text:p>Whether dynamic range scanning of serial numbers is enabled</text:p>
          </table:table-cell>
          <table:table-cell/>
          <table:table-cell table:formula="of:=&quot;'&quot; &amp; [.$B113] &amp; &quot;': '',&quot;" office:value-type="string" office:string-value="'Serial Dynamic Range': ''," calcext:value-type="string">
            <text:p>'Serial Dynamic Range': '',</text:p>
          </table:table-cell>
          <table:table-cell table:style-name="ce40" table:formula="of:=&quot;{&quot;&quot;&quot; &amp; [.$A$1] &amp; &quot;&quot;&quot;: &quot;&quot;&quot; &amp; [.A113] &amp; &quot;&quot;&quot;, &quot;&quot;&quot; &amp; [.$B$1] &amp; &quot;&quot;&quot;: &quot;&quot;&quot; &amp; [.B113] &amp; &quot;&quot;&quot;, &quot;&quot;&quot; &amp; [.$C$1] &amp; &quot;&quot;&quot;: &quot;&quot;&quot; &amp; [.C113] &amp; &quot;&quot;&quot;, &quot;&quot;&quot; &amp; [.$D$1] &amp; &quot;&quot;&quot;: &quot;&quot;&quot; &amp; [.D113] &amp; &quot;&quot;&quot;, &quot;&quot;&quot; &amp; [.$E$1] &amp; &quot;&quot;&quot;: &quot;&quot;&quot; &amp; [.E113] &amp; &quot;&quot;&quot;, &quot;&quot;&quot; &amp; [.$F$1] &amp; &quot;&quot;&quot;: &quot;&quot;&quot; &amp; [.F113] &amp; &quot;&quot;&quot;, &quot;&quot;&quot; &amp; [.$G$1] &amp; &quot;&quot;&quot;: &quot;&quot;&quot; &amp; [.G113] &amp; &quot;&quot;&quot;, &quot;&quot;&quot; &amp; [.$H$1] &amp; &quot;&quot;&quot;: &quot;&quot;&quot; &amp; [.H113] &amp;  &quot;&quot;&quot;},&quot;" office:value-type="string" office:string-value="{&quot;Number&quot;: &quot;112&quot;, &quot;Name&quot;: &quot;Serial Dynamic Range&quot;, &quot;Type&quot;: &quot;Flag&quot;, &quot;Length&quot;: &quot;1&quot;, &quot;Required&quot;: &quot;Optional&quot;, &quot;Allowed Values&quot;: &quot;'Y' | 'N'&quot;, &quot;Default&quot;: &quot;'N'&quot;, &quot;Comments&quot;: &quot;Whether dynamic range scanning of serial numbers is enabled&quot;}," calcext:value-type="string">
            <text:p>{"Number": "112", "Name": "Serial Dynamic Range", "Type": "Flag", "Length": "1", "Required": "Optional", "Allowed Values": "'Y' | 'N'", "Default": "'N'", "Comments": "Whether dynamic range scanning of serial numbers is enabled"},</text:p>
          </table:table-cell>
        </table:table-row>
        <table:table-row table:style-name="ro6" table:visibility="filter">
          <table:table-cell table:style-name="ce4" office:value-type="float" office:value="113" calcext:value-type="float">
            <text:p>113</text:p>
          </table:table-cell>
          <table:table-cell table:style-name="ce9" office:value-type="string" calcext:value-type="string">
            <text:p>Expiry At Repack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6" office:value-type="string" calcext:value-type="string">
            <text:p>Expiry Date Capture at Repacking</text:p>
          </table:table-cell>
          <table:table-cell/>
          <table:table-cell table:formula="of:=&quot;'&quot; &amp; [.$B114] &amp; &quot;': '',&quot;" office:value-type="string" office:string-value="'Expiry At Repack': ''," calcext:value-type="string">
            <text:p>'Expiry At Repack': '',</text:p>
          </table:table-cell>
          <table:table-cell table:style-name="ce40" table:formula="of:=&quot;{&quot;&quot;&quot; &amp; [.$A$1] &amp; &quot;&quot;&quot;: &quot;&quot;&quot; &amp; [.A114] &amp; &quot;&quot;&quot;, &quot;&quot;&quot; &amp; [.$B$1] &amp; &quot;&quot;&quot;: &quot;&quot;&quot; &amp; [.B114] &amp; &quot;&quot;&quot;, &quot;&quot;&quot; &amp; [.$C$1] &amp; &quot;&quot;&quot;: &quot;&quot;&quot; &amp; [.C114] &amp; &quot;&quot;&quot;, &quot;&quot;&quot; &amp; [.$D$1] &amp; &quot;&quot;&quot;: &quot;&quot;&quot; &amp; [.D114] &amp; &quot;&quot;&quot;, &quot;&quot;&quot; &amp; [.$E$1] &amp; &quot;&quot;&quot;: &quot;&quot;&quot; &amp; [.E114] &amp; &quot;&quot;&quot;, &quot;&quot;&quot; &amp; [.$F$1] &amp; &quot;&quot;&quot;: &quot;&quot;&quot; &amp; [.F114] &amp; &quot;&quot;&quot;, &quot;&quot;&quot; &amp; [.$G$1] &amp; &quot;&quot;&quot;: &quot;&quot;&quot; &amp; [.G114] &amp; &quot;&quot;&quot;, &quot;&quot;&quot; &amp; [.$H$1] &amp; &quot;&quot;&quot;: &quot;&quot;&quot; &amp; [.H114] &amp;  &quot;&quot;&quot;},&quot;" office:value-type="string" office:string-value="{&quot;Number&quot;: &quot;113&quot;, &quot;Name&quot;: &quot;Expiry At Repack&quot;, &quot;Type&quot;: &quot;Flag&quot;, &quot;Length&quot;: &quot;1&quot;, &quot;Required&quot;: &quot;Optional&quot;, &quot;Allowed Values&quot;: &quot;'Y' | 'N'&quot;, &quot;Default&quot;: &quot;'N'&quot;, &quot;Comments&quot;: &quot;Expiry Date Capture at Repacking&quot;}," calcext:value-type="string">
            <text:p>{"Number": "113", "Name": "Expiry At Repack", "Type": "Flag", "Length": "1", "Required": "Optional", "Allowed Values": "'Y' | 'N'", "Default": "'N'", "Comments": "Expiry Date Capture at Repacking"},</text:p>
          </table:table-cell>
        </table:table-row>
        <table:table-row table:style-name="ro6" table:visibility="filter">
          <table:table-cell table:style-name="ce4" office:value-type="float" office:value="114" calcext:value-type="float">
            <text:p>114</text:p>
          </table:table-cell>
          <table:table-cell table:style-name="ce9" office:value-type="string" calcext:value-type="string">
            <text:p>Udf At Repack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6" office:value-type="string" calcext:value-type="string">
            <text:p>User Defined Fields Capture at Repacking</text:p>
          </table:table-cell>
          <table:table-cell/>
          <table:table-cell table:formula="of:=&quot;'&quot; &amp; [.$B115] &amp; &quot;': '',&quot;" office:value-type="string" office:string-value="'Udf At Repack': ''," calcext:value-type="string">
            <text:p>'Udf At Repack': '',</text:p>
          </table:table-cell>
          <table:table-cell table:style-name="ce40" table:formula="of:=&quot;{&quot;&quot;&quot; &amp; [.$A$1] &amp; &quot;&quot;&quot;: &quot;&quot;&quot; &amp; [.A115] &amp; &quot;&quot;&quot;, &quot;&quot;&quot; &amp; [.$B$1] &amp; &quot;&quot;&quot;: &quot;&quot;&quot; &amp; [.B115] &amp; &quot;&quot;&quot;, &quot;&quot;&quot; &amp; [.$C$1] &amp; &quot;&quot;&quot;: &quot;&quot;&quot; &amp; [.C115] &amp; &quot;&quot;&quot;, &quot;&quot;&quot; &amp; [.$D$1] &amp; &quot;&quot;&quot;: &quot;&quot;&quot; &amp; [.D115] &amp; &quot;&quot;&quot;, &quot;&quot;&quot; &amp; [.$E$1] &amp; &quot;&quot;&quot;: &quot;&quot;&quot; &amp; [.E115] &amp; &quot;&quot;&quot;, &quot;&quot;&quot; &amp; [.$F$1] &amp; &quot;&quot;&quot;: &quot;&quot;&quot; &amp; [.F115] &amp; &quot;&quot;&quot;, &quot;&quot;&quot; &amp; [.$G$1] &amp; &quot;&quot;&quot;: &quot;&quot;&quot; &amp; [.G115] &amp; &quot;&quot;&quot;, &quot;&quot;&quot; &amp; [.$H$1] &amp; &quot;&quot;&quot;: &quot;&quot;&quot; &amp; [.H115] &amp;  &quot;&quot;&quot;},&quot;" office:value-type="string" office:string-value="{&quot;Number&quot;: &quot;114&quot;, &quot;Name&quot;: &quot;Udf At Repack&quot;, &quot;Type&quot;: &quot;Flag&quot;, &quot;Length&quot;: &quot;1&quot;, &quot;Required&quot;: &quot;Optional&quot;, &quot;Allowed Values&quot;: &quot;'Y' | 'N'&quot;, &quot;Default&quot;: &quot;'N'&quot;, &quot;Comments&quot;: &quot;User Defined Fields Capture at Repacking&quot;}," calcext:value-type="string">
            <text:p>{"Number": "114", "Name": "Udf At Repack", "Type": "Flag", "Length": "1", "Required": "Optional", "Allowed Values": "'Y' | 'N'", "Default": "'N'", "Comments": "User Defined Fields Capture at Repacking"},</text:p>
          </table:table-cell>
        </table:table-row>
        <table:table-row table:style-name="ro6" table:visibility="filter">
          <table:table-cell table:style-name="ce4" office:value-type="float" office:value="115" calcext:value-type="float">
            <text:p>115</text:p>
          </table:table-cell>
          <table:table-cell table:style-name="ce9" office:value-type="string" calcext:value-type="string">
            <text:p>Manufacture At Repack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6" office:value-type="string" calcext:value-type="string">
            <text:p>Manufacture Date Capture at Repacking</text:p>
          </table:table-cell>
          <table:table-cell/>
          <table:table-cell table:formula="of:=&quot;'&quot; &amp; [.$B116] &amp; &quot;': '',&quot;" office:value-type="string" office:string-value="'Manufacture At Repack': ''," calcext:value-type="string">
            <text:p>'Manufacture At Repack': '',</text:p>
          </table:table-cell>
          <table:table-cell table:style-name="ce40" table:formula="of:=&quot;{&quot;&quot;&quot; &amp; [.$A$1] &amp; &quot;&quot;&quot;: &quot;&quot;&quot; &amp; [.A116] &amp; &quot;&quot;&quot;, &quot;&quot;&quot; &amp; [.$B$1] &amp; &quot;&quot;&quot;: &quot;&quot;&quot; &amp; [.B116] &amp; &quot;&quot;&quot;, &quot;&quot;&quot; &amp; [.$C$1] &amp; &quot;&quot;&quot;: &quot;&quot;&quot; &amp; [.C116] &amp; &quot;&quot;&quot;, &quot;&quot;&quot; &amp; [.$D$1] &amp; &quot;&quot;&quot;: &quot;&quot;&quot; &amp; [.D116] &amp; &quot;&quot;&quot;, &quot;&quot;&quot; &amp; [.$E$1] &amp; &quot;&quot;&quot;: &quot;&quot;&quot; &amp; [.E116] &amp; &quot;&quot;&quot;, &quot;&quot;&quot; &amp; [.$F$1] &amp; &quot;&quot;&quot;: &quot;&quot;&quot; &amp; [.F116] &amp; &quot;&quot;&quot;, &quot;&quot;&quot; &amp; [.$G$1] &amp; &quot;&quot;&quot;: &quot;&quot;&quot; &amp; [.G116] &amp; &quot;&quot;&quot;, &quot;&quot;&quot; &amp; [.$H$1] &amp; &quot;&quot;&quot;: &quot;&quot;&quot; &amp; [.H116] &amp;  &quot;&quot;&quot;},&quot;" office:value-type="string" office:string-value="{&quot;Number&quot;: &quot;115&quot;, &quot;Name&quot;: &quot;Manufacture At Repack&quot;, &quot;Type&quot;: &quot;Flag&quot;, &quot;Length&quot;: &quot;1&quot;, &quot;Required&quot;: &quot;Optional&quot;, &quot;Allowed Values&quot;: &quot;'Y' | 'N'&quot;, &quot;Default&quot;: &quot;'N'&quot;, &quot;Comments&quot;: &quot;Manufacture Date Capture at Repacking&quot;}," calcext:value-type="string">
            <text:p>{"Number": "115", "Name": "Manufacture At Repack", "Type": "Flag", "Length": "1", "Required": "Optional", "Allowed Values": "'Y' | 'N'", "Default": "'N'", "Comments": "Manufacture Date Capture at Repacking"},</text:p>
          </table:table-cell>
        </table:table-row>
        <table:table-row table:style-name="ro6" table:visibility="filter">
          <table:table-cell table:style-name="ce4" office:value-type="float" office:value="116" calcext:value-type="float">
            <text:p>116</text:p>
          </table:table-cell>
          <table:table-cell table:style-name="ce9" office:value-type="string" calcext:value-type="string">
            <text:p>Repack By Piece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5" office:value-type="string" calcext:value-type="string">
            <text:p>Repack by piece</text:p>
          </table:table-cell>
          <table:table-cell/>
          <table:table-cell table:formula="of:=&quot;'&quot; &amp; [.$B117] &amp; &quot;': '',&quot;" office:value-type="string" office:string-value="'Repack By Piece': ''," calcext:value-type="string">
            <text:p>'Repack By Piece': '',</text:p>
          </table:table-cell>
          <table:table-cell table:style-name="ce40" table:formula="of:=&quot;{&quot;&quot;&quot; &amp; [.$A$1] &amp; &quot;&quot;&quot;: &quot;&quot;&quot; &amp; [.A117] &amp; &quot;&quot;&quot;, &quot;&quot;&quot; &amp; [.$B$1] &amp; &quot;&quot;&quot;: &quot;&quot;&quot; &amp; [.B117] &amp; &quot;&quot;&quot;, &quot;&quot;&quot; &amp; [.$C$1] &amp; &quot;&quot;&quot;: &quot;&quot;&quot; &amp; [.C117] &amp; &quot;&quot;&quot;, &quot;&quot;&quot; &amp; [.$D$1] &amp; &quot;&quot;&quot;: &quot;&quot;&quot; &amp; [.D117] &amp; &quot;&quot;&quot;, &quot;&quot;&quot; &amp; [.$E$1] &amp; &quot;&quot;&quot;: &quot;&quot;&quot; &amp; [.E117] &amp; &quot;&quot;&quot;, &quot;&quot;&quot; &amp; [.$F$1] &amp; &quot;&quot;&quot;: &quot;&quot;&quot; &amp; [.F117] &amp; &quot;&quot;&quot;, &quot;&quot;&quot; &amp; [.$G$1] &amp; &quot;&quot;&quot;: &quot;&quot;&quot; &amp; [.G117] &amp; &quot;&quot;&quot;, &quot;&quot;&quot; &amp; [.$H$1] &amp; &quot;&quot;&quot;: &quot;&quot;&quot; &amp; [.H117] &amp;  &quot;&quot;&quot;},&quot;" office:value-type="string" office:string-value="{&quot;Number&quot;: &quot;116&quot;, &quot;Name&quot;: &quot;Repack By Piece&quot;, &quot;Type&quot;: &quot;Flag&quot;, &quot;Length&quot;: &quot;1&quot;, &quot;Required&quot;: &quot;Optional&quot;, &quot;Allowed Values&quot;: &quot;'Y' | 'N'&quot;, &quot;Default&quot;: &quot;'N'&quot;, &quot;Comments&quot;: &quot;Repack by piece&quot;}," calcext:value-type="string">
            <text:p>{"Number": "116", "Name": "Repack By Piece", "Type": "Flag", "Length": "1", "Required": "Optional", "Allowed Values": "'Y' | 'N'", "Default": "'N'", "Comments": "Repack by piece"},</text:p>
          </table:table-cell>
        </table:table-row>
        <table:table-row table:style-name="ro5" table:visibility="filter">
          <table:table-cell table:style-name="ce4" office:value-type="float" office:value="117" calcext:value-type="float">
            <text:p>117</text:p>
          </table:table-cell>
          <table:table-cell table:style-name="ce9" office:value-type="string" calcext:value-type="string">
            <text:p>Each Quantity</text:p>
          </table:table-cell>
          <table:table-cell table:style-name="ce14" office:value-type="string" calcext:value-type="string">
            <text:p>Decimal</text:p>
          </table:table-cell>
          <table:table-cell table:style-name="ce19" office:value-type="float" office:value="15.6" calcext:value-type="float">
            <text:p>15,6</text:p>
          </table:table-cell>
          <table:table-cell table:style-name="ce14" office:value-type="string" calcext:value-type="string">
            <text:p>Optional</text:p>
          </table:table-cell>
          <table:table-cell table:style-name="ce26" office:value-type="string" calcext:value-type="string">
            <text:p>'99999999.999999' | '999999999999999' (6 decimal places implied)</text:p>
          </table:table-cell>
          <table:table-cell table:style-name="ce33" office:value-type="string" calcext:value-type="string">
            <text:p> </text:p>
          </table:table-cell>
          <table:table-cell table:style-name="ce26" office:value-type="string" calcext:value-type="string">
            <text:p>Holds the number of units within the lowest tracking level</text:p>
          </table:table-cell>
          <table:table-cell/>
          <table:table-cell table:formula="of:=&quot;'&quot; &amp; [.$B118] &amp; &quot;': '',&quot;" office:value-type="string" office:string-value="'Each Quantity': ''," calcext:value-type="string">
            <text:p>'Each Quantity': '',</text:p>
          </table:table-cell>
          <table:table-cell table:style-name="ce40" table:formula="of:=&quot;{&quot;&quot;&quot; &amp; [.$A$1] &amp; &quot;&quot;&quot;: &quot;&quot;&quot; &amp; [.A118] &amp; &quot;&quot;&quot;, &quot;&quot;&quot; &amp; [.$B$1] &amp; &quot;&quot;&quot;: &quot;&quot;&quot; &amp; [.B118] &amp; &quot;&quot;&quot;, &quot;&quot;&quot; &amp; [.$C$1] &amp; &quot;&quot;&quot;: &quot;&quot;&quot; &amp; [.C118] &amp; &quot;&quot;&quot;, &quot;&quot;&quot; &amp; [.$D$1] &amp; &quot;&quot;&quot;: &quot;&quot;&quot; &amp; [.D118] &amp; &quot;&quot;&quot;, &quot;&quot;&quot; &amp; [.$E$1] &amp; &quot;&quot;&quot;: &quot;&quot;&quot; &amp; [.E118] &amp; &quot;&quot;&quot;, &quot;&quot;&quot; &amp; [.$F$1] &amp; &quot;&quot;&quot;: &quot;&quot;&quot; &amp; [.F118] &amp; &quot;&quot;&quot;, &quot;&quot;&quot; &amp; [.$G$1] &amp; &quot;&quot;&quot;: &quot;&quot;&quot; &amp; [.G118] &amp; &quot;&quot;&quot;, &quot;&quot;&quot; &amp; [.$H$1] &amp; &quot;&quot;&quot;: &quot;&quot;&quot; &amp; [.H118] &amp;  &quot;&quot;&quot;},&quot;" office:value-type="string" office:string-value="{&quot;Number&quot;: &quot;117&quot;, &quot;Name&quot;: &quot;Each Quantity&quot;, &quot;Type&quot;: &quot;Decimal&quot;, &quot;Length&quot;: &quot;15,6&quot;, &quot;Required&quot;: &quot;Optional&quot;, &quot;Allowed Values&quot;: &quot;'99999999.999999' | '999999999999999' (6 decimal places implied)&quot;, &quot;Default&quot;: &quot; &quot;, &quot;Comments&quot;: &quot;Holds the number of units within the lowest tracking level&quot;}," calcext:value-type="string">
            <text:p>{"Number": "117", "Name": "Each Quantity", "Type": "Decimal", "Length": "15,6", "Required": "Optional", "Allowed Values": "'99999999.999999' | '999999999999999' (6 decimal places implied)", "Default": " ", "Comments": "Holds the number of units within the lowest tracking level"},</text:p>
          </table:table-cell>
        </table:table-row>
        <table:table-row table:style-name="ro5" table:visibility="filter">
          <table:table-cell table:style-name="ce4" office:value-type="float" office:value="118" calcext:value-type="float">
            <text:p>118</text:p>
          </table:table-cell>
          <table:table-cell table:style-name="ce9" office:value-type="string" calcext:value-type="string">
            <text:p>Packed Height</text:p>
          </table:table-cell>
          <table:table-cell table:style-name="ce14" office:value-type="string" calcext:value-type="string">
            <text:p>Decimal</text:p>
          </table:table-cell>
          <table:table-cell table:style-name="ce19" office:value-type="float" office:value="13.6" calcext:value-type="float">
            <text:p>13,6</text:p>
          </table:table-cell>
          <table:table-cell table:style-name="ce14" office:value-type="string" calcext:value-type="string">
            <text:p>Optional</text:p>
          </table:table-cell>
          <table:table-cell table:style-name="ce26" office:value-type="string" calcext:value-type="string">
            <text:p>'999999.999999' | '9999999999999' (6 decimal places implied)</text:p>
          </table:table-cell>
          <table:table-cell table:style-name="ce33" office:value-type="string" calcext:value-type="string">
            <text:p> </text:p>
          </table:table-cell>
          <table:table-cell table:style-name="ce25" office:value-type="string" calcext:value-type="string">
            <text:p>Packed height</text:p>
          </table:table-cell>
          <table:table-cell/>
          <table:table-cell table:formula="of:=&quot;'&quot; &amp; [.$B119] &amp; &quot;': '',&quot;" office:value-type="string" office:string-value="'Packed Height': ''," calcext:value-type="string">
            <text:p>'Packed Height': '',</text:p>
          </table:table-cell>
          <table:table-cell table:style-name="ce40" table:formula="of:=&quot;{&quot;&quot;&quot; &amp; [.$A$1] &amp; &quot;&quot;&quot;: &quot;&quot;&quot; &amp; [.A119] &amp; &quot;&quot;&quot;, &quot;&quot;&quot; &amp; [.$B$1] &amp; &quot;&quot;&quot;: &quot;&quot;&quot; &amp; [.B119] &amp; &quot;&quot;&quot;, &quot;&quot;&quot; &amp; [.$C$1] &amp; &quot;&quot;&quot;: &quot;&quot;&quot; &amp; [.C119] &amp; &quot;&quot;&quot;, &quot;&quot;&quot; &amp; [.$D$1] &amp; &quot;&quot;&quot;: &quot;&quot;&quot; &amp; [.D119] &amp; &quot;&quot;&quot;, &quot;&quot;&quot; &amp; [.$E$1] &amp; &quot;&quot;&quot;: &quot;&quot;&quot; &amp; [.E119] &amp; &quot;&quot;&quot;, &quot;&quot;&quot; &amp; [.$F$1] &amp; &quot;&quot;&quot;: &quot;&quot;&quot; &amp; [.F119] &amp; &quot;&quot;&quot;, &quot;&quot;&quot; &amp; [.$G$1] &amp; &quot;&quot;&quot;: &quot;&quot;&quot; &amp; [.G119] &amp; &quot;&quot;&quot;, &quot;&quot;&quot; &amp; [.$H$1] &amp; &quot;&quot;&quot;: &quot;&quot;&quot; &amp; [.H119] &amp;  &quot;&quot;&quot;},&quot;" office:value-type="string" office:string-value="{&quot;Number&quot;: &quot;118&quot;, &quot;Name&quot;: &quot;Packed Height&quot;, &quot;Type&quot;: &quot;Decimal&quot;, &quot;Length&quot;: &quot;13,6&quot;, &quot;Required&quot;: &quot;Optional&quot;, &quot;Allowed Values&quot;: &quot;'999999.999999' | '9999999999999' (6 decimal places implied)&quot;, &quot;Default&quot;: &quot; &quot;, &quot;Comments&quot;: &quot;Packed height&quot;}," calcext:value-type="string">
            <text:p>{"Number": "118", "Name": "Packed Height", "Type": "Decimal", "Length": "13,6", "Required": "Optional", "Allowed Values": "'999999.999999' | '9999999999999' (6 decimal places implied)", "Default": " ", "Comments": "Packed height"},</text:p>
          </table:table-cell>
        </table:table-row>
        <table:table-row table:style-name="ro5" table:visibility="filter">
          <table:table-cell table:style-name="ce4" office:value-type="float" office:value="119" calcext:value-type="float">
            <text:p>119</text:p>
          </table:table-cell>
          <table:table-cell table:style-name="ce9" office:value-type="string" calcext:value-type="string">
            <text:p>Packed Width</text:p>
          </table:table-cell>
          <table:table-cell table:style-name="ce14" office:value-type="string" calcext:value-type="string">
            <text:p>Decimal</text:p>
          </table:table-cell>
          <table:table-cell table:style-name="ce19" office:value-type="float" office:value="13.6" calcext:value-type="float">
            <text:p>13,6</text:p>
          </table:table-cell>
          <table:table-cell table:style-name="ce14" office:value-type="string" calcext:value-type="string">
            <text:p>Optional</text:p>
          </table:table-cell>
          <table:table-cell table:style-name="ce26" office:value-type="string" calcext:value-type="string">
            <text:p>'999999.999999' | '9999999999999' (6 decimal places implied)</text:p>
          </table:table-cell>
          <table:table-cell table:style-name="ce33" office:value-type="string" calcext:value-type="string">
            <text:p> </text:p>
          </table:table-cell>
          <table:table-cell table:style-name="ce25" office:value-type="string" calcext:value-type="string">
            <text:p>Packed width</text:p>
          </table:table-cell>
          <table:table-cell/>
          <table:table-cell table:formula="of:=&quot;'&quot; &amp; [.$B120] &amp; &quot;': '',&quot;" office:value-type="string" office:string-value="'Packed Width': ''," calcext:value-type="string">
            <text:p>'Packed Width': '',</text:p>
          </table:table-cell>
          <table:table-cell table:style-name="ce40" table:formula="of:=&quot;{&quot;&quot;&quot; &amp; [.$A$1] &amp; &quot;&quot;&quot;: &quot;&quot;&quot; &amp; [.A120] &amp; &quot;&quot;&quot;, &quot;&quot;&quot; &amp; [.$B$1] &amp; &quot;&quot;&quot;: &quot;&quot;&quot; &amp; [.B120] &amp; &quot;&quot;&quot;, &quot;&quot;&quot; &amp; [.$C$1] &amp; &quot;&quot;&quot;: &quot;&quot;&quot; &amp; [.C120] &amp; &quot;&quot;&quot;, &quot;&quot;&quot; &amp; [.$D$1] &amp; &quot;&quot;&quot;: &quot;&quot;&quot; &amp; [.D120] &amp; &quot;&quot;&quot;, &quot;&quot;&quot; &amp; [.$E$1] &amp; &quot;&quot;&quot;: &quot;&quot;&quot; &amp; [.E120] &amp; &quot;&quot;&quot;, &quot;&quot;&quot; &amp; [.$F$1] &amp; &quot;&quot;&quot;: &quot;&quot;&quot; &amp; [.F120] &amp; &quot;&quot;&quot;, &quot;&quot;&quot; &amp; [.$G$1] &amp; &quot;&quot;&quot;: &quot;&quot;&quot; &amp; [.G120] &amp; &quot;&quot;&quot;, &quot;&quot;&quot; &amp; [.$H$1] &amp; &quot;&quot;&quot;: &quot;&quot;&quot; &amp; [.H120] &amp;  &quot;&quot;&quot;},&quot;" office:value-type="string" office:string-value="{&quot;Number&quot;: &quot;119&quot;, &quot;Name&quot;: &quot;Packed Width&quot;, &quot;Type&quot;: &quot;Decimal&quot;, &quot;Length&quot;: &quot;13,6&quot;, &quot;Required&quot;: &quot;Optional&quot;, &quot;Allowed Values&quot;: &quot;'999999.999999' | '9999999999999' (6 decimal places implied)&quot;, &quot;Default&quot;: &quot; &quot;, &quot;Comments&quot;: &quot;Packed width&quot;}," calcext:value-type="string">
            <text:p>{"Number": "119", "Name": "Packed Width", "Type": "Decimal", "Length": "13,6", "Required": "Optional", "Allowed Values": "'999999.999999' | '9999999999999' (6 decimal places implied)", "Default": " ", "Comments": "Packed width"},</text:p>
          </table:table-cell>
        </table:table-row>
        <table:table-row table:style-name="ro5" table:visibility="filter">
          <table:table-cell table:style-name="ce4" office:value-type="float" office:value="120" calcext:value-type="float">
            <text:p>120</text:p>
          </table:table-cell>
          <table:table-cell table:style-name="ce9" office:value-type="string" calcext:value-type="string">
            <text:p>Packed Depth</text:p>
          </table:table-cell>
          <table:table-cell table:style-name="ce14" office:value-type="string" calcext:value-type="string">
            <text:p>Decimal</text:p>
          </table:table-cell>
          <table:table-cell table:style-name="ce19" office:value-type="float" office:value="13.6" calcext:value-type="float">
            <text:p>13,6</text:p>
          </table:table-cell>
          <table:table-cell table:style-name="ce14" office:value-type="string" calcext:value-type="string">
            <text:p>Optional</text:p>
          </table:table-cell>
          <table:table-cell table:style-name="ce26" office:value-type="string" calcext:value-type="string">
            <text:p>'999999.999999' | '9999999999999' (6 decimal places implied)</text:p>
          </table:table-cell>
          <table:table-cell table:style-name="ce33" office:value-type="string" calcext:value-type="string">
            <text:p> </text:p>
          </table:table-cell>
          <table:table-cell table:style-name="ce25" office:value-type="string" calcext:value-type="string">
            <text:p>Packed depth</text:p>
          </table:table-cell>
          <table:table-cell/>
          <table:table-cell table:formula="of:=&quot;'&quot; &amp; [.$B121] &amp; &quot;': '',&quot;" office:value-type="string" office:string-value="'Packed Depth': ''," calcext:value-type="string">
            <text:p>'Packed Depth': '',</text:p>
          </table:table-cell>
          <table:table-cell table:style-name="ce40" table:formula="of:=&quot;{&quot;&quot;&quot; &amp; [.$A$1] &amp; &quot;&quot;&quot;: &quot;&quot;&quot; &amp; [.A121] &amp; &quot;&quot;&quot;, &quot;&quot;&quot; &amp; [.$B$1] &amp; &quot;&quot;&quot;: &quot;&quot;&quot; &amp; [.B121] &amp; &quot;&quot;&quot;, &quot;&quot;&quot; &amp; [.$C$1] &amp; &quot;&quot;&quot;: &quot;&quot;&quot; &amp; [.C121] &amp; &quot;&quot;&quot;, &quot;&quot;&quot; &amp; [.$D$1] &amp; &quot;&quot;&quot;: &quot;&quot;&quot; &amp; [.D121] &amp; &quot;&quot;&quot;, &quot;&quot;&quot; &amp; [.$E$1] &amp; &quot;&quot;&quot;: &quot;&quot;&quot; &amp; [.E121] &amp; &quot;&quot;&quot;, &quot;&quot;&quot; &amp; [.$F$1] &amp; &quot;&quot;&quot;: &quot;&quot;&quot; &amp; [.F121] &amp; &quot;&quot;&quot;, &quot;&quot;&quot; &amp; [.$G$1] &amp; &quot;&quot;&quot;: &quot;&quot;&quot; &amp; [.G121] &amp; &quot;&quot;&quot;, &quot;&quot;&quot; &amp; [.$H$1] &amp; &quot;&quot;&quot;: &quot;&quot;&quot; &amp; [.H121] &amp;  &quot;&quot;&quot;},&quot;" office:value-type="string" office:string-value="{&quot;Number&quot;: &quot;120&quot;, &quot;Name&quot;: &quot;Packed Depth&quot;, &quot;Type&quot;: &quot;Decimal&quot;, &quot;Length&quot;: &quot;13,6&quot;, &quot;Required&quot;: &quot;Optional&quot;, &quot;Allowed Values&quot;: &quot;'999999.999999' | '9999999999999' (6 decimal places implied)&quot;, &quot;Default&quot;: &quot; &quot;, &quot;Comments&quot;: &quot;Packed depth&quot;}," calcext:value-type="string">
            <text:p>{"Number": "120", "Name": "Packed Depth", "Type": "Decimal", "Length": "13,6", "Required": "Optional", "Allowed Values": "'999999.999999' | '9999999999999' (6 decimal places implied)", "Default": " ", "Comments": "Packed depth"},</text:p>
          </table:table-cell>
        </table:table-row>
        <table:table-row table:style-name="ro5" table:visibility="filter">
          <table:table-cell table:style-name="ce4" office:value-type="float" office:value="121" calcext:value-type="float">
            <text:p>121</text:p>
          </table:table-cell>
          <table:table-cell table:style-name="ce9" office:value-type="string" calcext:value-type="string">
            <text:p>Packed Volume</text:p>
          </table:table-cell>
          <table:table-cell table:style-name="ce14" office:value-type="string" calcext:value-type="string">
            <text:p>Decimal</text:p>
          </table:table-cell>
          <table:table-cell table:style-name="ce19" office:value-type="float" office:value="13.6" calcext:value-type="float">
            <text:p>13,6</text:p>
          </table:table-cell>
          <table:table-cell table:style-name="ce14" office:value-type="string" calcext:value-type="string">
            <text:p>Optional</text:p>
          </table:table-cell>
          <table:table-cell table:style-name="ce26" office:value-type="string" calcext:value-type="string">
            <text:p>'999999.999999' | '9999999999999' (6 decimal places implied)</text:p>
          </table:table-cell>
          <table:table-cell table:style-name="ce33" office:value-type="string" calcext:value-type="string">
            <text:p> </text:p>
          </table:table-cell>
          <table:table-cell table:style-name="ce25" office:value-type="string" calcext:value-type="string">
            <text:p>Packed volume</text:p>
          </table:table-cell>
          <table:table-cell/>
          <table:table-cell table:formula="of:=&quot;'&quot; &amp; [.$B122] &amp; &quot;': '',&quot;" office:value-type="string" office:string-value="'Packed Volume': ''," calcext:value-type="string">
            <text:p>'Packed Volume': '',</text:p>
          </table:table-cell>
          <table:table-cell table:style-name="ce40" table:formula="of:=&quot;{&quot;&quot;&quot; &amp; [.$A$1] &amp; &quot;&quot;&quot;: &quot;&quot;&quot; &amp; [.A122] &amp; &quot;&quot;&quot;, &quot;&quot;&quot; &amp; [.$B$1] &amp; &quot;&quot;&quot;: &quot;&quot;&quot; &amp; [.B122] &amp; &quot;&quot;&quot;, &quot;&quot;&quot; &amp; [.$C$1] &amp; &quot;&quot;&quot;: &quot;&quot;&quot; &amp; [.C122] &amp; &quot;&quot;&quot;, &quot;&quot;&quot; &amp; [.$D$1] &amp; &quot;&quot;&quot;: &quot;&quot;&quot; &amp; [.D122] &amp; &quot;&quot;&quot;, &quot;&quot;&quot; &amp; [.$E$1] &amp; &quot;&quot;&quot;: &quot;&quot;&quot; &amp; [.E122] &amp; &quot;&quot;&quot;, &quot;&quot;&quot; &amp; [.$F$1] &amp; &quot;&quot;&quot;: &quot;&quot;&quot; &amp; [.F122] &amp; &quot;&quot;&quot;, &quot;&quot;&quot; &amp; [.$G$1] &amp; &quot;&quot;&quot;: &quot;&quot;&quot; &amp; [.G122] &amp; &quot;&quot;&quot;, &quot;&quot;&quot; &amp; [.$H$1] &amp; &quot;&quot;&quot;: &quot;&quot;&quot; &amp; [.H122] &amp;  &quot;&quot;&quot;},&quot;" office:value-type="string" office:string-value="{&quot;Number&quot;: &quot;121&quot;, &quot;Name&quot;: &quot;Packed Volume&quot;, &quot;Type&quot;: &quot;Decimal&quot;, &quot;Length&quot;: &quot;13,6&quot;, &quot;Required&quot;: &quot;Optional&quot;, &quot;Allowed Values&quot;: &quot;'999999.999999' | '9999999999999' (6 decimal places implied)&quot;, &quot;Default&quot;: &quot; &quot;, &quot;Comments&quot;: &quot;Packed volume&quot;}," calcext:value-type="string">
            <text:p>{"Number": "121", "Name": "Packed Volume", "Type": "Decimal", "Length": "13,6", "Required": "Optional", "Allowed Values": "'999999.999999' | '9999999999999' (6 decimal places implied)", "Default": " ", "Comments": "Packed volume"},</text:p>
          </table:table-cell>
        </table:table-row>
        <table:table-row table:style-name="ro5" table:visibility="filter">
          <table:table-cell table:style-name="ce4" office:value-type="float" office:value="122" calcext:value-type="float">
            <text:p>122</text:p>
          </table:table-cell>
          <table:table-cell table:style-name="ce9" office:value-type="string" calcext:value-type="string">
            <text:p>Packed Weight</text:p>
          </table:table-cell>
          <table:table-cell table:style-name="ce14" office:value-type="string" calcext:value-type="string">
            <text:p>Decimal</text:p>
          </table:table-cell>
          <table:table-cell table:style-name="ce19" office:value-type="float" office:value="13.6" calcext:value-type="float">
            <text:p>13,6</text:p>
          </table:table-cell>
          <table:table-cell table:style-name="ce14" office:value-type="string" calcext:value-type="string">
            <text:p>Optional</text:p>
          </table:table-cell>
          <table:table-cell table:style-name="ce26" office:value-type="string" calcext:value-type="string">
            <text:p>'999999.999999' | '9999999999999' (6 decimal places implied)</text:p>
          </table:table-cell>
          <table:table-cell table:style-name="ce33" office:value-type="string" calcext:value-type="string">
            <text:p> </text:p>
          </table:table-cell>
          <table:table-cell table:style-name="ce25" office:value-type="string" calcext:value-type="string">
            <text:p>Packed weight</text:p>
          </table:table-cell>
          <table:table-cell/>
          <table:table-cell table:formula="of:=&quot;'&quot; &amp; [.$B123] &amp; &quot;': '',&quot;" office:value-type="string" office:string-value="'Packed Weight': ''," calcext:value-type="string">
            <text:p>'Packed Weight': '',</text:p>
          </table:table-cell>
          <table:table-cell table:style-name="ce40" table:formula="of:=&quot;{&quot;&quot;&quot; &amp; [.$A$1] &amp; &quot;&quot;&quot;: &quot;&quot;&quot; &amp; [.A123] &amp; &quot;&quot;&quot;, &quot;&quot;&quot; &amp; [.$B$1] &amp; &quot;&quot;&quot;: &quot;&quot;&quot; &amp; [.B123] &amp; &quot;&quot;&quot;, &quot;&quot;&quot; &amp; [.$C$1] &amp; &quot;&quot;&quot;: &quot;&quot;&quot; &amp; [.C123] &amp; &quot;&quot;&quot;, &quot;&quot;&quot; &amp; [.$D$1] &amp; &quot;&quot;&quot;: &quot;&quot;&quot; &amp; [.D123] &amp; &quot;&quot;&quot;, &quot;&quot;&quot; &amp; [.$E$1] &amp; &quot;&quot;&quot;: &quot;&quot;&quot; &amp; [.E123] &amp; &quot;&quot;&quot;, &quot;&quot;&quot; &amp; [.$F$1] &amp; &quot;&quot;&quot;: &quot;&quot;&quot; &amp; [.F123] &amp; &quot;&quot;&quot;, &quot;&quot;&quot; &amp; [.$G$1] &amp; &quot;&quot;&quot;: &quot;&quot;&quot; &amp; [.G123] &amp; &quot;&quot;&quot;, &quot;&quot;&quot; &amp; [.$H$1] &amp; &quot;&quot;&quot;: &quot;&quot;&quot; &amp; [.H123] &amp;  &quot;&quot;&quot;},&quot;" office:value-type="string" office:string-value="{&quot;Number&quot;: &quot;122&quot;, &quot;Name&quot;: &quot;Packed Weight&quot;, &quot;Type&quot;: &quot;Decimal&quot;, &quot;Length&quot;: &quot;13,6&quot;, &quot;Required&quot;: &quot;Optional&quot;, &quot;Allowed Values&quot;: &quot;'999999.999999' | '9999999999999' (6 decimal places implied)&quot;, &quot;Default&quot;: &quot; &quot;, &quot;Comments&quot;: &quot;Packed weight&quot;}," calcext:value-type="string">
            <text:p>{"Number": "122", "Name": "Packed Weight", "Type": "Decimal", "Length": "13,6", "Required": "Optional", "Allowed Values": "'999999.999999' | '9999999999999' (6 decimal places implied)", "Default": " ", "Comments": "Packed weight"},</text:p>
          </table:table-cell>
        </table:table-row>
        <table:table-row table:style-name="ro6" table:visibility="filter">
          <table:table-cell table:style-name="ce4" office:value-type="float" office:value="123" calcext:value-type="float">
            <text:p>123</text:p>
          </table:table-cell>
          <table:table-cell table:style-name="ce9" office:value-type="string" calcext:value-type="string">
            <text:p>Awkward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5" office:value-type="string" calcext:value-type="string">
            <text:p>Awkward</text:p>
          </table:table-cell>
          <table:table-cell/>
          <table:table-cell table:formula="of:=&quot;'&quot; &amp; [.$B124] &amp; &quot;': '',&quot;" office:value-type="string" office:string-value="'Awkward': ''," calcext:value-type="string">
            <text:p>'Awkward': '',</text:p>
          </table:table-cell>
          <table:table-cell table:style-name="ce40" table:formula="of:=&quot;{&quot;&quot;&quot; &amp; [.$A$1] &amp; &quot;&quot;&quot;: &quot;&quot;&quot; &amp; [.A124] &amp; &quot;&quot;&quot;, &quot;&quot;&quot; &amp; [.$B$1] &amp; &quot;&quot;&quot;: &quot;&quot;&quot; &amp; [.B124] &amp; &quot;&quot;&quot;, &quot;&quot;&quot; &amp; [.$C$1] &amp; &quot;&quot;&quot;: &quot;&quot;&quot; &amp; [.C124] &amp; &quot;&quot;&quot;, &quot;&quot;&quot; &amp; [.$D$1] &amp; &quot;&quot;&quot;: &quot;&quot;&quot; &amp; [.D124] &amp; &quot;&quot;&quot;, &quot;&quot;&quot; &amp; [.$E$1] &amp; &quot;&quot;&quot;: &quot;&quot;&quot; &amp; [.E124] &amp; &quot;&quot;&quot;, &quot;&quot;&quot; &amp; [.$F$1] &amp; &quot;&quot;&quot;: &quot;&quot;&quot; &amp; [.F124] &amp; &quot;&quot;&quot;, &quot;&quot;&quot; &amp; [.$G$1] &amp; &quot;&quot;&quot;: &quot;&quot;&quot; &amp; [.G124] &amp; &quot;&quot;&quot;, &quot;&quot;&quot; &amp; [.$H$1] &amp; &quot;&quot;&quot;: &quot;&quot;&quot; &amp; [.H124] &amp;  &quot;&quot;&quot;},&quot;" office:value-type="string" office:string-value="{&quot;Number&quot;: &quot;123&quot;, &quot;Name&quot;: &quot;Awkward&quot;, &quot;Type&quot;: &quot;Flag&quot;, &quot;Length&quot;: &quot;1&quot;, &quot;Required&quot;: &quot;Optional&quot;, &quot;Allowed Values&quot;: &quot;'Y' | 'N'&quot;, &quot;Default&quot;: &quot;'N'&quot;, &quot;Comments&quot;: &quot;Awkward&quot;}," calcext:value-type="string">
            <text:p>{"Number": "123", "Name": "Awkward", "Type": "Flag", "Length": "1", "Required": "Optional", "Allowed Values": "'Y' | 'N'", "Default": "'N'", "Comments": "Awkward"},</text:p>
          </table:table-cell>
        </table:table-row>
        <table:table-row table:style-name="ro6" table:visibility="filter">
          <table:table-cell table:style-name="ce4" office:value-type="float" office:value="124" calcext:value-type="float">
            <text:p>124</text:p>
          </table:table-cell>
          <table:table-cell table:style-name="ce9" office:value-type="string" calcext:value-type="string">
            <text:p>Two Man Lift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25" office:value-type="string" calcext:value-type="string">
            <text:p>Two Man Lift</text:p>
          </table:table-cell>
          <table:table-cell/>
          <table:table-cell table:formula="of:=&quot;'&quot; &amp; [.$B125] &amp; &quot;': '',&quot;" office:value-type="string" office:string-value="'Two Man Lift': ''," calcext:value-type="string">
            <text:p>'Two Man Lift': '',</text:p>
          </table:table-cell>
          <table:table-cell table:style-name="ce40" table:formula="of:=&quot;{&quot;&quot;&quot; &amp; [.$A$1] &amp; &quot;&quot;&quot;: &quot;&quot;&quot; &amp; [.A125] &amp; &quot;&quot;&quot;, &quot;&quot;&quot; &amp; [.$B$1] &amp; &quot;&quot;&quot;: &quot;&quot;&quot; &amp; [.B125] &amp; &quot;&quot;&quot;, &quot;&quot;&quot; &amp; [.$C$1] &amp; &quot;&quot;&quot;: &quot;&quot;&quot; &amp; [.C125] &amp; &quot;&quot;&quot;, &quot;&quot;&quot; &amp; [.$D$1] &amp; &quot;&quot;&quot;: &quot;&quot;&quot; &amp; [.D125] &amp; &quot;&quot;&quot;, &quot;&quot;&quot; &amp; [.$E$1] &amp; &quot;&quot;&quot;: &quot;&quot;&quot; &amp; [.E125] &amp; &quot;&quot;&quot;, &quot;&quot;&quot; &amp; [.$F$1] &amp; &quot;&quot;&quot;: &quot;&quot;&quot; &amp; [.F125] &amp; &quot;&quot;&quot;, &quot;&quot;&quot; &amp; [.$G$1] &amp; &quot;&quot;&quot;: &quot;&quot;&quot; &amp; [.G125] &amp; &quot;&quot;&quot;, &quot;&quot;&quot; &amp; [.$H$1] &amp; &quot;&quot;&quot;: &quot;&quot;&quot; &amp; [.H125] &amp;  &quot;&quot;&quot;},&quot;" office:value-type="string" office:string-value="{&quot;Number&quot;: &quot;124&quot;, &quot;Name&quot;: &quot;Two Man Lift&quot;, &quot;Type&quot;: &quot;Flag&quot;, &quot;Length&quot;: &quot;1&quot;, &quot;Required&quot;: &quot;Optional&quot;, &quot;Allowed Values&quot;: &quot;'Y' | 'N'&quot;, &quot;Default&quot;: &quot;'N'&quot;, &quot;Comments&quot;: &quot;Two Man Lift&quot;}," calcext:value-type="string">
            <text:p>{"Number": "124", "Name": "Two Man Lift", "Type": "Flag", "Length": "1", "Required": "Optional", "Allowed Values": "'Y' | 'N'", "Default": "'N'", "Comments": "Two Man Lift"},</text:p>
          </table:table-cell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9" office:value-type="string" calcext:value-type="string">
            <text:p>Harmonised Product Code</text:p>
          </table:table-cell>
          <table:table-cell table:style-name="ce14" office:value-type="string" calcext:value-type="string">
            <text:p>String</text:p>
          </table:table-cell>
          <table:table-cell table:style-name="ce19" office:value-type="float" office:value="50" calcext:value-type="float">
            <text:p>50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Upper Case</text:p>
          </table:table-cell>
          <table:table-cell table:style-name="ce32" office:value-type="string" calcext:value-type="string">
            <text:p> </text:p>
          </table:table-cell>
          <table:table-cell table:style-name="ce25" office:value-type="string" calcext:value-type="string">
            <text:p>Harmonised product code</text:p>
          </table:table-cell>
          <table:table-cell/>
          <table:table-cell table:formula="of:=&quot;'&quot; &amp; [.$B126] &amp; &quot;': '',&quot;" office:value-type="string" office:string-value="'Harmonised Product Code': ''," calcext:value-type="string">
            <text:p>'Harmonised Product Code': '',</text:p>
          </table:table-cell>
          <table:table-cell table:style-name="ce40" table:formula="of:=&quot;{&quot;&quot;&quot; &amp; [.$A$1] &amp; &quot;&quot;&quot;: &quot;&quot;&quot; &amp; [.A126] &amp; &quot;&quot;&quot;, &quot;&quot;&quot; &amp; [.$B$1] &amp; &quot;&quot;&quot;: &quot;&quot;&quot; &amp; [.B126] &amp; &quot;&quot;&quot;, &quot;&quot;&quot; &amp; [.$C$1] &amp; &quot;&quot;&quot;: &quot;&quot;&quot; &amp; [.C126] &amp; &quot;&quot;&quot;, &quot;&quot;&quot; &amp; [.$D$1] &amp; &quot;&quot;&quot;: &quot;&quot;&quot; &amp; [.D126] &amp; &quot;&quot;&quot;, &quot;&quot;&quot; &amp; [.$E$1] &amp; &quot;&quot;&quot;: &quot;&quot;&quot; &amp; [.E126] &amp; &quot;&quot;&quot;, &quot;&quot;&quot; &amp; [.$F$1] &amp; &quot;&quot;&quot;: &quot;&quot;&quot; &amp; [.F126] &amp; &quot;&quot;&quot;, &quot;&quot;&quot; &amp; [.$G$1] &amp; &quot;&quot;&quot;: &quot;&quot;&quot; &amp; [.G126] &amp; &quot;&quot;&quot;, &quot;&quot;&quot; &amp; [.$H$1] &amp; &quot;&quot;&quot;: &quot;&quot;&quot; &amp; [.H126] &amp;  &quot;&quot;&quot;},&quot;" office:value-type="string" office:string-value="{&quot;Number&quot;: &quot;125&quot;, &quot;Name&quot;: &quot;Harmonised Product Code&quot;, &quot;Type&quot;: &quot;String&quot;, &quot;Length&quot;: &quot;50&quot;, &quot;Required&quot;: &quot;Optional&quot;, &quot;Allowed Values&quot;: &quot;Upper Case&quot;, &quot;Default&quot;: &quot; &quot;, &quot;Comments&quot;: &quot;Harmonised product code&quot;}," calcext:value-type="string">
            <text:p>{"Number": "125", "Name": "Harmonised Product Code", "Type": "String", "Length": "50", "Required": "Optional", "Allowed Values": "Upper Case", "Default": " ", "Comments": "Harmonised product code"},</text:p>
          </table:table-cell>
        </table:table-row>
        <table:table-row table:style-name="ro8" table:visibility="filter">
          <table:table-cell table:style-name="ce4" office:value-type="float" office:value="126" calcext:value-type="float">
            <text:p>126</text:p>
          </table:table-cell>
          <table:table-cell table:style-name="ce9" office:value-type="string" calcext:value-type="string">
            <text:p>Carrier Pallet Mixing</text:p>
          </table:table-cell>
          <table:table-cell table:style-name="ce14" office:value-type="string" calcext:value-type="string">
            <text:p>Flag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Optional</text:p>
          </table:table-cell>
          <table:table-cell table:style-name="ce25" office:value-type="string" calcext:value-type="string">
            <text:p>'Y' | 'N'</text:p>
          </table:table-cell>
          <table:table-cell table:style-name="ce9" office:value-type="string" calcext:value-type="string">
            <text:p>'N'</text:p>
          </table:table-cell>
          <table:table-cell table:style-name="ce38" office:value-type="string" calcext:value-type="string">
            <text:p><text:span text:style-name="T1">Determines whether or not this SKU can be mixed with others on the same pallet at carrier pre-selection time. </text:span>At the moment this is only used by MetaPack.</text:p>
          </table:table-cell>
          <table:table-cell/>
          <table:table-cell table:formula="of:=&quot;'&quot; &amp; [.$B127] &amp; &quot;': '',&quot;" office:value-type="string" office:string-value="'Carrier Pallet Mixing': ''," calcext:value-type="string">
            <text:p>'Carrier Pallet Mixing': '',</text:p>
          </table:table-cell>
          <table:table-cell table:style-name="ce40" table:formula="of:=&quot;{&quot;&quot;&quot; &amp; [.$A$1] &amp; &quot;&quot;&quot;: &quot;&quot;&quot; &amp; [.A127] &amp; &quot;&quot;&quot;, &quot;&quot;&quot; &amp; [.$B$1] &amp; &quot;&quot;&quot;: &quot;&quot;&quot; &amp; [.B127] &amp; &quot;&quot;&quot;, &quot;&quot;&quot; &amp; [.$C$1] &amp; &quot;&quot;&quot;: &quot;&quot;&quot; &amp; [.C127] &amp; &quot;&quot;&quot;, &quot;&quot;&quot; &amp; [.$D$1] &amp; &quot;&quot;&quot;: &quot;&quot;&quot; &amp; [.D127] &amp; &quot;&quot;&quot;, &quot;&quot;&quot; &amp; [.$E$1] &amp; &quot;&quot;&quot;: &quot;&quot;&quot; &amp; [.E127] &amp; &quot;&quot;&quot;, &quot;&quot;&quot; &amp; [.$F$1] &amp; &quot;&quot;&quot;: &quot;&quot;&quot; &amp; [.F127] &amp; &quot;&quot;&quot;, &quot;&quot;&quot; &amp; [.$G$1] &amp; &quot;&quot;&quot;: &quot;&quot;&quot; &amp; [.G127] &amp; &quot;&quot;&quot;, &quot;&quot;&quot; &amp; [.$H$1] &amp; &quot;&quot;&quot;: &quot;&quot;&quot; &amp; [.H127] &amp;  &quot;&quot;&quot;},&quot;" office:value-type="string" office:string-value="{&quot;Number&quot;: &quot;126&quot;, &quot;Name&quot;: &quot;Carrier Pallet Mixing&quot;, &quot;Type&quot;: &quot;Flag&quot;, &quot;Length&quot;: &quot;1&quot;, &quot;Required&quot;: &quot;Optional&quot;, &quot;Allowed Values&quot;: &quot;'Y' | 'N'&quot;, &quot;Default&quot;: &quot;'N'&quot;, &quot;Comments&quot;: &quot;Determines whether or not this SKU can be mixed with others on the same pallet at carrier pre-selection time. At the moment this is only used by MetaPack.&quot;}," calcext:value-type="string">
            <text:p>{"Number": "126", "Name": "Carrier Pallet Mixing", "Type": "Flag", "Length": "1", "Required": "Optional", "Allowed Values": "'Y' | 'N'", "Default": "'N'", "Comments": "Determines whether or not this SKU can be mixed with others on the same pallet at carrier pre-selection time. At the moment this is only used by MetaPack."},</text:p>
          </table:table-cell>
        </table:table-row>
        <table:table-row table:style-name="ro6" table:number-rows-repeated="1048448">
          <table:table-cell table:number-columns-repeated="11"/>
        </table:table-row>
        <table:table-row table:style-name="ro6">
          <table:table-cell table:number-columns-repeated="11"/>
        </table:table-row>
      </table:table>
      <table:table table:name="deliver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49"/>
        <table:table-column table:style-name="co18" table:default-cell-style-name="ce56"/>
        <table:table-column table:style-name="co19" table:default-cell-style-name="Default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 table:style-name="ce46" office:value-type="string" calcext:value-type="string">
            <text:p>Required</text:p>
          </table:table-cell>
          <table:table-cell table:style-name="ce50" office:value-type="string" calcext:value-type="string">
            <text:p>Allowed Values</text:p>
          </table:table-cell>
          <table:table-cell table:style-name="ce6" office:value-type="string" calcext:value-type="string">
            <text:p>Default</text:p>
          </table:table-cell>
          <table:table-cell table:style-name="ce58" office:value-type="string" calcext:value-type="string">
            <text:p>Comment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cord Type</text:p>
          </table:table-cell>
          <table:table-cell table:style-name="ce10" office:value-type="string" calcext:value-type="string">
            <text:p>String</text:p>
          </table:table-cell>
          <table:table-cell table:style-name="ce43" office:value-type="float" office:value="3" calcext:value-type="float">
            <text:p>3</text:p>
          </table:table-cell>
          <table:table-cell table:style-name="ce10" office:value-type="string" calcext:value-type="string">
            <text:p>Required</text:p>
          </table:table-cell>
          <table:table-cell table:style-name="ce51" office:value-type="string" calcext:value-type="string">
            <text:p>'ODH'</text:p>
          </table:table-cell>
          <table:table-cell table:style-name="ce34" office:value-type="string" calcext:value-type="string">
            <text:p> </text:p>
          </table:table-cell>
          <table:table-cell table:style-name="ce59" office:value-type="string" calcext:value-type="string">
            <text:p>Record type</text:p>
          </table:table-cell>
          <table:table-cell office:value-type="string" calcext:value-type="string">
            <text:p>ok</text:p>
          </table:table-cell>
          <table:table-cell table:style-name="Default" table:formula="of:=&quot;&quot;&quot;&quot; &amp; [.$B2] &amp; &quot;&quot;&quot;: ,&quot;" office:value-type="string" office:string-value="&quot;Record Type&quot;: ," calcext:value-type="string">
            <text:p>"Record Type": ,</text:p>
          </table:table-cell>
          <table:table-cell table:formula="of:=&quot;{&quot;&quot;&quot; &amp; [.$A$1] &amp; &quot;&quot;&quot;: &quot;&quot;&quot; &amp; [.A2] &amp; &quot;&quot;&quot;, &quot;&quot;&quot; &amp; [.$B$1] &amp; &quot;&quot;&quot;: &quot;&quot;&quot; &amp; [.B2] &amp; &quot;&quot;&quot;, &quot;&quot;&quot; &amp; [.$C$1] &amp; &quot;&quot;&quot;: &quot;&quot;&quot; &amp; [.C2] &amp; &quot;&quot;&quot;, &quot;&quot;&quot; &amp; [.$D$1] &amp; &quot;&quot;&quot;: &quot;&quot;&quot; &amp; [.D2] &amp; &quot;&quot;&quot;, &quot;&quot;&quot; &amp; [.$E$1] &amp; &quot;&quot;&quot;: &quot;&quot;&quot; &amp; [.E2] &amp; &quot;&quot;&quot;, &quot;&quot;&quot; &amp; [.$F$1] &amp; &quot;&quot;&quot;: &quot;&quot;&quot; &amp; [.F2] &amp; &quot;&quot;&quot;, &quot;&quot;&quot; &amp; [.$G$1] &amp; &quot;&quot;&quot;: &quot;&quot;&quot; &amp; [.G2] &amp; &quot;&quot;&quot;, &quot;&quot;&quot; &amp; [.$H$1] &amp; &quot;&quot;&quot;: &quot;&quot;&quot; &amp; [.H2] &amp;  &quot;&quot;&quot;},&quot;" office:value-type="string" office:string-value="{&quot;N°&quot;: &quot;1&quot;, &quot;Name&quot;: &quot;Record Type&quot;, &quot;Type&quot;: &quot;String&quot;, &quot;Length&quot;: &quot;3&quot;, &quot;Required&quot;: &quot;Required&quot;, &quot;Allowed Values&quot;: &quot;'ODH'&quot;, &quot;Default&quot;: &quot; &quot;, &quot;Comments&quot;: &quot;Record type&quot;}," calcext:value-type="string">
            <text:p>{"N°": "1", "Name": "Record Type", "Type": "String", "Length": "3", "Required": "Required", "Allowed Values": "'ODH'", "Default": " ", "Comments": "Record type"},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erge Action</text:p>
          </table:table-cell>
          <table:table-cell table:style-name="ce10" office:value-type="string" calcext:value-type="string">
            <text:p>Flag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string" calcext:value-type="string">
            <text:p>Required</text:p>
          </table:table-cell>
          <table:table-cell table:style-name="ce51" office:value-type="string" calcext:value-type="string">
            <text:p>'A' | 'U' | 'D'</text:p>
          </table:table-cell>
          <table:table-cell table:style-name="ce34" office:value-type="string" calcext:value-type="string">
            <text:p>A</text:p>
          </table:table-cell>
          <table:table-cell table:style-name="ce60" office:value-type="string" calcext:value-type="string">
            <text:p>Merge action - 'A' (add), 'U' (update), 'D' (delete)</text:p>
          </table:table-cell>
          <table:table-cell office:value-type="string" calcext:value-type="string">
            <text:p>y</text:p>
          </table:table-cell>
          <table:table-cell table:style-name="Default" table:formula="of:=&quot;'&quot; &amp; [.$B3] &amp; &quot;': '',&quot;" office:value-type="string" office:string-value="'Merge Action': ''," calcext:value-type="string">
            <text:p>'Merge Action': '',</text:p>
          </table:table-cell>
          <table:table-cell table:formula="of:=&quot;{&quot;&quot;&quot; &amp; [.$A$1] &amp; &quot;&quot;&quot;: &quot;&quot;&quot; &amp; [.A3] &amp; &quot;&quot;&quot;, &quot;&quot;&quot; &amp; [.$B$1] &amp; &quot;&quot;&quot;: &quot;&quot;&quot; &amp; [.B3] &amp; &quot;&quot;&quot;, &quot;&quot;&quot; &amp; [.$C$1] &amp; &quot;&quot;&quot;: &quot;&quot;&quot; &amp; [.C3] &amp; &quot;&quot;&quot;, &quot;&quot;&quot; &amp; [.$D$1] &amp; &quot;&quot;&quot;: &quot;&quot;&quot; &amp; [.D3] &amp; &quot;&quot;&quot;, &quot;&quot;&quot; &amp; [.$E$1] &amp; &quot;&quot;&quot;: &quot;&quot;&quot; &amp; [.E3] &amp; &quot;&quot;&quot;, &quot;&quot;&quot; &amp; [.$F$1] &amp; &quot;&quot;&quot;: &quot;&quot;&quot; &amp; [.F3] &amp; &quot;&quot;&quot;, &quot;&quot;&quot; &amp; [.$G$1] &amp; &quot;&quot;&quot;: &quot;&quot;&quot; &amp; [.G3] &amp; &quot;&quot;&quot;, &quot;&quot;&quot; &amp; [.$H$1] &amp; &quot;&quot;&quot;: &quot;&quot;&quot; &amp; [.H3] &amp;  &quot;&quot;&quot;},&quot;" office:value-type="string" office:string-value="{&quot;N°&quot;: &quot;2&quot;, &quot;Name&quot;: &quot;Merge Action&quot;, &quot;Type&quot;: &quot;Flag&quot;, &quot;Length&quot;: &quot;1&quot;, &quot;Required&quot;: &quot;Required&quot;, &quot;Allowed Values&quot;: &quot;'A' | 'U' | 'D'&quot;, &quot;Default&quot;: &quot;A&quot;, &quot;Comments&quot;: &quot;Merge action - 'A' (add), 'U' (update), 'D' (delete)&quot;}," calcext:value-type="string">
            <text:p>{"N°": "2", "Name": "Merge Action", "Type": "Flag", "Length": "1", "Required": "Required", "Allowed Values": "'A' | 'U' | 'D'", "Default": "A", "Comments": "Merge action - 'A' (add), 'U' (update), 'D' (delete)"},</text:p>
          </table:table-cell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Order Id</text:p>
          </table:table-cell>
          <table:table-cell table:style-name="ce10" office:value-type="string" calcext:value-type="string">
            <text:p>String</text:p>
          </table:table-cell>
          <table:table-cell table:style-name="ce43" office:value-type="float" office:value="20" calcext:value-type="float">
            <text:p>20</text:p>
          </table:table-cell>
          <table:table-cell table:style-name="ce10" office:value-type="string" calcext:value-type="string">
            <text:p>Required</text:p>
          </table:table-cell>
          <table:table-cell table:style-name="ce51" office:value-type="string" calcext:value-type="string">
            <text:p>Upper Case</text:p>
          </table:table-cell>
          <table:table-cell table:style-name="ce34" office:value-type="string" calcext:value-type="string">
            <text:p> </text:p>
          </table:table-cell>
          <table:table-cell table:style-name="ce59" office:value-type="string" calcext:value-type="string">
            <text:p>Order identifier</text:p>
          </table:table-cell>
          <table:table-cell office:value-type="string" calcext:value-type="string">
            <text:p>ok</text:p>
          </table:table-cell>
          <table:table-cell table:style-name="Default" table:formula="of:=&quot;&quot;&quot;&quot; &amp; [.$B4] &amp; &quot;&quot;&quot;: ,&quot;" office:value-type="string" office:string-value="&quot;Order Id&quot;: ," calcext:value-type="string">
            <text:p>"Order Id": ,</text:p>
          </table:table-cell>
          <table:table-cell table:formula="of:=&quot;{&quot;&quot;&quot; &amp; [.$A$1] &amp; &quot;&quot;&quot;: &quot;&quot;&quot; &amp; [.A4] &amp; &quot;&quot;&quot;, &quot;&quot;&quot; &amp; [.$B$1] &amp; &quot;&quot;&quot;: &quot;&quot;&quot; &amp; [.B4] &amp; &quot;&quot;&quot;, &quot;&quot;&quot; &amp; [.$C$1] &amp; &quot;&quot;&quot;: &quot;&quot;&quot; &amp; [.C4] &amp; &quot;&quot;&quot;, &quot;&quot;&quot; &amp; [.$D$1] &amp; &quot;&quot;&quot;: &quot;&quot;&quot; &amp; [.D4] &amp; &quot;&quot;&quot;, &quot;&quot;&quot; &amp; [.$E$1] &amp; &quot;&quot;&quot;: &quot;&quot;&quot; &amp; [.E4] &amp; &quot;&quot;&quot;, &quot;&quot;&quot; &amp; [.$F$1] &amp; &quot;&quot;&quot;: &quot;&quot;&quot; &amp; [.F4] &amp; &quot;&quot;&quot;, &quot;&quot;&quot; &amp; [.$G$1] &amp; &quot;&quot;&quot;: &quot;&quot;&quot; &amp; [.G4] &amp; &quot;&quot;&quot;, &quot;&quot;&quot; &amp; [.$H$1] &amp; &quot;&quot;&quot;: &quot;&quot;&quot; &amp; [.H4] &amp;  &quot;&quot;&quot;},&quot;" office:value-type="string" office:string-value="{&quot;N°&quot;: &quot;3&quot;, &quot;Name&quot;: &quot;Order Id&quot;, &quot;Type&quot;: &quot;String&quot;, &quot;Length&quot;: &quot;20&quot;, &quot;Required&quot;: &quot;Required&quot;, &quot;Allowed Values&quot;: &quot;Upper Case&quot;, &quot;Default&quot;: &quot; &quot;, &quot;Comments&quot;: &quot;Order identifier&quot;}," calcext:value-type="string">
            <text:p>{"N°": "3", "Name": "Order Id", "Type": "String", "Length": "20", "Required": "Required", "Allowed Values": "Upper Case", "Default": " ", "Comments": "Order identifier"},</text:p>
          </table:table-cell>
        </table:table-row>
        <table:table-row-group>
          <table:table-row table:style-name="ro2">
            <table:table-cell table:style-name="ce4" office:value-type="float" office:value="4" calcext:value-type="float">
              <text:p>4</text:p>
            </table:table-cell>
            <table:table-cell table:style-name="ce9" office:value-type="string" calcext:value-type="string">
              <text:p>Order Typ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0" calcext:value-type="float">
              <text:p>1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Order type</text:p>
            </table:table-cell>
            <table:table-cell office:value-type="string" calcext:value-type="string">
              <text:p>n</text:p>
            </table:table-cell>
            <table:table-cell table:style-name="Default"/>
            <table:table-cell/>
          </table:table-row>
          <table:table-row table:style-name="ro4">
            <table:table-cell table:style-name="ce4" office:value-type="float" office:value="5" calcext:value-type="float">
              <text:p>5</text:p>
            </table:table-cell>
            <table:table-cell table:style-name="ce9" office:value-type="string" calcext:value-type="string">
              <text:p>Status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8" office:value-type="string" calcext:value-type="string">
              <text:p>Optional</text:p>
            </table:table-cell>
            <table:table-cell table:style-name="ce53" office:value-type="string" calcext:value-type="string">
              <text:p>'Cancelled' | 'Complete' | 'Delivered' | 'Hold' | 'Released' | 'Shipped'</text:p>
            </table:table-cell>
            <table:table-cell table:style-name="ce9" office:value-type="string" calcext:value-type="string">
              <text:p>'Hold'</text:p>
            </table:table-cell>
            <table:table-cell table:style-name="ce62" office:value-type="string" calcext:value-type="string">
              <text:p>Status - defaulted by function access 'Comms - Blank Status Order Header set to released (default hold)'</text:p>
            </table:table-cell>
            <table:table-cell office:value-type="string" calcext:value-type="string">
              <text:p>y</text:p>
            </table:table-cell>
            <table:table-cell table:style-name="Default" table:formula="of:=&quot;'&quot; &amp; [.$B6] &amp; &quot;': '',&quot;" office:value-type="string" office:string-value="'Status': ''," calcext:value-type="string">
              <text:p>'Status': '',</text:p>
            </table:table-cell>
            <table:table-cell table:formula="of:=&quot;{&quot;&quot;&quot; &amp; [.$A$1] &amp; &quot;&quot;&quot;: &quot;&quot;&quot; &amp; [.A6] &amp; &quot;&quot;&quot;, &quot;&quot;&quot; &amp; [.$B$1] &amp; &quot;&quot;&quot;: &quot;&quot;&quot; &amp; [.B6] &amp; &quot;&quot;&quot;, &quot;&quot;&quot; &amp; [.$C$1] &amp; &quot;&quot;&quot;: &quot;&quot;&quot; &amp; [.C6] &amp; &quot;&quot;&quot;, &quot;&quot;&quot; &amp; [.$D$1] &amp; &quot;&quot;&quot;: &quot;&quot;&quot; &amp; [.D6] &amp; &quot;&quot;&quot;, &quot;&quot;&quot; &amp; [.$E$1] &amp; &quot;&quot;&quot;: &quot;&quot;&quot; &amp; [.E6] &amp; &quot;&quot;&quot;, &quot;&quot;&quot; &amp; [.$F$1] &amp; &quot;&quot;&quot;: &quot;&quot;&quot; &amp; [.F6] &amp; &quot;&quot;&quot;, &quot;&quot;&quot; &amp; [.$G$1] &amp; &quot;&quot;&quot;: &quot;&quot;&quot; &amp; [.G6] &amp; &quot;&quot;&quot;, &quot;&quot;&quot; &amp; [.$H$1] &amp; &quot;&quot;&quot;: &quot;&quot;&quot; &amp; [.H6] &amp;  &quot;&quot;&quot;},&quot;" office:value-type="string" office:string-value="{&quot;N°&quot;: &quot;5&quot;, &quot;Name&quot;: &quot;Status&quot;, &quot;Type&quot;: &quot;String&quot;, &quot;Length&quot;: &quot;11&quot;, &quot;Required&quot;: &quot;Optional&quot;, &quot;Allowed Values&quot;: &quot;'Cancelled' | 'Complete' | 'Delivered' | 'Hold' | 'Released' | 'Shipped'&quot;, &quot;Default&quot;: &quot;'Hold'&quot;, &quot;Comments&quot;: &quot;Status - defaulted by function access 'Comms - Blank Status Order Header set to released (default hold)'&quot;}," calcext:value-type="string">
              <text:p>{"N°": "5", "Name": "Status", "Type": "String", "Length": "11", "Required": "Optional", "Allowed Values": "'Cancelled' | 'Complete' | 'Delivered' | 'Hold' | 'Released' | 'Shipped'", "Default": "'Hold'", "Comments": "Status - defaulted by function access 'Comms - Blank Status Order Header set to released (default hold)'"},</text:p>
            </table:table-cell>
          </table:table-row>
          <table:table-row table:style-name="ro9">
            <table:table-cell table:style-name="ce4" office:value-type="float" office:value="6" calcext:value-type="float">
              <text:p>6</text:p>
            </table:table-cell>
            <table:table-cell table:style-name="ce9" office:value-type="string" calcext:value-type="string">
              <text:p>Priority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Priority - please note this should be an integer value unless a relevant string to integer mapping has been setup in the Order_Priority_Map table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7" calcext:value-type="float">
              <text:p>7</text:p>
            </table:table-cell>
            <table:table-cell table:style-name="ce9" office:value-type="string" calcext:value-type="string">
              <text:p>Ship Dock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0" calcext:value-type="float">
              <text:p>1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Ship dock location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8" calcext:value-type="float">
              <text:p>8</text:p>
            </table:table-cell>
            <table:table-cell table:style-name="ce9" office:value-type="string" calcext:value-type="string">
              <text:p>Work Group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Work group or wave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9" calcext:value-type="float">
              <text:p>9</text:p>
            </table:table-cell>
            <table:table-cell table:style-name="ce9" office:value-type="string" calcext:value-type="string">
              <text:p>Consignment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Consignment or lorry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0" calcext:value-type="float">
              <text:p>10</text:p>
            </table:table-cell>
            <table:table-cell table:style-name="ce9" office:value-type="string" calcext:value-type="string">
              <text:p>Delivery Point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Delivery point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1" calcext:value-type="float">
              <text:p>11</text:p>
            </table:table-cell>
            <table:table-cell table:style-name="ce9" office:value-type="string" calcext:value-type="string">
              <text:p>Load Sequence</text:p>
            </table:table-cell>
            <table:table-cell table:style-name="ce9" office:value-type="string" calcext:value-type="string">
              <text:p>Integer</text:p>
            </table:table-cell>
            <table:table-cell table:style-name="ce44" office:value-type="float" office:value="10" calcext:value-type="float">
              <text:p>1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9999999999'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Vehicle loading sequence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</table:table-row-group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From Site Id</text:p>
          </table:table-cell>
          <table:table-cell table:style-name="ce10" office:value-type="string" calcext:value-type="string">
            <text:p>String</text:p>
          </table:table-cell>
          <table:table-cell table:style-name="ce43" office:value-type="float" office:value="10" calcext:value-type="float">
            <text:p>10</text:p>
          </table:table-cell>
          <table:table-cell table:style-name="ce10" office:value-type="string" calcext:value-type="string">
            <text:p>Required</text:p>
          </table:table-cell>
          <table:table-cell table:style-name="ce51" office:value-type="string" calcext:value-type="string">
            <text:p>Upper Case</text:p>
          </table:table-cell>
          <table:table-cell table:style-name="ce34" office:value-type="string" calcext:value-type="string">
            <text:p> </text:p>
          </table:table-cell>
          <table:table-cell table:style-name="ce60" office:value-type="string" calcext:value-type="string">
            <text:p>From site identifier (Supplied by Belspeed)</text:p>
          </table:table-cell>
          <table:table-cell office:value-type="string" calcext:value-type="string">
            <text:p>ok</text:p>
          </table:table-cell>
          <table:table-cell table:style-name="Default" table:formula="of:=&quot;&quot;&quot;&quot; &amp; [.$B13] &amp; &quot;&quot;&quot;: ,&quot;" office:value-type="string" office:string-value="&quot;From Site Id&quot;: ," calcext:value-type="string">
            <text:p>"From Site Id": ,</text:p>
          </table:table-cell>
          <table:table-cell table:formula="of:=&quot;{&quot;&quot;&quot; &amp; [.$A$1] &amp; &quot;&quot;&quot;: &quot;&quot;&quot; &amp; [.A13] &amp; &quot;&quot;&quot;, &quot;&quot;&quot; &amp; [.$B$1] &amp; &quot;&quot;&quot;: &quot;&quot;&quot; &amp; [.B13] &amp; &quot;&quot;&quot;, &quot;&quot;&quot; &amp; [.$C$1] &amp; &quot;&quot;&quot;: &quot;&quot;&quot; &amp; [.C13] &amp; &quot;&quot;&quot;, &quot;&quot;&quot; &amp; [.$D$1] &amp; &quot;&quot;&quot;: &quot;&quot;&quot; &amp; [.D13] &amp; &quot;&quot;&quot;, &quot;&quot;&quot; &amp; [.$E$1] &amp; &quot;&quot;&quot;: &quot;&quot;&quot; &amp; [.E13] &amp; &quot;&quot;&quot;, &quot;&quot;&quot; &amp; [.$F$1] &amp; &quot;&quot;&quot;: &quot;&quot;&quot; &amp; [.F13] &amp; &quot;&quot;&quot;, &quot;&quot;&quot; &amp; [.$G$1] &amp; &quot;&quot;&quot;: &quot;&quot;&quot; &amp; [.G13] &amp; &quot;&quot;&quot;, &quot;&quot;&quot; &amp; [.$H$1] &amp; &quot;&quot;&quot;: &quot;&quot;&quot; &amp; [.H13] &amp;  &quot;&quot;&quot;},&quot;" office:value-type="string" office:string-value="{&quot;N°&quot;: &quot;12&quot;, &quot;Name&quot;: &quot;From Site Id&quot;, &quot;Type&quot;: &quot;String&quot;, &quot;Length&quot;: &quot;10&quot;, &quot;Required&quot;: &quot;Required&quot;, &quot;Allowed Values&quot;: &quot;Upper Case&quot;, &quot;Default&quot;: &quot; &quot;, &quot;Comments&quot;: &quot;From site identifier (Supplied by Belspeed)&quot;}," calcext:value-type="string">
            <text:p>{"N°": "12", "Name": "From Site Id", "Type": "String", "Length": "10", "Required": "Required", "Allowed Values": "Upper Case", "Default": " ", "Comments": "From site identifier (Supplied by Belspeed)"},</text:p>
          </table:table-cell>
        </table:table-row>
        <table:table-row-group>
          <table:table-row table:style-name="ro2">
            <table:table-cell table:style-name="ce4" office:value-type="float" office:value="13" calcext:value-type="float">
              <text:p>13</text:p>
            </table:table-cell>
            <table:table-cell table:style-name="ce9" office:value-type="string" calcext:value-type="string">
              <text:p>To Site Id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0" calcext:value-type="float">
              <text:p>1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To site identifier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</table:table-row-group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Customer Id</text:p>
          </table:table-cell>
          <table:table-cell table:style-name="ce10" office:value-type="string" calcext:value-type="string">
            <text:p>String</text:p>
          </table:table-cell>
          <table:table-cell table:style-name="ce43" office:value-type="float" office:value="15" calcext:value-type="float">
            <text:p>15</text:p>
          </table:table-cell>
          <table:table-cell table:style-name="ce10" office:value-type="string" calcext:value-type="string">
            <text:p>Required</text:p>
          </table:table-cell>
          <table:table-cell table:style-name="ce51" office:value-type="string" calcext:value-type="string">
            <text:p>Upper Case</text:p>
          </table:table-cell>
          <table:table-cell table:style-name="ce34" office:value-type="string" calcext:value-type="string">
            <text:p> </text:p>
          </table:table-cell>
          <table:table-cell table:style-name="ce59" office:value-type="string" calcext:value-type="string">
            <text:p>Customer identifier</text:p>
          </table:table-cell>
          <table:table-cell office:value-type="string" calcext:value-type="string">
            <text:p>ok</text:p>
          </table:table-cell>
          <table:table-cell table:style-name="Default" table:formula="of:=&quot;&quot;&quot;&quot; &amp; [.$B15] &amp; &quot;&quot;&quot;: ,&quot;" office:value-type="string" office:string-value="&quot;Customer Id&quot;: ," calcext:value-type="string">
            <text:p>"Customer Id": ,</text:p>
          </table:table-cell>
          <table:table-cell table:formula="of:=&quot;{&quot;&quot;&quot; &amp; [.$A$1] &amp; &quot;&quot;&quot;: &quot;&quot;&quot; &amp; [.A15] &amp; &quot;&quot;&quot;, &quot;&quot;&quot; &amp; [.$B$1] &amp; &quot;&quot;&quot;: &quot;&quot;&quot; &amp; [.B15] &amp; &quot;&quot;&quot;, &quot;&quot;&quot; &amp; [.$C$1] &amp; &quot;&quot;&quot;: &quot;&quot;&quot; &amp; [.C15] &amp; &quot;&quot;&quot;, &quot;&quot;&quot; &amp; [.$D$1] &amp; &quot;&quot;&quot;: &quot;&quot;&quot; &amp; [.D15] &amp; &quot;&quot;&quot;, &quot;&quot;&quot; &amp; [.$E$1] &amp; &quot;&quot;&quot;: &quot;&quot;&quot; &amp; [.E15] &amp; &quot;&quot;&quot;, &quot;&quot;&quot; &amp; [.$F$1] &amp; &quot;&quot;&quot;: &quot;&quot;&quot; &amp; [.F15] &amp; &quot;&quot;&quot;, &quot;&quot;&quot; &amp; [.$G$1] &amp; &quot;&quot;&quot;: &quot;&quot;&quot; &amp; [.G15] &amp; &quot;&quot;&quot;, &quot;&quot;&quot; &amp; [.$H$1] &amp; &quot;&quot;&quot;: &quot;&quot;&quot; &amp; [.H15] &amp;  &quot;&quot;&quot;},&quot;" office:value-type="string" office:string-value="{&quot;N°&quot;: &quot;14&quot;, &quot;Name&quot;: &quot;Customer Id&quot;, &quot;Type&quot;: &quot;String&quot;, &quot;Length&quot;: &quot;15&quot;, &quot;Required&quot;: &quot;Required&quot;, &quot;Allowed Values&quot;: &quot;Upper Case&quot;, &quot;Default&quot;: &quot; &quot;, &quot;Comments&quot;: &quot;Customer identifier&quot;}," calcext:value-type="string">
            <text:p>{"N°": "14", "Name": "Customer Id", "Type": "String", "Length": "15", "Required": "Required", "Allowed Values": "Upper Case", "Default": " ", "Comments": "Customer identifier"},</text:p>
          </table:table-cell>
        </table:table-row>
        <table:table-row-group>
          <table:table-row table:style-name="ro2">
            <table:table-cell table:style-name="ce4" office:value-type="float" office:value="15" calcext:value-type="float">
              <text:p>15</text:p>
            </table:table-cell>
            <table:table-cell table:style-name="ce9" office:value-type="string" calcext:value-type="string">
              <text:p>Order Date</text:p>
            </table:table-cell>
            <table:table-cell table:style-name="ce9" office:value-type="string" calcext:value-type="string">
              <text:p>Date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8" office:value-type="string" calcext:value-type="string">
              <text:p>Optional</text:p>
            </table:table-cell>
            <table:table-cell table:style-name="ce52" office:value-type="string" calcext:value-type="string">
              <text:p>'YYYYMMDDHHMISS'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Order date</text:p>
            </table:table-cell>
            <table:table-cell office:value-type="string" calcext:value-type="string">
              <text:p>y</text:p>
            </table:table-cell>
            <table:table-cell table:style-name="Default" table:formula="of:=&quot;'&quot; &amp; [.$B16] &amp; &quot;': '',&quot;" office:value-type="string" office:string-value="'Order Date': ''," calcext:value-type="string">
              <text:p>'Order Date': '',</text:p>
            </table:table-cell>
            <table:table-cell/>
          </table:table-row>
          <table:table-row table:style-name="ro2">
            <table:table-cell table:style-name="ce4" office:value-type="float" office:value="16" calcext:value-type="float">
              <text:p>16</text:p>
            </table:table-cell>
            <table:table-cell table:style-name="ce9" office:value-type="string" calcext:value-type="string">
              <text:p>Ship By Date</text:p>
            </table:table-cell>
            <table:table-cell table:style-name="ce9" office:value-type="string" calcext:value-type="string">
              <text:p>Date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YYYMMDDHHMISS'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Ship by date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7" calcext:value-type="float">
              <text:p>17</text:p>
            </table:table-cell>
            <table:table-cell table:style-name="ce9" office:value-type="string" calcext:value-type="string">
              <text:p>Purchase Order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8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Purchase order reference</text:p>
            </table:table-cell>
            <table:table-cell office:value-type="string" calcext:value-type="string">
              <text:p>n</text:p>
            </table:table-cell>
            <table:table-cell table:style-name="Default" table:formula="of:=&quot;'&quot; &amp; [.$B18] &amp; &quot;': '',&quot;" office:value-type="string" office:string-value="'Purchase Order': ''," calcext:value-type="string">
              <text:p>'Purchase Order': '',</text:p>
            </table:table-cell>
            <table:table-cell/>
          </table:table-row>
          <table:table-row table:style-name="ro2">
            <table:table-cell table:style-name="ce4" office:value-type="float" office:value="18" calcext:value-type="float">
              <text:p>18</text:p>
            </table:table-cell>
            <table:table-cell table:style-name="ce9" office:value-type="string" calcext:value-type="string">
              <text:p>Contact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8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Address contact</text:p>
            </table:table-cell>
            <table:table-cell office:value-type="string" calcext:value-type="string">
              <text:p>y</text:p>
            </table:table-cell>
            <table:table-cell table:style-name="Default" table:formula="of:=&quot;'&quot; &amp; [.$B19] &amp; &quot;': '',&quot;" office:value-type="string" office:string-value="'Contact': ''," calcext:value-type="string">
              <text:p>'Contact': '',</text:p>
            </table:table-cell>
            <table:table-cell/>
          </table:table-row>
          <table:table-row table:style-name="ro2">
            <table:table-cell table:style-name="ce4" office:value-type="float" office:value="19" calcext:value-type="float">
              <text:p>19</text:p>
            </table:table-cell>
            <table:table-cell table:style-name="ce9" office:value-type="string" calcext:value-type="string">
              <text:p>Contact Phon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8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Address phone number</text:p>
            </table:table-cell>
            <table:table-cell office:value-type="string" calcext:value-type="string">
              <text:p>y</text:p>
            </table:table-cell>
            <table:table-cell table:style-name="Default" table:formula="of:=&quot;'&quot; &amp; [.$B20] &amp; &quot;': '',&quot;" office:value-type="string" office:string-value="'Contact Phone': ''," calcext:value-type="string">
              <text:p>'Contact Phone': '',</text:p>
            </table:table-cell>
            <table:table-cell/>
          </table:table-row>
          <table:table-row table:style-name="ro2">
            <table:table-cell table:style-name="ce4" office:value-type="float" office:value="20" calcext:value-type="float">
              <text:p>20</text:p>
            </table:table-cell>
            <table:table-cell table:style-name="ce9" office:value-type="string" calcext:value-type="string">
              <text:p>Contact Fax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Address fax number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21" calcext:value-type="float">
              <text:p>21</text:p>
            </table:table-cell>
            <table:table-cell table:style-name="ce9" office:value-type="string" calcext:value-type="string">
              <text:p>Contact Email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56" calcext:value-type="float">
              <text:p>256</text:p>
            </table:table-cell>
            <table:table-cell table:style-name="ce48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Address e-mail address</text:p>
            </table:table-cell>
            <table:table-cell office:value-type="string" calcext:value-type="string">
              <text:p>y</text:p>
            </table:table-cell>
            <table:table-cell table:style-name="Default" table:formula="of:=&quot;'&quot; &amp; [.$B22] &amp; &quot;': '',&quot;" office:value-type="string" office:string-value="'Contact Email': ''," calcext:value-type="string">
              <text:p>'Contact Email': '',</text:p>
            </table:table-cell>
            <table:table-cell/>
          </table:table-row>
        </table:table-row-group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tring</text:p>
          </table:table-cell>
          <table:table-cell table:style-name="ce43" office:value-type="float" office:value="30" calcext:value-type="float">
            <text:p>30</text:p>
          </table:table-cell>
          <table:table-cell table:style-name="ce47" office:value-type="string" calcext:value-type="string">
            <text:p>Required</text:p>
          </table:table-cell>
          <table:table-cell table:style-name="ce51" office:value-type="string" calcext:value-type="string">
            <text:p>Mixed Case</text:p>
          </table:table-cell>
          <table:table-cell table:style-name="ce34" office:value-type="string" calcext:value-type="string">
            <text:p> </text:p>
          </table:table-cell>
          <table:table-cell table:style-name="ce59" office:value-type="string" calcext:value-type="string">
            <text:p>Delivery Name</text:p>
          </table:table-cell>
          <table:table-cell office:value-type="string" calcext:value-type="string">
            <text:p>y</text:p>
          </table:table-cell>
          <table:table-cell table:style-name="Default" table:formula="of:=&quot;'&quot; &amp; [.$B23] &amp; &quot;': '',&quot;" office:value-type="string" office:string-value="'Name': ''," calcext:value-type="string">
            <text:p>'Name': '',</text:p>
          </table:table-cell>
          <table:table-cell table:formula="of:=&quot;{&quot;&quot;&quot; &amp; [.$A$1] &amp; &quot;&quot;&quot;: &quot;&quot;&quot; &amp; [.A23] &amp; &quot;&quot;&quot;, &quot;&quot;&quot; &amp; [.$B$1] &amp; &quot;&quot;&quot;: &quot;&quot;&quot; &amp; [.B23] &amp; &quot;&quot;&quot;, &quot;&quot;&quot; &amp; [.$C$1] &amp; &quot;&quot;&quot;: &quot;&quot;&quot; &amp; [.C23] &amp; &quot;&quot;&quot;, &quot;&quot;&quot; &amp; [.$D$1] &amp; &quot;&quot;&quot;: &quot;&quot;&quot; &amp; [.D23] &amp; &quot;&quot;&quot;, &quot;&quot;&quot; &amp; [.$E$1] &amp; &quot;&quot;&quot;: &quot;&quot;&quot; &amp; [.E23] &amp; &quot;&quot;&quot;, &quot;&quot;&quot; &amp; [.$F$1] &amp; &quot;&quot;&quot;: &quot;&quot;&quot; &amp; [.F23] &amp; &quot;&quot;&quot;, &quot;&quot;&quot; &amp; [.$G$1] &amp; &quot;&quot;&quot;: &quot;&quot;&quot; &amp; [.G23] &amp; &quot;&quot;&quot;, &quot;&quot;&quot; &amp; [.$H$1] &amp; &quot;&quot;&quot;: &quot;&quot;&quot; &amp; [.H23] &amp;  &quot;&quot;&quot;},&quot;" office:value-type="string" office:string-value="{&quot;N°&quot;: &quot;22&quot;, &quot;Name&quot;: &quot;Name&quot;, &quot;Type&quot;: &quot;String&quot;, &quot;Length&quot;: &quot;30&quot;, &quot;Required&quot;: &quot;Required&quot;, &quot;Allowed Values&quot;: &quot;Mixed Case&quot;, &quot;Default&quot;: &quot; &quot;, &quot;Comments&quot;: &quot;Delivery Name&quot;}," calcext:value-type="string">
            <text:p>{"N°": "22", "Name": "Name", "Type": "String", "Length": "30", "Required": "Required", "Allowed Values": "Mixed Case", "Default": " ", "Comments": "Delivery Name"},</text:p>
          </table:table-cell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10" office:value-type="string" calcext:value-type="string">
            <text:p>Address1</text:p>
          </table:table-cell>
          <table:table-cell table:style-name="ce10" office:value-type="string" calcext:value-type="string">
            <text:p>String</text:p>
          </table:table-cell>
          <table:table-cell table:style-name="ce43" office:value-type="float" office:value="35" calcext:value-type="float">
            <text:p>35</text:p>
          </table:table-cell>
          <table:table-cell table:style-name="ce47" office:value-type="string" calcext:value-type="string">
            <text:p>Required</text:p>
          </table:table-cell>
          <table:table-cell table:style-name="ce51" office:value-type="string" calcext:value-type="string">
            <text:p>Mixed Case</text:p>
          </table:table-cell>
          <table:table-cell table:style-name="ce34" office:value-type="string" calcext:value-type="string">
            <text:p> </text:p>
          </table:table-cell>
          <table:table-cell table:style-name="ce59" office:value-type="string" calcext:value-type="string">
            <text:p>Delivery Address line 1</text:p>
          </table:table-cell>
          <table:table-cell office:value-type="string" calcext:value-type="string">
            <text:p>y</text:p>
          </table:table-cell>
          <table:table-cell table:style-name="Default" table:formula="of:=&quot;'&quot; &amp; [.$B24] &amp; &quot;': '',&quot;" office:value-type="string" office:string-value="'Address1': ''," calcext:value-type="string">
            <text:p>'Address1': '',</text:p>
          </table:table-cell>
          <table:table-cell table:formula="of:=&quot;{&quot;&quot;&quot; &amp; [.$A$1] &amp; &quot;&quot;&quot;: &quot;&quot;&quot; &amp; [.A24] &amp; &quot;&quot;&quot;, &quot;&quot;&quot; &amp; [.$B$1] &amp; &quot;&quot;&quot;: &quot;&quot;&quot; &amp; [.B24] &amp; &quot;&quot;&quot;, &quot;&quot;&quot; &amp; [.$C$1] &amp; &quot;&quot;&quot;: &quot;&quot;&quot; &amp; [.C24] &amp; &quot;&quot;&quot;, &quot;&quot;&quot; &amp; [.$D$1] &amp; &quot;&quot;&quot;: &quot;&quot;&quot; &amp; [.D24] &amp; &quot;&quot;&quot;, &quot;&quot;&quot; &amp; [.$E$1] &amp; &quot;&quot;&quot;: &quot;&quot;&quot; &amp; [.E24] &amp; &quot;&quot;&quot;, &quot;&quot;&quot; &amp; [.$F$1] &amp; &quot;&quot;&quot;: &quot;&quot;&quot; &amp; [.F24] &amp; &quot;&quot;&quot;, &quot;&quot;&quot; &amp; [.$G$1] &amp; &quot;&quot;&quot;: &quot;&quot;&quot; &amp; [.G24] &amp; &quot;&quot;&quot;, &quot;&quot;&quot; &amp; [.$H$1] &amp; &quot;&quot;&quot;: &quot;&quot;&quot; &amp; [.H24] &amp;  &quot;&quot;&quot;},&quot;" office:value-type="string" office:string-value="{&quot;N°&quot;: &quot;23&quot;, &quot;Name&quot;: &quot;Address1&quot;, &quot;Type&quot;: &quot;String&quot;, &quot;Length&quot;: &quot;35&quot;, &quot;Required&quot;: &quot;Required&quot;, &quot;Allowed Values&quot;: &quot;Mixed Case&quot;, &quot;Default&quot;: &quot; &quot;, &quot;Comments&quot;: &quot;Delivery Address line 1&quot;}," calcext:value-type="string">
            <text:p>{"N°": "23", "Name": "Address1", "Type": "String", "Length": "35", "Required": "Required", "Allowed Values": "Mixed Case", "Default": " ", "Comments": "Delivery Address line 1"},</text:p>
          </table:table-cell>
        </table:table-row>
        <table:table-row-group>
          <table:table-row table:style-name="ro2">
            <table:table-cell table:style-name="ce4" office:value-type="float" office:value="24" calcext:value-type="float">
              <text:p>24</text:p>
            </table:table-cell>
            <table:table-cell table:style-name="ce9" office:value-type="string" calcext:value-type="string">
              <text:p>Address2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8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Delivery Address line 2</text:p>
            </table:table-cell>
            <table:table-cell office:value-type="string" calcext:value-type="string">
              <text:p>y</text:p>
            </table:table-cell>
            <table:table-cell table:style-name="Default" table:formula="of:=&quot;'&quot; &amp; [.$B25] &amp; &quot;': '',&quot;" office:value-type="string" office:string-value="'Address2': ''," calcext:value-type="string">
              <text:p>'Address2': '',</text:p>
            </table:table-cell>
            <table:table-cell/>
          </table:table-row>
        </table:table-row-group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10" office:value-type="string" calcext:value-type="string">
            <text:p>Town</text:p>
          </table:table-cell>
          <table:table-cell table:style-name="ce10" office:value-type="string" calcext:value-type="string">
            <text:p>String</text:p>
          </table:table-cell>
          <table:table-cell table:style-name="ce43" office:value-type="float" office:value="35" calcext:value-type="float">
            <text:p>35</text:p>
          </table:table-cell>
          <table:table-cell table:style-name="ce47" office:value-type="string" calcext:value-type="string">
            <text:p>Required</text:p>
          </table:table-cell>
          <table:table-cell table:style-name="ce51" office:value-type="string" calcext:value-type="string">
            <text:p>Mixed Case</text:p>
          </table:table-cell>
          <table:table-cell table:style-name="ce34" office:value-type="string" calcext:value-type="string">
            <text:p> </text:p>
          </table:table-cell>
          <table:table-cell table:style-name="ce59" office:value-type="string" calcext:value-type="string">
            <text:p>Delivery Address town</text:p>
          </table:table-cell>
          <table:table-cell office:value-type="string" calcext:value-type="string">
            <text:p>y</text:p>
          </table:table-cell>
          <table:table-cell table:style-name="Default" table:formula="of:=&quot;'&quot; &amp; [.$B26] &amp; &quot;': '',&quot;" office:value-type="string" office:string-value="'Town': ''," calcext:value-type="string">
            <text:p>'Town': '',</text:p>
          </table:table-cell>
          <table:table-cell table:formula="of:=&quot;{&quot;&quot;&quot; &amp; [.$A$1] &amp; &quot;&quot;&quot;: &quot;&quot;&quot; &amp; [.A26] &amp; &quot;&quot;&quot;, &quot;&quot;&quot; &amp; [.$B$1] &amp; &quot;&quot;&quot;: &quot;&quot;&quot; &amp; [.B26] &amp; &quot;&quot;&quot;, &quot;&quot;&quot; &amp; [.$C$1] &amp; &quot;&quot;&quot;: &quot;&quot;&quot; &amp; [.C26] &amp; &quot;&quot;&quot;, &quot;&quot;&quot; &amp; [.$D$1] &amp; &quot;&quot;&quot;: &quot;&quot;&quot; &amp; [.D26] &amp; &quot;&quot;&quot;, &quot;&quot;&quot; &amp; [.$E$1] &amp; &quot;&quot;&quot;: &quot;&quot;&quot; &amp; [.E26] &amp; &quot;&quot;&quot;, &quot;&quot;&quot; &amp; [.$F$1] &amp; &quot;&quot;&quot;: &quot;&quot;&quot; &amp; [.F26] &amp; &quot;&quot;&quot;, &quot;&quot;&quot; &amp; [.$G$1] &amp; &quot;&quot;&quot;: &quot;&quot;&quot; &amp; [.G26] &amp; &quot;&quot;&quot;, &quot;&quot;&quot; &amp; [.$H$1] &amp; &quot;&quot;&quot;: &quot;&quot;&quot; &amp; [.H26] &amp;  &quot;&quot;&quot;},&quot;" office:value-type="string" office:string-value="{&quot;N°&quot;: &quot;25&quot;, &quot;Name&quot;: &quot;Town&quot;, &quot;Type&quot;: &quot;String&quot;, &quot;Length&quot;: &quot;35&quot;, &quot;Required&quot;: &quot;Required&quot;, &quot;Allowed Values&quot;: &quot;Mixed Case&quot;, &quot;Default&quot;: &quot; &quot;, &quot;Comments&quot;: &quot;Delivery Address town&quot;}," calcext:value-type="string">
            <text:p>{"N°": "25", "Name": "Town", "Type": "String", "Length": "35", "Required": "Required", "Allowed Values": "Mixed Case", "Default": " ", "Comments": "Delivery Address town"},</text:p>
          </table:table-cell>
        </table:table-row>
        <table:table-row-group>
          <table:table-row table:style-name="ro2">
            <table:table-cell table:style-name="ce4" office:value-type="float" office:value="26" calcext:value-type="float">
              <text:p>26</text:p>
            </table:table-cell>
            <table:table-cell table:style-name="ce9" office:value-type="string" calcext:value-type="string">
              <text:p>County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Delivery Address county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</table:table-row-group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10" office:value-type="string" calcext:value-type="string">
            <text:p>Postcode</text:p>
          </table:table-cell>
          <table:table-cell table:style-name="ce10" office:value-type="string" calcext:value-type="string">
            <text:p>String</text:p>
          </table:table-cell>
          <table:table-cell table:style-name="ce43" office:value-type="float" office:value="20" calcext:value-type="float">
            <text:p>20</text:p>
          </table:table-cell>
          <table:table-cell table:style-name="ce47" office:value-type="string" calcext:value-type="string">
            <text:p>Required</text:p>
          </table:table-cell>
          <table:table-cell table:style-name="ce51" office:value-type="string" calcext:value-type="string">
            <text:p>Upper Case</text:p>
          </table:table-cell>
          <table:table-cell table:style-name="ce34" office:value-type="string" calcext:value-type="string">
            <text:p> </text:p>
          </table:table-cell>
          <table:table-cell table:style-name="ce59" office:value-type="string" calcext:value-type="string">
            <text:p>Delivery Address post code</text:p>
          </table:table-cell>
          <table:table-cell office:value-type="string" calcext:value-type="string">
            <text:p>y</text:p>
          </table:table-cell>
          <table:table-cell table:style-name="Default" table:formula="of:=&quot;'&quot; &amp; [.$B28] &amp; &quot;': '',&quot;" office:value-type="string" office:string-value="'Postcode': ''," calcext:value-type="string">
            <text:p>'Postcode': '',</text:p>
          </table:table-cell>
          <table:table-cell table:formula="of:=&quot;{&quot;&quot;&quot; &amp; [.$A$1] &amp; &quot;&quot;&quot;: &quot;&quot;&quot; &amp; [.A28] &amp; &quot;&quot;&quot;, &quot;&quot;&quot; &amp; [.$B$1] &amp; &quot;&quot;&quot;: &quot;&quot;&quot; &amp; [.B28] &amp; &quot;&quot;&quot;, &quot;&quot;&quot; &amp; [.$C$1] &amp; &quot;&quot;&quot;: &quot;&quot;&quot; &amp; [.C28] &amp; &quot;&quot;&quot;, &quot;&quot;&quot; &amp; [.$D$1] &amp; &quot;&quot;&quot;: &quot;&quot;&quot; &amp; [.D28] &amp; &quot;&quot;&quot;, &quot;&quot;&quot; &amp; [.$E$1] &amp; &quot;&quot;&quot;: &quot;&quot;&quot; &amp; [.E28] &amp; &quot;&quot;&quot;, &quot;&quot;&quot; &amp; [.$F$1] &amp; &quot;&quot;&quot;: &quot;&quot;&quot; &amp; [.F28] &amp; &quot;&quot;&quot;, &quot;&quot;&quot; &amp; [.$G$1] &amp; &quot;&quot;&quot;: &quot;&quot;&quot; &amp; [.G28] &amp; &quot;&quot;&quot;, &quot;&quot;&quot; &amp; [.$H$1] &amp; &quot;&quot;&quot;: &quot;&quot;&quot; &amp; [.H28] &amp;  &quot;&quot;&quot;},&quot;" office:value-type="string" office:string-value="{&quot;N°&quot;: &quot;27&quot;, &quot;Name&quot;: &quot;Postcode&quot;, &quot;Type&quot;: &quot;String&quot;, &quot;Length&quot;: &quot;20&quot;, &quot;Required&quot;: &quot;Required&quot;, &quot;Allowed Values&quot;: &quot;Upper Case&quot;, &quot;Default&quot;: &quot; &quot;, &quot;Comments&quot;: &quot;Delivery Address post code&quot;}," calcext:value-type="string">
            <text:p>{"N°": "27", "Name": "Postcode", "Type": "String", "Length": "20", "Required": "Required", "Allowed Values": "Upper Case", "Default": " ", "Comments": "Delivery Address post code"},</text:p>
          </table:table-cell>
        </table:table-row>
        <table:table-row table:style-name="ro9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String</text:p>
          </table:table-cell>
          <table:table-cell table:style-name="ce43" office:value-type="float" office:value="25" calcext:value-type="float">
            <text:p>25</text:p>
          </table:table-cell>
          <table:table-cell table:style-name="ce47" office:value-type="string" calcext:value-type="string">
            <text:p>Required</text:p>
          </table:table-cell>
          <table:table-cell table:style-name="ce51" office:value-type="string" calcext:value-type="string">
            <text:p>Upper Case</text:p>
          </table:table-cell>
          <table:table-cell table:style-name="ce34" office:value-type="string" calcext:value-type="string">
            <text:p> </text:p>
          </table:table-cell>
          <table:table-cell table:style-name="ce60" office:value-type="string" calcext:value-type="string">
            <text:p>Delivery Address country (ISO 3166-1 alpha-3 country code - validated against the country table - see the 'Country Codes' report)</text:p>
          </table:table-cell>
          <table:table-cell office:value-type="string" calcext:value-type="string">
            <text:p>y</text:p>
          </table:table-cell>
          <table:table-cell table:style-name="Default" table:formula="of:=&quot;'&quot; &amp; [.$B29] &amp; &quot;': '',&quot;" office:value-type="string" office:string-value="'Country': ''," calcext:value-type="string">
            <text:p>'Country': '',</text:p>
          </table:table-cell>
          <table:table-cell table:formula="of:=&quot;{&quot;&quot;&quot; &amp; [.$A$1] &amp; &quot;&quot;&quot;: &quot;&quot;&quot; &amp; [.A29] &amp; &quot;&quot;&quot;, &quot;&quot;&quot; &amp; [.$B$1] &amp; &quot;&quot;&quot;: &quot;&quot;&quot; &amp; [.B29] &amp; &quot;&quot;&quot;, &quot;&quot;&quot; &amp; [.$C$1] &amp; &quot;&quot;&quot;: &quot;&quot;&quot; &amp; [.C29] &amp; &quot;&quot;&quot;, &quot;&quot;&quot; &amp; [.$D$1] &amp; &quot;&quot;&quot;: &quot;&quot;&quot; &amp; [.D29] &amp; &quot;&quot;&quot;, &quot;&quot;&quot; &amp; [.$E$1] &amp; &quot;&quot;&quot;: &quot;&quot;&quot; &amp; [.E29] &amp; &quot;&quot;&quot;, &quot;&quot;&quot; &amp; [.$F$1] &amp; &quot;&quot;&quot;: &quot;&quot;&quot; &amp; [.F29] &amp; &quot;&quot;&quot;, &quot;&quot;&quot; &amp; [.$G$1] &amp; &quot;&quot;&quot;: &quot;&quot;&quot; &amp; [.G29] &amp; &quot;&quot;&quot;, &quot;&quot;&quot; &amp; [.$H$1] &amp; &quot;&quot;&quot;: &quot;&quot;&quot; &amp; [.H29] &amp;  &quot;&quot;&quot;},&quot;" office:value-type="string" office:string-value="{&quot;N°&quot;: &quot;28&quot;, &quot;Name&quot;: &quot;Country&quot;, &quot;Type&quot;: &quot;String&quot;, &quot;Length&quot;: &quot;25&quot;, &quot;Required&quot;: &quot;Required&quot;, &quot;Allowed Values&quot;: &quot;Upper Case&quot;, &quot;Default&quot;: &quot; &quot;, &quot;Comments&quot;: &quot;Delivery Address country (ISO 3166-1 alpha-3 country code - validated against the country table - see the 'Country Codes' report)&quot;}," calcext:value-type="string">
            <text:p>{"N°": "28", "Name": "Country", "Type": "String", "Length": "25", "Required": "Required", "Allowed Values": "Upper Case", "Default": " ", "Comments": "Delivery Address country (ISO 3166-1 alpha-3 country code - validated against the country table - see the 'Country Codes' report)"},</text:p>
          </table:table-cell>
        </table:table-row>
        <table:table-row-group>
          <table:table-row table:style-name="ro2">
            <table:table-cell table:style-name="ce4" office:value-type="float" office:value="29" calcext:value-type="float">
              <text:p>29</text:p>
            </table:table-cell>
            <table:table-cell table:style-name="ce9" office:value-type="string" calcext:value-type="string">
              <text:p>Instructions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80" calcext:value-type="float">
              <text:p>180</text:p>
            </table:table-cell>
            <table:table-cell table:style-name="ce48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Instructions</text:p>
            </table:table-cell>
            <table:table-cell office:value-type="string" calcext:value-type="string">
              <text:p>y</text:p>
            </table:table-cell>
            <table:table-cell table:style-name="Default" table:formula="of:=&quot;'&quot; &amp; [.$B30] &amp; &quot;': '',&quot;" office:value-type="string" office:string-value="'Instructions': ''," calcext:value-type="string">
              <text:p>'Instructions': '',</text:p>
            </table:table-cell>
            <table:table-cell/>
          </table:table-row>
          <table:table-row table:style-name="ro1">
            <table:table-cell table:style-name="ce4" office:value-type="float" office:value="30" calcext:value-type="float">
              <text:p>30</text:p>
            </table:table-cell>
            <table:table-cell table:style-name="ce9" office:value-type="string" calcext:value-type="string">
              <text:p>Repack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1" office:value-type="string" calcext:value-type="string">
              <text:p>Whether to repack order</text:p>
            </table:table-cell>
            <table:table-cell office:value-type="string" calcext:value-type="string">
              <text:p>y</text:p>
            </table:table-cell>
            <table:table-cell table:number-columns-repeated="2"/>
          </table:table-row>
        </table:table-row-group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10" office:value-type="string" calcext:value-type="string">
            <text:p>Owner Id</text:p>
          </table:table-cell>
          <table:table-cell table:style-name="ce10" office:value-type="string" calcext:value-type="string">
            <text:p>String</text:p>
          </table:table-cell>
          <table:table-cell table:style-name="ce43" office:value-type="float" office:value="10" calcext:value-type="float">
            <text:p>10</text:p>
          </table:table-cell>
          <table:table-cell table:style-name="ce10" office:value-type="string" calcext:value-type="string">
            <text:p>Required</text:p>
          </table:table-cell>
          <table:table-cell table:style-name="ce51" office:value-type="string" calcext:value-type="string">
            <text:p>Upper Case</text:p>
          </table:table-cell>
          <table:table-cell table:style-name="ce34" office:value-type="string" calcext:value-type="string">
            <text:p> </text:p>
          </table:table-cell>
          <table:table-cell table:style-name="ce59" office:value-type="string" calcext:value-type="string">
            <text:p>"01"</text:p>
          </table:table-cell>
          <table:table-cell office:value-type="string" calcext:value-type="string">
            <text:p>ok</text:p>
          </table:table-cell>
          <table:table-cell/>
          <table:table-cell table:formula="of:=&quot;{&quot;&quot;&quot; &amp; [.$A$1] &amp; &quot;&quot;&quot;: &quot;&quot;&quot; &amp; [.A32] &amp; &quot;&quot;&quot;, &quot;&quot;&quot; &amp; [.$B$1] &amp; &quot;&quot;&quot;: &quot;&quot;&quot; &amp; [.B32] &amp; &quot;&quot;&quot;, &quot;&quot;&quot; &amp; [.$C$1] &amp; &quot;&quot;&quot;: &quot;&quot;&quot; &amp; [.C32] &amp; &quot;&quot;&quot;, &quot;&quot;&quot; &amp; [.$D$1] &amp; &quot;&quot;&quot;: &quot;&quot;&quot; &amp; [.D32] &amp; &quot;&quot;&quot;, &quot;&quot;&quot; &amp; [.$E$1] &amp; &quot;&quot;&quot;: &quot;&quot;&quot; &amp; [.E32] &amp; &quot;&quot;&quot;, &quot;&quot;&quot; &amp; [.$F$1] &amp; &quot;&quot;&quot;: &quot;&quot;&quot; &amp; [.F32] &amp; &quot;&quot;&quot;, &quot;&quot;&quot; &amp; [.$G$1] &amp; &quot;&quot;&quot;: &quot;&quot;&quot; &amp; [.G32] &amp; &quot;&quot;&quot;, &quot;&quot;&quot; &amp; [.$H$1] &amp; &quot;&quot;&quot;: &quot;&quot;&quot; &amp; [.H32] &amp;  &quot;&quot;&quot;},&quot;" office:value-type="string" office:string-value="{&quot;N°&quot;: &quot;31&quot;, &quot;Name&quot;: &quot;Owner Id&quot;, &quot;Type&quot;: &quot;String&quot;, &quot;Length&quot;: &quot;10&quot;, &quot;Required&quot;: &quot;Required&quot;, &quot;Allowed Values&quot;: &quot;Upper Case&quot;, &quot;Default&quot;: &quot; &quot;, &quot;Comments&quot;: &quot;&quot;01&quot;&quot;}," calcext:value-type="string">
            <text:p>{"N°": "31", "Name": "Owner Id", "Type": "String", "Length": "10", "Required": "Required", "Allowed Values": "Upper Case", "Default": " ", "Comments": ""01""},</text:p>
          </table:table-cell>
        </table:table-row>
        <table:table-row-group>
          <table:table-row table:style-name="ro2">
            <table:table-cell table:style-name="ce4" office:value-type="float" office:value="32" calcext:value-type="float">
              <text:p>32</text:p>
            </table:table-cell>
            <table:table-cell table:style-name="ce9" office:value-type="string" calcext:value-type="string">
              <text:p>Carrier Id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Carrier identifier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33" calcext:value-type="float">
              <text:p>33</text:p>
            </table:table-cell>
            <table:table-cell table:style-name="ce9" office:value-type="string" calcext:value-type="string">
              <text:p>Dispatch Method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Dispatch method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34" calcext:value-type="float">
              <text:p>34</text:p>
            </table:table-cell>
            <table:table-cell table:style-name="ce9" office:value-type="string" calcext:value-type="string">
              <text:p>Service Level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Service level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35" calcext:value-type="float">
              <text:p>35</text:p>
            </table:table-cell>
            <table:table-cell table:style-name="ce9" office:value-type="string" calcext:value-type="string">
              <text:p>Inv Address Id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Invoice address identifier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36" calcext:value-type="float">
              <text:p>36</text:p>
            </table:table-cell>
            <table:table-cell table:style-name="ce9" office:value-type="string" calcext:value-type="string">
              <text:p>Inv Contact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Invoice address contact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37" calcext:value-type="float">
              <text:p>37</text:p>
            </table:table-cell>
            <table:table-cell table:style-name="ce9" office:value-type="string" calcext:value-type="string">
              <text:p>Inv Contact Phon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Invoice address phone number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38" calcext:value-type="float">
              <text:p>38</text:p>
            </table:table-cell>
            <table:table-cell table:style-name="ce9" office:value-type="string" calcext:value-type="string">
              <text:p>Inv Contact Fax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Invoice address fax number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39" calcext:value-type="float">
              <text:p>39</text:p>
            </table:table-cell>
            <table:table-cell table:style-name="ce9" office:value-type="string" calcext:value-type="string">
              <text:p>Inv Contact Email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56" calcext:value-type="float">
              <text:p>256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Invoice address e-mail address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40" calcext:value-type="float">
              <text:p>40</text:p>
            </table:table-cell>
            <table:table-cell table:style-name="ce9" office:value-type="string" calcext:value-type="string">
              <text:p>Inv Nam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Invoice name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41" calcext:value-type="float">
              <text:p>41</text:p>
            </table:table-cell>
            <table:table-cell table:style-name="ce9" office:value-type="string" calcext:value-type="string">
              <text:p>Inv Address1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Invoice address line 1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42" calcext:value-type="float">
              <text:p>42</text:p>
            </table:table-cell>
            <table:table-cell table:style-name="ce9" office:value-type="string" calcext:value-type="string">
              <text:p>Inv Address2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Invoice address line 2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43" calcext:value-type="float">
              <text:p>43</text:p>
            </table:table-cell>
            <table:table-cell table:style-name="ce9" office:value-type="string" calcext:value-type="string">
              <text:p>Inv Town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Invoice address town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44" calcext:value-type="float">
              <text:p>44</text:p>
            </table:table-cell>
            <table:table-cell table:style-name="ce9" office:value-type="string" calcext:value-type="string">
              <text:p>Inv County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Invoice address county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45" calcext:value-type="float">
              <text:p>45</text:p>
            </table:table-cell>
            <table:table-cell table:style-name="ce9" office:value-type="string" calcext:value-type="string">
              <text:p>Inv Postcod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Invoice address post code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46" calcext:value-type="float">
              <text:p>46</text:p>
            </table:table-cell>
            <table:table-cell table:style-name="ce9" office:value-type="string" calcext:value-type="string">
              <text:p>Inv Country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8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Invoice address country (iso3_id country code - validated against the country table - see the 'Country Codes' report)</text:p>
            </table:table-cell>
            <table:table-cell office:value-type="string" calcext:value-type="string">
              <text:p>y</text:p>
            </table:table-cell>
            <table:table-cell table:style-name="Default" table:formula="of:=&quot;'&quot; &amp; [.$B47] &amp; &quot;': '',&quot;" office:value-type="string" office:string-value="'Inv Country': ''," calcext:value-type="string">
              <text:p>'Inv Country': '',</text:p>
            </table:table-cell>
            <table:table-cell/>
          </table:table-row>
          <table:table-row table:style-name="ro2">
            <table:table-cell table:style-name="ce4" office:value-type="float" office:value="47" calcext:value-type="float">
              <text:p>47</text:p>
            </table:table-cell>
            <table:table-cell table:style-name="ce9" office:value-type="string" calcext:value-type="string">
              <text:p>Deliver By Date</text:p>
            </table:table-cell>
            <table:table-cell table:style-name="ce9" office:value-type="string" calcext:value-type="string">
              <text:p>Date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YYYMMDDHHMISS'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Delivery by date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1">
            <table:table-cell table:style-name="ce4" office:value-type="float" office:value="48" calcext:value-type="float">
              <text:p>48</text:p>
            </table:table-cell>
            <table:table-cell table:style-name="ce9" office:value-type="string" calcext:value-type="string">
              <text:p>Fastest Carrier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1" office:value-type="string" calcext:value-type="string">
              <text:p>Used for carrier selection</text:p>
            </table:table-cell>
            <table:table-cell office:value-type="string" calcext:value-type="string">
              <text:p>y</text:p>
            </table:table-cell>
            <table:table-cell table:number-columns-repeated="2"/>
          </table:table-row>
          <table:table-row table:style-name="ro1">
            <table:table-cell table:style-name="ce4" office:value-type="float" office:value="49" calcext:value-type="float">
              <text:p>49</text:p>
            </table:table-cell>
            <table:table-cell table:style-name="ce9" office:value-type="string" calcext:value-type="string">
              <text:p>Cheapest Carrier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1" office:value-type="string" calcext:value-type="string">
              <text:p>Used for carrier selection</text:p>
            </table:table-cell>
            <table:table-cell office:value-type="string" calcext:value-type="string">
              <text:p>y</text:p>
            </table:table-cell>
            <table:table-cell table:number-columns-repeated="2"/>
          </table:table-row>
          <table:table-row table:style-name="ro1">
            <table:table-cell table:style-name="ce4" office:value-type="float" office:value="50" calcext:value-type="float">
              <text:p>50</text:p>
            </table:table-cell>
            <table:table-cell table:style-name="ce9" office:value-type="string" calcext:value-type="string">
              <text:p>Site Replen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1" office:value-type="string" calcext:value-type="string">
              <text:p>Multi-site replenishment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51" calcext:value-type="float">
              <text:p>51</text:p>
            </table:table-cell>
            <table:table-cell table:style-name="ce9" office:value-type="string" calcext:value-type="string">
              <text:p>Cid Number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Bill of lading cid number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52" calcext:value-type="float">
              <text:p>52</text:p>
            </table:table-cell>
            <table:table-cell table:style-name="ce9" office:value-type="string" calcext:value-type="string">
              <text:p>Sid Number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Bill of lading sid number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53" calcext:value-type="float">
              <text:p>53</text:p>
            </table:table-cell>
            <table:table-cell table:style-name="ce9" office:value-type="string" calcext:value-type="string">
              <text:p>Location Number</text:p>
            </table:table-cell>
            <table:table-cell table:style-name="ce9" office:value-type="string" calcext:value-type="string">
              <text:p>Integer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99999999999999999999'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Bill of lading location number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54" calcext:value-type="float">
              <text:p>54</text:p>
            </table:table-cell>
            <table:table-cell table:style-name="ce9" office:value-type="string" calcext:value-type="string">
              <text:p>Freight Charges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0" calcext:value-type="float">
              <text:p>1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Prepaid' | 'Collect' | '3rd Party'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Method of payment for bol deliveries - 'Prepaid' (prepaid), 'Collect' (collect), '3rd Party' (3rd party)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</table:table-row-group>
        <table:table-row table:style-name="ro10">
          <table:table-cell table:style-name="ce5" office:value-type="float" office:value="55" calcext:value-type="float">
            <text:p>55</text:p>
          </table:table-cell>
          <table:table-cell table:style-name="ce10" office:value-type="string" calcext:value-type="string">
            <text:p>Client Id</text:p>
          </table:table-cell>
          <table:table-cell table:style-name="ce10" office:value-type="string" calcext:value-type="string">
            <text:p>String</text:p>
          </table:table-cell>
          <table:table-cell table:style-name="ce43" office:value-type="float" office:value="10" calcext:value-type="float">
            <text:p>10</text:p>
          </table:table-cell>
          <table:table-cell table:style-name="ce10" office:value-type="string" calcext:value-type="string">
            <text:p>Required</text:p>
          </table:table-cell>
          <table:table-cell table:style-name="ce51" office:value-type="string" calcext:value-type="string">
            <text:p>Upper Case</text:p>
          </table:table-cell>
          <table:table-cell table:style-name="ce34" office:value-type="string" calcext:value-type="string">
            <text:p> </text:p>
          </table:table-cell>
          <table:table-cell table:style-name="ce60" office:value-type="string" calcext:value-type="string">
            <text:p>Identifier for the customer of a 3rd party logistics warehousing company (Supplied by Belspeed)</text:p>
          </table:table-cell>
          <table:table-cell office:value-type="string" calcext:value-type="string">
            <text:p>ok</text:p>
          </table:table-cell>
          <table:table-cell/>
          <table:table-cell table:formula="of:=&quot;{&quot;&quot;&quot; &amp; [.$A$1] &amp; &quot;&quot;&quot;: &quot;&quot;&quot; &amp; [.A56] &amp; &quot;&quot;&quot;, &quot;&quot;&quot; &amp; [.$B$1] &amp; &quot;&quot;&quot;: &quot;&quot;&quot; &amp; [.B56] &amp; &quot;&quot;&quot;, &quot;&quot;&quot; &amp; [.$C$1] &amp; &quot;&quot;&quot;: &quot;&quot;&quot; &amp; [.C56] &amp; &quot;&quot;&quot;, &quot;&quot;&quot; &amp; [.$D$1] &amp; &quot;&quot;&quot;: &quot;&quot;&quot; &amp; [.D56] &amp; &quot;&quot;&quot;, &quot;&quot;&quot; &amp; [.$E$1] &amp; &quot;&quot;&quot;: &quot;&quot;&quot; &amp; [.E56] &amp; &quot;&quot;&quot;, &quot;&quot;&quot; &amp; [.$F$1] &amp; &quot;&quot;&quot;: &quot;&quot;&quot; &amp; [.F56] &amp; &quot;&quot;&quot;, &quot;&quot;&quot; &amp; [.$G$1] &amp; &quot;&quot;&quot;: &quot;&quot;&quot; &amp; [.G56] &amp; &quot;&quot;&quot;, &quot;&quot;&quot; &amp; [.$H$1] &amp; &quot;&quot;&quot;: &quot;&quot;&quot; &amp; [.H56] &amp;  &quot;&quot;&quot;},&quot;" office:value-type="string" office:string-value="{&quot;N°&quot;: &quot;55&quot;, &quot;Name&quot;: &quot;Client Id&quot;, &quot;Type&quot;: &quot;String&quot;, &quot;Length&quot;: &quot;10&quot;, &quot;Required&quot;: &quot;Required&quot;, &quot;Allowed Values&quot;: &quot;Upper Case&quot;, &quot;Default&quot;: &quot; &quot;, &quot;Comments&quot;: &quot;Identifier for the customer of a 3rd party logistics warehousing company (Supplied by Belspeed)&quot;}," calcext:value-type="string">
            <text:p>{"N°": "55", "Name": "Client Id", "Type": "String", "Length": "10", "Required": "Required", "Allowed Values": "Upper Case", "Default": " ", "Comments": "Identifier for the customer of a 3rd party logistics warehousing company (Supplied by Belspeed)"},</text:p>
          </table:table-cell>
        </table:table-row>
        <table:table-row-group>
          <table:table-row table:style-name="ro1">
            <table:table-cell table:style-name="ce4" office:value-type="float" office:value="56" calcext:value-type="float">
              <text:p>56</text:p>
            </table:table-cell>
            <table:table-cell table:style-name="ce9" office:value-type="string" calcext:value-type="string">
              <text:p>Export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1" office:value-type="string" calcext:value-type="string">
              <text:p>Export order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1">
            <table:table-cell table:style-name="ce4" office:value-type="float" office:value="57" calcext:value-type="float">
              <text:p>57</text:p>
            </table:table-cell>
            <table:table-cell table:style-name="ce9" office:value-type="string" calcext:value-type="string">
              <text:p>Disallow Merge Rules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1" office:value-type="string" calcext:value-type="string">
              <text:p>Whether merge rules disallowed</text:p>
            </table:table-cell>
            <table:table-cell office:value-type="string" calcext:value-type="string">
              <text:p>y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58" calcext:value-type="float">
              <text:p>58</text:p>
            </table:table-cell>
            <table:table-cell table:style-name="ce9" office:value-type="string" calcext:value-type="string">
              <text:p>User Def Type 1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type 1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59" calcext:value-type="float">
              <text:p>59</text:p>
            </table:table-cell>
            <table:table-cell table:style-name="ce9" office:value-type="string" calcext:value-type="string">
              <text:p>User Def Type 2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type 2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60" calcext:value-type="float">
              <text:p>60</text:p>
            </table:table-cell>
            <table:table-cell table:style-name="ce9" office:value-type="string" calcext:value-type="string">
              <text:p>User Def Type 3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type 3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61" calcext:value-type="float">
              <text:p>61</text:p>
            </table:table-cell>
            <table:table-cell table:style-name="ce9" office:value-type="string" calcext:value-type="string">
              <text:p>User Def Type 4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type 4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62" calcext:value-type="float">
              <text:p>62</text:p>
            </table:table-cell>
            <table:table-cell table:style-name="ce9" office:value-type="string" calcext:value-type="string">
              <text:p>User Def Type 5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type 5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63" calcext:value-type="float">
              <text:p>63</text:p>
            </table:table-cell>
            <table:table-cell table:style-name="ce9" office:value-type="string" calcext:value-type="string">
              <text:p>User Def Type 6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type 6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64" calcext:value-type="float">
              <text:p>64</text:p>
            </table:table-cell>
            <table:table-cell table:style-name="ce9" office:value-type="string" calcext:value-type="string">
              <text:p>User Def Type 7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type 7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65" calcext:value-type="float">
              <text:p>65</text:p>
            </table:table-cell>
            <table:table-cell table:style-name="ce9" office:value-type="string" calcext:value-type="string">
              <text:p>User Def Type 8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type 8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1">
            <table:table-cell table:style-name="ce4" office:value-type="float" office:value="66" calcext:value-type="float">
              <text:p>66</text:p>
            </table:table-cell>
            <table:table-cell table:style-name="ce9" office:value-type="string" calcext:value-type="string">
              <text:p>User Def Chk 1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1" office:value-type="string" calcext:value-type="string">
              <text:p>User defined check box 1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1">
            <table:table-cell table:style-name="ce4" office:value-type="float" office:value="67" calcext:value-type="float">
              <text:p>67</text:p>
            </table:table-cell>
            <table:table-cell table:style-name="ce9" office:value-type="string" calcext:value-type="string">
              <text:p>User Def Chk 2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1" office:value-type="string" calcext:value-type="string">
              <text:p>User defined check box 2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1">
            <table:table-cell table:style-name="ce4" office:value-type="float" office:value="68" calcext:value-type="float">
              <text:p>68</text:p>
            </table:table-cell>
            <table:table-cell table:style-name="ce9" office:value-type="string" calcext:value-type="string">
              <text:p>User Def Chk 3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1" office:value-type="string" calcext:value-type="string">
              <text:p>User defined check box 3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1">
            <table:table-cell table:style-name="ce4" office:value-type="float" office:value="69" calcext:value-type="float">
              <text:p>69</text:p>
            </table:table-cell>
            <table:table-cell table:style-name="ce9" office:value-type="string" calcext:value-type="string">
              <text:p>User Def Chk 4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1" office:value-type="string" calcext:value-type="string">
              <text:p>User defined check box 4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70" calcext:value-type="float">
              <text:p>70</text:p>
            </table:table-cell>
            <table:table-cell table:style-name="ce9" office:value-type="string" calcext:value-type="string">
              <text:p>User Def Date 1</text:p>
            </table:table-cell>
            <table:table-cell table:style-name="ce9" office:value-type="string" calcext:value-type="string">
              <text:p>Date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YYYMMDDHHMISS'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date 1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71" calcext:value-type="float">
              <text:p>71</text:p>
            </table:table-cell>
            <table:table-cell table:style-name="ce9" office:value-type="string" calcext:value-type="string">
              <text:p>User Def Date 2</text:p>
            </table:table-cell>
            <table:table-cell table:style-name="ce9" office:value-type="string" calcext:value-type="string">
              <text:p>Date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YYYMMDDHHMISS'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date 2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72" calcext:value-type="float">
              <text:p>72</text:p>
            </table:table-cell>
            <table:table-cell table:style-name="ce9" office:value-type="string" calcext:value-type="string">
              <text:p>User Def Date 3</text:p>
            </table:table-cell>
            <table:table-cell table:style-name="ce9" office:value-type="string" calcext:value-type="string">
              <text:p>Date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YYYMMDDHHMISS'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date 3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73" calcext:value-type="float">
              <text:p>73</text:p>
            </table:table-cell>
            <table:table-cell table:style-name="ce9" office:value-type="string" calcext:value-type="string">
              <text:p>User Def Date 4</text:p>
            </table:table-cell>
            <table:table-cell table:style-name="ce9" office:value-type="string" calcext:value-type="string">
              <text:p>Date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YYYMMDDHHMISS'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date 4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74" calcext:value-type="float">
              <text:p>74</text:p>
            </table:table-cell>
            <table:table-cell table:style-name="ce9" office:value-type="string" calcext:value-type="string">
              <text:p>User Def Num 1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5.6" calcext:value-type="float">
              <text:p>15,6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999' | '999999999999999' (6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User defined number 1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75" calcext:value-type="float">
              <text:p>75</text:p>
            </table:table-cell>
            <table:table-cell table:style-name="ce9" office:value-type="string" calcext:value-type="string">
              <text:p>User Def Num 2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5.6" calcext:value-type="float">
              <text:p>15,6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999' | '999999999999999' (6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User defined number 2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76" calcext:value-type="float">
              <text:p>76</text:p>
            </table:table-cell>
            <table:table-cell table:style-name="ce9" office:value-type="string" calcext:value-type="string">
              <text:p>User Def Num 3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5.6" calcext:value-type="float">
              <text:p>15,6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999' | '999999999999999' (6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User defined number 3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77" calcext:value-type="float">
              <text:p>77</text:p>
            </table:table-cell>
            <table:table-cell table:style-name="ce9" office:value-type="string" calcext:value-type="string">
              <text:p>User Def Num 4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5.6" calcext:value-type="float">
              <text:p>15,6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999' | '999999999999999' (6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User defined number 4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78" calcext:value-type="float">
              <text:p>78</text:p>
            </table:table-cell>
            <table:table-cell table:style-name="ce9" office:value-type="string" calcext:value-type="string">
              <text:p>User Def Note 1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00" calcext:value-type="float">
              <text:p>20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notes 1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79" calcext:value-type="float">
              <text:p>79</text:p>
            </table:table-cell>
            <table:table-cell table:style-name="ce9" office:value-type="string" calcext:value-type="string">
              <text:p>User Def Note 2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00" calcext:value-type="float">
              <text:p>20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notes 2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80" calcext:value-type="float">
              <text:p>80</text:p>
            </table:table-cell>
            <table:table-cell table:style-name="ce9" office:value-type="string" calcext:value-type="string">
              <text:p>Soh Id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Special order handling identifier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3">
            <table:table-cell table:style-name="ce4" office:value-type="float" office:value="81" calcext:value-type="float">
              <text:p>81</text:p>
            </table:table-cell>
            <table:table-cell table:style-name="ce9" office:value-type="string" calcext:value-type="string">
              <text:p>Move Task Status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Hold' | 'Released'</text:p>
            </table:table-cell>
            <table:table-cell table:style-name="ce9" office:value-type="string" calcext:value-type="string">
              <text:p>'Hold'</text:p>
            </table:table-cell>
            <table:table-cell table:style-name="ce62" office:value-type="string" calcext:value-type="string">
              <text:p>Move task status - 'Hold' (hold), 'Released' (released) - defaults to order status</text:p>
            </table:table-cell>
            <table:table-cell office:value-type="string" calcext:value-type="string">
              <text:p>y</text:p>
            </table:table-cell>
            <table:table-cell office:value-type="string" calcext:value-type="string">
              <text:p>Released</text:p>
            </table:table-cell>
            <table:table-cell/>
          </table:table-row>
          <table:table-row table:style-name="ro3">
            <table:table-cell table:style-name="ce4" office:value-type="float" office:value="82" calcext:value-type="float">
              <text:p>82</text:p>
            </table:table-cell>
            <table:table-cell table:style-name="ce9" office:value-type="string" calcext:value-type="string">
              <text:p>Time Zone Nam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64" calcext:value-type="float">
              <text:p>64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Name of time zone - from v$timezone_names.tzname column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83" calcext:value-type="float">
              <text:p>83</text:p>
            </table:table-cell>
            <table:table-cell table:style-name="ce9" office:value-type="string" calcext:value-type="string">
              <text:p>Repack Loc Id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0" calcext:value-type="float">
              <text:p>1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Repack location identifier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84" calcext:value-type="float">
              <text:p>84</text:p>
            </table:table-cell>
            <table:table-cell table:style-name="ce9" office:value-type="string" calcext:value-type="string">
              <text:p>Ce Reason Cod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0" calcext:value-type="float">
              <text:p>1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C&amp;E reason code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85" calcext:value-type="float">
              <text:p>85</text:p>
            </table:table-cell>
            <table:table-cell table:style-name="ce9" office:value-type="string" calcext:value-type="string">
              <text:p>Ce Reason Notes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80" calcext:value-type="float">
              <text:p>8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C&amp;E reason notes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86" calcext:value-type="float">
              <text:p>86</text:p>
            </table:table-cell>
            <table:table-cell table:style-name="ce9" office:value-type="string" calcext:value-type="string">
              <text:p>Ce Order Typ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C&amp;E order type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87" calcext:value-type="float">
              <text:p>87</text:p>
            </table:table-cell>
            <table:table-cell table:style-name="ce9" office:value-type="string" calcext:value-type="string">
              <text:p>Ce Customs Customer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C&amp;E customer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88" calcext:value-type="float">
              <text:p>88</text:p>
            </table:table-cell>
            <table:table-cell table:style-name="ce9" office:value-type="string" calcext:value-type="string">
              <text:p>Ce Excise Customer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C&amp;E customer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89" calcext:value-type="float">
              <text:p>89</text:p>
            </table:table-cell>
            <table:table-cell table:style-name="ce9" office:value-type="string" calcext:value-type="string">
              <text:p>Ce Instructions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80" calcext:value-type="float">
              <text:p>18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C&amp;E instructions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90" calcext:value-type="float">
              <text:p>90</text:p>
            </table:table-cell>
            <table:table-cell table:style-name="ce9" office:value-type="string" calcext:value-type="string">
              <text:p>Client Group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0" calcext:value-type="float">
              <text:p>1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Client visibility group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91" calcext:value-type="float">
              <text:p>91</text:p>
            </table:table-cell>
            <table:table-cell table:style-name="ce9" office:value-type="string" calcext:value-type="string">
              <text:p>Delivered Dstamp</text:p>
            </table:table-cell>
            <table:table-cell table:style-name="ce9" office:value-type="string" calcext:value-type="string">
              <text:p>Date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YYYMMDDHHMISS'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Delivered date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92" calcext:value-type="float">
              <text:p>92</text:p>
            </table:table-cell>
            <table:table-cell table:style-name="ce9" office:value-type="string" calcext:value-type="string">
              <text:p>Signatory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Signatory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93" calcext:value-type="float">
              <text:p>93</text:p>
            </table:table-cell>
            <table:table-cell table:style-name="ce9" office:value-type="string" calcext:value-type="string">
              <text:p>Route Id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0" calcext:value-type="float">
              <text:p>1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Route identifier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1">
            <table:table-cell table:style-name="ce4" office:value-type="float" office:value="94" calcext:value-type="float">
              <text:p>94</text:p>
            </table:table-cell>
            <table:table-cell table:style-name="ce9" office:value-type="string" calcext:value-type="string">
              <text:p>Cross Dock To Site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1" office:value-type="string" calcext:value-type="string">
              <text:p>Cross dock to site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95" calcext:value-type="float">
              <text:p>95</text:p>
            </table:table-cell>
            <table:table-cell table:style-name="ce9" office:value-type="string" calcext:value-type="string">
              <text:p>Web Service Alloc Immed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2" office:value-type="string" calcext:value-type="string">
              <text:p>Used by the order header web service for specifying that you want to allocate an order immediately (for real adds only)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96" calcext:value-type="float">
              <text:p>96</text:p>
            </table:table-cell>
            <table:table-cell table:style-name="ce9" office:value-type="string" calcext:value-type="string">
              <text:p>Web Service Alloc Clean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2" office:value-type="string" calcext:value-type="string">
              <text:p>Used by the order header web service for specifying that a short order is deallocated and deleted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3">
            <table:table-cell table:style-name="ce4" office:value-type="float" office:value="97" calcext:value-type="float">
              <text:p>97</text:p>
            </table:table-cell>
            <table:table-cell table:style-name="ce9" office:value-type="string" calcext:value-type="string">
              <text:p>Disallow Short Ship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2" office:value-type="string" calcext:value-type="string">
              <text:p>Indicates whether or not the order can be shipped short.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3">
            <table:table-cell table:style-name="ce4" office:value-type="float" office:value="98" calcext:value-type="float">
              <text:p>98</text:p>
            </table:table-cell>
            <table:table-cell table:style-name="ce9" office:value-type="string" calcext:value-type="string">
              <text:p>Work Order Typ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kittostock' | 'unkittostock' | blank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Work Order Type - 'kittostock' (kit-to-stock), 'unkittostock' (unkit-to-stock)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99" calcext:value-type="float">
              <text:p>99</text:p>
            </table:table-cell>
            <table:table-cell table:style-name="ce9" office:value-type="string" calcext:value-type="string">
              <text:p>Cancel Reason Cod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0" calcext:value-type="float">
              <text:p>10</text:p>
            </table:table-cell>
            <table:table-cell table:style-name="ce48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Order Cancel Reason Code</text:p>
            </table:table-cell>
            <table:table-cell office:value-type="string" calcext:value-type="string">
              <text:p>y</text:p>
            </table:table-cell>
            <table:table-cell table:style-name="Default" table:formula="of:=&quot;'&quot; &amp; [.$B100] &amp; &quot;': '',&quot;" office:value-type="string" office:string-value="'Cancel Reason Code': ''," calcext:value-type="string">
              <text:p>'Cancel Reason Code': '',</text:p>
            </table:table-cell>
            <table:table-cell/>
          </table:table-row>
          <table:table-row table:style-name="ro2">
            <table:table-cell table:style-name="ce4" office:value-type="float" office:value="100" calcext:value-type="float">
              <text:p>100</text:p>
            </table:table-cell>
            <table:table-cell table:style-name="ce9" office:value-type="string" calcext:value-type="string">
              <text:p>Hub Address Id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Hub address identifier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01" calcext:value-type="float">
              <text:p>101</text:p>
            </table:table-cell>
            <table:table-cell table:style-name="ce9" office:value-type="string" calcext:value-type="string">
              <text:p>Hub Contact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Hub address contact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02" calcext:value-type="float">
              <text:p>102</text:p>
            </table:table-cell>
            <table:table-cell table:style-name="ce9" office:value-type="string" calcext:value-type="string">
              <text:p>Hub Contact Phon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Hub address phone number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03" calcext:value-type="float">
              <text:p>103</text:p>
            </table:table-cell>
            <table:table-cell table:style-name="ce9" office:value-type="string" calcext:value-type="string">
              <text:p>Hub Contact Fax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Hub address fax number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04" calcext:value-type="float">
              <text:p>104</text:p>
            </table:table-cell>
            <table:table-cell table:style-name="ce9" office:value-type="string" calcext:value-type="string">
              <text:p>Hub Contact Email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56" calcext:value-type="float">
              <text:p>256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Hub address e-mail address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05" calcext:value-type="float">
              <text:p>105</text:p>
            </table:table-cell>
            <table:table-cell table:style-name="ce9" office:value-type="string" calcext:value-type="string">
              <text:p>Hub Nam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Hub name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06" calcext:value-type="float">
              <text:p>106</text:p>
            </table:table-cell>
            <table:table-cell table:style-name="ce9" office:value-type="string" calcext:value-type="string">
              <text:p>Hub Address1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Hub address line 1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07" calcext:value-type="float">
              <text:p>107</text:p>
            </table:table-cell>
            <table:table-cell table:style-name="ce9" office:value-type="string" calcext:value-type="string">
              <text:p>Hub Address2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Hub address line 2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08" calcext:value-type="float">
              <text:p>108</text:p>
            </table:table-cell>
            <table:table-cell table:style-name="ce9" office:value-type="string" calcext:value-type="string">
              <text:p>Hub Town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Hub address town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09" calcext:value-type="float">
              <text:p>109</text:p>
            </table:table-cell>
            <table:table-cell table:style-name="ce9" office:value-type="string" calcext:value-type="string">
              <text:p>Hub County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Hub address county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10" calcext:value-type="float">
              <text:p>110</text:p>
            </table:table-cell>
            <table:table-cell table:style-name="ce9" office:value-type="string" calcext:value-type="string">
              <text:p>Hub Postcod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Hub address post code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11" calcext:value-type="float">
              <text:p>111</text:p>
            </table:table-cell>
            <table:table-cell table:style-name="ce9" office:value-type="string" calcext:value-type="string">
              <text:p>Hub Country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Hub address country (iso3_id country code - validated against the country table - see the 'Country Codes' report)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12" calcext:value-type="float">
              <text:p>112</text:p>
            </table:table-cell>
            <table:table-cell table:style-name="ce9" office:value-type="string" calcext:value-type="string">
              <text:p>Stage Route Id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Stage route ID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3">
            <table:table-cell table:style-name="ce4" office:value-type="float" office:value="113" calcext:value-type="float">
              <text:p>113</text:p>
            </table:table-cell>
            <table:table-cell table:style-name="ce9" office:value-type="string" calcext:value-type="string">
              <text:p>Single Order Sortation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2" office:value-type="string" calcext:value-type="string">
              <text:p>Do not allow sortation picking in the same container with other orders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14" calcext:value-type="float">
              <text:p>114</text:p>
            </table:table-cell>
            <table:table-cell table:style-name="ce9" office:value-type="string" calcext:value-type="string">
              <text:p>Hub Carrier Id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Carrier for delivery to the hub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15" calcext:value-type="float">
              <text:p>115</text:p>
            </table:table-cell>
            <table:table-cell table:style-name="ce9" office:value-type="string" calcext:value-type="string">
              <text:p>Hub Service Level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Service level for delivery to the hub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1">
            <table:table-cell table:style-name="ce4" office:value-type="float" office:value="116" calcext:value-type="float">
              <text:p>116</text:p>
            </table:table-cell>
            <table:table-cell table:style-name="ce9" office:value-type="string" calcext:value-type="string">
              <text:p>Force Single Carrier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1" office:value-type="string" calcext:value-type="string">
              <text:p>Force single carrier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17" calcext:value-type="float">
              <text:p>117</text:p>
            </table:table-cell>
            <table:table-cell table:style-name="ce9" office:value-type="string" calcext:value-type="string">
              <text:p>Tod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Terms of Delivery identifier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18" calcext:value-type="float">
              <text:p>118</text:p>
            </table:table-cell>
            <table:table-cell table:style-name="ce9" office:value-type="string" calcext:value-type="string">
              <text:p>Tod Plac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Terms of Delivery place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19" calcext:value-type="float">
              <text:p>119</text:p>
            </table:table-cell>
            <table:table-cell table:style-name="ce9" office:value-type="string" calcext:value-type="string">
              <text:p>Languag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Language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20" calcext:value-type="float">
              <text:p>120</text:p>
            </table:table-cell>
            <table:table-cell table:style-name="ce9" office:value-type="string" calcext:value-type="string">
              <text:p>Seller Nam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8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Contact person of Seller</text:p>
            </table:table-cell>
            <table:table-cell office:value-type="string" calcext:value-type="string">
              <text:p>y</text:p>
            </table:table-cell>
            <table:table-cell table:style-name="Default" table:formula="of:=&quot;'&quot; &amp; [.$B121] &amp; &quot;': '',&quot;" office:value-type="string" office:string-value="'Seller Name': ''," calcext:value-type="string">
              <text:p>'Seller Name': '',</text:p>
            </table:table-cell>
            <table:table-cell/>
          </table:table-row>
          <table:table-row table:style-name="ro2">
            <table:table-cell table:style-name="ce4" office:value-type="float" office:value="121" calcext:value-type="float">
              <text:p>121</text:p>
            </table:table-cell>
            <table:table-cell table:style-name="ce9" office:value-type="string" calcext:value-type="string">
              <text:p>Seller Phon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8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Contact person's phone of Seller</text:p>
            </table:table-cell>
            <table:table-cell office:value-type="string" calcext:value-type="string">
              <text:p>y</text:p>
            </table:table-cell>
            <table:table-cell table:style-name="Default" table:formula="of:=&quot;'&quot; &amp; [.$B122] &amp; &quot;': '',&quot;" office:value-type="string" office:string-value="'Seller Phone': ''," calcext:value-type="string">
              <text:p>'Seller Phone': '',</text:p>
            </table:table-cell>
            <table:table-cell/>
          </table:table-row>
          <table:table-row table:style-name="ro2">
            <table:table-cell table:style-name="ce4" office:value-type="float" office:value="122" calcext:value-type="float">
              <text:p>122</text:p>
            </table:table-cell>
            <table:table-cell table:style-name="ce9" office:value-type="string" calcext:value-type="string">
              <text:p>Documentation Text 1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80" calcext:value-type="float">
              <text:p>180</text:p>
            </table:table-cell>
            <table:table-cell table:style-name="ce48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Documentation Text3</text:p>
            </table:table-cell>
            <table:table-cell office:value-type="string" calcext:value-type="string">
              <text:p>y</text:p>
            </table:table-cell>
            <table:table-cell table:style-name="Default" table:formula="of:=&quot;'&quot; &amp; [.$B123] &amp; &quot;': '',&quot;" office:value-type="string" office:string-value="'Documentation Text 1': ''," calcext:value-type="string">
              <text:p>'Documentation Text 1': '',</text:p>
            </table:table-cell>
            <table:table-cell/>
          </table:table-row>
          <table:table-row table:style-name="ro2">
            <table:table-cell table:style-name="ce4" office:value-type="float" office:value="123" calcext:value-type="float">
              <text:p>123</text:p>
            </table:table-cell>
            <table:table-cell table:style-name="ce9" office:value-type="string" calcext:value-type="string">
              <text:p>Documentation Text 2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80" calcext:value-type="float">
              <text:p>180</text:p>
            </table:table-cell>
            <table:table-cell table:style-name="ce48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Documentation Text3</text:p>
            </table:table-cell>
            <table:table-cell office:value-type="string" calcext:value-type="string">
              <text:p>y</text:p>
            </table:table-cell>
            <table:table-cell table:style-name="Default" table:formula="of:=&quot;'&quot; &amp; [.$B124] &amp; &quot;': '',&quot;" office:value-type="string" office:string-value="'Documentation Text 2': ''," calcext:value-type="string">
              <text:p>'Documentation Text 2': '',</text:p>
            </table:table-cell>
            <table:table-cell/>
          </table:table-row>
          <table:table-row table:style-name="ro2">
            <table:table-cell table:style-name="ce4" office:value-type="float" office:value="124" calcext:value-type="float">
              <text:p>124</text:p>
            </table:table-cell>
            <table:table-cell table:style-name="ce9" office:value-type="string" calcext:value-type="string">
              <text:p>Documentation Text 3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80" calcext:value-type="float">
              <text:p>180</text:p>
            </table:table-cell>
            <table:table-cell table:style-name="ce48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Documentation Text3</text:p>
            </table:table-cell>
            <table:table-cell office:value-type="string" calcext:value-type="string">
              <text:p>y</text:p>
            </table:table-cell>
            <table:table-cell table:style-name="Default" table:formula="of:=&quot;'&quot; &amp; [.$B125] &amp; &quot;': '',&quot;" office:value-type="string" office:string-value="'Documentation Text 3': ''," calcext:value-type="string">
              <text:p>'Documentation Text 3': '',</text:p>
            </table:table-cell>
            <table:table-cell/>
          </table:table-row>
          <table:table-row table:style-name="ro1">
            <table:table-cell table:style-name="ce4" office:value-type="float" office:value="125" calcext:value-type="float">
              <text:p>125</text:p>
            </table:table-cell>
            <table:table-cell table:style-name="ce9" office:value-type="string" calcext:value-type="string">
              <text:p>Cod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1" office:value-type="string" calcext:value-type="string">
              <text:p>Cash on delivery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26" calcext:value-type="float">
              <text:p>126</text:p>
            </table:table-cell>
            <table:table-cell table:style-name="ce9" office:value-type="string" calcext:value-type="string">
              <text:p>Cod Value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Cash on delivery Amount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27" calcext:value-type="float">
              <text:p>127</text:p>
            </table:table-cell>
            <table:table-cell table:style-name="ce9" office:value-type="string" calcext:value-type="string">
              <text:p>Cod Currency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Cash on delivery Amount Currency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28" calcext:value-type="float">
              <text:p>128</text:p>
            </table:table-cell>
            <table:table-cell table:style-name="ce9" office:value-type="string" calcext:value-type="string">
              <text:p>Cod Typ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0" calcext:value-type="float">
              <text:p>1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Cash on delivery Type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29" calcext:value-type="float">
              <text:p>129</text:p>
            </table:table-cell>
            <table:table-cell table:style-name="ce9" office:value-type="string" calcext:value-type="string">
              <text:p>Vat Number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8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VAT Number identifier</text:p>
            </table:table-cell>
            <table:table-cell office:value-type="string" calcext:value-type="string">
              <text:p>y</text:p>
            </table:table-cell>
            <table:table-cell table:style-name="Default" table:formula="of:=&quot;'&quot; &amp; [.$B130] &amp; &quot;': '',&quot;" office:value-type="string" office:string-value="'Vat Number': ''," calcext:value-type="string">
              <text:p>'Vat Number': '',</text:p>
            </table:table-cell>
            <table:table-cell/>
          </table:table-row>
          <table:table-row table:style-name="ro2">
            <table:table-cell table:style-name="ce4" office:value-type="float" office:value="130" calcext:value-type="float">
              <text:p>130</text:p>
            </table:table-cell>
            <table:table-cell table:style-name="ce9" office:value-type="string" calcext:value-type="string">
              <text:p>Inv Vat Number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Invoice VAT Number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31" calcext:value-type="float">
              <text:p>131</text:p>
            </table:table-cell>
            <table:table-cell table:style-name="ce9" office:value-type="string" calcext:value-type="string">
              <text:p>Hub Vat Number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Hub VAT Number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32" calcext:value-type="float">
              <text:p>132</text:p>
            </table:table-cell>
            <table:table-cell table:style-name="ce9" office:value-type="string" calcext:value-type="string">
              <text:p>Inv Referenc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Invoice Reference (filled in via Merge)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33" calcext:value-type="float">
              <text:p>133</text:p>
            </table:table-cell>
            <table:table-cell table:style-name="ce9" office:value-type="string" calcext:value-type="string">
              <text:p>Inv Dstamp</text:p>
            </table:table-cell>
            <table:table-cell table:style-name="ce9" office:value-type="string" calcext:value-type="string">
              <text:p>Date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YYYMMDDHHMISS'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Invoice date and time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34" calcext:value-type="float">
              <text:p>134</text:p>
            </table:table-cell>
            <table:table-cell table:style-name="ce9" office:value-type="string" calcext:value-type="string">
              <text:p>Inv Currency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Invoice Currency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1">
            <table:table-cell table:style-name="ce4" office:value-type="float" office:value="135" calcext:value-type="float">
              <text:p>135</text:p>
            </table:table-cell>
            <table:table-cell table:style-name="ce9" office:value-type="string" calcext:value-type="string">
              <text:p>Print Invoice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1" office:value-type="string" calcext:value-type="string">
              <text:p>Print Invoice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36" calcext:value-type="float">
              <text:p>136</text:p>
            </table:table-cell>
            <table:table-cell table:style-name="ce9" office:value-type="string" calcext:value-type="string">
              <text:p>Letter Of Credit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Letter of Credit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37" calcext:value-type="float">
              <text:p>137</text:p>
            </table:table-cell>
            <table:table-cell table:style-name="ce9" office:value-type="string" calcext:value-type="string">
              <text:p>Payment Terms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Payment Terms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38" calcext:value-type="float">
              <text:p>138</text:p>
            </table:table-cell>
            <table:table-cell table:style-name="ce9" office:value-type="string" calcext:value-type="string">
              <text:p>Subtotal 1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Subtotal 1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39" calcext:value-type="float">
              <text:p>139</text:p>
            </table:table-cell>
            <table:table-cell table:style-name="ce9" office:value-type="string" calcext:value-type="string">
              <text:p>Subtotal 2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Subtotal 2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40" calcext:value-type="float">
              <text:p>140</text:p>
            </table:table-cell>
            <table:table-cell table:style-name="ce9" office:value-type="string" calcext:value-type="string">
              <text:p>Subtotal 3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Subtotal 3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41" calcext:value-type="float">
              <text:p>141</text:p>
            </table:table-cell>
            <table:table-cell table:style-name="ce9" office:value-type="string" calcext:value-type="string">
              <text:p>Subtotal 4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Subtotal 4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42" calcext:value-type="float">
              <text:p>142</text:p>
            </table:table-cell>
            <table:table-cell table:style-name="ce9" office:value-type="string" calcext:value-type="string">
              <text:p>Freight Cost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Freight Costs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43" calcext:value-type="float">
              <text:p>143</text:p>
            </table:table-cell>
            <table:table-cell table:style-name="ce9" office:value-type="string" calcext:value-type="string">
              <text:p>Freight Terms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0" calcext:value-type="float">
              <text:p>1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Freight Terms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44" calcext:value-type="float">
              <text:p>144</text:p>
            </table:table-cell>
            <table:table-cell table:style-name="ce9" office:value-type="string" calcext:value-type="string">
              <text:p>Insurance Cost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Insurance Cost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45" calcext:value-type="float">
              <text:p>145</text:p>
            </table:table-cell>
            <table:table-cell table:style-name="ce9" office:value-type="string" calcext:value-type="string">
              <text:p>Misc Charges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Additional charges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46" calcext:value-type="float">
              <text:p>146</text:p>
            </table:table-cell>
            <table:table-cell table:style-name="ce9" office:value-type="string" calcext:value-type="string">
              <text:p>Discount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Discount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47" calcext:value-type="float">
              <text:p>147</text:p>
            </table:table-cell>
            <table:table-cell table:style-name="ce9" office:value-type="string" calcext:value-type="string">
              <text:p>Other Fee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Commissionaire fee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48" calcext:value-type="float">
              <text:p>148</text:p>
            </table:table-cell>
            <table:table-cell table:style-name="ce9" office:value-type="string" calcext:value-type="string">
              <text:p>Inv Total 1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Invoice total 1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49" calcext:value-type="float">
              <text:p>149</text:p>
            </table:table-cell>
            <table:table-cell table:style-name="ce9" office:value-type="string" calcext:value-type="string">
              <text:p>Inv Total 2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Invoice total 2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50" calcext:value-type="float">
              <text:p>150</text:p>
            </table:table-cell>
            <table:table-cell table:style-name="ce9" office:value-type="string" calcext:value-type="string">
              <text:p>Inv Total 3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Invoice total 3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51" calcext:value-type="float">
              <text:p>151</text:p>
            </table:table-cell>
            <table:table-cell table:style-name="ce9" office:value-type="string" calcext:value-type="string">
              <text:p>Inv Total 4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Invoice total 4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52" calcext:value-type="float">
              <text:p>152</text:p>
            </table:table-cell>
            <table:table-cell table:style-name="ce9" office:value-type="string" calcext:value-type="string">
              <text:p>Tax Rate 1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Tax rate 1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53" calcext:value-type="float">
              <text:p>153</text:p>
            </table:table-cell>
            <table:table-cell table:style-name="ce9" office:value-type="string" calcext:value-type="string">
              <text:p>Tax Basis 1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Tax basis 1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54" calcext:value-type="float">
              <text:p>154</text:p>
            </table:table-cell>
            <table:table-cell table:style-name="ce9" office:value-type="string" calcext:value-type="string">
              <text:p>Tax Amount 1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Tax amount 1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55" calcext:value-type="float">
              <text:p>155</text:p>
            </table:table-cell>
            <table:table-cell table:style-name="ce9" office:value-type="string" calcext:value-type="string">
              <text:p>Tax Rate 2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Tax rate 2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56" calcext:value-type="float">
              <text:p>156</text:p>
            </table:table-cell>
            <table:table-cell table:style-name="ce9" office:value-type="string" calcext:value-type="string">
              <text:p>Tax Basis 2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Tax basis 2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57" calcext:value-type="float">
              <text:p>157</text:p>
            </table:table-cell>
            <table:table-cell table:style-name="ce9" office:value-type="string" calcext:value-type="string">
              <text:p>Tax Amount 2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Tax amount 2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58" calcext:value-type="float">
              <text:p>158</text:p>
            </table:table-cell>
            <table:table-cell table:style-name="ce9" office:value-type="string" calcext:value-type="string">
              <text:p>Tax Rate 3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Tax rate 3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59" calcext:value-type="float">
              <text:p>159</text:p>
            </table:table-cell>
            <table:table-cell table:style-name="ce9" office:value-type="string" calcext:value-type="string">
              <text:p>Tax Basis 3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Tax basis 3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60" calcext:value-type="float">
              <text:p>160</text:p>
            </table:table-cell>
            <table:table-cell table:style-name="ce9" office:value-type="string" calcext:value-type="string">
              <text:p>Tax Amount 3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Tax amount 3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61" calcext:value-type="float">
              <text:p>161</text:p>
            </table:table-cell>
            <table:table-cell table:style-name="ce9" office:value-type="string" calcext:value-type="string">
              <text:p>Tax Rate 4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Tax rate 4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62" calcext:value-type="float">
              <text:p>162</text:p>
            </table:table-cell>
            <table:table-cell table:style-name="ce9" office:value-type="string" calcext:value-type="string">
              <text:p>Tax Basis 4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Tax basis 4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63" calcext:value-type="float">
              <text:p>163</text:p>
            </table:table-cell>
            <table:table-cell table:style-name="ce9" office:value-type="string" calcext:value-type="string">
              <text:p>Tax Amount 4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Tax amount 4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64" calcext:value-type="float">
              <text:p>164</text:p>
            </table:table-cell>
            <table:table-cell table:style-name="ce9" office:value-type="string" calcext:value-type="string">
              <text:p>Tax Rate 5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Tax rate 5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65" calcext:value-type="float">
              <text:p>165</text:p>
            </table:table-cell>
            <table:table-cell table:style-name="ce9" office:value-type="string" calcext:value-type="string">
              <text:p>Tax Basis 5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Tax basis 5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166" calcext:value-type="float">
              <text:p>166</text:p>
            </table:table-cell>
            <table:table-cell table:style-name="ce9" office:value-type="string" calcext:value-type="string">
              <text:p>Tax Amount 5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Tax amount 5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67" calcext:value-type="float">
              <text:p>167</text:p>
            </table:table-cell>
            <table:table-cell table:style-name="ce9" office:value-type="string" calcext:value-type="string">
              <text:p>Order Referenc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8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Order Reference</text:p>
            </table:table-cell>
            <table:table-cell office:value-type="string" calcext:value-type="string">
              <text:p>y</text:p>
            </table:table-cell>
            <table:table-cell table:style-name="Default" table:formula="of:=&quot;'&quot; &amp; [.$B168] &amp; &quot;': '',&quot;" office:value-type="string" office:string-value="'Order Reference': ''," calcext:value-type="string">
              <text:p>'Order Reference': '',</text:p>
            </table:table-cell>
            <table:table-cell/>
          </table:table-row>
          <table:table-row table:style-name="ro3">
            <table:table-cell table:style-name="ce4" office:value-type="float" office:value="168" calcext:value-type="float">
              <text:p>168</text:p>
            </table:table-cell>
            <table:table-cell table:style-name="ce9" office:value-type="string" calcext:value-type="string">
              <text:p>Start By Date</text:p>
            </table:table-cell>
            <table:table-cell table:style-name="ce9" office:value-type="string" calcext:value-type="string">
              <text:p>Date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YYYMMDDHHMISS'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Date/time at which picking should start for the order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1">
            <table:table-cell table:style-name="ce4" office:value-type="float" office:value="169" calcext:value-type="float">
              <text:p>169</text:p>
            </table:table-cell>
            <table:table-cell table:style-name="ce9" office:value-type="string" calcext:value-type="string">
              <text:p>Metapack Carrier Pre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1" office:value-type="string" calcext:value-type="string">
              <text:p>Carrier pre-selection pending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70" calcext:value-type="float">
              <text:p>170</text:p>
            </table:table-cell>
            <table:table-cell table:style-name="ce9" office:value-type="string" calcext:value-type="string">
              <text:p>Mpack Consignment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MetaPack Consignment ID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71" calcext:value-type="float">
              <text:p>171</text:p>
            </table:table-cell>
            <table:table-cell table:style-name="ce9" office:value-type="string" calcext:value-type="string">
              <text:p>Mpack Nominated Dstamp</text:p>
            </table:table-cell>
            <table:table-cell table:style-name="ce9" office:value-type="string" calcext:value-type="string">
              <text:p>Date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YYYMMDDHHMISS'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MetaPack Nominated Date / Time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</table:table-row-group>
        <table:table-row table:style-name="ro11">
          <table:table-cell table:style-name="ce1" office:value-type="string" calcext:value-type="string">
            <text:p>Number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Required</text:p>
          </table:table-cell>
          <table:table-cell table:style-name="ce50" office:value-type="string" calcext:value-type="string">
            <text:p>Allowed Values</text:p>
          </table:table-cell>
          <table:table-cell table:style-name="ce6" office:value-type="string" calcext:value-type="string">
            <text:p>Default</text:p>
          </table:table-cell>
          <table:table-cell table:style-name="ce58" office:value-type="string" calcext:value-type="string">
            <text:p>Comments</text:p>
          </table:table-cell>
          <table:table-cell table:number-columns-repeated="2"/>
          <table:table-cell table:formula="of:=&quot;{&quot;&quot;&quot; &amp; [.$A$1] &amp; &quot;&quot;&quot;: &quot;&quot;&quot; &amp; [.A173] &amp; &quot;&quot;&quot;, &quot;&quot;&quot; &amp; [.$B$1] &amp; &quot;&quot;&quot;: &quot;&quot;&quot; &amp; [.B173] &amp; &quot;&quot;&quot;, &quot;&quot;&quot; &amp; [.$C$1] &amp; &quot;&quot;&quot;: &quot;&quot;&quot; &amp; [.C173] &amp; &quot;&quot;&quot;, &quot;&quot;&quot; &amp; [.$D$1] &amp; &quot;&quot;&quot;: &quot;&quot;&quot; &amp; [.D173] &amp; &quot;&quot;&quot;, &quot;&quot;&quot; &amp; [.$E$1] &amp; &quot;&quot;&quot;: &quot;&quot;&quot; &amp; [.E173] &amp; &quot;&quot;&quot;, &quot;&quot;&quot; &amp; [.$F$1] &amp; &quot;&quot;&quot;: &quot;&quot;&quot; &amp; [.F173] &amp; &quot;&quot;&quot;, &quot;&quot;&quot; &amp; [.$G$1] &amp; &quot;&quot;&quot;: &quot;&quot;&quot; &amp; [.G173] &amp; &quot;&quot;&quot;, &quot;&quot;&quot; &amp; [.$H$1] &amp; &quot;&quot;&quot;: &quot;&quot;&quot; &amp; [.H173] &amp;  &quot;&quot;&quot;},&quot;" office:value-type="string" office:string-value="{&quot;N°&quot;: &quot;Number&quot;, &quot;Name&quot;: &quot;Name&quot;, &quot;Type&quot;: &quot;Type&quot;, &quot;Length&quot;: &quot;Length&quot;, &quot;Required&quot;: &quot;Required&quot;, &quot;Allowed Values&quot;: &quot;Allowed Values&quot;, &quot;Default&quot;: &quot;Default&quot;, &quot;Comments&quot;: &quot;Comments&quot;}," calcext:value-type="string">
            <text:p>{"N°": "Number", "Name": "Name", "Type": "Type", "Length": "Length", "Required": "Required", "Allowed Values": "Allowed Values", "Default": "Default", "Comments": "Comments"},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cord Type</text:p>
          </table:table-cell>
          <table:table-cell table:style-name="ce10" office:value-type="string" calcext:value-type="string">
            <text:p>String</text:p>
          </table:table-cell>
          <table:table-cell table:style-name="ce43" office:value-type="float" office:value="3" calcext:value-type="float">
            <text:p>3</text:p>
          </table:table-cell>
          <table:table-cell table:style-name="ce10" office:value-type="string" calcext:value-type="string">
            <text:p>Required</text:p>
          </table:table-cell>
          <table:table-cell table:style-name="ce51" office:value-type="string" calcext:value-type="string">
            <text:p>'ODL'</text:p>
          </table:table-cell>
          <table:table-cell table:style-name="ce34" office:value-type="string" calcext:value-type="string">
            <text:p> </text:p>
          </table:table-cell>
          <table:table-cell table:style-name="ce59" office:value-type="string" calcext:value-type="string">
            <text:p>Record type</text:p>
          </table:table-cell>
          <table:table-cell office:value-type="string" calcext:value-type="string">
            <text:p>ok</text:p>
          </table:table-cell>
          <table:table-cell/>
          <table:table-cell table:formula="of:=&quot;{&quot;&quot;&quot; &amp; [.$A$1] &amp; &quot;&quot;&quot;: &quot;&quot;&quot; &amp; [.A174] &amp; &quot;&quot;&quot;, &quot;&quot;&quot; &amp; [.$B$1] &amp; &quot;&quot;&quot;: &quot;&quot;&quot; &amp; [.B174] &amp; &quot;&quot;&quot;, &quot;&quot;&quot; &amp; [.$C$1] &amp; &quot;&quot;&quot;: &quot;&quot;&quot; &amp; [.C174] &amp; &quot;&quot;&quot;, &quot;&quot;&quot; &amp; [.$D$1] &amp; &quot;&quot;&quot;: &quot;&quot;&quot; &amp; [.D174] &amp; &quot;&quot;&quot;, &quot;&quot;&quot; &amp; [.$E$1] &amp; &quot;&quot;&quot;: &quot;&quot;&quot; &amp; [.E174] &amp; &quot;&quot;&quot;, &quot;&quot;&quot; &amp; [.$F$1] &amp; &quot;&quot;&quot;: &quot;&quot;&quot; &amp; [.F174] &amp; &quot;&quot;&quot;, &quot;&quot;&quot; &amp; [.$G$1] &amp; &quot;&quot;&quot;: &quot;&quot;&quot; &amp; [.G174] &amp; &quot;&quot;&quot;, &quot;&quot;&quot; &amp; [.$H$1] &amp; &quot;&quot;&quot;: &quot;&quot;&quot; &amp; [.H174] &amp;  &quot;&quot;&quot;},&quot;" office:value-type="string" office:string-value="{&quot;N°&quot;: &quot;1&quot;, &quot;Name&quot;: &quot;Record Type&quot;, &quot;Type&quot;: &quot;String&quot;, &quot;Length&quot;: &quot;3&quot;, &quot;Required&quot;: &quot;Required&quot;, &quot;Allowed Values&quot;: &quot;'ODL'&quot;, &quot;Default&quot;: &quot; &quot;, &quot;Comments&quot;: &quot;Record type&quot;}," calcext:value-type="string">
            <text:p>{"N°": "1", "Name": "Record Type", "Type": "String", "Length": "3", "Required": "Required", "Allowed Values": "'ODL'", "Default": " ", "Comments": "Record type"},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erge Action</text:p>
          </table:table-cell>
          <table:table-cell table:style-name="ce10" office:value-type="string" calcext:value-type="string">
            <text:p>Flag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string" calcext:value-type="string">
            <text:p>Required</text:p>
          </table:table-cell>
          <table:table-cell table:style-name="ce51" office:value-type="string" calcext:value-type="string">
            <text:p>'A' | 'U' | 'D'</text:p>
          </table:table-cell>
          <table:table-cell table:style-name="ce34" office:value-type="string" calcext:value-type="string">
            <text:p> </text:p>
          </table:table-cell>
          <table:table-cell table:style-name="ce60" office:value-type="string" calcext:value-type="string">
            <text:p>Merge action - 'A' (add), 'U' (update), 'D' (delete)</text:p>
          </table:table-cell>
          <table:table-cell office:value-type="string" calcext:value-type="string">
            <text:p>y</text:p>
          </table:table-cell>
          <table:table-cell table:style-name="Default" table:formula="of:=&quot;'&quot; &amp; [.$B175] &amp; &quot;': '',&quot;" office:value-type="string" office:string-value="'Merge Action': ''," calcext:value-type="string">
            <text:p>'Merge Action': '',</text:p>
          </table:table-cell>
          <table:table-cell table:formula="of:=&quot;{&quot;&quot;&quot; &amp; [.$A$1] &amp; &quot;&quot;&quot;: &quot;&quot;&quot; &amp; [.A175] &amp; &quot;&quot;&quot;, &quot;&quot;&quot; &amp; [.$B$1] &amp; &quot;&quot;&quot;: &quot;&quot;&quot; &amp; [.B175] &amp; &quot;&quot;&quot;, &quot;&quot;&quot; &amp; [.$C$1] &amp; &quot;&quot;&quot;: &quot;&quot;&quot; &amp; [.C175] &amp; &quot;&quot;&quot;, &quot;&quot;&quot; &amp; [.$D$1] &amp; &quot;&quot;&quot;: &quot;&quot;&quot; &amp; [.D175] &amp; &quot;&quot;&quot;, &quot;&quot;&quot; &amp; [.$E$1] &amp; &quot;&quot;&quot;: &quot;&quot;&quot; &amp; [.E175] &amp; &quot;&quot;&quot;, &quot;&quot;&quot; &amp; [.$F$1] &amp; &quot;&quot;&quot;: &quot;&quot;&quot; &amp; [.F175] &amp; &quot;&quot;&quot;, &quot;&quot;&quot; &amp; [.$G$1] &amp; &quot;&quot;&quot;: &quot;&quot;&quot; &amp; [.G175] &amp; &quot;&quot;&quot;, &quot;&quot;&quot; &amp; [.$H$1] &amp; &quot;&quot;&quot;: &quot;&quot;&quot; &amp; [.H175] &amp;  &quot;&quot;&quot;},&quot;" office:value-type="string" office:string-value="{&quot;N°&quot;: &quot;2&quot;, &quot;Name&quot;: &quot;Merge Action&quot;, &quot;Type&quot;: &quot;Flag&quot;, &quot;Length&quot;: &quot;1&quot;, &quot;Required&quot;: &quot;Required&quot;, &quot;Allowed Values&quot;: &quot;'A' | 'U' | 'D'&quot;, &quot;Default&quot;: &quot; &quot;, &quot;Comments&quot;: &quot;Merge action - 'A' (add), 'U' (update), 'D' (delete)&quot;}," calcext:value-type="string">
            <text:p>{"N°": "2", "Name": "Merge Action", "Type": "Flag", "Length": "1", "Required": "Required", "Allowed Values": "'A' | 'U' | 'D'", "Default": " ", "Comments": "Merge action - 'A' (add), 'U' (update), 'D' (delete)"},</text:p>
          </table:table-cell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Order Id</text:p>
          </table:table-cell>
          <table:table-cell table:style-name="ce10" office:value-type="string" calcext:value-type="string">
            <text:p>String</text:p>
          </table:table-cell>
          <table:table-cell table:style-name="ce43" office:value-type="float" office:value="20" calcext:value-type="float">
            <text:p>20</text:p>
          </table:table-cell>
          <table:table-cell table:style-name="ce10" office:value-type="string" calcext:value-type="string">
            <text:p>Required</text:p>
          </table:table-cell>
          <table:table-cell table:style-name="ce51" office:value-type="string" calcext:value-type="string">
            <text:p>Upper Case</text:p>
          </table:table-cell>
          <table:table-cell table:style-name="ce34" office:value-type="string" calcext:value-type="string">
            <text:p> </text:p>
          </table:table-cell>
          <table:table-cell table:style-name="ce59" office:value-type="string" calcext:value-type="string">
            <text:p>Order identifier</text:p>
          </table:table-cell>
          <table:table-cell office:value-type="string" calcext:value-type="string">
            <text:p>ok</text:p>
          </table:table-cell>
          <table:table-cell/>
          <table:table-cell table:formula="of:=&quot;{&quot;&quot;&quot; &amp; [.$A$1] &amp; &quot;&quot;&quot;: &quot;&quot;&quot; &amp; [.A176] &amp; &quot;&quot;&quot;, &quot;&quot;&quot; &amp; [.$B$1] &amp; &quot;&quot;&quot;: &quot;&quot;&quot; &amp; [.B176] &amp; &quot;&quot;&quot;, &quot;&quot;&quot; &amp; [.$C$1] &amp; &quot;&quot;&quot;: &quot;&quot;&quot; &amp; [.C176] &amp; &quot;&quot;&quot;, &quot;&quot;&quot; &amp; [.$D$1] &amp; &quot;&quot;&quot;: &quot;&quot;&quot; &amp; [.D176] &amp; &quot;&quot;&quot;, &quot;&quot;&quot; &amp; [.$E$1] &amp; &quot;&quot;&quot;: &quot;&quot;&quot; &amp; [.E176] &amp; &quot;&quot;&quot;, &quot;&quot;&quot; &amp; [.$F$1] &amp; &quot;&quot;&quot;: &quot;&quot;&quot; &amp; [.F176] &amp; &quot;&quot;&quot;, &quot;&quot;&quot; &amp; [.$G$1] &amp; &quot;&quot;&quot;: &quot;&quot;&quot; &amp; [.G176] &amp; &quot;&quot;&quot;, &quot;&quot;&quot; &amp; [.$H$1] &amp; &quot;&quot;&quot;: &quot;&quot;&quot; &amp; [.H176] &amp;  &quot;&quot;&quot;},&quot;" office:value-type="string" office:string-value="{&quot;N°&quot;: &quot;3&quot;, &quot;Name&quot;: &quot;Order Id&quot;, &quot;Type&quot;: &quot;String&quot;, &quot;Length&quot;: &quot;20&quot;, &quot;Required&quot;: &quot;Required&quot;, &quot;Allowed Values&quot;: &quot;Upper Case&quot;, &quot;Default&quot;: &quot; &quot;, &quot;Comments&quot;: &quot;Order identifier&quot;}," calcext:value-type="string">
            <text:p>{"N°": "3", "Name": "Order Id", "Type": "String", "Length": "20", "Required": "Required", "Allowed Values": "Upper Case", "Default": " ", "Comments": "Order identifier"},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Line Id</text:p>
          </table:table-cell>
          <table:table-cell table:style-name="ce10" office:value-type="string" calcext:value-type="string">
            <text:p>Integer</text:p>
          </table:table-cell>
          <table:table-cell table:style-name="ce43" office:value-type="float" office:value="6" calcext:value-type="float">
            <text:p>6</text:p>
          </table:table-cell>
          <table:table-cell table:style-name="ce10" office:value-type="string" calcext:value-type="string">
            <text:p>Required</text:p>
          </table:table-cell>
          <table:table-cell table:style-name="ce51" office:value-type="string" calcext:value-type="string">
            <text:p>'999999'</text:p>
          </table:table-cell>
          <table:table-cell table:style-name="ce34" office:value-type="string" calcext:value-type="string">
            <text:p> </text:p>
          </table:table-cell>
          <table:table-cell table:style-name="ce60" office:value-type="string" calcext:value-type="string">
            <text:p>Line identifier - Sequence starting with 1, when new header start again with 1</text:p>
          </table:table-cell>
          <table:table-cell office:value-type="string" calcext:value-type="string">
            <text:p>?</text:p>
          </table:table-cell>
          <table:table-cell/>
          <table:table-cell table:formula="of:=&quot;{&quot;&quot;&quot; &amp; [.$A$1] &amp; &quot;&quot;&quot;: &quot;&quot;&quot; &amp; [.A177] &amp; &quot;&quot;&quot;, &quot;&quot;&quot; &amp; [.$B$1] &amp; &quot;&quot;&quot;: &quot;&quot;&quot; &amp; [.B177] &amp; &quot;&quot;&quot;, &quot;&quot;&quot; &amp; [.$C$1] &amp; &quot;&quot;&quot;: &quot;&quot;&quot; &amp; [.C177] &amp; &quot;&quot;&quot;, &quot;&quot;&quot; &amp; [.$D$1] &amp; &quot;&quot;&quot;: &quot;&quot;&quot; &amp; [.D177] &amp; &quot;&quot;&quot;, &quot;&quot;&quot; &amp; [.$E$1] &amp; &quot;&quot;&quot;: &quot;&quot;&quot; &amp; [.E177] &amp; &quot;&quot;&quot;, &quot;&quot;&quot; &amp; [.$F$1] &amp; &quot;&quot;&quot;: &quot;&quot;&quot; &amp; [.F177] &amp; &quot;&quot;&quot;, &quot;&quot;&quot; &amp; [.$G$1] &amp; &quot;&quot;&quot;: &quot;&quot;&quot; &amp; [.G177] &amp; &quot;&quot;&quot;, &quot;&quot;&quot; &amp; [.$H$1] &amp; &quot;&quot;&quot;: &quot;&quot;&quot; &amp; [.H177] &amp;  &quot;&quot;&quot;},&quot;" office:value-type="string" office:string-value="{&quot;N°&quot;: &quot;4&quot;, &quot;Name&quot;: &quot;Line Id&quot;, &quot;Type&quot;: &quot;Integer&quot;, &quot;Length&quot;: &quot;6&quot;, &quot;Required&quot;: &quot;Required&quot;, &quot;Allowed Values&quot;: &quot;'999999'&quot;, &quot;Default&quot;: &quot; &quot;, &quot;Comments&quot;: &quot;Line identifier - Sequence starting with 1, when new header start again with 1&quot;}," calcext:value-type="string">
            <text:p>{"N°": "4", "Name": "Line Id", "Type": "Integer", "Length": "6", "Required": "Required", "Allowed Values": "'999999'", "Default": " ", "Comments": "Line identifier - Sequence starting with 1, when new header start again with 1"},</text:p>
          </table:table-cell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Sku Id</text:p>
          </table:table-cell>
          <table:table-cell table:style-name="ce10" office:value-type="string" calcext:value-type="string">
            <text:p>String</text:p>
          </table:table-cell>
          <table:table-cell table:style-name="ce43" office:value-type="float" office:value="50" calcext:value-type="float">
            <text:p>50</text:p>
          </table:table-cell>
          <table:table-cell table:style-name="ce10" office:value-type="string" calcext:value-type="string">
            <text:p>Required</text:p>
          </table:table-cell>
          <table:table-cell table:style-name="ce51" office:value-type="string" calcext:value-type="string">
            <text:p>Upper Case</text:p>
          </table:table-cell>
          <table:table-cell table:style-name="ce34" office:value-type="string" calcext:value-type="string">
            <text:p> </text:p>
          </table:table-cell>
          <table:table-cell table:style-name="ce60" office:value-type="string" calcext:value-type="string">
            <text:p>Product code identifier (Style-Color.Size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ttre .zz à la fin</text:p>
          </table:table-cell>
          <table:table-cell table:formula="of:=&quot;{&quot;&quot;&quot; &amp; [.$A$1] &amp; &quot;&quot;&quot;: &quot;&quot;&quot; &amp; [.A178] &amp; &quot;&quot;&quot;, &quot;&quot;&quot; &amp; [.$B$1] &amp; &quot;&quot;&quot;: &quot;&quot;&quot; &amp; [.B178] &amp; &quot;&quot;&quot;, &quot;&quot;&quot; &amp; [.$C$1] &amp; &quot;&quot;&quot;: &quot;&quot;&quot; &amp; [.C178] &amp; &quot;&quot;&quot;, &quot;&quot;&quot; &amp; [.$D$1] &amp; &quot;&quot;&quot;: &quot;&quot;&quot; &amp; [.D178] &amp; &quot;&quot;&quot;, &quot;&quot;&quot; &amp; [.$E$1] &amp; &quot;&quot;&quot;: &quot;&quot;&quot; &amp; [.E178] &amp; &quot;&quot;&quot;, &quot;&quot;&quot; &amp; [.$F$1] &amp; &quot;&quot;&quot;: &quot;&quot;&quot; &amp; [.F178] &amp; &quot;&quot;&quot;, &quot;&quot;&quot; &amp; [.$G$1] &amp; &quot;&quot;&quot;: &quot;&quot;&quot; &amp; [.G178] &amp; &quot;&quot;&quot;, &quot;&quot;&quot; &amp; [.$H$1] &amp; &quot;&quot;&quot;: &quot;&quot;&quot; &amp; [.H178] &amp;  &quot;&quot;&quot;},&quot;" office:value-type="string" office:string-value="{&quot;N°&quot;: &quot;5&quot;, &quot;Name&quot;: &quot;Sku Id&quot;, &quot;Type&quot;: &quot;String&quot;, &quot;Length&quot;: &quot;50&quot;, &quot;Required&quot;: &quot;Required&quot;, &quot;Allowed Values&quot;: &quot;Upper Case&quot;, &quot;Default&quot;: &quot; &quot;, &quot;Comments&quot;: &quot;Product code identifier (Style-Color.Size)&quot;}," calcext:value-type="string">
            <text:p>{"N°": "5", "Name": "Sku Id", "Type": "String", "Length": "50", "Required": "Required", "Allowed Values": "Upper Case", "Default": " ", "Comments": "Product code identifier (Style-Color.Size)"},</text:p>
          </table:table-cell>
        </table:table-row>
        <table:table-row-group>
          <table:table-row table:style-name="ro2">
            <table:table-cell table:style-name="ce4" office:value-type="float" office:value="6" calcext:value-type="float">
              <text:p>6</text:p>
            </table:table-cell>
            <table:table-cell table:style-name="ce9" office:value-type="string" calcext:value-type="string">
              <text:p>Config Id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Pack configuration identifier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7" calcext:value-type="float">
              <text:p>7</text:p>
            </table:table-cell>
            <table:table-cell table:style-name="ce9" office:value-type="string" calcext:value-type="string">
              <text:p>Tracking Level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Tracking level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8" calcext:value-type="float">
              <text:p>8</text:p>
            </table:table-cell>
            <table:table-cell table:style-name="ce9" office:value-type="string" calcext:value-type="string">
              <text:p>Batch Id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Batch identifier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1">
            <table:table-cell table:style-name="ce4" office:value-type="float" office:value="9" calcext:value-type="float">
              <text:p>9</text:p>
            </table:table-cell>
            <table:table-cell table:style-name="ce9" office:value-type="string" calcext:value-type="string">
              <text:p>Batch Mixing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Y'</text:p>
            </table:table-cell>
            <table:table-cell table:style-name="ce61" office:value-type="string" calcext:value-type="string">
              <text:p>Whether batch mixing allowed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</table:table-row-group>
        <table:table-row table:style-name="ro3">
          <table:table-cell table:style-name="ce41" office:value-type="float" office:value="10" calcext:value-type="float">
            <text:p>10</text:p>
          </table:table-cell>
          <table:table-cell table:style-name="ce42" office:value-type="string" calcext:value-type="string">
            <text:p>Condition Id</text:p>
          </table:table-cell>
          <table:table-cell table:style-name="ce42" office:value-type="string" calcext:value-type="string">
            <text:p>String</text:p>
          </table:table-cell>
          <table:table-cell table:style-name="ce45" office:value-type="float" office:value="5" calcext:value-type="float">
            <text:p>5</text:p>
          </table:table-cell>
          <table:table-cell table:style-name="ce42" office:value-type="string" calcext:value-type="string">
            <text:p>Optional</text:p>
          </table:table-cell>
          <table:table-cell table:style-name="ce54" office:value-type="string" calcext:value-type="string">
            <text:p>Upper Case</text:p>
          </table:table-cell>
          <table:table-cell table:style-name="ce57" office:value-type="string" calcext:value-type="string">
            <text:p> </text:p>
          </table:table-cell>
          <table:table-cell table:style-name="ce63" office:value-type="string" calcext:value-type="string">
            <text:p>Condition code <text:s/>("BON", "NBO" or empty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ttre NBO</text:p>
          </table:table-cell>
          <table:table-cell table:formula="of:=&quot;{&quot;&quot;&quot; &amp; [.$A$1] &amp; &quot;&quot;&quot;: &quot;&quot;&quot; &amp; [.A183] &amp; &quot;&quot;&quot;, &quot;&quot;&quot; &amp; [.$B$1] &amp; &quot;&quot;&quot;: &quot;&quot;&quot; &amp; [.B183] &amp; &quot;&quot;&quot;, &quot;&quot;&quot; &amp; [.$C$1] &amp; &quot;&quot;&quot;: &quot;&quot;&quot; &amp; [.C183] &amp; &quot;&quot;&quot;, &quot;&quot;&quot; &amp; [.$D$1] &amp; &quot;&quot;&quot;: &quot;&quot;&quot; &amp; [.D183] &amp; &quot;&quot;&quot;, &quot;&quot;&quot; &amp; [.$E$1] &amp; &quot;&quot;&quot;: &quot;&quot;&quot; &amp; [.E183] &amp; &quot;&quot;&quot;, &quot;&quot;&quot; &amp; [.$F$1] &amp; &quot;&quot;&quot;: &quot;&quot;&quot; &amp; [.F183] &amp; &quot;&quot;&quot;, &quot;&quot;&quot; &amp; [.$G$1] &amp; &quot;&quot;&quot;: &quot;&quot;&quot; &amp; [.G183] &amp; &quot;&quot;&quot;, &quot;&quot;&quot; &amp; [.$H$1] &amp; &quot;&quot;&quot;: &quot;&quot;&quot; &amp; [.H183] &amp;  &quot;&quot;&quot;},&quot;" office:value-type="string" office:string-value="{&quot;N°&quot;: &quot;10&quot;, &quot;Name&quot;: &quot;Condition Id&quot;, &quot;Type&quot;: &quot;String&quot;, &quot;Length&quot;: &quot;5&quot;, &quot;Required&quot;: &quot;Optional&quot;, &quot;Allowed Values&quot;: &quot;Upper Case&quot;, &quot;Default&quot;: &quot; &quot;, &quot;Comments&quot;: &quot;Condition code  (&quot;BON&quot;, &quot;NBO&quot; or empty)&quot;}," calcext:value-type="string">
            <text:p>{"N°": "10", "Name": "Condition Id", "Type": "String", "Length": "5", "Required": "Optional", "Allowed Values": "Upper Case", "Default": " ", "Comments": "Condition code <text:s/>("BON", "NBO" or empty)"},</text:p>
          </table:table-cell>
        </table:table-row>
        <table:table-row-group>
          <table:table-row table:style-name="ro2">
            <table:table-cell table:style-name="ce4" office:value-type="float" office:value="11" calcext:value-type="float">
              <text:p>11</text:p>
            </table:table-cell>
            <table:table-cell table:style-name="ce9" office:value-type="string" calcext:value-type="string">
              <text:p>Lock Cod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0" calcext:value-type="float">
              <text:p>1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Lock code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</table:table-row-group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Qty Ordered</text:p>
          </table:table-cell>
          <table:table-cell table:style-name="ce10" office:value-type="string" calcext:value-type="string">
            <text:p>Decimal</text:p>
          </table:table-cell>
          <table:table-cell table:style-name="ce43" office:value-type="float" office:value="15.6" calcext:value-type="float">
            <text:p>15,6</text:p>
          </table:table-cell>
          <table:table-cell table:style-name="ce10" office:value-type="string" calcext:value-type="string">
            <text:p>Required</text:p>
          </table:table-cell>
          <table:table-cell table:style-name="ce55" office:value-type="string" calcext:value-type="string">
            <text:p>'99999999.999999' | '999999999999999' (6 decimal places implied)</text:p>
          </table:table-cell>
          <table:table-cell table:style-name="ce35" office:value-type="string" calcext:value-type="string">
            <text:p> </text:p>
          </table:table-cell>
          <table:table-cell table:style-name="ce59" office:value-type="string" calcext:value-type="string">
            <text:p>Quantity ordered</text:p>
          </table:table-cell>
          <table:table-cell office:value-type="string" calcext:value-type="string">
            <text:p>ok</text:p>
          </table:table-cell>
          <table:table-cell/>
          <table:table-cell table:formula="of:=&quot;{&quot;&quot;&quot; &amp; [.$A$1] &amp; &quot;&quot;&quot;: &quot;&quot;&quot; &amp; [.A185] &amp; &quot;&quot;&quot;, &quot;&quot;&quot; &amp; [.$B$1] &amp; &quot;&quot;&quot;: &quot;&quot;&quot; &amp; [.B185] &amp; &quot;&quot;&quot;, &quot;&quot;&quot; &amp; [.$C$1] &amp; &quot;&quot;&quot;: &quot;&quot;&quot; &amp; [.C185] &amp; &quot;&quot;&quot;, &quot;&quot;&quot; &amp; [.$D$1] &amp; &quot;&quot;&quot;: &quot;&quot;&quot; &amp; [.D185] &amp; &quot;&quot;&quot;, &quot;&quot;&quot; &amp; [.$E$1] &amp; &quot;&quot;&quot;: &quot;&quot;&quot; &amp; [.E185] &amp; &quot;&quot;&quot;, &quot;&quot;&quot; &amp; [.$F$1] &amp; &quot;&quot;&quot;: &quot;&quot;&quot; &amp; [.F185] &amp; &quot;&quot;&quot;, &quot;&quot;&quot; &amp; [.$G$1] &amp; &quot;&quot;&quot;: &quot;&quot;&quot; &amp; [.G185] &amp; &quot;&quot;&quot;, &quot;&quot;&quot; &amp; [.$H$1] &amp; &quot;&quot;&quot;: &quot;&quot;&quot; &amp; [.H185] &amp;  &quot;&quot;&quot;},&quot;" office:value-type="string" office:string-value="{&quot;N°&quot;: &quot;12&quot;, &quot;Name&quot;: &quot;Qty Ordered&quot;, &quot;Type&quot;: &quot;Decimal&quot;, &quot;Length&quot;: &quot;15,6&quot;, &quot;Required&quot;: &quot;Required&quot;, &quot;Allowed Values&quot;: &quot;'99999999.999999' | '999999999999999' (6 decimal places implied)&quot;, &quot;Default&quot;: &quot; &quot;, &quot;Comments&quot;: &quot;Quantity ordered&quot;}," calcext:value-type="string">
            <text:p>{"N°": "12", "Name": "Qty Ordered", "Type": "Decimal", "Length": "15,6", "Required": "Required", "Allowed Values": "'99999999.999999' | '999999999999999' (6 decimal places implied)", "Default": " ", "Comments": "Quantity ordered"},</text:p>
          </table:table-cell>
        </table:table-row>
        <table:table-row-group>
          <table:table-row table:style-name="ro1">
            <table:table-cell table:style-name="ce4" office:value-type="float" office:value="13" calcext:value-type="float">
              <text:p>13</text:p>
            </table:table-cell>
            <table:table-cell table:style-name="ce9" office:value-type="string" calcext:value-type="string">
              <text:p>Allocate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1" office:value-type="string" calcext:value-type="string">
              <text:p>Whether allocation required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1">
            <table:table-cell table:style-name="ce4" office:value-type="float" office:value="14" calcext:value-type="float">
              <text:p>14</text:p>
            </table:table-cell>
            <table:table-cell table:style-name="ce9" office:value-type="string" calcext:value-type="string">
              <text:p>Back Ordered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1" office:value-type="string" calcext:value-type="string">
              <text:p>Whether back ordering allowed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1">
            <table:table-cell table:style-name="ce4" office:value-type="float" office:value="15" calcext:value-type="float">
              <text:p>15</text:p>
            </table:table-cell>
            <table:table-cell table:style-name="ce9" office:value-type="string" calcext:value-type="string">
              <text:p>Deallocate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2" office:value-type="string" calcext:value-type="string">
              <text:p>Whether to deallocate - not used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1">
            <table:table-cell table:style-name="ce4" office:value-type="float" office:value="16" calcext:value-type="float">
              <text:p>16</text:p>
            </table:table-cell>
            <table:table-cell table:style-name="ce9" office:value-type="string" calcext:value-type="string">
              <text:p>Kit Split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2" office:value-type="string" calcext:value-type="string">
              <text:p>Whether the kit is split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7" calcext:value-type="float">
              <text:p>17</text:p>
            </table:table-cell>
            <table:table-cell table:style-name="ce9" office:value-type="string" calcext:value-type="string">
              <text:p>Origin Id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0" calcext:value-type="float">
              <text:p>1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Origin code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18" calcext:value-type="float">
              <text:p>18</text:p>
            </table:table-cell>
            <table:table-cell table:style-name="ce9" office:value-type="string" calcext:value-type="string">
              <text:p>Notes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80" calcext:value-type="float">
              <text:p>80</text:p>
            </table:table-cell>
            <table:table-cell table:style-name="ce48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Free text</text:p>
            </table:table-cell>
            <table:table-cell office:value-type="string" calcext:value-type="string">
              <text:p>y</text:p>
            </table:table-cell>
            <table:table-cell table:style-name="Default" table:formula="of:=&quot;'&quot; &amp; [.$B191] &amp; &quot;': '',&quot;" office:value-type="string" office:string-value="'Notes': ''," calcext:value-type="string">
              <text:p>'Notes': '',</text:p>
            </table:table-cell>
            <table:table-cell/>
          </table:table-row>
          <table:table-row table:style-name="ro2">
            <table:table-cell table:style-name="ce4" office:value-type="float" office:value="19" calcext:value-type="float">
              <text:p>19</text:p>
            </table:table-cell>
            <table:table-cell table:style-name="ce9" office:value-type="string" calcext:value-type="string">
              <text:p>Customer Sku Id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8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Customer product code/identifier</text:p>
            </table:table-cell>
            <table:table-cell office:value-type="string" calcext:value-type="string">
              <text:p>y</text:p>
            </table:table-cell>
            <table:table-cell table:style-name="Default" table:formula="of:=&quot;'&quot; &amp; [.$B192] &amp; &quot;': '',&quot;" office:value-type="string" office:string-value="'Customer Sku Id': ''," calcext:value-type="string">
              <text:p>'Customer Sku Id': '',</text:p>
            </table:table-cell>
            <table:table-cell/>
          </table:table-row>
          <table:table-row table:style-name="ro3">
            <table:table-cell table:style-name="ce4" office:value-type="float" office:value="20" calcext:value-type="float">
              <text:p>20</text:p>
            </table:table-cell>
            <table:table-cell table:style-name="ce9" office:value-type="string" calcext:value-type="string">
              <text:p>Shelf Life Days</text:p>
            </table:table-cell>
            <table:table-cell table:style-name="ce9" office:value-type="string" calcext:value-type="string">
              <text:p>Integer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99999'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Shelf life days - mutually exclusive with shelf life percent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3">
            <table:table-cell table:style-name="ce4" office:value-type="float" office:value="21" calcext:value-type="float">
              <text:p>21</text:p>
            </table:table-cell>
            <table:table-cell table:style-name="ce9" office:value-type="string" calcext:value-type="string">
              <text:p>Shelf Life Percent</text:p>
            </table:table-cell>
            <table:table-cell table:style-name="ce9" office:value-type="string" calcext:value-type="string">
              <text:p>Integer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999'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Shelf life percent - mutually exclusive with shelf life days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</table:table-row-group>
        <table:table-row table:style-name="ro4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Client Id</text:p>
          </table:table-cell>
          <table:table-cell table:style-name="ce10" office:value-type="string" calcext:value-type="string">
            <text:p>String</text:p>
          </table:table-cell>
          <table:table-cell table:style-name="ce43" office:value-type="float" office:value="10" calcext:value-type="float">
            <text:p>10</text:p>
          </table:table-cell>
          <table:table-cell table:style-name="ce10" office:value-type="string" calcext:value-type="string">
            <text:p>Required</text:p>
          </table:table-cell>
          <table:table-cell table:style-name="ce51" office:value-type="string" calcext:value-type="string">
            <text:p>Upper Case</text:p>
          </table:table-cell>
          <table:table-cell table:style-name="ce34" office:value-type="string" calcext:value-type="string">
            <text:p> </text:p>
          </table:table-cell>
          <table:table-cell table:style-name="ce60" office:value-type="string" calcext:value-type="string">
            <text:p>Identifier for the customer of a 3rd party logistics warehousing company (Supplied by Belspeed)</text:p>
          </table:table-cell>
          <table:table-cell office:value-type="string" calcext:value-type="string">
            <text:p>ok</text:p>
          </table:table-cell>
          <table:table-cell/>
          <table:table-cell table:formula="of:=&quot;{&quot;&quot;&quot; &amp; [.$A$1] &amp; &quot;&quot;&quot;: &quot;&quot;&quot; &amp; [.A195] &amp; &quot;&quot;&quot;, &quot;&quot;&quot; &amp; [.$B$1] &amp; &quot;&quot;&quot;: &quot;&quot;&quot; &amp; [.B195] &amp; &quot;&quot;&quot;, &quot;&quot;&quot; &amp; [.$C$1] &amp; &quot;&quot;&quot;: &quot;&quot;&quot; &amp; [.C195] &amp; &quot;&quot;&quot;, &quot;&quot;&quot; &amp; [.$D$1] &amp; &quot;&quot;&quot;: &quot;&quot;&quot; &amp; [.D195] &amp; &quot;&quot;&quot;, &quot;&quot;&quot; &amp; [.$E$1] &amp; &quot;&quot;&quot;: &quot;&quot;&quot; &amp; [.E195] &amp; &quot;&quot;&quot;, &quot;&quot;&quot; &amp; [.$F$1] &amp; &quot;&quot;&quot;: &quot;&quot;&quot; &amp; [.F195] &amp; &quot;&quot;&quot;, &quot;&quot;&quot; &amp; [.$G$1] &amp; &quot;&quot;&quot;: &quot;&quot;&quot; &amp; [.G195] &amp; &quot;&quot;&quot;, &quot;&quot;&quot; &amp; [.$H$1] &amp; &quot;&quot;&quot;: &quot;&quot;&quot; &amp; [.H195] &amp;  &quot;&quot;&quot;},&quot;" office:value-type="string" office:string-value="{&quot;N°&quot;: &quot;22&quot;, &quot;Name&quot;: &quot;Client Id&quot;, &quot;Type&quot;: &quot;String&quot;, &quot;Length&quot;: &quot;10&quot;, &quot;Required&quot;: &quot;Required&quot;, &quot;Allowed Values&quot;: &quot;Upper Case&quot;, &quot;Default&quot;: &quot; &quot;, &quot;Comments&quot;: &quot;Identifier for the customer of a 3rd party logistics warehousing company (Supplied by Belspeed)&quot;}," calcext:value-type="string">
            <text:p>{"N°": "22", "Name": "Client Id", "Type": "String", "Length": "10", "Required": "Required", "Allowed Values": "Upper Case", "Default": " ", "Comments": "Identifier for the customer of a 3rd party logistics warehousing company (Supplied by Belspeed)"},</text:p>
          </table:table-cell>
        </table:table-row>
        <table:table-row-group>
          <table:table-row table:style-name="ro1">
            <table:table-cell table:style-name="ce4" office:value-type="float" office:value="23" calcext:value-type="float">
              <text:p>23</text:p>
            </table:table-cell>
            <table:table-cell table:style-name="ce9" office:value-type="string" calcext:value-type="string">
              <text:p>Disallow Merge Rules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1" office:value-type="string" calcext:value-type="string">
              <text:p>Whether merge rules disallowed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24" calcext:value-type="float">
              <text:p>24</text:p>
            </table:table-cell>
            <table:table-cell table:style-name="ce9" office:value-type="string" calcext:value-type="string">
              <text:p>User Def Type 1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type 1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25" calcext:value-type="float">
              <text:p>25</text:p>
            </table:table-cell>
            <table:table-cell table:style-name="ce9" office:value-type="string" calcext:value-type="string">
              <text:p>User Def Type 2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type 2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26" calcext:value-type="float">
              <text:p>26</text:p>
            </table:table-cell>
            <table:table-cell table:style-name="ce9" office:value-type="string" calcext:value-type="string">
              <text:p>User Def Type 3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type 3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27" calcext:value-type="float">
              <text:p>27</text:p>
            </table:table-cell>
            <table:table-cell table:style-name="ce9" office:value-type="string" calcext:value-type="string">
              <text:p>User Def Type 4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type 4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</table:table-row-group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User Def Type 5</text:p>
          </table:table-cell>
          <table:table-cell table:style-name="ce10" office:value-type="string" calcext:value-type="string">
            <text:p>String</text:p>
          </table:table-cell>
          <table:table-cell table:style-name="ce43" office:value-type="float" office:value="30" calcext:value-type="float">
            <text:p>30</text:p>
          </table:table-cell>
          <table:table-cell table:style-name="ce47" office:value-type="string" calcext:value-type="string">
            <text:p>Required</text:p>
          </table:table-cell>
          <table:table-cell table:style-name="ce51" office:value-type="string" calcext:value-type="string">
            <text:p>Upper Case</text:p>
          </table:table-cell>
          <table:table-cell table:style-name="ce34" office:value-type="string" calcext:value-type="string">
            <text:p> </text:p>
          </table:table-cell>
          <table:table-cell table:style-name="ce59" office:value-type="string" calcext:value-type="string">
            <text:p>Brand identifier</text:p>
          </table:table-cell>
          <table:table-cell office:value-type="string" calcext:value-type="string">
            <text:p>y</text:p>
          </table:table-cell>
          <table:table-cell table:style-name="Default" table:formula="of:=&quot;'&quot; &amp; [.$B201] &amp; &quot;': '',&quot;" office:value-type="string" office:string-value="'User Def Type 5': ''," calcext:value-type="string">
            <text:p>'User Def Type 5': '',</text:p>
          </table:table-cell>
          <table:table-cell table:formula="of:=&quot;{&quot;&quot;&quot; &amp; [.$A$1] &amp; &quot;&quot;&quot;: &quot;&quot;&quot; &amp; [.A201] &amp; &quot;&quot;&quot;, &quot;&quot;&quot; &amp; [.$B$1] &amp; &quot;&quot;&quot;: &quot;&quot;&quot; &amp; [.B201] &amp; &quot;&quot;&quot;, &quot;&quot;&quot; &amp; [.$C$1] &amp; &quot;&quot;&quot;: &quot;&quot;&quot; &amp; [.C201] &amp; &quot;&quot;&quot;, &quot;&quot;&quot; &amp; [.$D$1] &amp; &quot;&quot;&quot;: &quot;&quot;&quot; &amp; [.D201] &amp; &quot;&quot;&quot;, &quot;&quot;&quot; &amp; [.$E$1] &amp; &quot;&quot;&quot;: &quot;&quot;&quot; &amp; [.E201] &amp; &quot;&quot;&quot;, &quot;&quot;&quot; &amp; [.$F$1] &amp; &quot;&quot;&quot;: &quot;&quot;&quot; &amp; [.F201] &amp; &quot;&quot;&quot;, &quot;&quot;&quot; &amp; [.$G$1] &amp; &quot;&quot;&quot;: &quot;&quot;&quot; &amp; [.G201] &amp; &quot;&quot;&quot;, &quot;&quot;&quot; &amp; [.$H$1] &amp; &quot;&quot;&quot;: &quot;&quot;&quot; &amp; [.H201] &amp;  &quot;&quot;&quot;},&quot;" office:value-type="string" office:string-value="{&quot;N°&quot;: &quot;28&quot;, &quot;Name&quot;: &quot;User Def Type 5&quot;, &quot;Type&quot;: &quot;String&quot;, &quot;Length&quot;: &quot;30&quot;, &quot;Required&quot;: &quot;Required&quot;, &quot;Allowed Values&quot;: &quot;Upper Case&quot;, &quot;Default&quot;: &quot; &quot;, &quot;Comments&quot;: &quot;Brand identifier&quot;}," calcext:value-type="string">
            <text:p>{"N°": "28", "Name": "User Def Type 5", "Type": "String", "Length": "30", "Required": "Required", "Allowed Values": "Upper Case", "Default": " ", "Comments": "Brand identifier"},</text:p>
          </table:table-cell>
        </table:table-row>
        <table:table-row-group>
          <table:table-row table:style-name="ro2">
            <table:table-cell table:style-name="ce4" office:value-type="float" office:value="29" calcext:value-type="float">
              <text:p>29</text:p>
            </table:table-cell>
            <table:table-cell table:style-name="ce9" office:value-type="string" calcext:value-type="string">
              <text:p>User Def Type 6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type 6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30" calcext:value-type="float">
              <text:p>30</text:p>
            </table:table-cell>
            <table:table-cell table:style-name="ce9" office:value-type="string" calcext:value-type="string">
              <text:p>User Def Type 7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type 7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31" calcext:value-type="float">
              <text:p>31</text:p>
            </table:table-cell>
            <table:table-cell table:style-name="ce9" office:value-type="string" calcext:value-type="string">
              <text:p>User Def Type 8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type 8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1">
            <table:table-cell table:style-name="ce4" office:value-type="float" office:value="32" calcext:value-type="float">
              <text:p>32</text:p>
            </table:table-cell>
            <table:table-cell table:style-name="ce9" office:value-type="string" calcext:value-type="string">
              <text:p>User Def Chk 1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1" office:value-type="string" calcext:value-type="string">
              <text:p>User defined check box 1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1">
            <table:table-cell table:style-name="ce4" office:value-type="float" office:value="33" calcext:value-type="float">
              <text:p>33</text:p>
            </table:table-cell>
            <table:table-cell table:style-name="ce9" office:value-type="string" calcext:value-type="string">
              <text:p>User Def Chk 2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1" office:value-type="string" calcext:value-type="string">
              <text:p>User defined check box 2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1">
            <table:table-cell table:style-name="ce4" office:value-type="float" office:value="34" calcext:value-type="float">
              <text:p>34</text:p>
            </table:table-cell>
            <table:table-cell table:style-name="ce9" office:value-type="string" calcext:value-type="string">
              <text:p>User Def Chk 3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1" office:value-type="string" calcext:value-type="string">
              <text:p>User defined check box 3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1">
            <table:table-cell table:style-name="ce4" office:value-type="float" office:value="35" calcext:value-type="float">
              <text:p>35</text:p>
            </table:table-cell>
            <table:table-cell table:style-name="ce9" office:value-type="string" calcext:value-type="string">
              <text:p>User Def Chk 4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1" office:value-type="string" calcext:value-type="string">
              <text:p>User defined check box 4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36" calcext:value-type="float">
              <text:p>36</text:p>
            </table:table-cell>
            <table:table-cell table:style-name="ce9" office:value-type="string" calcext:value-type="string">
              <text:p>User Def Date 1</text:p>
            </table:table-cell>
            <table:table-cell table:style-name="ce9" office:value-type="string" calcext:value-type="string">
              <text:p>Date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YYYMMDDHHMISS'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date 1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37" calcext:value-type="float">
              <text:p>37</text:p>
            </table:table-cell>
            <table:table-cell table:style-name="ce9" office:value-type="string" calcext:value-type="string">
              <text:p>User Def Date 2</text:p>
            </table:table-cell>
            <table:table-cell table:style-name="ce9" office:value-type="string" calcext:value-type="string">
              <text:p>Date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YYYMMDDHHMISS'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date 2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38" calcext:value-type="float">
              <text:p>38</text:p>
            </table:table-cell>
            <table:table-cell table:style-name="ce9" office:value-type="string" calcext:value-type="string">
              <text:p>User Def Date 3</text:p>
            </table:table-cell>
            <table:table-cell table:style-name="ce9" office:value-type="string" calcext:value-type="string">
              <text:p>Date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YYYMMDDHHMISS'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date 3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39" calcext:value-type="float">
              <text:p>39</text:p>
            </table:table-cell>
            <table:table-cell table:style-name="ce9" office:value-type="string" calcext:value-type="string">
              <text:p>User Def Date 4</text:p>
            </table:table-cell>
            <table:table-cell table:style-name="ce9" office:value-type="string" calcext:value-type="string">
              <text:p>Date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YYYMMDDHHMISS'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date 4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40" calcext:value-type="float">
              <text:p>40</text:p>
            </table:table-cell>
            <table:table-cell table:style-name="ce9" office:value-type="string" calcext:value-type="string">
              <text:p>User Def Num 1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5.6" calcext:value-type="float">
              <text:p>15,6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999' | '999999999999999' (6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User defined number 1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41" calcext:value-type="float">
              <text:p>41</text:p>
            </table:table-cell>
            <table:table-cell table:style-name="ce9" office:value-type="string" calcext:value-type="string">
              <text:p>User Def Num 2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5.6" calcext:value-type="float">
              <text:p>15,6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999' | '999999999999999' (6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User defined number 2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42" calcext:value-type="float">
              <text:p>42</text:p>
            </table:table-cell>
            <table:table-cell table:style-name="ce9" office:value-type="string" calcext:value-type="string">
              <text:p>User Def Num 3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5.6" calcext:value-type="float">
              <text:p>15,6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999' | '999999999999999' (6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User defined number 3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43" calcext:value-type="float">
              <text:p>43</text:p>
            </table:table-cell>
            <table:table-cell table:style-name="ce9" office:value-type="string" calcext:value-type="string">
              <text:p>User Def Num 4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5.6" calcext:value-type="float">
              <text:p>15,6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999' | '999999999999999' (6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User defined number 4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44" calcext:value-type="float">
              <text:p>44</text:p>
            </table:table-cell>
            <table:table-cell table:style-name="ce9" office:value-type="string" calcext:value-type="string">
              <text:p>User Def Note 1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00" calcext:value-type="float">
              <text:p>20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notes 1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45" calcext:value-type="float">
              <text:p>45</text:p>
            </table:table-cell>
            <table:table-cell table:style-name="ce9" office:value-type="string" calcext:value-type="string">
              <text:p>User Def Note 2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00" calcext:value-type="float">
              <text:p>20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User defined notes 2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46" calcext:value-type="float">
              <text:p>46</text:p>
            </table:table-cell>
            <table:table-cell table:style-name="ce9" office:value-type="string" calcext:value-type="string">
              <text:p>Soh Id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Special order handling identifier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47" calcext:value-type="float">
              <text:p>47</text:p>
            </table:table-cell>
            <table:table-cell table:style-name="ce9" office:value-type="string" calcext:value-type="string">
              <text:p>Line Value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Line value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3">
            <table:table-cell table:style-name="ce4" office:value-type="float" office:value="48" calcext:value-type="float">
              <text:p>48</text:p>
            </table:table-cell>
            <table:table-cell table:style-name="ce9" office:value-type="string" calcext:value-type="string">
              <text:p>Time Zone Nam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64" calcext:value-type="float">
              <text:p>64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Name of time zone - from v$timezone_names.tzname column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49" calcext:value-type="float">
              <text:p>49</text:p>
            </table:table-cell>
            <table:table-cell table:style-name="ce9" office:value-type="string" calcext:value-type="string">
              <text:p>Spec Code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99" calcext:value-type="float">
              <text:p>99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Specification code for value added services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50" calcext:value-type="float">
              <text:p>50</text:p>
            </table:table-cell>
            <table:table-cell table:style-name="ce9" office:value-type="string" calcext:value-type="string">
              <text:p>Rule Id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0" calcext:value-type="float">
              <text:p>1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Rule identifier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51" calcext:value-type="float">
              <text:p>51</text:p>
            </table:table-cell>
            <table:table-cell table:style-name="ce9" office:value-type="string" calcext:value-type="string">
              <text:p>Client Group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0" calcext:value-type="float">
              <text:p>1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Client visibility group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3">
            <table:table-cell table:style-name="ce4" office:value-type="float" office:value="52" calcext:value-type="float">
              <text:p>52</text:p>
            </table:table-cell>
            <table:table-cell table:style-name="ce9" office:value-type="string" calcext:value-type="string">
              <text:p>Task Per Each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2" office:value-type="string" calcext:value-type="string">
              <text:p>Whether to create a move task per each (only for non split lowest skus)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3">
            <table:table-cell table:style-name="ce4" office:value-type="float" office:value="53" calcext:value-type="float">
              <text:p>53</text:p>
            </table:table-cell>
            <table:table-cell table:style-name="ce9" office:value-type="string" calcext:value-type="string">
              <text:p>Use Pick To Grid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2" office:value-type="string" calcext:value-type="string">
              <text:p>Whether part pallets should be picked using Grid Picking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1">
            <table:table-cell table:style-name="ce4" office:value-type="float" office:value="54" calcext:value-type="float">
              <text:p>54</text:p>
            </table:table-cell>
            <table:table-cell table:style-name="ce9" office:value-type="string" calcext:value-type="string">
              <text:p>Ignore Weight Capture</text:p>
            </table:table-cell>
            <table:table-cell table:style-name="ce9" office:value-type="string" calcext:value-type="string">
              <text:p>Flag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'Y' | 'N'</text:p>
            </table:table-cell>
            <table:table-cell table:style-name="ce9" office:value-type="string" calcext:value-type="string">
              <text:p>'N'</text:p>
            </table:table-cell>
            <table:table-cell table:style-name="ce62" office:value-type="string" calcext:value-type="string">
              <text:p>Whether to ignore the weight capture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3">
            <table:table-cell table:style-name="ce4" office:value-type="float" office:value="55" calcext:value-type="float">
              <text:p>55</text:p>
            </table:table-cell>
            <table:table-cell table:style-name="ce9" office:value-type="string" calcext:value-type="string">
              <text:p>Host Order Id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Host order identifier originally downloaded into system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3">
            <table:table-cell table:style-name="ce4" office:value-type="float" office:value="56" calcext:value-type="float">
              <text:p>56</text:p>
            </table:table-cell>
            <table:table-cell table:style-name="ce9" office:value-type="string" calcext:value-type="string">
              <text:p>Host Line Id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Host line identifier originally downloaded into system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57" calcext:value-type="float">
              <text:p>57</text:p>
            </table:table-cell>
            <table:table-cell table:style-name="ce9" office:value-type="string" calcext:value-type="string">
              <text:p>Stage Route Id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Stage route ID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58" calcext:value-type="float">
              <text:p>58</text:p>
            </table:table-cell>
            <table:table-cell table:style-name="ce9" office:value-type="string" calcext:value-type="string">
              <text:p>Min Qty Ordered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5.6" calcext:value-type="float">
              <text:p>15,6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999' | '999999999999999' (6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Minimum quantity ordered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59" calcext:value-type="float">
              <text:p>59</text:p>
            </table:table-cell>
            <table:table-cell table:style-name="ce9" office:value-type="string" calcext:value-type="string">
              <text:p>Max Qty Ordered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5.6" calcext:value-type="float">
              <text:p>15,6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999' | '999999999999999' (6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Maximum quantity ordered</text:p>
            </table:table-cell>
            <table:table-cell office:value-type="string" calcext:value-type="string">
              <text:p>?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60" calcext:value-type="float">
              <text:p>60</text:p>
            </table:table-cell>
            <table:table-cell table:style-name="ce9" office:value-type="string" calcext:value-type="string">
              <text:p>Customer Sku Desc1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8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Customer SKU Description 1</text:p>
            </table:table-cell>
            <table:table-cell office:value-type="string" calcext:value-type="string">
              <text:p>y</text:p>
            </table:table-cell>
            <table:table-cell table:style-name="Default" table:formula="of:=&quot;'&quot; &amp; [.$B233] &amp; &quot;': '',&quot;" office:value-type="string" office:string-value="'Customer Sku Desc1': ''," calcext:value-type="string">
              <text:p>'Customer Sku Desc1': '',</text:p>
            </table:table-cell>
            <table:table-cell/>
          </table:table-row>
          <table:table-row table:style-name="ro2">
            <table:table-cell table:style-name="ce4" office:value-type="float" office:value="61" calcext:value-type="float">
              <text:p>61</text:p>
            </table:table-cell>
            <table:table-cell table:style-name="ce9" office:value-type="string" calcext:value-type="string">
              <text:p>Customer Sku Desc2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8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Customer SKU Description 2</text:p>
            </table:table-cell>
            <table:table-cell office:value-type="string" calcext:value-type="string">
              <text:p>y</text:p>
            </table:table-cell>
            <table:table-cell table:style-name="Default" table:formula="of:=&quot;'&quot; &amp; [.$B234] &amp; &quot;': '',&quot;" office:value-type="string" office:string-value="'Customer Sku Desc2': ''," calcext:value-type="string">
              <text:p>'Customer Sku Desc2': '',</text:p>
            </table:table-cell>
            <table:table-cell/>
          </table:table-row>
          <table:table-row table:style-name="ro2">
            <table:table-cell table:style-name="ce4" office:value-type="float" office:value="62" calcext:value-type="float">
              <text:p>62</text:p>
            </table:table-cell>
            <table:table-cell table:style-name="ce9" office:value-type="string" calcext:value-type="string">
              <text:p>Purchase Order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Upper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Purchase order reference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</table:table-row-group>
        <table:table-row table:style-name="ro4">
          <table:table-cell table:style-name="ce5" office:value-type="float" office:value="63" calcext:value-type="float">
            <text:p>63</text:p>
          </table:table-cell>
          <table:table-cell table:style-name="ce10" office:value-type="string" calcext:value-type="string">
            <text:p>Product Price</text:p>
          </table:table-cell>
          <table:table-cell table:style-name="ce10" office:value-type="string" calcext:value-type="string">
            <text:p>Decimal</text:p>
          </table:table-cell>
          <table:table-cell table:style-name="ce43" office:value-type="float" office:value="12.3" calcext:value-type="float">
            <text:p>12,3</text:p>
          </table:table-cell>
          <table:table-cell table:style-name="ce10" office:value-type="string" calcext:value-type="string">
            <text:p>Required</text:p>
          </table:table-cell>
          <table:table-cell table:style-name="ce55" office:value-type="string" calcext:value-type="string">
            <text:p>'99999999.999' | '999999999999' (3 decimal places implied)</text:p>
          </table:table-cell>
          <table:table-cell table:style-name="ce35" office:value-type="string" calcext:value-type="string">
            <text:p> </text:p>
          </table:table-cell>
          <table:table-cell table:style-name="ce59" office:value-type="string" calcext:value-type="string">
            <text:p>Product Price</text:p>
          </table:table-cell>
          <table:table-cell office:value-type="string" calcext:value-type="string">
            <text:p>?</text:p>
          </table:table-cell>
          <table:table-cell/>
          <table:table-cell table:formula="of:=&quot;{&quot;&quot;&quot; &amp; [.$A$1] &amp; &quot;&quot;&quot;: &quot;&quot;&quot; &amp; [.A236] &amp; &quot;&quot;&quot;, &quot;&quot;&quot; &amp; [.$B$1] &amp; &quot;&quot;&quot;: &quot;&quot;&quot; &amp; [.B236] &amp; &quot;&quot;&quot;, &quot;&quot;&quot; &amp; [.$C$1] &amp; &quot;&quot;&quot;: &quot;&quot;&quot; &amp; [.C236] &amp; &quot;&quot;&quot;, &quot;&quot;&quot; &amp; [.$D$1] &amp; &quot;&quot;&quot;: &quot;&quot;&quot; &amp; [.D236] &amp; &quot;&quot;&quot;, &quot;&quot;&quot; &amp; [.$E$1] &amp; &quot;&quot;&quot;: &quot;&quot;&quot; &amp; [.E236] &amp; &quot;&quot;&quot;, &quot;&quot;&quot; &amp; [.$F$1] &amp; &quot;&quot;&quot;: &quot;&quot;&quot; &amp; [.F236] &amp; &quot;&quot;&quot;, &quot;&quot;&quot; &amp; [.$G$1] &amp; &quot;&quot;&quot;: &quot;&quot;&quot; &amp; [.G236] &amp; &quot;&quot;&quot;, &quot;&quot;&quot; &amp; [.$H$1] &amp; &quot;&quot;&quot;: &quot;&quot;&quot; &amp; [.H236] &amp;  &quot;&quot;&quot;},&quot;" office:value-type="string" office:string-value="{&quot;N°&quot;: &quot;63&quot;, &quot;Name&quot;: &quot;Product Price&quot;, &quot;Type&quot;: &quot;Decimal&quot;, &quot;Length&quot;: &quot;12,3&quot;, &quot;Required&quot;: &quot;Required&quot;, &quot;Allowed Values&quot;: &quot;'99999999.999' | '999999999999' (3 decimal places implied)&quot;, &quot;Default&quot;: &quot; &quot;, &quot;Comments&quot;: &quot;Product Price&quot;}," calcext:value-type="string">
            <text:p>{"N°": "63", "Name": "Product Price", "Type": "Decimal", "Length": "12,3", "Required": "Required", "Allowed Values": "'99999999.999' | '999999999999' (3 decimal places implied)", "Default": " ", "Comments": "Product Price"},</text:p>
          </table:table-cell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Product Currency</text:p>
          </table:table-cell>
          <table:table-cell table:style-name="ce10" office:value-type="string" calcext:value-type="string">
            <text:p>String</text:p>
          </table:table-cell>
          <table:table-cell table:style-name="ce43" office:value-type="float" office:value="3" calcext:value-type="float">
            <text:p>3</text:p>
          </table:table-cell>
          <table:table-cell table:style-name="ce47" office:value-type="string" calcext:value-type="string">
            <text:p>Required</text:p>
          </table:table-cell>
          <table:table-cell table:style-name="ce51" office:value-type="string" calcext:value-type="string">
            <text:p>Mixed Case</text:p>
          </table:table-cell>
          <table:table-cell table:style-name="ce34" office:value-type="string" calcext:value-type="string">
            <text:p> </text:p>
          </table:table-cell>
          <table:table-cell table:style-name="ce59" office:value-type="string" calcext:value-type="string">
            <text:p>Product Currency</text:p>
          </table:table-cell>
          <table:table-cell office:value-type="string" calcext:value-type="string">
            <text:p>y</text:p>
          </table:table-cell>
          <table:table-cell table:style-name="Default" table:formula="of:=&quot;'&quot; &amp; [.$B237] &amp; &quot;': '',&quot;" office:value-type="string" office:string-value="'Product Currency': ''," calcext:value-type="string">
            <text:p>'Product Currency': '',</text:p>
          </table:table-cell>
          <table:table-cell table:formula="of:=&quot;{&quot;&quot;&quot; &amp; [.$A$1] &amp; &quot;&quot;&quot;: &quot;&quot;&quot; &amp; [.A237] &amp; &quot;&quot;&quot;, &quot;&quot;&quot; &amp; [.$B$1] &amp; &quot;&quot;&quot;: &quot;&quot;&quot; &amp; [.B237] &amp; &quot;&quot;&quot;, &quot;&quot;&quot; &amp; [.$C$1] &amp; &quot;&quot;&quot;: &quot;&quot;&quot; &amp; [.C237] &amp; &quot;&quot;&quot;, &quot;&quot;&quot; &amp; [.$D$1] &amp; &quot;&quot;&quot;: &quot;&quot;&quot; &amp; [.D237] &amp; &quot;&quot;&quot;, &quot;&quot;&quot; &amp; [.$E$1] &amp; &quot;&quot;&quot;: &quot;&quot;&quot; &amp; [.E237] &amp; &quot;&quot;&quot;, &quot;&quot;&quot; &amp; [.$F$1] &amp; &quot;&quot;&quot;: &quot;&quot;&quot; &amp; [.F237] &amp; &quot;&quot;&quot;, &quot;&quot;&quot; &amp; [.$G$1] &amp; &quot;&quot;&quot;: &quot;&quot;&quot; &amp; [.G237] &amp; &quot;&quot;&quot;, &quot;&quot;&quot; &amp; [.$H$1] &amp; &quot;&quot;&quot;: &quot;&quot;&quot; &amp; [.H237] &amp;  &quot;&quot;&quot;},&quot;" office:value-type="string" office:string-value="{&quot;N°&quot;: &quot;64&quot;, &quot;Name&quot;: &quot;Product Currency&quot;, &quot;Type&quot;: &quot;String&quot;, &quot;Length&quot;: &quot;3&quot;, &quot;Required&quot;: &quot;Required&quot;, &quot;Allowed Values&quot;: &quot;Mixed Case&quot;, &quot;Default&quot;: &quot; &quot;, &quot;Comments&quot;: &quot;Product Currency&quot;}," calcext:value-type="string">
            <text:p>{"N°": "64", "Name": "Product Currency", "Type": "String", "Length": "3", "Required": "Required", "Allowed Values": "Mixed Case", "Default": " ", "Comments": "Product Currency"},</text:p>
          </table:table-cell>
        </table:table-row>
        <table:table-row-group>
          <table:table-row table:style-name="ro3">
            <table:table-cell table:style-name="ce4" office:value-type="float" office:value="65" calcext:value-type="float">
              <text:p>65</text:p>
            </table:table-cell>
            <table:table-cell table:style-name="ce9" office:value-type="string" calcext:value-type="string">
              <text:p>Documentation Unit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2" office:value-type="string" calcext:value-type="string">
              <text:p>Documentation Unit, Tracking level for customer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66" calcext:value-type="float">
              <text:p>66</text:p>
            </table:table-cell>
            <table:table-cell table:style-name="ce9" office:value-type="string" calcext:value-type="string">
              <text:p>Extended Price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2" office:value-type="string" calcext:value-type="string">
              <text:p>Extended Price - For printing on invoices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67" calcext:value-type="float">
              <text:p>67</text:p>
            </table:table-cell>
            <table:table-cell table:style-name="ce9" office:value-type="string" calcext:value-type="string">
              <text:p>Tax 1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Tax 1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4">
            <table:table-cell table:style-name="ce4" office:value-type="float" office:value="68" calcext:value-type="float">
              <text:p>68</text:p>
            </table:table-cell>
            <table:table-cell table:style-name="ce9" office:value-type="string" calcext:value-type="string">
              <text:p>Tax 2</text:p>
            </table:table-cell>
            <table:table-cell table:style-name="ce9" office:value-type="string" calcext:value-type="string">
              <text:p>Decimal</text:p>
            </table:table-cell>
            <table:table-cell table:style-name="ce44" office:value-type="float" office:value="12.3" calcext:value-type="float">
              <text:p>12,3</text:p>
            </table:table-cell>
            <table:table-cell table:style-name="ce9" office:value-type="string" calcext:value-type="string">
              <text:p>Optional</text:p>
            </table:table-cell>
            <table:table-cell table:style-name="ce53" office:value-type="string" calcext:value-type="string">
              <text:p>'99999999.999' | '999999999999' (3 decimal places implied)</text:p>
            </table:table-cell>
            <table:table-cell table:style-name="ce33" office:value-type="string" calcext:value-type="string">
              <text:p> </text:p>
            </table:table-cell>
            <table:table-cell table:style-name="ce61" office:value-type="string" calcext:value-type="string">
              <text:p>Tax 2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  <table:table-row table:style-name="ro2">
            <table:table-cell table:style-name="ce4" office:value-type="float" office:value="69" calcext:value-type="float">
              <text:p>69</text:p>
            </table:table-cell>
            <table:table-cell table:style-name="ce9" office:value-type="string" calcext:value-type="string">
              <text:p>Documentation Text 1</text:p>
            </table:table-cell>
            <table:table-cell table:style-name="ce9" office:value-type="string" calcext:value-type="string">
              <text:p>String</text:p>
            </table:table-cell>
            <table:table-cell table:style-name="ce44" office:value-type="float" office:value="180" calcext:value-type="float">
              <text:p>180</text:p>
            </table:table-cell>
            <table:table-cell table:style-name="ce9" office:value-type="string" calcext:value-type="string">
              <text:p>Optional</text:p>
            </table:table-cell>
            <table:table-cell table:style-name="ce52" office:value-type="string" calcext:value-type="string">
              <text:p>Mixed Case</text:p>
            </table:table-cell>
            <table:table-cell table:style-name="ce32" office:value-type="string" calcext:value-type="string">
              <text:p> </text:p>
            </table:table-cell>
            <table:table-cell table:style-name="ce61" office:value-type="string" calcext:value-type="string">
              <text:p>Documentation Text3</text:p>
            </table:table-cell>
            <table:table-cell office:value-type="string" calcext:value-type="string">
              <text:p>n</text:p>
            </table:table-cell>
            <table:table-cell table:number-columns-repeated="2"/>
          </table:table-row>
        </table:table-row-group>
        <table:table-row table:style-name="ro6" table:number-rows-repeated="1048333">
          <table:table-cell table:number-columns-repeated="11"/>
        </table:table-row>
        <table:table-row table:style-name="ro6">
          <table:table-cell table:number-columns-repeated="11"/>
        </table:table-row>
      </table:table>
      <table:table table:name="pre_advi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3" table:default-cell-style-name="ce68"/>
        <table:table-column table:style-name="co24" table:default-cell-style-name="ce68"/>
        <table:table-column table:style-name="co25" table:default-cell-style-name="ce72"/>
        <table:table-column table:style-name="co26" table:default-cell-style-name="ce56"/>
        <table:table-column table:style-name="co27" table:default-cell-style-name="ce72"/>
        <table:table-column table:style-name="co28" table:default-cell-style-name="ce56"/>
        <table:table-column table:style-name="co29" table:default-cell-style-name="ce86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6" office:value-type="string" calcext:value-type="string">
            <text:p>Nam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Length</text:p>
          </table:table-cell>
          <table:table-cell table:style-name="ce64" office:value-type="string" calcext:value-type="string">
            <text:p>Required</text:p>
          </table:table-cell>
          <table:table-cell table:style-name="ce50" office:value-type="string" calcext:value-type="string">
            <text:p>Allowed Values</text:p>
          </table:table-cell>
          <table:table-cell table:style-name="ce64" office:value-type="string" calcext:value-type="string">
            <text:p>Default</text:p>
          </table:table-cell>
          <table:table-cell table:style-name="ce50" office:value-type="string" calcext:value-type="string">
            <text:p>Comments</text:p>
          </table:table-cell>
          <table:table-cell table:style-name="ce81" office:value-type="string" calcext:value-type="string">
            <text:p>_</text:p>
          </table:table-cell>
          <table:table-cell table:style-name="ce39" office:value-type="string" calcext:value-type="string">
            <text:p>done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ecord Type</text:p>
          </table:table-cell>
          <table:table-cell table:style-name="ce65" office:value-type="string" calcext:value-type="string">
            <text:p>String</text:p>
          </table:table-cell>
          <table:table-cell table:style-name="ce69" office:value-type="float" office:value="3" calcext:value-type="float">
            <text:p>3</text:p>
          </table:table-cell>
          <table:table-cell table:style-name="ce65" office:value-type="string" calcext:value-type="string">
            <text:p>Required</text:p>
          </table:table-cell>
          <table:table-cell table:style-name="ce73" office:value-type="string" calcext:value-type="string">
            <text:p>'PAH'</text:p>
          </table:table-cell>
          <table:table-cell table:style-name="ce75" office:value-type="string" calcext:value-type="string">
            <text:p> </text:p>
          </table:table-cell>
          <table:table-cell table:style-name="ce73" office:value-type="string" calcext:value-type="string">
            <text:p>Record type</text:p>
          </table:table-cell>
          <table:table-cell table:style-name="ce81"/>
          <table:table-cell table:formula="of:=&quot;&quot;&quot;&quot; &amp; [.$B2] &amp; &quot;&quot;&quot;: ,&quot;" office:value-type="string" office:string-value="&quot;Record Type&quot;: ," calcext:value-type="string">
            <text:p>"Record Type": ,</text:p>
          </table:table-cell>
          <table:table-cell table:style-name="ce40" table:formula="of:=&quot;{&quot;&quot;&quot; &amp; [.$A$1] &amp; &quot;&quot;&quot;: &quot;&quot;&quot; &amp; [.A2] &amp; &quot;&quot;&quot;, &quot;&quot;&quot; &amp; [.$B$1] &amp; &quot;&quot;&quot;: &quot;&quot;&quot; &amp; [.B2] &amp; &quot;&quot;&quot;, &quot;&quot;&quot; &amp; [.$C$1] &amp; &quot;&quot;&quot;: &quot;&quot;&quot; &amp; [.C2] &amp; &quot;&quot;&quot;, &quot;&quot;&quot; &amp; [.$D$1] &amp; &quot;&quot;&quot;: &quot;&quot;&quot; &amp; [.D2] &amp; &quot;&quot;&quot;, &quot;&quot;&quot; &amp; [.$E$1] &amp; &quot;&quot;&quot;: &quot;&quot;&quot; &amp; [.E2] &amp; &quot;&quot;&quot;, &quot;&quot;&quot; &amp; [.$F$1] &amp; &quot;&quot;&quot;: &quot;&quot;&quot; &amp; [.F2] &amp; &quot;&quot;&quot;, &quot;&quot;&quot; &amp; [.$G$1] &amp; &quot;&quot;&quot;: &quot;&quot;&quot; &amp; [.G2] &amp; &quot;&quot;&quot;, &quot;&quot;&quot; &amp; [.$H$1] &amp; &quot;&quot;&quot;: &quot;&quot;&quot; &amp; [.H2] &amp;  &quot;&quot;&quot;},&quot;" office:value-type="string" office:string-value="{&quot;Number&quot;: &quot;1&quot;, &quot;Name&quot;: &quot;Record Type&quot;, &quot;Type&quot;: &quot;String&quot;, &quot;Length&quot;: &quot;3&quot;, &quot;Required&quot;: &quot;Required&quot;, &quot;Allowed Values&quot;: &quot;'PAH'&quot;, &quot;Default&quot;: &quot; &quot;, &quot;Comments&quot;: &quot;Record type&quot;}," calcext:value-type="string">
            <text:p>{"Number": "1", "Name": "Record Type", "Type": "String", "Length": "3", "Required": "Required", "Allowed Values": "'PAH'", "Default": " ", "Comments": "Record type"},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Merge Action</text:p>
          </table:table-cell>
          <table:table-cell table:style-name="ce65" office:value-type="string" calcext:value-type="string">
            <text:p>Flag</text:p>
          </table:table-cell>
          <table:table-cell table:style-name="ce69" office:value-type="float" office:value="1" calcext:value-type="float">
            <text:p>1</text:p>
          </table:table-cell>
          <table:table-cell table:style-name="ce65" office:value-type="string" calcext:value-type="string">
            <text:p>Required</text:p>
          </table:table-cell>
          <table:table-cell table:style-name="ce73" office:value-type="string" calcext:value-type="string">
            <text:p>'A' | 'U' | 'D'</text:p>
          </table:table-cell>
          <table:table-cell table:style-name="ce75" office:value-type="string" calcext:value-type="string">
            <text:p> </text:p>
          </table:table-cell>
          <table:table-cell table:style-name="ce74" office:value-type="string" calcext:value-type="string">
            <text:p>Merge action - 'A' (add), 'U' (update), 'D' (delete)</text:p>
          </table:table-cell>
          <table:table-cell table:style-name="ce82"/>
          <table:table-cell table:formula="of:=&quot;'&quot; &amp; [.$B3] &amp; &quot;': '',&quot;" office:value-type="string" office:string-value="'Merge Action': ''," calcext:value-type="string">
            <text:p>'Merge Action': '',</text:p>
          </table:table-cell>
          <table:table-cell table:style-name="ce40" table:formula="of:=&quot;{&quot;&quot;&quot; &amp; [.$A$1] &amp; &quot;&quot;&quot;: &quot;&quot;&quot; &amp; [.A3] &amp; &quot;&quot;&quot;, &quot;&quot;&quot; &amp; [.$B$1] &amp; &quot;&quot;&quot;: &quot;&quot;&quot; &amp; [.B3] &amp; &quot;&quot;&quot;, &quot;&quot;&quot; &amp; [.$C$1] &amp; &quot;&quot;&quot;: &quot;&quot;&quot; &amp; [.C3] &amp; &quot;&quot;&quot;, &quot;&quot;&quot; &amp; [.$D$1] &amp; &quot;&quot;&quot;: &quot;&quot;&quot; &amp; [.D3] &amp; &quot;&quot;&quot;, &quot;&quot;&quot; &amp; [.$E$1] &amp; &quot;&quot;&quot;: &quot;&quot;&quot; &amp; [.E3] &amp; &quot;&quot;&quot;, &quot;&quot;&quot; &amp; [.$F$1] &amp; &quot;&quot;&quot;: &quot;&quot;&quot; &amp; [.F3] &amp; &quot;&quot;&quot;, &quot;&quot;&quot; &amp; [.$G$1] &amp; &quot;&quot;&quot;: &quot;&quot;&quot; &amp; [.G3] &amp; &quot;&quot;&quot;, &quot;&quot;&quot; &amp; [.$H$1] &amp; &quot;&quot;&quot;: &quot;&quot;&quot; &amp; [.H3] &amp;  &quot;&quot;&quot;},&quot;" office:value-type="string" office:string-value="{&quot;Number&quot;: &quot;2&quot;, &quot;Name&quot;: &quot;Merge Action&quot;, &quot;Type&quot;: &quot;Flag&quot;, &quot;Length&quot;: &quot;1&quot;, &quot;Required&quot;: &quot;Required&quot;, &quot;Allowed Values&quot;: &quot;'A' | 'U' | 'D'&quot;, &quot;Default&quot;: &quot; &quot;, &quot;Comments&quot;: &quot;Merge action - 'A' (add), 'U' (update), 'D' (delete)&quot;}," calcext:value-type="string">
            <text:p>{"Number": "2", "Name": "Merge Action", "Type": "Flag", "Length": "1", "Required": "Required", "Allowed Values": "'A' | 'U' | 'D'", "Default": " ", "Comments": "Merge action - 'A' (add), 'U' (update), 'D' (delete)"},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Pre Advice Id</text:p>
          </table:table-cell>
          <table:table-cell table:style-name="ce65" office:value-type="string" calcext:value-type="string">
            <text:p>String</text:p>
          </table:table-cell>
          <table:table-cell table:style-name="ce69" office:value-type="float" office:value="20" calcext:value-type="float">
            <text:p>20</text:p>
          </table:table-cell>
          <table:table-cell table:style-name="ce65" office:value-type="string" calcext:value-type="string">
            <text:p>Required</text:p>
          </table:table-cell>
          <table:table-cell table:style-name="ce73" office:value-type="string" calcext:value-type="string">
            <text:p>Upper Case</text:p>
          </table:table-cell>
          <table:table-cell table:style-name="ce75" office:value-type="string" calcext:value-type="string">
            <text:p> </text:p>
          </table:table-cell>
          <table:table-cell table:style-name="ce73" office:value-type="string" calcext:value-type="string">
            <text:p>Unique Pre-advice identifier</text:p>
          </table:table-cell>
          <table:table-cell table:style-name="ce81"/>
          <table:table-cell table:formula="of:=&quot;&quot;&quot;&quot; &amp; [.$B4] &amp; &quot;&quot;&quot;: ,&quot;" office:value-type="string" office:string-value="&quot;Pre Advice Id&quot;: ," calcext:value-type="string">
            <text:p>"Pre Advice Id": ,</text:p>
          </table:table-cell>
          <table:table-cell table:style-name="ce40" table:formula="of:=&quot;{&quot;&quot;&quot; &amp; [.$A$1] &amp; &quot;&quot;&quot;: &quot;&quot;&quot; &amp; [.A4] &amp; &quot;&quot;&quot;, &quot;&quot;&quot; &amp; [.$B$1] &amp; &quot;&quot;&quot;: &quot;&quot;&quot; &amp; [.B4] &amp; &quot;&quot;&quot;, &quot;&quot;&quot; &amp; [.$C$1] &amp; &quot;&quot;&quot;: &quot;&quot;&quot; &amp; [.C4] &amp; &quot;&quot;&quot;, &quot;&quot;&quot; &amp; [.$D$1] &amp; &quot;&quot;&quot;: &quot;&quot;&quot; &amp; [.D4] &amp; &quot;&quot;&quot;, &quot;&quot;&quot; &amp; [.$E$1] &amp; &quot;&quot;&quot;: &quot;&quot;&quot; &amp; [.E4] &amp; &quot;&quot;&quot;, &quot;&quot;&quot; &amp; [.$F$1] &amp; &quot;&quot;&quot;: &quot;&quot;&quot; &amp; [.F4] &amp; &quot;&quot;&quot;, &quot;&quot;&quot; &amp; [.$G$1] &amp; &quot;&quot;&quot;: &quot;&quot;&quot; &amp; [.G4] &amp; &quot;&quot;&quot;, &quot;&quot;&quot; &amp; [.$H$1] &amp; &quot;&quot;&quot;: &quot;&quot;&quot; &amp; [.H4] &amp;  &quot;&quot;&quot;},&quot;" office:value-type="string" office:string-value="{&quot;Number&quot;: &quot;3&quot;, &quot;Name&quot;: &quot;Pre Advice Id&quot;, &quot;Type&quot;: &quot;String&quot;, &quot;Length&quot;: &quot;20&quot;, &quot;Required&quot;: &quot;Required&quot;, &quot;Allowed Values&quot;: &quot;Upper Case&quot;, &quot;Default&quot;: &quot; &quot;, &quot;Comments&quot;: &quot;Unique Pre-advice identifier&quot;}," calcext:value-type="string">
            <text:p>{"Number": "3", "Name": "Pre Advice Id", "Type": "String", "Length": "20", "Required": "Required", "Allowed Values": "Upper Case", "Default": " ", "Comments": "Unique Pre-advice identifier"},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Site Id</text:p>
          </table:table-cell>
          <table:table-cell table:style-name="ce65" office:value-type="string" calcext:value-type="string">
            <text:p>String</text:p>
          </table:table-cell>
          <table:table-cell table:style-name="ce69" office:value-type="float" office:value="10" calcext:value-type="float">
            <text:p>10</text:p>
          </table:table-cell>
          <table:table-cell table:style-name="ce65" office:value-type="string" calcext:value-type="string">
            <text:p>Required</text:p>
          </table:table-cell>
          <table:table-cell table:style-name="ce73" office:value-type="string" calcext:value-type="string">
            <text:p>Upper Case</text:p>
          </table:table-cell>
          <table:table-cell table:style-name="ce75" office:value-type="string" calcext:value-type="string">
            <text:p> </text:p>
          </table:table-cell>
          <table:table-cell table:style-name="ce74" office:value-type="string" calcext:value-type="string">
            <text:p>Site identifier (Supplied by Belspeed)</text:p>
          </table:table-cell>
          <table:table-cell table:style-name="ce82"/>
          <table:table-cell table:formula="of:=&quot;'&quot; &amp; [.$B5] &amp; &quot;': '',&quot;" office:value-type="string" office:string-value="'Site Id': ''," calcext:value-type="string">
            <text:p>'Site Id': '',</text:p>
          </table:table-cell>
          <table:table-cell table:style-name="ce40" table:formula="of:=&quot;{&quot;&quot;&quot; &amp; [.$A$1] &amp; &quot;&quot;&quot;: &quot;&quot;&quot; &amp; [.A5] &amp; &quot;&quot;&quot;, &quot;&quot;&quot; &amp; [.$B$1] &amp; &quot;&quot;&quot;: &quot;&quot;&quot; &amp; [.B5] &amp; &quot;&quot;&quot;, &quot;&quot;&quot; &amp; [.$C$1] &amp; &quot;&quot;&quot;: &quot;&quot;&quot; &amp; [.C5] &amp; &quot;&quot;&quot;, &quot;&quot;&quot; &amp; [.$D$1] &amp; &quot;&quot;&quot;: &quot;&quot;&quot; &amp; [.D5] &amp; &quot;&quot;&quot;, &quot;&quot;&quot; &amp; [.$E$1] &amp; &quot;&quot;&quot;: &quot;&quot;&quot; &amp; [.E5] &amp; &quot;&quot;&quot;, &quot;&quot;&quot; &amp; [.$F$1] &amp; &quot;&quot;&quot;: &quot;&quot;&quot; &amp; [.F5] &amp; &quot;&quot;&quot;, &quot;&quot;&quot; &amp; [.$G$1] &amp; &quot;&quot;&quot;: &quot;&quot;&quot; &amp; [.G5] &amp; &quot;&quot;&quot;, &quot;&quot;&quot; &amp; [.$H$1] &amp; &quot;&quot;&quot;: &quot;&quot;&quot; &amp; [.H5] &amp;  &quot;&quot;&quot;},&quot;" office:value-type="string" office:string-value="{&quot;Number&quot;: &quot;4&quot;, &quot;Name&quot;: &quot;Site Id&quot;, &quot;Type&quot;: &quot;String&quot;, &quot;Length&quot;: &quot;10&quot;, &quot;Required&quot;: &quot;Required&quot;, &quot;Allowed Values&quot;: &quot;Upper Case&quot;, &quot;Default&quot;: &quot; &quot;, &quot;Comments&quot;: &quot;Site identifier (Supplied by Belspeed)&quot;}," calcext:value-type="string">
            <text:p>{"Number": "4", "Name": "Site Id", "Type": "String", "Length": "10", "Required": "Required", "Allowed Values": "Upper Case", "Default": " ", "Comments": "Site identifier (Supplied by Belspeed)"},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Supplier Id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15" calcext:value-type="float">
            <text:p>15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Supplier identifier</text:p>
          </table:table-cell>
          <table:table-cell table:style-name="ce83"/>
          <table:table-cell table:formula="of:=&quot;&quot;&quot;&quot; &amp; [.$B6] &amp; &quot;&quot;&quot;: ,&quot;" office:value-type="string" office:string-value="&quot;Supplier Id&quot;: ," calcext:value-type="string">
            <text:p>"Supplier Id": ,</text:p>
          </table:table-cell>
          <table:table-cell table:style-name="ce40" table:formula="of:=&quot;{&quot;&quot;&quot; &amp; [.$A$1] &amp; &quot;&quot;&quot;: &quot;&quot;&quot; &amp; [.A6] &amp; &quot;&quot;&quot;, &quot;&quot;&quot; &amp; [.$B$1] &amp; &quot;&quot;&quot;: &quot;&quot;&quot; &amp; [.B6] &amp; &quot;&quot;&quot;, &quot;&quot;&quot; &amp; [.$C$1] &amp; &quot;&quot;&quot;: &quot;&quot;&quot; &amp; [.C6] &amp; &quot;&quot;&quot;, &quot;&quot;&quot; &amp; [.$D$1] &amp; &quot;&quot;&quot;: &quot;&quot;&quot; &amp; [.D6] &amp; &quot;&quot;&quot;, &quot;&quot;&quot; &amp; [.$E$1] &amp; &quot;&quot;&quot;: &quot;&quot;&quot; &amp; [.E6] &amp; &quot;&quot;&quot;, &quot;&quot;&quot; &amp; [.$F$1] &amp; &quot;&quot;&quot;: &quot;&quot;&quot; &amp; [.F6] &amp; &quot;&quot;&quot;, &quot;&quot;&quot; &amp; [.$G$1] &amp; &quot;&quot;&quot;: &quot;&quot;&quot; &amp; [.G6] &amp; &quot;&quot;&quot;, &quot;&quot;&quot; &amp; [.$H$1] &amp; &quot;&quot;&quot;: &quot;&quot;&quot; &amp; [.H6] &amp;  &quot;&quot;&quot;},&quot;" office:value-type="string" office:string-value="{&quot;Number&quot;: &quot;5&quot;, &quot;Name&quot;: &quot;Supplier Id&quot;, &quot;Type&quot;: &quot;String&quot;, &quot;Length&quot;: &quot;15&quot;, &quot;Required&quot;: &quot;Optional&quot;, &quot;Allowed Values&quot;: &quot;Upper Case&quot;, &quot;Default&quot;: &quot; &quot;, &quot;Comments&quot;: &quot;Supplier identifier&quot;}," calcext:value-type="string">
            <text:p>{"Number": "5", "Name": "Supplier Id", "Type": "String", "Length": "15", "Required": "Optional", "Allowed Values": "Upper Case", "Default": " ", "Comments": "Supplier identifier"},</text:p>
          </table:table-cell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Status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11" calcext:value-type="float">
            <text:p>11</text:p>
          </table:table-cell>
          <table:table-cell table:style-name="ce66" office:value-type="string" calcext:value-type="string">
            <text:p>Optional</text:p>
          </table:table-cell>
          <table:table-cell table:style-name="ce53" office:value-type="string" calcext:value-type="string">
            <text:p>'Complete' | 'Hold' | 'In Progress' | 'Released'</text:p>
          </table:table-cell>
          <table:table-cell table:style-name="ce66" office:value-type="string" calcext:value-type="string">
            <text:p>'Released'</text:p>
          </table:table-cell>
          <table:table-cell table:style-name="ce53" office:value-type="string" calcext:value-type="string">
            <text:p>Pre-advice status - 'Complete' (complete), 'Hold' (hold), 'In Progress' (in progress), 'Released' (released)</text:p>
          </table:table-cell>
          <table:table-cell table:style-name="ce84"/>
          <table:table-cell table:formula="of:=&quot;'&quot; &amp; [.$B7] &amp; &quot;': '',&quot;" office:value-type="string" office:string-value="'Status': ''," calcext:value-type="string">
            <text:p>'Status': '',</text:p>
          </table:table-cell>
          <table:table-cell table:style-name="ce40" table:formula="of:=&quot;{&quot;&quot;&quot; &amp; [.$A$1] &amp; &quot;&quot;&quot;: &quot;&quot;&quot; &amp; [.A7] &amp; &quot;&quot;&quot;, &quot;&quot;&quot; &amp; [.$B$1] &amp; &quot;&quot;&quot;: &quot;&quot;&quot; &amp; [.B7] &amp; &quot;&quot;&quot;, &quot;&quot;&quot; &amp; [.$C$1] &amp; &quot;&quot;&quot;: &quot;&quot;&quot; &amp; [.C7] &amp; &quot;&quot;&quot;, &quot;&quot;&quot; &amp; [.$D$1] &amp; &quot;&quot;&quot;: &quot;&quot;&quot; &amp; [.D7] &amp; &quot;&quot;&quot;, &quot;&quot;&quot; &amp; [.$E$1] &amp; &quot;&quot;&quot;: &quot;&quot;&quot; &amp; [.E7] &amp; &quot;&quot;&quot;, &quot;&quot;&quot; &amp; [.$F$1] &amp; &quot;&quot;&quot;: &quot;&quot;&quot; &amp; [.F7] &amp; &quot;&quot;&quot;, &quot;&quot;&quot; &amp; [.$G$1] &amp; &quot;&quot;&quot;: &quot;&quot;&quot; &amp; [.G7] &amp; &quot;&quot;&quot;, &quot;&quot;&quot; &amp; [.$H$1] &amp; &quot;&quot;&quot;: &quot;&quot;&quot; &amp; [.H7] &amp;  &quot;&quot;&quot;},&quot;" office:value-type="string" office:string-value="{&quot;Number&quot;: &quot;6&quot;, &quot;Name&quot;: &quot;Status&quot;, &quot;Type&quot;: &quot;String&quot;, &quot;Length&quot;: &quot;11&quot;, &quot;Required&quot;: &quot;Optional&quot;, &quot;Allowed Values&quot;: &quot;'Complete' | 'Hold' | 'In Progress' | 'Released'&quot;, &quot;Default&quot;: &quot;'Released'&quot;, &quot;Comments&quot;: &quot;Pre-advice status - 'Complete' (complete), 'Hold' (hold), 'In Progress' (in progress), 'Released' (released)&quot;}," calcext:value-type="string">
            <text:p>{"Number": "6", "Name": "Status", "Type": "String", "Length": "11", "Required": "Optional", "Allowed Values": "'Complete' | 'Hold' | 'In Progress' | 'Released'", "Default": "'Released'", "Comments": "Pre-advice status - 'Complete' (complete), 'Hold' (hold), 'In Progress' (in progress), 'Released' (released)"},</text:p>
          </table:table-cell>
        </table:table-row>
        <table:table-row table:style-name="ro7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Bookref Id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8" calcext:value-type="float">
            <text:p>8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3" office:value-type="string" calcext:value-type="string">
            <text:p>Dock scheduler booking reference identifier - obsolete</text:p>
          </table:table-cell>
          <table:table-cell table:style-name="ce84"/>
          <table:table-cell table:formula="of:=&quot;&quot;&quot;&quot; &amp; [.$B8] &amp; &quot;&quot;&quot;: ,&quot;" office:value-type="string" office:string-value="&quot;Bookref Id&quot;: ," calcext:value-type="string">
            <text:p>"Bookref Id": ,</text:p>
          </table:table-cell>
          <table:table-cell table:style-name="ce40" table:formula="of:=&quot;{&quot;&quot;&quot; &amp; [.$A$1] &amp; &quot;&quot;&quot;: &quot;&quot;&quot; &amp; [.A8] &amp; &quot;&quot;&quot;, &quot;&quot;&quot; &amp; [.$B$1] &amp; &quot;&quot;&quot;: &quot;&quot;&quot; &amp; [.B8] &amp; &quot;&quot;&quot;, &quot;&quot;&quot; &amp; [.$C$1] &amp; &quot;&quot;&quot;: &quot;&quot;&quot; &amp; [.C8] &amp; &quot;&quot;&quot;, &quot;&quot;&quot; &amp; [.$D$1] &amp; &quot;&quot;&quot;: &quot;&quot;&quot; &amp; [.D8] &amp; &quot;&quot;&quot;, &quot;&quot;&quot; &amp; [.$E$1] &amp; &quot;&quot;&quot;: &quot;&quot;&quot; &amp; [.E8] &amp; &quot;&quot;&quot;, &quot;&quot;&quot; &amp; [.$F$1] &amp; &quot;&quot;&quot;: &quot;&quot;&quot; &amp; [.F8] &amp; &quot;&quot;&quot;, &quot;&quot;&quot; &amp; [.$G$1] &amp; &quot;&quot;&quot;: &quot;&quot;&quot; &amp; [.G8] &amp; &quot;&quot;&quot;, &quot;&quot;&quot; &amp; [.$H$1] &amp; &quot;&quot;&quot;: &quot;&quot;&quot; &amp; [.H8] &amp;  &quot;&quot;&quot;},&quot;" office:value-type="string" office:string-value="{&quot;Number&quot;: &quot;7&quot;, &quot;Name&quot;: &quot;Bookref Id&quot;, &quot;Type&quot;: &quot;String&quot;, &quot;Length&quot;: &quot;8&quot;, &quot;Required&quot;: &quot;Optional&quot;, &quot;Allowed Values&quot;: &quot;Upper Case&quot;, &quot;Default&quot;: &quot; &quot;, &quot;Comments&quot;: &quot;Dock scheduler booking reference identifier - obsolete&quot;}," calcext:value-type="string">
            <text:p>{"Number": "7", "Name": "Bookref Id", "Type": "String", "Length": "8", "Required": "Optional", "Allowed Values": "Upper Case", "Default": " ", "Comments": "Dock scheduler booking reference identifier - obsolete"},</text:p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Due Dstamp</text:p>
          </table:table-cell>
          <table:table-cell table:style-name="ce66" office:value-type="string" calcext:value-type="string">
            <text:p>Date</text:p>
          </table:table-cell>
          <table:table-cell table:style-name="ce70" office:value-type="float" office:value="14" calcext:value-type="float">
            <text:p>14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YYYMMDDHHMISS'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Due date</text:p>
          </table:table-cell>
          <table:table-cell table:style-name="ce83"/>
          <table:table-cell table:formula="of:=&quot;'&quot; &amp; [.$B9] &amp; &quot;': '',&quot;" office:value-type="string" office:string-value="'Due Dstamp': ''," calcext:value-type="string">
            <text:p>'Due Dstamp': '',</text:p>
          </table:table-cell>
          <table:table-cell table:style-name="ce40" table:formula="of:=&quot;{&quot;&quot;&quot; &amp; [.$A$1] &amp; &quot;&quot;&quot;: &quot;&quot;&quot; &amp; [.A9] &amp; &quot;&quot;&quot;, &quot;&quot;&quot; &amp; [.$B$1] &amp; &quot;&quot;&quot;: &quot;&quot;&quot; &amp; [.B9] &amp; &quot;&quot;&quot;, &quot;&quot;&quot; &amp; [.$C$1] &amp; &quot;&quot;&quot;: &quot;&quot;&quot; &amp; [.C9] &amp; &quot;&quot;&quot;, &quot;&quot;&quot; &amp; [.$D$1] &amp; &quot;&quot;&quot;: &quot;&quot;&quot; &amp; [.D9] &amp; &quot;&quot;&quot;, &quot;&quot;&quot; &amp; [.$E$1] &amp; &quot;&quot;&quot;: &quot;&quot;&quot; &amp; [.E9] &amp; &quot;&quot;&quot;, &quot;&quot;&quot; &amp; [.$F$1] &amp; &quot;&quot;&quot;: &quot;&quot;&quot; &amp; [.F9] &amp; &quot;&quot;&quot;, &quot;&quot;&quot; &amp; [.$G$1] &amp; &quot;&quot;&quot;: &quot;&quot;&quot; &amp; [.G9] &amp; &quot;&quot;&quot;, &quot;&quot;&quot; &amp; [.$H$1] &amp; &quot;&quot;&quot;: &quot;&quot;&quot; &amp; [.H9] &amp;  &quot;&quot;&quot;},&quot;" office:value-type="string" office:string-value="{&quot;Number&quot;: &quot;8&quot;, &quot;Name&quot;: &quot;Due Dstamp&quot;, &quot;Type&quot;: &quot;Date&quot;, &quot;Length&quot;: &quot;14&quot;, &quot;Required&quot;: &quot;Optional&quot;, &quot;Allowed Values&quot;: &quot;'YYYYMMDDHHMISS'&quot;, &quot;Default&quot;: &quot; &quot;, &quot;Comments&quot;: &quot;Due date&quot;}," calcext:value-type="string">
            <text:p>{"Number": "8", "Name": "Due Dstamp", "Type": "Date", "Length": "14", "Required": "Optional", "Allowed Values": "'YYYYMMDDHHMISS'", "Default": " ", "Comments": "Due date"},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Notes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80" calcext:value-type="float">
            <text:p>8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Mixed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Free text</text:p>
          </table:table-cell>
          <table:table-cell table:style-name="ce83"/>
          <table:table-cell table:formula="of:=&quot;'&quot; &amp; [.$B10] &amp; &quot;': '',&quot;" office:value-type="string" office:string-value="'Notes': ''," calcext:value-type="string">
            <text:p>'Notes': '',</text:p>
          </table:table-cell>
          <table:table-cell table:style-name="ce40" table:formula="of:=&quot;{&quot;&quot;&quot; &amp; [.$A$1] &amp; &quot;&quot;&quot;: &quot;&quot;&quot; &amp; [.A10] &amp; &quot;&quot;&quot;, &quot;&quot;&quot; &amp; [.$B$1] &amp; &quot;&quot;&quot;: &quot;&quot;&quot; &amp; [.B10] &amp; &quot;&quot;&quot;, &quot;&quot;&quot; &amp; [.$C$1] &amp; &quot;&quot;&quot;: &quot;&quot;&quot; &amp; [.C10] &amp; &quot;&quot;&quot;, &quot;&quot;&quot; &amp; [.$D$1] &amp; &quot;&quot;&quot;: &quot;&quot;&quot; &amp; [.D10] &amp; &quot;&quot;&quot;, &quot;&quot;&quot; &amp; [.$E$1] &amp; &quot;&quot;&quot;: &quot;&quot;&quot; &amp; [.E10] &amp; &quot;&quot;&quot;, &quot;&quot;&quot; &amp; [.$F$1] &amp; &quot;&quot;&quot;: &quot;&quot;&quot; &amp; [.F10] &amp; &quot;&quot;&quot;, &quot;&quot;&quot; &amp; [.$G$1] &amp; &quot;&quot;&quot;: &quot;&quot;&quot; &amp; [.G10] &amp; &quot;&quot;&quot;, &quot;&quot;&quot; &amp; [.$H$1] &amp; &quot;&quot;&quot;: &quot;&quot;&quot; &amp; [.H10] &amp;  &quot;&quot;&quot;},&quot;" office:value-type="string" office:string-value="{&quot;Number&quot;: &quot;9&quot;, &quot;Name&quot;: &quot;Notes&quot;, &quot;Type&quot;: &quot;String&quot;, &quot;Length&quot;: &quot;80&quot;, &quot;Required&quot;: &quot;Optional&quot;, &quot;Allowed Values&quot;: &quot;Mixed Case&quot;, &quot;Default&quot;: &quot; &quot;, &quot;Comments&quot;: &quot;Free text&quot;}," calcext:value-type="string">
            <text:p>{"Number": "9", "Name": "Notes", "Type": "String", "Length": "80", "Required": "Optional", "Allowed Values": "Mixed Case", "Default": " ", "Comments": "Free text"},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Owner Id</text:p>
          </table:table-cell>
          <table:table-cell table:style-name="ce65" office:value-type="string" calcext:value-type="string">
            <text:p>String</text:p>
          </table:table-cell>
          <table:table-cell table:style-name="ce69" office:value-type="float" office:value="10" calcext:value-type="float">
            <text:p>10</text:p>
          </table:table-cell>
          <table:table-cell table:style-name="ce65" office:value-type="string" calcext:value-type="string">
            <text:p>Required</text:p>
          </table:table-cell>
          <table:table-cell table:style-name="ce73" office:value-type="string" calcext:value-type="string">
            <text:p>Upper Case</text:p>
          </table:table-cell>
          <table:table-cell table:style-name="ce75" office:value-type="string" calcext:value-type="string">
            <text:p> </text:p>
          </table:table-cell>
          <table:table-cell table:style-name="ce73" office:value-type="string" calcext:value-type="string">
            <text:p>"01"</text:p>
          </table:table-cell>
          <table:table-cell table:style-name="ce81"/>
          <table:table-cell table:formula="of:=&quot;'&quot; &amp; [.$B11] &amp; &quot;': '',&quot;" office:value-type="string" office:string-value="'Owner Id': ''," calcext:value-type="string">
            <text:p>'Owner Id': '',</text:p>
          </table:table-cell>
          <table:table-cell table:style-name="ce40" table:formula="of:=&quot;{&quot;&quot;&quot; &amp; [.$A$1] &amp; &quot;&quot;&quot;: &quot;&quot;&quot; &amp; [.A11] &amp; &quot;&quot;&quot;, &quot;&quot;&quot; &amp; [.$B$1] &amp; &quot;&quot;&quot;: &quot;&quot;&quot; &amp; [.B11] &amp; &quot;&quot;&quot;, &quot;&quot;&quot; &amp; [.$C$1] &amp; &quot;&quot;&quot;: &quot;&quot;&quot; &amp; [.C11] &amp; &quot;&quot;&quot;, &quot;&quot;&quot; &amp; [.$D$1] &amp; &quot;&quot;&quot;: &quot;&quot;&quot; &amp; [.D11] &amp; &quot;&quot;&quot;, &quot;&quot;&quot; &amp; [.$E$1] &amp; &quot;&quot;&quot;: &quot;&quot;&quot; &amp; [.E11] &amp; &quot;&quot;&quot;, &quot;&quot;&quot; &amp; [.$F$1] &amp; &quot;&quot;&quot;: &quot;&quot;&quot; &amp; [.F11] &amp; &quot;&quot;&quot;, &quot;&quot;&quot; &amp; [.$G$1] &amp; &quot;&quot;&quot;: &quot;&quot;&quot; &amp; [.G11] &amp; &quot;&quot;&quot;, &quot;&quot;&quot; &amp; [.$H$1] &amp; &quot;&quot;&quot;: &quot;&quot;&quot; &amp; [.H11] &amp;  &quot;&quot;&quot;},&quot;" office:value-type="string" office:string-value="{&quot;Number&quot;: &quot;10&quot;, &quot;Name&quot;: &quot;Owner Id&quot;, &quot;Type&quot;: &quot;String&quot;, &quot;Length&quot;: &quot;10&quot;, &quot;Required&quot;: &quot;Required&quot;, &quot;Allowed Values&quot;: &quot;Upper Case&quot;, &quot;Default&quot;: &quot; &quot;, &quot;Comments&quot;: &quot;&quot;01&quot;&quot;}," calcext:value-type="string">
            <text:p>{"Number": "10", "Name": "Owner Id", "Type": "String", "Length": "10", "Required": "Required", "Allowed Values": "Upper Case", "Default": " ", "Comments": ""01""},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Contact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25" calcext:value-type="float">
            <text:p>25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Mixed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Address contact</text:p>
          </table:table-cell>
          <table:table-cell table:style-name="ce83"/>
          <table:table-cell table:formula="of:=&quot;'&quot; &amp; [.$B12] &amp; &quot;': '',&quot;" office:value-type="string" office:string-value="'Contact': ''," calcext:value-type="string">
            <text:p>'Contact': '',</text:p>
          </table:table-cell>
          <table:table-cell table:style-name="ce40" table:formula="of:=&quot;{&quot;&quot;&quot; &amp; [.$A$1] &amp; &quot;&quot;&quot;: &quot;&quot;&quot; &amp; [.A12] &amp; &quot;&quot;&quot;, &quot;&quot;&quot; &amp; [.$B$1] &amp; &quot;&quot;&quot;: &quot;&quot;&quot; &amp; [.B12] &amp; &quot;&quot;&quot;, &quot;&quot;&quot; &amp; [.$C$1] &amp; &quot;&quot;&quot;: &quot;&quot;&quot; &amp; [.C12] &amp; &quot;&quot;&quot;, &quot;&quot;&quot; &amp; [.$D$1] &amp; &quot;&quot;&quot;: &quot;&quot;&quot; &amp; [.D12] &amp; &quot;&quot;&quot;, &quot;&quot;&quot; &amp; [.$E$1] &amp; &quot;&quot;&quot;: &quot;&quot;&quot; &amp; [.E12] &amp; &quot;&quot;&quot;, &quot;&quot;&quot; &amp; [.$F$1] &amp; &quot;&quot;&quot;: &quot;&quot;&quot; &amp; [.F12] &amp; &quot;&quot;&quot;, &quot;&quot;&quot; &amp; [.$G$1] &amp; &quot;&quot;&quot;: &quot;&quot;&quot; &amp; [.G12] &amp; &quot;&quot;&quot;, &quot;&quot;&quot; &amp; [.$H$1] &amp; &quot;&quot;&quot;: &quot;&quot;&quot; &amp; [.H12] &amp;  &quot;&quot;&quot;},&quot;" office:value-type="string" office:string-value="{&quot;Number&quot;: &quot;11&quot;, &quot;Name&quot;: &quot;Contact&quot;, &quot;Type&quot;: &quot;String&quot;, &quot;Length&quot;: &quot;25&quot;, &quot;Required&quot;: &quot;Optional&quot;, &quot;Allowed Values&quot;: &quot;Mixed Case&quot;, &quot;Default&quot;: &quot; &quot;, &quot;Comments&quot;: &quot;Address contact&quot;}," calcext:value-type="string">
            <text:p>{"Number": "11", "Name": "Contact", "Type": "String", "Length": "25", "Required": "Optional", "Allowed Values": "Mixed Case", "Default": " ", "Comments": "Address contact"},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>
            <text:p>Contact Phone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25" calcext:value-type="float">
            <text:p>25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Mixed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Address phone number</text:p>
          </table:table-cell>
          <table:table-cell table:style-name="ce83"/>
          <table:table-cell table:formula="of:=&quot;'&quot; &amp; [.$B13] &amp; &quot;': '',&quot;" office:value-type="string" office:string-value="'Contact Phone': ''," calcext:value-type="string">
            <text:p>'Contact Phone': '',</text:p>
          </table:table-cell>
          <table:table-cell table:style-name="ce40" table:formula="of:=&quot;{&quot;&quot;&quot; &amp; [.$A$1] &amp; &quot;&quot;&quot;: &quot;&quot;&quot; &amp; [.A13] &amp; &quot;&quot;&quot;, &quot;&quot;&quot; &amp; [.$B$1] &amp; &quot;&quot;&quot;: &quot;&quot;&quot; &amp; [.B13] &amp; &quot;&quot;&quot;, &quot;&quot;&quot; &amp; [.$C$1] &amp; &quot;&quot;&quot;: &quot;&quot;&quot; &amp; [.C13] &amp; &quot;&quot;&quot;, &quot;&quot;&quot; &amp; [.$D$1] &amp; &quot;&quot;&quot;: &quot;&quot;&quot; &amp; [.D13] &amp; &quot;&quot;&quot;, &quot;&quot;&quot; &amp; [.$E$1] &amp; &quot;&quot;&quot;: &quot;&quot;&quot; &amp; [.E13] &amp; &quot;&quot;&quot;, &quot;&quot;&quot; &amp; [.$F$1] &amp; &quot;&quot;&quot;: &quot;&quot;&quot; &amp; [.F13] &amp; &quot;&quot;&quot;, &quot;&quot;&quot; &amp; [.$G$1] &amp; &quot;&quot;&quot;: &quot;&quot;&quot; &amp; [.G13] &amp; &quot;&quot;&quot;, &quot;&quot;&quot; &amp; [.$H$1] &amp; &quot;&quot;&quot;: &quot;&quot;&quot; &amp; [.H13] &amp;  &quot;&quot;&quot;},&quot;" office:value-type="string" office:string-value="{&quot;Number&quot;: &quot;12&quot;, &quot;Name&quot;: &quot;Contact Phone&quot;, &quot;Type&quot;: &quot;String&quot;, &quot;Length&quot;: &quot;25&quot;, &quot;Required&quot;: &quot;Optional&quot;, &quot;Allowed Values&quot;: &quot;Mixed Case&quot;, &quot;Default&quot;: &quot; &quot;, &quot;Comments&quot;: &quot;Address phone number&quot;}," calcext:value-type="string">
            <text:p>{"Number": "12", "Name": "Contact Phone", "Type": "String", "Length": "25", "Required": "Optional", "Allowed Values": "Mixed Case", "Default": " ", "Comments": "Address phone number"},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ontact Fax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25" calcext:value-type="float">
            <text:p>25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Mixed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Address fax number</text:p>
          </table:table-cell>
          <table:table-cell table:style-name="ce83"/>
          <table:table-cell table:formula="of:=&quot;'&quot; &amp; [.$B14] &amp; &quot;': '',&quot;" office:value-type="string" office:string-value="'Contact Fax': ''," calcext:value-type="string">
            <text:p>'Contact Fax': '',</text:p>
          </table:table-cell>
          <table:table-cell table:style-name="ce40" table:formula="of:=&quot;{&quot;&quot;&quot; &amp; [.$A$1] &amp; &quot;&quot;&quot;: &quot;&quot;&quot; &amp; [.A14] &amp; &quot;&quot;&quot;, &quot;&quot;&quot; &amp; [.$B$1] &amp; &quot;&quot;&quot;: &quot;&quot;&quot; &amp; [.B14] &amp; &quot;&quot;&quot;, &quot;&quot;&quot; &amp; [.$C$1] &amp; &quot;&quot;&quot;: &quot;&quot;&quot; &amp; [.C14] &amp; &quot;&quot;&quot;, &quot;&quot;&quot; &amp; [.$D$1] &amp; &quot;&quot;&quot;: &quot;&quot;&quot; &amp; [.D14] &amp; &quot;&quot;&quot;, &quot;&quot;&quot; &amp; [.$E$1] &amp; &quot;&quot;&quot;: &quot;&quot;&quot; &amp; [.E14] &amp; &quot;&quot;&quot;, &quot;&quot;&quot; &amp; [.$F$1] &amp; &quot;&quot;&quot;: &quot;&quot;&quot; &amp; [.F14] &amp; &quot;&quot;&quot;, &quot;&quot;&quot; &amp; [.$G$1] &amp; &quot;&quot;&quot;: &quot;&quot;&quot; &amp; [.G14] &amp; &quot;&quot;&quot;, &quot;&quot;&quot; &amp; [.$H$1] &amp; &quot;&quot;&quot;: &quot;&quot;&quot; &amp; [.H14] &amp;  &quot;&quot;&quot;},&quot;" office:value-type="string" office:string-value="{&quot;Number&quot;: &quot;13&quot;, &quot;Name&quot;: &quot;Contact Fax&quot;, &quot;Type&quot;: &quot;String&quot;, &quot;Length&quot;: &quot;25&quot;, &quot;Required&quot;: &quot;Optional&quot;, &quot;Allowed Values&quot;: &quot;Mixed Case&quot;, &quot;Default&quot;: &quot; &quot;, &quot;Comments&quot;: &quot;Address fax number&quot;}," calcext:value-type="string">
            <text:p>{"Number": "13", "Name": "Contact Fax", "Type": "String", "Length": "25", "Required": "Optional", "Allowed Values": "Mixed Case", "Default": " ", "Comments": "Address fax number"},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9" office:value-type="string" calcext:value-type="string">
            <text:p>Contact Email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256" calcext:value-type="float">
            <text:p>256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Mixed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Address e-mail address</text:p>
          </table:table-cell>
          <table:table-cell table:style-name="ce83"/>
          <table:table-cell table:formula="of:=&quot;'&quot; &amp; [.$B15] &amp; &quot;': '',&quot;" office:value-type="string" office:string-value="'Contact Email': ''," calcext:value-type="string">
            <text:p>'Contact Email': '',</text:p>
          </table:table-cell>
          <table:table-cell table:style-name="ce40" table:formula="of:=&quot;{&quot;&quot;&quot; &amp; [.$A$1] &amp; &quot;&quot;&quot;: &quot;&quot;&quot; &amp; [.A15] &amp; &quot;&quot;&quot;, &quot;&quot;&quot; &amp; [.$B$1] &amp; &quot;&quot;&quot;: &quot;&quot;&quot; &amp; [.B15] &amp; &quot;&quot;&quot;, &quot;&quot;&quot; &amp; [.$C$1] &amp; &quot;&quot;&quot;: &quot;&quot;&quot; &amp; [.C15] &amp; &quot;&quot;&quot;, &quot;&quot;&quot; &amp; [.$D$1] &amp; &quot;&quot;&quot;: &quot;&quot;&quot; &amp; [.D15] &amp; &quot;&quot;&quot;, &quot;&quot;&quot; &amp; [.$E$1] &amp; &quot;&quot;&quot;: &quot;&quot;&quot; &amp; [.E15] &amp; &quot;&quot;&quot;, &quot;&quot;&quot; &amp; [.$F$1] &amp; &quot;&quot;&quot;: &quot;&quot;&quot; &amp; [.F15] &amp; &quot;&quot;&quot;, &quot;&quot;&quot; &amp; [.$G$1] &amp; &quot;&quot;&quot;: &quot;&quot;&quot; &amp; [.G15] &amp; &quot;&quot;&quot;, &quot;&quot;&quot; &amp; [.$H$1] &amp; &quot;&quot;&quot;: &quot;&quot;&quot; &amp; [.H15] &amp;  &quot;&quot;&quot;},&quot;" office:value-type="string" office:string-value="{&quot;Number&quot;: &quot;14&quot;, &quot;Name&quot;: &quot;Contact Email&quot;, &quot;Type&quot;: &quot;String&quot;, &quot;Length&quot;: &quot;256&quot;, &quot;Required&quot;: &quot;Optional&quot;, &quot;Allowed Values&quot;: &quot;Mixed Case&quot;, &quot;Default&quot;: &quot; &quot;, &quot;Comments&quot;: &quot;Address e-mail address&quot;}," calcext:value-type="string">
            <text:p>{"Number": "14", "Name": "Contact Email", "Type": "String", "Length": "256", "Required": "Optional", "Allowed Values": "Mixed Case", "Default": " ", "Comments": "Address e-mail address"},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Name</text:p>
          </table:table-cell>
          <table:table-cell table:style-name="ce65" office:value-type="string" calcext:value-type="string">
            <text:p>String</text:p>
          </table:table-cell>
          <table:table-cell table:style-name="ce69" office:value-type="float" office:value="30" calcext:value-type="float">
            <text:p>30</text:p>
          </table:table-cell>
          <table:table-cell table:style-name="ce65" office:value-type="string" calcext:value-type="string">
            <text:p>Required</text:p>
          </table:table-cell>
          <table:table-cell table:style-name="ce73" office:value-type="string" calcext:value-type="string">
            <text:p>Mixed Case</text:p>
          </table:table-cell>
          <table:table-cell table:style-name="ce75" office:value-type="string" calcext:value-type="string">
            <text:p> </text:p>
          </table:table-cell>
          <table:table-cell table:style-name="ce73" office:value-type="string" calcext:value-type="string">
            <text:p>Supplier name</text:p>
          </table:table-cell>
          <table:table-cell table:style-name="ce81"/>
          <table:table-cell table:formula="of:=&quot;'&quot; &amp; [.$B16] &amp; &quot;': '',&quot;" office:value-type="string" office:string-value="'Name': ''," calcext:value-type="string">
            <text:p>'Name': '',</text:p>
          </table:table-cell>
          <table:table-cell table:style-name="ce40" table:formula="of:=&quot;{&quot;&quot;&quot; &amp; [.$A$1] &amp; &quot;&quot;&quot;: &quot;&quot;&quot; &amp; [.A16] &amp; &quot;&quot;&quot;, &quot;&quot;&quot; &amp; [.$B$1] &amp; &quot;&quot;&quot;: &quot;&quot;&quot; &amp; [.B16] &amp; &quot;&quot;&quot;, &quot;&quot;&quot; &amp; [.$C$1] &amp; &quot;&quot;&quot;: &quot;&quot;&quot; &amp; [.C16] &amp; &quot;&quot;&quot;, &quot;&quot;&quot; &amp; [.$D$1] &amp; &quot;&quot;&quot;: &quot;&quot;&quot; &amp; [.D16] &amp; &quot;&quot;&quot;, &quot;&quot;&quot; &amp; [.$E$1] &amp; &quot;&quot;&quot;: &quot;&quot;&quot; &amp; [.E16] &amp; &quot;&quot;&quot;, &quot;&quot;&quot; &amp; [.$F$1] &amp; &quot;&quot;&quot;: &quot;&quot;&quot; &amp; [.F16] &amp; &quot;&quot;&quot;, &quot;&quot;&quot; &amp; [.$G$1] &amp; &quot;&quot;&quot;: &quot;&quot;&quot; &amp; [.G16] &amp; &quot;&quot;&quot;, &quot;&quot;&quot; &amp; [.$H$1] &amp; &quot;&quot;&quot;: &quot;&quot;&quot; &amp; [.H16] &amp;  &quot;&quot;&quot;},&quot;" office:value-type="string" office:string-value="{&quot;Number&quot;: &quot;15&quot;, &quot;Name&quot;: &quot;Name&quot;, &quot;Type&quot;: &quot;String&quot;, &quot;Length&quot;: &quot;30&quot;, &quot;Required&quot;: &quot;Required&quot;, &quot;Allowed Values&quot;: &quot;Mixed Case&quot;, &quot;Default&quot;: &quot; &quot;, &quot;Comments&quot;: &quot;Supplier name&quot;}," calcext:value-type="string">
            <text:p>{"Number": "15", "Name": "Name", "Type": "String", "Length": "30", "Required": "Required", "Allowed Values": "Mixed Case", "Default": " ", "Comments": "Supplier name"},</text:p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Address1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35" calcext:value-type="float">
            <text:p>35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Mixed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Address line 1</text:p>
          </table:table-cell>
          <table:table-cell table:style-name="ce83"/>
          <table:table-cell table:formula="of:=&quot;'&quot; &amp; [.$B17] &amp; &quot;': '',&quot;" office:value-type="string" office:string-value="'Address1': ''," calcext:value-type="string">
            <text:p>'Address1': '',</text:p>
          </table:table-cell>
          <table:table-cell table:style-name="ce40" table:formula="of:=&quot;{&quot;&quot;&quot; &amp; [.$A$1] &amp; &quot;&quot;&quot;: &quot;&quot;&quot; &amp; [.A17] &amp; &quot;&quot;&quot;, &quot;&quot;&quot; &amp; [.$B$1] &amp; &quot;&quot;&quot;: &quot;&quot;&quot; &amp; [.B17] &amp; &quot;&quot;&quot;, &quot;&quot;&quot; &amp; [.$C$1] &amp; &quot;&quot;&quot;: &quot;&quot;&quot; &amp; [.C17] &amp; &quot;&quot;&quot;, &quot;&quot;&quot; &amp; [.$D$1] &amp; &quot;&quot;&quot;: &quot;&quot;&quot; &amp; [.D17] &amp; &quot;&quot;&quot;, &quot;&quot;&quot; &amp; [.$E$1] &amp; &quot;&quot;&quot;: &quot;&quot;&quot; &amp; [.E17] &amp; &quot;&quot;&quot;, &quot;&quot;&quot; &amp; [.$F$1] &amp; &quot;&quot;&quot;: &quot;&quot;&quot; &amp; [.F17] &amp; &quot;&quot;&quot;, &quot;&quot;&quot; &amp; [.$G$1] &amp; &quot;&quot;&quot;: &quot;&quot;&quot; &amp; [.G17] &amp; &quot;&quot;&quot;, &quot;&quot;&quot; &amp; [.$H$1] &amp; &quot;&quot;&quot;: &quot;&quot;&quot; &amp; [.H17] &amp;  &quot;&quot;&quot;},&quot;" office:value-type="string" office:string-value="{&quot;Number&quot;: &quot;16&quot;, &quot;Name&quot;: &quot;Address1&quot;, &quot;Type&quot;: &quot;String&quot;, &quot;Length&quot;: &quot;35&quot;, &quot;Required&quot;: &quot;Optional&quot;, &quot;Allowed Values&quot;: &quot;Mixed Case&quot;, &quot;Default&quot;: &quot; &quot;, &quot;Comments&quot;: &quot;Address line 1&quot;}," calcext:value-type="string">
            <text:p>{"Number": "16", "Name": "Address1", "Type": "String", "Length": "35", "Required": "Optional", "Allowed Values": "Mixed Case", "Default": " ", "Comments": "Address line 1"},</text:p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Address2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35" calcext:value-type="float">
            <text:p>35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Mixed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Address line 2</text:p>
          </table:table-cell>
          <table:table-cell table:style-name="ce83"/>
          <table:table-cell table:formula="of:=&quot;'&quot; &amp; [.$B18] &amp; &quot;': '',&quot;" office:value-type="string" office:string-value="'Address2': ''," calcext:value-type="string">
            <text:p>'Address2': '',</text:p>
          </table:table-cell>
          <table:table-cell table:style-name="ce40" table:formula="of:=&quot;{&quot;&quot;&quot; &amp; [.$A$1] &amp; &quot;&quot;&quot;: &quot;&quot;&quot; &amp; [.A18] &amp; &quot;&quot;&quot;, &quot;&quot;&quot; &amp; [.$B$1] &amp; &quot;&quot;&quot;: &quot;&quot;&quot; &amp; [.B18] &amp; &quot;&quot;&quot;, &quot;&quot;&quot; &amp; [.$C$1] &amp; &quot;&quot;&quot;: &quot;&quot;&quot; &amp; [.C18] &amp; &quot;&quot;&quot;, &quot;&quot;&quot; &amp; [.$D$1] &amp; &quot;&quot;&quot;: &quot;&quot;&quot; &amp; [.D18] &amp; &quot;&quot;&quot;, &quot;&quot;&quot; &amp; [.$E$1] &amp; &quot;&quot;&quot;: &quot;&quot;&quot; &amp; [.E18] &amp; &quot;&quot;&quot;, &quot;&quot;&quot; &amp; [.$F$1] &amp; &quot;&quot;&quot;: &quot;&quot;&quot; &amp; [.F18] &amp; &quot;&quot;&quot;, &quot;&quot;&quot; &amp; [.$G$1] &amp; &quot;&quot;&quot;: &quot;&quot;&quot; &amp; [.G18] &amp; &quot;&quot;&quot;, &quot;&quot;&quot; &amp; [.$H$1] &amp; &quot;&quot;&quot;: &quot;&quot;&quot; &amp; [.H18] &amp;  &quot;&quot;&quot;},&quot;" office:value-type="string" office:string-value="{&quot;Number&quot;: &quot;17&quot;, &quot;Name&quot;: &quot;Address2&quot;, &quot;Type&quot;: &quot;String&quot;, &quot;Length&quot;: &quot;35&quot;, &quot;Required&quot;: &quot;Optional&quot;, &quot;Allowed Values&quot;: &quot;Mixed Case&quot;, &quot;Default&quot;: &quot; &quot;, &quot;Comments&quot;: &quot;Address line 2&quot;}," calcext:value-type="string">
            <text:p>{"Number": "17", "Name": "Address2", "Type": "String", "Length": "35", "Required": "Optional", "Allowed Values": "Mixed Case", "Default": " ", "Comments": "Address line 2"},</text:p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9" office:value-type="string" calcext:value-type="string">
            <text:p>Town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35" calcext:value-type="float">
            <text:p>35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Mixed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Address town</text:p>
          </table:table-cell>
          <table:table-cell table:style-name="ce83"/>
          <table:table-cell table:formula="of:=&quot;'&quot; &amp; [.$B19] &amp; &quot;': '',&quot;" office:value-type="string" office:string-value="'Town': ''," calcext:value-type="string">
            <text:p>'Town': '',</text:p>
          </table:table-cell>
          <table:table-cell table:style-name="ce40" table:formula="of:=&quot;{&quot;&quot;&quot; &amp; [.$A$1] &amp; &quot;&quot;&quot;: &quot;&quot;&quot; &amp; [.A19] &amp; &quot;&quot;&quot;, &quot;&quot;&quot; &amp; [.$B$1] &amp; &quot;&quot;&quot;: &quot;&quot;&quot; &amp; [.B19] &amp; &quot;&quot;&quot;, &quot;&quot;&quot; &amp; [.$C$1] &amp; &quot;&quot;&quot;: &quot;&quot;&quot; &amp; [.C19] &amp; &quot;&quot;&quot;, &quot;&quot;&quot; &amp; [.$D$1] &amp; &quot;&quot;&quot;: &quot;&quot;&quot; &amp; [.D19] &amp; &quot;&quot;&quot;, &quot;&quot;&quot; &amp; [.$E$1] &amp; &quot;&quot;&quot;: &quot;&quot;&quot; &amp; [.E19] &amp; &quot;&quot;&quot;, &quot;&quot;&quot; &amp; [.$F$1] &amp; &quot;&quot;&quot;: &quot;&quot;&quot; &amp; [.F19] &amp; &quot;&quot;&quot;, &quot;&quot;&quot; &amp; [.$G$1] &amp; &quot;&quot;&quot;: &quot;&quot;&quot; &amp; [.G19] &amp; &quot;&quot;&quot;, &quot;&quot;&quot; &amp; [.$H$1] &amp; &quot;&quot;&quot;: &quot;&quot;&quot; &amp; [.H19] &amp;  &quot;&quot;&quot;},&quot;" office:value-type="string" office:string-value="{&quot;Number&quot;: &quot;18&quot;, &quot;Name&quot;: &quot;Town&quot;, &quot;Type&quot;: &quot;String&quot;, &quot;Length&quot;: &quot;35&quot;, &quot;Required&quot;: &quot;Optional&quot;, &quot;Allowed Values&quot;: &quot;Mixed Case&quot;, &quot;Default&quot;: &quot; &quot;, &quot;Comments&quot;: &quot;Address town&quot;}," calcext:value-type="string">
            <text:p>{"Number": "18", "Name": "Town", "Type": "String", "Length": "35", "Required": "Optional", "Allowed Values": "Mixed Case", "Default": " ", "Comments": "Address town"},</text:p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County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35" calcext:value-type="float">
            <text:p>35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Mixed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Address county</text:p>
          </table:table-cell>
          <table:table-cell table:style-name="ce83"/>
          <table:table-cell table:formula="of:=&quot;'&quot; &amp; [.$B20] &amp; &quot;': '',&quot;" office:value-type="string" office:string-value="'County': ''," calcext:value-type="string">
            <text:p>'County': '',</text:p>
          </table:table-cell>
          <table:table-cell table:style-name="ce40" table:formula="of:=&quot;{&quot;&quot;&quot; &amp; [.$A$1] &amp; &quot;&quot;&quot;: &quot;&quot;&quot; &amp; [.A20] &amp; &quot;&quot;&quot;, &quot;&quot;&quot; &amp; [.$B$1] &amp; &quot;&quot;&quot;: &quot;&quot;&quot; &amp; [.B20] &amp; &quot;&quot;&quot;, &quot;&quot;&quot; &amp; [.$C$1] &amp; &quot;&quot;&quot;: &quot;&quot;&quot; &amp; [.C20] &amp; &quot;&quot;&quot;, &quot;&quot;&quot; &amp; [.$D$1] &amp; &quot;&quot;&quot;: &quot;&quot;&quot; &amp; [.D20] &amp; &quot;&quot;&quot;, &quot;&quot;&quot; &amp; [.$E$1] &amp; &quot;&quot;&quot;: &quot;&quot;&quot; &amp; [.E20] &amp; &quot;&quot;&quot;, &quot;&quot;&quot; &amp; [.$F$1] &amp; &quot;&quot;&quot;: &quot;&quot;&quot; &amp; [.F20] &amp; &quot;&quot;&quot;, &quot;&quot;&quot; &amp; [.$G$1] &amp; &quot;&quot;&quot;: &quot;&quot;&quot; &amp; [.G20] &amp; &quot;&quot;&quot;, &quot;&quot;&quot; &amp; [.$H$1] &amp; &quot;&quot;&quot;: &quot;&quot;&quot; &amp; [.H20] &amp;  &quot;&quot;&quot;},&quot;" office:value-type="string" office:string-value="{&quot;Number&quot;: &quot;19&quot;, &quot;Name&quot;: &quot;County&quot;, &quot;Type&quot;: &quot;String&quot;, &quot;Length&quot;: &quot;35&quot;, &quot;Required&quot;: &quot;Optional&quot;, &quot;Allowed Values&quot;: &quot;Mixed Case&quot;, &quot;Default&quot;: &quot; &quot;, &quot;Comments&quot;: &quot;Address county&quot;}," calcext:value-type="string">
            <text:p>{"Number": "19", "Name": "County", "Type": "String", "Length": "35", "Required": "Optional", "Allowed Values": "Mixed Case", "Default": " ", "Comments": "Address county"},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Postcode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20" calcext:value-type="float">
            <text:p>2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Address post code</text:p>
          </table:table-cell>
          <table:table-cell table:style-name="ce83"/>
          <table:table-cell table:formula="of:=&quot;'&quot; &amp; [.$B21] &amp; &quot;': '',&quot;" office:value-type="string" office:string-value="'Postcode': ''," calcext:value-type="string">
            <text:p>'Postcode': '',</text:p>
          </table:table-cell>
          <table:table-cell table:style-name="ce40" table:formula="of:=&quot;{&quot;&quot;&quot; &amp; [.$A$1] &amp; &quot;&quot;&quot;: &quot;&quot;&quot; &amp; [.A21] &amp; &quot;&quot;&quot;, &quot;&quot;&quot; &amp; [.$B$1] &amp; &quot;&quot;&quot;: &quot;&quot;&quot; &amp; [.B21] &amp; &quot;&quot;&quot;, &quot;&quot;&quot; &amp; [.$C$1] &amp; &quot;&quot;&quot;: &quot;&quot;&quot; &amp; [.C21] &amp; &quot;&quot;&quot;, &quot;&quot;&quot; &amp; [.$D$1] &amp; &quot;&quot;&quot;: &quot;&quot;&quot; &amp; [.D21] &amp; &quot;&quot;&quot;, &quot;&quot;&quot; &amp; [.$E$1] &amp; &quot;&quot;&quot;: &quot;&quot;&quot; &amp; [.E21] &amp; &quot;&quot;&quot;, &quot;&quot;&quot; &amp; [.$F$1] &amp; &quot;&quot;&quot;: &quot;&quot;&quot; &amp; [.F21] &amp; &quot;&quot;&quot;, &quot;&quot;&quot; &amp; [.$G$1] &amp; &quot;&quot;&quot;: &quot;&quot;&quot; &amp; [.G21] &amp; &quot;&quot;&quot;, &quot;&quot;&quot; &amp; [.$H$1] &amp; &quot;&quot;&quot;: &quot;&quot;&quot; &amp; [.H21] &amp;  &quot;&quot;&quot;},&quot;" office:value-type="string" office:string-value="{&quot;Number&quot;: &quot;20&quot;, &quot;Name&quot;: &quot;Postcode&quot;, &quot;Type&quot;: &quot;String&quot;, &quot;Length&quot;: &quot;20&quot;, &quot;Required&quot;: &quot;Optional&quot;, &quot;Allowed Values&quot;: &quot;Upper Case&quot;, &quot;Default&quot;: &quot; &quot;, &quot;Comments&quot;: &quot;Address post code&quot;}," calcext:value-type="string">
            <text:p>{"Number": "20", "Name": "Postcode", "Type": "String", "Length": "20", "Required": "Optional", "Allowed Values": "Upper Case", "Default": " ", "Comments": "Address post code"},</text:p>
          </table:table-cell>
        </table:table-row>
        <table:table-row table:style-name="ro5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Country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25" calcext:value-type="float">
            <text:p>25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3" office:value-type="string" calcext:value-type="string">
            <text:p>Address country (iso3_id country code - validated against the country table - see the 'Country Codes' report)</text:p>
          </table:table-cell>
          <table:table-cell table:style-name="ce84"/>
          <table:table-cell table:formula="of:=&quot;'&quot; &amp; [.$B22] &amp; &quot;': '',&quot;" office:value-type="string" office:string-value="'Country': ''," calcext:value-type="string">
            <text:p>'Country': '',</text:p>
          </table:table-cell>
          <table:table-cell table:style-name="ce40" table:formula="of:=&quot;{&quot;&quot;&quot; &amp; [.$A$1] &amp; &quot;&quot;&quot;: &quot;&quot;&quot; &amp; [.A22] &amp; &quot;&quot;&quot;, &quot;&quot;&quot; &amp; [.$B$1] &amp; &quot;&quot;&quot;: &quot;&quot;&quot; &amp; [.B22] &amp; &quot;&quot;&quot;, &quot;&quot;&quot; &amp; [.$C$1] &amp; &quot;&quot;&quot;: &quot;&quot;&quot; &amp; [.C22] &amp; &quot;&quot;&quot;, &quot;&quot;&quot; &amp; [.$D$1] &amp; &quot;&quot;&quot;: &quot;&quot;&quot; &amp; [.D22] &amp; &quot;&quot;&quot;, &quot;&quot;&quot; &amp; [.$E$1] &amp; &quot;&quot;&quot;: &quot;&quot;&quot; &amp; [.E22] &amp; &quot;&quot;&quot;, &quot;&quot;&quot; &amp; [.$F$1] &amp; &quot;&quot;&quot;: &quot;&quot;&quot; &amp; [.F22] &amp; &quot;&quot;&quot;, &quot;&quot;&quot; &amp; [.$G$1] &amp; &quot;&quot;&quot;: &quot;&quot;&quot; &amp; [.G22] &amp; &quot;&quot;&quot;, &quot;&quot;&quot; &amp; [.$H$1] &amp; &quot;&quot;&quot;: &quot;&quot;&quot; &amp; [.H22] &amp;  &quot;&quot;&quot;},&quot;" office:value-type="string" office:string-value="{&quot;Number&quot;: &quot;21&quot;, &quot;Name&quot;: &quot;Country&quot;, &quot;Type&quot;: &quot;String&quot;, &quot;Length&quot;: &quot;25&quot;, &quot;Required&quot;: &quot;Optional&quot;, &quot;Allowed Values&quot;: &quot;Upper Case&quot;, &quot;Default&quot;: &quot; &quot;, &quot;Comments&quot;: &quot;Address country (iso3_id country code - validated against the country table - see the 'Country Codes' report)&quot;}," calcext:value-type="string">
            <text:p>{"Number": "21", "Name": "Country", "Type": "String", "Length": "25", "Required": "Optional", "Allowed Values": "Upper Case", "Default": " ", "Comments": "Address country (iso3_id country code - validated against the country table - see the 'Country Codes' report)"},</text:p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Pre Advice Type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10" calcext:value-type="float">
            <text:p>1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Pre-advice receipt type</text:p>
          </table:table-cell>
          <table:table-cell table:style-name="ce83"/>
          <table:table-cell table:formula="of:=&quot;'&quot; &amp; [.$B23] &amp; &quot;': '',&quot;" office:value-type="string" office:string-value="'Pre Advice Type': ''," calcext:value-type="string">
            <text:p>'Pre Advice Type': '',</text:p>
          </table:table-cell>
          <table:table-cell table:style-name="ce40" table:formula="of:=&quot;{&quot;&quot;&quot; &amp; [.$A$1] &amp; &quot;&quot;&quot;: &quot;&quot;&quot; &amp; [.A23] &amp; &quot;&quot;&quot;, &quot;&quot;&quot; &amp; [.$B$1] &amp; &quot;&quot;&quot;: &quot;&quot;&quot; &amp; [.B23] &amp; &quot;&quot;&quot;, &quot;&quot;&quot; &amp; [.$C$1] &amp; &quot;&quot;&quot;: &quot;&quot;&quot; &amp; [.C23] &amp; &quot;&quot;&quot;, &quot;&quot;&quot; &amp; [.$D$1] &amp; &quot;&quot;&quot;: &quot;&quot;&quot; &amp; [.D23] &amp; &quot;&quot;&quot;, &quot;&quot;&quot; &amp; [.$E$1] &amp; &quot;&quot;&quot;: &quot;&quot;&quot; &amp; [.E23] &amp; &quot;&quot;&quot;, &quot;&quot;&quot; &amp; [.$F$1] &amp; &quot;&quot;&quot;: &quot;&quot;&quot; &amp; [.F23] &amp; &quot;&quot;&quot;, &quot;&quot;&quot; &amp; [.$G$1] &amp; &quot;&quot;&quot;: &quot;&quot;&quot; &amp; [.G23] &amp; &quot;&quot;&quot;, &quot;&quot;&quot; &amp; [.$H$1] &amp; &quot;&quot;&quot;: &quot;&quot;&quot; &amp; [.H23] &amp;  &quot;&quot;&quot;},&quot;" office:value-type="string" office:string-value="{&quot;Number&quot;: &quot;22&quot;, &quot;Name&quot;: &quot;Pre Advice Type&quot;, &quot;Type&quot;: &quot;String&quot;, &quot;Length&quot;: &quot;10&quot;, &quot;Required&quot;: &quot;Optional&quot;, &quot;Allowed Values&quot;: &quot;Upper Case&quot;, &quot;Default&quot;: &quot; &quot;, &quot;Comments&quot;: &quot;Pre-advice receipt type&quot;}," calcext:value-type="string">
            <text:p>{"Number": "22", "Name": "Pre Advice Type", "Type": "String", "Length": "10", "Required": "Optional", "Allowed Values": "Upper Case", "Default": " ", "Comments": "Pre-advice receipt type"},</text:p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Sampling Type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20" calcext:value-type="float">
            <text:p>2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Sampling type</text:p>
          </table:table-cell>
          <table:table-cell table:style-name="ce83"/>
          <table:table-cell table:formula="of:=&quot;'&quot; &amp; [.$B24] &amp; &quot;': '',&quot;" office:value-type="string" office:string-value="'Sampling Type': ''," calcext:value-type="string">
            <text:p>'Sampling Type': '',</text:p>
          </table:table-cell>
          <table:table-cell table:style-name="ce40" table:formula="of:=&quot;{&quot;&quot;&quot; &amp; [.$A$1] &amp; &quot;&quot;&quot;: &quot;&quot;&quot; &amp; [.A24] &amp; &quot;&quot;&quot;, &quot;&quot;&quot; &amp; [.$B$1] &amp; &quot;&quot;&quot;: &quot;&quot;&quot; &amp; [.B24] &amp; &quot;&quot;&quot;, &quot;&quot;&quot; &amp; [.$C$1] &amp; &quot;&quot;&quot;: &quot;&quot;&quot; &amp; [.C24] &amp; &quot;&quot;&quot;, &quot;&quot;&quot; &amp; [.$D$1] &amp; &quot;&quot;&quot;: &quot;&quot;&quot; &amp; [.D24] &amp; &quot;&quot;&quot;, &quot;&quot;&quot; &amp; [.$E$1] &amp; &quot;&quot;&quot;: &quot;&quot;&quot; &amp; [.E24] &amp; &quot;&quot;&quot;, &quot;&quot;&quot; &amp; [.$F$1] &amp; &quot;&quot;&quot;: &quot;&quot;&quot; &amp; [.F24] &amp; &quot;&quot;&quot;, &quot;&quot;&quot; &amp; [.$G$1] &amp; &quot;&quot;&quot;: &quot;&quot;&quot; &amp; [.G24] &amp; &quot;&quot;&quot;, &quot;&quot;&quot; &amp; [.$H$1] &amp; &quot;&quot;&quot;: &quot;&quot;&quot; &amp; [.H24] &amp;  &quot;&quot;&quot;},&quot;" office:value-type="string" office:string-value="{&quot;Number&quot;: &quot;23&quot;, &quot;Name&quot;: &quot;Sampling Type&quot;, &quot;Type&quot;: &quot;String&quot;, &quot;Length&quot;: &quot;20&quot;, &quot;Required&quot;: &quot;Optional&quot;, &quot;Allowed Values&quot;: &quot;Upper Case&quot;, &quot;Default&quot;: &quot; &quot;, &quot;Comments&quot;: &quot;Sampling type&quot;}," calcext:value-type="string">
            <text:p>{"Number": "23", "Name": "Sampling Type", "Type": "String", "Length": "20", "Required": "Optional", "Allowed Values": "Upper Case", "Default": " ", "Comments": "Sampling type"},</text:p>
          </table:table-cell>
        </table:table-row>
        <table:table-row table:style-name="ro6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Return Flag</text:p>
          </table:table-cell>
          <table:table-cell table:style-name="ce66" office:value-type="string" calcext:value-type="string">
            <text:p>Flag</text:p>
          </table:table-cell>
          <table:table-cell table:style-name="ce70" office:value-type="float" office:value="1" calcext:value-type="float">
            <text:p>1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' | 'N'</text:p>
          </table:table-cell>
          <table:table-cell table:style-name="ce66" office:value-type="string" calcext:value-type="string">
            <text:p>'N'</text:p>
          </table:table-cell>
          <table:table-cell table:style-name="ce52" office:value-type="string" calcext:value-type="string">
            <text:p>Return flag</text:p>
          </table:table-cell>
          <table:table-cell table:style-name="ce83"/>
          <table:table-cell table:formula="of:=&quot;'&quot; &amp; [.$B25] &amp; &quot;': '',&quot;" office:value-type="string" office:string-value="'Return Flag': ''," calcext:value-type="string">
            <text:p>'Return Flag': '',</text:p>
          </table:table-cell>
          <table:table-cell table:style-name="ce40" table:formula="of:=&quot;{&quot;&quot;&quot; &amp; [.$A$1] &amp; &quot;&quot;&quot;: &quot;&quot;&quot; &amp; [.A25] &amp; &quot;&quot;&quot;, &quot;&quot;&quot; &amp; [.$B$1] &amp; &quot;&quot;&quot;: &quot;&quot;&quot; &amp; [.B25] &amp; &quot;&quot;&quot;, &quot;&quot;&quot; &amp; [.$C$1] &amp; &quot;&quot;&quot;: &quot;&quot;&quot; &amp; [.C25] &amp; &quot;&quot;&quot;, &quot;&quot;&quot; &amp; [.$D$1] &amp; &quot;&quot;&quot;: &quot;&quot;&quot; &amp; [.D25] &amp; &quot;&quot;&quot;, &quot;&quot;&quot; &amp; [.$E$1] &amp; &quot;&quot;&quot;: &quot;&quot;&quot; &amp; [.E25] &amp; &quot;&quot;&quot;, &quot;&quot;&quot; &amp; [.$F$1] &amp; &quot;&quot;&quot;: &quot;&quot;&quot; &amp; [.F25] &amp; &quot;&quot;&quot;, &quot;&quot;&quot; &amp; [.$G$1] &amp; &quot;&quot;&quot;: &quot;&quot;&quot; &amp; [.G25] &amp; &quot;&quot;&quot;, &quot;&quot;&quot; &amp; [.$H$1] &amp; &quot;&quot;&quot;: &quot;&quot;&quot; &amp; [.H25] &amp;  &quot;&quot;&quot;},&quot;" office:value-type="string" office:string-value="{&quot;Number&quot;: &quot;24&quot;, &quot;Name&quot;: &quot;Return Flag&quot;, &quot;Type&quot;: &quot;Flag&quot;, &quot;Length&quot;: &quot;1&quot;, &quot;Required&quot;: &quot;Optional&quot;, &quot;Allowed Values&quot;: &quot;'Y' | 'N'&quot;, &quot;Default&quot;: &quot;'N'&quot;, &quot;Comments&quot;: &quot;Return flag&quot;}," calcext:value-type="string">
            <text:p>{"Number": "24", "Name": "Return Flag", "Type": "Flag", "Length": "1", "Required": "Optional", "Allowed Values": "'Y' | 'N'", "Default": "'N'", "Comments": "Return flag"},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Returned Order Id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20" calcext:value-type="float">
            <text:p>2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Returned order identifier</text:p>
          </table:table-cell>
          <table:table-cell table:style-name="ce83"/>
          <table:table-cell table:formula="of:=&quot;'&quot; &amp; [.$B26] &amp; &quot;': '',&quot;" office:value-type="string" office:string-value="'Returned Order Id': ''," calcext:value-type="string">
            <text:p>'Returned Order Id': '',</text:p>
          </table:table-cell>
          <table:table-cell table:style-name="ce40" table:formula="of:=&quot;{&quot;&quot;&quot; &amp; [.$A$1] &amp; &quot;&quot;&quot;: &quot;&quot;&quot; &amp; [.A26] &amp; &quot;&quot;&quot;, &quot;&quot;&quot; &amp; [.$B$1] &amp; &quot;&quot;&quot;: &quot;&quot;&quot; &amp; [.B26] &amp; &quot;&quot;&quot;, &quot;&quot;&quot; &amp; [.$C$1] &amp; &quot;&quot;&quot;: &quot;&quot;&quot; &amp; [.C26] &amp; &quot;&quot;&quot;, &quot;&quot;&quot; &amp; [.$D$1] &amp; &quot;&quot;&quot;: &quot;&quot;&quot; &amp; [.D26] &amp; &quot;&quot;&quot;, &quot;&quot;&quot; &amp; [.$E$1] &amp; &quot;&quot;&quot;: &quot;&quot;&quot; &amp; [.E26] &amp; &quot;&quot;&quot;, &quot;&quot;&quot; &amp; [.$F$1] &amp; &quot;&quot;&quot;: &quot;&quot;&quot; &amp; [.F26] &amp; &quot;&quot;&quot;, &quot;&quot;&quot; &amp; [.$G$1] &amp; &quot;&quot;&quot;: &quot;&quot;&quot; &amp; [.G26] &amp; &quot;&quot;&quot;, &quot;&quot;&quot; &amp; [.$H$1] &amp; &quot;&quot;&quot;: &quot;&quot;&quot; &amp; [.H26] &amp;  &quot;&quot;&quot;},&quot;" office:value-type="string" office:string-value="{&quot;Number&quot;: &quot;25&quot;, &quot;Name&quot;: &quot;Returned Order Id&quot;, &quot;Type&quot;: &quot;String&quot;, &quot;Length&quot;: &quot;20&quot;, &quot;Required&quot;: &quot;Optional&quot;, &quot;Allowed Values&quot;: &quot;Upper Case&quot;, &quot;Default&quot;: &quot; &quot;, &quot;Comments&quot;: &quot;Returned order identifier&quot;}," calcext:value-type="string">
            <text:p>{"Number": "25", "Name": "Returned Order Id", "Type": "String", "Length": "20", "Required": "Optional", "Allowed Values": "Upper Case", "Default": " ", "Comments": "Returned order identifier"},</text:p>
          </table:table-cell>
        </table:table-row>
        <table:table-row table:style-name="ro6"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Collection Reqd</text:p>
          </table:table-cell>
          <table:table-cell table:style-name="ce66" office:value-type="string" calcext:value-type="string">
            <text:p>Flag</text:p>
          </table:table-cell>
          <table:table-cell table:style-name="ce70" office:value-type="float" office:value="1" calcext:value-type="float">
            <text:p>1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' | 'N'</text:p>
          </table:table-cell>
          <table:table-cell table:style-name="ce66" office:value-type="string" calcext:value-type="string">
            <text:p>'N'</text:p>
          </table:table-cell>
          <table:table-cell table:style-name="ce52" office:value-type="string" calcext:value-type="string">
            <text:p>Whether collection required</text:p>
          </table:table-cell>
          <table:table-cell table:style-name="ce83"/>
          <table:table-cell table:formula="of:=&quot;'&quot; &amp; [.$B27] &amp; &quot;': '',&quot;" office:value-type="string" office:string-value="'Collection Reqd': ''," calcext:value-type="string">
            <text:p>'Collection Reqd': '',</text:p>
          </table:table-cell>
          <table:table-cell table:style-name="ce40" table:formula="of:=&quot;{&quot;&quot;&quot; &amp; [.$A$1] &amp; &quot;&quot;&quot;: &quot;&quot;&quot; &amp; [.A27] &amp; &quot;&quot;&quot;, &quot;&quot;&quot; &amp; [.$B$1] &amp; &quot;&quot;&quot;: &quot;&quot;&quot; &amp; [.B27] &amp; &quot;&quot;&quot;, &quot;&quot;&quot; &amp; [.$C$1] &amp; &quot;&quot;&quot;: &quot;&quot;&quot; &amp; [.C27] &amp; &quot;&quot;&quot;, &quot;&quot;&quot; &amp; [.$D$1] &amp; &quot;&quot;&quot;: &quot;&quot;&quot; &amp; [.D27] &amp; &quot;&quot;&quot;, &quot;&quot;&quot; &amp; [.$E$1] &amp; &quot;&quot;&quot;: &quot;&quot;&quot; &amp; [.E27] &amp; &quot;&quot;&quot;, &quot;&quot;&quot; &amp; [.$F$1] &amp; &quot;&quot;&quot;: &quot;&quot;&quot; &amp; [.F27] &amp; &quot;&quot;&quot;, &quot;&quot;&quot; &amp; [.$G$1] &amp; &quot;&quot;&quot;: &quot;&quot;&quot; &amp; [.G27] &amp; &quot;&quot;&quot;, &quot;&quot;&quot; &amp; [.$H$1] &amp; &quot;&quot;&quot;: &quot;&quot;&quot; &amp; [.H27] &amp;  &quot;&quot;&quot;},&quot;" office:value-type="string" office:string-value="{&quot;Number&quot;: &quot;26&quot;, &quot;Name&quot;: &quot;Collection Reqd&quot;, &quot;Type&quot;: &quot;Flag&quot;, &quot;Length&quot;: &quot;1&quot;, &quot;Required&quot;: &quot;Optional&quot;, &quot;Allowed Values&quot;: &quot;'Y' | 'N'&quot;, &quot;Default&quot;: &quot;'N'&quot;, &quot;Comments&quot;: &quot;Whether collection required&quot;}," calcext:value-type="string">
            <text:p>{"Number": "26", "Name": "Collection Reqd", "Type": "Flag", "Length": "1", "Required": "Optional", "Allowed Values": "'Y' | 'N'", "Default": "'N'", "Comments": "Whether collection required"},</text:p>
          </table:table-cell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Consignment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20" calcext:value-type="float">
            <text:p>2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Consignment or lorry</text:p>
          </table:table-cell>
          <table:table-cell table:style-name="ce83"/>
          <table:table-cell table:formula="of:=&quot;'&quot; &amp; [.$B28] &amp; &quot;': '',&quot;" office:value-type="string" office:string-value="'Consignment': ''," calcext:value-type="string">
            <text:p>'Consignment': '',</text:p>
          </table:table-cell>
          <table:table-cell table:style-name="ce40" table:formula="of:=&quot;{&quot;&quot;&quot; &amp; [.$A$1] &amp; &quot;&quot;&quot;: &quot;&quot;&quot; &amp; [.A28] &amp; &quot;&quot;&quot;, &quot;&quot;&quot; &amp; [.$B$1] &amp; &quot;&quot;&quot;: &quot;&quot;&quot; &amp; [.B28] &amp; &quot;&quot;&quot;, &quot;&quot;&quot; &amp; [.$C$1] &amp; &quot;&quot;&quot;: &quot;&quot;&quot; &amp; [.C28] &amp; &quot;&quot;&quot;, &quot;&quot;&quot; &amp; [.$D$1] &amp; &quot;&quot;&quot;: &quot;&quot;&quot; &amp; [.D28] &amp; &quot;&quot;&quot;, &quot;&quot;&quot; &amp; [.$E$1] &amp; &quot;&quot;&quot;: &quot;&quot;&quot; &amp; [.E28] &amp; &quot;&quot;&quot;, &quot;&quot;&quot; &amp; [.$F$1] &amp; &quot;&quot;&quot;: &quot;&quot;&quot; &amp; [.F28] &amp; &quot;&quot;&quot;, &quot;&quot;&quot; &amp; [.$G$1] &amp; &quot;&quot;&quot;: &quot;&quot;&quot; &amp; [.G28] &amp; &quot;&quot;&quot;, &quot;&quot;&quot; &amp; [.$H$1] &amp; &quot;&quot;&quot;: &quot;&quot;&quot; &amp; [.H28] &amp;  &quot;&quot;&quot;},&quot;" office:value-type="string" office:string-value="{&quot;Number&quot;: &quot;27&quot;, &quot;Name&quot;: &quot;Consignment&quot;, &quot;Type&quot;: &quot;String&quot;, &quot;Length&quot;: &quot;20&quot;, &quot;Required&quot;: &quot;Optional&quot;, &quot;Allowed Values&quot;: &quot;Upper Case&quot;, &quot;Default&quot;: &quot; &quot;, &quot;Comments&quot;: &quot;Consignment or lorry&quot;}," calcext:value-type="string">
            <text:p>{"Number": "27", "Name": "Consignment", "Type": "String", "Length": "20", "Required": "Optional", "Allowed Values": "Upper Case", "Default": " ", "Comments": "Consignment or lorry"},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Load Sequence</text:p>
          </table:table-cell>
          <table:table-cell table:style-name="ce66" office:value-type="string" calcext:value-type="string">
            <text:p>Integer</text:p>
          </table:table-cell>
          <table:table-cell table:style-name="ce70" office:value-type="float" office:value="10" calcext:value-type="float">
            <text:p>1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9999999999'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Vehicle loading sequence</text:p>
          </table:table-cell>
          <table:table-cell table:style-name="ce83"/>
          <table:table-cell table:formula="of:=&quot;'&quot; &amp; [.$B29] &amp; &quot;': '',&quot;" office:value-type="string" office:string-value="'Load Sequence': ''," calcext:value-type="string">
            <text:p>'Load Sequence': '',</text:p>
          </table:table-cell>
          <table:table-cell table:style-name="ce40" table:formula="of:=&quot;{&quot;&quot;&quot; &amp; [.$A$1] &amp; &quot;&quot;&quot;: &quot;&quot;&quot; &amp; [.A29] &amp; &quot;&quot;&quot;, &quot;&quot;&quot; &amp; [.$B$1] &amp; &quot;&quot;&quot;: &quot;&quot;&quot; &amp; [.B29] &amp; &quot;&quot;&quot;, &quot;&quot;&quot; &amp; [.$C$1] &amp; &quot;&quot;&quot;: &quot;&quot;&quot; &amp; [.C29] &amp; &quot;&quot;&quot;, &quot;&quot;&quot; &amp; [.$D$1] &amp; &quot;&quot;&quot;: &quot;&quot;&quot; &amp; [.D29] &amp; &quot;&quot;&quot;, &quot;&quot;&quot; &amp; [.$E$1] &amp; &quot;&quot;&quot;: &quot;&quot;&quot; &amp; [.E29] &amp; &quot;&quot;&quot;, &quot;&quot;&quot; &amp; [.$F$1] &amp; &quot;&quot;&quot;: &quot;&quot;&quot; &amp; [.F29] &amp; &quot;&quot;&quot;, &quot;&quot;&quot; &amp; [.$G$1] &amp; &quot;&quot;&quot;: &quot;&quot;&quot; &amp; [.G29] &amp; &quot;&quot;&quot;, &quot;&quot;&quot; &amp; [.$H$1] &amp; &quot;&quot;&quot;: &quot;&quot;&quot; &amp; [.H29] &amp;  &quot;&quot;&quot;},&quot;" office:value-type="string" office:string-value="{&quot;Number&quot;: &quot;28&quot;, &quot;Name&quot;: &quot;Load Sequence&quot;, &quot;Type&quot;: &quot;Integer&quot;, &quot;Length&quot;: &quot;10&quot;, &quot;Required&quot;: &quot;Optional&quot;, &quot;Allowed Values&quot;: &quot;'9999999999'&quot;, &quot;Default&quot;: &quot; &quot;, &quot;Comments&quot;: &quot;Vehicle loading sequence&quot;}," calcext:value-type="string">
            <text:p>{"Number": "28", "Name": "Load Sequence", "Type": "Integer", "Length": "10", "Required": "Optional", "Allowed Values": "'9999999999'", "Default": " ", "Comments": "Vehicle loading sequence"},</text:p>
          </table:table-cell>
        </table:table-row>
        <table:table-row table:style-name="ro6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Email Confirm</text:p>
          </table:table-cell>
          <table:table-cell table:style-name="ce66" office:value-type="string" calcext:value-type="string">
            <text:p>Flag</text:p>
          </table:table-cell>
          <table:table-cell table:style-name="ce70" office:value-type="float" office:value="1" calcext:value-type="float">
            <text:p>1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' | 'N'</text:p>
          </table:table-cell>
          <table:table-cell table:style-name="ce66" office:value-type="string" calcext:value-type="string">
            <text:p>'N'</text:p>
          </table:table-cell>
          <table:table-cell table:style-name="ce53" office:value-type="string" calcext:value-type="string">
            <text:p>Whether to send an e-mail confirmation</text:p>
          </table:table-cell>
          <table:table-cell table:style-name="ce84"/>
          <table:table-cell table:formula="of:=&quot;'&quot; &amp; [.$B30] &amp; &quot;': '',&quot;" office:value-type="string" office:string-value="'Email Confirm': ''," calcext:value-type="string">
            <text:p>'Email Confirm': '',</text:p>
          </table:table-cell>
          <table:table-cell table:style-name="ce40" table:formula="of:=&quot;{&quot;&quot;&quot; &amp; [.$A$1] &amp; &quot;&quot;&quot;: &quot;&quot;&quot; &amp; [.A30] &amp; &quot;&quot;&quot;, &quot;&quot;&quot; &amp; [.$B$1] &amp; &quot;&quot;&quot;: &quot;&quot;&quot; &amp; [.B30] &amp; &quot;&quot;&quot;, &quot;&quot;&quot; &amp; [.$C$1] &amp; &quot;&quot;&quot;: &quot;&quot;&quot; &amp; [.C30] &amp; &quot;&quot;&quot;, &quot;&quot;&quot; &amp; [.$D$1] &amp; &quot;&quot;&quot;: &quot;&quot;&quot; &amp; [.D30] &amp; &quot;&quot;&quot;, &quot;&quot;&quot; &amp; [.$E$1] &amp; &quot;&quot;&quot;: &quot;&quot;&quot; &amp; [.E30] &amp; &quot;&quot;&quot;, &quot;&quot;&quot; &amp; [.$F$1] &amp; &quot;&quot;&quot;: &quot;&quot;&quot; &amp; [.F30] &amp; &quot;&quot;&quot;, &quot;&quot;&quot; &amp; [.$G$1] &amp; &quot;&quot;&quot;: &quot;&quot;&quot; &amp; [.G30] &amp; &quot;&quot;&quot;, &quot;&quot;&quot; &amp; [.$H$1] &amp; &quot;&quot;&quot;: &quot;&quot;&quot; &amp; [.H30] &amp;  &quot;&quot;&quot;},&quot;" office:value-type="string" office:string-value="{&quot;Number&quot;: &quot;29&quot;, &quot;Name&quot;: &quot;Email Confirm&quot;, &quot;Type&quot;: &quot;Flag&quot;, &quot;Length&quot;: &quot;1&quot;, &quot;Required&quot;: &quot;Optional&quot;, &quot;Allowed Values&quot;: &quot;'Y' | 'N'&quot;, &quot;Default&quot;: &quot;'N'&quot;, &quot;Comments&quot;: &quot;Whether to send an e-mail confirmation&quot;}," calcext:value-type="string">
            <text:p>{"Number": "29", "Name": "Email Confirm", "Type": "Flag", "Length": "1", "Required": "Optional", "Allowed Values": "'Y' | 'N'", "Default": "'N'", "Comments": "Whether to send an e-mail confirmation"},</text:p>
          </table:table-cell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Client Id</text:p>
          </table:table-cell>
          <table:table-cell table:style-name="ce65" office:value-type="string" calcext:value-type="string">
            <text:p>String</text:p>
          </table:table-cell>
          <table:table-cell table:style-name="ce69" office:value-type="float" office:value="10" calcext:value-type="float">
            <text:p>10</text:p>
          </table:table-cell>
          <table:table-cell table:style-name="ce65" office:value-type="string" calcext:value-type="string">
            <text:p>Required</text:p>
          </table:table-cell>
          <table:table-cell table:style-name="ce73" office:value-type="string" calcext:value-type="string">
            <text:p>Upper Case</text:p>
          </table:table-cell>
          <table:table-cell table:style-name="ce75" office:value-type="string" calcext:value-type="string">
            <text:p> </text:p>
          </table:table-cell>
          <table:table-cell table:style-name="ce74" office:value-type="string" calcext:value-type="string">
            <text:p>Identifier for the customer of a 3rd party logistics warehousing company (Supplied by Belspeed)</text:p>
          </table:table-cell>
          <table:table-cell table:style-name="ce82"/>
          <table:table-cell table:formula="of:=&quot;'&quot; &amp; [.$B31] &amp; &quot;': '',&quot;" office:value-type="string" office:string-value="'Client Id': ''," calcext:value-type="string">
            <text:p>'Client Id': '',</text:p>
          </table:table-cell>
          <table:table-cell table:style-name="ce40" table:formula="of:=&quot;{&quot;&quot;&quot; &amp; [.$A$1] &amp; &quot;&quot;&quot;: &quot;&quot;&quot; &amp; [.A31] &amp; &quot;&quot;&quot;, &quot;&quot;&quot; &amp; [.$B$1] &amp; &quot;&quot;&quot;: &quot;&quot;&quot; &amp; [.B31] &amp; &quot;&quot;&quot;, &quot;&quot;&quot; &amp; [.$C$1] &amp; &quot;&quot;&quot;: &quot;&quot;&quot; &amp; [.C31] &amp; &quot;&quot;&quot;, &quot;&quot;&quot; &amp; [.$D$1] &amp; &quot;&quot;&quot;: &quot;&quot;&quot; &amp; [.D31] &amp; &quot;&quot;&quot;, &quot;&quot;&quot; &amp; [.$E$1] &amp; &quot;&quot;&quot;: &quot;&quot;&quot; &amp; [.E31] &amp; &quot;&quot;&quot;, &quot;&quot;&quot; &amp; [.$F$1] &amp; &quot;&quot;&quot;: &quot;&quot;&quot; &amp; [.F31] &amp; &quot;&quot;&quot;, &quot;&quot;&quot; &amp; [.$G$1] &amp; &quot;&quot;&quot;: &quot;&quot;&quot; &amp; [.G31] &amp; &quot;&quot;&quot;, &quot;&quot;&quot; &amp; [.$H$1] &amp; &quot;&quot;&quot;: &quot;&quot;&quot; &amp; [.H31] &amp;  &quot;&quot;&quot;},&quot;" office:value-type="string" office:string-value="{&quot;Number&quot;: &quot;30&quot;, &quot;Name&quot;: &quot;Client Id&quot;, &quot;Type&quot;: &quot;String&quot;, &quot;Length&quot;: &quot;10&quot;, &quot;Required&quot;: &quot;Required&quot;, &quot;Allowed Values&quot;: &quot;Upper Case&quot;, &quot;Default&quot;: &quot; &quot;, &quot;Comments&quot;: &quot;Identifier for the customer of a 3rd party logistics warehousing company (Supplied by Belspeed)&quot;}," calcext:value-type="string">
            <text:p>{"Number": "30", "Name": "Client Id", "Type": "String", "Length": "10", "Required": "Required", "Allowed Values": "Upper Case", "Default": " ", "Comments": "Identifier for the customer of a 3rd party logistics warehousing company (Supplied by Belspeed)"},</text:p>
          </table:table-cell>
        </table:table-row>
        <table:table-row table:style-name="ro6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Disallow Merge Rules</text:p>
          </table:table-cell>
          <table:table-cell table:style-name="ce66" office:value-type="string" calcext:value-type="string">
            <text:p>Flag</text:p>
          </table:table-cell>
          <table:table-cell table:style-name="ce70" office:value-type="float" office:value="1" calcext:value-type="float">
            <text:p>1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' | 'N'</text:p>
          </table:table-cell>
          <table:table-cell table:style-name="ce66" office:value-type="string" calcext:value-type="string">
            <text:p>'N'</text:p>
          </table:table-cell>
          <table:table-cell table:style-name="ce52" office:value-type="string" calcext:value-type="string">
            <text:p>Whether merge rules disallowed</text:p>
          </table:table-cell>
          <table:table-cell table:style-name="ce83"/>
          <table:table-cell table:formula="of:=&quot;'&quot; &amp; [.$B32] &amp; &quot;': '',&quot;" office:value-type="string" office:string-value="'Disallow Merge Rules': ''," calcext:value-type="string">
            <text:p>'Disallow Merge Rules': '',</text:p>
          </table:table-cell>
          <table:table-cell table:style-name="ce40" table:formula="of:=&quot;{&quot;&quot;&quot; &amp; [.$A$1] &amp; &quot;&quot;&quot;: &quot;&quot;&quot; &amp; [.A32] &amp; &quot;&quot;&quot;, &quot;&quot;&quot; &amp; [.$B$1] &amp; &quot;&quot;&quot;: &quot;&quot;&quot; &amp; [.B32] &amp; &quot;&quot;&quot;, &quot;&quot;&quot; &amp; [.$C$1] &amp; &quot;&quot;&quot;: &quot;&quot;&quot; &amp; [.C32] &amp; &quot;&quot;&quot;, &quot;&quot;&quot; &amp; [.$D$1] &amp; &quot;&quot;&quot;: &quot;&quot;&quot; &amp; [.D32] &amp; &quot;&quot;&quot;, &quot;&quot;&quot; &amp; [.$E$1] &amp; &quot;&quot;&quot;: &quot;&quot;&quot; &amp; [.E32] &amp; &quot;&quot;&quot;, &quot;&quot;&quot; &amp; [.$F$1] &amp; &quot;&quot;&quot;: &quot;&quot;&quot; &amp; [.F32] &amp; &quot;&quot;&quot;, &quot;&quot;&quot; &amp; [.$G$1] &amp; &quot;&quot;&quot;: &quot;&quot;&quot; &amp; [.G32] &amp; &quot;&quot;&quot;, &quot;&quot;&quot; &amp; [.$H$1] &amp; &quot;&quot;&quot;: &quot;&quot;&quot; &amp; [.H32] &amp;  &quot;&quot;&quot;},&quot;" office:value-type="string" office:string-value="{&quot;Number&quot;: &quot;31&quot;, &quot;Name&quot;: &quot;Disallow Merge Rules&quot;, &quot;Type&quot;: &quot;Flag&quot;, &quot;Length&quot;: &quot;1&quot;, &quot;Required&quot;: &quot;Optional&quot;, &quot;Allowed Values&quot;: &quot;'Y' | 'N'&quot;, &quot;Default&quot;: &quot;'N'&quot;, &quot;Comments&quot;: &quot;Whether merge rules disallowed&quot;}," calcext:value-type="string">
            <text:p>{"Number": "31", "Name": "Disallow Merge Rules", "Type": "Flag", "Length": "1", "Required": "Optional", "Allowed Values": "'Y' | 'N'", "Default": "'N'", "Comments": "Whether merge rules disallowed"},</text:p>
          </table:table-cell>
        </table:table-row>
        <table:table-row table:style-name="ro7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User Def Type 1</text:p>
          </table:table-cell>
          <table:table-cell table:style-name="ce67" office:value-type="string" calcext:value-type="string">
            <text:p>String</text:p>
          </table:table-cell>
          <table:table-cell table:style-name="ce71" office:value-type="float" office:value="30" calcext:value-type="float">
            <text:p>30</text:p>
          </table:table-cell>
          <table:table-cell table:style-name="ce67" office:value-type="string" calcext:value-type="string">
            <text:p>Required</text:p>
          </table:table-cell>
          <table:table-cell table:style-name="ce51" office:value-type="string" calcext:value-type="string">
            <text:p>Upper Case</text:p>
          </table:table-cell>
          <table:table-cell table:style-name="ce77" office:value-type="string" calcext:value-type="string">
            <text:p> </text:p>
          </table:table-cell>
          <table:table-cell table:style-name="ce55" office:value-type="string" calcext:value-type="string">
            <text:p>Invoice number or pre_advice_id when not available</text:p>
          </table:table-cell>
          <table:table-cell table:style-name="ce82"/>
          <table:table-cell table:formula="of:=&quot;'&quot; &amp; [.$B33] &amp; &quot;': '',&quot;" office:value-type="string" office:string-value="'User Def Type 1': ''," calcext:value-type="string">
            <text:p>'User Def Type 1': '',</text:p>
          </table:table-cell>
          <table:table-cell table:style-name="ce40" table:formula="of:=&quot;{&quot;&quot;&quot; &amp; [.$A$1] &amp; &quot;&quot;&quot;: &quot;&quot;&quot; &amp; [.A33] &amp; &quot;&quot;&quot;, &quot;&quot;&quot; &amp; [.$B$1] &amp; &quot;&quot;&quot;: &quot;&quot;&quot; &amp; [.B33] &amp; &quot;&quot;&quot;, &quot;&quot;&quot; &amp; [.$C$1] &amp; &quot;&quot;&quot;: &quot;&quot;&quot; &amp; [.C33] &amp; &quot;&quot;&quot;, &quot;&quot;&quot; &amp; [.$D$1] &amp; &quot;&quot;&quot;: &quot;&quot;&quot; &amp; [.D33] &amp; &quot;&quot;&quot;, &quot;&quot;&quot; &amp; [.$E$1] &amp; &quot;&quot;&quot;: &quot;&quot;&quot; &amp; [.E33] &amp; &quot;&quot;&quot;, &quot;&quot;&quot; &amp; [.$F$1] &amp; &quot;&quot;&quot;: &quot;&quot;&quot; &amp; [.F33] &amp; &quot;&quot;&quot;, &quot;&quot;&quot; &amp; [.$G$1] &amp; &quot;&quot;&quot;: &quot;&quot;&quot; &amp; [.G33] &amp; &quot;&quot;&quot;, &quot;&quot;&quot; &amp; [.$H$1] &amp; &quot;&quot;&quot;: &quot;&quot;&quot; &amp; [.H33] &amp;  &quot;&quot;&quot;},&quot;" office:value-type="string" office:string-value="{&quot;Number&quot;: &quot;32&quot;, &quot;Name&quot;: &quot;User Def Type 1&quot;, &quot;Type&quot;: &quot;String&quot;, &quot;Length&quot;: &quot;30&quot;, &quot;Required&quot;: &quot;Required&quot;, &quot;Allowed Values&quot;: &quot;Upper Case&quot;, &quot;Default&quot;: &quot; &quot;, &quot;Comments&quot;: &quot;Invoice number or pre_advice_id when not available&quot;}," calcext:value-type="string">
            <text:p>{"Number": "32", "Name": "User Def Type 1", "Type": "String", "Length": "30", "Required": "Required", "Allowed Values": "Upper Case", "Default": " ", "Comments": "Invoice number or pre_advice_id when not available"},</text:p>
          </table:table-cell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User Def Type 2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30" calcext:value-type="float">
            <text:p>3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type 2</text:p>
          </table:table-cell>
          <table:table-cell table:style-name="ce83"/>
          <table:table-cell table:formula="of:=&quot;'&quot; &amp; [.$B34] &amp; &quot;': '',&quot;" office:value-type="string" office:string-value="'User Def Type 2': ''," calcext:value-type="string">
            <text:p>'User Def Type 2': '',</text:p>
          </table:table-cell>
          <table:table-cell table:style-name="ce40" table:formula="of:=&quot;{&quot;&quot;&quot; &amp; [.$A$1] &amp; &quot;&quot;&quot;: &quot;&quot;&quot; &amp; [.A34] &amp; &quot;&quot;&quot;, &quot;&quot;&quot; &amp; [.$B$1] &amp; &quot;&quot;&quot;: &quot;&quot;&quot; &amp; [.B34] &amp; &quot;&quot;&quot;, &quot;&quot;&quot; &amp; [.$C$1] &amp; &quot;&quot;&quot;: &quot;&quot;&quot; &amp; [.C34] &amp; &quot;&quot;&quot;, &quot;&quot;&quot; &amp; [.$D$1] &amp; &quot;&quot;&quot;: &quot;&quot;&quot; &amp; [.D34] &amp; &quot;&quot;&quot;, &quot;&quot;&quot; &amp; [.$E$1] &amp; &quot;&quot;&quot;: &quot;&quot;&quot; &amp; [.E34] &amp; &quot;&quot;&quot;, &quot;&quot;&quot; &amp; [.$F$1] &amp; &quot;&quot;&quot;: &quot;&quot;&quot; &amp; [.F34] &amp; &quot;&quot;&quot;, &quot;&quot;&quot; &amp; [.$G$1] &amp; &quot;&quot;&quot;: &quot;&quot;&quot; &amp; [.G34] &amp; &quot;&quot;&quot;, &quot;&quot;&quot; &amp; [.$H$1] &amp; &quot;&quot;&quot;: &quot;&quot;&quot; &amp; [.H34] &amp;  &quot;&quot;&quot;},&quot;" office:value-type="string" office:string-value="{&quot;Number&quot;: &quot;33&quot;, &quot;Name&quot;: &quot;User Def Type 2&quot;, &quot;Type&quot;: &quot;String&quot;, &quot;Length&quot;: &quot;30&quot;, &quot;Required&quot;: &quot;Optional&quot;, &quot;Allowed Values&quot;: &quot;Upper Case&quot;, &quot;Default&quot;: &quot; &quot;, &quot;Comments&quot;: &quot;User defined type 2&quot;}," calcext:value-type="string">
            <text:p>{"Number": "33", "Name": "User Def Type 2", "Type": "String", "Length": "30", "Required": "Optional", "Allowed Values": "Upper Case", "Default": " ", "Comments": "User defined type 2"},</text:p>
          </table:table-cell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User Def Type 3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30" calcext:value-type="float">
            <text:p>3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type 3</text:p>
          </table:table-cell>
          <table:table-cell table:style-name="ce83"/>
          <table:table-cell table:formula="of:=&quot;'&quot; &amp; [.$B35] &amp; &quot;': '',&quot;" office:value-type="string" office:string-value="'User Def Type 3': ''," calcext:value-type="string">
            <text:p>'User Def Type 3': '',</text:p>
          </table:table-cell>
          <table:table-cell table:style-name="ce40" table:formula="of:=&quot;{&quot;&quot;&quot; &amp; [.$A$1] &amp; &quot;&quot;&quot;: &quot;&quot;&quot; &amp; [.A35] &amp; &quot;&quot;&quot;, &quot;&quot;&quot; &amp; [.$B$1] &amp; &quot;&quot;&quot;: &quot;&quot;&quot; &amp; [.B35] &amp; &quot;&quot;&quot;, &quot;&quot;&quot; &amp; [.$C$1] &amp; &quot;&quot;&quot;: &quot;&quot;&quot; &amp; [.C35] &amp; &quot;&quot;&quot;, &quot;&quot;&quot; &amp; [.$D$1] &amp; &quot;&quot;&quot;: &quot;&quot;&quot; &amp; [.D35] &amp; &quot;&quot;&quot;, &quot;&quot;&quot; &amp; [.$E$1] &amp; &quot;&quot;&quot;: &quot;&quot;&quot; &amp; [.E35] &amp; &quot;&quot;&quot;, &quot;&quot;&quot; &amp; [.$F$1] &amp; &quot;&quot;&quot;: &quot;&quot;&quot; &amp; [.F35] &amp; &quot;&quot;&quot;, &quot;&quot;&quot; &amp; [.$G$1] &amp; &quot;&quot;&quot;: &quot;&quot;&quot; &amp; [.G35] &amp; &quot;&quot;&quot;, &quot;&quot;&quot; &amp; [.$H$1] &amp; &quot;&quot;&quot;: &quot;&quot;&quot; &amp; [.H35] &amp;  &quot;&quot;&quot;},&quot;" office:value-type="string" office:string-value="{&quot;Number&quot;: &quot;34&quot;, &quot;Name&quot;: &quot;User Def Type 3&quot;, &quot;Type&quot;: &quot;String&quot;, &quot;Length&quot;: &quot;30&quot;, &quot;Required&quot;: &quot;Optional&quot;, &quot;Allowed Values&quot;: &quot;Upper Case&quot;, &quot;Default&quot;: &quot; &quot;, &quot;Comments&quot;: &quot;User defined type 3&quot;}," calcext:value-type="string">
            <text:p>{"Number": "34", "Name": "User Def Type 3", "Type": "String", "Length": "30", "Required": "Optional", "Allowed Values": "Upper Case", "Default": " ", "Comments": "User defined type 3"},</text:p>
          </table:table-cell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User Def Type 4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30" calcext:value-type="float">
            <text:p>3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type 4</text:p>
          </table:table-cell>
          <table:table-cell table:style-name="ce83"/>
          <table:table-cell table:formula="of:=&quot;'&quot; &amp; [.$B36] &amp; &quot;': '',&quot;" office:value-type="string" office:string-value="'User Def Type 4': ''," calcext:value-type="string">
            <text:p>'User Def Type 4': '',</text:p>
          </table:table-cell>
          <table:table-cell table:style-name="ce40" table:formula="of:=&quot;{&quot;&quot;&quot; &amp; [.$A$1] &amp; &quot;&quot;&quot;: &quot;&quot;&quot; &amp; [.A36] &amp; &quot;&quot;&quot;, &quot;&quot;&quot; &amp; [.$B$1] &amp; &quot;&quot;&quot;: &quot;&quot;&quot; &amp; [.B36] &amp; &quot;&quot;&quot;, &quot;&quot;&quot; &amp; [.$C$1] &amp; &quot;&quot;&quot;: &quot;&quot;&quot; &amp; [.C36] &amp; &quot;&quot;&quot;, &quot;&quot;&quot; &amp; [.$D$1] &amp; &quot;&quot;&quot;: &quot;&quot;&quot; &amp; [.D36] &amp; &quot;&quot;&quot;, &quot;&quot;&quot; &amp; [.$E$1] &amp; &quot;&quot;&quot;: &quot;&quot;&quot; &amp; [.E36] &amp; &quot;&quot;&quot;, &quot;&quot;&quot; &amp; [.$F$1] &amp; &quot;&quot;&quot;: &quot;&quot;&quot; &amp; [.F36] &amp; &quot;&quot;&quot;, &quot;&quot;&quot; &amp; [.$G$1] &amp; &quot;&quot;&quot;: &quot;&quot;&quot; &amp; [.G36] &amp; &quot;&quot;&quot;, &quot;&quot;&quot; &amp; [.$H$1] &amp; &quot;&quot;&quot;: &quot;&quot;&quot; &amp; [.H36] &amp;  &quot;&quot;&quot;},&quot;" office:value-type="string" office:string-value="{&quot;Number&quot;: &quot;35&quot;, &quot;Name&quot;: &quot;User Def Type 4&quot;, &quot;Type&quot;: &quot;String&quot;, &quot;Length&quot;: &quot;30&quot;, &quot;Required&quot;: &quot;Optional&quot;, &quot;Allowed Values&quot;: &quot;Upper Case&quot;, &quot;Default&quot;: &quot; &quot;, &quot;Comments&quot;: &quot;User defined type 4&quot;}," calcext:value-type="string">
            <text:p>{"Number": "35", "Name": "User Def Type 4", "Type": "String", "Length": "30", "Required": "Optional", "Allowed Values": "Upper Case", "Default": " ", "Comments": "User defined type 4"},</text:p>
          </table:table-cell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7" office:value-type="string" calcext:value-type="string">
            <text:p>User Def Type 5</text:p>
          </table:table-cell>
          <table:table-cell table:style-name="ce65" office:value-type="string" calcext:value-type="string">
            <text:p>String</text:p>
          </table:table-cell>
          <table:table-cell table:style-name="ce69" office:value-type="float" office:value="30" calcext:value-type="float">
            <text:p>30</text:p>
          </table:table-cell>
          <table:table-cell table:style-name="ce65" office:value-type="string" calcext:value-type="string">
            <text:p>Required</text:p>
          </table:table-cell>
          <table:table-cell table:style-name="ce73" office:value-type="string" calcext:value-type="string">
            <text:p>Upper Case</text:p>
          </table:table-cell>
          <table:table-cell table:style-name="ce75" office:value-type="string" calcext:value-type="string">
            <text:p> </text:p>
          </table:table-cell>
          <table:table-cell table:style-name="ce73" office:value-type="string" calcext:value-type="string">
            <text:p>Abbreviation of the brand</text:p>
          </table:table-cell>
          <table:table-cell table:style-name="ce81"/>
          <table:table-cell table:formula="of:=&quot;'&quot; &amp; [.$B37] &amp; &quot;': '',&quot;" office:value-type="string" office:string-value="'User Def Type 5': ''," calcext:value-type="string">
            <text:p>'User Def Type 5': '',</text:p>
          </table:table-cell>
          <table:table-cell table:style-name="ce40" table:formula="of:=&quot;{&quot;&quot;&quot; &amp; [.$A$1] &amp; &quot;&quot;&quot;: &quot;&quot;&quot; &amp; [.A37] &amp; &quot;&quot;&quot;, &quot;&quot;&quot; &amp; [.$B$1] &amp; &quot;&quot;&quot;: &quot;&quot;&quot; &amp; [.B37] &amp; &quot;&quot;&quot;, &quot;&quot;&quot; &amp; [.$C$1] &amp; &quot;&quot;&quot;: &quot;&quot;&quot; &amp; [.C37] &amp; &quot;&quot;&quot;, &quot;&quot;&quot; &amp; [.$D$1] &amp; &quot;&quot;&quot;: &quot;&quot;&quot; &amp; [.D37] &amp; &quot;&quot;&quot;, &quot;&quot;&quot; &amp; [.$E$1] &amp; &quot;&quot;&quot;: &quot;&quot;&quot; &amp; [.E37] &amp; &quot;&quot;&quot;, &quot;&quot;&quot; &amp; [.$F$1] &amp; &quot;&quot;&quot;: &quot;&quot;&quot; &amp; [.F37] &amp; &quot;&quot;&quot;, &quot;&quot;&quot; &amp; [.$G$1] &amp; &quot;&quot;&quot;: &quot;&quot;&quot; &amp; [.G37] &amp; &quot;&quot;&quot;, &quot;&quot;&quot; &amp; [.$H$1] &amp; &quot;&quot;&quot;: &quot;&quot;&quot; &amp; [.H37] &amp;  &quot;&quot;&quot;},&quot;" office:value-type="string" office:string-value="{&quot;Number&quot;: &quot;36&quot;, &quot;Name&quot;: &quot;User Def Type 5&quot;, &quot;Type&quot;: &quot;String&quot;, &quot;Length&quot;: &quot;30&quot;, &quot;Required&quot;: &quot;Required&quot;, &quot;Allowed Values&quot;: &quot;Upper Case&quot;, &quot;Default&quot;: &quot; &quot;, &quot;Comments&quot;: &quot;Abbreviation of the brand&quot;}," calcext:value-type="string">
            <text:p>{"Number": "36", "Name": "User Def Type 5", "Type": "String", "Length": "30", "Required": "Required", "Allowed Values": "Upper Case", "Default": " ", "Comments": "Abbreviation of the brand"},</text:p>
          </table:table-cell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7" office:value-type="string" calcext:value-type="string">
            <text:p>User Def Type 6</text:p>
          </table:table-cell>
          <table:table-cell table:style-name="ce65" office:value-type="string" calcext:value-type="string">
            <text:p>String</text:p>
          </table:table-cell>
          <table:table-cell table:style-name="ce69" office:value-type="float" office:value="30" calcext:value-type="float">
            <text:p>30</text:p>
          </table:table-cell>
          <table:table-cell table:style-name="ce65" office:value-type="string" calcext:value-type="string">
            <text:p>Required</text:p>
          </table:table-cell>
          <table:table-cell table:style-name="ce73" office:value-type="string" calcext:value-type="string">
            <text:p>Upper Case</text:p>
          </table:table-cell>
          <table:table-cell table:style-name="ce75" office:value-type="string" calcext:value-type="string">
            <text:p> </text:p>
          </table:table-cell>
          <table:table-cell table:style-name="ce73" office:value-type="string" calcext:value-type="string">
            <text:p>"INCOMING"</text:p>
          </table:table-cell>
          <table:table-cell table:style-name="ce81"/>
          <table:table-cell table:formula="of:=&quot;'&quot; &amp; [.$B38] &amp; &quot;': '',&quot;" office:value-type="string" office:string-value="'User Def Type 6': ''," calcext:value-type="string">
            <text:p>'User Def Type 6': '',</text:p>
          </table:table-cell>
          <table:table-cell table:style-name="ce40" table:formula="of:=&quot;{&quot;&quot;&quot; &amp; [.$A$1] &amp; &quot;&quot;&quot;: &quot;&quot;&quot; &amp; [.A38] &amp; &quot;&quot;&quot;, &quot;&quot;&quot; &amp; [.$B$1] &amp; &quot;&quot;&quot;: &quot;&quot;&quot; &amp; [.B38] &amp; &quot;&quot;&quot;, &quot;&quot;&quot; &amp; [.$C$1] &amp; &quot;&quot;&quot;: &quot;&quot;&quot; &amp; [.C38] &amp; &quot;&quot;&quot;, &quot;&quot;&quot; &amp; [.$D$1] &amp; &quot;&quot;&quot;: &quot;&quot;&quot; &amp; [.D38] &amp; &quot;&quot;&quot;, &quot;&quot;&quot; &amp; [.$E$1] &amp; &quot;&quot;&quot;: &quot;&quot;&quot; &amp; [.E38] &amp; &quot;&quot;&quot;, &quot;&quot;&quot; &amp; [.$F$1] &amp; &quot;&quot;&quot;: &quot;&quot;&quot; &amp; [.F38] &amp; &quot;&quot;&quot;, &quot;&quot;&quot; &amp; [.$G$1] &amp; &quot;&quot;&quot;: &quot;&quot;&quot; &amp; [.G38] &amp; &quot;&quot;&quot;, &quot;&quot;&quot; &amp; [.$H$1] &amp; &quot;&quot;&quot;: &quot;&quot;&quot; &amp; [.H38] &amp;  &quot;&quot;&quot;},&quot;" office:value-type="string" office:string-value="{&quot;Number&quot;: &quot;37&quot;, &quot;Name&quot;: &quot;User Def Type 6&quot;, &quot;Type&quot;: &quot;String&quot;, &quot;Length&quot;: &quot;30&quot;, &quot;Required&quot;: &quot;Required&quot;, &quot;Allowed Values&quot;: &quot;Upper Case&quot;, &quot;Default&quot;: &quot; &quot;, &quot;Comments&quot;: &quot;&quot;INCOMING&quot;&quot;}," calcext:value-type="string">
            <text:p>{"Number": "37", "Name": "User Def Type 6", "Type": "String", "Length": "30", "Required": "Required", "Allowed Values": "Upper Case", "Default": " ", "Comments": ""INCOMING""},</text:p>
          </table:table-cell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User Def Type 7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30" calcext:value-type="float">
            <text:p>3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type 7</text:p>
          </table:table-cell>
          <table:table-cell table:style-name="ce83"/>
          <table:table-cell table:formula="of:=&quot;'&quot; &amp; [.$B39] &amp; &quot;': '',&quot;" office:value-type="string" office:string-value="'User Def Type 7': ''," calcext:value-type="string">
            <text:p>'User Def Type 7': '',</text:p>
          </table:table-cell>
          <table:table-cell table:style-name="ce40" table:formula="of:=&quot;{&quot;&quot;&quot; &amp; [.$A$1] &amp; &quot;&quot;&quot;: &quot;&quot;&quot; &amp; [.A39] &amp; &quot;&quot;&quot;, &quot;&quot;&quot; &amp; [.$B$1] &amp; &quot;&quot;&quot;: &quot;&quot;&quot; &amp; [.B39] &amp; &quot;&quot;&quot;, &quot;&quot;&quot; &amp; [.$C$1] &amp; &quot;&quot;&quot;: &quot;&quot;&quot; &amp; [.C39] &amp; &quot;&quot;&quot;, &quot;&quot;&quot; &amp; [.$D$1] &amp; &quot;&quot;&quot;: &quot;&quot;&quot; &amp; [.D39] &amp; &quot;&quot;&quot;, &quot;&quot;&quot; &amp; [.$E$1] &amp; &quot;&quot;&quot;: &quot;&quot;&quot; &amp; [.E39] &amp; &quot;&quot;&quot;, &quot;&quot;&quot; &amp; [.$F$1] &amp; &quot;&quot;&quot;: &quot;&quot;&quot; &amp; [.F39] &amp; &quot;&quot;&quot;, &quot;&quot;&quot; &amp; [.$G$1] &amp; &quot;&quot;&quot;: &quot;&quot;&quot; &amp; [.G39] &amp; &quot;&quot;&quot;, &quot;&quot;&quot; &amp; [.$H$1] &amp; &quot;&quot;&quot;: &quot;&quot;&quot; &amp; [.H39] &amp;  &quot;&quot;&quot;},&quot;" office:value-type="string" office:string-value="{&quot;Number&quot;: &quot;38&quot;, &quot;Name&quot;: &quot;User Def Type 7&quot;, &quot;Type&quot;: &quot;String&quot;, &quot;Length&quot;: &quot;30&quot;, &quot;Required&quot;: &quot;Optional&quot;, &quot;Allowed Values&quot;: &quot;Upper Case&quot;, &quot;Default&quot;: &quot; &quot;, &quot;Comments&quot;: &quot;User defined type 7&quot;}," calcext:value-type="string">
            <text:p>{"Number": "38", "Name": "User Def Type 7", "Type": "String", "Length": "30", "Required": "Optional", "Allowed Values": "Upper Case", "Default": " ", "Comments": "User defined type 7"},</text:p>
          </table:table-cell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User Def Type 8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30" calcext:value-type="float">
            <text:p>3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type 8</text:p>
          </table:table-cell>
          <table:table-cell table:style-name="ce83"/>
          <table:table-cell table:formula="of:=&quot;'&quot; &amp; [.$B40] &amp; &quot;': '',&quot;" office:value-type="string" office:string-value="'User Def Type 8': ''," calcext:value-type="string">
            <text:p>'User Def Type 8': '',</text:p>
          </table:table-cell>
          <table:table-cell table:style-name="ce40" table:formula="of:=&quot;{&quot;&quot;&quot; &amp; [.$A$1] &amp; &quot;&quot;&quot;: &quot;&quot;&quot; &amp; [.A40] &amp; &quot;&quot;&quot;, &quot;&quot;&quot; &amp; [.$B$1] &amp; &quot;&quot;&quot;: &quot;&quot;&quot; &amp; [.B40] &amp; &quot;&quot;&quot;, &quot;&quot;&quot; &amp; [.$C$1] &amp; &quot;&quot;&quot;: &quot;&quot;&quot; &amp; [.C40] &amp; &quot;&quot;&quot;, &quot;&quot;&quot; &amp; [.$D$1] &amp; &quot;&quot;&quot;: &quot;&quot;&quot; &amp; [.D40] &amp; &quot;&quot;&quot;, &quot;&quot;&quot; &amp; [.$E$1] &amp; &quot;&quot;&quot;: &quot;&quot;&quot; &amp; [.E40] &amp; &quot;&quot;&quot;, &quot;&quot;&quot; &amp; [.$F$1] &amp; &quot;&quot;&quot;: &quot;&quot;&quot; &amp; [.F40] &amp; &quot;&quot;&quot;, &quot;&quot;&quot; &amp; [.$G$1] &amp; &quot;&quot;&quot;: &quot;&quot;&quot; &amp; [.G40] &amp; &quot;&quot;&quot;, &quot;&quot;&quot; &amp; [.$H$1] &amp; &quot;&quot;&quot;: &quot;&quot;&quot; &amp; [.H40] &amp;  &quot;&quot;&quot;},&quot;" office:value-type="string" office:string-value="{&quot;Number&quot;: &quot;39&quot;, &quot;Name&quot;: &quot;User Def Type 8&quot;, &quot;Type&quot;: &quot;String&quot;, &quot;Length&quot;: &quot;30&quot;, &quot;Required&quot;: &quot;Optional&quot;, &quot;Allowed Values&quot;: &quot;Upper Case&quot;, &quot;Default&quot;: &quot; &quot;, &quot;Comments&quot;: &quot;User defined type 8&quot;}," calcext:value-type="string">
            <text:p>{"Number": "39", "Name": "User Def Type 8", "Type": "String", "Length": "30", "Required": "Optional", "Allowed Values": "Upper Case", "Default": " ", "Comments": "User defined type 8"},</text:p>
          </table:table-cell>
        </table:table-row>
        <table:table-row table:style-name="ro6">
          <table:table-cell table:style-name="ce4" office:value-type="float" office:value="40" calcext:value-type="float">
            <text:p>40</text:p>
          </table:table-cell>
          <table:table-cell table:style-name="ce9" office:value-type="string" calcext:value-type="string">
            <text:p>User Def Chk 1</text:p>
          </table:table-cell>
          <table:table-cell table:style-name="ce66" office:value-type="string" calcext:value-type="string">
            <text:p>Flag</text:p>
          </table:table-cell>
          <table:table-cell table:style-name="ce70" office:value-type="float" office:value="1" calcext:value-type="float">
            <text:p>1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' | 'N'</text:p>
          </table:table-cell>
          <table:table-cell table:style-name="ce66" office:value-type="string" calcext:value-type="string">
            <text:p>'N'</text:p>
          </table:table-cell>
          <table:table-cell table:style-name="ce52" office:value-type="string" calcext:value-type="string">
            <text:p>User defined check box 1</text:p>
          </table:table-cell>
          <table:table-cell table:style-name="ce83"/>
          <table:table-cell table:formula="of:=&quot;'&quot; &amp; [.$B41] &amp; &quot;': '',&quot;" office:value-type="string" office:string-value="'User Def Chk 1': ''," calcext:value-type="string">
            <text:p>'User Def Chk 1': '',</text:p>
          </table:table-cell>
          <table:table-cell table:style-name="ce40" table:formula="of:=&quot;{&quot;&quot;&quot; &amp; [.$A$1] &amp; &quot;&quot;&quot;: &quot;&quot;&quot; &amp; [.A41] &amp; &quot;&quot;&quot;, &quot;&quot;&quot; &amp; [.$B$1] &amp; &quot;&quot;&quot;: &quot;&quot;&quot; &amp; [.B41] &amp; &quot;&quot;&quot;, &quot;&quot;&quot; &amp; [.$C$1] &amp; &quot;&quot;&quot;: &quot;&quot;&quot; &amp; [.C41] &amp; &quot;&quot;&quot;, &quot;&quot;&quot; &amp; [.$D$1] &amp; &quot;&quot;&quot;: &quot;&quot;&quot; &amp; [.D41] &amp; &quot;&quot;&quot;, &quot;&quot;&quot; &amp; [.$E$1] &amp; &quot;&quot;&quot;: &quot;&quot;&quot; &amp; [.E41] &amp; &quot;&quot;&quot;, &quot;&quot;&quot; &amp; [.$F$1] &amp; &quot;&quot;&quot;: &quot;&quot;&quot; &amp; [.F41] &amp; &quot;&quot;&quot;, &quot;&quot;&quot; &amp; [.$G$1] &amp; &quot;&quot;&quot;: &quot;&quot;&quot; &amp; [.G41] &amp; &quot;&quot;&quot;, &quot;&quot;&quot; &amp; [.$H$1] &amp; &quot;&quot;&quot;: &quot;&quot;&quot; &amp; [.H41] &amp;  &quot;&quot;&quot;},&quot;" office:value-type="string" office:string-value="{&quot;Number&quot;: &quot;40&quot;, &quot;Name&quot;: &quot;User Def Chk 1&quot;, &quot;Type&quot;: &quot;Flag&quot;, &quot;Length&quot;: &quot;1&quot;, &quot;Required&quot;: &quot;Optional&quot;, &quot;Allowed Values&quot;: &quot;'Y' | 'N'&quot;, &quot;Default&quot;: &quot;'N'&quot;, &quot;Comments&quot;: &quot;User defined check box 1&quot;}," calcext:value-type="string">
            <text:p>{"Number": "40", "Name": "User Def Chk 1", "Type": "Flag", "Length": "1", "Required": "Optional", "Allowed Values": "'Y' | 'N'", "Default": "'N'", "Comments": "User defined check box 1"},</text:p>
          </table:table-cell>
        </table:table-row>
        <table:table-row table:style-name="ro6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User Def Chk 2</text:p>
          </table:table-cell>
          <table:table-cell table:style-name="ce66" office:value-type="string" calcext:value-type="string">
            <text:p>Flag</text:p>
          </table:table-cell>
          <table:table-cell table:style-name="ce70" office:value-type="float" office:value="1" calcext:value-type="float">
            <text:p>1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' | 'N'</text:p>
          </table:table-cell>
          <table:table-cell table:style-name="ce66" office:value-type="string" calcext:value-type="string">
            <text:p>'N'</text:p>
          </table:table-cell>
          <table:table-cell table:style-name="ce52" office:value-type="string" calcext:value-type="string">
            <text:p>User defined check box 2</text:p>
          </table:table-cell>
          <table:table-cell table:style-name="ce83"/>
          <table:table-cell table:formula="of:=&quot;'&quot; &amp; [.$B42] &amp; &quot;': '',&quot;" office:value-type="string" office:string-value="'User Def Chk 2': ''," calcext:value-type="string">
            <text:p>'User Def Chk 2': '',</text:p>
          </table:table-cell>
          <table:table-cell table:style-name="ce40" table:formula="of:=&quot;{&quot;&quot;&quot; &amp; [.$A$1] &amp; &quot;&quot;&quot;: &quot;&quot;&quot; &amp; [.A42] &amp; &quot;&quot;&quot;, &quot;&quot;&quot; &amp; [.$B$1] &amp; &quot;&quot;&quot;: &quot;&quot;&quot; &amp; [.B42] &amp; &quot;&quot;&quot;, &quot;&quot;&quot; &amp; [.$C$1] &amp; &quot;&quot;&quot;: &quot;&quot;&quot; &amp; [.C42] &amp; &quot;&quot;&quot;, &quot;&quot;&quot; &amp; [.$D$1] &amp; &quot;&quot;&quot;: &quot;&quot;&quot; &amp; [.D42] &amp; &quot;&quot;&quot;, &quot;&quot;&quot; &amp; [.$E$1] &amp; &quot;&quot;&quot;: &quot;&quot;&quot; &amp; [.E42] &amp; &quot;&quot;&quot;, &quot;&quot;&quot; &amp; [.$F$1] &amp; &quot;&quot;&quot;: &quot;&quot;&quot; &amp; [.F42] &amp; &quot;&quot;&quot;, &quot;&quot;&quot; &amp; [.$G$1] &amp; &quot;&quot;&quot;: &quot;&quot;&quot; &amp; [.G42] &amp; &quot;&quot;&quot;, &quot;&quot;&quot; &amp; [.$H$1] &amp; &quot;&quot;&quot;: &quot;&quot;&quot; &amp; [.H42] &amp;  &quot;&quot;&quot;},&quot;" office:value-type="string" office:string-value="{&quot;Number&quot;: &quot;41&quot;, &quot;Name&quot;: &quot;User Def Chk 2&quot;, &quot;Type&quot;: &quot;Flag&quot;, &quot;Length&quot;: &quot;1&quot;, &quot;Required&quot;: &quot;Optional&quot;, &quot;Allowed Values&quot;: &quot;'Y' | 'N'&quot;, &quot;Default&quot;: &quot;'N'&quot;, &quot;Comments&quot;: &quot;User defined check box 2&quot;}," calcext:value-type="string">
            <text:p>{"Number": "41", "Name": "User Def Chk 2", "Type": "Flag", "Length": "1", "Required": "Optional", "Allowed Values": "'Y' | 'N'", "Default": "'N'", "Comments": "User defined check box 2"},</text:p>
          </table:table-cell>
        </table:table-row>
        <table:table-row table:style-name="ro6">
          <table:table-cell table:style-name="ce4" office:value-type="float" office:value="42" calcext:value-type="float">
            <text:p>42</text:p>
          </table:table-cell>
          <table:table-cell table:style-name="ce9" office:value-type="string" calcext:value-type="string">
            <text:p>User Def Chk 3</text:p>
          </table:table-cell>
          <table:table-cell table:style-name="ce66" office:value-type="string" calcext:value-type="string">
            <text:p>Flag</text:p>
          </table:table-cell>
          <table:table-cell table:style-name="ce70" office:value-type="float" office:value="1" calcext:value-type="float">
            <text:p>1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' | 'N'</text:p>
          </table:table-cell>
          <table:table-cell table:style-name="ce66" office:value-type="string" calcext:value-type="string">
            <text:p>'N'</text:p>
          </table:table-cell>
          <table:table-cell table:style-name="ce52" office:value-type="string" calcext:value-type="string">
            <text:p>User defined check box 3</text:p>
          </table:table-cell>
          <table:table-cell table:style-name="ce83"/>
          <table:table-cell table:formula="of:=&quot;'&quot; &amp; [.$B43] &amp; &quot;': '',&quot;" office:value-type="string" office:string-value="'User Def Chk 3': ''," calcext:value-type="string">
            <text:p>'User Def Chk 3': '',</text:p>
          </table:table-cell>
          <table:table-cell table:style-name="ce40" table:formula="of:=&quot;{&quot;&quot;&quot; &amp; [.$A$1] &amp; &quot;&quot;&quot;: &quot;&quot;&quot; &amp; [.A43] &amp; &quot;&quot;&quot;, &quot;&quot;&quot; &amp; [.$B$1] &amp; &quot;&quot;&quot;: &quot;&quot;&quot; &amp; [.B43] &amp; &quot;&quot;&quot;, &quot;&quot;&quot; &amp; [.$C$1] &amp; &quot;&quot;&quot;: &quot;&quot;&quot; &amp; [.C43] &amp; &quot;&quot;&quot;, &quot;&quot;&quot; &amp; [.$D$1] &amp; &quot;&quot;&quot;: &quot;&quot;&quot; &amp; [.D43] &amp; &quot;&quot;&quot;, &quot;&quot;&quot; &amp; [.$E$1] &amp; &quot;&quot;&quot;: &quot;&quot;&quot; &amp; [.E43] &amp; &quot;&quot;&quot;, &quot;&quot;&quot; &amp; [.$F$1] &amp; &quot;&quot;&quot;: &quot;&quot;&quot; &amp; [.F43] &amp; &quot;&quot;&quot;, &quot;&quot;&quot; &amp; [.$G$1] &amp; &quot;&quot;&quot;: &quot;&quot;&quot; &amp; [.G43] &amp; &quot;&quot;&quot;, &quot;&quot;&quot; &amp; [.$H$1] &amp; &quot;&quot;&quot;: &quot;&quot;&quot; &amp; [.H43] &amp;  &quot;&quot;&quot;},&quot;" office:value-type="string" office:string-value="{&quot;Number&quot;: &quot;42&quot;, &quot;Name&quot;: &quot;User Def Chk 3&quot;, &quot;Type&quot;: &quot;Flag&quot;, &quot;Length&quot;: &quot;1&quot;, &quot;Required&quot;: &quot;Optional&quot;, &quot;Allowed Values&quot;: &quot;'Y' | 'N'&quot;, &quot;Default&quot;: &quot;'N'&quot;, &quot;Comments&quot;: &quot;User defined check box 3&quot;}," calcext:value-type="string">
            <text:p>{"Number": "42", "Name": "User Def Chk 3", "Type": "Flag", "Length": "1", "Required": "Optional", "Allowed Values": "'Y' | 'N'", "Default": "'N'", "Comments": "User defined check box 3"},</text:p>
          </table:table-cell>
        </table:table-row>
        <table:table-row table:style-name="ro6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User Def Chk 4</text:p>
          </table:table-cell>
          <table:table-cell table:style-name="ce66" office:value-type="string" calcext:value-type="string">
            <text:p>Flag</text:p>
          </table:table-cell>
          <table:table-cell table:style-name="ce70" office:value-type="float" office:value="1" calcext:value-type="float">
            <text:p>1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' | 'N'</text:p>
          </table:table-cell>
          <table:table-cell table:style-name="ce66" office:value-type="string" calcext:value-type="string">
            <text:p>'N'</text:p>
          </table:table-cell>
          <table:table-cell table:style-name="ce52" office:value-type="string" calcext:value-type="string">
            <text:p>User defined check box 4</text:p>
          </table:table-cell>
          <table:table-cell table:style-name="ce83"/>
          <table:table-cell table:formula="of:=&quot;'&quot; &amp; [.$B44] &amp; &quot;': '',&quot;" office:value-type="string" office:string-value="'User Def Chk 4': ''," calcext:value-type="string">
            <text:p>'User Def Chk 4': '',</text:p>
          </table:table-cell>
          <table:table-cell table:style-name="ce40" table:formula="of:=&quot;{&quot;&quot;&quot; &amp; [.$A$1] &amp; &quot;&quot;&quot;: &quot;&quot;&quot; &amp; [.A44] &amp; &quot;&quot;&quot;, &quot;&quot;&quot; &amp; [.$B$1] &amp; &quot;&quot;&quot;: &quot;&quot;&quot; &amp; [.B44] &amp; &quot;&quot;&quot;, &quot;&quot;&quot; &amp; [.$C$1] &amp; &quot;&quot;&quot;: &quot;&quot;&quot; &amp; [.C44] &amp; &quot;&quot;&quot;, &quot;&quot;&quot; &amp; [.$D$1] &amp; &quot;&quot;&quot;: &quot;&quot;&quot; &amp; [.D44] &amp; &quot;&quot;&quot;, &quot;&quot;&quot; &amp; [.$E$1] &amp; &quot;&quot;&quot;: &quot;&quot;&quot; &amp; [.E44] &amp; &quot;&quot;&quot;, &quot;&quot;&quot; &amp; [.$F$1] &amp; &quot;&quot;&quot;: &quot;&quot;&quot; &amp; [.F44] &amp; &quot;&quot;&quot;, &quot;&quot;&quot; &amp; [.$G$1] &amp; &quot;&quot;&quot;: &quot;&quot;&quot; &amp; [.G44] &amp; &quot;&quot;&quot;, &quot;&quot;&quot; &amp; [.$H$1] &amp; &quot;&quot;&quot;: &quot;&quot;&quot; &amp; [.H44] &amp;  &quot;&quot;&quot;},&quot;" office:value-type="string" office:string-value="{&quot;Number&quot;: &quot;43&quot;, &quot;Name&quot;: &quot;User Def Chk 4&quot;, &quot;Type&quot;: &quot;Flag&quot;, &quot;Length&quot;: &quot;1&quot;, &quot;Required&quot;: &quot;Optional&quot;, &quot;Allowed Values&quot;: &quot;'Y' | 'N'&quot;, &quot;Default&quot;: &quot;'N'&quot;, &quot;Comments&quot;: &quot;User defined check box 4&quot;}," calcext:value-type="string">
            <text:p>{"Number": "43", "Name": "User Def Chk 4", "Type": "Flag", "Length": "1", "Required": "Optional", "Allowed Values": "'Y' | 'N'", "Default": "'N'", "Comments": "User defined check box 4"},</text:p>
          </table:table-cell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User Def Date 1</text:p>
          </table:table-cell>
          <table:table-cell table:style-name="ce66" office:value-type="string" calcext:value-type="string">
            <text:p>Date</text:p>
          </table:table-cell>
          <table:table-cell table:style-name="ce70" office:value-type="float" office:value="14" calcext:value-type="float">
            <text:p>14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YYYMMDDHHMISS'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date 1</text:p>
          </table:table-cell>
          <table:table-cell table:style-name="ce83"/>
          <table:table-cell table:formula="of:=&quot;'&quot; &amp; [.$B45] &amp; &quot;': '',&quot;" office:value-type="string" office:string-value="'User Def Date 1': ''," calcext:value-type="string">
            <text:p>'User Def Date 1': '',</text:p>
          </table:table-cell>
          <table:table-cell table:style-name="ce40" table:formula="of:=&quot;{&quot;&quot;&quot; &amp; [.$A$1] &amp; &quot;&quot;&quot;: &quot;&quot;&quot; &amp; [.A45] &amp; &quot;&quot;&quot;, &quot;&quot;&quot; &amp; [.$B$1] &amp; &quot;&quot;&quot;: &quot;&quot;&quot; &amp; [.B45] &amp; &quot;&quot;&quot;, &quot;&quot;&quot; &amp; [.$C$1] &amp; &quot;&quot;&quot;: &quot;&quot;&quot; &amp; [.C45] &amp; &quot;&quot;&quot;, &quot;&quot;&quot; &amp; [.$D$1] &amp; &quot;&quot;&quot;: &quot;&quot;&quot; &amp; [.D45] &amp; &quot;&quot;&quot;, &quot;&quot;&quot; &amp; [.$E$1] &amp; &quot;&quot;&quot;: &quot;&quot;&quot; &amp; [.E45] &amp; &quot;&quot;&quot;, &quot;&quot;&quot; &amp; [.$F$1] &amp; &quot;&quot;&quot;: &quot;&quot;&quot; &amp; [.F45] &amp; &quot;&quot;&quot;, &quot;&quot;&quot; &amp; [.$G$1] &amp; &quot;&quot;&quot;: &quot;&quot;&quot; &amp; [.G45] &amp; &quot;&quot;&quot;, &quot;&quot;&quot; &amp; [.$H$1] &amp; &quot;&quot;&quot;: &quot;&quot;&quot; &amp; [.H45] &amp;  &quot;&quot;&quot;},&quot;" office:value-type="string" office:string-value="{&quot;Number&quot;: &quot;44&quot;, &quot;Name&quot;: &quot;User Def Date 1&quot;, &quot;Type&quot;: &quot;Date&quot;, &quot;Length&quot;: &quot;14&quot;, &quot;Required&quot;: &quot;Optional&quot;, &quot;Allowed Values&quot;: &quot;'YYYYMMDDHHMISS'&quot;, &quot;Default&quot;: &quot; &quot;, &quot;Comments&quot;: &quot;User defined date 1&quot;}," calcext:value-type="string">
            <text:p>{"Number": "44", "Name": "User Def Date 1", "Type": "Date", "Length": "14", "Required": "Optional", "Allowed Values": "'YYYYMMDDHHMISS'", "Default": " ", "Comments": "User defined date 1"},</text:p>
          </table:table-cell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User Def Date 2</text:p>
          </table:table-cell>
          <table:table-cell table:style-name="ce66" office:value-type="string" calcext:value-type="string">
            <text:p>Date</text:p>
          </table:table-cell>
          <table:table-cell table:style-name="ce70" office:value-type="float" office:value="14" calcext:value-type="float">
            <text:p>14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YYYMMDDHHMISS'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date 2</text:p>
          </table:table-cell>
          <table:table-cell table:style-name="ce83"/>
          <table:table-cell table:formula="of:=&quot;'&quot; &amp; [.$B46] &amp; &quot;': '',&quot;" office:value-type="string" office:string-value="'User Def Date 2': ''," calcext:value-type="string">
            <text:p>'User Def Date 2': '',</text:p>
          </table:table-cell>
          <table:table-cell table:style-name="ce40" table:formula="of:=&quot;{&quot;&quot;&quot; &amp; [.$A$1] &amp; &quot;&quot;&quot;: &quot;&quot;&quot; &amp; [.A46] &amp; &quot;&quot;&quot;, &quot;&quot;&quot; &amp; [.$B$1] &amp; &quot;&quot;&quot;: &quot;&quot;&quot; &amp; [.B46] &amp; &quot;&quot;&quot;, &quot;&quot;&quot; &amp; [.$C$1] &amp; &quot;&quot;&quot;: &quot;&quot;&quot; &amp; [.C46] &amp; &quot;&quot;&quot;, &quot;&quot;&quot; &amp; [.$D$1] &amp; &quot;&quot;&quot;: &quot;&quot;&quot; &amp; [.D46] &amp; &quot;&quot;&quot;, &quot;&quot;&quot; &amp; [.$E$1] &amp; &quot;&quot;&quot;: &quot;&quot;&quot; &amp; [.E46] &amp; &quot;&quot;&quot;, &quot;&quot;&quot; &amp; [.$F$1] &amp; &quot;&quot;&quot;: &quot;&quot;&quot; &amp; [.F46] &amp; &quot;&quot;&quot;, &quot;&quot;&quot; &amp; [.$G$1] &amp; &quot;&quot;&quot;: &quot;&quot;&quot; &amp; [.G46] &amp; &quot;&quot;&quot;, &quot;&quot;&quot; &amp; [.$H$1] &amp; &quot;&quot;&quot;: &quot;&quot;&quot; &amp; [.H46] &amp;  &quot;&quot;&quot;},&quot;" office:value-type="string" office:string-value="{&quot;Number&quot;: &quot;45&quot;, &quot;Name&quot;: &quot;User Def Date 2&quot;, &quot;Type&quot;: &quot;Date&quot;, &quot;Length&quot;: &quot;14&quot;, &quot;Required&quot;: &quot;Optional&quot;, &quot;Allowed Values&quot;: &quot;'YYYYMMDDHHMISS'&quot;, &quot;Default&quot;: &quot; &quot;, &quot;Comments&quot;: &quot;User defined date 2&quot;}," calcext:value-type="string">
            <text:p>{"Number": "45", "Name": "User Def Date 2", "Type": "Date", "Length": "14", "Required": "Optional", "Allowed Values": "'YYYYMMDDHHMISS'", "Default": " ", "Comments": "User defined date 2"},</text:p>
          </table:table-cell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9" office:value-type="string" calcext:value-type="string">
            <text:p>User Def Date 3</text:p>
          </table:table-cell>
          <table:table-cell table:style-name="ce66" office:value-type="string" calcext:value-type="string">
            <text:p>Date</text:p>
          </table:table-cell>
          <table:table-cell table:style-name="ce70" office:value-type="float" office:value="14" calcext:value-type="float">
            <text:p>14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YYYMMDDHHMISS'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date 3</text:p>
          </table:table-cell>
          <table:table-cell table:style-name="ce83"/>
          <table:table-cell table:formula="of:=&quot;'&quot; &amp; [.$B47] &amp; &quot;': '',&quot;" office:value-type="string" office:string-value="'User Def Date 3': ''," calcext:value-type="string">
            <text:p>'User Def Date 3': '',</text:p>
          </table:table-cell>
          <table:table-cell table:style-name="ce40" table:formula="of:=&quot;{&quot;&quot;&quot; &amp; [.$A$1] &amp; &quot;&quot;&quot;: &quot;&quot;&quot; &amp; [.A47] &amp; &quot;&quot;&quot;, &quot;&quot;&quot; &amp; [.$B$1] &amp; &quot;&quot;&quot;: &quot;&quot;&quot; &amp; [.B47] &amp; &quot;&quot;&quot;, &quot;&quot;&quot; &amp; [.$C$1] &amp; &quot;&quot;&quot;: &quot;&quot;&quot; &amp; [.C47] &amp; &quot;&quot;&quot;, &quot;&quot;&quot; &amp; [.$D$1] &amp; &quot;&quot;&quot;: &quot;&quot;&quot; &amp; [.D47] &amp; &quot;&quot;&quot;, &quot;&quot;&quot; &amp; [.$E$1] &amp; &quot;&quot;&quot;: &quot;&quot;&quot; &amp; [.E47] &amp; &quot;&quot;&quot;, &quot;&quot;&quot; &amp; [.$F$1] &amp; &quot;&quot;&quot;: &quot;&quot;&quot; &amp; [.F47] &amp; &quot;&quot;&quot;, &quot;&quot;&quot; &amp; [.$G$1] &amp; &quot;&quot;&quot;: &quot;&quot;&quot; &amp; [.G47] &amp; &quot;&quot;&quot;, &quot;&quot;&quot; &amp; [.$H$1] &amp; &quot;&quot;&quot;: &quot;&quot;&quot; &amp; [.H47] &amp;  &quot;&quot;&quot;},&quot;" office:value-type="string" office:string-value="{&quot;Number&quot;: &quot;46&quot;, &quot;Name&quot;: &quot;User Def Date 3&quot;, &quot;Type&quot;: &quot;Date&quot;, &quot;Length&quot;: &quot;14&quot;, &quot;Required&quot;: &quot;Optional&quot;, &quot;Allowed Values&quot;: &quot;'YYYYMMDDHHMISS'&quot;, &quot;Default&quot;: &quot; &quot;, &quot;Comments&quot;: &quot;User defined date 3&quot;}," calcext:value-type="string">
            <text:p>{"Number": "46", "Name": "User Def Date 3", "Type": "Date", "Length": "14", "Required": "Optional", "Allowed Values": "'YYYYMMDDHHMISS'", "Default": " ", "Comments": "User defined date 3"},</text:p>
          </table:table-cell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User Def Date 4</text:p>
          </table:table-cell>
          <table:table-cell table:style-name="ce66" office:value-type="string" calcext:value-type="string">
            <text:p>Date</text:p>
          </table:table-cell>
          <table:table-cell table:style-name="ce70" office:value-type="float" office:value="14" calcext:value-type="float">
            <text:p>14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YYYMMDDHHMISS'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date 4</text:p>
          </table:table-cell>
          <table:table-cell table:style-name="ce83"/>
          <table:table-cell table:formula="of:=&quot;'&quot; &amp; [.$B48] &amp; &quot;': '',&quot;" office:value-type="string" office:string-value="'User Def Date 4': ''," calcext:value-type="string">
            <text:p>'User Def Date 4': '',</text:p>
          </table:table-cell>
          <table:table-cell table:style-name="ce40" table:formula="of:=&quot;{&quot;&quot;&quot; &amp; [.$A$1] &amp; &quot;&quot;&quot;: &quot;&quot;&quot; &amp; [.A48] &amp; &quot;&quot;&quot;, &quot;&quot;&quot; &amp; [.$B$1] &amp; &quot;&quot;&quot;: &quot;&quot;&quot; &amp; [.B48] &amp; &quot;&quot;&quot;, &quot;&quot;&quot; &amp; [.$C$1] &amp; &quot;&quot;&quot;: &quot;&quot;&quot; &amp; [.C48] &amp; &quot;&quot;&quot;, &quot;&quot;&quot; &amp; [.$D$1] &amp; &quot;&quot;&quot;: &quot;&quot;&quot; &amp; [.D48] &amp; &quot;&quot;&quot;, &quot;&quot;&quot; &amp; [.$E$1] &amp; &quot;&quot;&quot;: &quot;&quot;&quot; &amp; [.E48] &amp; &quot;&quot;&quot;, &quot;&quot;&quot; &amp; [.$F$1] &amp; &quot;&quot;&quot;: &quot;&quot;&quot; &amp; [.F48] &amp; &quot;&quot;&quot;, &quot;&quot;&quot; &amp; [.$G$1] &amp; &quot;&quot;&quot;: &quot;&quot;&quot; &amp; [.G48] &amp; &quot;&quot;&quot;, &quot;&quot;&quot; &amp; [.$H$1] &amp; &quot;&quot;&quot;: &quot;&quot;&quot; &amp; [.H48] &amp;  &quot;&quot;&quot;},&quot;" office:value-type="string" office:string-value="{&quot;Number&quot;: &quot;47&quot;, &quot;Name&quot;: &quot;User Def Date 4&quot;, &quot;Type&quot;: &quot;Date&quot;, &quot;Length&quot;: &quot;14&quot;, &quot;Required&quot;: &quot;Optional&quot;, &quot;Allowed Values&quot;: &quot;'YYYYMMDDHHMISS'&quot;, &quot;Default&quot;: &quot; &quot;, &quot;Comments&quot;: &quot;User defined date 4&quot;}," calcext:value-type="string">
            <text:p>{"Number": "47", "Name": "User Def Date 4", "Type": "Date", "Length": "14", "Required": "Optional", "Allowed Values": "'YYYYMMDDHHMISS'", "Default": " ", "Comments": "User defined date 4"},</text:p>
          </table:table-cell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7" office:value-type="string" calcext:value-type="string">
            <text:p>User Def Num 1</text:p>
          </table:table-cell>
          <table:table-cell table:style-name="ce65" office:value-type="string" calcext:value-type="string">
            <text:p>Decimal</text:p>
          </table:table-cell>
          <table:table-cell table:style-name="ce69" office:value-type="float" office:value="15.6" calcext:value-type="float">
            <text:p>15,6</text:p>
          </table:table-cell>
          <table:table-cell table:style-name="ce65" office:value-type="string" calcext:value-type="string">
            <text:p>Required</text:p>
          </table:table-cell>
          <table:table-cell table:style-name="ce74" office:value-type="string" calcext:value-type="string">
            <text:p>'99999999.999999' | '999999999999999' (6 decimal places implied)</text:p>
          </table:table-cell>
          <table:table-cell table:style-name="ce78" office:value-type="string" calcext:value-type="string">
            <text:p> </text:p>
          </table:table-cell>
          <table:table-cell table:style-name="ce74" office:value-type="string" calcext:value-type="string">
            <text:p>Invoice amount (0.0 if not specified)</text:p>
          </table:table-cell>
          <table:table-cell table:style-name="ce82"/>
          <table:table-cell table:formula="of:=&quot;'&quot; &amp; [.$B49] &amp; &quot;': '',&quot;" office:value-type="string" office:string-value="'User Def Num 1': ''," calcext:value-type="string">
            <text:p>'User Def Num 1': '',</text:p>
          </table:table-cell>
          <table:table-cell table:style-name="ce40" table:formula="of:=&quot;{&quot;&quot;&quot; &amp; [.$A$1] &amp; &quot;&quot;&quot;: &quot;&quot;&quot; &amp; [.A49] &amp; &quot;&quot;&quot;, &quot;&quot;&quot; &amp; [.$B$1] &amp; &quot;&quot;&quot;: &quot;&quot;&quot; &amp; [.B49] &amp; &quot;&quot;&quot;, &quot;&quot;&quot; &amp; [.$C$1] &amp; &quot;&quot;&quot;: &quot;&quot;&quot; &amp; [.C49] &amp; &quot;&quot;&quot;, &quot;&quot;&quot; &amp; [.$D$1] &amp; &quot;&quot;&quot;: &quot;&quot;&quot; &amp; [.D49] &amp; &quot;&quot;&quot;, &quot;&quot;&quot; &amp; [.$E$1] &amp; &quot;&quot;&quot;: &quot;&quot;&quot; &amp; [.E49] &amp; &quot;&quot;&quot;, &quot;&quot;&quot; &amp; [.$F$1] &amp; &quot;&quot;&quot;: &quot;&quot;&quot; &amp; [.F49] &amp; &quot;&quot;&quot;, &quot;&quot;&quot; &amp; [.$G$1] &amp; &quot;&quot;&quot;: &quot;&quot;&quot; &amp; [.G49] &amp; &quot;&quot;&quot;, &quot;&quot;&quot; &amp; [.$H$1] &amp; &quot;&quot;&quot;: &quot;&quot;&quot; &amp; [.H49] &amp;  &quot;&quot;&quot;},&quot;" office:value-type="string" office:string-value="{&quot;Number&quot;: &quot;48&quot;, &quot;Name&quot;: &quot;User Def Num 1&quot;, &quot;Type&quot;: &quot;Decimal&quot;, &quot;Length&quot;: &quot;15,6&quot;, &quot;Required&quot;: &quot;Required&quot;, &quot;Allowed Values&quot;: &quot;'99999999.999999' | '999999999999999' (6 decimal places implied)&quot;, &quot;Default&quot;: &quot; &quot;, &quot;Comments&quot;: &quot;Invoice amount (0.0 if not specified)&quot;}," calcext:value-type="string">
            <text:p>{"Number": "48", "Name": "User Def Num 1", "Type": "Decimal", "Length": "15,6", "Required": "Required", "Allowed Values": "'99999999.999999' | '999999999999999' (6 decimal places implied)", "Default": " ", "Comments": "Invoice amount (0.0 if not specified)"},</text:p>
          </table:table-cell>
        </table:table-row>
        <table:table-row table:style-name="ro5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User Def Num 2</text:p>
          </table:table-cell>
          <table:table-cell table:style-name="ce66" office:value-type="string" calcext:value-type="string">
            <text:p>Decimal</text:p>
          </table:table-cell>
          <table:table-cell table:style-name="ce70" office:value-type="float" office:value="15.6" calcext:value-type="float">
            <text:p>15,6</text:p>
          </table:table-cell>
          <table:table-cell table:style-name="ce66" office:value-type="string" calcext:value-type="string">
            <text:p>Optional</text:p>
          </table:table-cell>
          <table:table-cell table:style-name="ce53" office:value-type="string" calcext:value-type="string">
            <text:p>'99999999.999999' | '999999999999999' (6 decimal places implied)</text:p>
          </table:table-cell>
          <table:table-cell table:style-name="ce79" office:value-type="string" calcext:value-type="string">
            <text:p> </text:p>
          </table:table-cell>
          <table:table-cell table:style-name="ce52" office:value-type="string" calcext:value-type="string">
            <text:p>User defined number 2</text:p>
          </table:table-cell>
          <table:table-cell table:style-name="ce83"/>
          <table:table-cell table:formula="of:=&quot;'&quot; &amp; [.$B50] &amp; &quot;': '',&quot;" office:value-type="string" office:string-value="'User Def Num 2': ''," calcext:value-type="string">
            <text:p>'User Def Num 2': '',</text:p>
          </table:table-cell>
          <table:table-cell table:style-name="ce40" table:formula="of:=&quot;{&quot;&quot;&quot; &amp; [.$A$1] &amp; &quot;&quot;&quot;: &quot;&quot;&quot; &amp; [.A50] &amp; &quot;&quot;&quot;, &quot;&quot;&quot; &amp; [.$B$1] &amp; &quot;&quot;&quot;: &quot;&quot;&quot; &amp; [.B50] &amp; &quot;&quot;&quot;, &quot;&quot;&quot; &amp; [.$C$1] &amp; &quot;&quot;&quot;: &quot;&quot;&quot; &amp; [.C50] &amp; &quot;&quot;&quot;, &quot;&quot;&quot; &amp; [.$D$1] &amp; &quot;&quot;&quot;: &quot;&quot;&quot; &amp; [.D50] &amp; &quot;&quot;&quot;, &quot;&quot;&quot; &amp; [.$E$1] &amp; &quot;&quot;&quot;: &quot;&quot;&quot; &amp; [.E50] &amp; &quot;&quot;&quot;, &quot;&quot;&quot; &amp; [.$F$1] &amp; &quot;&quot;&quot;: &quot;&quot;&quot; &amp; [.F50] &amp; &quot;&quot;&quot;, &quot;&quot;&quot; &amp; [.$G$1] &amp; &quot;&quot;&quot;: &quot;&quot;&quot; &amp; [.G50] &amp; &quot;&quot;&quot;, &quot;&quot;&quot; &amp; [.$H$1] &amp; &quot;&quot;&quot;: &quot;&quot;&quot; &amp; [.H50] &amp;  &quot;&quot;&quot;},&quot;" office:value-type="string" office:string-value="{&quot;Number&quot;: &quot;49&quot;, &quot;Name&quot;: &quot;User Def Num 2&quot;, &quot;Type&quot;: &quot;Decimal&quot;, &quot;Length&quot;: &quot;15,6&quot;, &quot;Required&quot;: &quot;Optional&quot;, &quot;Allowed Values&quot;: &quot;'99999999.999999' | '999999999999999' (6 decimal places implied)&quot;, &quot;Default&quot;: &quot; &quot;, &quot;Comments&quot;: &quot;User defined number 2&quot;}," calcext:value-type="string">
            <text:p>{"Number": "49", "Name": "User Def Num 2", "Type": "Decimal", "Length": "15,6", "Required": "Optional", "Allowed Values": "'99999999.999999' | '999999999999999' (6 decimal places implied)", "Default": " ", "Comments": "User defined number 2"},</text:p>
          </table:table-cell>
        </table:table-row>
        <table:table-row table:style-name="ro5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User Def Num 3</text:p>
          </table:table-cell>
          <table:table-cell table:style-name="ce66" office:value-type="string" calcext:value-type="string">
            <text:p>Decimal</text:p>
          </table:table-cell>
          <table:table-cell table:style-name="ce70" office:value-type="float" office:value="15.6" calcext:value-type="float">
            <text:p>15,6</text:p>
          </table:table-cell>
          <table:table-cell table:style-name="ce66" office:value-type="string" calcext:value-type="string">
            <text:p>Optional</text:p>
          </table:table-cell>
          <table:table-cell table:style-name="ce53" office:value-type="string" calcext:value-type="string">
            <text:p>'99999999.999999' | '999999999999999' (6 decimal places implied)</text:p>
          </table:table-cell>
          <table:table-cell table:style-name="ce79" office:value-type="string" calcext:value-type="string">
            <text:p> </text:p>
          </table:table-cell>
          <table:table-cell table:style-name="ce52" office:value-type="string" calcext:value-type="string">
            <text:p>User defined number 3</text:p>
          </table:table-cell>
          <table:table-cell table:style-name="ce83"/>
          <table:table-cell table:formula="of:=&quot;'&quot; &amp; [.$B51] &amp; &quot;': '',&quot;" office:value-type="string" office:string-value="'User Def Num 3': ''," calcext:value-type="string">
            <text:p>'User Def Num 3': '',</text:p>
          </table:table-cell>
          <table:table-cell table:style-name="ce40" table:formula="of:=&quot;{&quot;&quot;&quot; &amp; [.$A$1] &amp; &quot;&quot;&quot;: &quot;&quot;&quot; &amp; [.A51] &amp; &quot;&quot;&quot;, &quot;&quot;&quot; &amp; [.$B$1] &amp; &quot;&quot;&quot;: &quot;&quot;&quot; &amp; [.B51] &amp; &quot;&quot;&quot;, &quot;&quot;&quot; &amp; [.$C$1] &amp; &quot;&quot;&quot;: &quot;&quot;&quot; &amp; [.C51] &amp; &quot;&quot;&quot;, &quot;&quot;&quot; &amp; [.$D$1] &amp; &quot;&quot;&quot;: &quot;&quot;&quot; &amp; [.D51] &amp; &quot;&quot;&quot;, &quot;&quot;&quot; &amp; [.$E$1] &amp; &quot;&quot;&quot;: &quot;&quot;&quot; &amp; [.E51] &amp; &quot;&quot;&quot;, &quot;&quot;&quot; &amp; [.$F$1] &amp; &quot;&quot;&quot;: &quot;&quot;&quot; &amp; [.F51] &amp; &quot;&quot;&quot;, &quot;&quot;&quot; &amp; [.$G$1] &amp; &quot;&quot;&quot;: &quot;&quot;&quot; &amp; [.G51] &amp; &quot;&quot;&quot;, &quot;&quot;&quot; &amp; [.$H$1] &amp; &quot;&quot;&quot;: &quot;&quot;&quot; &amp; [.H51] &amp;  &quot;&quot;&quot;},&quot;" office:value-type="string" office:string-value="{&quot;Number&quot;: &quot;50&quot;, &quot;Name&quot;: &quot;User Def Num 3&quot;, &quot;Type&quot;: &quot;Decimal&quot;, &quot;Length&quot;: &quot;15,6&quot;, &quot;Required&quot;: &quot;Optional&quot;, &quot;Allowed Values&quot;: &quot;'99999999.999999' | '999999999999999' (6 decimal places implied)&quot;, &quot;Default&quot;: &quot; &quot;, &quot;Comments&quot;: &quot;User defined number 3&quot;}," calcext:value-type="string">
            <text:p>{"Number": "50", "Name": "User Def Num 3", "Type": "Decimal", "Length": "15,6", "Required": "Optional", "Allowed Values": "'99999999.999999' | '999999999999999' (6 decimal places implied)", "Default": " ", "Comments": "User defined number 3"},</text:p>
          </table:table-cell>
        </table:table-row>
        <table:table-row table:style-name="ro5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User Def Num 4</text:p>
          </table:table-cell>
          <table:table-cell table:style-name="ce66" office:value-type="string" calcext:value-type="string">
            <text:p>Decimal</text:p>
          </table:table-cell>
          <table:table-cell table:style-name="ce70" office:value-type="float" office:value="15.6" calcext:value-type="float">
            <text:p>15,6</text:p>
          </table:table-cell>
          <table:table-cell table:style-name="ce66" office:value-type="string" calcext:value-type="string">
            <text:p>Optional</text:p>
          </table:table-cell>
          <table:table-cell table:style-name="ce53" office:value-type="string" calcext:value-type="string">
            <text:p>'99999999.999999' | '999999999999999' (6 decimal places implied)</text:p>
          </table:table-cell>
          <table:table-cell table:style-name="ce79" office:value-type="string" calcext:value-type="string">
            <text:p> </text:p>
          </table:table-cell>
          <table:table-cell table:style-name="ce52" office:value-type="string" calcext:value-type="string">
            <text:p>User defined number 4</text:p>
          </table:table-cell>
          <table:table-cell table:style-name="ce83"/>
          <table:table-cell table:formula="of:=&quot;'&quot; &amp; [.$B52] &amp; &quot;': '',&quot;" office:value-type="string" office:string-value="'User Def Num 4': ''," calcext:value-type="string">
            <text:p>'User Def Num 4': '',</text:p>
          </table:table-cell>
          <table:table-cell table:style-name="ce40" table:formula="of:=&quot;{&quot;&quot;&quot; &amp; [.$A$1] &amp; &quot;&quot;&quot;: &quot;&quot;&quot; &amp; [.A52] &amp; &quot;&quot;&quot;, &quot;&quot;&quot; &amp; [.$B$1] &amp; &quot;&quot;&quot;: &quot;&quot;&quot; &amp; [.B52] &amp; &quot;&quot;&quot;, &quot;&quot;&quot; &amp; [.$C$1] &amp; &quot;&quot;&quot;: &quot;&quot;&quot; &amp; [.C52] &amp; &quot;&quot;&quot;, &quot;&quot;&quot; &amp; [.$D$1] &amp; &quot;&quot;&quot;: &quot;&quot;&quot; &amp; [.D52] &amp; &quot;&quot;&quot;, &quot;&quot;&quot; &amp; [.$E$1] &amp; &quot;&quot;&quot;: &quot;&quot;&quot; &amp; [.E52] &amp; &quot;&quot;&quot;, &quot;&quot;&quot; &amp; [.$F$1] &amp; &quot;&quot;&quot;: &quot;&quot;&quot; &amp; [.F52] &amp; &quot;&quot;&quot;, &quot;&quot;&quot; &amp; [.$G$1] &amp; &quot;&quot;&quot;: &quot;&quot;&quot; &amp; [.G52] &amp; &quot;&quot;&quot;, &quot;&quot;&quot; &amp; [.$H$1] &amp; &quot;&quot;&quot;: &quot;&quot;&quot; &amp; [.H52] &amp;  &quot;&quot;&quot;},&quot;" office:value-type="string" office:string-value="{&quot;Number&quot;: &quot;51&quot;, &quot;Name&quot;: &quot;User Def Num 4&quot;, &quot;Type&quot;: &quot;Decimal&quot;, &quot;Length&quot;: &quot;15,6&quot;, &quot;Required&quot;: &quot;Optional&quot;, &quot;Allowed Values&quot;: &quot;'99999999.999999' | '999999999999999' (6 decimal places implied)&quot;, &quot;Default&quot;: &quot; &quot;, &quot;Comments&quot;: &quot;User defined number 4&quot;}," calcext:value-type="string">
            <text:p>{"Number": "51", "Name": "User Def Num 4", "Type": "Decimal", "Length": "15,6", "Required": "Optional", "Allowed Values": "'99999999.999999' | '999999999999999' (6 decimal places implied)", "Default": " ", "Comments": "User defined number 4"},</text:p>
          </table:table-cell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User Def Note 1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200" calcext:value-type="float">
            <text:p>20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Mixed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notes 1</text:p>
          </table:table-cell>
          <table:table-cell table:style-name="ce83"/>
          <table:table-cell table:formula="of:=&quot;'&quot; &amp; [.$B53] &amp; &quot;': '',&quot;" office:value-type="string" office:string-value="'User Def Note 1': ''," calcext:value-type="string">
            <text:p>'User Def Note 1': '',</text:p>
          </table:table-cell>
          <table:table-cell table:style-name="ce40" table:formula="of:=&quot;{&quot;&quot;&quot; &amp; [.$A$1] &amp; &quot;&quot;&quot;: &quot;&quot;&quot; &amp; [.A53] &amp; &quot;&quot;&quot;, &quot;&quot;&quot; &amp; [.$B$1] &amp; &quot;&quot;&quot;: &quot;&quot;&quot; &amp; [.B53] &amp; &quot;&quot;&quot;, &quot;&quot;&quot; &amp; [.$C$1] &amp; &quot;&quot;&quot;: &quot;&quot;&quot; &amp; [.C53] &amp; &quot;&quot;&quot;, &quot;&quot;&quot; &amp; [.$D$1] &amp; &quot;&quot;&quot;: &quot;&quot;&quot; &amp; [.D53] &amp; &quot;&quot;&quot;, &quot;&quot;&quot; &amp; [.$E$1] &amp; &quot;&quot;&quot;: &quot;&quot;&quot; &amp; [.E53] &amp; &quot;&quot;&quot;, &quot;&quot;&quot; &amp; [.$F$1] &amp; &quot;&quot;&quot;: &quot;&quot;&quot; &amp; [.F53] &amp; &quot;&quot;&quot;, &quot;&quot;&quot; &amp; [.$G$1] &amp; &quot;&quot;&quot;: &quot;&quot;&quot; &amp; [.G53] &amp; &quot;&quot;&quot;, &quot;&quot;&quot; &amp; [.$H$1] &amp; &quot;&quot;&quot;: &quot;&quot;&quot; &amp; [.H53] &amp;  &quot;&quot;&quot;},&quot;" office:value-type="string" office:string-value="{&quot;Number&quot;: &quot;52&quot;, &quot;Name&quot;: &quot;User Def Note 1&quot;, &quot;Type&quot;: &quot;String&quot;, &quot;Length&quot;: &quot;200&quot;, &quot;Required&quot;: &quot;Optional&quot;, &quot;Allowed Values&quot;: &quot;Mixed Case&quot;, &quot;Default&quot;: &quot; &quot;, &quot;Comments&quot;: &quot;User defined notes 1&quot;}," calcext:value-type="string">
            <text:p>{"Number": "52", "Name": "User Def Note 1", "Type": "String", "Length": "200", "Required": "Optional", "Allowed Values": "Mixed Case", "Default": " ", "Comments": "User defined notes 1"},</text:p>
          </table:table-cell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User Def Note 2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200" calcext:value-type="float">
            <text:p>20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Mixed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notes 2</text:p>
          </table:table-cell>
          <table:table-cell table:style-name="ce83"/>
          <table:table-cell table:formula="of:=&quot;'&quot; &amp; [.$B54] &amp; &quot;': '',&quot;" office:value-type="string" office:string-value="'User Def Note 2': ''," calcext:value-type="string">
            <text:p>'User Def Note 2': '',</text:p>
          </table:table-cell>
          <table:table-cell table:style-name="ce40" table:formula="of:=&quot;{&quot;&quot;&quot; &amp; [.$A$1] &amp; &quot;&quot;&quot;: &quot;&quot;&quot; &amp; [.A54] &amp; &quot;&quot;&quot;, &quot;&quot;&quot; &amp; [.$B$1] &amp; &quot;&quot;&quot;: &quot;&quot;&quot; &amp; [.B54] &amp; &quot;&quot;&quot;, &quot;&quot;&quot; &amp; [.$C$1] &amp; &quot;&quot;&quot;: &quot;&quot;&quot; &amp; [.C54] &amp; &quot;&quot;&quot;, &quot;&quot;&quot; &amp; [.$D$1] &amp; &quot;&quot;&quot;: &quot;&quot;&quot; &amp; [.D54] &amp; &quot;&quot;&quot;, &quot;&quot;&quot; &amp; [.$E$1] &amp; &quot;&quot;&quot;: &quot;&quot;&quot; &amp; [.E54] &amp; &quot;&quot;&quot;, &quot;&quot;&quot; &amp; [.$F$1] &amp; &quot;&quot;&quot;: &quot;&quot;&quot; &amp; [.F54] &amp; &quot;&quot;&quot;, &quot;&quot;&quot; &amp; [.$G$1] &amp; &quot;&quot;&quot;: &quot;&quot;&quot; &amp; [.G54] &amp; &quot;&quot;&quot;, &quot;&quot;&quot; &amp; [.$H$1] &amp; &quot;&quot;&quot;: &quot;&quot;&quot; &amp; [.H54] &amp;  &quot;&quot;&quot;},&quot;" office:value-type="string" office:string-value="{&quot;Number&quot;: &quot;53&quot;, &quot;Name&quot;: &quot;User Def Note 2&quot;, &quot;Type&quot;: &quot;String&quot;, &quot;Length&quot;: &quot;200&quot;, &quot;Required&quot;: &quot;Optional&quot;, &quot;Allowed Values&quot;: &quot;Mixed Case&quot;, &quot;Default&quot;: &quot; &quot;, &quot;Comments&quot;: &quot;User defined notes 2&quot;}," calcext:value-type="string">
            <text:p>{"Number": "53", "Name": "User Def Note 2", "Type": "String", "Length": "200", "Required": "Optional", "Allowed Values": "Mixed Case", "Default": " ", "Comments": "User defined notes 2"},</text:p>
          </table:table-cell>
        </table:table-row>
        <table:table-row table:style-name="ro7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Time Zone Name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64" calcext:value-type="float">
            <text:p>64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Mixed Case</text:p>
          </table:table-cell>
          <table:table-cell table:style-name="ce76" office:value-type="string" calcext:value-type="string">
            <text:p> </text:p>
          </table:table-cell>
          <table:table-cell table:style-name="ce53" office:value-type="string" calcext:value-type="string">
            <text:p>Name of time zone - from v$timezone_names.tzname column</text:p>
          </table:table-cell>
          <table:table-cell table:style-name="ce84"/>
          <table:table-cell table:formula="of:=&quot;'&quot; &amp; [.$B55] &amp; &quot;': '',&quot;" office:value-type="string" office:string-value="'Time Zone Name': ''," calcext:value-type="string">
            <text:p>'Time Zone Name': '',</text:p>
          </table:table-cell>
          <table:table-cell table:style-name="ce40" table:formula="of:=&quot;{&quot;&quot;&quot; &amp; [.$A$1] &amp; &quot;&quot;&quot;: &quot;&quot;&quot; &amp; [.A55] &amp; &quot;&quot;&quot;, &quot;&quot;&quot; &amp; [.$B$1] &amp; &quot;&quot;&quot;: &quot;&quot;&quot; &amp; [.B55] &amp; &quot;&quot;&quot;, &quot;&quot;&quot; &amp; [.$C$1] &amp; &quot;&quot;&quot;: &quot;&quot;&quot; &amp; [.C55] &amp; &quot;&quot;&quot;, &quot;&quot;&quot; &amp; [.$D$1] &amp; &quot;&quot;&quot;: &quot;&quot;&quot; &amp; [.D55] &amp; &quot;&quot;&quot;, &quot;&quot;&quot; &amp; [.$E$1] &amp; &quot;&quot;&quot;: &quot;&quot;&quot; &amp; [.E55] &amp; &quot;&quot;&quot;, &quot;&quot;&quot; &amp; [.$F$1] &amp; &quot;&quot;&quot;: &quot;&quot;&quot; &amp; [.F55] &amp; &quot;&quot;&quot;, &quot;&quot;&quot; &amp; [.$G$1] &amp; &quot;&quot;&quot;: &quot;&quot;&quot; &amp; [.G55] &amp; &quot;&quot;&quot;, &quot;&quot;&quot; &amp; [.$H$1] &amp; &quot;&quot;&quot;: &quot;&quot;&quot; &amp; [.H55] &amp;  &quot;&quot;&quot;},&quot;" office:value-type="string" office:string-value="{&quot;Number&quot;: &quot;54&quot;, &quot;Name&quot;: &quot;Time Zone Name&quot;, &quot;Type&quot;: &quot;String&quot;, &quot;Length&quot;: &quot;64&quot;, &quot;Required&quot;: &quot;Optional&quot;, &quot;Allowed Values&quot;: &quot;Mixed Case&quot;, &quot;Default&quot;: &quot; &quot;, &quot;Comments&quot;: &quot;Name of time zone - from v$timezone_names.tzname column&quot;}," calcext:value-type="string">
            <text:p>{"Number": "54", "Name": "Time Zone Name", "Type": "String", "Length": "64", "Required": "Optional", "Allowed Values": "Mixed Case", "Default": " ", "Comments": "Name of time zone - from v$timezone_names.tzname column"},</text:p>
          </table:table-cell>
        </table:table-row>
        <table:table-row table:style-name="ro6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Disallow Replens</text:p>
          </table:table-cell>
          <table:table-cell table:style-name="ce66" office:value-type="string" calcext:value-type="string">
            <text:p>Flag</text:p>
          </table:table-cell>
          <table:table-cell table:style-name="ce70" office:value-type="float" office:value="1" calcext:value-type="float">
            <text:p>1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' | 'N'</text:p>
          </table:table-cell>
          <table:table-cell table:style-name="ce66" office:value-type="string" calcext:value-type="string">
            <text:p>'N'</text:p>
          </table:table-cell>
          <table:table-cell table:style-name="ce52" office:value-type="string" calcext:value-type="string">
            <text:p>Disallow replenishments</text:p>
          </table:table-cell>
          <table:table-cell table:style-name="ce83"/>
          <table:table-cell table:formula="of:=&quot;'&quot; &amp; [.$B56] &amp; &quot;': '',&quot;" office:value-type="string" office:string-value="'Disallow Replens': ''," calcext:value-type="string">
            <text:p>'Disallow Replens': '',</text:p>
          </table:table-cell>
          <table:table-cell table:style-name="ce40" table:formula="of:=&quot;{&quot;&quot;&quot; &amp; [.$A$1] &amp; &quot;&quot;&quot;: &quot;&quot;&quot; &amp; [.A56] &amp; &quot;&quot;&quot;, &quot;&quot;&quot; &amp; [.$B$1] &amp; &quot;&quot;&quot;: &quot;&quot;&quot; &amp; [.B56] &amp; &quot;&quot;&quot;, &quot;&quot;&quot; &amp; [.$C$1] &amp; &quot;&quot;&quot;: &quot;&quot;&quot; &amp; [.C56] &amp; &quot;&quot;&quot;, &quot;&quot;&quot; &amp; [.$D$1] &amp; &quot;&quot;&quot;: &quot;&quot;&quot; &amp; [.D56] &amp; &quot;&quot;&quot;, &quot;&quot;&quot; &amp; [.$E$1] &amp; &quot;&quot;&quot;: &quot;&quot;&quot; &amp; [.E56] &amp; &quot;&quot;&quot;, &quot;&quot;&quot; &amp; [.$F$1] &amp; &quot;&quot;&quot;: &quot;&quot;&quot; &amp; [.F56] &amp; &quot;&quot;&quot;, &quot;&quot;&quot; &amp; [.$G$1] &amp; &quot;&quot;&quot;: &quot;&quot;&quot; &amp; [.G56] &amp; &quot;&quot;&quot;, &quot;&quot;&quot; &amp; [.$H$1] &amp; &quot;&quot;&quot;: &quot;&quot;&quot; &amp; [.H56] &amp;  &quot;&quot;&quot;},&quot;" office:value-type="string" office:string-value="{&quot;Number&quot;: &quot;55&quot;, &quot;Name&quot;: &quot;Disallow Replens&quot;, &quot;Type&quot;: &quot;Flag&quot;, &quot;Length&quot;: &quot;1&quot;, &quot;Required&quot;: &quot;Optional&quot;, &quot;Allowed Values&quot;: &quot;'Y' | 'N'&quot;, &quot;Default&quot;: &quot;'N'&quot;, &quot;Comments&quot;: &quot;Disallow replenishments&quot;}," calcext:value-type="string">
            <text:p>{"Number": "55", "Name": "Disallow Replens", "Type": "Flag", "Length": "1", "Required": "Optional", "Allowed Values": "'Y' | 'N'", "Default": "'N'", "Comments": "Disallow replenishments"},</text:p>
          </table:table-cell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Client Group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10" calcext:value-type="float">
            <text:p>1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Client visibility group</text:p>
          </table:table-cell>
          <table:table-cell table:style-name="ce83"/>
          <table:table-cell table:formula="of:=&quot;'&quot; &amp; [.$B57] &amp; &quot;': '',&quot;" office:value-type="string" office:string-value="'Client Group': ''," calcext:value-type="string">
            <text:p>'Client Group': '',</text:p>
          </table:table-cell>
          <table:table-cell table:style-name="ce40" table:formula="of:=&quot;{&quot;&quot;&quot; &amp; [.$A$1] &amp; &quot;&quot;&quot;: &quot;&quot;&quot; &amp; [.A57] &amp; &quot;&quot;&quot;, &quot;&quot;&quot; &amp; [.$B$1] &amp; &quot;&quot;&quot;: &quot;&quot;&quot; &amp; [.B57] &amp; &quot;&quot;&quot;, &quot;&quot;&quot; &amp; [.$C$1] &amp; &quot;&quot;&quot;: &quot;&quot;&quot; &amp; [.C57] &amp; &quot;&quot;&quot;, &quot;&quot;&quot; &amp; [.$D$1] &amp; &quot;&quot;&quot;: &quot;&quot;&quot; &amp; [.D57] &amp; &quot;&quot;&quot;, &quot;&quot;&quot; &amp; [.$E$1] &amp; &quot;&quot;&quot;: &quot;&quot;&quot; &amp; [.E57] &amp; &quot;&quot;&quot;, &quot;&quot;&quot; &amp; [.$F$1] &amp; &quot;&quot;&quot;: &quot;&quot;&quot; &amp; [.F57] &amp; &quot;&quot;&quot;, &quot;&quot;&quot; &amp; [.$G$1] &amp; &quot;&quot;&quot;: &quot;&quot;&quot; &amp; [.G57] &amp; &quot;&quot;&quot;, &quot;&quot;&quot; &amp; [.$H$1] &amp; &quot;&quot;&quot;: &quot;&quot;&quot; &amp; [.H57] &amp;  &quot;&quot;&quot;},&quot;" office:value-type="string" office:string-value="{&quot;Number&quot;: &quot;56&quot;, &quot;Name&quot;: &quot;Client Group&quot;, &quot;Type&quot;: &quot;String&quot;, &quot;Length&quot;: &quot;10&quot;, &quot;Required&quot;: &quot;Optional&quot;, &quot;Allowed Values&quot;: &quot;Upper Case&quot;, &quot;Default&quot;: &quot; &quot;, &quot;Comments&quot;: &quot;Client visibility group&quot;}," calcext:value-type="string">
            <text:p>{"Number": "56", "Name": "Client Group", "Type": "String", "Length": "10", "Required": "Optional", "Allowed Values": "Upper Case", "Default": " ", "Comments": "Client visibility group"},</text:p>
          </table:table-cell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Supplier Reference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20" calcext:value-type="float">
            <text:p>2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Supplier reference</text:p>
          </table:table-cell>
          <table:table-cell table:style-name="ce83"/>
          <table:table-cell table:formula="of:=&quot;'&quot; &amp; [.$B58] &amp; &quot;': '',&quot;" office:value-type="string" office:string-value="'Supplier Reference': ''," calcext:value-type="string">
            <text:p>'Supplier Reference': '',</text:p>
          </table:table-cell>
          <table:table-cell table:style-name="ce40" table:formula="of:=&quot;{&quot;&quot;&quot; &amp; [.$A$1] &amp; &quot;&quot;&quot;: &quot;&quot;&quot; &amp; [.A58] &amp; &quot;&quot;&quot;, &quot;&quot;&quot; &amp; [.$B$1] &amp; &quot;&quot;&quot;: &quot;&quot;&quot; &amp; [.B58] &amp; &quot;&quot;&quot;, &quot;&quot;&quot; &amp; [.$C$1] &amp; &quot;&quot;&quot;: &quot;&quot;&quot; &amp; [.C58] &amp; &quot;&quot;&quot;, &quot;&quot;&quot; &amp; [.$D$1] &amp; &quot;&quot;&quot;: &quot;&quot;&quot; &amp; [.D58] &amp; &quot;&quot;&quot;, &quot;&quot;&quot; &amp; [.$E$1] &amp; &quot;&quot;&quot;: &quot;&quot;&quot; &amp; [.E58] &amp; &quot;&quot;&quot;, &quot;&quot;&quot; &amp; [.$F$1] &amp; &quot;&quot;&quot;: &quot;&quot;&quot; &amp; [.F58] &amp; &quot;&quot;&quot;, &quot;&quot;&quot; &amp; [.$G$1] &amp; &quot;&quot;&quot;: &quot;&quot;&quot; &amp; [.G58] &amp; &quot;&quot;&quot;, &quot;&quot;&quot; &amp; [.$H$1] &amp; &quot;&quot;&quot;: &quot;&quot;&quot; &amp; [.H58] &amp;  &quot;&quot;&quot;},&quot;" office:value-type="string" office:string-value="{&quot;Number&quot;: &quot;57&quot;, &quot;Name&quot;: &quot;Supplier Reference&quot;, &quot;Type&quot;: &quot;String&quot;, &quot;Length&quot;: &quot;20&quot;, &quot;Required&quot;: &quot;Optional&quot;, &quot;Allowed Values&quot;: &quot;Upper Case&quot;, &quot;Default&quot;: &quot; &quot;, &quot;Comments&quot;: &quot;Supplier reference&quot;}," calcext:value-type="string">
            <text:p>{"Number": "57", "Name": "Supplier Reference", "Type": "String", "Length": "20", "Required": "Optional", "Allowed Values": "Upper Case", "Default": " ", "Comments": "Supplier reference"},</text:p>
          </table:table-cell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9" office:value-type="string" calcext:value-type="string">
            <text:p>Carrier Name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30" calcext:value-type="float">
            <text:p>3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Mixed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Carrier Name</text:p>
          </table:table-cell>
          <table:table-cell table:style-name="ce83"/>
          <table:table-cell table:formula="of:=&quot;'&quot; &amp; [.$B59] &amp; &quot;': '',&quot;" office:value-type="string" office:string-value="'Carrier Name': ''," calcext:value-type="string">
            <text:p>'Carrier Name': '',</text:p>
          </table:table-cell>
          <table:table-cell table:style-name="ce40" table:formula="of:=&quot;{&quot;&quot;&quot; &amp; [.$A$1] &amp; &quot;&quot;&quot;: &quot;&quot;&quot; &amp; [.A59] &amp; &quot;&quot;&quot;, &quot;&quot;&quot; &amp; [.$B$1] &amp; &quot;&quot;&quot;: &quot;&quot;&quot; &amp; [.B59] &amp; &quot;&quot;&quot;, &quot;&quot;&quot; &amp; [.$C$1] &amp; &quot;&quot;&quot;: &quot;&quot;&quot; &amp; [.C59] &amp; &quot;&quot;&quot;, &quot;&quot;&quot; &amp; [.$D$1] &amp; &quot;&quot;&quot;: &quot;&quot;&quot; &amp; [.D59] &amp; &quot;&quot;&quot;, &quot;&quot;&quot; &amp; [.$E$1] &amp; &quot;&quot;&quot;: &quot;&quot;&quot; &amp; [.E59] &amp; &quot;&quot;&quot;, &quot;&quot;&quot; &amp; [.$F$1] &amp; &quot;&quot;&quot;: &quot;&quot;&quot; &amp; [.F59] &amp; &quot;&quot;&quot;, &quot;&quot;&quot; &amp; [.$G$1] &amp; &quot;&quot;&quot;: &quot;&quot;&quot; &amp; [.G59] &amp; &quot;&quot;&quot;, &quot;&quot;&quot; &amp; [.$H$1] &amp; &quot;&quot;&quot;: &quot;&quot;&quot; &amp; [.H59] &amp;  &quot;&quot;&quot;},&quot;" office:value-type="string" office:string-value="{&quot;Number&quot;: &quot;58&quot;, &quot;Name&quot;: &quot;Carrier Name&quot;, &quot;Type&quot;: &quot;String&quot;, &quot;Length&quot;: &quot;30&quot;, &quot;Required&quot;: &quot;Optional&quot;, &quot;Allowed Values&quot;: &quot;Mixed Case&quot;, &quot;Default&quot;: &quot; &quot;, &quot;Comments&quot;: &quot;Carrier Name&quot;}," calcext:value-type="string">
            <text:p>{"Number": "58", "Name": "Carrier Name", "Type": "String", "Length": "30", "Required": "Optional", "Allowed Values": "Mixed Case", "Default": " ", "Comments": "Carrier Name"},</text:p>
          </table:table-cell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Carrier Reference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20" calcext:value-type="float">
            <text:p>2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Mixed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Carrier Reference</text:p>
          </table:table-cell>
          <table:table-cell table:style-name="ce83"/>
          <table:table-cell table:formula="of:=&quot;'&quot; &amp; [.$B60] &amp; &quot;': '',&quot;" office:value-type="string" office:string-value="'Carrier Reference': ''," calcext:value-type="string">
            <text:p>'Carrier Reference': '',</text:p>
          </table:table-cell>
          <table:table-cell table:style-name="ce40" table:formula="of:=&quot;{&quot;&quot;&quot; &amp; [.$A$1] &amp; &quot;&quot;&quot;: &quot;&quot;&quot; &amp; [.A60] &amp; &quot;&quot;&quot;, &quot;&quot;&quot; &amp; [.$B$1] &amp; &quot;&quot;&quot;: &quot;&quot;&quot; &amp; [.B60] &amp; &quot;&quot;&quot;, &quot;&quot;&quot; &amp; [.$C$1] &amp; &quot;&quot;&quot;: &quot;&quot;&quot; &amp; [.C60] &amp; &quot;&quot;&quot;, &quot;&quot;&quot; &amp; [.$D$1] &amp; &quot;&quot;&quot;: &quot;&quot;&quot; &amp; [.D60] &amp; &quot;&quot;&quot;, &quot;&quot;&quot; &amp; [.$E$1] &amp; &quot;&quot;&quot;: &quot;&quot;&quot; &amp; [.E60] &amp; &quot;&quot;&quot;, &quot;&quot;&quot; &amp; [.$F$1] &amp; &quot;&quot;&quot;: &quot;&quot;&quot; &amp; [.F60] &amp; &quot;&quot;&quot;, &quot;&quot;&quot; &amp; [.$G$1] &amp; &quot;&quot;&quot;: &quot;&quot;&quot; &amp; [.G60] &amp; &quot;&quot;&quot;, &quot;&quot;&quot; &amp; [.$H$1] &amp; &quot;&quot;&quot;: &quot;&quot;&quot; &amp; [.H60] &amp;  &quot;&quot;&quot;},&quot;" office:value-type="string" office:string-value="{&quot;Number&quot;: &quot;59&quot;, &quot;Name&quot;: &quot;Carrier Reference&quot;, &quot;Type&quot;: &quot;String&quot;, &quot;Length&quot;: &quot;20&quot;, &quot;Required&quot;: &quot;Optional&quot;, &quot;Allowed Values&quot;: &quot;Mixed Case&quot;, &quot;Default&quot;: &quot; &quot;, &quot;Comments&quot;: &quot;Carrier Reference&quot;}," calcext:value-type="string">
            <text:p>{"Number": "59", "Name": "Carrier Reference", "Type": "String", "Length": "20", "Required": "Optional", "Allowed Values": "Mixed Case", "Default": " ", "Comments": "Carrier Reference"},</text:p>
          </table:table-cell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Tod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3" calcext:value-type="float">
            <text:p>3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Terms of Delivery identifier</text:p>
          </table:table-cell>
          <table:table-cell table:style-name="ce83"/>
          <table:table-cell table:formula="of:=&quot;'&quot; &amp; [.$B61] &amp; &quot;': '',&quot;" office:value-type="string" office:string-value="'Tod': ''," calcext:value-type="string">
            <text:p>'Tod': '',</text:p>
          </table:table-cell>
          <table:table-cell table:style-name="ce40" table:formula="of:=&quot;{&quot;&quot;&quot; &amp; [.$A$1] &amp; &quot;&quot;&quot;: &quot;&quot;&quot; &amp; [.A61] &amp; &quot;&quot;&quot;, &quot;&quot;&quot; &amp; [.$B$1] &amp; &quot;&quot;&quot;: &quot;&quot;&quot; &amp; [.B61] &amp; &quot;&quot;&quot;, &quot;&quot;&quot; &amp; [.$C$1] &amp; &quot;&quot;&quot;: &quot;&quot;&quot; &amp; [.C61] &amp; &quot;&quot;&quot;, &quot;&quot;&quot; &amp; [.$D$1] &amp; &quot;&quot;&quot;: &quot;&quot;&quot; &amp; [.D61] &amp; &quot;&quot;&quot;, &quot;&quot;&quot; &amp; [.$E$1] &amp; &quot;&quot;&quot;: &quot;&quot;&quot; &amp; [.E61] &amp; &quot;&quot;&quot;, &quot;&quot;&quot; &amp; [.$F$1] &amp; &quot;&quot;&quot;: &quot;&quot;&quot; &amp; [.F61] &amp; &quot;&quot;&quot;, &quot;&quot;&quot; &amp; [.$G$1] &amp; &quot;&quot;&quot;: &quot;&quot;&quot; &amp; [.G61] &amp; &quot;&quot;&quot;, &quot;&quot;&quot; &amp; [.$H$1] &amp; &quot;&quot;&quot;: &quot;&quot;&quot; &amp; [.H61] &amp;  &quot;&quot;&quot;},&quot;" office:value-type="string" office:string-value="{&quot;Number&quot;: &quot;60&quot;, &quot;Name&quot;: &quot;Tod&quot;, &quot;Type&quot;: &quot;String&quot;, &quot;Length&quot;: &quot;3&quot;, &quot;Required&quot;: &quot;Optional&quot;, &quot;Allowed Values&quot;: &quot;Upper Case&quot;, &quot;Default&quot;: &quot; &quot;, &quot;Comments&quot;: &quot;Terms of Delivery identifier&quot;}," calcext:value-type="string">
            <text:p>{"Number": "60", "Name": "Tod", "Type": "String", "Length": "3", "Required": "Optional", "Allowed Values": "Upper Case", "Default": " ", "Comments": "Terms of Delivery identifier"},</text:p>
          </table:table-cell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Tod Place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35" calcext:value-type="float">
            <text:p>35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Mixed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Terms of Delivery place</text:p>
          </table:table-cell>
          <table:table-cell table:style-name="ce83"/>
          <table:table-cell table:formula="of:=&quot;'&quot; &amp; [.$B62] &amp; &quot;': '',&quot;" office:value-type="string" office:string-value="'Tod Place': ''," calcext:value-type="string">
            <text:p>'Tod Place': '',</text:p>
          </table:table-cell>
          <table:table-cell table:style-name="ce40" table:formula="of:=&quot;{&quot;&quot;&quot; &amp; [.$A$1] &amp; &quot;&quot;&quot;: &quot;&quot;&quot; &amp; [.A62] &amp; &quot;&quot;&quot;, &quot;&quot;&quot; &amp; [.$B$1] &amp; &quot;&quot;&quot;: &quot;&quot;&quot; &amp; [.B62] &amp; &quot;&quot;&quot;, &quot;&quot;&quot; &amp; [.$C$1] &amp; &quot;&quot;&quot;: &quot;&quot;&quot; &amp; [.C62] &amp; &quot;&quot;&quot;, &quot;&quot;&quot; &amp; [.$D$1] &amp; &quot;&quot;&quot;: &quot;&quot;&quot; &amp; [.D62] &amp; &quot;&quot;&quot;, &quot;&quot;&quot; &amp; [.$E$1] &amp; &quot;&quot;&quot;: &quot;&quot;&quot; &amp; [.E62] &amp; &quot;&quot;&quot;, &quot;&quot;&quot; &amp; [.$F$1] &amp; &quot;&quot;&quot;: &quot;&quot;&quot; &amp; [.F62] &amp; &quot;&quot;&quot;, &quot;&quot;&quot; &amp; [.$G$1] &amp; &quot;&quot;&quot;: &quot;&quot;&quot; &amp; [.G62] &amp; &quot;&quot;&quot;, &quot;&quot;&quot; &amp; [.$H$1] &amp; &quot;&quot;&quot;: &quot;&quot;&quot; &amp; [.H62] &amp;  &quot;&quot;&quot;},&quot;" office:value-type="string" office:string-value="{&quot;Number&quot;: &quot;61&quot;, &quot;Name&quot;: &quot;Tod Place&quot;, &quot;Type&quot;: &quot;String&quot;, &quot;Length&quot;: &quot;35&quot;, &quot;Required&quot;: &quot;Optional&quot;, &quot;Allowed Values&quot;: &quot;Mixed Case&quot;, &quot;Default&quot;: &quot; &quot;, &quot;Comments&quot;: &quot;Terms of Delivery place&quot;}," calcext:value-type="string">
            <text:p>{"Number": "61", "Name": "Tod Place", "Type": "String", "Length": "35", "Required": "Optional", "Allowed Values": "Mixed Case", "Default": " ", "Comments": "Terms of Delivery place"},</text:p>
          </table:table-cell>
        </table:table-row>
        <table:table-row table:style-name="ro7">
          <table:table-cell table:style-name="ce4" office:value-type="float" office:value="62" calcext:value-type="float">
            <text:p>62</text:p>
          </table:table-cell>
          <table:table-cell table:style-name="ce9" office:value-type="string" calcext:value-type="string">
            <text:p>Mode Of Transport</text:p>
          </table:table-cell>
          <table:table-cell table:style-name="ce66" office:value-type="string" calcext:value-type="string">
            <text:p>Flag</text:p>
          </table:table-cell>
          <table:table-cell table:style-name="ce70" office:value-type="float" office:value="1" calcext:value-type="float">
            <text:p>1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' | 'N'</text:p>
          </table:table-cell>
          <table:table-cell table:style-name="ce66" office:value-type="string" calcext:value-type="string">
            <text:p>'N'</text:p>
          </table:table-cell>
          <table:table-cell table:style-name="ce53" office:value-type="string" calcext:value-type="string">
            <text:p>Mode of transport - 'A' (air), 'R' (road), 'S' (sea), 'T' (rail)</text:p>
          </table:table-cell>
          <table:table-cell table:style-name="ce84"/>
          <table:table-cell table:formula="of:=&quot;'&quot; &amp; [.$B63] &amp; &quot;': '',&quot;" office:value-type="string" office:string-value="'Mode Of Transport': ''," calcext:value-type="string">
            <text:p>'Mode Of Transport': '',</text:p>
          </table:table-cell>
          <table:table-cell table:style-name="ce40" table:formula="of:=&quot;{&quot;&quot;&quot; &amp; [.$A$1] &amp; &quot;&quot;&quot;: &quot;&quot;&quot; &amp; [.A63] &amp; &quot;&quot;&quot;, &quot;&quot;&quot; &amp; [.$B$1] &amp; &quot;&quot;&quot;: &quot;&quot;&quot; &amp; [.B63] &amp; &quot;&quot;&quot;, &quot;&quot;&quot; &amp; [.$C$1] &amp; &quot;&quot;&quot;: &quot;&quot;&quot; &amp; [.C63] &amp; &quot;&quot;&quot;, &quot;&quot;&quot; &amp; [.$D$1] &amp; &quot;&quot;&quot;: &quot;&quot;&quot; &amp; [.D63] &amp; &quot;&quot;&quot;, &quot;&quot;&quot; &amp; [.$E$1] &amp; &quot;&quot;&quot;: &quot;&quot;&quot; &amp; [.E63] &amp; &quot;&quot;&quot;, &quot;&quot;&quot; &amp; [.$F$1] &amp; &quot;&quot;&quot;: &quot;&quot;&quot; &amp; [.F63] &amp; &quot;&quot;&quot;, &quot;&quot;&quot; &amp; [.$G$1] &amp; &quot;&quot;&quot;: &quot;&quot;&quot; &amp; [.G63] &amp; &quot;&quot;&quot;, &quot;&quot;&quot; &amp; [.$H$1] &amp; &quot;&quot;&quot;: &quot;&quot;&quot; &amp; [.H63] &amp;  &quot;&quot;&quot;},&quot;" office:value-type="string" office:string-value="{&quot;Number&quot;: &quot;62&quot;, &quot;Name&quot;: &quot;Mode Of Transport&quot;, &quot;Type&quot;: &quot;Flag&quot;, &quot;Length&quot;: &quot;1&quot;, &quot;Required&quot;: &quot;Optional&quot;, &quot;Allowed Values&quot;: &quot;'Y' | 'N'&quot;, &quot;Default&quot;: &quot;'N'&quot;, &quot;Comments&quot;: &quot;Mode of transport - 'A' (air), 'R' (road), 'S' (sea), 'T' (rail)&quot;}," calcext:value-type="string">
            <text:p>{"Number": "62", "Name": "Mode Of Transport", "Type": "Flag", "Length": "1", "Required": "Optional", "Allowed Values": "'Y' | 'N'", "Default": "'N'", "Comments": "Mode of transport - 'A' (air), 'R' (road), 'S' (sea), 'T' (rail)"},</text:p>
          </table:table-cell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Vat Number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20" calcext:value-type="float">
            <text:p>2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Mixed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VAT Number identifier</text:p>
          </table:table-cell>
          <table:table-cell table:style-name="ce83"/>
          <table:table-cell table:formula="of:=&quot;'&quot; &amp; [.$B64] &amp; &quot;': '',&quot;" office:value-type="string" office:string-value="'Vat Number': ''," calcext:value-type="string">
            <text:p>'Vat Number': '',</text:p>
          </table:table-cell>
          <table:table-cell table:style-name="ce40" table:formula="of:=&quot;{&quot;&quot;&quot; &amp; [.$A$1] &amp; &quot;&quot;&quot;: &quot;&quot;&quot; &amp; [.A64] &amp; &quot;&quot;&quot;, &quot;&quot;&quot; &amp; [.$B$1] &amp; &quot;&quot;&quot;: &quot;&quot;&quot; &amp; [.B64] &amp; &quot;&quot;&quot;, &quot;&quot;&quot; &amp; [.$C$1] &amp; &quot;&quot;&quot;: &quot;&quot;&quot; &amp; [.C64] &amp; &quot;&quot;&quot;, &quot;&quot;&quot; &amp; [.$D$1] &amp; &quot;&quot;&quot;: &quot;&quot;&quot; &amp; [.D64] &amp; &quot;&quot;&quot;, &quot;&quot;&quot; &amp; [.$E$1] &amp; &quot;&quot;&quot;: &quot;&quot;&quot; &amp; [.E64] &amp; &quot;&quot;&quot;, &quot;&quot;&quot; &amp; [.$F$1] &amp; &quot;&quot;&quot;: &quot;&quot;&quot; &amp; [.F64] &amp; &quot;&quot;&quot;, &quot;&quot;&quot; &amp; [.$G$1] &amp; &quot;&quot;&quot;: &quot;&quot;&quot; &amp; [.G64] &amp; &quot;&quot;&quot;, &quot;&quot;&quot; &amp; [.$H$1] &amp; &quot;&quot;&quot;: &quot;&quot;&quot; &amp; [.H64] &amp;  &quot;&quot;&quot;},&quot;" office:value-type="string" office:string-value="{&quot;Number&quot;: &quot;63&quot;, &quot;Name&quot;: &quot;Vat Number&quot;, &quot;Type&quot;: &quot;String&quot;, &quot;Length&quot;: &quot;20&quot;, &quot;Required&quot;: &quot;Optional&quot;, &quot;Allowed Values&quot;: &quot;Mixed Case&quot;, &quot;Default&quot;: &quot; &quot;, &quot;Comments&quot;: &quot;VAT Number identifier&quot;}," calcext:value-type="string">
            <text:p>{"Number": "63", "Name": "Vat Number", "Type": "String", "Length": "20", "Required": "Optional", "Allowed Values": "Mixed Case", "Default": " ", "Comments": "VAT Number identifier"},</text:p>
          </table:table-cell>
        </table:table-row>
        <table:table-row table:style-name="ro11">
          <table:table-cell table:style-name="ce1" office:value-type="string" calcext:value-type="string">
            <text:p>Number</text:p>
          </table:table-cell>
          <table:table-cell table:style-name="ce6" office:value-type="string" calcext:value-type="string">
            <text:p>Nam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Length</text:p>
          </table:table-cell>
          <table:table-cell table:style-name="ce64" office:value-type="string" calcext:value-type="string">
            <text:p>Required</text:p>
          </table:table-cell>
          <table:table-cell table:style-name="ce50" office:value-type="string" calcext:value-type="string">
            <text:p>Allowed Values</text:p>
          </table:table-cell>
          <table:table-cell table:style-name="ce64" office:value-type="string" calcext:value-type="string">
            <text:p>Default</text:p>
          </table:table-cell>
          <table:table-cell table:style-name="ce50" office:value-type="string" calcext:value-type="string">
            <text:p>Comments</text:p>
          </table:table-cell>
          <table:table-cell table:style-name="ce85"/>
          <table:table-cell table:formula="of:=&quot;'&quot; &amp; [.$B65] &amp; &quot;': '',&quot;" office:value-type="string" office:string-value="'Name': ''," calcext:value-type="string">
            <text:p>'Name': '',</text:p>
          </table:table-cell>
          <table:table-cell table:style-name="ce4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cord Type</text:p>
          </table:table-cell>
          <table:table-cell table:style-name="ce67" office:value-type="string" calcext:value-type="string">
            <text:p>String</text:p>
          </table:table-cell>
          <table:table-cell table:style-name="ce71" office:value-type="float" office:value="3" calcext:value-type="float">
            <text:p>3</text:p>
          </table:table-cell>
          <table:table-cell table:style-name="ce67" office:value-type="string" calcext:value-type="string">
            <text:p>Required</text:p>
          </table:table-cell>
          <table:table-cell table:style-name="ce51" office:value-type="string" calcext:value-type="string">
            <text:p>'PAL'</text:p>
          </table:table-cell>
          <table:table-cell table:style-name="ce77" office:value-type="string" calcext:value-type="string">
            <text:p> </text:p>
          </table:table-cell>
          <table:table-cell table:style-name="ce51" office:value-type="string" calcext:value-type="string">
            <text:p>Record type</text:p>
          </table:table-cell>
          <table:table-cell table:style-name="ce81"/>
          <table:table-cell table:formula="of:=&quot;'&quot; &amp; [.$B66] &amp; &quot;': '',&quot;" office:value-type="string" office:string-value="'Record Type': ''," calcext:value-type="string">
            <text:p>'Record Type': '',</text:p>
          </table:table-cell>
          <table:table-cell table:style-name="ce40" table:formula="of:=&quot;{&quot;&quot;&quot; &amp; [.$A$1] &amp; &quot;&quot;&quot;: &quot;&quot;&quot; &amp; [.A66] &amp; &quot;&quot;&quot;, &quot;&quot;&quot; &amp; [.$B$1] &amp; &quot;&quot;&quot;: &quot;&quot;&quot; &amp; [.B66] &amp; &quot;&quot;&quot;, &quot;&quot;&quot; &amp; [.$C$1] &amp; &quot;&quot;&quot;: &quot;&quot;&quot; &amp; [.C66] &amp; &quot;&quot;&quot;, &quot;&quot;&quot; &amp; [.$D$1] &amp; &quot;&quot;&quot;: &quot;&quot;&quot; &amp; [.D66] &amp; &quot;&quot;&quot;, &quot;&quot;&quot; &amp; [.$E$1] &amp; &quot;&quot;&quot;: &quot;&quot;&quot; &amp; [.E66] &amp; &quot;&quot;&quot;, &quot;&quot;&quot; &amp; [.$F$1] &amp; &quot;&quot;&quot;: &quot;&quot;&quot; &amp; [.F66] &amp; &quot;&quot;&quot;, &quot;&quot;&quot; &amp; [.$G$1] &amp; &quot;&quot;&quot;: &quot;&quot;&quot; &amp; [.G66] &amp; &quot;&quot;&quot;, &quot;&quot;&quot; &amp; [.$H$1] &amp; &quot;&quot;&quot;: &quot;&quot;&quot; &amp; [.H66] &amp;  &quot;&quot;&quot;},&quot;" office:value-type="string" office:string-value="{&quot;Number&quot;: &quot;1&quot;, &quot;Name&quot;: &quot;Record Type&quot;, &quot;Type&quot;: &quot;String&quot;, &quot;Length&quot;: &quot;3&quot;, &quot;Required&quot;: &quot;Required&quot;, &quot;Allowed Values&quot;: &quot;'PAL'&quot;, &quot;Default&quot;: &quot; &quot;, &quot;Comments&quot;: &quot;Record type&quot;}," calcext:value-type="string">
            <text:p>{"Number": "1", "Name": "Record Type", "Type": "String", "Length": "3", "Required": "Required", "Allowed Values": "'PAL'", "Default": " ", "Comments": "Record type"},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erge Action</text:p>
          </table:table-cell>
          <table:table-cell table:style-name="ce67" office:value-type="string" calcext:value-type="string">
            <text:p>Flag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string" calcext:value-type="string">
            <text:p>Required</text:p>
          </table:table-cell>
          <table:table-cell table:style-name="ce51" office:value-type="string" calcext:value-type="string">
            <text:p>'A' | 'U' | 'D'</text:p>
          </table:table-cell>
          <table:table-cell table:style-name="ce77" office:value-type="string" calcext:value-type="string">
            <text:p> </text:p>
          </table:table-cell>
          <table:table-cell table:style-name="ce55" office:value-type="string" calcext:value-type="string">
            <text:p>Merge action - 'A' (add), 'U' (update), 'D' (delete)</text:p>
          </table:table-cell>
          <table:table-cell table:style-name="ce82"/>
          <table:table-cell table:formula="of:=&quot;'&quot; &amp; [.$B67] &amp; &quot;': '',&quot;" office:value-type="string" office:string-value="'Merge Action': ''," calcext:value-type="string">
            <text:p>'Merge Action': '',</text:p>
          </table:table-cell>
          <table:table-cell table:style-name="ce40" table:formula="of:=&quot;{&quot;&quot;&quot; &amp; [.$A$1] &amp; &quot;&quot;&quot;: &quot;&quot;&quot; &amp; [.A67] &amp; &quot;&quot;&quot;, &quot;&quot;&quot; &amp; [.$B$1] &amp; &quot;&quot;&quot;: &quot;&quot;&quot; &amp; [.B67] &amp; &quot;&quot;&quot;, &quot;&quot;&quot; &amp; [.$C$1] &amp; &quot;&quot;&quot;: &quot;&quot;&quot; &amp; [.C67] &amp; &quot;&quot;&quot;, &quot;&quot;&quot; &amp; [.$D$1] &amp; &quot;&quot;&quot;: &quot;&quot;&quot; &amp; [.D67] &amp; &quot;&quot;&quot;, &quot;&quot;&quot; &amp; [.$E$1] &amp; &quot;&quot;&quot;: &quot;&quot;&quot; &amp; [.E67] &amp; &quot;&quot;&quot;, &quot;&quot;&quot; &amp; [.$F$1] &amp; &quot;&quot;&quot;: &quot;&quot;&quot; &amp; [.F67] &amp; &quot;&quot;&quot;, &quot;&quot;&quot; &amp; [.$G$1] &amp; &quot;&quot;&quot;: &quot;&quot;&quot; &amp; [.G67] &amp; &quot;&quot;&quot;, &quot;&quot;&quot; &amp; [.$H$1] &amp; &quot;&quot;&quot;: &quot;&quot;&quot; &amp; [.H67] &amp;  &quot;&quot;&quot;},&quot;" office:value-type="string" office:string-value="{&quot;Number&quot;: &quot;2&quot;, &quot;Name&quot;: &quot;Merge Action&quot;, &quot;Type&quot;: &quot;Flag&quot;, &quot;Length&quot;: &quot;1&quot;, &quot;Required&quot;: &quot;Required&quot;, &quot;Allowed Values&quot;: &quot;'A' | 'U' | 'D'&quot;, &quot;Default&quot;: &quot; &quot;, &quot;Comments&quot;: &quot;Merge action - 'A' (add), 'U' (update), 'D' (delete)&quot;}," calcext:value-type="string">
            <text:p>{"Number": "2", "Name": "Merge Action", "Type": "Flag", "Length": "1", "Required": "Required", "Allowed Values": "'A' | 'U' | 'D'", "Default": " ", "Comments": "Merge action - 'A' (add), 'U' (update), 'D' (delete)"},</text:p>
          </table:table-cell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Pre Advice Id</text:p>
          </table:table-cell>
          <table:table-cell table:style-name="ce67" office:value-type="string" calcext:value-type="string">
            <text:p>String</text:p>
          </table:table-cell>
          <table:table-cell table:style-name="ce71" office:value-type="float" office:value="20" calcext:value-type="float">
            <text:p>20</text:p>
          </table:table-cell>
          <table:table-cell table:style-name="ce67" office:value-type="string" calcext:value-type="string">
            <text:p>Required</text:p>
          </table:table-cell>
          <table:table-cell table:style-name="ce51" office:value-type="string" calcext:value-type="string">
            <text:p>Upper Case</text:p>
          </table:table-cell>
          <table:table-cell table:style-name="ce77" office:value-type="string" calcext:value-type="string">
            <text:p> </text:p>
          </table:table-cell>
          <table:table-cell table:style-name="ce51" office:value-type="string" calcext:value-type="string">
            <text:p>Pre-advice identifier</text:p>
          </table:table-cell>
          <table:table-cell table:style-name="ce81"/>
          <table:table-cell table:formula="of:=&quot;'&quot; &amp; [.$B68] &amp; &quot;': '',&quot;" office:value-type="string" office:string-value="'Pre Advice Id': ''," calcext:value-type="string">
            <text:p>'Pre Advice Id': '',</text:p>
          </table:table-cell>
          <table:table-cell table:style-name="ce40" table:formula="of:=&quot;{&quot;&quot;&quot; &amp; [.$A$1] &amp; &quot;&quot;&quot;: &quot;&quot;&quot; &amp; [.A68] &amp; &quot;&quot;&quot;, &quot;&quot;&quot; &amp; [.$B$1] &amp; &quot;&quot;&quot;: &quot;&quot;&quot; &amp; [.B68] &amp; &quot;&quot;&quot;, &quot;&quot;&quot; &amp; [.$C$1] &amp; &quot;&quot;&quot;: &quot;&quot;&quot; &amp; [.C68] &amp; &quot;&quot;&quot;, &quot;&quot;&quot; &amp; [.$D$1] &amp; &quot;&quot;&quot;: &quot;&quot;&quot; &amp; [.D68] &amp; &quot;&quot;&quot;, &quot;&quot;&quot; &amp; [.$E$1] &amp; &quot;&quot;&quot;: &quot;&quot;&quot; &amp; [.E68] &amp; &quot;&quot;&quot;, &quot;&quot;&quot; &amp; [.$F$1] &amp; &quot;&quot;&quot;: &quot;&quot;&quot; &amp; [.F68] &amp; &quot;&quot;&quot;, &quot;&quot;&quot; &amp; [.$G$1] &amp; &quot;&quot;&quot;: &quot;&quot;&quot; &amp; [.G68] &amp; &quot;&quot;&quot;, &quot;&quot;&quot; &amp; [.$H$1] &amp; &quot;&quot;&quot;: &quot;&quot;&quot; &amp; [.H68] &amp;  &quot;&quot;&quot;},&quot;" office:value-type="string" office:string-value="{&quot;Number&quot;: &quot;3&quot;, &quot;Name&quot;: &quot;Pre Advice Id&quot;, &quot;Type&quot;: &quot;String&quot;, &quot;Length&quot;: &quot;20&quot;, &quot;Required&quot;: &quot;Required&quot;, &quot;Allowed Values&quot;: &quot;Upper Case&quot;, &quot;Default&quot;: &quot; &quot;, &quot;Comments&quot;: &quot;Pre-advice identifier&quot;}," calcext:value-type="string">
            <text:p>{"Number": "3", "Name": "Pre Advice Id", "Type": "String", "Length": "20", "Required": "Required", "Allowed Values": "Upper Case", "Default": " ", "Comments": "Pre-advice identifier"},</text:p>
          </table:table-cell>
        </table:table-row>
        <table:table-row table:style-name="ro12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Line Id</text:p>
          </table:table-cell>
          <table:table-cell table:style-name="ce67" office:value-type="string" calcext:value-type="string">
            <text:p>Integer</text:p>
          </table:table-cell>
          <table:table-cell table:style-name="ce71" office:value-type="float" office:value="6" calcext:value-type="float">
            <text:p>6</text:p>
          </table:table-cell>
          <table:table-cell table:style-name="ce67" office:value-type="string" calcext:value-type="string">
            <text:p>Required</text:p>
          </table:table-cell>
          <table:table-cell table:style-name="ce51" office:value-type="string" calcext:value-type="string">
            <text:p>'999999'</text:p>
          </table:table-cell>
          <table:table-cell table:style-name="ce77" office:value-type="string" calcext:value-type="string">
            <text:p> </text:p>
          </table:table-cell>
          <table:table-cell table:style-name="ce55" office:value-type="string" calcext:value-type="string">
            <text:p>Line identifier - Sequence starting with 1, when new header start again with 1</text:p>
          </table:table-cell>
          <table:table-cell table:style-name="ce82"/>
          <table:table-cell table:formula="of:=&quot;'&quot; &amp; [.$B69] &amp; &quot;': '',&quot;" office:value-type="string" office:string-value="'Line Id': ''," calcext:value-type="string">
            <text:p>'Line Id': '',</text:p>
          </table:table-cell>
          <table:table-cell table:style-name="ce40" table:formula="of:=&quot;{&quot;&quot;&quot; &amp; [.$A$1] &amp; &quot;&quot;&quot;: &quot;&quot;&quot; &amp; [.A69] &amp; &quot;&quot;&quot;, &quot;&quot;&quot; &amp; [.$B$1] &amp; &quot;&quot;&quot;: &quot;&quot;&quot; &amp; [.B69] &amp; &quot;&quot;&quot;, &quot;&quot;&quot; &amp; [.$C$1] &amp; &quot;&quot;&quot;: &quot;&quot;&quot; &amp; [.C69] &amp; &quot;&quot;&quot;, &quot;&quot;&quot; &amp; [.$D$1] &amp; &quot;&quot;&quot;: &quot;&quot;&quot; &amp; [.D69] &amp; &quot;&quot;&quot;, &quot;&quot;&quot; &amp; [.$E$1] &amp; &quot;&quot;&quot;: &quot;&quot;&quot; &amp; [.E69] &amp; &quot;&quot;&quot;, &quot;&quot;&quot; &amp; [.$F$1] &amp; &quot;&quot;&quot;: &quot;&quot;&quot; &amp; [.F69] &amp; &quot;&quot;&quot;, &quot;&quot;&quot; &amp; [.$G$1] &amp; &quot;&quot;&quot;: &quot;&quot;&quot; &amp; [.G69] &amp; &quot;&quot;&quot;, &quot;&quot;&quot; &amp; [.$H$1] &amp; &quot;&quot;&quot;: &quot;&quot;&quot; &amp; [.H69] &amp;  &quot;&quot;&quot;},&quot;" office:value-type="string" office:string-value="{&quot;Number&quot;: &quot;4&quot;, &quot;Name&quot;: &quot;Line Id&quot;, &quot;Type&quot;: &quot;Integer&quot;, &quot;Length&quot;: &quot;6&quot;, &quot;Required&quot;: &quot;Required&quot;, &quot;Allowed Values&quot;: &quot;'999999'&quot;, &quot;Default&quot;: &quot; &quot;, &quot;Comments&quot;: &quot;Line identifier - Sequence starting with 1, when new header start again with 1&quot;}," calcext:value-type="string">
            <text:p>{"Number": "4", "Name": "Line Id", "Type": "Integer", "Length": "6", "Required": "Required", "Allowed Values": "'999999'", "Default": " ", "Comments": "Line identifier - Sequence starting with 1, when new header start again with 1"},</text:p>
          </table:table-cell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Sku Id</text:p>
          </table:table-cell>
          <table:table-cell table:style-name="ce67" office:value-type="string" calcext:value-type="string">
            <text:p>String</text:p>
          </table:table-cell>
          <table:table-cell table:style-name="ce71" office:value-type="float" office:value="50" calcext:value-type="float">
            <text:p>50</text:p>
          </table:table-cell>
          <table:table-cell table:style-name="ce67" office:value-type="string" calcext:value-type="string">
            <text:p>Required</text:p>
          </table:table-cell>
          <table:table-cell table:style-name="ce51" office:value-type="string" calcext:value-type="string">
            <text:p>Upper Case</text:p>
          </table:table-cell>
          <table:table-cell table:style-name="ce77" office:value-type="string" calcext:value-type="string">
            <text:p> </text:p>
          </table:table-cell>
          <table:table-cell table:style-name="ce55" office:value-type="string" calcext:value-type="string">
            <text:p>Product code identifier (Style-Color.Size)</text:p>
          </table:table-cell>
          <table:table-cell table:style-name="ce82"/>
          <table:table-cell table:formula="of:=&quot;'&quot; &amp; [.$B70] &amp; &quot;': '',&quot;" office:value-type="string" office:string-value="'Sku Id': ''," calcext:value-type="string">
            <text:p>'Sku Id': '',</text:p>
          </table:table-cell>
          <table:table-cell table:style-name="ce40" table:formula="of:=&quot;{&quot;&quot;&quot; &amp; [.$A$1] &amp; &quot;&quot;&quot;: &quot;&quot;&quot; &amp; [.A70] &amp; &quot;&quot;&quot;, &quot;&quot;&quot; &amp; [.$B$1] &amp; &quot;&quot;&quot;: &quot;&quot;&quot; &amp; [.B70] &amp; &quot;&quot;&quot;, &quot;&quot;&quot; &amp; [.$C$1] &amp; &quot;&quot;&quot;: &quot;&quot;&quot; &amp; [.C70] &amp; &quot;&quot;&quot;, &quot;&quot;&quot; &amp; [.$D$1] &amp; &quot;&quot;&quot;: &quot;&quot;&quot; &amp; [.D70] &amp; &quot;&quot;&quot;, &quot;&quot;&quot; &amp; [.$E$1] &amp; &quot;&quot;&quot;: &quot;&quot;&quot; &amp; [.E70] &amp; &quot;&quot;&quot;, &quot;&quot;&quot; &amp; [.$F$1] &amp; &quot;&quot;&quot;: &quot;&quot;&quot; &amp; [.F70] &amp; &quot;&quot;&quot;, &quot;&quot;&quot; &amp; [.$G$1] &amp; &quot;&quot;&quot;: &quot;&quot;&quot; &amp; [.G70] &amp; &quot;&quot;&quot;, &quot;&quot;&quot; &amp; [.$H$1] &amp; &quot;&quot;&quot;: &quot;&quot;&quot; &amp; [.H70] &amp;  &quot;&quot;&quot;},&quot;" office:value-type="string" office:string-value="{&quot;Number&quot;: &quot;5&quot;, &quot;Name&quot;: &quot;Sku Id&quot;, &quot;Type&quot;: &quot;String&quot;, &quot;Length&quot;: &quot;50&quot;, &quot;Required&quot;: &quot;Required&quot;, &quot;Allowed Values&quot;: &quot;Upper Case&quot;, &quot;Default&quot;: &quot; &quot;, &quot;Comments&quot;: &quot;Product code identifier (Style-Color.Size)&quot;}," calcext:value-type="string">
            <text:p>{"Number": "5", "Name": "Sku Id", "Type": "String", "Length": "50", "Required": "Required", "Allowed Values": "Upper Case", "Default": " ", "Comments": "Product code identifier (Style-Color.Size)"},</text:p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Config Id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15" calcext:value-type="float">
            <text:p>15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Pack configuration identifier</text:p>
          </table:table-cell>
          <table:table-cell table:style-name="ce83"/>
          <table:table-cell table:formula="of:=&quot;'&quot; &amp; [.$B71] &amp; &quot;': '',&quot;" office:value-type="string" office:string-value="'Config Id': ''," calcext:value-type="string">
            <text:p>'Config Id': '',</text:p>
          </table:table-cell>
          <table:table-cell table:style-name="ce40" table:formula="of:=&quot;{&quot;&quot;&quot; &amp; [.$A$1] &amp; &quot;&quot;&quot;: &quot;&quot;&quot; &amp; [.A71] &amp; &quot;&quot;&quot;, &quot;&quot;&quot; &amp; [.$B$1] &amp; &quot;&quot;&quot;: &quot;&quot;&quot; &amp; [.B71] &amp; &quot;&quot;&quot;, &quot;&quot;&quot; &amp; [.$C$1] &amp; &quot;&quot;&quot;: &quot;&quot;&quot; &amp; [.C71] &amp; &quot;&quot;&quot;, &quot;&quot;&quot; &amp; [.$D$1] &amp; &quot;&quot;&quot;: &quot;&quot;&quot; &amp; [.D71] &amp; &quot;&quot;&quot;, &quot;&quot;&quot; &amp; [.$E$1] &amp; &quot;&quot;&quot;: &quot;&quot;&quot; &amp; [.E71] &amp; &quot;&quot;&quot;, &quot;&quot;&quot; &amp; [.$F$1] &amp; &quot;&quot;&quot;: &quot;&quot;&quot; &amp; [.F71] &amp; &quot;&quot;&quot;, &quot;&quot;&quot; &amp; [.$G$1] &amp; &quot;&quot;&quot;: &quot;&quot;&quot; &amp; [.G71] &amp; &quot;&quot;&quot;, &quot;&quot;&quot; &amp; [.$H$1] &amp; &quot;&quot;&quot;: &quot;&quot;&quot; &amp; [.H71] &amp;  &quot;&quot;&quot;},&quot;" office:value-type="string" office:string-value="{&quot;Number&quot;: &quot;6&quot;, &quot;Name&quot;: &quot;Config Id&quot;, &quot;Type&quot;: &quot;String&quot;, &quot;Length&quot;: &quot;15&quot;, &quot;Required&quot;: &quot;Optional&quot;, &quot;Allowed Values&quot;: &quot;Upper Case&quot;, &quot;Default&quot;: &quot; &quot;, &quot;Comments&quot;: &quot;Pack configuration identifier&quot;}," calcext:value-type="string">
            <text:p>{"Number": "6", "Name": "Config Id", "Type": "String", "Length": "15", "Required": "Optional", "Allowed Values": "Upper Case", "Default": " ", "Comments": "Pack configuration identifier"},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Batch Id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15" calcext:value-type="float">
            <text:p>15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Batch identifier</text:p>
          </table:table-cell>
          <table:table-cell table:style-name="ce83"/>
          <table:table-cell table:formula="of:=&quot;'&quot; &amp; [.$B72] &amp; &quot;': '',&quot;" office:value-type="string" office:string-value="'Batch Id': ''," calcext:value-type="string">
            <text:p>'Batch Id': '',</text:p>
          </table:table-cell>
          <table:table-cell table:style-name="ce40" table:formula="of:=&quot;{&quot;&quot;&quot; &amp; [.$A$1] &amp; &quot;&quot;&quot;: &quot;&quot;&quot; &amp; [.A72] &amp; &quot;&quot;&quot;, &quot;&quot;&quot; &amp; [.$B$1] &amp; &quot;&quot;&quot;: &quot;&quot;&quot; &amp; [.B72] &amp; &quot;&quot;&quot;, &quot;&quot;&quot; &amp; [.$C$1] &amp; &quot;&quot;&quot;: &quot;&quot;&quot; &amp; [.C72] &amp; &quot;&quot;&quot;, &quot;&quot;&quot; &amp; [.$D$1] &amp; &quot;&quot;&quot;: &quot;&quot;&quot; &amp; [.D72] &amp; &quot;&quot;&quot;, &quot;&quot;&quot; &amp; [.$E$1] &amp; &quot;&quot;&quot;: &quot;&quot;&quot; &amp; [.E72] &amp; &quot;&quot;&quot;, &quot;&quot;&quot; &amp; [.$F$1] &amp; &quot;&quot;&quot;: &quot;&quot;&quot; &amp; [.F72] &amp; &quot;&quot;&quot;, &quot;&quot;&quot; &amp; [.$G$1] &amp; &quot;&quot;&quot;: &quot;&quot;&quot; &amp; [.G72] &amp; &quot;&quot;&quot;, &quot;&quot;&quot; &amp; [.$H$1] &amp; &quot;&quot;&quot;: &quot;&quot;&quot; &amp; [.H72] &amp;  &quot;&quot;&quot;},&quot;" office:value-type="string" office:string-value="{&quot;Number&quot;: &quot;7&quot;, &quot;Name&quot;: &quot;Batch Id&quot;, &quot;Type&quot;: &quot;String&quot;, &quot;Length&quot;: &quot;15&quot;, &quot;Required&quot;: &quot;Optional&quot;, &quot;Allowed Values&quot;: &quot;Upper Case&quot;, &quot;Default&quot;: &quot; &quot;, &quot;Comments&quot;: &quot;Batch identifier&quot;}," calcext:value-type="string">
            <text:p>{"Number": "7", "Name": "Batch Id", "Type": "String", "Length": "15", "Required": "Optional", "Allowed Values": "Upper Case", "Default": " ", "Comments": "Batch identifier"},</text:p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Expiry Dstamp</text:p>
          </table:table-cell>
          <table:table-cell table:style-name="ce66" office:value-type="string" calcext:value-type="string">
            <text:p>Date</text:p>
          </table:table-cell>
          <table:table-cell table:style-name="ce70" office:value-type="float" office:value="14" calcext:value-type="float">
            <text:p>14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YYYMMDDHHMISS'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Expiry date</text:p>
          </table:table-cell>
          <table:table-cell table:style-name="ce83"/>
          <table:table-cell table:formula="of:=&quot;'&quot; &amp; [.$B73] &amp; &quot;': '',&quot;" office:value-type="string" office:string-value="'Expiry Dstamp': ''," calcext:value-type="string">
            <text:p>'Expiry Dstamp': '',</text:p>
          </table:table-cell>
          <table:table-cell table:style-name="ce40" table:formula="of:=&quot;{&quot;&quot;&quot; &amp; [.$A$1] &amp; &quot;&quot;&quot;: &quot;&quot;&quot; &amp; [.A73] &amp; &quot;&quot;&quot;, &quot;&quot;&quot; &amp; [.$B$1] &amp; &quot;&quot;&quot;: &quot;&quot;&quot; &amp; [.B73] &amp; &quot;&quot;&quot;, &quot;&quot;&quot; &amp; [.$C$1] &amp; &quot;&quot;&quot;: &quot;&quot;&quot; &amp; [.C73] &amp; &quot;&quot;&quot;, &quot;&quot;&quot; &amp; [.$D$1] &amp; &quot;&quot;&quot;: &quot;&quot;&quot; &amp; [.D73] &amp; &quot;&quot;&quot;, &quot;&quot;&quot; &amp; [.$E$1] &amp; &quot;&quot;&quot;: &quot;&quot;&quot; &amp; [.E73] &amp; &quot;&quot;&quot;, &quot;&quot;&quot; &amp; [.$F$1] &amp; &quot;&quot;&quot;: &quot;&quot;&quot; &amp; [.F73] &amp; &quot;&quot;&quot;, &quot;&quot;&quot; &amp; [.$G$1] &amp; &quot;&quot;&quot;: &quot;&quot;&quot; &amp; [.G73] &amp; &quot;&quot;&quot;, &quot;&quot;&quot; &amp; [.$H$1] &amp; &quot;&quot;&quot;: &quot;&quot;&quot; &amp; [.H73] &amp;  &quot;&quot;&quot;},&quot;" office:value-type="string" office:string-value="{&quot;Number&quot;: &quot;8&quot;, &quot;Name&quot;: &quot;Expiry Dstamp&quot;, &quot;Type&quot;: &quot;Date&quot;, &quot;Length&quot;: &quot;14&quot;, &quot;Required&quot;: &quot;Optional&quot;, &quot;Allowed Values&quot;: &quot;'YYYYMMDDHHMISS'&quot;, &quot;Default&quot;: &quot; &quot;, &quot;Comments&quot;: &quot;Expiry date&quot;}," calcext:value-type="string">
            <text:p>{"Number": "8", "Name": "Expiry Dstamp", "Type": "Date", "Length": "14", "Required": "Optional", "Allowed Values": "'YYYYMMDDHHMISS'", "Default": " ", "Comments": "Expiry date"},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Pallet Config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15" calcext:value-type="float">
            <text:p>15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Pallet type</text:p>
          </table:table-cell>
          <table:table-cell table:style-name="ce83"/>
          <table:table-cell table:formula="of:=&quot;'&quot; &amp; [.$B74] &amp; &quot;': '',&quot;" office:value-type="string" office:string-value="'Pallet Config': ''," calcext:value-type="string">
            <text:p>'Pallet Config': '',</text:p>
          </table:table-cell>
          <table:table-cell table:style-name="ce40" table:formula="of:=&quot;{&quot;&quot;&quot; &amp; [.$A$1] &amp; &quot;&quot;&quot;: &quot;&quot;&quot; &amp; [.A74] &amp; &quot;&quot;&quot;, &quot;&quot;&quot; &amp; [.$B$1] &amp; &quot;&quot;&quot;: &quot;&quot;&quot; &amp; [.B74] &amp; &quot;&quot;&quot;, &quot;&quot;&quot; &amp; [.$C$1] &amp; &quot;&quot;&quot;: &quot;&quot;&quot; &amp; [.C74] &amp; &quot;&quot;&quot;, &quot;&quot;&quot; &amp; [.$D$1] &amp; &quot;&quot;&quot;: &quot;&quot;&quot; &amp; [.D74] &amp; &quot;&quot;&quot;, &quot;&quot;&quot; &amp; [.$E$1] &amp; &quot;&quot;&quot;: &quot;&quot;&quot; &amp; [.E74] &amp; &quot;&quot;&quot;, &quot;&quot;&quot; &amp; [.$F$1] &amp; &quot;&quot;&quot;: &quot;&quot;&quot; &amp; [.F74] &amp; &quot;&quot;&quot;, &quot;&quot;&quot; &amp; [.$G$1] &amp; &quot;&quot;&quot;: &quot;&quot;&quot; &amp; [.G74] &amp; &quot;&quot;&quot;, &quot;&quot;&quot; &amp; [.$H$1] &amp; &quot;&quot;&quot;: &quot;&quot;&quot; &amp; [.H74] &amp;  &quot;&quot;&quot;},&quot;" office:value-type="string" office:string-value="{&quot;Number&quot;: &quot;9&quot;, &quot;Name&quot;: &quot;Pallet Config&quot;, &quot;Type&quot;: &quot;String&quot;, &quot;Length&quot;: &quot;15&quot;, &quot;Required&quot;: &quot;Optional&quot;, &quot;Allowed Values&quot;: &quot;Upper Case&quot;, &quot;Default&quot;: &quot; &quot;, &quot;Comments&quot;: &quot;Pallet type&quot;}," calcext:value-type="string">
            <text:p>{"Number": "9", "Name": "Pallet Config", "Type": "String", "Length": "15", "Required": "Optional", "Allowed Values": "Upper Case", "Default": " ", "Comments": "Pallet type"},</text:p>
          </table:table-cell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Condition Id</text:p>
          </table:table-cell>
          <table:table-cell table:style-name="ce67" office:value-type="string" calcext:value-type="string">
            <text:p>String</text:p>
          </table:table-cell>
          <table:table-cell table:style-name="ce71" office:value-type="float" office:value="5" calcext:value-type="float">
            <text:p>5</text:p>
          </table:table-cell>
          <table:table-cell table:style-name="ce67" office:value-type="string" calcext:value-type="string">
            <text:p>Required</text:p>
          </table:table-cell>
          <table:table-cell table:style-name="ce51" office:value-type="string" calcext:value-type="string">
            <text:p>Upper Case</text:p>
          </table:table-cell>
          <table:table-cell table:style-name="ce77" office:value-type="string" calcext:value-type="string">
            <text:p> </text:p>
          </table:table-cell>
          <table:table-cell table:style-name="ce55" office:value-type="string" calcext:value-type="string">
            <text:p>"BON" or "NBO" (Bonded or Non-Bonded)</text:p>
          </table:table-cell>
          <table:table-cell table:style-name="ce82"/>
          <table:table-cell table:formula="of:=&quot;'&quot; &amp; [.$B75] &amp; &quot;': '',&quot;" office:value-type="string" office:string-value="'Condition Id': ''," calcext:value-type="string">
            <text:p>'Condition Id': '',</text:p>
          </table:table-cell>
          <table:table-cell table:style-name="ce40" table:formula="of:=&quot;{&quot;&quot;&quot; &amp; [.$A$1] &amp; &quot;&quot;&quot;: &quot;&quot;&quot; &amp; [.A75] &amp; &quot;&quot;&quot;, &quot;&quot;&quot; &amp; [.$B$1] &amp; &quot;&quot;&quot;: &quot;&quot;&quot; &amp; [.B75] &amp; &quot;&quot;&quot;, &quot;&quot;&quot; &amp; [.$C$1] &amp; &quot;&quot;&quot;: &quot;&quot;&quot; &amp; [.C75] &amp; &quot;&quot;&quot;, &quot;&quot;&quot; &amp; [.$D$1] &amp; &quot;&quot;&quot;: &quot;&quot;&quot; &amp; [.D75] &amp; &quot;&quot;&quot;, &quot;&quot;&quot; &amp; [.$E$1] &amp; &quot;&quot;&quot;: &quot;&quot;&quot; &amp; [.E75] &amp; &quot;&quot;&quot;, &quot;&quot;&quot; &amp; [.$F$1] &amp; &quot;&quot;&quot;: &quot;&quot;&quot; &amp; [.F75] &amp; &quot;&quot;&quot;, &quot;&quot;&quot; &amp; [.$G$1] &amp; &quot;&quot;&quot;: &quot;&quot;&quot; &amp; [.G75] &amp; &quot;&quot;&quot;, &quot;&quot;&quot; &amp; [.$H$1] &amp; &quot;&quot;&quot;: &quot;&quot;&quot; &amp; [.H75] &amp;  &quot;&quot;&quot;},&quot;" office:value-type="string" office:string-value="{&quot;Number&quot;: &quot;10&quot;, &quot;Name&quot;: &quot;Condition Id&quot;, &quot;Type&quot;: &quot;String&quot;, &quot;Length&quot;: &quot;5&quot;, &quot;Required&quot;: &quot;Required&quot;, &quot;Allowed Values&quot;: &quot;Upper Case&quot;, &quot;Default&quot;: &quot; &quot;, &quot;Comments&quot;: &quot;&quot;BON&quot; or &quot;NBO&quot; (Bonded or Non-Bonded)&quot;}," calcext:value-type="string">
            <text:p>{"Number": "10", "Name": "Condition Id", "Type": "String", "Length": "5", "Required": "Required", "Allowed Values": "Upper Case", "Default": " ", "Comments": ""BON" or "NBO" (Bonded or Non-Bonded)"},</text:p>
          </table:table-cell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10" office:value-type="string" calcext:value-type="string">
            <text:p>Qty Due</text:p>
          </table:table-cell>
          <table:table-cell table:style-name="ce67" office:value-type="string" calcext:value-type="string">
            <text:p>Decimal</text:p>
          </table:table-cell>
          <table:table-cell table:style-name="ce71" office:value-type="float" office:value="15.6" calcext:value-type="float">
            <text:p>15,6</text:p>
          </table:table-cell>
          <table:table-cell table:style-name="ce67" office:value-type="string" calcext:value-type="string">
            <text:p>Required</text:p>
          </table:table-cell>
          <table:table-cell table:style-name="ce55" office:value-type="string" calcext:value-type="string">
            <text:p>'99999999.999999' | '999999999999999' (6 decimal places implied)</text:p>
          </table:table-cell>
          <table:table-cell table:style-name="ce80" office:value-type="string" calcext:value-type="string">
            <text:p> </text:p>
          </table:table-cell>
          <table:table-cell table:style-name="ce51" office:value-type="string" calcext:value-type="string">
            <text:p>Quantity due</text:p>
          </table:table-cell>
          <table:table-cell table:style-name="ce81"/>
          <table:table-cell table:formula="of:=&quot;'&quot; &amp; [.$B76] &amp; &quot;': '',&quot;" office:value-type="string" office:string-value="'Qty Due': ''," calcext:value-type="string">
            <text:p>'Qty Due': '',</text:p>
          </table:table-cell>
          <table:table-cell table:style-name="ce40" table:formula="of:=&quot;{&quot;&quot;&quot; &amp; [.$A$1] &amp; &quot;&quot;&quot;: &quot;&quot;&quot; &amp; [.A76] &amp; &quot;&quot;&quot;, &quot;&quot;&quot; &amp; [.$B$1] &amp; &quot;&quot;&quot;: &quot;&quot;&quot; &amp; [.B76] &amp; &quot;&quot;&quot;, &quot;&quot;&quot; &amp; [.$C$1] &amp; &quot;&quot;&quot;: &quot;&quot;&quot; &amp; [.C76] &amp; &quot;&quot;&quot;, &quot;&quot;&quot; &amp; [.$D$1] &amp; &quot;&quot;&quot;: &quot;&quot;&quot; &amp; [.D76] &amp; &quot;&quot;&quot;, &quot;&quot;&quot; &amp; [.$E$1] &amp; &quot;&quot;&quot;: &quot;&quot;&quot; &amp; [.E76] &amp; &quot;&quot;&quot;, &quot;&quot;&quot; &amp; [.$F$1] &amp; &quot;&quot;&quot;: &quot;&quot;&quot; &amp; [.F76] &amp; &quot;&quot;&quot;, &quot;&quot;&quot; &amp; [.$G$1] &amp; &quot;&quot;&quot;: &quot;&quot;&quot; &amp; [.G76] &amp; &quot;&quot;&quot;, &quot;&quot;&quot; &amp; [.$H$1] &amp; &quot;&quot;&quot;: &quot;&quot;&quot; &amp; [.H76] &amp;  &quot;&quot;&quot;},&quot;" office:value-type="string" office:string-value="{&quot;Number&quot;: &quot;11&quot;, &quot;Name&quot;: &quot;Qty Due&quot;, &quot;Type&quot;: &quot;Decimal&quot;, &quot;Length&quot;: &quot;15,6&quot;, &quot;Required&quot;: &quot;Required&quot;, &quot;Allowed Values&quot;: &quot;'99999999.999999' | '999999999999999' (6 decimal places implied)&quot;, &quot;Default&quot;: &quot; &quot;, &quot;Comments&quot;: &quot;Quantity due&quot;}," calcext:value-type="string">
            <text:p>{"Number": "11", "Name": "Qty Due", "Type": "Decimal", "Length": "15,6", "Required": "Required", "Allowed Values": "'99999999.999999' | '999999999999999' (6 decimal places implied)", "Default": " ", "Comments": "Quantity due"},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>
            <text:p>Lock Code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10" calcext:value-type="float">
            <text:p>1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Lock code</text:p>
          </table:table-cell>
          <table:table-cell table:style-name="ce83"/>
          <table:table-cell table:formula="of:=&quot;'&quot; &amp; [.$B77] &amp; &quot;': '',&quot;" office:value-type="string" office:string-value="'Lock Code': ''," calcext:value-type="string">
            <text:p>'Lock Code': '',</text:p>
          </table:table-cell>
          <table:table-cell table:style-name="ce40" table:formula="of:=&quot;{&quot;&quot;&quot; &amp; [.$A$1] &amp; &quot;&quot;&quot;: &quot;&quot;&quot; &amp; [.A77] &amp; &quot;&quot;&quot;, &quot;&quot;&quot; &amp; [.$B$1] &amp; &quot;&quot;&quot;: &quot;&quot;&quot; &amp; [.B77] &amp; &quot;&quot;&quot;, &quot;&quot;&quot; &amp; [.$C$1] &amp; &quot;&quot;&quot;: &quot;&quot;&quot; &amp; [.C77] &amp; &quot;&quot;&quot;, &quot;&quot;&quot; &amp; [.$D$1] &amp; &quot;&quot;&quot;: &quot;&quot;&quot; &amp; [.D77] &amp; &quot;&quot;&quot;, &quot;&quot;&quot; &amp; [.$E$1] &amp; &quot;&quot;&quot;: &quot;&quot;&quot; &amp; [.E77] &amp; &quot;&quot;&quot;, &quot;&quot;&quot; &amp; [.$F$1] &amp; &quot;&quot;&quot;: &quot;&quot;&quot; &amp; [.F77] &amp; &quot;&quot;&quot;, &quot;&quot;&quot; &amp; [.$G$1] &amp; &quot;&quot;&quot;: &quot;&quot;&quot; &amp; [.G77] &amp; &quot;&quot;&quot;, &quot;&quot;&quot; &amp; [.$H$1] &amp; &quot;&quot;&quot;: &quot;&quot;&quot; &amp; [.H77] &amp;  &quot;&quot;&quot;},&quot;" office:value-type="string" office:string-value="{&quot;Number&quot;: &quot;12&quot;, &quot;Name&quot;: &quot;Lock Code&quot;, &quot;Type&quot;: &quot;String&quot;, &quot;Length&quot;: &quot;10&quot;, &quot;Required&quot;: &quot;Optional&quot;, &quot;Allowed Values&quot;: &quot;Upper Case&quot;, &quot;Default&quot;: &quot; &quot;, &quot;Comments&quot;: &quot;Lock code&quot;}," calcext:value-type="string">
            <text:p>{"Number": "12", "Name": "Lock Code", "Type": "String", "Length": "10", "Required": "Optional", "Allowed Values": "Upper Case", "Default": " ", "Comments": "Lock code"},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Tag Id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20" calcext:value-type="float">
            <text:p>2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Tag identifier</text:p>
          </table:table-cell>
          <table:table-cell table:style-name="ce83"/>
          <table:table-cell table:formula="of:=&quot;'&quot; &amp; [.$B78] &amp; &quot;': '',&quot;" office:value-type="string" office:string-value="'Tag Id': ''," calcext:value-type="string">
            <text:p>'Tag Id': '',</text:p>
          </table:table-cell>
          <table:table-cell table:style-name="ce40" table:formula="of:=&quot;{&quot;&quot;&quot; &amp; [.$A$1] &amp; &quot;&quot;&quot;: &quot;&quot;&quot; &amp; [.A78] &amp; &quot;&quot;&quot;, &quot;&quot;&quot; &amp; [.$B$1] &amp; &quot;&quot;&quot;: &quot;&quot;&quot; &amp; [.B78] &amp; &quot;&quot;&quot;, &quot;&quot;&quot; &amp; [.$C$1] &amp; &quot;&quot;&quot;: &quot;&quot;&quot; &amp; [.C78] &amp; &quot;&quot;&quot;, &quot;&quot;&quot; &amp; [.$D$1] &amp; &quot;&quot;&quot;: &quot;&quot;&quot; &amp; [.D78] &amp; &quot;&quot;&quot;, &quot;&quot;&quot; &amp; [.$E$1] &amp; &quot;&quot;&quot;: &quot;&quot;&quot; &amp; [.E78] &amp; &quot;&quot;&quot;, &quot;&quot;&quot; &amp; [.$F$1] &amp; &quot;&quot;&quot;: &quot;&quot;&quot; &amp; [.F78] &amp; &quot;&quot;&quot;, &quot;&quot;&quot; &amp; [.$G$1] &amp; &quot;&quot;&quot;: &quot;&quot;&quot; &amp; [.G78] &amp; &quot;&quot;&quot;, &quot;&quot;&quot; &amp; [.$H$1] &amp; &quot;&quot;&quot;: &quot;&quot;&quot; &amp; [.H78] &amp;  &quot;&quot;&quot;},&quot;" office:value-type="string" office:string-value="{&quot;Number&quot;: &quot;13&quot;, &quot;Name&quot;: &quot;Tag Id&quot;, &quot;Type&quot;: &quot;String&quot;, &quot;Length&quot;: &quot;20&quot;, &quot;Required&quot;: &quot;Optional&quot;, &quot;Allowed Values&quot;: &quot;Upper Case&quot;, &quot;Default&quot;: &quot; &quot;, &quot;Comments&quot;: &quot;Tag identifier&quot;}," calcext:value-type="string">
            <text:p>{"Number": "13", "Name": "Tag Id", "Type": "String", "Length": "20", "Required": "Optional", "Allowed Values": "Upper Case", "Default": " ", "Comments": "Tag identifier"},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9" office:value-type="string" calcext:value-type="string">
            <text:p>Origin Id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10" calcext:value-type="float">
            <text:p>1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Origin code</text:p>
          </table:table-cell>
          <table:table-cell table:style-name="ce83"/>
          <table:table-cell table:formula="of:=&quot;'&quot; &amp; [.$B79] &amp; &quot;': '',&quot;" office:value-type="string" office:string-value="'Origin Id': ''," calcext:value-type="string">
            <text:p>'Origin Id': '',</text:p>
          </table:table-cell>
          <table:table-cell table:style-name="ce40" table:formula="of:=&quot;{&quot;&quot;&quot; &amp; [.$A$1] &amp; &quot;&quot;&quot;: &quot;&quot;&quot; &amp; [.A79] &amp; &quot;&quot;&quot;, &quot;&quot;&quot; &amp; [.$B$1] &amp; &quot;&quot;&quot;: &quot;&quot;&quot; &amp; [.B79] &amp; &quot;&quot;&quot;, &quot;&quot;&quot; &amp; [.$C$1] &amp; &quot;&quot;&quot;: &quot;&quot;&quot; &amp; [.C79] &amp; &quot;&quot;&quot;, &quot;&quot;&quot; &amp; [.$D$1] &amp; &quot;&quot;&quot;: &quot;&quot;&quot; &amp; [.D79] &amp; &quot;&quot;&quot;, &quot;&quot;&quot; &amp; [.$E$1] &amp; &quot;&quot;&quot;: &quot;&quot;&quot; &amp; [.E79] &amp; &quot;&quot;&quot;, &quot;&quot;&quot; &amp; [.$F$1] &amp; &quot;&quot;&quot;: &quot;&quot;&quot; &amp; [.F79] &amp; &quot;&quot;&quot;, &quot;&quot;&quot; &amp; [.$G$1] &amp; &quot;&quot;&quot;: &quot;&quot;&quot; &amp; [.G79] &amp; &quot;&quot;&quot;, &quot;&quot;&quot; &amp; [.$H$1] &amp; &quot;&quot;&quot;: &quot;&quot;&quot; &amp; [.H79] &amp;  &quot;&quot;&quot;},&quot;" office:value-type="string" office:string-value="{&quot;Number&quot;: &quot;14&quot;, &quot;Name&quot;: &quot;Origin Id&quot;, &quot;Type&quot;: &quot;String&quot;, &quot;Length&quot;: &quot;10&quot;, &quot;Required&quot;: &quot;Optional&quot;, &quot;Allowed Values&quot;: &quot;Upper Case&quot;, &quot;Default&quot;: &quot; &quot;, &quot;Comments&quot;: &quot;Origin code&quot;}," calcext:value-type="string">
            <text:p>{"Number": "14", "Name": "Origin Id", "Type": "String", "Length": "10", "Required": "Optional", "Allowed Values": "Upper Case", "Default": " ", "Comments": "Origin code"},</text:p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Notes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80" calcext:value-type="float">
            <text:p>8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Mixed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Free text</text:p>
          </table:table-cell>
          <table:table-cell table:style-name="ce83"/>
          <table:table-cell table:formula="of:=&quot;'&quot; &amp; [.$B80] &amp; &quot;': '',&quot;" office:value-type="string" office:string-value="'Notes': ''," calcext:value-type="string">
            <text:p>'Notes': '',</text:p>
          </table:table-cell>
          <table:table-cell table:style-name="ce40" table:formula="of:=&quot;{&quot;&quot;&quot; &amp; [.$A$1] &amp; &quot;&quot;&quot;: &quot;&quot;&quot; &amp; [.A80] &amp; &quot;&quot;&quot;, &quot;&quot;&quot; &amp; [.$B$1] &amp; &quot;&quot;&quot;: &quot;&quot;&quot; &amp; [.B80] &amp; &quot;&quot;&quot;, &quot;&quot;&quot; &amp; [.$C$1] &amp; &quot;&quot;&quot;: &quot;&quot;&quot; &amp; [.C80] &amp; &quot;&quot;&quot;, &quot;&quot;&quot; &amp; [.$D$1] &amp; &quot;&quot;&quot;: &quot;&quot;&quot; &amp; [.D80] &amp; &quot;&quot;&quot;, &quot;&quot;&quot; &amp; [.$E$1] &amp; &quot;&quot;&quot;: &quot;&quot;&quot; &amp; [.E80] &amp; &quot;&quot;&quot;, &quot;&quot;&quot; &amp; [.$F$1] &amp; &quot;&quot;&quot;: &quot;&quot;&quot; &amp; [.F80] &amp; &quot;&quot;&quot;, &quot;&quot;&quot; &amp; [.$G$1] &amp; &quot;&quot;&quot;: &quot;&quot;&quot; &amp; [.G80] &amp; &quot;&quot;&quot;, &quot;&quot;&quot; &amp; [.$H$1] &amp; &quot;&quot;&quot;: &quot;&quot;&quot; &amp; [.H80] &amp;  &quot;&quot;&quot;},&quot;" office:value-type="string" office:string-value="{&quot;Number&quot;: &quot;15&quot;, &quot;Name&quot;: &quot;Notes&quot;, &quot;Type&quot;: &quot;String&quot;, &quot;Length&quot;: &quot;80&quot;, &quot;Required&quot;: &quot;Optional&quot;, &quot;Allowed Values&quot;: &quot;Mixed Case&quot;, &quot;Default&quot;: &quot; &quot;, &quot;Comments&quot;: &quot;Free text&quot;}," calcext:value-type="string">
            <text:p>{"Number": "15", "Name": "Notes", "Type": "String", "Length": "80", "Required": "Optional", "Allowed Values": "Mixed Case", "Default": " ", "Comments": "Free text"},</text:p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Manuf Dstamp</text:p>
          </table:table-cell>
          <table:table-cell table:style-name="ce66" office:value-type="string" calcext:value-type="string">
            <text:p>Date</text:p>
          </table:table-cell>
          <table:table-cell table:style-name="ce70" office:value-type="float" office:value="14" calcext:value-type="float">
            <text:p>14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YYYMMDDHHMISS'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Manufacture date</text:p>
          </table:table-cell>
          <table:table-cell table:style-name="ce83"/>
          <table:table-cell table:formula="of:=&quot;'&quot; &amp; [.$B81] &amp; &quot;': '',&quot;" office:value-type="string" office:string-value="'Manuf Dstamp': ''," calcext:value-type="string">
            <text:p>'Manuf Dstamp': '',</text:p>
          </table:table-cell>
          <table:table-cell table:style-name="ce40" table:formula="of:=&quot;{&quot;&quot;&quot; &amp; [.$A$1] &amp; &quot;&quot;&quot;: &quot;&quot;&quot; &amp; [.A81] &amp; &quot;&quot;&quot;, &quot;&quot;&quot; &amp; [.$B$1] &amp; &quot;&quot;&quot;: &quot;&quot;&quot; &amp; [.B81] &amp; &quot;&quot;&quot;, &quot;&quot;&quot; &amp; [.$C$1] &amp; &quot;&quot;&quot;: &quot;&quot;&quot; &amp; [.C81] &amp; &quot;&quot;&quot;, &quot;&quot;&quot; &amp; [.$D$1] &amp; &quot;&quot;&quot;: &quot;&quot;&quot; &amp; [.D81] &amp; &quot;&quot;&quot;, &quot;&quot;&quot; &amp; [.$E$1] &amp; &quot;&quot;&quot;: &quot;&quot;&quot; &amp; [.E81] &amp; &quot;&quot;&quot;, &quot;&quot;&quot; &amp; [.$F$1] &amp; &quot;&quot;&quot;: &quot;&quot;&quot; &amp; [.F81] &amp; &quot;&quot;&quot;, &quot;&quot;&quot; &amp; [.$G$1] &amp; &quot;&quot;&quot;: &quot;&quot;&quot; &amp; [.G81] &amp; &quot;&quot;&quot;, &quot;&quot;&quot; &amp; [.$H$1] &amp; &quot;&quot;&quot;: &quot;&quot;&quot; &amp; [.H81] &amp;  &quot;&quot;&quot;},&quot;" office:value-type="string" office:string-value="{&quot;Number&quot;: &quot;16&quot;, &quot;Name&quot;: &quot;Manuf Dstamp&quot;, &quot;Type&quot;: &quot;Date&quot;, &quot;Length&quot;: &quot;14&quot;, &quot;Required&quot;: &quot;Optional&quot;, &quot;Allowed Values&quot;: &quot;'YYYYMMDDHHMISS'&quot;, &quot;Default&quot;: &quot; &quot;, &quot;Comments&quot;: &quot;Manufacture date&quot;}," calcext:value-type="string">
            <text:p>{"Number": "16", "Name": "Manuf Dstamp", "Type": "Date", "Length": "14", "Required": "Optional", "Allowed Values": "'YYYYMMDDHHMISS'", "Default": " ", "Comments": "Manufacture date"},</text:p>
          </table:table-cell>
        </table:table-row>
        <table:table-row table:style-name="ro4">
          <table:table-cell table:style-name="ce5" office:value-type="float" office:value="17" calcext:value-type="float">
            <text:p>17</text:p>
          </table:table-cell>
          <table:table-cell table:style-name="ce10" office:value-type="string" calcext:value-type="string">
            <text:p>Client Id</text:p>
          </table:table-cell>
          <table:table-cell table:style-name="ce67" office:value-type="string" calcext:value-type="string">
            <text:p>String</text:p>
          </table:table-cell>
          <table:table-cell table:style-name="ce71" office:value-type="float" office:value="10" calcext:value-type="float">
            <text:p>10</text:p>
          </table:table-cell>
          <table:table-cell table:style-name="ce67" office:value-type="string" calcext:value-type="string">
            <text:p>Required</text:p>
          </table:table-cell>
          <table:table-cell table:style-name="ce51" office:value-type="string" calcext:value-type="string">
            <text:p>Upper Case</text:p>
          </table:table-cell>
          <table:table-cell table:style-name="ce77" office:value-type="string" calcext:value-type="string">
            <text:p> </text:p>
          </table:table-cell>
          <table:table-cell table:style-name="ce55" office:value-type="string" calcext:value-type="string">
            <text:p>Identifier for the customer of a 3rd party logistics warehousing company (Supplied by Belspeed)</text:p>
          </table:table-cell>
          <table:table-cell table:style-name="ce82"/>
          <table:table-cell table:formula="of:=&quot;'&quot; &amp; [.$B82] &amp; &quot;': '',&quot;" office:value-type="string" office:string-value="'Client Id': ''," calcext:value-type="string">
            <text:p>'Client Id': '',</text:p>
          </table:table-cell>
          <table:table-cell table:style-name="ce40" table:formula="of:=&quot;{&quot;&quot;&quot; &amp; [.$A$1] &amp; &quot;&quot;&quot;: &quot;&quot;&quot; &amp; [.A82] &amp; &quot;&quot;&quot;, &quot;&quot;&quot; &amp; [.$B$1] &amp; &quot;&quot;&quot;: &quot;&quot;&quot; &amp; [.B82] &amp; &quot;&quot;&quot;, &quot;&quot;&quot; &amp; [.$C$1] &amp; &quot;&quot;&quot;: &quot;&quot;&quot; &amp; [.C82] &amp; &quot;&quot;&quot;, &quot;&quot;&quot; &amp; [.$D$1] &amp; &quot;&quot;&quot;: &quot;&quot;&quot; &amp; [.D82] &amp; &quot;&quot;&quot;, &quot;&quot;&quot; &amp; [.$E$1] &amp; &quot;&quot;&quot;: &quot;&quot;&quot; &amp; [.E82] &amp; &quot;&quot;&quot;, &quot;&quot;&quot; &amp; [.$F$1] &amp; &quot;&quot;&quot;: &quot;&quot;&quot; &amp; [.F82] &amp; &quot;&quot;&quot;, &quot;&quot;&quot; &amp; [.$G$1] &amp; &quot;&quot;&quot;: &quot;&quot;&quot; &amp; [.G82] &amp; &quot;&quot;&quot;, &quot;&quot;&quot; &amp; [.$H$1] &amp; &quot;&quot;&quot;: &quot;&quot;&quot; &amp; [.H82] &amp;  &quot;&quot;&quot;},&quot;" office:value-type="string" office:string-value="{&quot;Number&quot;: &quot;17&quot;, &quot;Name&quot;: &quot;Client Id&quot;, &quot;Type&quot;: &quot;String&quot;, &quot;Length&quot;: &quot;10&quot;, &quot;Required&quot;: &quot;Required&quot;, &quot;Allowed Values&quot;: &quot;Upper Case&quot;, &quot;Default&quot;: &quot; &quot;, &quot;Comments&quot;: &quot;Identifier for the customer of a 3rd party logistics warehousing company (Supplied by Belspeed)&quot;}," calcext:value-type="string">
            <text:p>{"Number": "17", "Name": "Client Id", "Type": "String", "Length": "10", "Required": "Required", "Allowed Values": "Upper Case", "Default": " ", "Comments": "Identifier for the customer of a 3rd party logistics warehousing company (Supplied by Belspeed)"},</text:p>
          </table:table-cell>
        </table:table-row>
        <table:table-row table:style-name="ro11">
          <table:table-cell table:style-name="ce4" office:value-type="float" office:value="18" calcext:value-type="float">
            <text:p>18</text:p>
          </table:table-cell>
          <table:table-cell table:style-name="ce9" office:value-type="string" calcext:value-type="string">
            <text:p>Disallow Merge Rules</text:p>
          </table:table-cell>
          <table:table-cell table:style-name="ce66" office:value-type="string" calcext:value-type="string">
            <text:p>Flag</text:p>
          </table:table-cell>
          <table:table-cell table:style-name="ce70" office:value-type="float" office:value="1" calcext:value-type="float">
            <text:p>1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' | 'N'</text:p>
          </table:table-cell>
          <table:table-cell table:style-name="ce66" office:value-type="string" calcext:value-type="string">
            <text:p>'N'</text:p>
          </table:table-cell>
          <table:table-cell table:style-name="ce52" office:value-type="string" calcext:value-type="string">
            <text:p>Whether merge rules disallowed</text:p>
          </table:table-cell>
          <table:table-cell table:style-name="ce83"/>
          <table:table-cell table:formula="of:=&quot;'&quot; &amp; [.$B83] &amp; &quot;': '',&quot;" office:value-type="string" office:string-value="'Disallow Merge Rules': ''," calcext:value-type="string">
            <text:p>'Disallow Merge Rules': '',</text:p>
          </table:table-cell>
          <table:table-cell table:style-name="ce40" table:formula="of:=&quot;{&quot;&quot;&quot; &amp; [.$A$1] &amp; &quot;&quot;&quot;: &quot;&quot;&quot; &amp; [.A83] &amp; &quot;&quot;&quot;, &quot;&quot;&quot; &amp; [.$B$1] &amp; &quot;&quot;&quot;: &quot;&quot;&quot; &amp; [.B83] &amp; &quot;&quot;&quot;, &quot;&quot;&quot; &amp; [.$C$1] &amp; &quot;&quot;&quot;: &quot;&quot;&quot; &amp; [.C83] &amp; &quot;&quot;&quot;, &quot;&quot;&quot; &amp; [.$D$1] &amp; &quot;&quot;&quot;: &quot;&quot;&quot; &amp; [.D83] &amp; &quot;&quot;&quot;, &quot;&quot;&quot; &amp; [.$E$1] &amp; &quot;&quot;&quot;: &quot;&quot;&quot; &amp; [.E83] &amp; &quot;&quot;&quot;, &quot;&quot;&quot; &amp; [.$F$1] &amp; &quot;&quot;&quot;: &quot;&quot;&quot; &amp; [.F83] &amp; &quot;&quot;&quot;, &quot;&quot;&quot; &amp; [.$G$1] &amp; &quot;&quot;&quot;: &quot;&quot;&quot; &amp; [.G83] &amp; &quot;&quot;&quot;, &quot;&quot;&quot; &amp; [.$H$1] &amp; &quot;&quot;&quot;: &quot;&quot;&quot; &amp; [.H83] &amp;  &quot;&quot;&quot;},&quot;" office:value-type="string" office:string-value="{&quot;Number&quot;: &quot;18&quot;, &quot;Name&quot;: &quot;Disallow Merge Rules&quot;, &quot;Type&quot;: &quot;Flag&quot;, &quot;Length&quot;: &quot;1&quot;, &quot;Required&quot;: &quot;Optional&quot;, &quot;Allowed Values&quot;: &quot;'Y' | 'N'&quot;, &quot;Default&quot;: &quot;'N'&quot;, &quot;Comments&quot;: &quot;Whether merge rules disallowed&quot;}," calcext:value-type="string">
            <text:p>{"Number": "18", "Name": "Disallow Merge Rules", "Type": "Flag", "Length": "1", "Required": "Optional", "Allowed Values": "'Y' | 'N'", "Default": "'N'", "Comments": "Whether merge rules disallowed"},</text:p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User Def Type 1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30" calcext:value-type="float">
            <text:p>3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type 1</text:p>
          </table:table-cell>
          <table:table-cell table:style-name="ce83"/>
          <table:table-cell table:formula="of:=&quot;'&quot; &amp; [.$B84] &amp; &quot;': '',&quot;" office:value-type="string" office:string-value="'User Def Type 1': ''," calcext:value-type="string">
            <text:p>'User Def Type 1': '',</text:p>
          </table:table-cell>
          <table:table-cell table:style-name="ce40" table:formula="of:=&quot;{&quot;&quot;&quot; &amp; [.$A$1] &amp; &quot;&quot;&quot;: &quot;&quot;&quot; &amp; [.A84] &amp; &quot;&quot;&quot;, &quot;&quot;&quot; &amp; [.$B$1] &amp; &quot;&quot;&quot;: &quot;&quot;&quot; &amp; [.B84] &amp; &quot;&quot;&quot;, &quot;&quot;&quot; &amp; [.$C$1] &amp; &quot;&quot;&quot;: &quot;&quot;&quot; &amp; [.C84] &amp; &quot;&quot;&quot;, &quot;&quot;&quot; &amp; [.$D$1] &amp; &quot;&quot;&quot;: &quot;&quot;&quot; &amp; [.D84] &amp; &quot;&quot;&quot;, &quot;&quot;&quot; &amp; [.$E$1] &amp; &quot;&quot;&quot;: &quot;&quot;&quot; &amp; [.E84] &amp; &quot;&quot;&quot;, &quot;&quot;&quot; &amp; [.$F$1] &amp; &quot;&quot;&quot;: &quot;&quot;&quot; &amp; [.F84] &amp; &quot;&quot;&quot;, &quot;&quot;&quot; &amp; [.$G$1] &amp; &quot;&quot;&quot;: &quot;&quot;&quot; &amp; [.G84] &amp; &quot;&quot;&quot;, &quot;&quot;&quot; &amp; [.$H$1] &amp; &quot;&quot;&quot;: &quot;&quot;&quot; &amp; [.H84] &amp;  &quot;&quot;&quot;},&quot;" office:value-type="string" office:string-value="{&quot;Number&quot;: &quot;19&quot;, &quot;Name&quot;: &quot;User Def Type 1&quot;, &quot;Type&quot;: &quot;String&quot;, &quot;Length&quot;: &quot;30&quot;, &quot;Required&quot;: &quot;Optional&quot;, &quot;Allowed Values&quot;: &quot;Upper Case&quot;, &quot;Default&quot;: &quot; &quot;, &quot;Comments&quot;: &quot;User defined type 1&quot;}," calcext:value-type="string">
            <text:p>{"Number": "19", "Name": "User Def Type 1", "Type": "String", "Length": "30", "Required": "Optional", "Allowed Values": "Upper Case", "Default": " ", "Comments": "User defined type 1"},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User Def Type 2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30" calcext:value-type="float">
            <text:p>3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type 2</text:p>
          </table:table-cell>
          <table:table-cell table:style-name="ce83"/>
          <table:table-cell table:formula="of:=&quot;'&quot; &amp; [.$B85] &amp; &quot;': '',&quot;" office:value-type="string" office:string-value="'User Def Type 2': ''," calcext:value-type="string">
            <text:p>'User Def Type 2': '',</text:p>
          </table:table-cell>
          <table:table-cell table:style-name="ce40" table:formula="of:=&quot;{&quot;&quot;&quot; &amp; [.$A$1] &amp; &quot;&quot;&quot;: &quot;&quot;&quot; &amp; [.A85] &amp; &quot;&quot;&quot;, &quot;&quot;&quot; &amp; [.$B$1] &amp; &quot;&quot;&quot;: &quot;&quot;&quot; &amp; [.B85] &amp; &quot;&quot;&quot;, &quot;&quot;&quot; &amp; [.$C$1] &amp; &quot;&quot;&quot;: &quot;&quot;&quot; &amp; [.C85] &amp; &quot;&quot;&quot;, &quot;&quot;&quot; &amp; [.$D$1] &amp; &quot;&quot;&quot;: &quot;&quot;&quot; &amp; [.D85] &amp; &quot;&quot;&quot;, &quot;&quot;&quot; &amp; [.$E$1] &amp; &quot;&quot;&quot;: &quot;&quot;&quot; &amp; [.E85] &amp; &quot;&quot;&quot;, &quot;&quot;&quot; &amp; [.$F$1] &amp; &quot;&quot;&quot;: &quot;&quot;&quot; &amp; [.F85] &amp; &quot;&quot;&quot;, &quot;&quot;&quot; &amp; [.$G$1] &amp; &quot;&quot;&quot;: &quot;&quot;&quot; &amp; [.G85] &amp; &quot;&quot;&quot;, &quot;&quot;&quot; &amp; [.$H$1] &amp; &quot;&quot;&quot;: &quot;&quot;&quot; &amp; [.H85] &amp;  &quot;&quot;&quot;},&quot;" office:value-type="string" office:string-value="{&quot;Number&quot;: &quot;20&quot;, &quot;Name&quot;: &quot;User Def Type 2&quot;, &quot;Type&quot;: &quot;String&quot;, &quot;Length&quot;: &quot;30&quot;, &quot;Required&quot;: &quot;Optional&quot;, &quot;Allowed Values&quot;: &quot;Upper Case&quot;, &quot;Default&quot;: &quot; &quot;, &quot;Comments&quot;: &quot;User defined type 2&quot;}," calcext:value-type="string">
            <text:p>{"Number": "20", "Name": "User Def Type 2", "Type": "String", "Length": "30", "Required": "Optional", "Allowed Values": "Upper Case", "Default": " ", "Comments": "User defined type 2"},</text:p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User Def Type 3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30" calcext:value-type="float">
            <text:p>3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type 3</text:p>
          </table:table-cell>
          <table:table-cell table:style-name="ce83"/>
          <table:table-cell table:formula="of:=&quot;'&quot; &amp; [.$B86] &amp; &quot;': '',&quot;" office:value-type="string" office:string-value="'User Def Type 3': ''," calcext:value-type="string">
            <text:p>'User Def Type 3': '',</text:p>
          </table:table-cell>
          <table:table-cell table:style-name="ce40" table:formula="of:=&quot;{&quot;&quot;&quot; &amp; [.$A$1] &amp; &quot;&quot;&quot;: &quot;&quot;&quot; &amp; [.A86] &amp; &quot;&quot;&quot;, &quot;&quot;&quot; &amp; [.$B$1] &amp; &quot;&quot;&quot;: &quot;&quot;&quot; &amp; [.B86] &amp; &quot;&quot;&quot;, &quot;&quot;&quot; &amp; [.$C$1] &amp; &quot;&quot;&quot;: &quot;&quot;&quot; &amp; [.C86] &amp; &quot;&quot;&quot;, &quot;&quot;&quot; &amp; [.$D$1] &amp; &quot;&quot;&quot;: &quot;&quot;&quot; &amp; [.D86] &amp; &quot;&quot;&quot;, &quot;&quot;&quot; &amp; [.$E$1] &amp; &quot;&quot;&quot;: &quot;&quot;&quot; &amp; [.E86] &amp; &quot;&quot;&quot;, &quot;&quot;&quot; &amp; [.$F$1] &amp; &quot;&quot;&quot;: &quot;&quot;&quot; &amp; [.F86] &amp; &quot;&quot;&quot;, &quot;&quot;&quot; &amp; [.$G$1] &amp; &quot;&quot;&quot;: &quot;&quot;&quot; &amp; [.G86] &amp; &quot;&quot;&quot;, &quot;&quot;&quot; &amp; [.$H$1] &amp; &quot;&quot;&quot;: &quot;&quot;&quot; &amp; [.H86] &amp;  &quot;&quot;&quot;},&quot;" office:value-type="string" office:string-value="{&quot;Number&quot;: &quot;21&quot;, &quot;Name&quot;: &quot;User Def Type 3&quot;, &quot;Type&quot;: &quot;String&quot;, &quot;Length&quot;: &quot;30&quot;, &quot;Required&quot;: &quot;Optional&quot;, &quot;Allowed Values&quot;: &quot;Upper Case&quot;, &quot;Default&quot;: &quot; &quot;, &quot;Comments&quot;: &quot;User defined type 3&quot;}," calcext:value-type="string">
            <text:p>{"Number": "21", "Name": "User Def Type 3", "Type": "String", "Length": "30", "Required": "Optional", "Allowed Values": "Upper Case", "Default": " ", "Comments": "User defined type 3"},</text:p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User Def Type 4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30" calcext:value-type="float">
            <text:p>3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type 4</text:p>
          </table:table-cell>
          <table:table-cell table:style-name="ce83"/>
          <table:table-cell table:formula="of:=&quot;'&quot; &amp; [.$B87] &amp; &quot;': '',&quot;" office:value-type="string" office:string-value="'User Def Type 4': ''," calcext:value-type="string">
            <text:p>'User Def Type 4': '',</text:p>
          </table:table-cell>
          <table:table-cell table:style-name="ce40" table:formula="of:=&quot;{&quot;&quot;&quot; &amp; [.$A$1] &amp; &quot;&quot;&quot;: &quot;&quot;&quot; &amp; [.A87] &amp; &quot;&quot;&quot;, &quot;&quot;&quot; &amp; [.$B$1] &amp; &quot;&quot;&quot;: &quot;&quot;&quot; &amp; [.B87] &amp; &quot;&quot;&quot;, &quot;&quot;&quot; &amp; [.$C$1] &amp; &quot;&quot;&quot;: &quot;&quot;&quot; &amp; [.C87] &amp; &quot;&quot;&quot;, &quot;&quot;&quot; &amp; [.$D$1] &amp; &quot;&quot;&quot;: &quot;&quot;&quot; &amp; [.D87] &amp; &quot;&quot;&quot;, &quot;&quot;&quot; &amp; [.$E$1] &amp; &quot;&quot;&quot;: &quot;&quot;&quot; &amp; [.E87] &amp; &quot;&quot;&quot;, &quot;&quot;&quot; &amp; [.$F$1] &amp; &quot;&quot;&quot;: &quot;&quot;&quot; &amp; [.F87] &amp; &quot;&quot;&quot;, &quot;&quot;&quot; &amp; [.$G$1] &amp; &quot;&quot;&quot;: &quot;&quot;&quot; &amp; [.G87] &amp; &quot;&quot;&quot;, &quot;&quot;&quot; &amp; [.$H$1] &amp; &quot;&quot;&quot;: &quot;&quot;&quot; &amp; [.H87] &amp;  &quot;&quot;&quot;},&quot;" office:value-type="string" office:string-value="{&quot;Number&quot;: &quot;22&quot;, &quot;Name&quot;: &quot;User Def Type 4&quot;, &quot;Type&quot;: &quot;String&quot;, &quot;Length&quot;: &quot;30&quot;, &quot;Required&quot;: &quot;Optional&quot;, &quot;Allowed Values&quot;: &quot;Upper Case&quot;, &quot;Default&quot;: &quot; &quot;, &quot;Comments&quot;: &quot;User defined type 4&quot;}," calcext:value-type="string">
            <text:p>{"Number": "22", "Name": "User Def Type 4", "Type": "String", "Length": "30", "Required": "Optional", "Allowed Values": "Upper Case", "Default": " ", "Comments": "User defined type 4"},</text:p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User Def Type 5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30" calcext:value-type="float">
            <text:p>3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type 5</text:p>
          </table:table-cell>
          <table:table-cell table:style-name="ce83"/>
          <table:table-cell table:formula="of:=&quot;'&quot; &amp; [.$B88] &amp; &quot;': '',&quot;" office:value-type="string" office:string-value="'User Def Type 5': ''," calcext:value-type="string">
            <text:p>'User Def Type 5': '',</text:p>
          </table:table-cell>
          <table:table-cell table:style-name="ce40" table:formula="of:=&quot;{&quot;&quot;&quot; &amp; [.$A$1] &amp; &quot;&quot;&quot;: &quot;&quot;&quot; &amp; [.A88] &amp; &quot;&quot;&quot;, &quot;&quot;&quot; &amp; [.$B$1] &amp; &quot;&quot;&quot;: &quot;&quot;&quot; &amp; [.B88] &amp; &quot;&quot;&quot;, &quot;&quot;&quot; &amp; [.$C$1] &amp; &quot;&quot;&quot;: &quot;&quot;&quot; &amp; [.C88] &amp; &quot;&quot;&quot;, &quot;&quot;&quot; &amp; [.$D$1] &amp; &quot;&quot;&quot;: &quot;&quot;&quot; &amp; [.D88] &amp; &quot;&quot;&quot;, &quot;&quot;&quot; &amp; [.$E$1] &amp; &quot;&quot;&quot;: &quot;&quot;&quot; &amp; [.E88] &amp; &quot;&quot;&quot;, &quot;&quot;&quot; &amp; [.$F$1] &amp; &quot;&quot;&quot;: &quot;&quot;&quot; &amp; [.F88] &amp; &quot;&quot;&quot;, &quot;&quot;&quot; &amp; [.$G$1] &amp; &quot;&quot;&quot;: &quot;&quot;&quot; &amp; [.G88] &amp; &quot;&quot;&quot;, &quot;&quot;&quot; &amp; [.$H$1] &amp; &quot;&quot;&quot;: &quot;&quot;&quot; &amp; [.H88] &amp;  &quot;&quot;&quot;},&quot;" office:value-type="string" office:string-value="{&quot;Number&quot;: &quot;23&quot;, &quot;Name&quot;: &quot;User Def Type 5&quot;, &quot;Type&quot;: &quot;String&quot;, &quot;Length&quot;: &quot;30&quot;, &quot;Required&quot;: &quot;Optional&quot;, &quot;Allowed Values&quot;: &quot;Upper Case&quot;, &quot;Default&quot;: &quot; &quot;, &quot;Comments&quot;: &quot;User defined type 5&quot;}," calcext:value-type="string">
            <text:p>{"Number": "23", "Name": "User Def Type 5", "Type": "String", "Length": "30", "Required": "Optional", "Allowed Values": "Upper Case", "Default": " ", "Comments": "User defined type 5"},</text:p>
          </table:table-cell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User Def Type 6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30" calcext:value-type="float">
            <text:p>3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type 6</text:p>
          </table:table-cell>
          <table:table-cell table:style-name="ce83"/>
          <table:table-cell table:formula="of:=&quot;'&quot; &amp; [.$B89] &amp; &quot;': '',&quot;" office:value-type="string" office:string-value="'User Def Type 6': ''," calcext:value-type="string">
            <text:p>'User Def Type 6': '',</text:p>
          </table:table-cell>
          <table:table-cell table:style-name="ce40" table:formula="of:=&quot;{&quot;&quot;&quot; &amp; [.$A$1] &amp; &quot;&quot;&quot;: &quot;&quot;&quot; &amp; [.A89] &amp; &quot;&quot;&quot;, &quot;&quot;&quot; &amp; [.$B$1] &amp; &quot;&quot;&quot;: &quot;&quot;&quot; &amp; [.B89] &amp; &quot;&quot;&quot;, &quot;&quot;&quot; &amp; [.$C$1] &amp; &quot;&quot;&quot;: &quot;&quot;&quot; &amp; [.C89] &amp; &quot;&quot;&quot;, &quot;&quot;&quot; &amp; [.$D$1] &amp; &quot;&quot;&quot;: &quot;&quot;&quot; &amp; [.D89] &amp; &quot;&quot;&quot;, &quot;&quot;&quot; &amp; [.$E$1] &amp; &quot;&quot;&quot;: &quot;&quot;&quot; &amp; [.E89] &amp; &quot;&quot;&quot;, &quot;&quot;&quot; &amp; [.$F$1] &amp; &quot;&quot;&quot;: &quot;&quot;&quot; &amp; [.F89] &amp; &quot;&quot;&quot;, &quot;&quot;&quot; &amp; [.$G$1] &amp; &quot;&quot;&quot;: &quot;&quot;&quot; &amp; [.G89] &amp; &quot;&quot;&quot;, &quot;&quot;&quot; &amp; [.$H$1] &amp; &quot;&quot;&quot;: &quot;&quot;&quot; &amp; [.H89] &amp;  &quot;&quot;&quot;},&quot;" office:value-type="string" office:string-value="{&quot;Number&quot;: &quot;24&quot;, &quot;Name&quot;: &quot;User Def Type 6&quot;, &quot;Type&quot;: &quot;String&quot;, &quot;Length&quot;: &quot;30&quot;, &quot;Required&quot;: &quot;Optional&quot;, &quot;Allowed Values&quot;: &quot;Upper Case&quot;, &quot;Default&quot;: &quot; &quot;, &quot;Comments&quot;: &quot;User defined type 6&quot;}," calcext:value-type="string">
            <text:p>{"Number": "24", "Name": "User Def Type 6", "Type": "String", "Length": "30", "Required": "Optional", "Allowed Values": "Upper Case", "Default": " ", "Comments": "User defined type 6"},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User Def Type 7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30" calcext:value-type="float">
            <text:p>3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type 7</text:p>
          </table:table-cell>
          <table:table-cell table:style-name="ce83"/>
          <table:table-cell table:formula="of:=&quot;'&quot; &amp; [.$B90] &amp; &quot;': '',&quot;" office:value-type="string" office:string-value="'User Def Type 7': ''," calcext:value-type="string">
            <text:p>'User Def Type 7': '',</text:p>
          </table:table-cell>
          <table:table-cell table:style-name="ce40" table:formula="of:=&quot;{&quot;&quot;&quot; &amp; [.$A$1] &amp; &quot;&quot;&quot;: &quot;&quot;&quot; &amp; [.A90] &amp; &quot;&quot;&quot;, &quot;&quot;&quot; &amp; [.$B$1] &amp; &quot;&quot;&quot;: &quot;&quot;&quot; &amp; [.B90] &amp; &quot;&quot;&quot;, &quot;&quot;&quot; &amp; [.$C$1] &amp; &quot;&quot;&quot;: &quot;&quot;&quot; &amp; [.C90] &amp; &quot;&quot;&quot;, &quot;&quot;&quot; &amp; [.$D$1] &amp; &quot;&quot;&quot;: &quot;&quot;&quot; &amp; [.D90] &amp; &quot;&quot;&quot;, &quot;&quot;&quot; &amp; [.$E$1] &amp; &quot;&quot;&quot;: &quot;&quot;&quot; &amp; [.E90] &amp; &quot;&quot;&quot;, &quot;&quot;&quot; &amp; [.$F$1] &amp; &quot;&quot;&quot;: &quot;&quot;&quot; &amp; [.F90] &amp; &quot;&quot;&quot;, &quot;&quot;&quot; &amp; [.$G$1] &amp; &quot;&quot;&quot;: &quot;&quot;&quot; &amp; [.G90] &amp; &quot;&quot;&quot;, &quot;&quot;&quot; &amp; [.$H$1] &amp; &quot;&quot;&quot;: &quot;&quot;&quot; &amp; [.H90] &amp;  &quot;&quot;&quot;},&quot;" office:value-type="string" office:string-value="{&quot;Number&quot;: &quot;25&quot;, &quot;Name&quot;: &quot;User Def Type 7&quot;, &quot;Type&quot;: &quot;String&quot;, &quot;Length&quot;: &quot;30&quot;, &quot;Required&quot;: &quot;Optional&quot;, &quot;Allowed Values&quot;: &quot;Upper Case&quot;, &quot;Default&quot;: &quot; &quot;, &quot;Comments&quot;: &quot;User defined type 7&quot;}," calcext:value-type="string">
            <text:p>{"Number": "25", "Name": "User Def Type 7", "Type": "String", "Length": "30", "Required": "Optional", "Allowed Values": "Upper Case", "Default": " ", "Comments": "User defined type 7"},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User Def Type 8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30" calcext:value-type="float">
            <text:p>3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type 8</text:p>
          </table:table-cell>
          <table:table-cell table:style-name="ce83"/>
          <table:table-cell table:formula="of:=&quot;'&quot; &amp; [.$B91] &amp; &quot;': '',&quot;" office:value-type="string" office:string-value="'User Def Type 8': ''," calcext:value-type="string">
            <text:p>'User Def Type 8': '',</text:p>
          </table:table-cell>
          <table:table-cell table:style-name="ce40" table:formula="of:=&quot;{&quot;&quot;&quot; &amp; [.$A$1] &amp; &quot;&quot;&quot;: &quot;&quot;&quot; &amp; [.A91] &amp; &quot;&quot;&quot;, &quot;&quot;&quot; &amp; [.$B$1] &amp; &quot;&quot;&quot;: &quot;&quot;&quot; &amp; [.B91] &amp; &quot;&quot;&quot;, &quot;&quot;&quot; &amp; [.$C$1] &amp; &quot;&quot;&quot;: &quot;&quot;&quot; &amp; [.C91] &amp; &quot;&quot;&quot;, &quot;&quot;&quot; &amp; [.$D$1] &amp; &quot;&quot;&quot;: &quot;&quot;&quot; &amp; [.D91] &amp; &quot;&quot;&quot;, &quot;&quot;&quot; &amp; [.$E$1] &amp; &quot;&quot;&quot;: &quot;&quot;&quot; &amp; [.E91] &amp; &quot;&quot;&quot;, &quot;&quot;&quot; &amp; [.$F$1] &amp; &quot;&quot;&quot;: &quot;&quot;&quot; &amp; [.F91] &amp; &quot;&quot;&quot;, &quot;&quot;&quot; &amp; [.$G$1] &amp; &quot;&quot;&quot;: &quot;&quot;&quot; &amp; [.G91] &amp; &quot;&quot;&quot;, &quot;&quot;&quot; &amp; [.$H$1] &amp; &quot;&quot;&quot;: &quot;&quot;&quot; &amp; [.H91] &amp;  &quot;&quot;&quot;},&quot;" office:value-type="string" office:string-value="{&quot;Number&quot;: &quot;26&quot;, &quot;Name&quot;: &quot;User Def Type 8&quot;, &quot;Type&quot;: &quot;String&quot;, &quot;Length&quot;: &quot;30&quot;, &quot;Required&quot;: &quot;Optional&quot;, &quot;Allowed Values&quot;: &quot;Upper Case&quot;, &quot;Default&quot;: &quot; &quot;, &quot;Comments&quot;: &quot;User defined type 8&quot;}," calcext:value-type="string">
            <text:p>{"Number": "26", "Name": "User Def Type 8", "Type": "String", "Length": "30", "Required": "Optional", "Allowed Values": "Upper Case", "Default": " ", "Comments": "User defined type 8"},</text:p>
          </table:table-cell>
        </table:table-row>
        <table:table-row table:style-name="ro1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User Def Chk 1</text:p>
          </table:table-cell>
          <table:table-cell table:style-name="ce66" office:value-type="string" calcext:value-type="string">
            <text:p>Flag</text:p>
          </table:table-cell>
          <table:table-cell table:style-name="ce70" office:value-type="float" office:value="1" calcext:value-type="float">
            <text:p>1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' | 'N'</text:p>
          </table:table-cell>
          <table:table-cell table:style-name="ce66" office:value-type="string" calcext:value-type="string">
            <text:p>'N'</text:p>
          </table:table-cell>
          <table:table-cell table:style-name="ce52" office:value-type="string" calcext:value-type="string">
            <text:p>User defined check box 1</text:p>
          </table:table-cell>
          <table:table-cell table:style-name="ce83"/>
          <table:table-cell table:formula="of:=&quot;'&quot; &amp; [.$B92] &amp; &quot;': '',&quot;" office:value-type="string" office:string-value="'User Def Chk 1': ''," calcext:value-type="string">
            <text:p>'User Def Chk 1': '',</text:p>
          </table:table-cell>
          <table:table-cell table:style-name="ce40" table:formula="of:=&quot;{&quot;&quot;&quot; &amp; [.$A$1] &amp; &quot;&quot;&quot;: &quot;&quot;&quot; &amp; [.A92] &amp; &quot;&quot;&quot;, &quot;&quot;&quot; &amp; [.$B$1] &amp; &quot;&quot;&quot;: &quot;&quot;&quot; &amp; [.B92] &amp; &quot;&quot;&quot;, &quot;&quot;&quot; &amp; [.$C$1] &amp; &quot;&quot;&quot;: &quot;&quot;&quot; &amp; [.C92] &amp; &quot;&quot;&quot;, &quot;&quot;&quot; &amp; [.$D$1] &amp; &quot;&quot;&quot;: &quot;&quot;&quot; &amp; [.D92] &amp; &quot;&quot;&quot;, &quot;&quot;&quot; &amp; [.$E$1] &amp; &quot;&quot;&quot;: &quot;&quot;&quot; &amp; [.E92] &amp; &quot;&quot;&quot;, &quot;&quot;&quot; &amp; [.$F$1] &amp; &quot;&quot;&quot;: &quot;&quot;&quot; &amp; [.F92] &amp; &quot;&quot;&quot;, &quot;&quot;&quot; &amp; [.$G$1] &amp; &quot;&quot;&quot;: &quot;&quot;&quot; &amp; [.G92] &amp; &quot;&quot;&quot;, &quot;&quot;&quot; &amp; [.$H$1] &amp; &quot;&quot;&quot;: &quot;&quot;&quot; &amp; [.H92] &amp;  &quot;&quot;&quot;},&quot;" office:value-type="string" office:string-value="{&quot;Number&quot;: &quot;27&quot;, &quot;Name&quot;: &quot;User Def Chk 1&quot;, &quot;Type&quot;: &quot;Flag&quot;, &quot;Length&quot;: &quot;1&quot;, &quot;Required&quot;: &quot;Optional&quot;, &quot;Allowed Values&quot;: &quot;'Y' | 'N'&quot;, &quot;Default&quot;: &quot;'N'&quot;, &quot;Comments&quot;: &quot;User defined check box 1&quot;}," calcext:value-type="string">
            <text:p>{"Number": "27", "Name": "User Def Chk 1", "Type": "Flag", "Length": "1", "Required": "Optional", "Allowed Values": "'Y' | 'N'", "Default": "'N'", "Comments": "User defined check box 1"},</text:p>
          </table:table-cell>
        </table:table-row>
        <table:table-row table:style-name="ro1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User Def Chk 2</text:p>
          </table:table-cell>
          <table:table-cell table:style-name="ce66" office:value-type="string" calcext:value-type="string">
            <text:p>Flag</text:p>
          </table:table-cell>
          <table:table-cell table:style-name="ce70" office:value-type="float" office:value="1" calcext:value-type="float">
            <text:p>1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' | 'N'</text:p>
          </table:table-cell>
          <table:table-cell table:style-name="ce66" office:value-type="string" calcext:value-type="string">
            <text:p>'N'</text:p>
          </table:table-cell>
          <table:table-cell table:style-name="ce52" office:value-type="string" calcext:value-type="string">
            <text:p>User defined check box 2</text:p>
          </table:table-cell>
          <table:table-cell table:style-name="ce83"/>
          <table:table-cell table:formula="of:=&quot;'&quot; &amp; [.$B93] &amp; &quot;': '',&quot;" office:value-type="string" office:string-value="'User Def Chk 2': ''," calcext:value-type="string">
            <text:p>'User Def Chk 2': '',</text:p>
          </table:table-cell>
          <table:table-cell table:style-name="ce40" table:formula="of:=&quot;{&quot;&quot;&quot; &amp; [.$A$1] &amp; &quot;&quot;&quot;: &quot;&quot;&quot; &amp; [.A93] &amp; &quot;&quot;&quot;, &quot;&quot;&quot; &amp; [.$B$1] &amp; &quot;&quot;&quot;: &quot;&quot;&quot; &amp; [.B93] &amp; &quot;&quot;&quot;, &quot;&quot;&quot; &amp; [.$C$1] &amp; &quot;&quot;&quot;: &quot;&quot;&quot; &amp; [.C93] &amp; &quot;&quot;&quot;, &quot;&quot;&quot; &amp; [.$D$1] &amp; &quot;&quot;&quot;: &quot;&quot;&quot; &amp; [.D93] &amp; &quot;&quot;&quot;, &quot;&quot;&quot; &amp; [.$E$1] &amp; &quot;&quot;&quot;: &quot;&quot;&quot; &amp; [.E93] &amp; &quot;&quot;&quot;, &quot;&quot;&quot; &amp; [.$F$1] &amp; &quot;&quot;&quot;: &quot;&quot;&quot; &amp; [.F93] &amp; &quot;&quot;&quot;, &quot;&quot;&quot; &amp; [.$G$1] &amp; &quot;&quot;&quot;: &quot;&quot;&quot; &amp; [.G93] &amp; &quot;&quot;&quot;, &quot;&quot;&quot; &amp; [.$H$1] &amp; &quot;&quot;&quot;: &quot;&quot;&quot; &amp; [.H93] &amp;  &quot;&quot;&quot;},&quot;" office:value-type="string" office:string-value="{&quot;Number&quot;: &quot;28&quot;, &quot;Name&quot;: &quot;User Def Chk 2&quot;, &quot;Type&quot;: &quot;Flag&quot;, &quot;Length&quot;: &quot;1&quot;, &quot;Required&quot;: &quot;Optional&quot;, &quot;Allowed Values&quot;: &quot;'Y' | 'N'&quot;, &quot;Default&quot;: &quot;'N'&quot;, &quot;Comments&quot;: &quot;User defined check box 2&quot;}," calcext:value-type="string">
            <text:p>{"Number": "28", "Name": "User Def Chk 2", "Type": "Flag", "Length": "1", "Required": "Optional", "Allowed Values": "'Y' | 'N'", "Default": "'N'", "Comments": "User defined check box 2"},</text:p>
          </table:table-cell>
        </table:table-row>
        <table:table-row table:style-name="ro1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User Def Chk 3</text:p>
          </table:table-cell>
          <table:table-cell table:style-name="ce66" office:value-type="string" calcext:value-type="string">
            <text:p>Flag</text:p>
          </table:table-cell>
          <table:table-cell table:style-name="ce70" office:value-type="float" office:value="1" calcext:value-type="float">
            <text:p>1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' | 'N'</text:p>
          </table:table-cell>
          <table:table-cell table:style-name="ce66" office:value-type="string" calcext:value-type="string">
            <text:p>'N'</text:p>
          </table:table-cell>
          <table:table-cell table:style-name="ce52" office:value-type="string" calcext:value-type="string">
            <text:p>User defined check box 3</text:p>
          </table:table-cell>
          <table:table-cell table:style-name="ce83"/>
          <table:table-cell table:formula="of:=&quot;'&quot; &amp; [.$B94] &amp; &quot;': '',&quot;" office:value-type="string" office:string-value="'User Def Chk 3': ''," calcext:value-type="string">
            <text:p>'User Def Chk 3': '',</text:p>
          </table:table-cell>
          <table:table-cell table:style-name="ce40" table:formula="of:=&quot;{&quot;&quot;&quot; &amp; [.$A$1] &amp; &quot;&quot;&quot;: &quot;&quot;&quot; &amp; [.A94] &amp; &quot;&quot;&quot;, &quot;&quot;&quot; &amp; [.$B$1] &amp; &quot;&quot;&quot;: &quot;&quot;&quot; &amp; [.B94] &amp; &quot;&quot;&quot;, &quot;&quot;&quot; &amp; [.$C$1] &amp; &quot;&quot;&quot;: &quot;&quot;&quot; &amp; [.C94] &amp; &quot;&quot;&quot;, &quot;&quot;&quot; &amp; [.$D$1] &amp; &quot;&quot;&quot;: &quot;&quot;&quot; &amp; [.D94] &amp; &quot;&quot;&quot;, &quot;&quot;&quot; &amp; [.$E$1] &amp; &quot;&quot;&quot;: &quot;&quot;&quot; &amp; [.E94] &amp; &quot;&quot;&quot;, &quot;&quot;&quot; &amp; [.$F$1] &amp; &quot;&quot;&quot;: &quot;&quot;&quot; &amp; [.F94] &amp; &quot;&quot;&quot;, &quot;&quot;&quot; &amp; [.$G$1] &amp; &quot;&quot;&quot;: &quot;&quot;&quot; &amp; [.G94] &amp; &quot;&quot;&quot;, &quot;&quot;&quot; &amp; [.$H$1] &amp; &quot;&quot;&quot;: &quot;&quot;&quot; &amp; [.H94] &amp;  &quot;&quot;&quot;},&quot;" office:value-type="string" office:string-value="{&quot;Number&quot;: &quot;29&quot;, &quot;Name&quot;: &quot;User Def Chk 3&quot;, &quot;Type&quot;: &quot;Flag&quot;, &quot;Length&quot;: &quot;1&quot;, &quot;Required&quot;: &quot;Optional&quot;, &quot;Allowed Values&quot;: &quot;'Y' | 'N'&quot;, &quot;Default&quot;: &quot;'N'&quot;, &quot;Comments&quot;: &quot;User defined check box 3&quot;}," calcext:value-type="string">
            <text:p>{"Number": "29", "Name": "User Def Chk 3", "Type": "Flag", "Length": "1", "Required": "Optional", "Allowed Values": "'Y' | 'N'", "Default": "'N'", "Comments": "User defined check box 3"},</text:p>
          </table:table-cell>
        </table:table-row>
        <table:table-row table:style-name="ro1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User Def Chk 4</text:p>
          </table:table-cell>
          <table:table-cell table:style-name="ce66" office:value-type="string" calcext:value-type="string">
            <text:p>Flag</text:p>
          </table:table-cell>
          <table:table-cell table:style-name="ce70" office:value-type="float" office:value="1" calcext:value-type="float">
            <text:p>1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' | 'N'</text:p>
          </table:table-cell>
          <table:table-cell table:style-name="ce66" office:value-type="string" calcext:value-type="string">
            <text:p>'N'</text:p>
          </table:table-cell>
          <table:table-cell table:style-name="ce52" office:value-type="string" calcext:value-type="string">
            <text:p>User defined check box 4</text:p>
          </table:table-cell>
          <table:table-cell table:style-name="ce83"/>
          <table:table-cell table:formula="of:=&quot;'&quot; &amp; [.$B95] &amp; &quot;': '',&quot;" office:value-type="string" office:string-value="'User Def Chk 4': ''," calcext:value-type="string">
            <text:p>'User Def Chk 4': '',</text:p>
          </table:table-cell>
          <table:table-cell table:style-name="ce40" table:formula="of:=&quot;{&quot;&quot;&quot; &amp; [.$A$1] &amp; &quot;&quot;&quot;: &quot;&quot;&quot; &amp; [.A95] &amp; &quot;&quot;&quot;, &quot;&quot;&quot; &amp; [.$B$1] &amp; &quot;&quot;&quot;: &quot;&quot;&quot; &amp; [.B95] &amp; &quot;&quot;&quot;, &quot;&quot;&quot; &amp; [.$C$1] &amp; &quot;&quot;&quot;: &quot;&quot;&quot; &amp; [.C95] &amp; &quot;&quot;&quot;, &quot;&quot;&quot; &amp; [.$D$1] &amp; &quot;&quot;&quot;: &quot;&quot;&quot; &amp; [.D95] &amp; &quot;&quot;&quot;, &quot;&quot;&quot; &amp; [.$E$1] &amp; &quot;&quot;&quot;: &quot;&quot;&quot; &amp; [.E95] &amp; &quot;&quot;&quot;, &quot;&quot;&quot; &amp; [.$F$1] &amp; &quot;&quot;&quot;: &quot;&quot;&quot; &amp; [.F95] &amp; &quot;&quot;&quot;, &quot;&quot;&quot; &amp; [.$G$1] &amp; &quot;&quot;&quot;: &quot;&quot;&quot; &amp; [.G95] &amp; &quot;&quot;&quot;, &quot;&quot;&quot; &amp; [.$H$1] &amp; &quot;&quot;&quot;: &quot;&quot;&quot; &amp; [.H95] &amp;  &quot;&quot;&quot;},&quot;" office:value-type="string" office:string-value="{&quot;Number&quot;: &quot;30&quot;, &quot;Name&quot;: &quot;User Def Chk 4&quot;, &quot;Type&quot;: &quot;Flag&quot;, &quot;Length&quot;: &quot;1&quot;, &quot;Required&quot;: &quot;Optional&quot;, &quot;Allowed Values&quot;: &quot;'Y' | 'N'&quot;, &quot;Default&quot;: &quot;'N'&quot;, &quot;Comments&quot;: &quot;User defined check box 4&quot;}," calcext:value-type="string">
            <text:p>{"Number": "30", "Name": "User Def Chk 4", "Type": "Flag", "Length": "1", "Required": "Optional", "Allowed Values": "'Y' | 'N'", "Default": "'N'", "Comments": "User defined check box 4"},</text:p>
          </table:table-cell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10" office:value-type="string" calcext:value-type="string">
            <text:p>User Def Date 1</text:p>
          </table:table-cell>
          <table:table-cell table:style-name="ce67" office:value-type="string" calcext:value-type="string">
            <text:p>Date</text:p>
          </table:table-cell>
          <table:table-cell table:style-name="ce71" office:value-type="float" office:value="14" calcext:value-type="float">
            <text:p>14</text:p>
          </table:table-cell>
          <table:table-cell table:style-name="ce67" office:value-type="string" calcext:value-type="string">
            <text:p>Required</text:p>
          </table:table-cell>
          <table:table-cell table:style-name="ce51" office:value-type="string" calcext:value-type="string">
            <text:p>'YYYYMMDDHHMISS'</text:p>
          </table:table-cell>
          <table:table-cell table:style-name="ce77" office:value-type="string" calcext:value-type="string">
            <text:p> </text:p>
          </table:table-cell>
          <table:table-cell table:style-name="ce51" office:value-type="string" calcext:value-type="string">
            <text:p>Creation date of file</text:p>
          </table:table-cell>
          <table:table-cell table:style-name="ce81"/>
          <table:table-cell table:formula="of:=&quot;'&quot; &amp; [.$B96] &amp; &quot;': '',&quot;" office:value-type="string" office:string-value="'User Def Date 1': ''," calcext:value-type="string">
            <text:p>'User Def Date 1': '',</text:p>
          </table:table-cell>
          <table:table-cell table:style-name="ce40" table:formula="of:=&quot;{&quot;&quot;&quot; &amp; [.$A$1] &amp; &quot;&quot;&quot;: &quot;&quot;&quot; &amp; [.A96] &amp; &quot;&quot;&quot;, &quot;&quot;&quot; &amp; [.$B$1] &amp; &quot;&quot;&quot;: &quot;&quot;&quot; &amp; [.B96] &amp; &quot;&quot;&quot;, &quot;&quot;&quot; &amp; [.$C$1] &amp; &quot;&quot;&quot;: &quot;&quot;&quot; &amp; [.C96] &amp; &quot;&quot;&quot;, &quot;&quot;&quot; &amp; [.$D$1] &amp; &quot;&quot;&quot;: &quot;&quot;&quot; &amp; [.D96] &amp; &quot;&quot;&quot;, &quot;&quot;&quot; &amp; [.$E$1] &amp; &quot;&quot;&quot;: &quot;&quot;&quot; &amp; [.E96] &amp; &quot;&quot;&quot;, &quot;&quot;&quot; &amp; [.$F$1] &amp; &quot;&quot;&quot;: &quot;&quot;&quot; &amp; [.F96] &amp; &quot;&quot;&quot;, &quot;&quot;&quot; &amp; [.$G$1] &amp; &quot;&quot;&quot;: &quot;&quot;&quot; &amp; [.G96] &amp; &quot;&quot;&quot;, &quot;&quot;&quot; &amp; [.$H$1] &amp; &quot;&quot;&quot;: &quot;&quot;&quot; &amp; [.H96] &amp;  &quot;&quot;&quot;},&quot;" office:value-type="string" office:string-value="{&quot;Number&quot;: &quot;31&quot;, &quot;Name&quot;: &quot;User Def Date 1&quot;, &quot;Type&quot;: &quot;Date&quot;, &quot;Length&quot;: &quot;14&quot;, &quot;Required&quot;: &quot;Required&quot;, &quot;Allowed Values&quot;: &quot;'YYYYMMDDHHMISS'&quot;, &quot;Default&quot;: &quot; &quot;, &quot;Comments&quot;: &quot;Creation date of file&quot;}," calcext:value-type="string">
            <text:p>{"Number": "31", "Name": "User Def Date 1", "Type": "Date", "Length": "14", "Required": "Required", "Allowed Values": "'YYYYMMDDHHMISS'", "Default": " ", "Comments": "Creation date of file"},</text:p>
          </table:table-cell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User Def Date 2</text:p>
          </table:table-cell>
          <table:table-cell table:style-name="ce66" office:value-type="string" calcext:value-type="string">
            <text:p>Date</text:p>
          </table:table-cell>
          <table:table-cell table:style-name="ce70" office:value-type="float" office:value="14" calcext:value-type="float">
            <text:p>14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YYYMMDDHHMISS'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date 2</text:p>
          </table:table-cell>
          <table:table-cell table:style-name="ce83"/>
          <table:table-cell table:formula="of:=&quot;'&quot; &amp; [.$B97] &amp; &quot;': '',&quot;" office:value-type="string" office:string-value="'User Def Date 2': ''," calcext:value-type="string">
            <text:p>'User Def Date 2': '',</text:p>
          </table:table-cell>
          <table:table-cell table:style-name="ce40" table:formula="of:=&quot;{&quot;&quot;&quot; &amp; [.$A$1] &amp; &quot;&quot;&quot;: &quot;&quot;&quot; &amp; [.A97] &amp; &quot;&quot;&quot;, &quot;&quot;&quot; &amp; [.$B$1] &amp; &quot;&quot;&quot;: &quot;&quot;&quot; &amp; [.B97] &amp; &quot;&quot;&quot;, &quot;&quot;&quot; &amp; [.$C$1] &amp; &quot;&quot;&quot;: &quot;&quot;&quot; &amp; [.C97] &amp; &quot;&quot;&quot;, &quot;&quot;&quot; &amp; [.$D$1] &amp; &quot;&quot;&quot;: &quot;&quot;&quot; &amp; [.D97] &amp; &quot;&quot;&quot;, &quot;&quot;&quot; &amp; [.$E$1] &amp; &quot;&quot;&quot;: &quot;&quot;&quot; &amp; [.E97] &amp; &quot;&quot;&quot;, &quot;&quot;&quot; &amp; [.$F$1] &amp; &quot;&quot;&quot;: &quot;&quot;&quot; &amp; [.F97] &amp; &quot;&quot;&quot;, &quot;&quot;&quot; &amp; [.$G$1] &amp; &quot;&quot;&quot;: &quot;&quot;&quot; &amp; [.G97] &amp; &quot;&quot;&quot;, &quot;&quot;&quot; &amp; [.$H$1] &amp; &quot;&quot;&quot;: &quot;&quot;&quot; &amp; [.H97] &amp;  &quot;&quot;&quot;},&quot;" office:value-type="string" office:string-value="{&quot;Number&quot;: &quot;32&quot;, &quot;Name&quot;: &quot;User Def Date 2&quot;, &quot;Type&quot;: &quot;Date&quot;, &quot;Length&quot;: &quot;14&quot;, &quot;Required&quot;: &quot;Optional&quot;, &quot;Allowed Values&quot;: &quot;'YYYYMMDDHHMISS'&quot;, &quot;Default&quot;: &quot; &quot;, &quot;Comments&quot;: &quot;User defined date 2&quot;}," calcext:value-type="string">
            <text:p>{"Number": "32", "Name": "User Def Date 2", "Type": "Date", "Length": "14", "Required": "Optional", "Allowed Values": "'YYYYMMDDHHMISS'", "Default": " ", "Comments": "User defined date 2"},</text:p>
          </table:table-cell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User Def Date 3</text:p>
          </table:table-cell>
          <table:table-cell table:style-name="ce66" office:value-type="string" calcext:value-type="string">
            <text:p>Date</text:p>
          </table:table-cell>
          <table:table-cell table:style-name="ce70" office:value-type="float" office:value="14" calcext:value-type="float">
            <text:p>14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YYYMMDDHHMISS'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date 3</text:p>
          </table:table-cell>
          <table:table-cell table:style-name="ce83"/>
          <table:table-cell table:formula="of:=&quot;'&quot; &amp; [.$B98] &amp; &quot;': '',&quot;" office:value-type="string" office:string-value="'User Def Date 3': ''," calcext:value-type="string">
            <text:p>'User Def Date 3': '',</text:p>
          </table:table-cell>
          <table:table-cell table:style-name="ce40" table:formula="of:=&quot;{&quot;&quot;&quot; &amp; [.$A$1] &amp; &quot;&quot;&quot;: &quot;&quot;&quot; &amp; [.A98] &amp; &quot;&quot;&quot;, &quot;&quot;&quot; &amp; [.$B$1] &amp; &quot;&quot;&quot;: &quot;&quot;&quot; &amp; [.B98] &amp; &quot;&quot;&quot;, &quot;&quot;&quot; &amp; [.$C$1] &amp; &quot;&quot;&quot;: &quot;&quot;&quot; &amp; [.C98] &amp; &quot;&quot;&quot;, &quot;&quot;&quot; &amp; [.$D$1] &amp; &quot;&quot;&quot;: &quot;&quot;&quot; &amp; [.D98] &amp; &quot;&quot;&quot;, &quot;&quot;&quot; &amp; [.$E$1] &amp; &quot;&quot;&quot;: &quot;&quot;&quot; &amp; [.E98] &amp; &quot;&quot;&quot;, &quot;&quot;&quot; &amp; [.$F$1] &amp; &quot;&quot;&quot;: &quot;&quot;&quot; &amp; [.F98] &amp; &quot;&quot;&quot;, &quot;&quot;&quot; &amp; [.$G$1] &amp; &quot;&quot;&quot;: &quot;&quot;&quot; &amp; [.G98] &amp; &quot;&quot;&quot;, &quot;&quot;&quot; &amp; [.$H$1] &amp; &quot;&quot;&quot;: &quot;&quot;&quot; &amp; [.H98] &amp;  &quot;&quot;&quot;},&quot;" office:value-type="string" office:string-value="{&quot;Number&quot;: &quot;33&quot;, &quot;Name&quot;: &quot;User Def Date 3&quot;, &quot;Type&quot;: &quot;Date&quot;, &quot;Length&quot;: &quot;14&quot;, &quot;Required&quot;: &quot;Optional&quot;, &quot;Allowed Values&quot;: &quot;'YYYYMMDDHHMISS'&quot;, &quot;Default&quot;: &quot; &quot;, &quot;Comments&quot;: &quot;User defined date 3&quot;}," calcext:value-type="string">
            <text:p>{"Number": "33", "Name": "User Def Date 3", "Type": "Date", "Length": "14", "Required": "Optional", "Allowed Values": "'YYYYMMDDHHMISS'", "Default": " ", "Comments": "User defined date 3"},</text:p>
          </table:table-cell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User Def Date 4</text:p>
          </table:table-cell>
          <table:table-cell table:style-name="ce66" office:value-type="string" calcext:value-type="string">
            <text:p>Date</text:p>
          </table:table-cell>
          <table:table-cell table:style-name="ce70" office:value-type="float" office:value="14" calcext:value-type="float">
            <text:p>14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'YYYYMMDDHHMISS'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date 4</text:p>
          </table:table-cell>
          <table:table-cell table:style-name="ce83"/>
          <table:table-cell table:formula="of:=&quot;'&quot; &amp; [.$B99] &amp; &quot;': '',&quot;" office:value-type="string" office:string-value="'User Def Date 4': ''," calcext:value-type="string">
            <text:p>'User Def Date 4': '',</text:p>
          </table:table-cell>
          <table:table-cell table:style-name="ce40" table:formula="of:=&quot;{&quot;&quot;&quot; &amp; [.$A$1] &amp; &quot;&quot;&quot;: &quot;&quot;&quot; &amp; [.A99] &amp; &quot;&quot;&quot;, &quot;&quot;&quot; &amp; [.$B$1] &amp; &quot;&quot;&quot;: &quot;&quot;&quot; &amp; [.B99] &amp; &quot;&quot;&quot;, &quot;&quot;&quot; &amp; [.$C$1] &amp; &quot;&quot;&quot;: &quot;&quot;&quot; &amp; [.C99] &amp; &quot;&quot;&quot;, &quot;&quot;&quot; &amp; [.$D$1] &amp; &quot;&quot;&quot;: &quot;&quot;&quot; &amp; [.D99] &amp; &quot;&quot;&quot;, &quot;&quot;&quot; &amp; [.$E$1] &amp; &quot;&quot;&quot;: &quot;&quot;&quot; &amp; [.E99] &amp; &quot;&quot;&quot;, &quot;&quot;&quot; &amp; [.$F$1] &amp; &quot;&quot;&quot;: &quot;&quot;&quot; &amp; [.F99] &amp; &quot;&quot;&quot;, &quot;&quot;&quot; &amp; [.$G$1] &amp; &quot;&quot;&quot;: &quot;&quot;&quot; &amp; [.G99] &amp; &quot;&quot;&quot;, &quot;&quot;&quot; &amp; [.$H$1] &amp; &quot;&quot;&quot;: &quot;&quot;&quot; &amp; [.H99] &amp;  &quot;&quot;&quot;},&quot;" office:value-type="string" office:string-value="{&quot;Number&quot;: &quot;34&quot;, &quot;Name&quot;: &quot;User Def Date 4&quot;, &quot;Type&quot;: &quot;Date&quot;, &quot;Length&quot;: &quot;14&quot;, &quot;Required&quot;: &quot;Optional&quot;, &quot;Allowed Values&quot;: &quot;'YYYYMMDDHHMISS'&quot;, &quot;Default&quot;: &quot; &quot;, &quot;Comments&quot;: &quot;User defined date 4&quot;}," calcext:value-type="string">
            <text:p>{"Number": "34", "Name": "User Def Date 4", "Type": "Date", "Length": "14", "Required": "Optional", "Allowed Values": "'YYYYMMDDHHMISS'", "Default": " ", "Comments": "User defined date 4"},</text:p>
          </table:table-cell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User Def Num 1</text:p>
          </table:table-cell>
          <table:table-cell table:style-name="ce66" office:value-type="string" calcext:value-type="string">
            <text:p>Decimal</text:p>
          </table:table-cell>
          <table:table-cell table:style-name="ce70" office:value-type="float" office:value="15.6" calcext:value-type="float">
            <text:p>15,6</text:p>
          </table:table-cell>
          <table:table-cell table:style-name="ce66" office:value-type="string" calcext:value-type="string">
            <text:p>Optional</text:p>
          </table:table-cell>
          <table:table-cell table:style-name="ce53" office:value-type="string" calcext:value-type="string">
            <text:p>'99999999.999999' | '999999999999999' (6 decimal places implied)</text:p>
          </table:table-cell>
          <table:table-cell table:style-name="ce79" office:value-type="string" calcext:value-type="string">
            <text:p> </text:p>
          </table:table-cell>
          <table:table-cell table:style-name="ce52" office:value-type="string" calcext:value-type="string">
            <text:p>User defined number 1</text:p>
          </table:table-cell>
          <table:table-cell table:style-name="ce83"/>
          <table:table-cell table:formula="of:=&quot;'&quot; &amp; [.$B100] &amp; &quot;': '',&quot;" office:value-type="string" office:string-value="'User Def Num 1': ''," calcext:value-type="string">
            <text:p>'User Def Num 1': '',</text:p>
          </table:table-cell>
          <table:table-cell table:style-name="ce40" table:formula="of:=&quot;{&quot;&quot;&quot; &amp; [.$A$1] &amp; &quot;&quot;&quot;: &quot;&quot;&quot; &amp; [.A100] &amp; &quot;&quot;&quot;, &quot;&quot;&quot; &amp; [.$B$1] &amp; &quot;&quot;&quot;: &quot;&quot;&quot; &amp; [.B100] &amp; &quot;&quot;&quot;, &quot;&quot;&quot; &amp; [.$C$1] &amp; &quot;&quot;&quot;: &quot;&quot;&quot; &amp; [.C100] &amp; &quot;&quot;&quot;, &quot;&quot;&quot; &amp; [.$D$1] &amp; &quot;&quot;&quot;: &quot;&quot;&quot; &amp; [.D100] &amp; &quot;&quot;&quot;, &quot;&quot;&quot; &amp; [.$E$1] &amp; &quot;&quot;&quot;: &quot;&quot;&quot; &amp; [.E100] &amp; &quot;&quot;&quot;, &quot;&quot;&quot; &amp; [.$F$1] &amp; &quot;&quot;&quot;: &quot;&quot;&quot; &amp; [.F100] &amp; &quot;&quot;&quot;, &quot;&quot;&quot; &amp; [.$G$1] &amp; &quot;&quot;&quot;: &quot;&quot;&quot; &amp; [.G100] &amp; &quot;&quot;&quot;, &quot;&quot;&quot; &amp; [.$H$1] &amp; &quot;&quot;&quot;: &quot;&quot;&quot; &amp; [.H100] &amp;  &quot;&quot;&quot;},&quot;" office:value-type="string" office:string-value="{&quot;Number&quot;: &quot;35&quot;, &quot;Name&quot;: &quot;User Def Num 1&quot;, &quot;Type&quot;: &quot;Decimal&quot;, &quot;Length&quot;: &quot;15,6&quot;, &quot;Required&quot;: &quot;Optional&quot;, &quot;Allowed Values&quot;: &quot;'99999999.999999' | '999999999999999' (6 decimal places implied)&quot;, &quot;Default&quot;: &quot; &quot;, &quot;Comments&quot;: &quot;User defined number 1&quot;}," calcext:value-type="string">
            <text:p>{"Number": "35", "Name": "User Def Num 1", "Type": "Decimal", "Length": "15,6", "Required": "Optional", "Allowed Values": "'99999999.999999' | '999999999999999' (6 decimal places implied)", "Default": " ", "Comments": "User defined number 1"},</text:p>
          </table:table-cell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User Def Num 2</text:p>
          </table:table-cell>
          <table:table-cell table:style-name="ce66" office:value-type="string" calcext:value-type="string">
            <text:p>Decimal</text:p>
          </table:table-cell>
          <table:table-cell table:style-name="ce70" office:value-type="float" office:value="15.6" calcext:value-type="float">
            <text:p>15,6</text:p>
          </table:table-cell>
          <table:table-cell table:style-name="ce66" office:value-type="string" calcext:value-type="string">
            <text:p>Optional</text:p>
          </table:table-cell>
          <table:table-cell table:style-name="ce53" office:value-type="string" calcext:value-type="string">
            <text:p>'99999999.999999' | '999999999999999' (6 decimal places implied)</text:p>
          </table:table-cell>
          <table:table-cell table:style-name="ce79" office:value-type="string" calcext:value-type="string">
            <text:p> </text:p>
          </table:table-cell>
          <table:table-cell table:style-name="ce52" office:value-type="string" calcext:value-type="string">
            <text:p>User defined number 2</text:p>
          </table:table-cell>
          <table:table-cell table:style-name="ce83"/>
          <table:table-cell table:formula="of:=&quot;'&quot; &amp; [.$B101] &amp; &quot;': '',&quot;" office:value-type="string" office:string-value="'User Def Num 2': ''," calcext:value-type="string">
            <text:p>'User Def Num 2': '',</text:p>
          </table:table-cell>
          <table:table-cell table:style-name="ce40" table:formula="of:=&quot;{&quot;&quot;&quot; &amp; [.$A$1] &amp; &quot;&quot;&quot;: &quot;&quot;&quot; &amp; [.A101] &amp; &quot;&quot;&quot;, &quot;&quot;&quot; &amp; [.$B$1] &amp; &quot;&quot;&quot;: &quot;&quot;&quot; &amp; [.B101] &amp; &quot;&quot;&quot;, &quot;&quot;&quot; &amp; [.$C$1] &amp; &quot;&quot;&quot;: &quot;&quot;&quot; &amp; [.C101] &amp; &quot;&quot;&quot;, &quot;&quot;&quot; &amp; [.$D$1] &amp; &quot;&quot;&quot;: &quot;&quot;&quot; &amp; [.D101] &amp; &quot;&quot;&quot;, &quot;&quot;&quot; &amp; [.$E$1] &amp; &quot;&quot;&quot;: &quot;&quot;&quot; &amp; [.E101] &amp; &quot;&quot;&quot;, &quot;&quot;&quot; &amp; [.$F$1] &amp; &quot;&quot;&quot;: &quot;&quot;&quot; &amp; [.F101] &amp; &quot;&quot;&quot;, &quot;&quot;&quot; &amp; [.$G$1] &amp; &quot;&quot;&quot;: &quot;&quot;&quot; &amp; [.G101] &amp; &quot;&quot;&quot;, &quot;&quot;&quot; &amp; [.$H$1] &amp; &quot;&quot;&quot;: &quot;&quot;&quot; &amp; [.H101] &amp;  &quot;&quot;&quot;},&quot;" office:value-type="string" office:string-value="{&quot;Number&quot;: &quot;36&quot;, &quot;Name&quot;: &quot;User Def Num 2&quot;, &quot;Type&quot;: &quot;Decimal&quot;, &quot;Length&quot;: &quot;15,6&quot;, &quot;Required&quot;: &quot;Optional&quot;, &quot;Allowed Values&quot;: &quot;'99999999.999999' | '999999999999999' (6 decimal places implied)&quot;, &quot;Default&quot;: &quot; &quot;, &quot;Comments&quot;: &quot;User defined number 2&quot;}," calcext:value-type="string">
            <text:p>{"Number": "36", "Name": "User Def Num 2", "Type": "Decimal", "Length": "15,6", "Required": "Optional", "Allowed Values": "'99999999.999999' | '999999999999999' (6 decimal places implied)", "Default": " ", "Comments": "User defined number 2"},</text:p>
          </table:table-cell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User Def Num 3</text:p>
          </table:table-cell>
          <table:table-cell table:style-name="ce66" office:value-type="string" calcext:value-type="string">
            <text:p>Decimal</text:p>
          </table:table-cell>
          <table:table-cell table:style-name="ce70" office:value-type="float" office:value="15.6" calcext:value-type="float">
            <text:p>15,6</text:p>
          </table:table-cell>
          <table:table-cell table:style-name="ce66" office:value-type="string" calcext:value-type="string">
            <text:p>Optional</text:p>
          </table:table-cell>
          <table:table-cell table:style-name="ce53" office:value-type="string" calcext:value-type="string">
            <text:p>'99999999.999999' | '999999999999999' (6 decimal places implied)</text:p>
          </table:table-cell>
          <table:table-cell table:style-name="ce79" office:value-type="string" calcext:value-type="string">
            <text:p> </text:p>
          </table:table-cell>
          <table:table-cell table:style-name="ce52" office:value-type="string" calcext:value-type="string">
            <text:p>User defined number 3</text:p>
          </table:table-cell>
          <table:table-cell table:style-name="ce83"/>
          <table:table-cell table:formula="of:=&quot;'&quot; &amp; [.$B102] &amp; &quot;': '',&quot;" office:value-type="string" office:string-value="'User Def Num 3': ''," calcext:value-type="string">
            <text:p>'User Def Num 3': '',</text:p>
          </table:table-cell>
          <table:table-cell table:style-name="ce40" table:formula="of:=&quot;{&quot;&quot;&quot; &amp; [.$A$1] &amp; &quot;&quot;&quot;: &quot;&quot;&quot; &amp; [.A102] &amp; &quot;&quot;&quot;, &quot;&quot;&quot; &amp; [.$B$1] &amp; &quot;&quot;&quot;: &quot;&quot;&quot; &amp; [.B102] &amp; &quot;&quot;&quot;, &quot;&quot;&quot; &amp; [.$C$1] &amp; &quot;&quot;&quot;: &quot;&quot;&quot; &amp; [.C102] &amp; &quot;&quot;&quot;, &quot;&quot;&quot; &amp; [.$D$1] &amp; &quot;&quot;&quot;: &quot;&quot;&quot; &amp; [.D102] &amp; &quot;&quot;&quot;, &quot;&quot;&quot; &amp; [.$E$1] &amp; &quot;&quot;&quot;: &quot;&quot;&quot; &amp; [.E102] &amp; &quot;&quot;&quot;, &quot;&quot;&quot; &amp; [.$F$1] &amp; &quot;&quot;&quot;: &quot;&quot;&quot; &amp; [.F102] &amp; &quot;&quot;&quot;, &quot;&quot;&quot; &amp; [.$G$1] &amp; &quot;&quot;&quot;: &quot;&quot;&quot; &amp; [.G102] &amp; &quot;&quot;&quot;, &quot;&quot;&quot; &amp; [.$H$1] &amp; &quot;&quot;&quot;: &quot;&quot;&quot; &amp; [.H102] &amp;  &quot;&quot;&quot;},&quot;" office:value-type="string" office:string-value="{&quot;Number&quot;: &quot;37&quot;, &quot;Name&quot;: &quot;User Def Num 3&quot;, &quot;Type&quot;: &quot;Decimal&quot;, &quot;Length&quot;: &quot;15,6&quot;, &quot;Required&quot;: &quot;Optional&quot;, &quot;Allowed Values&quot;: &quot;'99999999.999999' | '999999999999999' (6 decimal places implied)&quot;, &quot;Default&quot;: &quot; &quot;, &quot;Comments&quot;: &quot;User defined number 3&quot;}," calcext:value-type="string">
            <text:p>{"Number": "37", "Name": "User Def Num 3", "Type": "Decimal", "Length": "15,6", "Required": "Optional", "Allowed Values": "'99999999.999999' | '999999999999999' (6 decimal places implied)", "Default": " ", "Comments": "User defined number 3"},</text:p>
          </table:table-cell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User Def Num 4</text:p>
          </table:table-cell>
          <table:table-cell table:style-name="ce66" office:value-type="string" calcext:value-type="string">
            <text:p>Decimal</text:p>
          </table:table-cell>
          <table:table-cell table:style-name="ce70" office:value-type="float" office:value="15.6" calcext:value-type="float">
            <text:p>15,6</text:p>
          </table:table-cell>
          <table:table-cell table:style-name="ce66" office:value-type="string" calcext:value-type="string">
            <text:p>Optional</text:p>
          </table:table-cell>
          <table:table-cell table:style-name="ce53" office:value-type="string" calcext:value-type="string">
            <text:p>'99999999.999999' | '999999999999999' (6 decimal places implied)</text:p>
          </table:table-cell>
          <table:table-cell table:style-name="ce79" office:value-type="string" calcext:value-type="string">
            <text:p> </text:p>
          </table:table-cell>
          <table:table-cell table:style-name="ce52" office:value-type="string" calcext:value-type="string">
            <text:p>User defined number 4</text:p>
          </table:table-cell>
          <table:table-cell table:style-name="ce83"/>
          <table:table-cell table:formula="of:=&quot;'&quot; &amp; [.$B103] &amp; &quot;': '',&quot;" office:value-type="string" office:string-value="'User Def Num 4': ''," calcext:value-type="string">
            <text:p>'User Def Num 4': '',</text:p>
          </table:table-cell>
          <table:table-cell table:style-name="ce40" table:formula="of:=&quot;{&quot;&quot;&quot; &amp; [.$A$1] &amp; &quot;&quot;&quot;: &quot;&quot;&quot; &amp; [.A103] &amp; &quot;&quot;&quot;, &quot;&quot;&quot; &amp; [.$B$1] &amp; &quot;&quot;&quot;: &quot;&quot;&quot; &amp; [.B103] &amp; &quot;&quot;&quot;, &quot;&quot;&quot; &amp; [.$C$1] &amp; &quot;&quot;&quot;: &quot;&quot;&quot; &amp; [.C103] &amp; &quot;&quot;&quot;, &quot;&quot;&quot; &amp; [.$D$1] &amp; &quot;&quot;&quot;: &quot;&quot;&quot; &amp; [.D103] &amp; &quot;&quot;&quot;, &quot;&quot;&quot; &amp; [.$E$1] &amp; &quot;&quot;&quot;: &quot;&quot;&quot; &amp; [.E103] &amp; &quot;&quot;&quot;, &quot;&quot;&quot; &amp; [.$F$1] &amp; &quot;&quot;&quot;: &quot;&quot;&quot; &amp; [.F103] &amp; &quot;&quot;&quot;, &quot;&quot;&quot; &amp; [.$G$1] &amp; &quot;&quot;&quot;: &quot;&quot;&quot; &amp; [.G103] &amp; &quot;&quot;&quot;, &quot;&quot;&quot; &amp; [.$H$1] &amp; &quot;&quot;&quot;: &quot;&quot;&quot; &amp; [.H103] &amp;  &quot;&quot;&quot;},&quot;" office:value-type="string" office:string-value="{&quot;Number&quot;: &quot;38&quot;, &quot;Name&quot;: &quot;User Def Num 4&quot;, &quot;Type&quot;: &quot;Decimal&quot;, &quot;Length&quot;: &quot;15,6&quot;, &quot;Required&quot;: &quot;Optional&quot;, &quot;Allowed Values&quot;: &quot;'99999999.999999' | '999999999999999' (6 decimal places implied)&quot;, &quot;Default&quot;: &quot; &quot;, &quot;Comments&quot;: &quot;User defined number 4&quot;}," calcext:value-type="string">
            <text:p>{"Number": "38", "Name": "User Def Num 4", "Type": "Decimal", "Length": "15,6", "Required": "Optional", "Allowed Values": "'99999999.999999' | '999999999999999' (6 decimal places implied)", "Default": " ", "Comments": "User defined number 4"},</text:p>
          </table:table-cell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User Def Note 1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200" calcext:value-type="float">
            <text:p>20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Mixed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notes 1</text:p>
          </table:table-cell>
          <table:table-cell table:style-name="ce83"/>
          <table:table-cell table:formula="of:=&quot;'&quot; &amp; [.$B104] &amp; &quot;': '',&quot;" office:value-type="string" office:string-value="'User Def Note 1': ''," calcext:value-type="string">
            <text:p>'User Def Note 1': '',</text:p>
          </table:table-cell>
          <table:table-cell table:style-name="ce40" table:formula="of:=&quot;{&quot;&quot;&quot; &amp; [.$A$1] &amp; &quot;&quot;&quot;: &quot;&quot;&quot; &amp; [.A104] &amp; &quot;&quot;&quot;, &quot;&quot;&quot; &amp; [.$B$1] &amp; &quot;&quot;&quot;: &quot;&quot;&quot; &amp; [.B104] &amp; &quot;&quot;&quot;, &quot;&quot;&quot; &amp; [.$C$1] &amp; &quot;&quot;&quot;: &quot;&quot;&quot; &amp; [.C104] &amp; &quot;&quot;&quot;, &quot;&quot;&quot; &amp; [.$D$1] &amp; &quot;&quot;&quot;: &quot;&quot;&quot; &amp; [.D104] &amp; &quot;&quot;&quot;, &quot;&quot;&quot; &amp; [.$E$1] &amp; &quot;&quot;&quot;: &quot;&quot;&quot; &amp; [.E104] &amp; &quot;&quot;&quot;, &quot;&quot;&quot; &amp; [.$F$1] &amp; &quot;&quot;&quot;: &quot;&quot;&quot; &amp; [.F104] &amp; &quot;&quot;&quot;, &quot;&quot;&quot; &amp; [.$G$1] &amp; &quot;&quot;&quot;: &quot;&quot;&quot; &amp; [.G104] &amp; &quot;&quot;&quot;, &quot;&quot;&quot; &amp; [.$H$1] &amp; &quot;&quot;&quot;: &quot;&quot;&quot; &amp; [.H104] &amp;  &quot;&quot;&quot;},&quot;" office:value-type="string" office:string-value="{&quot;Number&quot;: &quot;39&quot;, &quot;Name&quot;: &quot;User Def Note 1&quot;, &quot;Type&quot;: &quot;String&quot;, &quot;Length&quot;: &quot;200&quot;, &quot;Required&quot;: &quot;Optional&quot;, &quot;Allowed Values&quot;: &quot;Mixed Case&quot;, &quot;Default&quot;: &quot; &quot;, &quot;Comments&quot;: &quot;User defined notes 1&quot;}," calcext:value-type="string">
            <text:p>{"Number": "39", "Name": "User Def Note 1", "Type": "String", "Length": "200", "Required": "Optional", "Allowed Values": "Mixed Case", "Default": " ", "Comments": "User defined notes 1"},</text:p>
          </table:table-cell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9" office:value-type="string" calcext:value-type="string">
            <text:p>User Def Note 2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200" calcext:value-type="float">
            <text:p>20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Mixed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User defined notes 2</text:p>
          </table:table-cell>
          <table:table-cell table:style-name="ce83"/>
          <table:table-cell table:formula="of:=&quot;'&quot; &amp; [.$B105] &amp; &quot;': '',&quot;" office:value-type="string" office:string-value="'User Def Note 2': ''," calcext:value-type="string">
            <text:p>'User Def Note 2': '',</text:p>
          </table:table-cell>
          <table:table-cell table:style-name="ce40" table:formula="of:=&quot;{&quot;&quot;&quot; &amp; [.$A$1] &amp; &quot;&quot;&quot;: &quot;&quot;&quot; &amp; [.A105] &amp; &quot;&quot;&quot;, &quot;&quot;&quot; &amp; [.$B$1] &amp; &quot;&quot;&quot;: &quot;&quot;&quot; &amp; [.B105] &amp; &quot;&quot;&quot;, &quot;&quot;&quot; &amp; [.$C$1] &amp; &quot;&quot;&quot;: &quot;&quot;&quot; &amp; [.C105] &amp; &quot;&quot;&quot;, &quot;&quot;&quot; &amp; [.$D$1] &amp; &quot;&quot;&quot;: &quot;&quot;&quot; &amp; [.D105] &amp; &quot;&quot;&quot;, &quot;&quot;&quot; &amp; [.$E$1] &amp; &quot;&quot;&quot;: &quot;&quot;&quot; &amp; [.E105] &amp; &quot;&quot;&quot;, &quot;&quot;&quot; &amp; [.$F$1] &amp; &quot;&quot;&quot;: &quot;&quot;&quot; &amp; [.F105] &amp; &quot;&quot;&quot;, &quot;&quot;&quot; &amp; [.$G$1] &amp; &quot;&quot;&quot;: &quot;&quot;&quot; &amp; [.G105] &amp; &quot;&quot;&quot;, &quot;&quot;&quot; &amp; [.$H$1] &amp; &quot;&quot;&quot;: &quot;&quot;&quot; &amp; [.H105] &amp;  &quot;&quot;&quot;},&quot;" office:value-type="string" office:string-value="{&quot;Number&quot;: &quot;40&quot;, &quot;Name&quot;: &quot;User Def Note 2&quot;, &quot;Type&quot;: &quot;String&quot;, &quot;Length&quot;: &quot;200&quot;, &quot;Required&quot;: &quot;Optional&quot;, &quot;Allowed Values&quot;: &quot;Mixed Case&quot;, &quot;Default&quot;: &quot; &quot;, &quot;Comments&quot;: &quot;User defined notes 2&quot;}," calcext:value-type="string">
            <text:p>{"Number": "40", "Name": "User Def Note 2", "Type": "String", "Length": "200", "Required": "Optional", "Allowed Values": "Mixed Case", "Default": " ", "Comments": "User defined notes 2"},</text:p>
          </table:table-cell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Time Zone Name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64" calcext:value-type="float">
            <text:p>64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Mixed Case</text:p>
          </table:table-cell>
          <table:table-cell table:style-name="ce76" office:value-type="string" calcext:value-type="string">
            <text:p> </text:p>
          </table:table-cell>
          <table:table-cell table:style-name="ce53" office:value-type="string" calcext:value-type="string">
            <text:p>Name of time zone - from v$timezone_names.tzname column</text:p>
          </table:table-cell>
          <table:table-cell table:style-name="ce84"/>
          <table:table-cell table:formula="of:=&quot;'&quot; &amp; [.$B106] &amp; &quot;': '',&quot;" office:value-type="string" office:string-value="'Time Zone Name': ''," calcext:value-type="string">
            <text:p>'Time Zone Name': '',</text:p>
          </table:table-cell>
          <table:table-cell table:style-name="ce40" table:formula="of:=&quot;{&quot;&quot;&quot; &amp; [.$A$1] &amp; &quot;&quot;&quot;: &quot;&quot;&quot; &amp; [.A106] &amp; &quot;&quot;&quot;, &quot;&quot;&quot; &amp; [.$B$1] &amp; &quot;&quot;&quot;: &quot;&quot;&quot; &amp; [.B106] &amp; &quot;&quot;&quot;, &quot;&quot;&quot; &amp; [.$C$1] &amp; &quot;&quot;&quot;: &quot;&quot;&quot; &amp; [.C106] &amp; &quot;&quot;&quot;, &quot;&quot;&quot; &amp; [.$D$1] &amp; &quot;&quot;&quot;: &quot;&quot;&quot; &amp; [.D106] &amp; &quot;&quot;&quot;, &quot;&quot;&quot; &amp; [.$E$1] &amp; &quot;&quot;&quot;: &quot;&quot;&quot; &amp; [.E106] &amp; &quot;&quot;&quot;, &quot;&quot;&quot; &amp; [.$F$1] &amp; &quot;&quot;&quot;: &quot;&quot;&quot; &amp; [.F106] &amp; &quot;&quot;&quot;, &quot;&quot;&quot; &amp; [.$G$1] &amp; &quot;&quot;&quot;: &quot;&quot;&quot; &amp; [.G106] &amp; &quot;&quot;&quot;, &quot;&quot;&quot; &amp; [.$H$1] &amp; &quot;&quot;&quot;: &quot;&quot;&quot; &amp; [.H106] &amp;  &quot;&quot;&quot;},&quot;" office:value-type="string" office:string-value="{&quot;Number&quot;: &quot;41&quot;, &quot;Name&quot;: &quot;Time Zone Name&quot;, &quot;Type&quot;: &quot;String&quot;, &quot;Length&quot;: &quot;64&quot;, &quot;Required&quot;: &quot;Optional&quot;, &quot;Allowed Values&quot;: &quot;Mixed Case&quot;, &quot;Default&quot;: &quot; &quot;, &quot;Comments&quot;: &quot;Name of time zone - from v$timezone_names.tzname column&quot;}," calcext:value-type="string">
            <text:p>{"Number": "41", "Name": "Time Zone Name", "Type": "String", "Length": "64", "Required": "Optional", "Allowed Values": "Mixed Case", "Default": " ", "Comments": "Name of time zone - from v$timezone_names.tzname column"},</text:p>
          </table:table-cell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9" office:value-type="string" calcext:value-type="string">
            <text:p>Spec Code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99" calcext:value-type="float">
            <text:p>99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3" office:value-type="string" calcext:value-type="string">
            <text:p>Specification code for value added services</text:p>
          </table:table-cell>
          <table:table-cell table:style-name="ce84"/>
          <table:table-cell table:formula="of:=&quot;'&quot; &amp; [.$B107] &amp; &quot;': '',&quot;" office:value-type="string" office:string-value="'Spec Code': ''," calcext:value-type="string">
            <text:p>'Spec Code': '',</text:p>
          </table:table-cell>
          <table:table-cell table:style-name="ce40" table:formula="of:=&quot;{&quot;&quot;&quot; &amp; [.$A$1] &amp; &quot;&quot;&quot;: &quot;&quot;&quot; &amp; [.A107] &amp; &quot;&quot;&quot;, &quot;&quot;&quot; &amp; [.$B$1] &amp; &quot;&quot;&quot;: &quot;&quot;&quot; &amp; [.B107] &amp; &quot;&quot;&quot;, &quot;&quot;&quot; &amp; [.$C$1] &amp; &quot;&quot;&quot;: &quot;&quot;&quot; &amp; [.C107] &amp; &quot;&quot;&quot;, &quot;&quot;&quot; &amp; [.$D$1] &amp; &quot;&quot;&quot;: &quot;&quot;&quot; &amp; [.D107] &amp; &quot;&quot;&quot;, &quot;&quot;&quot; &amp; [.$E$1] &amp; &quot;&quot;&quot;: &quot;&quot;&quot; &amp; [.E107] &amp; &quot;&quot;&quot;, &quot;&quot;&quot; &amp; [.$F$1] &amp; &quot;&quot;&quot;: &quot;&quot;&quot; &amp; [.F107] &amp; &quot;&quot;&quot;, &quot;&quot;&quot; &amp; [.$G$1] &amp; &quot;&quot;&quot;: &quot;&quot;&quot; &amp; [.G107] &amp; &quot;&quot;&quot;, &quot;&quot;&quot; &amp; [.$H$1] &amp; &quot;&quot;&quot;: &quot;&quot;&quot; &amp; [.H107] &amp;  &quot;&quot;&quot;},&quot;" office:value-type="string" office:string-value="{&quot;Number&quot;: &quot;42&quot;, &quot;Name&quot;: &quot;Spec Code&quot;, &quot;Type&quot;: &quot;String&quot;, &quot;Length&quot;: &quot;99&quot;, &quot;Required&quot;: &quot;Optional&quot;, &quot;Allowed Values&quot;: &quot;Upper Case&quot;, &quot;Default&quot;: &quot; &quot;, &quot;Comments&quot;: &quot;Specification code for value added services&quot;}," calcext:value-type="string">
            <text:p>{"Number": "42", "Name": "Spec Code", "Type": "String", "Length": "99", "Required": "Optional", "Allowed Values": "Upper Case", "Default": " ", "Comments": "Specification code for value added services"},</text:p>
          </table:table-cell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Client Group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10" calcext:value-type="float">
            <text:p>1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Client visibility group</text:p>
          </table:table-cell>
          <table:table-cell table:style-name="ce83"/>
          <table:table-cell table:formula="of:=&quot;'&quot; &amp; [.$B108] &amp; &quot;': '',&quot;" office:value-type="string" office:string-value="'Client Group': ''," calcext:value-type="string">
            <text:p>'Client Group': '',</text:p>
          </table:table-cell>
          <table:table-cell table:style-name="ce40" table:formula="of:=&quot;{&quot;&quot;&quot; &amp; [.$A$1] &amp; &quot;&quot;&quot;: &quot;&quot;&quot; &amp; [.A108] &amp; &quot;&quot;&quot;, &quot;&quot;&quot; &amp; [.$B$1] &amp; &quot;&quot;&quot;: &quot;&quot;&quot; &amp; [.B108] &amp; &quot;&quot;&quot;, &quot;&quot;&quot; &amp; [.$C$1] &amp; &quot;&quot;&quot;: &quot;&quot;&quot; &amp; [.C108] &amp; &quot;&quot;&quot;, &quot;&quot;&quot; &amp; [.$D$1] &amp; &quot;&quot;&quot;: &quot;&quot;&quot; &amp; [.D108] &amp; &quot;&quot;&quot;, &quot;&quot;&quot; &amp; [.$E$1] &amp; &quot;&quot;&quot;: &quot;&quot;&quot; &amp; [.E108] &amp; &quot;&quot;&quot;, &quot;&quot;&quot; &amp; [.$F$1] &amp; &quot;&quot;&quot;: &quot;&quot;&quot; &amp; [.F108] &amp; &quot;&quot;&quot;, &quot;&quot;&quot; &amp; [.$G$1] &amp; &quot;&quot;&quot;: &quot;&quot;&quot; &amp; [.G108] &amp; &quot;&quot;&quot;, &quot;&quot;&quot; &amp; [.$H$1] &amp; &quot;&quot;&quot;: &quot;&quot;&quot; &amp; [.H108] &amp;  &quot;&quot;&quot;},&quot;" office:value-type="string" office:string-value="{&quot;Number&quot;: &quot;43&quot;, &quot;Name&quot;: &quot;Client Group&quot;, &quot;Type&quot;: &quot;String&quot;, &quot;Length&quot;: &quot;10&quot;, &quot;Required&quot;: &quot;Optional&quot;, &quot;Allowed Values&quot;: &quot;Upper Case&quot;, &quot;Default&quot;: &quot; &quot;, &quot;Comments&quot;: &quot;Client visibility group&quot;}," calcext:value-type="string">
            <text:p>{"Number": "43", "Name": "Client Group", "Type": "String", "Length": "10", "Required": "Optional", "Allowed Values": "Upper Case", "Default": " ", "Comments": "Client visibility group"},</text:p>
          </table:table-cell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Tracking Level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8" calcext:value-type="float">
            <text:p>8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2" office:value-type="string" calcext:value-type="string">
            <text:p>Tracking level</text:p>
          </table:table-cell>
          <table:table-cell table:style-name="ce83"/>
          <table:table-cell table:formula="of:=&quot;'&quot; &amp; [.$B109] &amp; &quot;': '',&quot;" office:value-type="string" office:string-value="'Tracking Level': ''," calcext:value-type="string">
            <text:p>'Tracking Level': '',</text:p>
          </table:table-cell>
          <table:table-cell table:style-name="ce40" table:formula="of:=&quot;{&quot;&quot;&quot; &amp; [.$A$1] &amp; &quot;&quot;&quot;: &quot;&quot;&quot; &amp; [.A109] &amp; &quot;&quot;&quot;, &quot;&quot;&quot; &amp; [.$B$1] &amp; &quot;&quot;&quot;: &quot;&quot;&quot; &amp; [.B109] &amp; &quot;&quot;&quot;, &quot;&quot;&quot; &amp; [.$C$1] &amp; &quot;&quot;&quot;: &quot;&quot;&quot; &amp; [.C109] &amp; &quot;&quot;&quot;, &quot;&quot;&quot; &amp; [.$D$1] &amp; &quot;&quot;&quot;: &quot;&quot;&quot; &amp; [.D109] &amp; &quot;&quot;&quot;, &quot;&quot;&quot; &amp; [.$E$1] &amp; &quot;&quot;&quot;: &quot;&quot;&quot; &amp; [.E109] &amp; &quot;&quot;&quot;, &quot;&quot;&quot; &amp; [.$F$1] &amp; &quot;&quot;&quot;: &quot;&quot;&quot; &amp; [.F109] &amp; &quot;&quot;&quot;, &quot;&quot;&quot; &amp; [.$G$1] &amp; &quot;&quot;&quot;: &quot;&quot;&quot; &amp; [.G109] &amp; &quot;&quot;&quot;, &quot;&quot;&quot; &amp; [.$H$1] &amp; &quot;&quot;&quot;: &quot;&quot;&quot; &amp; [.H109] &amp;  &quot;&quot;&quot;},&quot;" office:value-type="string" office:string-value="{&quot;Number&quot;: &quot;44&quot;, &quot;Name&quot;: &quot;Tracking Level&quot;, &quot;Type&quot;: &quot;String&quot;, &quot;Length&quot;: &quot;8&quot;, &quot;Required&quot;: &quot;Optional&quot;, &quot;Allowed Values&quot;: &quot;Upper Case&quot;, &quot;Default&quot;: &quot; &quot;, &quot;Comments&quot;: &quot;Tracking level&quot;}," calcext:value-type="string">
            <text:p>{"Number": "44", "Name": "Tracking Level", "Type": "String", "Length": "8", "Required": "Optional", "Allowed Values": "Upper Case", "Default": " ", "Comments": "Tracking level"},</text:p>
          </table:table-cell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Host Pre Advice Id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20" calcext:value-type="float">
            <text:p>2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3" office:value-type="string" calcext:value-type="string">
            <text:p>Host pre-advice identifier originally downloaded into system</text:p>
          </table:table-cell>
          <table:table-cell table:style-name="ce84"/>
          <table:table-cell table:formula="of:=&quot;'&quot; &amp; [.$B110] &amp; &quot;': '',&quot;" office:value-type="string" office:string-value="'Host Pre Advice Id': ''," calcext:value-type="string">
            <text:p>'Host Pre Advice Id': '',</text:p>
          </table:table-cell>
          <table:table-cell table:style-name="ce40" table:formula="of:=&quot;{&quot;&quot;&quot; &amp; [.$A$1] &amp; &quot;&quot;&quot;: &quot;&quot;&quot; &amp; [.A110] &amp; &quot;&quot;&quot;, &quot;&quot;&quot; &amp; [.$B$1] &amp; &quot;&quot;&quot;: &quot;&quot;&quot; &amp; [.B110] &amp; &quot;&quot;&quot;, &quot;&quot;&quot; &amp; [.$C$1] &amp; &quot;&quot;&quot;: &quot;&quot;&quot; &amp; [.C110] &amp; &quot;&quot;&quot;, &quot;&quot;&quot; &amp; [.$D$1] &amp; &quot;&quot;&quot;: &quot;&quot;&quot; &amp; [.D110] &amp; &quot;&quot;&quot;, &quot;&quot;&quot; &amp; [.$E$1] &amp; &quot;&quot;&quot;: &quot;&quot;&quot; &amp; [.E110] &amp; &quot;&quot;&quot;, &quot;&quot;&quot; &amp; [.$F$1] &amp; &quot;&quot;&quot;: &quot;&quot;&quot; &amp; [.F110] &amp; &quot;&quot;&quot;, &quot;&quot;&quot; &amp; [.$G$1] &amp; &quot;&quot;&quot;: &quot;&quot;&quot; &amp; [.G110] &amp; &quot;&quot;&quot;, &quot;&quot;&quot; &amp; [.$H$1] &amp; &quot;&quot;&quot;: &quot;&quot;&quot; &amp; [.H110] &amp;  &quot;&quot;&quot;},&quot;" office:value-type="string" office:string-value="{&quot;Number&quot;: &quot;45&quot;, &quot;Name&quot;: &quot;Host Pre Advice Id&quot;, &quot;Type&quot;: &quot;String&quot;, &quot;Length&quot;: &quot;20&quot;, &quot;Required&quot;: &quot;Optional&quot;, &quot;Allowed Values&quot;: &quot;Upper Case&quot;, &quot;Default&quot;: &quot; &quot;, &quot;Comments&quot;: &quot;Host pre-advice identifier originally downloaded into system&quot;}," calcext:value-type="string">
            <text:p>{"Number": "45", "Name": "Host Pre Advice Id", "Type": "String", "Length": "20", "Required": "Optional", "Allowed Values": "Upper Case", "Default": " ", "Comments": "Host pre-advice identifier originally downloaded into system"},</text:p>
          </table:table-cell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office:value-type="string" calcext:value-type="string">
            <text:p>Host Line Id</text:p>
          </table:table-cell>
          <table:table-cell table:style-name="ce66" office:value-type="string" calcext:value-type="string">
            <text:p>String</text:p>
          </table:table-cell>
          <table:table-cell table:style-name="ce70" office:value-type="float" office:value="20" calcext:value-type="float">
            <text:p>20</text:p>
          </table:table-cell>
          <table:table-cell table:style-name="ce66" office:value-type="string" calcext:value-type="string">
            <text:p>Optional</text:p>
          </table:table-cell>
          <table:table-cell table:style-name="ce52" office:value-type="string" calcext:value-type="string">
            <text:p>Upper Case</text:p>
          </table:table-cell>
          <table:table-cell table:style-name="ce76" office:value-type="string" calcext:value-type="string">
            <text:p> </text:p>
          </table:table-cell>
          <table:table-cell table:style-name="ce53" office:value-type="string" calcext:value-type="string">
            <text:p>Host line identifier originally downloaded into system</text:p>
          </table:table-cell>
          <table:table-cell table:style-name="ce84"/>
          <table:table-cell table:formula="of:=&quot;'&quot; &amp; [.$B111] &amp; &quot;': '',&quot;" office:value-type="string" office:string-value="'Host Line Id': ''," calcext:value-type="string">
            <text:p>'Host Line Id': '',</text:p>
          </table:table-cell>
          <table:table-cell table:style-name="ce40" table:formula="of:=&quot;{&quot;&quot;&quot; &amp; [.$A$1] &amp; &quot;&quot;&quot;: &quot;&quot;&quot; &amp; [.A111] &amp; &quot;&quot;&quot;, &quot;&quot;&quot; &amp; [.$B$1] &amp; &quot;&quot;&quot;: &quot;&quot;&quot; &amp; [.B111] &amp; &quot;&quot;&quot;, &quot;&quot;&quot; &amp; [.$C$1] &amp; &quot;&quot;&quot;: &quot;&quot;&quot; &amp; [.C111] &amp; &quot;&quot;&quot;, &quot;&quot;&quot; &amp; [.$D$1] &amp; &quot;&quot;&quot;: &quot;&quot;&quot; &amp; [.D111] &amp; &quot;&quot;&quot;, &quot;&quot;&quot; &amp; [.$E$1] &amp; &quot;&quot;&quot;: &quot;&quot;&quot; &amp; [.E111] &amp; &quot;&quot;&quot;, &quot;&quot;&quot; &amp; [.$F$1] &amp; &quot;&quot;&quot;: &quot;&quot;&quot; &amp; [.F111] &amp; &quot;&quot;&quot;, &quot;&quot;&quot; &amp; [.$G$1] &amp; &quot;&quot;&quot;: &quot;&quot;&quot; &amp; [.G111] &amp; &quot;&quot;&quot;, &quot;&quot;&quot; &amp; [.$H$1] &amp; &quot;&quot;&quot;: &quot;&quot;&quot; &amp; [.H111] &amp;  &quot;&quot;&quot;},&quot;" office:value-type="string" office:string-value="{&quot;Number&quot;: &quot;46&quot;, &quot;Name&quot;: &quot;Host Line Id&quot;, &quot;Type&quot;: &quot;String&quot;, &quot;Length&quot;: &quot;20&quot;, &quot;Required&quot;: &quot;Optional&quot;, &quot;Allowed Values&quot;: &quot;Upper Case&quot;, &quot;Default&quot;: &quot; &quot;, &quot;Comments&quot;: &quot;Host line identifier originally downloaded into system&quot;}," calcext:value-type="string">
            <text:p>{"Number": "46", "Name": "Host Line Id", "Type": "String", "Length": "20", "Required": "Optional", "Allowed Values": "Upper Case", "Default": " ", "Comments": "Host line identifier originally downloaded into system"},</text:p>
          </table:table-cell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Qty Due Tolerance</text:p>
          </table:table-cell>
          <table:table-cell table:style-name="ce66" office:value-type="string" calcext:value-type="string">
            <text:p>Decimal</text:p>
          </table:table-cell>
          <table:table-cell table:style-name="ce70" office:value-type="float" office:value="6.2" calcext:value-type="float">
            <text:p>6,2</text:p>
          </table:table-cell>
          <table:table-cell table:style-name="ce66" office:value-type="string" calcext:value-type="string">
            <text:p>Optional</text:p>
          </table:table-cell>
          <table:table-cell table:style-name="ce53" office:value-type="string" calcext:value-type="string">
            <text:p>'999.99' | '999999' (2 decimal places implied)</text:p>
          </table:table-cell>
          <table:table-cell table:style-name="ce79" office:value-type="string" calcext:value-type="string">
            <text:p> </text:p>
          </table:table-cell>
          <table:table-cell table:style-name="ce53" office:value-type="string" calcext:value-type="string">
            <text:p>The % tolerance by which a pre-advice may be over-received.</text:p>
          </table:table-cell>
          <table:table-cell table:style-name="ce84"/>
          <table:table-cell table:formula="of:=&quot;'&quot; &amp; [.$B112] &amp; &quot;': '',&quot;" office:value-type="string" office:string-value="'Qty Due Tolerance': ''," calcext:value-type="string">
            <text:p>'Qty Due Tolerance': '',</text:p>
          </table:table-cell>
          <table:table-cell table:style-name="ce40" table:formula="of:=&quot;{&quot;&quot;&quot; &amp; [.$A$1] &amp; &quot;&quot;&quot;: &quot;&quot;&quot; &amp; [.A112] &amp; &quot;&quot;&quot;, &quot;&quot;&quot; &amp; [.$B$1] &amp; &quot;&quot;&quot;: &quot;&quot;&quot; &amp; [.B112] &amp; &quot;&quot;&quot;, &quot;&quot;&quot; &amp; [.$C$1] &amp; &quot;&quot;&quot;: &quot;&quot;&quot; &amp; [.C112] &amp; &quot;&quot;&quot;, &quot;&quot;&quot; &amp; [.$D$1] &amp; &quot;&quot;&quot;: &quot;&quot;&quot; &amp; [.D112] &amp; &quot;&quot;&quot;, &quot;&quot;&quot; &amp; [.$E$1] &amp; &quot;&quot;&quot;: &quot;&quot;&quot; &amp; [.E112] &amp; &quot;&quot;&quot;, &quot;&quot;&quot; &amp; [.$F$1] &amp; &quot;&quot;&quot;: &quot;&quot;&quot; &amp; [.F112] &amp; &quot;&quot;&quot;, &quot;&quot;&quot; &amp; [.$G$1] &amp; &quot;&quot;&quot;: &quot;&quot;&quot; &amp; [.G112] &amp; &quot;&quot;&quot;, &quot;&quot;&quot; &amp; [.$H$1] &amp; &quot;&quot;&quot;: &quot;&quot;&quot; &amp; [.H112] &amp;  &quot;&quot;&quot;},&quot;" office:value-type="string" office:string-value="{&quot;Number&quot;: &quot;47&quot;, &quot;Name&quot;: &quot;Qty Due Tolerance&quot;, &quot;Type&quot;: &quot;Decimal&quot;, &quot;Length&quot;: &quot;6,2&quot;, &quot;Required&quot;: &quot;Optional&quot;, &quot;Allowed Values&quot;: &quot;'999.99' | '999999' (2 decimal places implied)&quot;, &quot;Default&quot;: &quot; &quot;, &quot;Comments&quot;: &quot;The % tolerance by which a pre-advice may be over-received.&quot;}," calcext:value-type="string">
            <text:p>{"Number": "47", "Name": "Qty Due Tolerance", "Type": "Decimal", "Length": "6,2", "Required": "Optional", "Allowed Values": "'999.99' | '999999' (2 decimal places implied)", "Default": " ", "Comments": "The % tolerance by which a pre-advice may be over-received."},</text:p>
          </table:table-cell>
        </table:table-row>
        <table:table-row table:style-name="ro6">
          <table:table-cell table:number-columns-repeated="4"/>
          <table:table-cell table:style-name="ce68"/>
          <table:table-cell/>
          <table:table-cell table:style-name="ce68"/>
          <table:table-cell table:number-columns-repeated="4"/>
        </table:table-row>
        <table:table-row table:style-name="ro6" table:number-rows-repeated="1048462">
          <table:table-cell table:number-columns-repeated="11"/>
        </table:table-row>
        <table:table-row table:style-name="ro6">
          <table:table-cell table:number-columns-repeated="11"/>
        </table:table-row>
      </table:table>
      <table:named-expressions/>
      <table:database-ranges>
        <table:database-range table:name="__Anonymous_Sheet_DB__0" table:target-range-address="sku.A1:sku.K127" table:display-filter-buttons="true" table:orientation="column">
          <table:filter>
            <table:filter-or>
              <table:filter-condition table:field-number="2" table:value="String" table:operator="="/>
            </table:filter-or>
          </table:filter>
        </table:database-range>
        <table:database-range table:name="__Anonymous_Sheet_DB__1" table:target-range-address="deliver.A1:deliver.K242" table:display-filter-buttons="true" table:orientation="column"/>
        <table:database-range table:name="__Anonymous_Sheet_DB__2" table:target-range-address="pre_advice.A1:pre_advice.K11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8">00/00/0000</text:date>, <text:time style:data-style-name="N2" text:time-value="0000-00-00T00:00:01.791078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 </meta:initial-creator>
    <meta:creation-date>2013-10-24T17:02:02</meta:creation-date>
    <dc:date>2013-12-28T14:34:52.637712471</dc:date>
    <dc:creator>dav </dc:creator>
    <meta:editing-duration>PT10H16M8S</meta:editing-duration>
    <meta:editing-cycles>47</meta:editing-cycles>
    <meta:generator>LibreOffice/4.1.3.2$Linux_X86_64 LibreOffice_project/410m0$Build-2</meta:generator>
    <meta:document-statistic meta:table-count="3" meta:cell-count="4629" meta:object-count="0"/>
  </office:meta>
</office:document-meta>
</file>